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5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3.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105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5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 style:data-style-name="N105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 style:data-style-name="N105">
      <style:table-cell-properties fo:border="none"/>
    </style:style>
    <style:style style:name="ce23" style:family="table-cell" style:parent-style-name="Default" style:data-style-name="N105">
      <style:table-cell-properties fo:border-bottom="0.06pt solid #000000" fo:border-left="0.06pt solid #000000" fo:border-right="0.06pt solid #000000" fo:border-top="none"/>
    </style:style>
    <style:style style:name="ce24" style:family="table-cell" style:parent-style-name="Default">
      <style:table-cell-properties fo:border-bottom="0.06pt solid #000000" fo:border-left="0.06pt solid #000000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105">
      <style:table-cell-properties fo:border-bottom="none" fo:border-left="0.06pt solid #000000" fo:border-right="none" fo:border-top="none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order-left="none" fo:border-right="none" fo:border-top="0.06pt solid #000000"/>
    </style:style>
    <style:style style:name="ce33" style:family="table-cell" style:parent-style-name="Default">
      <style:table-cell-properties fo:border-bottom="0.06pt solid #000000" fo:border-left="none" fo:border-right="none" fo:border-top="none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7" style:family="table-cell" style:parent-style-name="Default" style:data-style-name="N105">
      <style:table-cell-properties fo:border-bottom="none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</style:style>
    <style:style style:name="ce39" style:family="table-cell" style:parent-style-name="Default" style:data-style-name="N100"/>
    <style:style style:name="ce40" style:family="table-cell" style:parent-style-name="Default" style:data-style-name="N2">
      <style:table-cell-properties fo:border="none"/>
    </style:style>
    <style:style style:name="ce41" style:family="table-cell" style:parent-style-name="Default">
      <style:table-cell-properties fo:border-bottom="none" fo:border-left="0.06pt solid #000000" fo:border-right="none" fo:border-top="none"/>
    </style:style>
    <style:style style:name="ce42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43" style:family="table-cell" style:parent-style-name="Default" style:data-style-name="N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 style:data-style-name="N2">
      <style:text-properties fo:font-weight="bold" style:font-weight-asian="bold" style:font-weight-complex="bold"/>
    </style:style>
    <style:style style:name="ce46" style:family="table-cell" style:parent-style-name="Default" style:data-style-name="N2">
      <style:table-cell-properties fo:border="none"/>
      <style:text-properties fo:font-weight="bold" style:font-weight-asian="bold" style:font-weight-complex="bold"/>
    </style:style>
    <style:style style:name="ce47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order-left="none" fo:border-right="0.06pt solid #000000" fo:border-top="none"/>
    </style:style>
    <style:style style:name="ce51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normal success rate" table:style-name="ta1">
        <table:shapes>
          <draw:frame draw:z-index="0" draw:style-name="gr1" svg:width="15.999cm" svg:height="8.999cm" svg:x="36.995cm" svg:y="44.008cm">
            <draw:object draw:notify-on-update-of-ranges="'normal success rate'.F101:'normal success rate'.F122 'normal success rate'.G100:'normal success rate'.G100 'normal success rate'.G101:'normal success rate'.G122 'normal success rate'.H100:'normal success rate'.H100 'normal success rate'.H101:'normal success rate'.H122 'normal success rate'.I100:'normal success rate'.I100 'normal success rate'.I101:'normal success rate'.I1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7cm" svg:height="9.48cm" svg:x="63.329cm" svg:y="15.036cm">
            <draw:object draw:notify-on-update-of-ranges="'normal success rate'.V38:'normal success rate'.V59 'normal success rate'.W37:'normal success rate'.W37 'normal success rate'.W38:'normal success rate'.W59 'normal success rate'.X37:'normal success rate'.X37 'normal success rate'.X38:'normal success rate'.X59 'normal success rate'.Y37:'normal success rate'.Y37 'normal success rate'.Y38:'normal success rate'.Y59 'normal success rate'.Z37:'normal success rate'.Z37 'normal success rate'.Z38:'normal success rate'.Z59 'normal success rate'.AA37:'normal success rate'.AA37 'normal success rate'.AA38:'normal success rate'.AA59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svg:width="15.999cm" svg:height="8.999cm" svg:x="57.949cm" svg:y="29.756cm">
            <draw:object draw:notify-on-update-of-ranges="'normal success rate'.G70:'normal success rate'.G91 'normal success rate'.H69:'normal success rate'.H69 'normal success rate'.H70:'normal success rate'.H91 'normal success rate'.I69:'normal success rate'.I69 'normal success rate'.I70:'normal success rate'.I91 'normal success rate'.J69:'normal success rate'.J69 'normal success rate'.J70:'normal success rate'.J91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svg:width="17.657cm" svg:height="11.75cm" svg:x="21.565cm" svg:y="42.949cm">
            <draw:object draw:notify-on-update-of-ranges="'normal success rate'.F101:'normal success rate'.F122 'normal success rate'.G100:'normal success rate'.G100 'normal success rate'.G101:'normal success rate'.G122 'normal success rate'.H100:'normal success rate'.H100 'normal success rate'.H101:'normal success rate'.H122 'normal success rate'.I100:'normal success rate'.I100 'normal success rate'.I101:'normal success rate'.I12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4" draw:style-name="gr1" svg:width="16.007cm" svg:height="8.995cm" svg:x="36.327cm" svg:y="28.764cm">
            <draw:object draw:notify-on-update-of-ranges="'normal success rate'.R70:'normal success rate'.R91 'normal success rate'.S69:'normal success rate'.S69 'normal success rate'.S70:'normal success rate'.S91 'normal success rate'.T69:'normal success rate'.T69 'normal success rate'.T70:'normal success rate'.T91 'normal success rate'.U69:'normal success rate'.U69 'normal success rate'.U70:'normal success rate'.U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5" draw:style-name="gr1" svg:width="15.999cm" svg:height="8.999cm" svg:x="99.771cm" svg:y="24.999cm">
            <draw:object draw:notify-on-update-of-ranges="'normal success rate'.AS36:'normal success rate'.AS57 'normal success rate'.AT35:'normal success rate'.AT35 'normal success rate'.AT36:'normal success rate'.AT57 'normal success rate'.AU35:'normal success rate'.AU35 'normal success rate'.AU36:'normal success rate'.AU57 'normal success rate'.AV35:'normal success rate'.AV35 'normal success rate'.AV36:'normal success rate'.AV57 'normal success rate'.AW35:'normal success rate'.AW35 'normal success rate'.AW36:'normal success rate'.AW57 'normal success rate'.AX35:'normal success rate'.AX35 'normal success rate'.AX36:'normal success rate'.AX57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number-columns-repeated="50" table:default-cell-style-name="Default"/>
        <table:table-row table:style-name="ro1"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ydock1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76136363636" calcext:value-type="float">
            <text:p>0,1761363636</text:p>
          </table:table-cell>
          <table:table-cell office:value-type="float" office:value="0.409090909091" calcext:value-type="float">
            <text:p>0,409090909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zdock3</text:p>
          </table:table-cell>
          <table:table-cell office:value-type="float" office:value="0.125" calcext:value-type="float">
            <text:p>0,1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71590909091" calcext:value-type="float">
            <text:p>0,471590909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dock</text:p>
          </table:table-cell>
          <table:table-cell office:value-type="float" office:value="0.125" calcext:value-type="float">
            <text:p>0,1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77272727273" calcext:value-type="float">
            <text:p>0,4772727273</text:p>
          </table:table-cell>
          <table:table-cell table:number-columns-repeated="46"/>
        </table:table-row>
        <table:table-row table:style-name="ro2" table:number-rows-repeated="2">
          <table:table-cell table:number-columns-repeated="50"/>
        </table:table-row>
        <table:table-row table:style-name="ro3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Strong</text:p>
          </table:table-cell>
          <table:table-cell office:value-type="string" calcext:value-type="string">
            <text:p>Medium </text:p>
          </table:table-cell>
          <table:table-cell office:value-type="string" calcext:value-type="string">
            <text:p>Weak</text:p>
          </table:table-cell>
          <table:table-cell table:number-columns-repeated="2"/>
          <table:table-cell office:value-type="string" calcext:value-type="string">
            <text:p>dH(-)</text:p>
          </table:table-cell>
          <table:table-cell office:value-type="string" calcext:value-type="string">
            <text:p>dS(-)</text:p>
          </table:table-cell>
          <table:table-cell office:value-type="string" calcext:value-type="string">
            <text:p>dS(+)</text:p>
          </table:table-cell>
          <table:table-cell office:value-type="string" calcext:value-type="string">
            <text:p>Koff(low)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CP_RMFCA</text:p>
          </table:table-cell>
          <table:table-cell office:value-type="float" office:value="0.25" calcext:value-type="float">
            <text:p>0,25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0769230769231" calcext:value-type="float">
            <text:p>0,0769230769</text:p>
          </table:table-cell>
          <table:table-cell/>
          <table:table-cell office:value-type="string" calcext:value-type="string">
            <text:p>CP_RMFCA</text:p>
          </table:table-cell>
          <table:table-cell office:value-type="float" office:value="0.25" calcext:value-type="float">
            <text:p>0,25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P_RMF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25" calcext:value-type="float">
            <text:p>0,25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CP_TB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115384615385" calcext:value-type="float">
            <text:p>0,1153846154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25" calcext:value-type="float">
            <text:p>0,25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5" calcext:value-type="float">
            <text:p>0,25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pydock1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0384615384615" calcext:value-type="float">
            <text:p>0,0384615385</text:p>
          </table:table-cell>
          <table:table-cell/>
          <table:table-cell office:value-type="string" calcext:value-type="string">
            <text:p>pydock1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pydock1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125" calcext:value-type="float">
            <text:p>0,125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3125" calcext:value-type="float">
            <text:p>0,3125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115384615385" calcext:value-type="float">
            <text:p>0,1153846154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263157894737" calcext:value-type="float">
            <text:p>0,2631578947</text:p>
          </table:table-cell>
          <table:table-cell office:value-type="float" office:value="0.25" calcext:value-type="float">
            <text:p>0,25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5" calcext:value-type="float">
            <text:p>0,25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CP_DECK</text:p>
          </table:table-cell>
          <table:table-cell office:value-type="float" office:value="0.375" calcext:value-type="float">
            <text:p>0,375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DECK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P_DECK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125" calcext:value-type="float">
            <text:p>0,125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5625" calcext:value-type="float">
            <text:p>0,5625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0769230769231" calcext:value-type="float">
            <text:p>0,0769230769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.125" calcext:value-type="float">
            <text:p>0,125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25" calcext:value-type="float">
            <text:p>0,25</text:p>
          </table:table-cell>
          <table:table-cell table:number-columns-repeated="34"/>
        </table:table-row>
        <table:table-row table:style-name="ro2">
          <table:table-cell table:number-columns-repeated="50"/>
        </table:table-row>
        <table:table-row table:style-name="ro3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Str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  <table:table-cell table:number-columns-repeated="2"/>
          <table:table-cell office:value-type="string" calcext:value-type="string">
            <text:p>dH(-)</text:p>
          </table:table-cell>
          <table:table-cell office:value-type="string" calcext:value-type="string">
            <text:p>dS(-)</text:p>
          </table:table-cell>
          <table:table-cell office:value-type="string" calcext:value-type="string">
            <text:p>dS(+)</text:p>
          </table:table-cell>
          <table:table-cell office:value-type="string" calcext:value-type="string">
            <text:p>Koff(low)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25" calcext:value-type="float">
            <text:p>0,25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269230769231" calcext:value-type="float">
            <text:p>0,2692307692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263157894737" calcext:value-type="float">
            <text:p>0,2631578947</text:p>
          </table:table-cell>
          <table:table-cell office:value-type="float" office:value="0.25" calcext:value-type="float">
            <text:p>0,25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3125" calcext:value-type="float">
            <text:p>0,3125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zdock3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115384615385" calcext:value-type="float">
            <text:p>0,1153846154</text:p>
          </table:table-cell>
          <table:table-cell/>
          <table:table-cell office:value-type="string" calcext:value-type="string">
            <text:p>zdock3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zdock3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" calcext:value-type="float">
            <text:p>0,5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153846153846" calcext:value-type="float">
            <text:p>0,1538461538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125" calcext:value-type="float">
            <text:p>0,125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375" calcext:value-type="float">
            <text:p>0,375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P_T1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153846153846" calcext:value-type="float">
            <text:p>0,1538461538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AP_T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4375" calcext:value-type="float">
            <text:p>0,4375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230769230769" calcext:value-type="float">
            <text:p>0,2307692308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125" calcext:value-type="float">
            <text:p>0,125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375" calcext:value-type="float">
            <text:p>0,375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35593220339" calcext:value-type="float">
            <text:p>0,3559322034</text:p>
          </table:table-cell>
          <table:table-cell office:value-type="float" office:value="0.384615384615" calcext:value-type="float">
            <text:p>0,3846153846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535714285714" calcext:value-type="float">
            <text:p>0,5357142857</text:p>
          </table:table-cell>
          <table:table-cell office:value-type="float" office:value="0.317073170732" calcext:value-type="float">
            <text:p>0,3170731707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125" calcext:value-type="float">
            <text:p>0,125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625" calcext:value-type="float">
            <text:p>0,625</text:p>
          </table:table-cell>
          <table:table-cell table:number-columns-repeated="34"/>
        </table:table-row>
        <table:table-row table:style-name="ro2">
          <table:table-cell table:number-columns-repeated="50"/>
        </table:table-row>
        <table:table-row table:style-name="ro3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str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  <table:table-cell table:number-columns-repeated="2"/>
          <table:table-cell office:value-type="string" calcext:value-type="string">
            <text:p>dH(-)</text:p>
          </table:table-cell>
          <table:table-cell office:value-type="string" calcext:value-type="string">
            <text:p>dS(-)</text:p>
          </table:table-cell>
          <table:table-cell office:value-type="string" calcext:value-type="string">
            <text:p>dS(+)</text:p>
          </table:table-cell>
          <table:table-cell office:value-type="string" calcext:value-type="string">
            <text:p>Koff(low)</text:p>
          </table:table-cell>
          <table:table-cell table:number-columns-repeated="34"/>
        </table:table-row>
        <table:table-row table:style-name="ro3">
          <table:table-cell office:value-type="string" calcext:value-type="string">
            <text:p>CP_Qp</text:p>
          </table:table-cell>
          <table:table-cell office:value-type="float" office:value="0.375" calcext:value-type="float">
            <text:p>0,375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153846153846" calcext:value-type="float">
            <text:p>0,1538461538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315789473684" calcext:value-type="float">
            <text:p>0,3157894737</text:p>
          </table:table-cell>
          <table:table-cell office:value-type="float" office:value="0.25" calcext:value-type="float">
            <text:p>0,25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4375" calcext:value-type="float">
            <text:p>0,4375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SDOCK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DOCK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SDOCK</text:p>
          </table:table-cell>
          <table:table-cell office:value-type="float" office:value="0.263157894737" calcext:value-type="float">
            <text:p>0,2631578947</text:p>
          </table:table-cell>
          <table:table-cell office:value-type="float" office:value="0.125" calcext:value-type="float">
            <text:p>0,125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4375" calcext:value-type="float">
            <text:p>0,4375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115384615385" calcext:value-type="float">
            <text:p>0,1153846154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315789473684" calcext:value-type="float">
            <text:p>0,3157894737</text:p>
          </table:table-cell>
          <table:table-cell office:value-type="float" office:value="0.125" calcext:value-type="float">
            <text:p>0,125</text:p>
          </table:table-cell>
          <table:table-cell office:value-type="float" office:value="0.571428571429" calcext:value-type="float">
            <text:p>0,5714285714</text:p>
          </table:table-cell>
          <table:table-cell office:value-type="float" office:value="0.375" calcext:value-type="float">
            <text:p>0,375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115384615385" calcext:value-type="float">
            <text:p>0,1153846154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368421052632" calcext:value-type="float">
            <text:p>0,3684210526</text:p>
          </table:table-cell>
          <table:table-cell office:value-type="float" office:value="0.375" calcext:value-type="float">
            <text:p>0,375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375" calcext:value-type="float">
            <text:p>0,375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AP_T1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192307692308" calcext:value-type="float">
            <text:p>0,1923076923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125" calcext:value-type="float">
            <text:p>0,125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375" calcext:value-type="float">
            <text:p>0,375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AP_T2</text:p>
          </table:table-cell>
          <table:table-cell office:value-type="float" office:value="0.5" calcext:value-type="float">
            <text:p>0,5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0384615384615" calcext:value-type="float">
            <text:p>0,0384615385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125" calcext:value-type="float">
            <text:p>0,125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3125" calcext:value-type="float">
            <text:p>0,3125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AP_PISA</text:p>
          </table:table-cell>
          <table:table-cell office:value-type="float" office:value="0.583333333333" calcext:value-type="float">
            <text:p>0,5833333333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269230769231" calcext:value-type="float">
            <text:p>0,2692307692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535714285714" calcext:value-type="float">
            <text:p>0,5357142857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263157894737" calcext:value-type="float">
            <text:p>0,2631578947</text:p>
          </table:table-cell>
          <table:table-cell office:value-type="float" office:value="0.125" calcext:value-type="float">
            <text:p>0,125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5625" calcext:value-type="float">
            <text:p>0,5625</text:p>
          </table:table-cell>
          <table:table-cell table:number-columns-repeated="34"/>
        </table:table-row>
        <table:table-row table:style-name="ro4" table:number-rows-repeated="4">
          <table:table-cell table:number-columns-repeated="50"/>
        </table:table-row>
        <table:table-row table:style-name="ro4">
          <table:table-cell table:number-columns-repeated="38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</table:table-row>
        <table:table-row table:style-name="ro4">
          <table:table-cell table:number-columns-repeated="7"/>
          <table:table-cell table:style-name="ce1" office:value-type="string" calcext:value-type="string" table:number-columns-spanned="6" table:number-rows-spanned="1">
            <text:p>FTDOCK</text:p>
          </table:table-cell>
          <table:covered-table-cell table:number-columns-repeated="5"/>
          <table:table-cell/>
          <table:table-cell table:style-name="ce1" table:number-columns-spanned="6" table:number-rows-spanned="1"/>
          <table:covered-table-cell table:number-columns-repeated="5"/>
          <table:table-cell table:number-columns-repeated="16"/>
          <table:table-cell table:number-columns-repeated="2" office:value-type="string" calcext:value-type="string">
            <text:p>CP_HLPL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HLPL</text:p>
          </table:table-cell>
          <table:table-cell table:formula="of:=[.AM36]*100" office:value-type="float" office:value="33.3333333333" calcext:value-type="float">
            <text:p>33,3333333333</text:p>
          </table:table-cell>
          <table:table-cell table:formula="of:=[.AN36]*100" office:value-type="float" office:value="17.8571428571" calcext:value-type="float">
            <text:p>17,8571428571</text:p>
          </table:table-cell>
          <table:table-cell table:formula="of:=[.AO36]*100" office:value-type="float" office:value="11.8644067797" calcext:value-type="float">
            <text:p>11,8644067797</text:p>
          </table:table-cell>
          <table:table-cell table:formula="of:=[.AP36]*100" office:value-type="float" office:value="11.5384615385" calcext:value-type="float">
            <text:p>11,5384615385</text:p>
          </table:table-cell>
          <table:table-cell table:formula="of:=[.AQ36]*100" office:value-type="float" office:value="9.09090909091" calcext:value-type="float">
            <text:p>9,0909090909</text:p>
          </table:table-cell>
        </table:table-row>
        <table:table-row table:style-name="ro4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/>
          <table:table-cell table:style-name="ce4"/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f3</text:p>
          </table:table-cell>
          <table:table-cell table:style-name="ce4" office:value-type="string" calcext:value-type="string">
            <text:p>f4</text:p>
          </table:table-cell>
          <table:table-cell table:style-name="ce4"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9"/>
          <table:table-cell table:number-columns-repeated="2" office:value-type="string" calcext:value-type="string">
            <text:p>CP_RMFCA</text:p>
          </table:table-cell>
          <table:table-cell office:value-type="float" office:value="0.25" calcext:value-type="float">
            <text:p>0,25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RMFCA</text:p>
          </table:table-cell>
          <table:table-cell table:formula="of:=[.AM37]*100" office:value-type="float" office:value="25" calcext:value-type="float">
            <text:p>25</text:p>
          </table:table-cell>
          <table:table-cell table:formula="of:=[.AN37]*100" office:value-type="float" office:value="19.6428571429" calcext:value-type="float">
            <text:p>19,6428571429</text:p>
          </table:table-cell>
          <table:table-cell table:formula="of:=[.AO37]*100" office:value-type="float" office:value="18.6440677966" calcext:value-type="float">
            <text:p>18,6440677966</text:p>
          </table:table-cell>
          <table:table-cell table:formula="of:=[.AP37]*100" office:value-type="float" office:value="7.69230769231" calcext:value-type="float">
            <text:p>7,6923076923</text:p>
          </table:table-cell>
          <table:table-cell table:formula="of:=[.AQ37]*100" office:value-type="float" office:value="9.09090909091" calcext:value-type="float">
            <text:p>9,0909090909</text:p>
          </table:table-cell>
        </table:table-row>
        <table:table-row table:style-name="ro4">
          <table:table-cell office:value-type="string" calcext:value-type="string">
            <text:p>CP_HLPL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table:style-name="ce5" office:value-type="string" calcext:value-type="string">
            <text:p>CP_HLPL</text:p>
          </table:table-cell>
          <table:table-cell table:style-name="ce8" table:formula="of:=[.B38]*100" office:value-type="float" office:value="33.3333333333" calcext:value-type="float">
            <text:p>33,33</text:p>
          </table:table-cell>
          <table:table-cell table:style-name="ce8" table:formula="of:=[.C38]*100" office:value-type="float" office:value="17.8571428571" calcext:value-type="float">
            <text:p>17,86</text:p>
          </table:table-cell>
          <table:table-cell table:style-name="ce8" table:formula="of:=[.D38]*100" office:value-type="float" office:value="11.8644067797" calcext:value-type="float">
            <text:p>11,86</text:p>
          </table:table-cell>
          <table:table-cell table:style-name="ce8" table:formula="of:=[.E38]*100" office:value-type="float" office:value="11.5384615385" calcext:value-type="float">
            <text:p>11,54</text:p>
          </table:table-cell>
          <table:table-cell table:style-name="ce9" table:formula="of:=[.F38]*100" office:value-type="float" office:value="9.09090909091" calcext:value-type="float">
            <text:p>9,09</text:p>
          </table:table-cell>
          <table:table-cell/>
          <table:table-cell office:value-type="string" calcext:value-type="string">
            <text:p>CP_DECK</text:p>
          </table:table-cell>
          <table:table-cell office:value-type="float" office:value="0.375" calcext:value-type="float">
            <text:p>0,375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86440677966" calcext:value-type="float">
            <text:p>0,1864406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DECK</text:p>
          </table:table-cell>
          <table:table-cell table:style-name="ce3" table:formula="of:=[.P38]*100" office:value-type="float" office:value="37.5" calcext:value-type="float">
            <text:p>37,50</text:p>
          </table:table-cell>
          <table:table-cell table:style-name="ce3" table:formula="of:=[.Q38]*100" office:value-type="float" office:value="21.4285714286" calcext:value-type="float">
            <text:p>21,43</text:p>
          </table:table-cell>
          <table:table-cell table:style-name="ce3" table:formula="of:=[.R38]*100" office:value-type="float" office:value="18.6440677966" calcext:value-type="float">
            <text:p>18,64</text:p>
          </table:table-cell>
          <table:table-cell table:style-name="ce3" table:formula="of:=[.S38]*100" office:value-type="float" office:value="0" calcext:value-type="float">
            <text:p>0,00</text:p>
          </table:table-cell>
          <table:table-cell table:style-name="ce3" table:formula="of:=[.T38]*100" office:value-type="float" office:value="0" calcext:value-type="float">
            <text:p>0,00</text:p>
          </table:table-cell>
          <table:table-cell table:number-columns-repeated="9"/>
          <table:table-cell table:number-columns-repeated="2" office:value-type="string" calcext:value-type="string">
            <text:p>CP_TB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181818181818" calcext:value-type="float">
            <text:p>0,1818181818</text:p>
          </table:table-cell>
          <table:table-cell/>
          <table:table-cell office:value-type="string" calcext:value-type="string">
            <text:p>CP_TB</text:p>
          </table:table-cell>
          <table:table-cell table:formula="of:=[.AM38]*100" office:value-type="float" office:value="33.3333333333" calcext:value-type="float">
            <text:p>33,3333333333</text:p>
          </table:table-cell>
          <table:table-cell table:formula="of:=[.AN38]*100" office:value-type="float" office:value="21.4285714286" calcext:value-type="float">
            <text:p>21,4285714286</text:p>
          </table:table-cell>
          <table:table-cell table:formula="of:=[.AO38]*100" office:value-type="float" office:value="10.1694915254" calcext:value-type="float">
            <text:p>10,1694915254</text:p>
          </table:table-cell>
          <table:table-cell table:formula="of:=[.AP38]*100" office:value-type="float" office:value="11.5384615385" calcext:value-type="float">
            <text:p>11,5384615385</text:p>
          </table:table-cell>
          <table:table-cell table:formula="of:=[.AQ38]*100" office:value-type="float" office:value="18.1818181818" calcext:value-type="float">
            <text:p>18,1818181818</text:p>
          </table:table-cell>
        </table:table-row>
        <table:table-row table:style-name="ro4">
          <table:table-cell office:value-type="string" calcext:value-type="string">
            <text:p>CP_RMFCA</text:p>
          </table:table-cell>
          <table:table-cell office:value-type="float" office:value="0.25" calcext:value-type="float">
            <text:p>0,25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table:style-name="ce5" office:value-type="string" calcext:value-type="string">
            <text:p>CP_RMFCA</text:p>
          </table:table-cell>
          <table:table-cell table:style-name="ce8" table:formula="of:=[.B39]*100" office:value-type="float" office:value="25" calcext:value-type="float">
            <text:p>25,00</text:p>
          </table:table-cell>
          <table:table-cell table:style-name="ce8" table:formula="of:=[.C39]*100" office:value-type="float" office:value="19.6428571429" calcext:value-type="float">
            <text:p>19,64</text:p>
          </table:table-cell>
          <table:table-cell table:style-name="ce8" table:formula="of:=[.D39]*100" office:value-type="float" office:value="18.6440677966" calcext:value-type="float">
            <text:p>18,64</text:p>
          </table:table-cell>
          <table:table-cell table:style-name="ce8" table:formula="of:=[.E39]*100" office:value-type="float" office:value="7.69230769231" calcext:value-type="float">
            <text:p>7,69</text:p>
          </table:table-cell>
          <table:table-cell table:style-name="ce9" table:formula="of:=[.F39]*100" office:value-type="float" office:value="9.09090909091" calcext:value-type="float">
            <text:p>9,09</text:p>
          </table:table-cell>
          <table:table-cell/>
          <table:table-cell office:value-type="string" calcext:value-type="string">
            <text:p>PYDOCK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YDOCK</text:p>
          </table:table-cell>
          <table:table-cell table:style-name="ce3" table:formula="of:=[.P39]*100" office:value-type="float" office:value="41.6666666667" calcext:value-type="float">
            <text:p>41,67</text:p>
          </table:table-cell>
          <table:table-cell table:style-name="ce3" table:formula="of:=[.Q39]*100" office:value-type="float" office:value="25" calcext:value-type="float">
            <text:p>25,00</text:p>
          </table:table-cell>
          <table:table-cell table:style-name="ce3" table:formula="of:=[.R39]*100" office:value-type="float" office:value="10.1694915254" calcext:value-type="float">
            <text:p>10,17</text:p>
          </table:table-cell>
          <table:table-cell table:style-name="ce3" table:formula="of:=[.S39]*100" office:value-type="float" office:value="7.69230769231" calcext:value-type="float">
            <text:p>7,69</text:p>
          </table:table-cell>
          <table:table-cell table:style-name="ce3" table:formula="of:=[.T39]*100" office:value-type="float" office:value="0" calcext:value-type="float">
            <text:p>0,00</text:p>
          </table:table-cell>
          <table:table-cell table:number-columns-repeated="9"/>
          <table:table-cell table:number-columns-repeated="2" office:value-type="string" calcext:value-type="string">
            <text:p>CP_DECK</text:p>
          </table:table-cell>
          <table:table-cell office:value-type="float" office:value="0.375" calcext:value-type="float">
            <text:p>0,375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86440677966" calcext:value-type="float">
            <text:p>0,1864406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DECK</text:p>
          </table:table-cell>
          <table:table-cell table:formula="of:=[.AM39]*100" office:value-type="float" office:value="37.5" calcext:value-type="float">
            <text:p>37,5</text:p>
          </table:table-cell>
          <table:table-cell table:formula="of:=[.AN39]*100" office:value-type="float" office:value="21.4285714286" calcext:value-type="float">
            <text:p>21,4285714286</text:p>
          </table:table-cell>
          <table:table-cell table:formula="of:=[.AO39]*100" office:value-type="float" office:value="18.6440677966" calcext:value-type="float">
            <text:p>18,6440677966</text:p>
          </table:table-cell>
          <table:table-cell table:formula="of:=[.AP39]*100" office:value-type="float" office:value="0" calcext:value-type="float">
            <text:p>0</text:p>
          </table:table-cell>
          <table:table-cell table:formula="of:=[.AQ39]*100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P_TB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181818181818" calcext:value-type="float">
            <text:p>0,1818181818</text:p>
          </table:table-cell>
          <table:table-cell/>
          <table:table-cell table:style-name="ce5" office:value-type="string" calcext:value-type="string">
            <text:p>CP_TB</text:p>
          </table:table-cell>
          <table:table-cell table:style-name="ce8" table:formula="of:=[.B40]*100" office:value-type="float" office:value="33.3333333333" calcext:value-type="float">
            <text:p>33,33</text:p>
          </table:table-cell>
          <table:table-cell table:style-name="ce8" table:formula="of:=[.C40]*100" office:value-type="float" office:value="21.4285714286" calcext:value-type="float">
            <text:p>21,43</text:p>
          </table:table-cell>
          <table:table-cell table:style-name="ce8" table:formula="of:=[.D40]*100" office:value-type="float" office:value="10.1694915254" calcext:value-type="float">
            <text:p>10,17</text:p>
          </table:table-cell>
          <table:table-cell table:style-name="ce8" table:formula="of:=[.E40]*100" office:value-type="float" office:value="11.5384615385" calcext:value-type="float">
            <text:p>11,54</text:p>
          </table:table-cell>
          <table:table-cell table:style-name="ce9" table:formula="of:=[.F40]*100" office:value-type="float" office:value="18.1818181818" calcext:value-type="float">
            <text:p>18,18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PISA</text:p>
          </table:table-cell>
          <table:table-cell table:style-name="ce3" table:formula="of:=[.P40]*100" office:value-type="float" office:value="41.6666666667" calcext:value-type="float">
            <text:p>41,67</text:p>
          </table:table-cell>
          <table:table-cell table:style-name="ce3" table:formula="of:=[.Q40]*100" office:value-type="float" office:value="21.4285714286" calcext:value-type="float">
            <text:p>21,43</text:p>
          </table:table-cell>
          <table:table-cell table:style-name="ce3" table:formula="of:=[.R40]*100" office:value-type="float" office:value="18.6440677966" calcext:value-type="float">
            <text:p>18,64</text:p>
          </table:table-cell>
          <table:table-cell table:style-name="ce3" table:formula="of:=[.S40]*100" office:value-type="float" office:value="7.69230769231" calcext:value-type="float">
            <text:p>7,69</text:p>
          </table:table-cell>
          <table:table-cell table:style-name="ce3" table:formula="of:=[.T40]*100" office:value-type="float" office:value="0" calcext:value-type="float">
            <text:p>0,00</text:p>
          </table:table-cell>
          <table:table-cell table:number-columns-repeated="9"/>
          <table:table-cell table:number-columns-repeated="2" office:value-type="string" calcext:value-type="string">
            <text:p>PYDOCK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YDOCK</text:p>
          </table:table-cell>
          <table:table-cell table:formula="of:=[.AM40]*100" office:value-type="float" office:value="41.6666666667" calcext:value-type="float">
            <text:p>41,6666666667</text:p>
          </table:table-cell>
          <table:table-cell table:formula="of:=[.AN40]*100" office:value-type="float" office:value="25" calcext:value-type="float">
            <text:p>25</text:p>
          </table:table-cell>
          <table:table-cell table:formula="of:=[.AO40]*100" office:value-type="float" office:value="10.1694915254" calcext:value-type="float">
            <text:p>10,1694915254</text:p>
          </table:table-cell>
          <table:table-cell table:formula="of:=[.AP40]*100" office:value-type="float" office:value="7.69230769231" calcext:value-type="float">
            <text:p>7,6923076923</text:p>
          </table:table-cell>
          <table:table-cell table:formula="of:=[.AQ40]*100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P_DECK</text:p>
          </table:table-cell>
          <table:table-cell office:value-type="float" office:value="0.375" calcext:value-type="float">
            <text:p>0,375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86440677966" calcext:value-type="float">
            <text:p>0,1864406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CP_DECK</text:p>
          </table:table-cell>
          <table:table-cell table:style-name="ce8" table:formula="of:=[.B41]*100" office:value-type="float" office:value="37.5" calcext:value-type="float">
            <text:p>37,50</text:p>
          </table:table-cell>
          <table:table-cell table:style-name="ce8" table:formula="of:=[.C41]*100" office:value-type="float" office:value="21.4285714286" calcext:value-type="float">
            <text:p>21,43</text:p>
          </table:table-cell>
          <table:table-cell table:style-name="ce8" table:formula="of:=[.D41]*100" office:value-type="float" office:value="18.6440677966" calcext:value-type="float">
            <text:p>18,64</text:p>
          </table:table-cell>
          <table:table-cell table:style-name="ce8" table:formula="of:=[.E41]*100" office:value-type="float" office:value="0" calcext:value-type="float">
            <text:p>0,00</text:p>
          </table:table-cell>
          <table:table-cell table:style-name="ce9" table:formula="of:=[.F41]*100" office:value-type="float" office:value="0" calcext:value-type="float">
            <text:p>0,00</text:p>
          </table:table-cell>
          <table:table-cell/>
          <table:table-cell office:value-type="string" calcext:value-type="string">
            <text:p>CP_RMFCA</text:p>
          </table:table-cell>
          <table:table-cell office:value-type="float" office:value="0.25" calcext:value-type="float">
            <text:p>0,25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RMFCA</text:p>
          </table:table-cell>
          <table:table-cell table:style-name="ce3" table:formula="of:=[.P41]*100" office:value-type="float" office:value="25" calcext:value-type="float">
            <text:p>25,00</text:p>
          </table:table-cell>
          <table:table-cell table:style-name="ce3" table:formula="of:=[.Q41]*100" office:value-type="float" office:value="19.6428571429" calcext:value-type="float">
            <text:p>19,64</text:p>
          </table:table-cell>
          <table:table-cell table:style-name="ce3" table:formula="of:=[.R41]*100" office:value-type="float" office:value="18.6440677966" calcext:value-type="float">
            <text:p>18,64</text:p>
          </table:table-cell>
          <table:table-cell table:style-name="ce3" table:formula="of:=[.S41]*100" office:value-type="float" office:value="7.69230769231" calcext:value-type="float">
            <text:p>7,69</text:p>
          </table:table-cell>
          <table:table-cell table:style-name="ce3" table:formula="of:=[.T41]*100" office:value-type="float" office:value="9.09090909091" calcext:value-type="float">
            <text:p>9,09</text:p>
          </table:table-cell>
          <table:table-cell table:number-columns-repeated="9"/>
          <table:table-cell table:number-columns-repeated="2" office:value-type="string" calcext:value-type="string">
            <text:p>CP_TSC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SC</text:p>
          </table:table-cell>
          <table:table-cell table:formula="of:=[.AM41]*100" office:value-type="float" office:value="33.3333333333" calcext:value-type="float">
            <text:p>33,3333333333</text:p>
          </table:table-cell>
          <table:table-cell table:formula="of:=[.AN41]*100" office:value-type="float" office:value="23.2142857143" calcext:value-type="float">
            <text:p>23,2142857143</text:p>
          </table:table-cell>
          <table:table-cell table:formula="of:=[.AO41]*100" office:value-type="float" office:value="13.5593220339" calcext:value-type="float">
            <text:p>13,5593220339</text:p>
          </table:table-cell>
          <table:table-cell table:formula="of:=[.AP41]*100" office:value-type="float" office:value="11.5384615385" calcext:value-type="float">
            <text:p>11,5384615385</text:p>
          </table:table-cell>
          <table:table-cell table:formula="of:=[.AQ41]*100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YDOCK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YDOCK</text:p>
          </table:table-cell>
          <table:table-cell table:style-name="ce8" table:formula="of:=[.B42]*100" office:value-type="float" office:value="41.6666666667" calcext:value-type="float">
            <text:p>41,67</text:p>
          </table:table-cell>
          <table:table-cell table:style-name="ce8" table:formula="of:=[.C42]*100" office:value-type="float" office:value="25" calcext:value-type="float">
            <text:p>25,00</text:p>
          </table:table-cell>
          <table:table-cell table:style-name="ce8" table:formula="of:=[.D42]*100" office:value-type="float" office:value="10.1694915254" calcext:value-type="float">
            <text:p>10,17</text:p>
          </table:table-cell>
          <table:table-cell table:style-name="ce8" table:formula="of:=[.E42]*100" office:value-type="float" office:value="7.69230769231" calcext:value-type="float">
            <text:p>7,69</text:p>
          </table:table-cell>
          <table:table-cell table:style-name="ce9" table:formula="of:=[.F42]*100" office:value-type="float" office:value="0" calcext:value-type="float">
            <text:p>0,00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SC</text:p>
          </table:table-cell>
          <table:table-cell table:style-name="ce3" table:formula="of:=[.P42]*100" office:value-type="float" office:value="33.3333333333" calcext:value-type="float">
            <text:p>33,33</text:p>
          </table:table-cell>
          <table:table-cell table:style-name="ce3" table:formula="of:=[.Q42]*100" office:value-type="float" office:value="23.2142857143" calcext:value-type="float">
            <text:p>23,21</text:p>
          </table:table-cell>
          <table:table-cell table:style-name="ce3" table:formula="of:=[.R42]*100" office:value-type="float" office:value="13.5593220339" calcext:value-type="float">
            <text:p>13,56</text:p>
          </table:table-cell>
          <table:table-cell table:style-name="ce3" table:formula="of:=[.S42]*100" office:value-type="float" office:value="11.5384615385" calcext:value-type="float">
            <text:p>11,54</text:p>
          </table:table-cell>
          <table:table-cell table:style-name="ce3" table:formula="of:=[.T42]*100" office:value-type="float" office:value="0" calcext:value-type="float">
            <text:p>0,00</text:p>
          </table:table-cell>
          <table:table-cell table:number-columns-repeated="9"/>
          <table:table-cell table:number-columns-repeated="2" office:value-type="string" calcext:value-type="string">
            <text:p>AP_PISA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PISA</text:p>
          </table:table-cell>
          <table:table-cell table:formula="of:=[.AM42]*100" office:value-type="float" office:value="41.6666666667" calcext:value-type="float">
            <text:p>41,6666666667</text:p>
          </table:table-cell>
          <table:table-cell table:formula="of:=[.AN42]*100" office:value-type="float" office:value="21.4285714286" calcext:value-type="float">
            <text:p>21,4285714286</text:p>
          </table:table-cell>
          <table:table-cell table:formula="of:=[.AO42]*100" office:value-type="float" office:value="18.6440677966" calcext:value-type="float">
            <text:p>18,6440677966</text:p>
          </table:table-cell>
          <table:table-cell table:formula="of:=[.AP42]*100" office:value-type="float" office:value="7.69230769231" calcext:value-type="float">
            <text:p>7,6923076923</text:p>
          </table:table-cell>
          <table:table-cell table:formula="of:=[.AQ42]*100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P_TSC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CP_TSC</text:p>
          </table:table-cell>
          <table:table-cell table:style-name="ce8" table:formula="of:=[.B43]*100" office:value-type="float" office:value="33.3333333333" calcext:value-type="float">
            <text:p>33,33</text:p>
          </table:table-cell>
          <table:table-cell table:style-name="ce8" table:formula="of:=[.C43]*100" office:value-type="float" office:value="23.2142857143" calcext:value-type="float">
            <text:p>23,21</text:p>
          </table:table-cell>
          <table:table-cell table:style-name="ce8" table:formula="of:=[.D43]*100" office:value-type="float" office:value="13.5593220339" calcext:value-type="float">
            <text:p>13,56</text:p>
          </table:table-cell>
          <table:table-cell table:style-name="ce8" table:formula="of:=[.E43]*100" office:value-type="float" office:value="11.5384615385" calcext:value-type="float">
            <text:p>11,54</text:p>
          </table:table-cell>
          <table:table-cell table:style-name="ce9" table:formula="of:=[.F43]*100" office:value-type="float" office:value="0" calcext:value-type="float">
            <text:p>0,00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HLPL</text:p>
          </table:table-cell>
          <table:table-cell table:style-name="ce3" table:formula="of:=[.P43]*100" office:value-type="float" office:value="33.3333333333" calcext:value-type="float">
            <text:p>33,33</text:p>
          </table:table-cell>
          <table:table-cell table:style-name="ce3" table:formula="of:=[.Q43]*100" office:value-type="float" office:value="17.8571428571" calcext:value-type="float">
            <text:p>17,86</text:p>
          </table:table-cell>
          <table:table-cell table:style-name="ce3" table:formula="of:=[.R43]*100" office:value-type="float" office:value="11.8644067797" calcext:value-type="float">
            <text:p>11,86</text:p>
          </table:table-cell>
          <table:table-cell table:style-name="ce3" table:formula="of:=[.S43]*100" office:value-type="float" office:value="11.5384615385" calcext:value-type="float">
            <text:p>11,54</text:p>
          </table:table-cell>
          <table:table-cell table:style-name="ce3" table:formula="of:=[.T43]*100" office:value-type="float" office:value="9.09090909091" calcext:value-type="float">
            <text:p>9,09</text:p>
          </table:table-cell>
          <table:table-cell table:number-columns-repeated="23"/>
        </table:table-row>
        <table:table-row table:style-name="ro4">
          <table:table-cell office:value-type="string" calcext:value-type="string">
            <text:p>AP_PISA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AP_PISA</text:p>
          </table:table-cell>
          <table:table-cell table:style-name="ce8" table:formula="of:=[.B44]*100" office:value-type="float" office:value="41.6666666667" calcext:value-type="float">
            <text:p>41,67</text:p>
          </table:table-cell>
          <table:table-cell table:style-name="ce8" table:formula="of:=[.C44]*100" office:value-type="float" office:value="21.4285714286" calcext:value-type="float">
            <text:p>21,43</text:p>
          </table:table-cell>
          <table:table-cell table:style-name="ce8" table:formula="of:=[.D44]*100" office:value-type="float" office:value="18.6440677966" calcext:value-type="float">
            <text:p>18,64</text:p>
          </table:table-cell>
          <table:table-cell table:style-name="ce8" table:formula="of:=[.E44]*100" office:value-type="float" office:value="7.69230769231" calcext:value-type="float">
            <text:p>7,69</text:p>
          </table:table-cell>
          <table:table-cell table:style-name="ce9" table:formula="of:=[.F44]*100" office:value-type="float" office:value="0" calcext:value-type="float">
            <text:p>0,00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181818181818" calcext:value-type="float">
            <text:p>0,1818181818</text:p>
          </table:table-cell>
          <table:table-cell/>
          <table:table-cell office:value-type="string" calcext:value-type="string">
            <text:p>CP_TB</text:p>
          </table:table-cell>
          <table:table-cell table:style-name="ce3" table:formula="of:=[.P44]*100" office:value-type="float" office:value="33.3333333333" calcext:value-type="float">
            <text:p>33,33</text:p>
          </table:table-cell>
          <table:table-cell table:style-name="ce3" table:formula="of:=[.Q44]*100" office:value-type="float" office:value="21.4285714286" calcext:value-type="float">
            <text:p>21,43</text:p>
          </table:table-cell>
          <table:table-cell table:style-name="ce3" table:formula="of:=[.R44]*100" office:value-type="float" office:value="10.1694915254" calcext:value-type="float">
            <text:p>10,17</text:p>
          </table:table-cell>
          <table:table-cell table:style-name="ce3" table:formula="of:=[.S44]*100" office:value-type="float" office:value="11.5384615385" calcext:value-type="float">
            <text:p>11,54</text:p>
          </table:table-cell>
          <table:table-cell table:style-name="ce3" table:formula="of:=[.T44]*100" office:value-type="float" office:value="18.1818181818" calcext:value-type="float">
            <text:p>18,18</text:p>
          </table:table-cell>
          <table:table-cell table:number-columns-repeated="9"/>
          <table:table-cell table:number-columns-repeated="2" office:value-type="string" calcext:value-type="string">
            <text:p>CP_HLPL</text:p>
          </table:table-cell>
          <table:table-cell office:value-type="float" office:value="0.25" calcext:value-type="float">
            <text:p>0,25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HLPL</text:p>
          </table:table-cell>
          <table:table-cell table:formula="of:=[.AM44]*100" office:value-type="float" office:value="25" calcext:value-type="float">
            <text:p>25</text:p>
          </table:table-cell>
          <table:table-cell table:formula="of:=[.AN44]*100" office:value-type="float" office:value="23.2142857143" calcext:value-type="float">
            <text:p>23,2142857143</text:p>
          </table:table-cell>
          <table:table-cell table:formula="of:=[.AO44]*100" office:value-type="float" office:value="28.813559322" calcext:value-type="float">
            <text:p>28,813559322</text:p>
          </table:table-cell>
          <table:table-cell table:formula="of:=[.AP44]*100" office:value-type="float" office:value="26.9230769231" calcext:value-type="float">
            <text:p>26,9230769231</text:p>
          </table:table-cell>
          <table:table-cell table:formula="of:=[.AQ44]*100" office:value-type="float" office:value="0" calcext:value-type="float">
            <text:p>0</text:p>
          </table:table-cell>
        </table:table-row>
        <table:table-row table:style-name="ro4">
          <table:table-cell table:number-columns-repeated="7"/>
          <table:table-cell table:style-name="ce6" office:value-type="string" calcext:value-type="string" table:number-columns-spanned="6" table:number-rows-spanned="1">
            <text:p>ZDOCK </text:p>
          </table:table-cell>
          <table:covered-table-cell table:number-columns-repeated="5" table:style-name="ce9"/>
          <table:table-cell table:number-columns-repeated="9"/>
          <table:table-cell table:style-name="ce3" table:number-columns-repeated="5"/>
          <table:table-cell table:number-columns-repeated="9"/>
          <table:table-cell table:number-columns-repeated="2" office:value-type="string" calcext:value-type="string">
            <text:p>ZDOCK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DOCK</text:p>
          </table:table-cell>
          <table:table-cell table:formula="of:=[.AM45]*100" office:value-type="float" office:value="45.8333333333" calcext:value-type="float">
            <text:p>45,8333333333</text:p>
          </table:table-cell>
          <table:table-cell table:formula="of:=[.AN45]*100" office:value-type="float" office:value="32.1428571429" calcext:value-type="float">
            <text:p>32,1428571429</text:p>
          </table:table-cell>
          <table:table-cell table:formula="of:=[.AO45]*100" office:value-type="float" office:value="25.4237288136" calcext:value-type="float">
            <text:p>25,4237288136</text:p>
          </table:table-cell>
          <table:table-cell table:formula="of:=[.AP45]*100" office:value-type="float" office:value="11.5384615385" calcext:value-type="float">
            <text:p>11,5384615385</text:p>
          </table:table-cell>
          <table:table-cell table:formula="of:=[.AQ45]*100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/>
          <table:table-cell table:style-name="ce5"/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f3</text:p>
          </table:table-cell>
          <table:table-cell table:style-name="ce8" office:value-type="string" calcext:value-type="string">
            <text:p>f4</text:p>
          </table:table-cell>
          <table:table-cell table:style-name="ce9" office:value-type="string" calcext:value-type="string">
            <text:p>f5</text:p>
          </table:table-cell>
          <table:table-cell/>
          <table:table-cell office:value-type="string" calcext:value-type="string">
            <text:p>ZDOCK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DOCK</text:p>
          </table:table-cell>
          <table:table-cell table:style-name="ce3" table:formula="of:=[.P46]*100" office:value-type="float" office:value="45.8333333333" calcext:value-type="float">
            <text:p>45,83</text:p>
          </table:table-cell>
          <table:table-cell table:style-name="ce3" table:formula="of:=[.Q46]*100" office:value-type="float" office:value="32.1428571429" calcext:value-type="float">
            <text:p>32,14</text:p>
          </table:table-cell>
          <table:table-cell table:style-name="ce3" table:formula="of:=[.R46]*100" office:value-type="float" office:value="25.4237288136" calcext:value-type="float">
            <text:p>25,42</text:p>
          </table:table-cell>
          <table:table-cell table:style-name="ce3" table:formula="of:=[.S46]*100" office:value-type="float" office:value="11.5384615385" calcext:value-type="float">
            <text:p>11,54</text:p>
          </table:table-cell>
          <table:table-cell table:style-name="ce3" table:formula="of:=[.T46]*100" office:value-type="float" office:value="0" calcext:value-type="float">
            <text:p>0,00</text:p>
          </table:table-cell>
          <table:table-cell table:number-columns-repeated="9"/>
          <table:table-cell table:number-columns-repeated="2" office:value-type="string" calcext:value-type="string">
            <text:p>AP_T2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AP_T2</text:p>
          </table:table-cell>
          <table:table-cell table:formula="of:=[.AM46]*100" office:value-type="float" office:value="45.8333333333" calcext:value-type="float">
            <text:p>45,8333333333</text:p>
          </table:table-cell>
          <table:table-cell table:formula="of:=[.AN46]*100" office:value-type="float" office:value="26.7857142857" calcext:value-type="float">
            <text:p>26,7857142857</text:p>
          </table:table-cell>
          <table:table-cell table:formula="of:=[.AO46]*100" office:value-type="float" office:value="27.1186440678" calcext:value-type="float">
            <text:p>27,1186440678</text:p>
          </table:table-cell>
          <table:table-cell table:formula="of:=[.AP46]*100" office:value-type="float" office:value="15.3846153846" calcext:value-type="float">
            <text:p>15,3846153846</text:p>
          </table:table-cell>
          <table:table-cell table:formula="of:=[.AQ46]*100" office:value-type="float" office:value="9.09090909091" calcext:value-type="float">
            <text:p>9,0909090909</text:p>
          </table:table-cell>
        </table:table-row>
        <table:table-row table:style-name="ro4">
          <table:table-cell office:value-type="string" calcext:value-type="string">
            <text:p>CP_HLPL</text:p>
          </table:table-cell>
          <table:table-cell office:value-type="float" office:value="0.25" calcext:value-type="float">
            <text:p>0,25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CP_HLPL</text:p>
          </table:table-cell>
          <table:table-cell table:style-name="ce8" table:formula="of:=[.B47]*100" office:value-type="float" office:value="25" calcext:value-type="float">
            <text:p>25,00</text:p>
          </table:table-cell>
          <table:table-cell table:style-name="ce8" table:formula="of:=[.C47]*100" office:value-type="float" office:value="23.2142857143" calcext:value-type="float">
            <text:p>23,21</text:p>
          </table:table-cell>
          <table:table-cell table:style-name="ce8" table:formula="of:=[.D47]*100" office:value-type="float" office:value="28.813559322" calcext:value-type="float">
            <text:p>28,81</text:p>
          </table:table-cell>
          <table:table-cell table:style-name="ce8" table:formula="of:=[.E47]*100" office:value-type="float" office:value="26.9230769231" calcext:value-type="float">
            <text:p>26,92</text:p>
          </table:table-cell>
          <table:table-cell table:style-name="ce9" table:formula="of:=[.F47]*100" office:value-type="float" office:value="0" calcext:value-type="float">
            <text:p>0,00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T1</text:p>
          </table:table-cell>
          <table:table-cell table:style-name="ce3" table:formula="of:=[.P47]*100" office:value-type="float" office:value="41.6666666667" calcext:value-type="float">
            <text:p>41,67</text:p>
          </table:table-cell>
          <table:table-cell table:style-name="ce3" table:formula="of:=[.Q47]*100" office:value-type="float" office:value="28.5714285714" calcext:value-type="float">
            <text:p>28,57</text:p>
          </table:table-cell>
          <table:table-cell table:style-name="ce3" table:formula="of:=[.R47]*100" office:value-type="float" office:value="28.813559322" calcext:value-type="float">
            <text:p>28,81</text:p>
          </table:table-cell>
          <table:table-cell table:style-name="ce3" table:formula="of:=[.S47]*100" office:value-type="float" office:value="15.3846153846" calcext:value-type="float">
            <text:p>15,38</text:p>
          </table:table-cell>
          <table:table-cell table:style-name="ce3" table:formula="of:=[.T47]*100" office:value-type="float" office:value="0" calcext:value-type="float">
            <text:p>0,00</text:p>
          </table:table-cell>
          <table:table-cell table:number-columns-repeated="9"/>
          <table:table-cell table:number-columns-repeated="2" office:value-type="string" calcext:value-type="string">
            <text:p>AP_T1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T1</text:p>
          </table:table-cell>
          <table:table-cell table:formula="of:=[.AM47]*100" office:value-type="float" office:value="41.6666666667" calcext:value-type="float">
            <text:p>41,6666666667</text:p>
          </table:table-cell>
          <table:table-cell table:formula="of:=[.AN47]*100" office:value-type="float" office:value="28.5714285714" calcext:value-type="float">
            <text:p>28,5714285714</text:p>
          </table:table-cell>
          <table:table-cell table:formula="of:=[.AO47]*100" office:value-type="float" office:value="28.813559322" calcext:value-type="float">
            <text:p>28,813559322</text:p>
          </table:table-cell>
          <table:table-cell table:formula="of:=[.AP47]*100" office:value-type="float" office:value="15.3846153846" calcext:value-type="float">
            <text:p>15,3846153846</text:p>
          </table:table-cell>
          <table:table-cell table:formula="of:=[.AQ47]*100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zdock3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ZDOCK </text:p>
          </table:table-cell>
          <table:table-cell table:style-name="ce8" table:formula="of:=[.B48]*100" office:value-type="float" office:value="45.8333333333" calcext:value-type="float">
            <text:p>45,83</text:p>
          </table:table-cell>
          <table:table-cell table:style-name="ce8" table:formula="of:=[.C48]*100" office:value-type="float" office:value="32.1428571429" calcext:value-type="float">
            <text:p>32,14</text:p>
          </table:table-cell>
          <table:table-cell table:style-name="ce8" table:formula="of:=[.D48]*100" office:value-type="float" office:value="25.4237288136" calcext:value-type="float">
            <text:p>25,42</text:p>
          </table:table-cell>
          <table:table-cell table:style-name="ce8" table:formula="of:=[.E48]*100" office:value-type="float" office:value="11.5384615385" calcext:value-type="float">
            <text:p>11,54</text:p>
          </table:table-cell>
          <table:table-cell table:style-name="ce9" table:formula="of:=[.F48]*100" office:value-type="float" office:value="0" calcext:value-type="float">
            <text:p>0,00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AP_T2</text:p>
          </table:table-cell>
          <table:table-cell table:style-name="ce3" table:formula="of:=[.P48]*100" office:value-type="float" office:value="45.8333333333" calcext:value-type="float">
            <text:p>45,83</text:p>
          </table:table-cell>
          <table:table-cell table:style-name="ce3" table:formula="of:=[.Q48]*100" office:value-type="float" office:value="26.7857142857" calcext:value-type="float">
            <text:p>26,79</text:p>
          </table:table-cell>
          <table:table-cell table:style-name="ce3" table:formula="of:=[.R48]*100" office:value-type="float" office:value="27.1186440678" calcext:value-type="float">
            <text:p>27,12</text:p>
          </table:table-cell>
          <table:table-cell table:style-name="ce3" table:formula="of:=[.S48]*100" office:value-type="float" office:value="15.3846153846" calcext:value-type="float">
            <text:p>15,38</text:p>
          </table:table-cell>
          <table:table-cell table:style-name="ce3" table:formula="of:=[.T48]*100" office:value-type="float" office:value="9.09090909091" calcext:value-type="float">
            <text:p>9,09</text:p>
          </table:table-cell>
          <table:table-cell table:number-columns-repeated="9"/>
          <table:table-cell table:number-columns-repeated="2" office:value-type="string" calcext:value-type="string">
            <text:p>CP_TSC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SC</text:p>
          </table:table-cell>
          <table:table-cell table:formula="of:=[.AM48]*100" office:value-type="float" office:value="45.8333333333" calcext:value-type="float">
            <text:p>45,8333333333</text:p>
          </table:table-cell>
          <table:table-cell table:formula="of:=[.AN48]*100" office:value-type="float" office:value="30.3571428571" calcext:value-type="float">
            <text:p>30,3571428571</text:p>
          </table:table-cell>
          <table:table-cell table:formula="of:=[.AO48]*100" office:value-type="float" office:value="28.813559322" calcext:value-type="float">
            <text:p>28,813559322</text:p>
          </table:table-cell>
          <table:table-cell table:formula="of:=[.AP48]*100" office:value-type="float" office:value="23.0769230769" calcext:value-type="float">
            <text:p>23,0769230769</text:p>
          </table:table-cell>
          <table:table-cell table:formula="of:=[.AQ48]*100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P_T2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table:style-name="ce5" office:value-type="string" calcext:value-type="string">
            <text:p>AP_T2</text:p>
          </table:table-cell>
          <table:table-cell table:style-name="ce8" table:formula="of:=[.B49]*100" office:value-type="float" office:value="45.8333333333" calcext:value-type="float">
            <text:p>45,83</text:p>
          </table:table-cell>
          <table:table-cell table:style-name="ce8" table:formula="of:=[.C49]*100" office:value-type="float" office:value="26.7857142857" calcext:value-type="float">
            <text:p>26,79</text:p>
          </table:table-cell>
          <table:table-cell table:style-name="ce8" table:formula="of:=[.D49]*100" office:value-type="float" office:value="27.1186440678" calcext:value-type="float">
            <text:p>27,12</text:p>
          </table:table-cell>
          <table:table-cell table:style-name="ce8" table:formula="of:=[.E49]*100" office:value-type="float" office:value="15.3846153846" calcext:value-type="float">
            <text:p>15,38</text:p>
          </table:table-cell>
          <table:table-cell table:style-name="ce9" table:formula="of:=[.F49]*100" office:value-type="float" office:value="9.09090909091" calcext:value-type="float">
            <text:p>9,09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SC</text:p>
          </table:table-cell>
          <table:table-cell table:style-name="ce3" table:formula="of:=[.P49]*100" office:value-type="float" office:value="45.8333333333" calcext:value-type="float">
            <text:p>45,83</text:p>
          </table:table-cell>
          <table:table-cell table:style-name="ce3" table:formula="of:=[.Q49]*100" office:value-type="float" office:value="30.3571428571" calcext:value-type="float">
            <text:p>30,36</text:p>
          </table:table-cell>
          <table:table-cell table:style-name="ce3" table:formula="of:=[.R49]*100" office:value-type="float" office:value="28.813559322" calcext:value-type="float">
            <text:p>28,81</text:p>
          </table:table-cell>
          <table:table-cell table:style-name="ce3" table:formula="of:=[.S49]*100" office:value-type="float" office:value="23.0769230769" calcext:value-type="float">
            <text:p>23,08</text:p>
          </table:table-cell>
          <table:table-cell table:style-name="ce3" table:formula="of:=[.T49]*100" office:value-type="float" office:value="0" calcext:value-type="float">
            <text:p>0,00</text:p>
          </table:table-cell>
          <table:table-cell table:number-columns-repeated="9"/>
          <table:table-cell table:number-columns-repeated="2" office:value-type="string" calcext:value-type="string">
            <text:p>AP_PISA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35593220339" calcext:value-type="float">
            <text:p>0,3559322034</text:p>
          </table:table-cell>
          <table:table-cell office:value-type="float" office:value="0.384615384615" calcext:value-type="float">
            <text:p>0,38461538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PISA</text:p>
          </table:table-cell>
          <table:table-cell table:formula="of:=[.AM49]*100" office:value-type="float" office:value="45.8333333333" calcext:value-type="float">
            <text:p>45,8333333333</text:p>
          </table:table-cell>
          <table:table-cell table:formula="of:=[.AN49]*100" office:value-type="float" office:value="32.1428571429" calcext:value-type="float">
            <text:p>32,1428571429</text:p>
          </table:table-cell>
          <table:table-cell table:formula="of:=[.AO49]*100" office:value-type="float" office:value="35.593220339" calcext:value-type="float">
            <text:p>35,593220339</text:p>
          </table:table-cell>
          <table:table-cell table:formula="of:=[.AP49]*100" office:value-type="float" office:value="38.4615384615" calcext:value-type="float">
            <text:p>38,4615384615</text:p>
          </table:table-cell>
          <table:table-cell table:formula="of:=[.AQ49]*100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P_T1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AP_T1</text:p>
          </table:table-cell>
          <table:table-cell table:style-name="ce8" table:formula="of:=[.B50]*100" office:value-type="float" office:value="41.6666666667" calcext:value-type="float">
            <text:p>41,67</text:p>
          </table:table-cell>
          <table:table-cell table:style-name="ce8" table:formula="of:=[.C50]*100" office:value-type="float" office:value="28.5714285714" calcext:value-type="float">
            <text:p>28,57</text:p>
          </table:table-cell>
          <table:table-cell table:style-name="ce8" table:formula="of:=[.D50]*100" office:value-type="float" office:value="28.813559322" calcext:value-type="float">
            <text:p>28,81</text:p>
          </table:table-cell>
          <table:table-cell table:style-name="ce8" table:formula="of:=[.E50]*100" office:value-type="float" office:value="15.3846153846" calcext:value-type="float">
            <text:p>15,38</text:p>
          </table:table-cell>
          <table:table-cell table:style-name="ce9" table:formula="of:=[.F50]*100" office:value-type="float" office:value="0" calcext:value-type="float">
            <text:p>0,00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25" calcext:value-type="float">
            <text:p>0,25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HLPL</text:p>
          </table:table-cell>
          <table:table-cell table:style-name="ce3" table:formula="of:=[.P50]*100" office:value-type="float" office:value="25" calcext:value-type="float">
            <text:p>25,00</text:p>
          </table:table-cell>
          <table:table-cell table:style-name="ce3" table:formula="of:=[.Q50]*100" office:value-type="float" office:value="23.2142857143" calcext:value-type="float">
            <text:p>23,21</text:p>
          </table:table-cell>
          <table:table-cell table:style-name="ce3" table:formula="of:=[.R50]*100" office:value-type="float" office:value="28.813559322" calcext:value-type="float">
            <text:p>28,81</text:p>
          </table:table-cell>
          <table:table-cell table:style-name="ce3" table:formula="of:=[.S50]*100" office:value-type="float" office:value="26.9230769231" calcext:value-type="float">
            <text:p>26,92</text:p>
          </table:table-cell>
          <table:table-cell table:style-name="ce3" table:formula="of:=[.T50]*100" office:value-type="float" office:value="0" calcext:value-type="float">
            <text:p>0,00</text:p>
          </table:table-cell>
          <table:table-cell table:number-columns-repeated="23"/>
        </table:table-row>
        <table:table-row table:style-name="ro4">
          <table:table-cell office:value-type="string" calcext:value-type="string">
            <text:p>CP_TSC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CP_TSC</text:p>
          </table:table-cell>
          <table:table-cell table:style-name="ce8" table:formula="of:=[.B51]*100" office:value-type="float" office:value="45.8333333333" calcext:value-type="float">
            <text:p>45,83</text:p>
          </table:table-cell>
          <table:table-cell table:style-name="ce8" table:formula="of:=[.C51]*100" office:value-type="float" office:value="30.3571428571" calcext:value-type="float">
            <text:p>30,36</text:p>
          </table:table-cell>
          <table:table-cell table:style-name="ce8" table:formula="of:=[.D51]*100" office:value-type="float" office:value="28.813559322" calcext:value-type="float">
            <text:p>28,81</text:p>
          </table:table-cell>
          <table:table-cell table:style-name="ce8" table:formula="of:=[.E51]*100" office:value-type="float" office:value="23.0769230769" calcext:value-type="float">
            <text:p>23,08</text:p>
          </table:table-cell>
          <table:table-cell table:style-name="ce9" table:formula="of:=[.F51]*100" office:value-type="float" office:value="0" calcext:value-type="float">
            <text:p>0,00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35593220339" calcext:value-type="float">
            <text:p>0,3559322034</text:p>
          </table:table-cell>
          <table:table-cell office:value-type="float" office:value="0.384615384615" calcext:value-type="float">
            <text:p>0,38461538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PISA</text:p>
          </table:table-cell>
          <table:table-cell table:style-name="ce3" table:formula="of:=[.P51]*100" office:value-type="float" office:value="45.8333333333" calcext:value-type="float">
            <text:p>45,83</text:p>
          </table:table-cell>
          <table:table-cell table:style-name="ce3" table:formula="of:=[.Q51]*100" office:value-type="float" office:value="32.1428571429" calcext:value-type="float">
            <text:p>32,14</text:p>
          </table:table-cell>
          <table:table-cell table:style-name="ce3" table:formula="of:=[.R51]*100" office:value-type="float" office:value="35.593220339" calcext:value-type="float">
            <text:p>35,59</text:p>
          </table:table-cell>
          <table:table-cell table:style-name="ce3" table:formula="of:=[.S51]*100" office:value-type="float" office:value="38.4615384615" calcext:value-type="float">
            <text:p>38,46</text:p>
          </table:table-cell>
          <table:table-cell table:style-name="ce3" table:formula="of:=[.T51]*100" office:value-type="float" office:value="0" calcext:value-type="float">
            <text:p>0,00</text:p>
          </table:table-cell>
          <table:table-cell table:number-columns-repeated="9"/>
          <table:table-cell table:number-columns-repeated="2" office:value-type="string" calcext:value-type="string">
            <text:p>SDOCK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305084745763" calcext:value-type="float">
            <text:p>0,30508474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DOCK</text:p>
          </table:table-cell>
          <table:table-cell table:formula="of:=[.AM51]*100" office:value-type="float" office:value="41.6666666667" calcext:value-type="float">
            <text:p>41,6666666667</text:p>
          </table:table-cell>
          <table:table-cell table:formula="of:=[.AN51]*100" office:value-type="float" office:value="30.3571428571" calcext:value-type="float">
            <text:p>30,3571428571</text:p>
          </table:table-cell>
          <table:table-cell table:formula="of:=[.AO51]*100" office:value-type="float" office:value="30.5084745763" calcext:value-type="float">
            <text:p>30,5084745763</text:p>
          </table:table-cell>
          <table:table-cell table:formula="of:=[.AP51]*100" office:value-type="float" office:value="0" calcext:value-type="float">
            <text:p>0</text:p>
          </table:table-cell>
          <table:table-cell table:formula="of:=[.AQ51]*100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P_PISA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35593220339" calcext:value-type="float">
            <text:p>0,3559322034</text:p>
          </table:table-cell>
          <table:table-cell office:value-type="float" office:value="0.384615384615" calcext:value-type="float">
            <text:p>0,3846153846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AP_PISA</text:p>
          </table:table-cell>
          <table:table-cell table:style-name="ce8" table:formula="of:=[.B52]*100" office:value-type="float" office:value="45.8333333333" calcext:value-type="float">
            <text:p>45,83</text:p>
          </table:table-cell>
          <table:table-cell table:style-name="ce8" table:formula="of:=[.C52]*100" office:value-type="float" office:value="32.1428571429" calcext:value-type="float">
            <text:p>32,14</text:p>
          </table:table-cell>
          <table:table-cell table:style-name="ce8" table:formula="of:=[.D52]*100" office:value-type="float" office:value="35.593220339" calcext:value-type="float">
            <text:p>35,59</text:p>
          </table:table-cell>
          <table:table-cell table:style-name="ce8" table:formula="of:=[.E52]*100" office:value-type="float" office:value="38.4615384615" calcext:value-type="float">
            <text:p>38,46</text:p>
          </table:table-cell>
          <table:table-cell table:style-name="ce9" table:formula="of:=[.F52]*100" office:value-type="float" office:value="0" calcext:value-type="float">
            <text:p>0,00</text:p>
          </table:table-cell>
          <table:table-cell table:number-columns-repeated="9"/>
          <table:table-cell table:style-name="ce3" table:number-columns-repeated="5"/>
          <table:table-cell table:number-columns-repeated="9"/>
          <table:table-cell table:number-columns-repeated="2" office:value-type="string" calcext:value-type="string">
            <text:p>CP_Qp</text:p>
          </table:table-cell>
          <table:table-cell office:value-type="float" office:value="0.375" calcext:value-type="float">
            <text:p>0,375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Qp</text:p>
          </table:table-cell>
          <table:table-cell table:formula="of:=[.AM52]*100" office:value-type="float" office:value="37.5" calcext:value-type="float">
            <text:p>37,5</text:p>
          </table:table-cell>
          <table:table-cell table:formula="of:=[.AN52]*100" office:value-type="float" office:value="32.1428571429" calcext:value-type="float">
            <text:p>32,1428571429</text:p>
          </table:table-cell>
          <table:table-cell table:formula="of:=[.AO52]*100" office:value-type="float" office:value="23.7288135593" calcext:value-type="float">
            <text:p>23,7288135593</text:p>
          </table:table-cell>
          <table:table-cell table:formula="of:=[.AP52]*100" office:value-type="float" office:value="15.3846153846" calcext:value-type="float">
            <text:p>15,3846153846</text:p>
          </table:table-cell>
          <table:table-cell table:formula="of:=[.AQ52]*100" office:value-type="float" office:value="9.09090909091" calcext:value-type="float">
            <text:p>9,0909090909</text:p>
          </table:table-cell>
        </table:table-row>
        <table:table-row table:style-name="ro4">
          <table:table-cell table:number-columns-repeated="7"/>
          <table:table-cell table:style-name="ce6" office:value-type="string" calcext:value-type="string" table:number-columns-spanned="6" table:number-rows-spanned="1">
            <text:p>SDOCK</text:p>
          </table:table-cell>
          <table:covered-table-cell table:number-columns-repeated="5" table:style-name="ce9"/>
          <table:table-cell/>
          <table:table-cell office:value-type="string" calcext:value-type="string">
            <text:p>SDOCK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305084745763" calcext:value-type="float">
            <text:p>0,30508474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DOCK</text:p>
          </table:table-cell>
          <table:table-cell table:style-name="ce3" table:formula="of:=[.P53]*100" office:value-type="float" office:value="41.6666666667" calcext:value-type="float">
            <text:p>41,67</text:p>
          </table:table-cell>
          <table:table-cell table:style-name="ce3" table:formula="of:=[.Q53]*100" office:value-type="float" office:value="30.3571428571" calcext:value-type="float">
            <text:p>30,36</text:p>
          </table:table-cell>
          <table:table-cell table:style-name="ce3" table:formula="of:=[.R53]*100" office:value-type="float" office:value="30.5084745763" calcext:value-type="float">
            <text:p>30,51</text:p>
          </table:table-cell>
          <table:table-cell table:style-name="ce3" table:formula="of:=[.S53]*100" office:value-type="float" office:value="0" calcext:value-type="float">
            <text:p>0,00</text:p>
          </table:table-cell>
          <table:table-cell table:style-name="ce3" table:formula="of:=[.T53]*100" office:value-type="float" office:value="0" calcext:value-type="float">
            <text:p>0,00</text:p>
          </table:table-cell>
          <table:table-cell table:number-columns-repeated="9"/>
          <table:table-cell table:number-columns-repeated="2" office:value-type="string" calcext:value-type="string">
            <text:p>AP_T1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T1</text:p>
          </table:table-cell>
          <table:table-cell table:formula="of:=[.AM53]*100" office:value-type="float" office:value="41.6666666667" calcext:value-type="float">
            <text:p>41,6666666667</text:p>
          </table:table-cell>
          <table:table-cell table:formula="of:=[.AN53]*100" office:value-type="float" office:value="28.5714285714" calcext:value-type="float">
            <text:p>28,5714285714</text:p>
          </table:table-cell>
          <table:table-cell table:formula="of:=[.AO53]*100" office:value-type="float" office:value="28.813559322" calcext:value-type="float">
            <text:p>28,813559322</text:p>
          </table:table-cell>
          <table:table-cell table:formula="of:=[.AP53]*100" office:value-type="float" office:value="19.2307692308" calcext:value-type="float">
            <text:p>19,2307692308</text:p>
          </table:table-cell>
          <table:table-cell table:formula="of:=[.AQ53]*100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/>
          <table:table-cell table:style-name="ce5"/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f3</text:p>
          </table:table-cell>
          <table:table-cell table:style-name="ce8" office:value-type="string" calcext:value-type="string">
            <text:p>f4</text:p>
          </table:table-cell>
          <table:table-cell table:style-name="ce9" office:value-type="string" calcext:value-type="string">
            <text:p>f5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5" calcext:value-type="float">
            <text:p>0,5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T2</text:p>
          </table:table-cell>
          <table:table-cell table:style-name="ce3" table:formula="of:=[.P54]*100" office:value-type="float" office:value="50" calcext:value-type="float">
            <text:p>50,00</text:p>
          </table:table-cell>
          <table:table-cell table:style-name="ce3" table:formula="of:=[.Q54]*100" office:value-type="float" office:value="30.3571428571" calcext:value-type="float">
            <text:p>30,36</text:p>
          </table:table-cell>
          <table:table-cell table:style-name="ce3" table:formula="of:=[.R54]*100" office:value-type="float" office:value="30.5084745763" calcext:value-type="float">
            <text:p>30,51</text:p>
          </table:table-cell>
          <table:table-cell table:style-name="ce3" table:formula="of:=[.S54]*100" office:value-type="float" office:value="3.84615384615" calcext:value-type="float">
            <text:p>3,85</text:p>
          </table:table-cell>
          <table:table-cell table:style-name="ce3" table:formula="of:=[.T54]*100" office:value-type="float" office:value="0" calcext:value-type="float">
            <text:p>0,00</text:p>
          </table:table-cell>
          <table:table-cell table:number-columns-repeated="9"/>
          <table:table-cell table:number-columns-repeated="2" office:value-type="string" calcext:value-type="string">
            <text:p>CP_HLPL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HLPL</text:p>
          </table:table-cell>
          <table:table-cell table:formula="of:=[.AM54]*100" office:value-type="float" office:value="41.6666666667" calcext:value-type="float">
            <text:p>41,6666666667</text:p>
          </table:table-cell>
          <table:table-cell table:formula="of:=[.AN54]*100" office:value-type="float" office:value="33.9285714286" calcext:value-type="float">
            <text:p>33,9285714286</text:p>
          </table:table-cell>
          <table:table-cell table:formula="of:=[.AO54]*100" office:value-type="float" office:value="23.7288135593" calcext:value-type="float">
            <text:p>23,7288135593</text:p>
          </table:table-cell>
          <table:table-cell table:formula="of:=[.AP54]*100" office:value-type="float" office:value="11.5384615385" calcext:value-type="float">
            <text:p>11,5384615385</text:p>
          </table:table-cell>
          <table:table-cell table:formula="of:=[.AQ54]*100" office:value-type="float" office:value="9.09090909091" calcext:value-type="float">
            <text:p>9,0909090909</text:p>
          </table:table-cell>
        </table:table-row>
        <table:table-row table:style-name="ro4">
          <table:table-cell office:value-type="string" calcext:value-type="string">
            <text:p>CP_Qp</text:p>
          </table:table-cell>
          <table:table-cell office:value-type="float" office:value="0.375" calcext:value-type="float">
            <text:p>0,375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table:style-name="ce5" office:value-type="string" calcext:value-type="string">
            <text:p>CP_Qp</text:p>
          </table:table-cell>
          <table:table-cell table:style-name="ce8" table:formula="of:=[.B55]*100" office:value-type="float" office:value="37.5" calcext:value-type="float">
            <text:p>37,50</text:p>
          </table:table-cell>
          <table:table-cell table:style-name="ce8" table:formula="of:=[.C55]*100" office:value-type="float" office:value="32.1428571429" calcext:value-type="float">
            <text:p>32,14</text:p>
          </table:table-cell>
          <table:table-cell table:style-name="ce8" table:formula="of:=[.D55]*100" office:value-type="float" office:value="23.7288135593" calcext:value-type="float">
            <text:p>23,73</text:p>
          </table:table-cell>
          <table:table-cell table:style-name="ce8" table:formula="of:=[.E55]*100" office:value-type="float" office:value="15.3846153846" calcext:value-type="float">
            <text:p>15,38</text:p>
          </table:table-cell>
          <table:table-cell table:style-name="ce9" table:formula="of:=[.F55]*100" office:value-type="float" office:value="9.09090909091" calcext:value-type="float">
            <text:p>9,09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SC</text:p>
          </table:table-cell>
          <table:table-cell table:style-name="ce3" table:formula="of:=[.P55]*100" office:value-type="float" office:value="41.6666666667" calcext:value-type="float">
            <text:p>41,67</text:p>
          </table:table-cell>
          <table:table-cell table:style-name="ce3" table:formula="of:=[.Q55]*100" office:value-type="float" office:value="33.9285714286" calcext:value-type="float">
            <text:p>33,93</text:p>
          </table:table-cell>
          <table:table-cell table:style-name="ce3" table:formula="of:=[.R55]*100" office:value-type="float" office:value="27.1186440678" calcext:value-type="float">
            <text:p>27,12</text:p>
          </table:table-cell>
          <table:table-cell table:style-name="ce3" table:formula="of:=[.S55]*100" office:value-type="float" office:value="11.5384615385" calcext:value-type="float">
            <text:p>11,54</text:p>
          </table:table-cell>
          <table:table-cell table:style-name="ce3" table:formula="of:=[.T55]*100" office:value-type="float" office:value="0" calcext:value-type="float">
            <text:p>0,00</text:p>
          </table:table-cell>
          <table:table-cell table:number-columns-repeated="9"/>
          <table:table-cell table:number-columns-repeated="2" office:value-type="string" calcext:value-type="string">
            <text:p>AP_T2</text:p>
          </table:table-cell>
          <table:table-cell office:value-type="float" office:value="0.5" calcext:value-type="float">
            <text:p>0,5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T2</text:p>
          </table:table-cell>
          <table:table-cell table:formula="of:=[.AM55]*100" office:value-type="float" office:value="50" calcext:value-type="float">
            <text:p>50</text:p>
          </table:table-cell>
          <table:table-cell table:formula="of:=[.AN55]*100" office:value-type="float" office:value="30.3571428571" calcext:value-type="float">
            <text:p>30,3571428571</text:p>
          </table:table-cell>
          <table:table-cell table:formula="of:=[.AO55]*100" office:value-type="float" office:value="30.5084745763" calcext:value-type="float">
            <text:p>30,5084745763</text:p>
          </table:table-cell>
          <table:table-cell table:formula="of:=[.AP55]*100" office:value-type="float" office:value="3.84615384615" calcext:value-type="float">
            <text:p>3,8461538462</text:p>
          </table:table-cell>
          <table:table-cell table:formula="of:=[.AQ55]*100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DOCK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305084745763" calcext:value-type="float">
            <text:p>0,30508474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SDOCK</text:p>
          </table:table-cell>
          <table:table-cell table:style-name="ce8" table:formula="of:=[.B56]*100" office:value-type="float" office:value="41.6666666667" calcext:value-type="float">
            <text:p>41,67</text:p>
          </table:table-cell>
          <table:table-cell table:style-name="ce8" table:formula="of:=[.C56]*100" office:value-type="float" office:value="30.3571428571" calcext:value-type="float">
            <text:p>30,36</text:p>
          </table:table-cell>
          <table:table-cell table:style-name="ce8" table:formula="of:=[.D56]*100" office:value-type="float" office:value="30.5084745763" calcext:value-type="float">
            <text:p>30,51</text:p>
          </table:table-cell>
          <table:table-cell table:style-name="ce8" table:formula="of:=[.E56]*100" office:value-type="float" office:value="0" calcext:value-type="float">
            <text:p>0,00</text:p>
          </table:table-cell>
          <table:table-cell table:style-name="ce9" table:formula="of:=[.F56]*100" office:value-type="float" office:value="0" calcext:value-type="float">
            <text:p>0,00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HLPL</text:p>
          </table:table-cell>
          <table:table-cell table:style-name="ce3" table:formula="of:=[.P56]*100" office:value-type="float" office:value="41.6666666667" calcext:value-type="float">
            <text:p>41,67</text:p>
          </table:table-cell>
          <table:table-cell table:style-name="ce3" table:formula="of:=[.Q56]*100" office:value-type="float" office:value="33.9285714286" calcext:value-type="float">
            <text:p>33,93</text:p>
          </table:table-cell>
          <table:table-cell table:style-name="ce3" table:formula="of:=[.R56]*100" office:value-type="float" office:value="23.7288135593" calcext:value-type="float">
            <text:p>23,73</text:p>
          </table:table-cell>
          <table:table-cell table:style-name="ce3" table:formula="of:=[.S56]*100" office:value-type="float" office:value="11.5384615385" calcext:value-type="float">
            <text:p>11,54</text:p>
          </table:table-cell>
          <table:table-cell table:style-name="ce3" table:formula="of:=[.T56]*100" office:value-type="float" office:value="9.09090909091" calcext:value-type="float">
            <text:p>9,09</text:p>
          </table:table-cell>
          <table:table-cell table:number-columns-repeated="9"/>
          <table:table-cell table:number-columns-repeated="2" office:value-type="string" calcext:value-type="string">
            <text:p>CP_TSC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SC</text:p>
          </table:table-cell>
          <table:table-cell table:formula="of:=[.AM56]*100" office:value-type="float" office:value="41.6666666667" calcext:value-type="float">
            <text:p>41,6666666667</text:p>
          </table:table-cell>
          <table:table-cell table:formula="of:=[.AN56]*100" office:value-type="float" office:value="33.9285714286" calcext:value-type="float">
            <text:p>33,9285714286</text:p>
          </table:table-cell>
          <table:table-cell table:formula="of:=[.AO56]*100" office:value-type="float" office:value="27.1186440678" calcext:value-type="float">
            <text:p>27,1186440678</text:p>
          </table:table-cell>
          <table:table-cell table:formula="of:=[.AP56]*100" office:value-type="float" office:value="11.5384615385" calcext:value-type="float">
            <text:p>11,5384615385</text:p>
          </table:table-cell>
          <table:table-cell table:formula="of:=[.AQ56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table:style-name="ce5" office:value-type="string" calcext:value-type="string">
            <text:p>CP_HLPL</text:p>
          </table:table-cell>
          <table:table-cell table:style-name="ce8" table:formula="of:=[.B57]*100" office:value-type="float" office:value="41.6666666667" calcext:value-type="float">
            <text:p>41,67</text:p>
          </table:table-cell>
          <table:table-cell table:style-name="ce8" table:formula="of:=[.C57]*100" office:value-type="float" office:value="33.9285714286" calcext:value-type="float">
            <text:p>33,93</text:p>
          </table:table-cell>
          <table:table-cell table:style-name="ce8" table:formula="of:=[.D57]*100" office:value-type="float" office:value="23.7288135593" calcext:value-type="float">
            <text:p>23,73</text:p>
          </table:table-cell>
          <table:table-cell table:style-name="ce8" table:formula="of:=[.E57]*100" office:value-type="float" office:value="11.5384615385" calcext:value-type="float">
            <text:p>11,54</text:p>
          </table:table-cell>
          <table:table-cell table:style-name="ce9" table:formula="of:=[.F57]*100" office:value-type="float" office:value="9.09090909091" calcext:value-type="float">
            <text:p>9,09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375" calcext:value-type="float">
            <text:p>0,375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Qp</text:p>
          </table:table-cell>
          <table:table-cell table:style-name="ce3" table:formula="of:=[.P57]*100" office:value-type="float" office:value="37.5" calcext:value-type="float">
            <text:p>37,50</text:p>
          </table:table-cell>
          <table:table-cell table:style-name="ce3" table:formula="of:=[.Q57]*100" office:value-type="float" office:value="32.1428571429" calcext:value-type="float">
            <text:p>32,14</text:p>
          </table:table-cell>
          <table:table-cell table:style-name="ce3" table:formula="of:=[.R57]*100" office:value-type="float" office:value="23.7288135593" calcext:value-type="float">
            <text:p>23,73</text:p>
          </table:table-cell>
          <table:table-cell table:style-name="ce3" table:formula="of:=[.S57]*100" office:value-type="float" office:value="15.3846153846" calcext:value-type="float">
            <text:p>15,38</text:p>
          </table:table-cell>
          <table:table-cell table:style-name="ce3" table:formula="of:=[.T57]*100" office:value-type="float" office:value="9.09090909091" calcext:value-type="float">
            <text:p>9,09</text:p>
          </table:table-cell>
          <table:table-cell table:number-columns-repeated="9"/>
          <table:table-cell table:number-columns-repeated="2" office:value-type="string" calcext:value-type="string">
            <text:p>AP_PISA</text:p>
          </table:table-cell>
          <table:table-cell office:value-type="float" office:value="0.583333333333" calcext:value-type="float">
            <text:p>0,5833333333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PISA</text:p>
          </table:table-cell>
          <table:table-cell table:formula="of:=[.AM57]*100" office:value-type="float" office:value="58.3333333333" calcext:value-type="float">
            <text:p>58,3333333333</text:p>
          </table:table-cell>
          <table:table-cell table:formula="of:=[.AN57]*100" office:value-type="float" office:value="39.2857142857" calcext:value-type="float">
            <text:p>39,2857142857</text:p>
          </table:table-cell>
          <table:table-cell table:formula="of:=[.AO57]*100" office:value-type="float" office:value="30.5084745763" calcext:value-type="float">
            <text:p>30,5084745763</text:p>
          </table:table-cell>
          <table:table-cell table:formula="of:=[.AP57]*100" office:value-type="float" office:value="26.9230769231" calcext:value-type="float">
            <text:p>26,9230769231</text:p>
          </table:table-cell>
          <table:table-cell table:formula="of:=[.AQ57]*100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P_TSC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CP_TSC</text:p>
          </table:table-cell>
          <table:table-cell table:style-name="ce8" table:formula="of:=[.B58]*100" office:value-type="float" office:value="41.6666666667" calcext:value-type="float">
            <text:p>41,67</text:p>
          </table:table-cell>
          <table:table-cell table:style-name="ce8" table:formula="of:=[.C58]*100" office:value-type="float" office:value="33.9285714286" calcext:value-type="float">
            <text:p>33,93</text:p>
          </table:table-cell>
          <table:table-cell table:style-name="ce8" table:formula="of:=[.D58]*100" office:value-type="float" office:value="27.1186440678" calcext:value-type="float">
            <text:p>27,12</text:p>
          </table:table-cell>
          <table:table-cell table:style-name="ce8" table:formula="of:=[.E58]*100" office:value-type="float" office:value="11.5384615385" calcext:value-type="float">
            <text:p>11,54</text:p>
          </table:table-cell>
          <table:table-cell table:style-name="ce9" table:formula="of:=[.F58]*100" office:value-type="float" office:value="0" calcext:value-type="float">
            <text:p>0,00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T1</text:p>
          </table:table-cell>
          <table:table-cell table:style-name="ce3" table:formula="of:=[.P58]*100" office:value-type="float" office:value="41.6666666667" calcext:value-type="float">
            <text:p>41,67</text:p>
          </table:table-cell>
          <table:table-cell table:style-name="ce3" table:formula="of:=[.Q58]*100" office:value-type="float" office:value="28.5714285714" calcext:value-type="float">
            <text:p>28,57</text:p>
          </table:table-cell>
          <table:table-cell table:style-name="ce3" table:formula="of:=[.R58]*100" office:value-type="float" office:value="28.813559322" calcext:value-type="float">
            <text:p>28,81</text:p>
          </table:table-cell>
          <table:table-cell table:style-name="ce3" table:formula="of:=[.S58]*100" office:value-type="float" office:value="19.2307692308" calcext:value-type="float">
            <text:p>19,23</text:p>
          </table:table-cell>
          <table:table-cell table:style-name="ce3" table:formula="of:=[.T58]*100" office:value-type="float" office:value="0" calcext:value-type="float">
            <text:p>0,00</text:p>
          </table:table-cell>
          <table:table-cell table:number-columns-repeated="23"/>
        </table:table-row>
        <table:table-row table:style-name="ro4">
          <table:table-cell office:value-type="string" calcext:value-type="string">
            <text:p>AP_T1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AP_T1</text:p>
          </table:table-cell>
          <table:table-cell table:style-name="ce8" table:formula="of:=[.B59]*100" office:value-type="float" office:value="41.6666666667" calcext:value-type="float">
            <text:p>41,67</text:p>
          </table:table-cell>
          <table:table-cell table:style-name="ce8" table:formula="of:=[.C59]*100" office:value-type="float" office:value="28.5714285714" calcext:value-type="float">
            <text:p>28,57</text:p>
          </table:table-cell>
          <table:table-cell table:style-name="ce8" table:formula="of:=[.D59]*100" office:value-type="float" office:value="28.813559322" calcext:value-type="float">
            <text:p>28,81</text:p>
          </table:table-cell>
          <table:table-cell table:style-name="ce8" table:formula="of:=[.E59]*100" office:value-type="float" office:value="19.2307692308" calcext:value-type="float">
            <text:p>19,23</text:p>
          </table:table-cell>
          <table:table-cell table:style-name="ce9" table:formula="of:=[.F59]*100" office:value-type="float" office:value="0" calcext:value-type="float">
            <text:p>0,00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583333333333" calcext:value-type="float">
            <text:p>0,5833333333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PISA</text:p>
          </table:table-cell>
          <table:table-cell table:style-name="ce3" table:formula="of:=[.P59]*100" office:value-type="float" office:value="58.3333333333" calcext:value-type="float">
            <text:p>58,33</text:p>
          </table:table-cell>
          <table:table-cell table:style-name="ce3" table:formula="of:=[.Q59]*100" office:value-type="float" office:value="39.2857142857" calcext:value-type="float">
            <text:p>39,29</text:p>
          </table:table-cell>
          <table:table-cell table:style-name="ce3" table:formula="of:=[.R59]*100" office:value-type="float" office:value="30.5084745763" calcext:value-type="float">
            <text:p>30,51</text:p>
          </table:table-cell>
          <table:table-cell table:style-name="ce3" table:formula="of:=[.S59]*100" office:value-type="float" office:value="26.9230769231" calcext:value-type="float">
            <text:p>26,92</text:p>
          </table:table-cell>
          <table:table-cell table:style-name="ce3" table:formula="of:=[.T59]*100" office:value-type="float" office:value="0" calcext:value-type="float">
            <text:p>0,0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.5" calcext:value-type="float">
            <text:p>0,5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AP_T2</text:p>
          </table:table-cell>
          <table:table-cell table:style-name="ce8" table:formula="of:=[.B60]*100" office:value-type="float" office:value="50" calcext:value-type="float">
            <text:p>50,00</text:p>
          </table:table-cell>
          <table:table-cell table:style-name="ce8" table:formula="of:=[.C60]*100" office:value-type="float" office:value="30.3571428571" calcext:value-type="float">
            <text:p>30,36</text:p>
          </table:table-cell>
          <table:table-cell table:style-name="ce8" table:formula="of:=[.D60]*100" office:value-type="float" office:value="30.5084745763" calcext:value-type="float">
            <text:p>30,51</text:p>
          </table:table-cell>
          <table:table-cell table:style-name="ce8" table:formula="of:=[.E60]*100" office:value-type="float" office:value="3.84615384615" calcext:value-type="float">
            <text:p>3,85</text:p>
          </table:table-cell>
          <table:table-cell table:style-name="ce9" table:formula="of:=[.F60]*100" office:value-type="float" office:value="0" calcext:value-type="float">
            <text:p>0,00</text:p>
          </table:table-cell>
          <table:table-cell table:number-columns-repeated="37"/>
        </table:table-row>
        <table:table-row table:style-name="ro4">
          <table:table-cell office:value-type="string" calcext:value-type="string">
            <text:p>AP_PISA</text:p>
          </table:table-cell>
          <table:table-cell office:value-type="float" office:value="0.583333333333" calcext:value-type="float">
            <text:p>0,5833333333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AP_PISA</text:p>
          </table:table-cell>
          <table:table-cell table:style-name="ce9" table:formula="of:=[.B61]*100" office:value-type="float" office:value="58.3333333333" calcext:value-type="float">
            <text:p>58,33</text:p>
          </table:table-cell>
          <table:table-cell table:style-name="ce9" table:formula="of:=[.C61]*100" office:value-type="float" office:value="39.2857142857" calcext:value-type="float">
            <text:p>39,29</text:p>
          </table:table-cell>
          <table:table-cell table:style-name="ce9" table:formula="of:=[.D61]*100" office:value-type="float" office:value="30.5084745763" calcext:value-type="float">
            <text:p>30,51</text:p>
          </table:table-cell>
          <table:table-cell table:style-name="ce9" table:formula="of:=[.E61]*100" office:value-type="float" office:value="26.9230769231" calcext:value-type="float">
            <text:p>26,92</text:p>
          </table:table-cell>
          <table:table-cell table:style-name="ce9" table:formula="of:=[.F61]*100" office:value-type="float" office:value="0" calcext:value-type="float">
            <text:p>0,00</text:p>
          </table:table-cell>
          <table:table-cell table:number-columns-repeated="37"/>
        </table:table-row>
        <table:table-row table:style-name="ro2">
          <table:table-cell table:number-columns-repeated="50"/>
        </table:table-row>
        <table:table-row table:style-name="ro4">
          <table:table-cell table:number-columns-repeated="50"/>
        </table:table-row>
        <table:table-row table:style-name="ro1" table:number-rows-repeated="2">
          <table:table-cell table:number-columns-repeated="50"/>
        </table:table-row>
        <table:table-row table:style-name="ro2" table:number-rows-repeated="2">
          <table:table-cell table:number-columns-repeated="50"/>
        </table:table-row>
        <table:table-row table:style-name="ro2">
          <table:table-cell table:number-columns-repeated="6"/>
          <table:table-cell table:style-name="ce1" table:number-columns-spanned="4" table:number-rows-spanned="1"/>
          <table:covered-table-cell table:number-columns-repeated="3"/>
          <table:table-cell table:number-columns-repeated="40"/>
        </table:table-row>
        <table:table-row table:style-name="ro4"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Medium </text:p>
          </table:table-cell>
          <table:table-cell office:value-type="string" calcext:value-type="string">
            <text:p>Weak</text:p>
          </table:table-cell>
          <table:table-cell table:number-columns-repeated="2"/>
          <table:table-cell table:style-name="ce2"/>
          <table:table-cell table:style-name="ce7" office:value-type="string" calcext:value-type="string">
            <text:p>Strong</text:p>
          </table:table-cell>
          <table:table-cell table:style-name="ce7" office:value-type="string" calcext:value-type="string">
            <text:p>Medium </text:p>
          </table:table-cell>
          <table:table-cell table:style-name="ce4" office:value-type="string" calcext:value-type="string">
            <text:p>Weak</text:p>
          </table:table-cell>
          <table:table-cell table:number-columns-repeated="3"/>
          <table:table-cell office:value-type="string" calcext:value-type="string">
            <text:p>Strong</text:p>
          </table:table-cell>
          <table:table-cell office:value-type="string" calcext:value-type="string">
            <text:p>Medium </text:p>
          </table:table-cell>
          <table:table-cell office:value-type="string" calcext:value-type="string">
            <text:p>Weak</text:p>
          </table:table-cell>
          <table:table-cell table:number-columns-repeated="2"/>
          <table:table-cell office:value-type="string" calcext:value-type="string">
            <text:p>Strong</text:p>
          </table:table-cell>
          <table:table-cell office:value-type="string" calcext:value-type="string">
            <text:p>Medium </text:p>
          </table:table-cell>
          <table:table-cell office:value-type="string" calcext:value-type="string">
            <text:p>Weak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CP_DECK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CP_DECK</text:p>
          </table:table-cell>
          <table:table-cell table:style-name="ce8" table:formula="of:=[.B70]*100" office:value-type="float" office:value="35.7142857143" calcext:value-type="float">
            <text:p>35,71</text:p>
          </table:table-cell>
          <table:table-cell table:style-name="ce8" table:formula="of:=[.C70]*100" office:value-type="float" office:value="17.0731707317" calcext:value-type="float">
            <text:p>17,07</text:p>
          </table:table-cell>
          <table:table-cell table:style-name="ce8" table:formula="of:=[.D70]*100" office:value-type="float" office:value="10" calcext:value-type="float">
            <text:p>10,00</text:p>
          </table:table-cell>
          <table:table-cell/>
          <table:table-cell table:number-columns-repeated="2" office:value-type="string" calcext:value-type="string">
            <text:p>CP_HLPL</text:p>
          </table:table-cell>
          <table:table-cell office:value-type="float" office:value="0.25" calcext:value-type="float">
            <text:p>0,25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P_HLPL</text:p>
          </table:table-cell>
          <table:table-cell table:style-name="ce3" table:formula="of:=[.N70]*100" office:value-type="float" office:value="25" calcext:value-type="float">
            <text:p>25,00</text:p>
          </table:table-cell>
          <table:table-cell table:style-name="ce3" table:formula="of:=[.O70]*100" office:value-type="float" office:value="19.512195122" calcext:value-type="float">
            <text:p>19,51</text:p>
          </table:table-cell>
          <table:table-cell table:formula="of:=[.P70]*100"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CP_HLPL</text:p>
          </table:table-cell>
          <table:table-cell office:value-type="float" office:value="0.25" calcext:value-type="float">
            <text:p>0,25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table:style-name="ce8" table:formula="of:=[.B71]*100" office:value-type="float" office:value="25" calcext:value-type="float">
            <text:p>25,00</text:p>
          </table:table-cell>
          <table:table-cell table:style-name="ce8" table:formula="of:=[.C71]*100" office:value-type="float" office:value="19.512195122" calcext:value-type="float">
            <text:p>19,51</text:p>
          </table:table-cell>
          <table:table-cell table:style-name="ce8" table:formula="of:=[.D71]*100" office:value-type="float" office:value="10" calcext:value-type="float">
            <text:p>10,00</text:p>
          </table:table-cell>
          <table:table-cell/>
          <table:table-cell table:number-columns-repeated="2" office:value-type="string" calcext:value-type="string">
            <text:p>CP_RMFCA</text:p>
          </table:table-cell>
          <table:table-cell office:value-type="float" office:value="0.25" calcext:value-type="float">
            <text:p>0,25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P_RMFCA</text:p>
          </table:table-cell>
          <table:table-cell table:style-name="ce3" table:formula="of:=[.N71]*100" office:value-type="float" office:value="25" calcext:value-type="float">
            <text:p>25,00</text:p>
          </table:table-cell>
          <table:table-cell table:style-name="ce3" table:formula="of:=[.O71]*100" office:value-type="float" office:value="17.0731707317" calcext:value-type="float">
            <text:p>17,07</text:p>
          </table:table-cell>
          <table:table-cell table:formula="of:=[.P71]*100" office:value-type="float" office:value="15" calcext:value-type="float">
            <text:p>15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CP_RMFCA</text:p>
          </table:table-cell>
          <table:table-cell office:value-type="float" office:value="0.25" calcext:value-type="float">
            <text:p>0,25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CP_RMFCA</text:p>
          </table:table-cell>
          <table:table-cell table:style-name="ce8" table:formula="of:=[.B72]*100" office:value-type="float" office:value="25" calcext:value-type="float">
            <text:p>25,00</text:p>
          </table:table-cell>
          <table:table-cell table:style-name="ce8" table:formula="of:=[.C72]*100" office:value-type="float" office:value="17.0731707317" calcext:value-type="float">
            <text:p>17,07</text:p>
          </table:table-cell>
          <table:table-cell table:style-name="ce8" table:formula="of:=[.D72]*100" office:value-type="float" office:value="15" calcext:value-type="float">
            <text:p>15,00</text:p>
          </table:table-cell>
          <table:table-cell/>
          <table:table-cell table:number-columns-repeated="2" office:value-type="string" calcext:value-type="string">
            <text:p>CP_TB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P_TB</text:p>
          </table:table-cell>
          <table:table-cell table:style-name="ce3" table:formula="of:=[.N72]*100" office:value-type="float" office:value="28.5714285714" calcext:value-type="float">
            <text:p>28,57</text:p>
          </table:table-cell>
          <table:table-cell table:style-name="ce3" table:formula="of:=[.O72]*100" office:value-type="float" office:value="21.9512195122" calcext:value-type="float">
            <text:p>21,95</text:p>
          </table:table-cell>
          <table:table-cell table:formula="of:=[.P72]*100" office:value-type="float" office:value="15" calcext:value-type="float">
            <text:p>15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CP_TB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CP_TB</text:p>
          </table:table-cell>
          <table:table-cell table:style-name="ce8" table:formula="of:=[.B73]*100" office:value-type="float" office:value="28.5714285714" calcext:value-type="float">
            <text:p>28,57</text:p>
          </table:table-cell>
          <table:table-cell table:style-name="ce8" table:formula="of:=[.C73]*100" office:value-type="float" office:value="21.9512195122" calcext:value-type="float">
            <text:p>21,95</text:p>
          </table:table-cell>
          <table:table-cell table:style-name="ce8" table:formula="of:=[.D73]*100" office:value-type="float" office:value="15" calcext:value-type="float">
            <text:p>15,00</text:p>
          </table:table-cell>
          <table:table-cell table:number-columns-repeated="2"/>
          <table:table-cell office:value-type="string" calcext:value-type="string">
            <text:p>CP_DECK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P_DECK</text:p>
          </table:table-cell>
          <table:table-cell table:style-name="ce3" table:formula="of:=[.N73]*100" office:value-type="float" office:value="35.7142857143" calcext:value-type="float">
            <text:p>35,71</text:p>
          </table:table-cell>
          <table:table-cell table:style-name="ce3" table:formula="of:=[.O73]*100" office:value-type="float" office:value="17.0731707317" calcext:value-type="float">
            <text:p>17,07</text:p>
          </table:table-cell>
          <table:table-cell table:formula="of:=[.P73]*100" office:value-type="float" office:value="10" calcext:value-type="float">
            <text:p>1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PYDOCK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PYDOCK</text:p>
          </table:table-cell>
          <table:table-cell table:style-name="ce8" table:formula="of:=[.B74]*100" office:value-type="float" office:value="32.1428571429" calcext:value-type="float">
            <text:p>32,14</text:p>
          </table:table-cell>
          <table:table-cell table:style-name="ce8" table:formula="of:=[.C74]*100" office:value-type="float" office:value="21.9512195122" calcext:value-type="float">
            <text:p>21,95</text:p>
          </table:table-cell>
          <table:table-cell table:style-name="ce8" table:formula="of:=[.D74]*100" office:value-type="float" office:value="15" calcext:value-type="float">
            <text:p>15,00</text:p>
          </table:table-cell>
          <table:table-cell/>
          <table:table-cell table:number-columns-repeated="2" office:value-type="string" calcext:value-type="string">
            <text:p>PYDOCK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PYDOCK</text:p>
          </table:table-cell>
          <table:table-cell table:style-name="ce3" table:formula="of:=[.N74]*100" office:value-type="float" office:value="32.1428571429" calcext:value-type="float">
            <text:p>32,14</text:p>
          </table:table-cell>
          <table:table-cell table:style-name="ce3" table:formula="of:=[.O74]*100" office:value-type="float" office:value="21.9512195122" calcext:value-type="float">
            <text:p>21,95</text:p>
          </table:table-cell>
          <table:table-cell table:formula="of:=[.P74]*100" office:value-type="float" office:value="15" calcext:value-type="float">
            <text:p>15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AP_PISA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AP_PISA</text:p>
          </table:table-cell>
          <table:table-cell table:style-name="ce8" table:formula="of:=[.B75]*100" office:value-type="float" office:value="21.4285714286" calcext:value-type="float">
            <text:p>21,43</text:p>
          </table:table-cell>
          <table:table-cell table:style-name="ce8" table:formula="of:=[.C75]*100" office:value-type="float" office:value="21.9512195122" calcext:value-type="float">
            <text:p>21,95</text:p>
          </table:table-cell>
          <table:table-cell table:style-name="ce8" table:formula="of:=[.D75]*100" office:value-type="float" office:value="30" calcext:value-type="float">
            <text:p>30,00</text:p>
          </table:table-cell>
          <table:table-cell/>
          <table:table-cell table:number-columns-repeated="2" office:value-type="string" calcext:value-type="string">
            <text:p>CP_TSC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CP_TSC</text:p>
          </table:table-cell>
          <table:table-cell table:style-name="ce3" table:formula="of:=[.N75]*100" office:value-type="float" office:value="21.4285714286" calcext:value-type="float">
            <text:p>21,43</text:p>
          </table:table-cell>
          <table:table-cell table:style-name="ce3" table:formula="of:=[.O75]*100" office:value-type="float" office:value="24.3902439024" calcext:value-type="float">
            <text:p>24,39</text:p>
          </table:table-cell>
          <table:table-cell table:formula="of:=[.P75]*100" office:value-type="float" office:value="30" calcext:value-type="float">
            <text:p>3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CP_TSC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CP_TSC</text:p>
          </table:table-cell>
          <table:table-cell table:style-name="ce8" table:formula="of:=[.B76]*100" office:value-type="float" office:value="21.4285714286" calcext:value-type="float">
            <text:p>21,43</text:p>
          </table:table-cell>
          <table:table-cell table:style-name="ce8" table:formula="of:=[.C76]*100" office:value-type="float" office:value="24.3902439024" calcext:value-type="float">
            <text:p>24,39</text:p>
          </table:table-cell>
          <table:table-cell table:style-name="ce8" table:formula="of:=[.D76]*100" office:value-type="float" office:value="30" calcext:value-type="float">
            <text:p>30,00</text:p>
          </table:table-cell>
          <table:table-cell/>
          <table:table-cell table:number-columns-repeated="2" office:value-type="string" calcext:value-type="string">
            <text:p>AP_PISA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AP_PISA</text:p>
          </table:table-cell>
          <table:table-cell table:style-name="ce3" table:formula="of:=[.N76]*100" office:value-type="float" office:value="21.4285714286" calcext:value-type="float">
            <text:p>21,43</text:p>
          </table:table-cell>
          <table:table-cell table:style-name="ce3" table:formula="of:=[.O76]*100" office:value-type="float" office:value="21.9512195122" calcext:value-type="float">
            <text:p>21,95</text:p>
          </table:table-cell>
          <table:table-cell table:formula="of:=[.P76]*100" office:value-type="float" office:value="30" calcext:value-type="float">
            <text:p>30</text:p>
          </table:table-cell>
          <table:table-cell table:number-columns-repeated="29"/>
        </table:table-row>
        <table:table-row table:style-name="ro4">
          <table:table-cell table:number-columns-repeated="7"/>
          <table:table-cell table:style-name="ce8" table:number-columns-repeated="3"/>
          <table:table-cell table:number-columns-repeated="8"/>
          <table:table-cell table:style-name="ce3" table:number-columns-repeated="2"/>
          <table:table-cell table:number-columns-repeated="30"/>
        </table:table-row>
        <table:table-row table:style-name="ro4">
          <table:table-cell office:value-type="string" calcext:value-type="string">
            <text:p>AP_T1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AP_T1</text:p>
          </table:table-cell>
          <table:table-cell table:style-name="ce8" table:formula="of:=[.B78]*100" office:value-type="float" office:value="35.7142857143" calcext:value-type="float">
            <text:p>35,71</text:p>
          </table:table-cell>
          <table:table-cell table:style-name="ce8" table:formula="of:=[.C78]*100" office:value-type="float" office:value="24.3902439024" calcext:value-type="float">
            <text:p>24,39</text:p>
          </table:table-cell>
          <table:table-cell table:style-name="ce8" table:formula="of:=[.D78]*100" office:value-type="float" office:value="15" calcext:value-type="float">
            <text:p>15,00</text:p>
          </table:table-cell>
          <table:table-cell/>
          <table:table-cell table:number-columns-repeated="2" office:value-type="string" calcext:value-type="string">
            <text:p>CP_HLPL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P_HLPL</text:p>
          </table:table-cell>
          <table:table-cell table:style-name="ce3" table:formula="of:=[.N78]*100" office:value-type="float" office:value="39.2857142857" calcext:value-type="float">
            <text:p>39,29</text:p>
          </table:table-cell>
          <table:table-cell table:style-name="ce3" table:formula="of:=[.O78]*100" office:value-type="float" office:value="14.6341463415" calcext:value-type="float">
            <text:p>14,63</text:p>
          </table:table-cell>
          <table:table-cell table:formula="of:=[.P78]*100" office:value-type="float" office:value="20" calcext:value-type="float">
            <text:p>2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CP_HLPL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table:style-name="ce8" table:formula="of:=[.B79]*100" office:value-type="float" office:value="39.2857142857" calcext:value-type="float">
            <text:p>39,29</text:p>
          </table:table-cell>
          <table:table-cell table:style-name="ce8" table:formula="of:=[.C79]*100" office:value-type="float" office:value="14.6341463415" calcext:value-type="float">
            <text:p>14,63</text:p>
          </table:table-cell>
          <table:table-cell table:style-name="ce8" table:formula="of:=[.D79]*100" office:value-type="float" office:value="20" calcext:value-type="float">
            <text:p>20,00</text:p>
          </table:table-cell>
          <table:table-cell/>
          <table:table-cell table:number-columns-repeated="2" office:value-type="string" calcext:value-type="string">
            <text:p>ZDOCK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ZDOCK</text:p>
          </table:table-cell>
          <table:table-cell table:style-name="ce3" table:formula="of:=[.N79]*100" office:value-type="float" office:value="42.8571428571" calcext:value-type="float">
            <text:p>42,86</text:p>
          </table:table-cell>
          <table:table-cell table:style-name="ce3" table:formula="of:=[.O79]*100" office:value-type="float" office:value="21.9512195122" calcext:value-type="float">
            <text:p>21,95</text:p>
          </table:table-cell>
          <table:table-cell table:formula="of:=[.P79]*100" office:value-type="float" office:value="20" calcext:value-type="float">
            <text:p>2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AP_T2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AP_T2</text:p>
          </table:table-cell>
          <table:table-cell table:style-name="ce8" table:formula="of:=[.B80]*100" office:value-type="float" office:value="32.1428571429" calcext:value-type="float">
            <text:p>32,14</text:p>
          </table:table-cell>
          <table:table-cell table:style-name="ce8" table:formula="of:=[.C80]*100" office:value-type="float" office:value="14.6341463415" calcext:value-type="float">
            <text:p>14,63</text:p>
          </table:table-cell>
          <table:table-cell table:style-name="ce8" table:formula="of:=[.D80]*100" office:value-type="float" office:value="20" calcext:value-type="float">
            <text:p>20,00</text:p>
          </table:table-cell>
          <table:table-cell/>
          <table:table-cell table:number-columns-repeated="2" office:value-type="string" calcext:value-type="string">
            <text:p>AP_T2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AP_T2</text:p>
          </table:table-cell>
          <table:table-cell table:style-name="ce3" table:formula="of:=[.N80]*100" office:value-type="float" office:value="32.1428571429" calcext:value-type="float">
            <text:p>32,14</text:p>
          </table:table-cell>
          <table:table-cell table:style-name="ce3" table:formula="of:=[.O80]*100" office:value-type="float" office:value="14.6341463415" calcext:value-type="float">
            <text:p>14,63</text:p>
          </table:table-cell>
          <table:table-cell table:formula="of:=[.P80]*100" office:value-type="float" office:value="20" calcext:value-type="float">
            <text:p>2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zdock3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ZDOCK</text:p>
          </table:table-cell>
          <table:table-cell table:style-name="ce8" table:formula="of:=[.B81]*100" office:value-type="float" office:value="42.8571428571" calcext:value-type="float">
            <text:p>42,86</text:p>
          </table:table-cell>
          <table:table-cell table:style-name="ce8" table:formula="of:=[.C81]*100" office:value-type="float" office:value="21.9512195122" calcext:value-type="float">
            <text:p>21,95</text:p>
          </table:table-cell>
          <table:table-cell table:style-name="ce8" table:formula="of:=[.D81]*100" office:value-type="float" office:value="20" calcext:value-type="float">
            <text:p>20,00</text:p>
          </table:table-cell>
          <table:table-cell/>
          <table:table-cell table:number-columns-repeated="2" office:value-type="string" calcext:value-type="string">
            <text:p>AP_T1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AP_T1</text:p>
          </table:table-cell>
          <table:table-cell table:style-name="ce3" table:formula="of:=[.N81]*100" office:value-type="float" office:value="35.7142857143" calcext:value-type="float">
            <text:p>35,71</text:p>
          </table:table-cell>
          <table:table-cell table:style-name="ce3" table:formula="of:=[.O81]*100" office:value-type="float" office:value="24.3902439024" calcext:value-type="float">
            <text:p>24,39</text:p>
          </table:table-cell>
          <table:table-cell table:formula="of:=[.P81]*100" office:value-type="float" office:value="15" calcext:value-type="float">
            <text:p>15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AP_PISA</text:p>
          </table:table-cell>
          <table:table-cell office:value-type="float" office:value="0.535714285714" calcext:value-type="float">
            <text:p>0,5357142857</text:p>
          </table:table-cell>
          <table:table-cell office:value-type="float" office:value="0.317073170732" calcext:value-type="float">
            <text:p>0,3170731707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AP_PISA</text:p>
          </table:table-cell>
          <table:table-cell table:style-name="ce8" table:formula="of:=[.B82]*100" office:value-type="float" office:value="53.5714285714" calcext:value-type="float">
            <text:p>53,57</text:p>
          </table:table-cell>
          <table:table-cell table:style-name="ce8" table:formula="of:=[.C82]*100" office:value-type="float" office:value="31.7073170732" calcext:value-type="float">
            <text:p>31,71</text:p>
          </table:table-cell>
          <table:table-cell table:style-name="ce8" table:formula="of:=[.D82]*100" office:value-type="float" office:value="25" calcext:value-type="float">
            <text:p>25,00</text:p>
          </table:table-cell>
          <table:table-cell/>
          <table:table-cell table:number-columns-repeated="2" office:value-type="string" calcext:value-type="string">
            <text:p>CP_TSC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CP_TSC</text:p>
          </table:table-cell>
          <table:table-cell table:style-name="ce3" table:formula="of:=[.N82]*100" office:value-type="float" office:value="39.2857142857" calcext:value-type="float">
            <text:p>39,29</text:p>
          </table:table-cell>
          <table:table-cell table:style-name="ce3" table:formula="of:=[.O82]*100" office:value-type="float" office:value="29.2682926829" calcext:value-type="float">
            <text:p>29,27</text:p>
          </table:table-cell>
          <table:table-cell table:formula="of:=[.P82]*100" office:value-type="float" office:value="30" calcext:value-type="float">
            <text:p>3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CP_TSC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CP_TSC</text:p>
          </table:table-cell>
          <table:table-cell table:style-name="ce8" table:formula="of:=[.B83]*100" office:value-type="float" office:value="39.2857142857" calcext:value-type="float">
            <text:p>39,29</text:p>
          </table:table-cell>
          <table:table-cell table:style-name="ce8" table:formula="of:=[.C83]*100" office:value-type="float" office:value="29.2682926829" calcext:value-type="float">
            <text:p>29,27</text:p>
          </table:table-cell>
          <table:table-cell table:style-name="ce8" table:formula="of:=[.D83]*100" office:value-type="float" office:value="30" calcext:value-type="float">
            <text:p>30,00</text:p>
          </table:table-cell>
          <table:table-cell/>
          <table:table-cell table:number-columns-repeated="2" office:value-type="string" calcext:value-type="string">
            <text:p>AP_PISA</text:p>
          </table:table-cell>
          <table:table-cell office:value-type="float" office:value="0.535714285714" calcext:value-type="float">
            <text:p>0,5357142857</text:p>
          </table:table-cell>
          <table:table-cell office:value-type="float" office:value="0.317073170732" calcext:value-type="float">
            <text:p>0,3170731707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AP_PISA</text:p>
          </table:table-cell>
          <table:table-cell table:style-name="ce3" table:formula="of:=[.N83]*100" office:value-type="float" office:value="53.5714285714" calcext:value-type="float">
            <text:p>53,57</text:p>
          </table:table-cell>
          <table:table-cell table:style-name="ce3" table:formula="of:=[.O83]*100" office:value-type="float" office:value="31.7073170732" calcext:value-type="float">
            <text:p>31,71</text:p>
          </table:table-cell>
          <table:table-cell table:formula="of:=[.P83]*100" office:value-type="float" office:value="25" calcext:value-type="float">
            <text:p>25</text:p>
          </table:table-cell>
          <table:table-cell table:number-columns-repeated="29"/>
        </table:table-row>
        <table:table-row table:style-name="ro4">
          <table:table-cell table:number-columns-repeated="7"/>
          <table:table-cell table:style-name="ce8" table:number-columns-repeated="3"/>
          <table:table-cell table:number-columns-repeated="8"/>
          <table:table-cell table:style-name="ce3" table:number-columns-repeated="2"/>
          <table:table-cell table:number-columns-repeated="30"/>
        </table:table-row>
        <table:table-row table:style-name="ro4">
          <table:table-cell office:value-type="string" calcext:value-type="string">
            <text:p>CP_Qp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CP_Qp</text:p>
          </table:table-cell>
          <table:table-cell table:style-name="ce8" table:formula="of:=[.B85]*100" office:value-type="float" office:value="35.7142857143" calcext:value-type="float">
            <text:p>35,71</text:p>
          </table:table-cell>
          <table:table-cell table:style-name="ce8" table:formula="of:=[.C85]*100" office:value-type="float" office:value="17.0731707317" calcext:value-type="float">
            <text:p>17,07</text:p>
          </table:table-cell>
          <table:table-cell table:style-name="ce8" table:formula="of:=[.D85]*100" office:value-type="float" office:value="15" calcext:value-type="float">
            <text:p>15,00</text:p>
          </table:table-cell>
          <table:table-cell/>
          <table:table-cell table:number-columns-repeated="2" office:value-type="string" calcext:value-type="string">
            <text:p>SDOCK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SDOCK</text:p>
          </table:table-cell>
          <table:table-cell table:style-name="ce3" table:formula="of:=[.N85]*100" office:value-type="float" office:value="35.7142857143" calcext:value-type="float">
            <text:p>35,71</text:p>
          </table:table-cell>
          <table:table-cell table:style-name="ce3" table:formula="of:=[.O85]*100" office:value-type="float" office:value="21.9512195122" calcext:value-type="float">
            <text:p>21,95</text:p>
          </table:table-cell>
          <table:table-cell table:formula="of:=[.P85]*100" office:value-type="float" office:value="15" calcext:value-type="float">
            <text:p>15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CP_HLPL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table:style-name="ce8" table:formula="of:=[.B86]*100" office:value-type="float" office:value="39.2857142857" calcext:value-type="float">
            <text:p>39,29</text:p>
          </table:table-cell>
          <table:table-cell table:style-name="ce8" table:formula="of:=[.C86]*100" office:value-type="float" office:value="19.512195122" calcext:value-type="float">
            <text:p>19,51</text:p>
          </table:table-cell>
          <table:table-cell table:style-name="ce8" table:formula="of:=[.D86]*100" office:value-type="float" office:value="15" calcext:value-type="float">
            <text:p>15,00</text:p>
          </table:table-cell>
          <table:table-cell/>
          <table:table-cell table:number-columns-repeated="2" office:value-type="string" calcext:value-type="string">
            <text:p>CP_Qp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P_Qp</text:p>
          </table:table-cell>
          <table:table-cell table:style-name="ce3" table:formula="of:=[.N86]*100" office:value-type="float" office:value="35.7142857143" calcext:value-type="float">
            <text:p>35,71</text:p>
          </table:table-cell>
          <table:table-cell table:style-name="ce3" table:formula="of:=[.O86]*100" office:value-type="float" office:value="17.0731707317" calcext:value-type="float">
            <text:p>17,07</text:p>
          </table:table-cell>
          <table:table-cell table:formula="of:=[.P86]*100" office:value-type="float" office:value="15" calcext:value-type="float">
            <text:p>15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SDOCK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SDOCK</text:p>
          </table:table-cell>
          <table:table-cell table:style-name="ce8" table:formula="of:=[.B87]*100" office:value-type="float" office:value="35.7142857143" calcext:value-type="float">
            <text:p>35,71</text:p>
          </table:table-cell>
          <table:table-cell table:style-name="ce8" table:formula="of:=[.C87]*100" office:value-type="float" office:value="21.9512195122" calcext:value-type="float">
            <text:p>21,95</text:p>
          </table:table-cell>
          <table:table-cell table:style-name="ce8" table:formula="of:=[.D87]*100" office:value-type="float" office:value="15" calcext:value-type="float">
            <text:p>15,00</text:p>
          </table:table-cell>
          <table:table-cell/>
          <table:table-cell table:number-columns-repeated="2" office:value-type="string" calcext:value-type="string">
            <text:p>AP_T1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AP_T1</text:p>
          </table:table-cell>
          <table:table-cell table:style-name="ce3" table:formula="of:=[.N87]*100" office:value-type="float" office:value="32.1428571429" calcext:value-type="float">
            <text:p>32,14</text:p>
          </table:table-cell>
          <table:table-cell table:style-name="ce3" table:formula="of:=[.O87]*100" office:value-type="float" office:value="26.8292682927" calcext:value-type="float">
            <text:p>26,83</text:p>
          </table:table-cell>
          <table:table-cell table:formula="of:=[.P87]*100" office:value-type="float" office:value="20" calcext:value-type="float">
            <text:p>2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CP_TSC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CP_TSC</text:p>
          </table:table-cell>
          <table:table-cell table:style-name="ce8" table:formula="of:=[.B88]*100" office:value-type="float" office:value="39.2857142857" calcext:value-type="float">
            <text:p>39,29</text:p>
          </table:table-cell>
          <table:table-cell table:style-name="ce8" table:formula="of:=[.C88]*100" office:value-type="float" office:value="24.3902439024" calcext:value-type="float">
            <text:p>24,39</text:p>
          </table:table-cell>
          <table:table-cell table:style-name="ce8" table:formula="of:=[.D88]*100" office:value-type="float" office:value="20" calcext:value-type="float">
            <text:p>20,00</text:p>
          </table:table-cell>
          <table:table-cell/>
          <table:table-cell table:number-columns-repeated="2" office:value-type="string" calcext:value-type="string">
            <text:p>CP_HLPL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P_HLPL</text:p>
          </table:table-cell>
          <table:table-cell table:style-name="ce3" table:formula="of:=[.N88]*100" office:value-type="float" office:value="39.2857142857" calcext:value-type="float">
            <text:p>39,29</text:p>
          </table:table-cell>
          <table:table-cell table:style-name="ce3" table:formula="of:=[.O88]*100" office:value-type="float" office:value="19.512195122" calcext:value-type="float">
            <text:p>19,51</text:p>
          </table:table-cell>
          <table:table-cell table:formula="of:=[.P88]*100" office:value-type="float" office:value="15" calcext:value-type="float">
            <text:p>15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AP_T1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AP_T1</text:p>
          </table:table-cell>
          <table:table-cell table:style-name="ce8" table:formula="of:=[.B89]*100" office:value-type="float" office:value="32.1428571429" calcext:value-type="float">
            <text:p>32,14</text:p>
          </table:table-cell>
          <table:table-cell table:style-name="ce8" table:formula="of:=[.C89]*100" office:value-type="float" office:value="26.8292682927" calcext:value-type="float">
            <text:p>26,83</text:p>
          </table:table-cell>
          <table:table-cell table:style-name="ce8" table:formula="of:=[.D89]*100" office:value-type="float" office:value="20" calcext:value-type="float">
            <text:p>20,00</text:p>
          </table:table-cell>
          <table:table-cell/>
          <table:table-cell table:number-columns-repeated="2" office:value-type="string" calcext:value-type="string">
            <text:p>AP_T2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AP_T2</text:p>
          </table:table-cell>
          <table:table-cell table:style-name="ce3" table:formula="of:=[.N89]*100" office:value-type="float" office:value="28.5714285714" calcext:value-type="float">
            <text:p>28,57</text:p>
          </table:table-cell>
          <table:table-cell table:style-name="ce3" table:formula="of:=[.O89]*100" office:value-type="float" office:value="26.8292682927" calcext:value-type="float">
            <text:p>26,83</text:p>
          </table:table-cell>
          <table:table-cell table:formula="of:=[.P89]*100" office:value-type="float" office:value="25" calcext:value-type="float">
            <text:p>25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AP_T2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AP_T2</text:p>
          </table:table-cell>
          <table:table-cell table:style-name="ce8" table:formula="of:=[.B90]*100" office:value-type="float" office:value="28.5714285714" calcext:value-type="float">
            <text:p>28,57</text:p>
          </table:table-cell>
          <table:table-cell table:style-name="ce8" table:formula="of:=[.C90]*100" office:value-type="float" office:value="26.8292682927" calcext:value-type="float">
            <text:p>26,83</text:p>
          </table:table-cell>
          <table:table-cell table:style-name="ce8" table:formula="of:=[.D90]*100" office:value-type="float" office:value="25" calcext:value-type="float">
            <text:p>25,00</text:p>
          </table:table-cell>
          <table:table-cell/>
          <table:table-cell table:number-columns-repeated="2" office:value-type="string" calcext:value-type="string">
            <text:p>CP_TSC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P_TSC</text:p>
          </table:table-cell>
          <table:table-cell table:style-name="ce3" table:formula="of:=[.N90]*100" office:value-type="float" office:value="39.2857142857" calcext:value-type="float">
            <text:p>39,29</text:p>
          </table:table-cell>
          <table:table-cell table:style-name="ce3" table:formula="of:=[.O90]*100" office:value-type="float" office:value="24.3902439024" calcext:value-type="float">
            <text:p>24,39</text:p>
          </table:table-cell>
          <table:table-cell table:formula="of:=[.P90]*100" office:value-type="float" office:value="20" calcext:value-type="float">
            <text:p>20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AP_PISA</text:p>
          </table:table-cell>
          <table:table-cell office:value-type="float" office:value="0.535714285714" calcext:value-type="float">
            <text:p>0,5357142857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AP_PISA</text:p>
          </table:table-cell>
          <table:table-cell table:style-name="ce8" table:formula="of:=[.B91]*100" office:value-type="float" office:value="53.5714285714" calcext:value-type="float">
            <text:p>53,57</text:p>
          </table:table-cell>
          <table:table-cell table:style-name="ce8" table:formula="of:=[.C91]*100" office:value-type="float" office:value="26.8292682927" calcext:value-type="float">
            <text:p>26,83</text:p>
          </table:table-cell>
          <table:table-cell table:style-name="ce8" table:formula="of:=[.D91]*100" office:value-type="float" office:value="30" calcext:value-type="float">
            <text:p>30,00</text:p>
          </table:table-cell>
          <table:table-cell/>
          <table:table-cell table:number-columns-repeated="2" office:value-type="string" calcext:value-type="string">
            <text:p>AP_PISA</text:p>
          </table:table-cell>
          <table:table-cell office:value-type="float" office:value="0.535714285714" calcext:value-type="float">
            <text:p>0,5357142857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AP_PISA</text:p>
          </table:table-cell>
          <table:table-cell table:style-name="ce3" table:formula="of:=[.N91]*100" office:value-type="float" office:value="53.5714285714" calcext:value-type="float">
            <text:p>53,57</text:p>
          </table:table-cell>
          <table:table-cell table:style-name="ce3" table:formula="of:=[.O91]*100" office:value-type="float" office:value="26.8292682927" calcext:value-type="float">
            <text:p>26,83</text:p>
          </table:table-cell>
          <table:table-cell table:formula="of:=[.P91]*100" office:value-type="float" office:value="30" calcext:value-type="float">
            <text:p>30</text:p>
          </table:table-cell>
          <table:table-cell table:number-columns-repeated="29"/>
        </table:table-row>
        <table:table-row table:style-name="ro4" table:number-rows-repeated="2">
          <table:table-cell table:number-columns-repeated="50"/>
        </table:table-row>
        <table:table-row table:style-name="ro1" table:number-rows-repeated="3">
          <table:table-cell table:number-columns-repeated="50"/>
        </table:table-row>
        <table:table-row table:style-name="ro4">
          <table:table-cell table:number-columns-repeated="50"/>
        </table:table-row>
        <table:table-row table:style-name="ro1" table:number-rows-repeated="2">
          <table:table-cell table:number-columns-repeated="50"/>
        </table:table-row>
        <table:table-row table:style-name="ro4"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2"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2"/>
          <table:table-cell office:value-type="string" calcext:value-type="string">
            <text:p>Top1 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36"/>
        </table:table-row>
        <table:table-row table:style-name="ro4">
          <table:table-cell office:value-type="string" calcext:value-type="string">
            <text:p>CP_HLPL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164772727273" calcext:value-type="float">
            <text:p>0,1647727273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string" calcext:value-type="string">
            <text:p>CP_HLPL</text:p>
          </table:table-cell>
          <table:table-cell table:style-name="ce3" table:formula="of:=[.B101]*100" office:value-type="float" office:value="7.38636363636" calcext:value-type="float">
            <text:p>7,39</text:p>
          </table:table-cell>
          <table:table-cell table:style-name="ce3" table:formula="of:=[.C101]*100" office:value-type="float" office:value="16.4772727273" calcext:value-type="float">
            <text:p>16,48</text:p>
          </table:table-cell>
          <table:table-cell table:style-name="ce3" table:formula="of:=[.D101]*100" office:value-type="float" office:value="39.7727272727" calcext:value-type="float">
            <text:p>39,77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CP_RMFCA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176136363636" calcext:value-type="float">
            <text:p>0,1761363636</text:p>
          </table:table-cell>
          <table:table-cell office:value-type="float" office:value="0.369318181818" calcext:value-type="float">
            <text:p>0,3693181818</text:p>
          </table:table-cell>
          <table:table-cell/>
          <table:table-cell office:value-type="string" calcext:value-type="string">
            <text:p>CP_RMFCA</text:p>
          </table:table-cell>
          <table:table-cell table:style-name="ce3" table:formula="of:=[.B102]*100" office:value-type="float" office:value="6.25" calcext:value-type="float">
            <text:p>6,25</text:p>
          </table:table-cell>
          <table:table-cell table:style-name="ce3" table:formula="of:=[.C102]*100" office:value-type="float" office:value="17.6136363636" calcext:value-type="float">
            <text:p>17,61</text:p>
          </table:table-cell>
          <table:table-cell table:style-name="ce3" table:formula="of:=[.D102]*100" office:value-type="float" office:value="36.9318181818" calcext:value-type="float">
            <text:p>36,93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CP_TB</text:p>
          </table:table-cell>
          <table:table-cell office:value-type="float" office:value="0.0227272727273" calcext:value-type="float">
            <text:p>0,0227272727</text:p>
          </table:table-cell>
          <table:table-cell office:value-type="float" office:value="0.176136363636" calcext:value-type="float">
            <text:p>0,1761363636</text:p>
          </table:table-cell>
          <table:table-cell office:value-type="float" office:value="0.414772727273" calcext:value-type="float">
            <text:p>0,4147727273</text:p>
          </table:table-cell>
          <table:table-cell/>
          <table:table-cell office:value-type="string" calcext:value-type="string">
            <text:p>CP_TB</text:p>
          </table:table-cell>
          <table:table-cell table:style-name="ce3" table:formula="of:=[.B103]*100" office:value-type="float" office:value="2.27272727273" calcext:value-type="float">
            <text:p>2,27</text:p>
          </table:table-cell>
          <table:table-cell table:style-name="ce3" table:formula="of:=[.C103]*100" office:value-type="float" office:value="17.6136363636" calcext:value-type="float">
            <text:p>17,61</text:p>
          </table:table-cell>
          <table:table-cell table:style-name="ce3" table:formula="of:=[.D103]*100" office:value-type="float" office:value="41.4772727273" calcext:value-type="float">
            <text:p>41,48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CP_DECK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52272727273" calcext:value-type="float">
            <text:p>0,3522727273</text:p>
          </table:table-cell>
          <table:table-cell/>
          <table:table-cell office:value-type="string" calcext:value-type="string">
            <text:p>CP_DECK</text:p>
          </table:table-cell>
          <table:table-cell table:style-name="ce3" table:formula="of:=[.B104]*100" office:value-type="float" office:value="10.2272727273" calcext:value-type="float">
            <text:p>10,23</text:p>
          </table:table-cell>
          <table:table-cell table:style-name="ce3" table:formula="of:=[.C104]*100" office:value-type="float" office:value="18.1818181818" calcext:value-type="float">
            <text:p>18,18</text:p>
          </table:table-cell>
          <table:table-cell table:style-name="ce3" table:formula="of:=[.D104]*100" office:value-type="float" office:value="35.2272727273" calcext:value-type="float">
            <text:p>35,23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PYDOCK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03409090909" calcext:value-type="float">
            <text:p>0,4034090909</text:p>
          </table:table-cell>
          <table:table-cell/>
          <table:table-cell office:value-type="string" calcext:value-type="string">
            <text:p>PYDOCK</text:p>
          </table:table-cell>
          <table:table-cell table:style-name="ce3" table:formula="of:=[.B105]*100" office:value-type="float" office:value="5.68181818182" calcext:value-type="float">
            <text:p>5,68</text:p>
          </table:table-cell>
          <table:table-cell table:style-name="ce3" table:formula="of:=[.C105]*100" office:value-type="float" office:value="18.1818181818" calcext:value-type="float">
            <text:p>18,18</text:p>
          </table:table-cell>
          <table:table-cell table:style-name="ce3" table:formula="of:=[.D105]*100" office:value-type="float" office:value="40.3409090909" calcext:value-type="float">
            <text:p>40,34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26136363636" calcext:value-type="float">
            <text:p>0,4261363636</text:p>
          </table:table-cell>
          <table:table-cell/>
          <table:table-cell office:value-type="string" calcext:value-type="string">
            <text:p>CP_TSC</text:p>
          </table:table-cell>
          <table:table-cell table:style-name="ce3" table:formula="of:=[.B106]*100" office:value-type="float" office:value="6.81818181818" calcext:value-type="float">
            <text:p>6,82</text:p>
          </table:table-cell>
          <table:table-cell table:style-name="ce3" table:formula="of:=[.C106]*100" office:value-type="float" office:value="18.1818181818" calcext:value-type="float">
            <text:p>18,18</text:p>
          </table:table-cell>
          <table:table-cell table:style-name="ce3" table:formula="of:=[.D106]*100" office:value-type="float" office:value="42.6136363636" calcext:value-type="float">
            <text:p>42,61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string" calcext:value-type="string">
            <text:p>AP_PISA</text:p>
          </table:table-cell>
          <table:table-cell table:style-name="ce3" table:formula="of:=[.B107]*100" office:value-type="float" office:value="6.81818181818" calcext:value-type="float">
            <text:p>6,82</text:p>
          </table:table-cell>
          <table:table-cell table:style-name="ce3" table:formula="of:=[.C107]*100" office:value-type="float" office:value="19.8863636364" calcext:value-type="float">
            <text:p>19,89</text:p>
          </table:table-cell>
          <table:table-cell table:style-name="ce3" table:formula="of:=[.D107]*100" office:value-type="float" office:value="39.7727272727" calcext:value-type="float">
            <text:p>39,77</text:p>
          </table:table-cell>
          <table:table-cell table:number-columns-repeated="41"/>
        </table:table-row>
        <table:table-row table:style-name="ro2">
          <table:table-cell table:number-columns-repeated="6"/>
          <table:table-cell table:style-name="ce3" table:number-columns-repeated="3"/>
          <table:table-cell table:number-columns-repeated="41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" calcext:value-type="float">
            <text:p>0,25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string" calcext:value-type="string">
            <text:p>CP_HLPL</text:p>
          </table:table-cell>
          <table:table-cell table:style-name="ce3" table:formula="of:=[.B109]*100" office:value-type="float" office:value="9.09090909091" calcext:value-type="float">
            <text:p>9,09</text:p>
          </table:table-cell>
          <table:table-cell table:style-name="ce3" table:formula="of:=[.C109]*100" office:value-type="float" office:value="25" calcext:value-type="float">
            <text:p>25,00</text:p>
          </table:table-cell>
          <table:table-cell table:style-name="ce3" table:formula="of:=[.D109]*100" office:value-type="float" office:value="51.1363636364" calcext:value-type="float">
            <text:p>51,14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ZDOCK3</text:p>
          </table:table-cell>
          <table:table-cell office:value-type="float" office:value="0.125" calcext:value-type="float">
            <text:p>0,1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71590909091" calcext:value-type="float">
            <text:p>0,4715909091</text:p>
          </table:table-cell>
          <table:table-cell/>
          <table:table-cell office:value-type="string" calcext:value-type="string">
            <text:p>ZDOCK</text:p>
          </table:table-cell>
          <table:table-cell table:style-name="ce3" table:formula="of:=[.B110]*100" office:value-type="float" office:value="12.5" calcext:value-type="float">
            <text:p>12,50</text:p>
          </table:table-cell>
          <table:table-cell table:style-name="ce3" table:formula="of:=[.C110]*100" office:value-type="float" office:value="26.1363636364" calcext:value-type="float">
            <text:p>26,14</text:p>
          </table:table-cell>
          <table:table-cell table:style-name="ce3" table:formula="of:=[.D110]*100" office:value-type="float" office:value="47.1590909091" calcext:value-type="float">
            <text:p>47,16</text:p>
          </table:table-cell>
          <table:table-cell table:number-columns-repeated="41"/>
        </table:table-row>
        <table:table-row table:style-name="ro4">
          <table:table-cell office:value-type="string" calcext:value-type="string">
            <text:p>AP_T2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551136363636" calcext:value-type="float">
            <text:p>0,5511363636</text:p>
          </table:table-cell>
          <table:table-cell/>
          <table:table-cell office:value-type="string" calcext:value-type="string">
            <text:p>AP_T2</text:p>
          </table:table-cell>
          <table:table-cell table:style-name="ce3" table:formula="of:=[.B111]*100" office:value-type="float" office:value="6.25" calcext:value-type="float">
            <text:p>6,25</text:p>
          </table:table-cell>
          <table:table-cell table:style-name="ce3" table:formula="of:=[.C111]*100" office:value-type="float" office:value="26.7045454545" calcext:value-type="float">
            <text:p>26,70</text:p>
          </table:table-cell>
          <table:table-cell table:style-name="ce3" table:formula="of:=[.D111]*100" office:value-type="float" office:value="55.1136363636" calcext:value-type="float">
            <text:p>55,11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AP_T1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22727272727" calcext:value-type="float">
            <text:p>0,5227272727</text:p>
          </table:table-cell>
          <table:table-cell/>
          <table:table-cell office:value-type="string" calcext:value-type="string">
            <text:p>AP_T1</text:p>
          </table:table-cell>
          <table:table-cell table:style-name="ce3" table:formula="of:=[.B112]*100" office:value-type="float" office:value="7.95454545455" calcext:value-type="float">
            <text:p>7,95</text:p>
          </table:table-cell>
          <table:table-cell table:style-name="ce3" table:formula="of:=[.C112]*100" office:value-type="float" office:value="27.2727272727" calcext:value-type="float">
            <text:p>27,27</text:p>
          </table:table-cell>
          <table:table-cell table:style-name="ce3" table:formula="of:=[.D112]*100" office:value-type="float" office:value="52.2727272727" calcext:value-type="float">
            <text:p>52,27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95454545455" calcext:value-type="float">
            <text:p>0,2954545455</text:p>
          </table:table-cell>
          <table:table-cell office:value-type="float" office:value="0.556818181818" calcext:value-type="float">
            <text:p>0,5568181818</text:p>
          </table:table-cell>
          <table:table-cell/>
          <table:table-cell office:value-type="string" calcext:value-type="string">
            <text:p>CP_TSC</text:p>
          </table:table-cell>
          <table:table-cell table:style-name="ce3" table:formula="of:=[.B113]*100" office:value-type="float" office:value="6.25" calcext:value-type="float">
            <text:p>6,25</text:p>
          </table:table-cell>
          <table:table-cell table:style-name="ce3" table:formula="of:=[.C113]*100" office:value-type="float" office:value="29.5454545455" calcext:value-type="float">
            <text:p>29,55</text:p>
          </table:table-cell>
          <table:table-cell table:style-name="ce3" table:formula="of:=[.D113]*100" office:value-type="float" office:value="55.6818181818" calcext:value-type="float">
            <text:p>55,68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340909090909" calcext:value-type="float">
            <text:p>0,3409090909</text:p>
          </table:table-cell>
          <table:table-cell office:value-type="float" office:value="0.585227272727" calcext:value-type="float">
            <text:p>0,5852272727</text:p>
          </table:table-cell>
          <table:table-cell/>
          <table:table-cell office:value-type="string" calcext:value-type="string">
            <text:p>AP_PISA</text:p>
          </table:table-cell>
          <table:table-cell table:style-name="ce3" table:formula="of:=[.B114]*100" office:value-type="float" office:value="15.3409090909" calcext:value-type="float">
            <text:p>15,34</text:p>
          </table:table-cell>
          <table:table-cell table:style-name="ce3" table:formula="of:=[.C114]*100" office:value-type="float" office:value="34.0909090909" calcext:value-type="float">
            <text:p>34,09</text:p>
          </table:table-cell>
          <table:table-cell table:style-name="ce3" table:formula="of:=[.D114]*100" office:value-type="float" office:value="58.5227272727" calcext:value-type="float">
            <text:p>58,52</text:p>
          </table:table-cell>
          <table:table-cell table:number-columns-repeated="41"/>
        </table:table-row>
        <table:table-row table:style-name="ro2">
          <table:table-cell table:number-columns-repeated="6"/>
          <table:table-cell table:style-name="ce3" table:number-columns-repeated="3"/>
          <table:table-cell table:number-columns-repeated="41"/>
        </table:table-row>
        <table:table-row table:style-name="ro2">
          <table:table-cell office:value-type="string" calcext:value-type="string">
            <text:p>SDOCK</text:p>
          </table:table-cell>
          <table:table-cell office:value-type="float" office:value="0.125" calcext:value-type="float">
            <text:p>0,1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94318181818" calcext:value-type="float">
            <text:p>0,4943181818</text:p>
          </table:table-cell>
          <table:table-cell/>
          <table:table-cell office:value-type="string" calcext:value-type="string">
            <text:p>SDOCK</text:p>
          </table:table-cell>
          <table:table-cell table:style-name="ce3" table:formula="of:=[.B116]*100" office:value-type="float" office:value="12.5" calcext:value-type="float">
            <text:p>12,50</text:p>
          </table:table-cell>
          <table:table-cell table:style-name="ce3" table:formula="of:=[.C116]*100" office:value-type="float" office:value="26.1363636364" calcext:value-type="float">
            <text:p>26,14</text:p>
          </table:table-cell>
          <table:table-cell table:style-name="ce3" table:formula="of:=[.D116]*100" office:value-type="float" office:value="49.4318181818" calcext:value-type="float">
            <text:p>49,43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CP_Qp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string" calcext:value-type="string">
            <text:p>CP_Qp</text:p>
          </table:table-cell>
          <table:table-cell table:style-name="ce3" table:formula="of:=[.B117]*100" office:value-type="float" office:value="7.95454545455" calcext:value-type="float">
            <text:p>7,95</text:p>
          </table:table-cell>
          <table:table-cell table:style-name="ce3" table:formula="of:=[.C117]*100" office:value-type="float" office:value="26.1363636364" calcext:value-type="float">
            <text:p>26,14</text:p>
          </table:table-cell>
          <table:table-cell table:style-name="ce3" table:formula="of:=[.D117]*100" office:value-type="float" office:value="51.1363636364" calcext:value-type="float">
            <text:p>51,14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AP_T1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88636363636" calcext:value-type="float">
            <text:p>0,4886363636</text:p>
          </table:table-cell>
          <table:table-cell/>
          <table:table-cell office:value-type="string" calcext:value-type="string">
            <text:p>AP_T1</text:p>
          </table:table-cell>
          <table:table-cell table:style-name="ce3" table:formula="of:=[.B118]*100" office:value-type="float" office:value="7.38636363636" calcext:value-type="float">
            <text:p>7,39</text:p>
          </table:table-cell>
          <table:table-cell table:style-name="ce3" table:formula="of:=[.C118]*100" office:value-type="float" office:value="27.2727272727" calcext:value-type="float">
            <text:p>27,27</text:p>
          </table:table-cell>
          <table:table-cell table:style-name="ce3" table:formula="of:=[.D118]*100" office:value-type="float" office:value="48.8636363636" calcext:value-type="float">
            <text:p>48,86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office:value-type="string" calcext:value-type="string">
            <text:p>CP_HLPL</text:p>
          </table:table-cell>
          <table:table-cell table:style-name="ce3" table:formula="of:=[.B119]*100" office:value-type="float" office:value="10.2272727273" calcext:value-type="float">
            <text:p>10,23</text:p>
          </table:table-cell>
          <table:table-cell table:style-name="ce3" table:formula="of:=[.C119]*100" office:value-type="float" office:value="27.2727272727" calcext:value-type="float">
            <text:p>27,27</text:p>
          </table:table-cell>
          <table:table-cell table:style-name="ce3" table:formula="of:=[.D119]*100" office:value-type="float" office:value="50.5681818182" calcext:value-type="float">
            <text:p>50,57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34090909091" calcext:value-type="float">
            <text:p>0,5340909091</text:p>
          </table:table-cell>
          <table:table-cell/>
          <table:table-cell office:value-type="string" calcext:value-type="string">
            <text:p>AP_T2</text:p>
          </table:table-cell>
          <table:table-cell table:style-name="ce3" table:formula="of:=[.B120]*100" office:value-type="float" office:value="6.81818181818" calcext:value-type="float">
            <text:p>6,82</text:p>
          </table:table-cell>
          <table:table-cell table:style-name="ce3" table:formula="of:=[.C120]*100" office:value-type="float" office:value="27.2727272727" calcext:value-type="float">
            <text:p>27,27</text:p>
          </table:table-cell>
          <table:table-cell table:style-name="ce3" table:formula="of:=[.D120]*100" office:value-type="float" office:value="53.4090909091" calcext:value-type="float">
            <text:p>53,41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85227272727" calcext:value-type="float">
            <text:p>0,5852272727</text:p>
          </table:table-cell>
          <table:table-cell/>
          <table:table-cell office:value-type="string" calcext:value-type="string">
            <text:p>CP_TSC</text:p>
          </table:table-cell>
          <table:table-cell table:style-name="ce3" table:formula="of:=[.B121]*100" office:value-type="float" office:value="11.3636363636" calcext:value-type="float">
            <text:p>11,36</text:p>
          </table:table-cell>
          <table:table-cell table:style-name="ce3" table:formula="of:=[.C121]*100" office:value-type="float" office:value="27.2727272727" calcext:value-type="float">
            <text:p>27,27</text:p>
          </table:table-cell>
          <table:table-cell table:style-name="ce3" table:formula="of:=[.D121]*100" office:value-type="float" office:value="58.5227272727" calcext:value-type="float">
            <text:p>58,52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352272727273" calcext:value-type="float">
            <text:p>0,3522727273</text:p>
          </table:table-cell>
          <table:table-cell office:value-type="float" office:value="0.551136363636" calcext:value-type="float">
            <text:p>0,5511363636</text:p>
          </table:table-cell>
          <table:table-cell/>
          <table:table-cell office:value-type="string" calcext:value-type="string">
            <text:p>AP_PISA</text:p>
          </table:table-cell>
          <table:table-cell table:style-name="ce3" table:formula="of:=[.B122]*100" office:value-type="float" office:value="15.3409090909" calcext:value-type="float">
            <text:p>15,34</text:p>
          </table:table-cell>
          <table:table-cell table:style-name="ce3" table:formula="of:=[.C122]*100" office:value-type="float" office:value="35.2272727273" calcext:value-type="float">
            <text:p>35,23</text:p>
          </table:table-cell>
          <table:table-cell table:style-name="ce3" table:formula="of:=[.D122]*100" office:value-type="float" office:value="55.1136363636" calcext:value-type="float">
            <text:p>55,11</text:p>
          </table:table-cell>
          <table:table-cell table:number-columns-repeated="41"/>
        </table:table-row>
      </table:table>
      <table:table table:name="top 500" table:style-name="ta1">
        <table:shapes>
          <draw:frame draw:z-index="0" draw:style-name="gr1" svg:width="27.674cm" svg:height="16.707cm" svg:x="56.161cm" svg:y="25.719cm">
            <draw:object draw:notify-on-update-of-ranges="'top 500'.A49:'top 500'.A55 'top 500'.B48:'top 500'.B48 'top 500'.B49:'top 500'.B55 'top 500'.C48:'top 500'.C48 'top 500'.C49:'top 500'.C55 'top 500'.D48:'top 500'.D48 'top 500'.D49:'top 500'.D55 'top 500'.E48:'top 500'.E48 'top 500'.E49:'top 500'.E55 'top 500'.F48:'top 500'.F48 'top 500'.F49:'top 500'.F55 'top 500'.G48:'top 500'.G48 'top 500'.G49:'top 500'.G55 'top 500'.H48:'top 500'.H48 'top 500'.H49:'top 500'.H55 'top 500'.I48:'top 500'.I48 'top 500'.I49:'top 500'.I55 'top 500'.J48:'top 500'.J48 'top 500'.J49:'top 500'.J5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27.706cm" svg:height="18.772cm" svg:x="51.172cm" svg:y="49.92cm">
            <draw:object draw:notify-on-update-of-ranges="'top 500'.A58:'top 500'.A64 'top 500'.B57:'top 500'.B57 'top 500'.B58:'top 500'.B64 'top 500'.C57:'top 500'.C57 'top 500'.C58:'top 500'.C64 'top 500'.D57:'top 500'.D57 'top 500'.D58:'top 500'.D64 'top 500'.E57:'top 500'.E57 'top 500'.E58:'top 500'.E64 'top 500'.F57:'top 500'.F57 'top 500'.F58:'top 500'.F64 'top 500'.G57:'top 500'.G57 'top 500'.G58:'top 500'.G64 'top 500'.H57:'top 500'.H57 'top 500'.H58:'top 500'.H6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29.283cm" svg:height="18.218cm" svg:x="47.36cm" svg:y="64.942cm">
            <draw:object draw:notify-on-update-of-ranges="'top 500'.A92:'top 500'.A99 'top 500'.B91:'top 500'.B91 'top 500'.B92:'top 500'.B99 'top 500'.C91:'top 500'.C91 'top 500'.C92:'top 500'.C99 'top 500'.D91:'top 500'.D91 'top 500'.D92:'top 500'.D99 'top 500'.E91:'top 500'.E91 'top 500'.E92:'top 500'.E99 'top 500'.F91:'top 500'.F91 'top 500'.F92:'top 500'.F99 'top 500'.G91:'top 500'.G91 'top 500'.G92:'top 500'.G99 'top 500'.H91:'top 500'.H91 'top 500'.H92:'top 500'.H9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28.226cm" svg:height="14.911cm" svg:x="27.061cm" svg:y="76.02cm">
            <draw:object draw:notify-on-update-of-ranges="'top 500'.A106:'top 500'.A113 'top 500'.B105:'top 500'.B105 'top 500'.B106:'top 500'.B113 'top 500'.C105:'top 500'.C105 'top 500'.C106:'top 500'.C113 'top 500'.D105:'top 500'.D105 'top 500'.D106:'top 500'.D113 'top 500'.E105:'top 500'.E105 'top 500'.E106:'top 500'.E113 'top 500'.F105:'top 500'.F105 'top 500'.F106:'top 500'.F113 'top 500'.G105:'top 500'.G105 'top 500'.G106:'top 500'.G113 'top 500'.H105:'top 500'.H105 'top 500'.H106:'top 500'.H113 'top 500'.I105:'top 500'.I105 'top 500'.I106:'top 500'.I113 'top 500'.J105:'top 500'.J105 'top 500'.J106:'top 500'.J1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30.996cm" svg:height="15.859cm" svg:x="0cm" svg:y="60.512cm">
            <draw:object draw:notify-on-update-of-ranges="'top 500'.A121:'top 500'.A128 'top 500'.B120:'top 500'.B120 'top 500'.B121:'top 500'.B128 'top 500'.C120:'top 500'.C120 'top 500'.C121:'top 500'.C128 'top 500'.D120:'top 500'.D120 'top 500'.D121:'top 500'.D128 'top 500'.E120:'top 500'.E120 'top 500'.E121:'top 500'.E128 'top 500'.F120:'top 500'.F120 'top 500'.F121:'top 500'.F128 'top 500'.G120:'top 500'.G120 'top 500'.G121:'top 500'.G128 'top 500'.H120:'top 500'.H120 'top 500'.H121:'top 500'.H12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15.999cm" svg:height="8.999cm" svg:x="22.582cm" svg:y="100.761cm">
            <draw:object draw:notify-on-update-of-ranges="'top 500'.A246:'top 500'.A247 'top 500'.B245:'top 500'.B245 'top 500'.B246:'top 500'.B247 'top 500'.C245:'top 500'.C245 'top 500'.C246:'top 500'.C247 'top 500'.D245:'top 500'.D245 'top 500'.D246:'top 500'.D247 'top 500'.E245:'top 500'.E245 'top 500'.E246:'top 500'.E247 'top 500'.F245:'top 500'.F245 'top 500'.F246:'top 500'.F247 'top 500'.G245:'top 500'.G245 'top 500'.G246:'top 500'.G247 'top 500'.H245:'top 500'.H245 'top 500'.H246:'top 500'.H2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15.999cm" svg:height="8.999cm" svg:x="23.162cm" svg:y="120.066cm">
            <draw:object draw:notify-on-update-of-ranges="'top 500'.A251:'top 500'.A252 'top 500'.B250:'top 500'.B250 'top 500'.B251:'top 500'.B252 'top 500'.C250:'top 500'.C250 'top 500'.C251:'top 500'.C252 'top 500'.D250:'top 500'.D250 'top 500'.D251:'top 500'.D252 'top 500'.E250:'top 500'.E250 'top 500'.E251:'top 500'.E252 'top 500'.F250:'top 500'.F250 'top 500'.F251:'top 500'.F252 'top 500'.G250:'top 500'.G250 'top 500'.G251:'top 500'.G252 'top 500'.H250:'top 500'.H250 'top 500'.H251:'top 500'.H25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15.999cm" svg:height="8.999cm" svg:x="23.064cm" svg:y="110.197cm">
            <draw:object draw:notify-on-update-of-ranges="'top 500'.A257:'top 500'.A258 'top 500'.B256:'top 500'.B256 'top 500'.B257:'top 500'.B258 'top 500'.C256:'top 500'.C256 'top 500'.C257:'top 500'.C258 'top 500'.D256:'top 500'.D256 'top 500'.D257:'top 500'.D258 'top 500'.E256:'top 500'.E256 'top 500'.E257:'top 500'.E258 'top 500'.F256:'top 500'.F256 'top 500'.F257:'top 500'.F258 'top 500'.G256:'top 500'.G256 'top 500'.G257:'top 500'.G258 'top 500'.H256:'top 500'.H256 'top 500'.H257:'top 500'.H258 'top 500'.I256:'top 500'.I256 'top 500'.I257:'top 500'.I258 'top 500'.J256:'top 500'.J256 'top 500'.J257:'top 500'.J25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svg:width="15.999cm" svg:height="8.999cm" svg:x="28.258cm" svg:y="129.13cm">
            <draw:object draw:notify-on-update-of-ranges="'top 500'.A309:'top 500'.A310 'top 500'.B308:'top 500'.B308 'top 500'.B309:'top 500'.B310 'top 500'.C308:'top 500'.C308 'top 500'.C309:'top 500'.C310 'top 500'.D308:'top 500'.D308 'top 500'.D309:'top 500'.D310 'top 500'.E308:'top 500'.E308 'top 500'.E309:'top 500'.E310 'top 500'.F308:'top 500'.F308 'top 500'.F309:'top 500'.F310 'top 500'.G308:'top 500'.G308 'top 500'.G309:'top 500'.G310 'top 500'.H308:'top 500'.H308 'top 500'.H309:'top 500'.H310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svg:width="15.998cm" svg:height="9.01cm" svg:x="27.545cm" svg:y="138.684cm">
            <draw:object draw:notify-on-update-of-ranges="'top 500'.A303:'top 500'.A304 'top 500'.B302:'top 500'.B302 'top 500'.B303:'top 500'.B304 'top 500'.C302:'top 500'.C302 'top 500'.C303:'top 500'.C304 'top 500'.D302:'top 500'.D302 'top 500'.D303:'top 500'.D304 'top 500'.E302:'top 500'.E302 'top 500'.E303:'top 500'.E304 'top 500'.F302:'top 500'.F302 'top 500'.F303:'top 500'.F304 'top 500'.G302:'top 500'.G302 'top 500'.G303:'top 500'.G304 'top 500'.H302:'top 500'.H302 'top 500'.H303:'top 500'.H304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style-name="gr1" svg:width="15.999cm" svg:height="9.01cm" svg:x="7.16cm" svg:y="138.942cm">
            <draw:object draw:notify-on-update-of-ranges="'top 500'.A298:'top 500'.A299 'top 500'.B297:'top 500'.B297 'top 500'.B298:'top 500'.B299 'top 500'.C297:'top 500'.C297 'top 500'.C298:'top 500'.C299 'top 500'.D297:'top 500'.D297 'top 500'.D298:'top 500'.D299 'top 500'.E297:'top 500'.E297 'top 500'.E298:'top 500'.E299 'top 500'.F297:'top 500'.F297 'top 500'.F298:'top 500'.F299 'top 500'.G297:'top 500'.G297 'top 500'.G298:'top 500'.G299 'top 500'.H297:'top 500'.H297 'top 500'.H298:'top 500'.H299 'top 500'.I297:'top 500'.I297 'top 500'.I298:'top 500'.I299 'top 500'.J297:'top 500'.J297 'top 500'.J298:'top 500'.J29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1" draw:style-name="gr1" svg:width="15.998cm" svg:height="9.01cm" svg:x="24.642cm" svg:y="149.314cm">
            <draw:object draw:notify-on-update-of-ranges="'top 500'.A340:'top 500'.A341 'top 500'.B339:'top 500'.B339 'top 500'.B340:'top 500'.B341 'top 500'.C339:'top 500'.C339 'top 500'.C340:'top 500'.C341 'top 500'.D339:'top 500'.D339 'top 500'.D340:'top 500'.D341 'top 500'.E339:'top 500'.E339 'top 500'.E340:'top 500'.E341 'top 500'.F339:'top 500'.F339 'top 500'.F340:'top 500'.F341 'top 500'.G339:'top 500'.G339 'top 500'.G340:'top 500'.G341 'top 500'.H339:'top 500'.H339 'top 500'.H340:'top 500'.H34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2" draw:style-name="gr1" svg:width="15.999cm" svg:height="8.999cm" svg:x="41.837cm" svg:y="148.749cm">
            <draw:object draw:notify-on-update-of-ranges="'top 500'.A344:'top 500'.A345 'top 500'.B343:'top 500'.B343 'top 500'.B344:'top 500'.B345 'top 500'.C343:'top 500'.C343 'top 500'.C344:'top 500'.C345 'top 500'.D343:'top 500'.D343 'top 500'.D344:'top 500'.D345 'top 500'.E343:'top 500'.E343 'top 500'.E344:'top 500'.E345 'top 500'.F343:'top 500'.F343 'top 500'.F344:'top 500'.F345 'top 500'.G343:'top 500'.G343 'top 500'.G344:'top 500'.G345 'top 500'.H343:'top 500'.H343 'top 500'.H344:'top 500'.H34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3" draw:style-name="gr1" svg:width="15.999cm" svg:height="8.999cm" svg:x="58.093cm" svg:y="149.134cm">
            <draw:object draw:notify-on-update-of-ranges="'top 500'.A349:'top 500'.A350 'top 500'.B348:'top 500'.B348 'top 500'.B349:'top 500'.B350 'top 500'.C348:'top 500'.C348 'top 500'.C349:'top 500'.C350 'top 500'.D348:'top 500'.D348 'top 500'.D349:'top 500'.D350 'top 500'.E348:'top 500'.E348 'top 500'.E349:'top 500'.E350 'top 500'.F348:'top 500'.F348 'top 500'.F349:'top 500'.F350 'top 500'.G348:'top 500'.G348 'top 500'.G349:'top 500'.G350 'top 500'.H348:'top 500'.H348 'top 500'.H349:'top 500'.H350 'top 500'.I348:'top 500'.I348 'top 500'.I349:'top 500'.I350 'top 500'.J348:'top 500'.J348 'top 500'.J349:'top 500'.J350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4" draw:style-name="gr1" svg:width="15.998cm" svg:height="9.015cm" svg:x="24.546cm" svg:y="159.521cm">
            <draw:object draw:notify-on-update-of-ranges="'top 500'.A358:'top 500'.A359 'top 500'.B357:'top 500'.B357 'top 500'.B358:'top 500'.B359 'top 500'.C357:'top 500'.C357 'top 500'.C358:'top 500'.C359 'top 500'.D357:'top 500'.D357 'top 500'.D358:'top 500'.D359 'top 500'.E357:'top 500'.E357 'top 500'.E358:'top 500'.E359 'top 500'.F357:'top 500'.F357 'top 500'.F358:'top 500'.F359 'top 500'.G357:'top 500'.G357 'top 500'.G358:'top 500'.G359 'top 500'.H357:'top 500'.H357 'top 500'.H358:'top 500'.H35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5" draw:style-name="gr1" svg:width="15.999cm" svg:height="8.999cm" svg:x="58.9cm" svg:y="160.315cm">
            <draw:object draw:notify-on-update-of-ranges="'top 500'.A363:'top 500'.A364 'top 500'.B362:'top 500'.B362 'top 500'.B363:'top 500'.B364 'top 500'.C362:'top 500'.C362 'top 500'.C363:'top 500'.C364 'top 500'.D362:'top 500'.D362 'top 500'.D363:'top 500'.D364 'top 500'.E362:'top 500'.E362 'top 500'.E363:'top 500'.E364 'top 500'.F362:'top 500'.F362 'top 500'.F363:'top 500'.F364 'top 500'.G362:'top 500'.G362 'top 500'.G363:'top 500'.G364 'top 500'.H362:'top 500'.H362 'top 500'.H363:'top 500'.H364 'top 500'.I362:'top 500'.I362 'top 500'.I363:'top 500'.I364 'top 500'.J362:'top 500'.J362 'top 500'.J363:'top 500'.J36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svg:width="15.999cm" svg:height="8.999cm" svg:x="41.708cm" svg:y="159.083cm">
            <draw:object draw:notify-on-update-of-ranges="'top 500'.A369:'top 500'.A370 'top 500'.B368:'top 500'.B368 'top 500'.B369:'top 500'.B370 'top 500'.C368:'top 500'.C368 'top 500'.C369:'top 500'.C370 'top 500'.D368:'top 500'.D368 'top 500'.D369:'top 500'.D370 'top 500'.E368:'top 500'.E368 'top 500'.E369:'top 500'.E370 'top 500'.F368:'top 500'.F368 'top 500'.F369:'top 500'.F370 'top 500'.G368:'top 500'.G368 'top 500'.G369:'top 500'.G370 'top 500'.H368:'top 500'.H368 'top 500'.H369:'top 500'.H370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 table:number-rows-repeated="3">
          <table:table-cell table:number-columns-repeated="31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Strong 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  <table:table-cell table:number-columns-repeated="2"/>
          <table:table-cell office:value-type="string" calcext:value-type="string">
            <text:p>dH(-)</text:p>
          </table:table-cell>
          <table:table-cell office:value-type="string" calcext:value-type="string">
            <text:p>dS(-)</text:p>
          </table:table-cell>
          <table:table-cell office:value-type="string" calcext:value-type="string">
            <text:p>dS(+)</text:p>
          </table:table-cell>
          <table:table-cell office:value-type="string" calcext:value-type="string">
            <text:p>Koff(low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P_RMFCA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115384615385" calcext:value-type="float">
            <text:p>0,1153846154</text:p>
          </table:table-cell>
          <table:table-cell/>
          <table:table-cell office:value-type="string" calcext:value-type="string">
            <text:p>CP_RMFCA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P_RMFCA</text:p>
          </table:table-cell>
          <table:table-cell office:value-type="float" office:value="0.0526315789474" calcext:value-type="float">
            <text:p>0,0526315789</text:p>
          </table:table-cell>
          <table:table-cell office:value-type="float" office:value="0" calcext:value-type="float">
            <text:p>0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375" calcext:value-type="float">
            <text:p>0,375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115384615385" calcext:value-type="float">
            <text:p>0,1153846154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263157894737" calcext:value-type="float">
            <text:p>0,2631578947</text:p>
          </table:table-cell>
          <table:table-cell office:value-type="float" office:value="0.25" calcext:value-type="float">
            <text:p>0,25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3125" calcext:value-type="float">
            <text:p>0,31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dock1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0384615384615" calcext:value-type="float">
            <text:p>0,0384615385</text:p>
          </table:table-cell>
          <table:table-cell/>
          <table:table-cell office:value-type="string" calcext:value-type="string">
            <text:p>pydock1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pydock1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125" calcext:value-type="float">
            <text:p>0,125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3125" calcext:value-type="float">
            <text:p>0,31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5" calcext:value-type="float">
            <text:p>0,5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0769230769231" calcext:value-type="float">
            <text:p>0,0769230769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315789473684" calcext:value-type="float">
            <text:p>0,3157894737</text:p>
          </table:table-cell>
          <table:table-cell office:value-type="float" office:value="0.25" calcext:value-type="float">
            <text:p>0,25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3125" calcext:value-type="float">
            <text:p>0,31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P_DECK</text:p>
          </table:table-cell>
          <table:table-cell office:value-type="float" office:value="0.541666666667" calcext:value-type="float">
            <text:p>0,5416666667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0384615384615" calcext:value-type="float">
            <text:p>0,0384615385</text:p>
          </table:table-cell>
          <table:table-cell/>
          <table:table-cell office:value-type="string" calcext:value-type="string">
            <text:p>CP_DECK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P_DECK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125" calcext:value-type="float">
            <text:p>0,125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5625" calcext:value-type="float">
            <text:p>0,56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0769230769231" calcext:value-type="float">
            <text:p>0,0769230769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263157894737" calcext:value-type="float">
            <text:p>0,2631578947</text:p>
          </table:table-cell>
          <table:table-cell office:value-type="float" office:value="0.5" calcext:value-type="float">
            <text:p>0,5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5625" calcext:value-type="float">
            <text:p>0,5625</text:p>
          </table:table-cell>
          <table:table-cell table:number-columns-repeated="15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Strong </text:p>
          </table:table-cell>
          <table:table-cell office:value-type="string" calcext:value-type="string">
            <text:p>Medium </text:p>
          </table:table-cell>
          <table:table-cell office:value-type="string" calcext:value-type="string">
            <text:p>Weak</text:p>
          </table:table-cell>
          <table:table-cell table:number-columns-repeated="2"/>
          <table:table-cell office:value-type="string" calcext:value-type="string">
            <text:p>dH(-)</text:p>
          </table:table-cell>
          <table:table-cell office:value-type="string" calcext:value-type="string">
            <text:p>dS(-)</text:p>
          </table:table-cell>
          <table:table-cell office:value-type="string" calcext:value-type="string">
            <text:p>dS(+)</text:p>
          </table:table-cell>
          <table:table-cell office:value-type="string" calcext:value-type="string">
            <text:p>Koff(low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375" calcext:value-type="float">
            <text:p>0,375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192307692308" calcext:value-type="float">
            <text:p>0,1923076923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263157894737" calcext:value-type="float">
            <text:p>0,2631578947</text:p>
          </table:table-cell>
          <table:table-cell office:value-type="float" office:value="0.125" calcext:value-type="float">
            <text:p>0,125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5" calcext:value-type="float">
            <text:p>0,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dock3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115384615385" calcext:value-type="float">
            <text:p>0,1153846154</text:p>
          </table:table-cell>
          <table:table-cell/>
          <table:table-cell office:value-type="string" calcext:value-type="string">
            <text:p>zdock3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zdock3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" calcext:value-type="float">
            <text:p>0,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338983050847" calcext:value-type="float">
            <text:p>0,3389830508</text:p>
          </table:table-cell>
          <table:table-cell office:value-type="float" office:value="0.230769230769" calcext:value-type="float">
            <text:p>0,2307692308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263157894737" calcext:value-type="float">
            <text:p>0,2631578947</text:p>
          </table:table-cell>
          <table:table-cell office:value-type="float" office:value="0.25" calcext:value-type="float">
            <text:p>0,25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625" calcext:value-type="float">
            <text:p>0,56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.375" calcext:value-type="float">
            <text:p>0,375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338983050847" calcext:value-type="float">
            <text:p>0,3389830508</text:p>
          </table:table-cell>
          <table:table-cell office:value-type="float" office:value="0.230769230769" calcext:value-type="float">
            <text:p>0,2307692308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464285714286" calcext:value-type="float">
            <text:p>0,4642857143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25" calcext:value-type="float">
            <text:p>0,25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625" calcext:value-type="float">
            <text:p>0,6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192307692308" calcext:value-type="float">
            <text:p>0,1923076923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317073170732" calcext:value-type="float">
            <text:p>0,3170731707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157894736842" calcext:value-type="float">
            <text:p>0,1578947368</text:p>
          </table:table-cell>
          <table:table-cell office:value-type="float" office:value="0.125" calcext:value-type="float">
            <text:p>0,125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375" calcext:value-type="float">
            <text:p>0,43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75" calcext:value-type="float">
            <text:p>0,375</text:p>
          </table:table-cell>
          <table:table-cell office:value-type="float" office:value="0.338983050847" calcext:value-type="float">
            <text:p>0,3389830508</text:p>
          </table:table-cell>
          <table:table-cell office:value-type="float" office:value="0.269230769231" calcext:value-type="float">
            <text:p>0,2692307692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5" calcext:value-type="float">
            <text:p>0,5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125" calcext:value-type="float">
            <text:p>0,125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625" calcext:value-type="float">
            <text:p>0,5625</text:p>
          </table:table-cell>
          <table:table-cell table:number-columns-repeated="15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strong</text:p>
          </table:table-cell>
          <table:table-cell office:value-type="string" calcext:value-type="string">
            <text:p>medium </text:p>
          </table:table-cell>
          <table:table-cell office:value-type="string" calcext:value-type="string">
            <text:p>weak</text:p>
          </table:table-cell>
          <table:table-cell table:number-columns-repeated="2"/>
          <table:table-cell office:value-type="string" calcext:value-type="string">
            <text:p>dH(-)</text:p>
          </table:table-cell>
          <table:table-cell office:value-type="string" calcext:value-type="string">
            <text:p>dS(-)</text:p>
          </table:table-cell>
          <table:table-cell office:value-type="string" calcext:value-type="string">
            <text:p>dS(+)</text:p>
          </table:table-cell>
          <table:table-cell office:value-type="string" calcext:value-type="string">
            <text:p>Koff(low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.541666666667" calcext:value-type="float">
            <text:p>0,5416666667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0384615384615" calcext:value-type="float">
            <text:p>0,0384615385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5" calcext:value-type="float">
            <text:p>0,5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263157894737" calcext:value-type="float">
            <text:p>0,2631578947</text:p>
          </table:table-cell>
          <table:table-cell office:value-type="float" office:value="0.125" calcext:value-type="float">
            <text:p>0,125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4375" calcext:value-type="float">
            <text:p>0,43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DOCK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DOCK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SDOCK</text:p>
          </table:table-cell>
          <table:table-cell office:value-type="float" office:value="0.263157894737" calcext:value-type="float">
            <text:p>0,2631578947</text:p>
          </table:table-cell>
          <table:table-cell office:value-type="float" office:value="0.125" calcext:value-type="float">
            <text:p>0,125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4375" calcext:value-type="float">
            <text:p>0,43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75" calcext:value-type="float">
            <text:p>0,375</text:p>
          </table:table-cell>
          <table:table-cell office:value-type="float" office:value="0.220338983051" calcext:value-type="float">
            <text:p>0,22033898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5" calcext:value-type="float">
            <text:p>0,5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263157894737" calcext:value-type="float">
            <text:p>0,2631578947</text:p>
          </table:table-cell>
          <table:table-cell office:value-type="float" office:value="0.125" calcext:value-type="float">
            <text:p>0,125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4375" calcext:value-type="float">
            <text:p>0,43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153846153846" calcext:value-type="float">
            <text:p>0,1538461538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5" calcext:value-type="float">
            <text:p>0,5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368421052632" calcext:value-type="float">
            <text:p>0,3684210526</text:p>
          </table:table-cell>
          <table:table-cell office:value-type="float" office:value="0.125" calcext:value-type="float">
            <text:p>0,125</text:p>
          </table:table-cell>
          <table:table-cell office:value-type="float" office:value="0.642857142857" calcext:value-type="float">
            <text:p>0,6428571429</text:p>
          </table:table-cell>
          <table:table-cell office:value-type="float" office:value="0.5625" calcext:value-type="float">
            <text:p>0,56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75" calcext:value-type="float">
            <text:p>0,375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0384615384615" calcext:value-type="float">
            <text:p>0,0384615385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210526315789" calcext:value-type="float">
            <text:p>0,2105263158</text:p>
          </table:table-cell>
          <table:table-cell office:value-type="float" office:value="0.125" calcext:value-type="float">
            <text:p>0,125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375" calcext:value-type="float">
            <text:p>0,43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.375" calcext:value-type="float">
            <text:p>0,375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0384615384615" calcext:value-type="float">
            <text:p>0,0384615385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263157894737" calcext:value-type="float">
            <text:p>0,2631578947</text:p>
          </table:table-cell>
          <table:table-cell office:value-type="float" office:value="0.125" calcext:value-type="float">
            <text:p>0,125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375" calcext:value-type="float">
            <text:p>0,3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.583333333333" calcext:value-type="float">
            <text:p>0,5833333333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192307692308" calcext:value-type="float">
            <text:p>0,1923076923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607142857143" calcext:value-type="float">
            <text:p>0,6071428571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315789473684" calcext:value-type="float">
            <text:p>0,3157894737</text:p>
          </table:table-cell>
          <table:table-cell office:value-type="float" office:value="0.125" calcext:value-type="float">
            <text:p>0,125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625" calcext:value-type="float">
            <text:p>0,625</text:p>
          </table:table-cell>
          <table:table-cell table:number-columns-repeated="15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style-name="ce10"/>
          <table:table-cell table:style-name="ce12" office:value-type="string" calcext:value-type="string" table:number-columns-spanned="4" table:number-rows-spanned="1">
            <text:p>Flexibility In BM4 </text:p>
          </table:table-cell>
          <table:covered-table-cell table:number-columns-repeated="3" table:style-name="ce10"/>
          <table:table-cell table:style-name="ce10" table:number-columns-repeated="2"/>
          <table:table-cell table:style-name="ce12" office:value-type="string" calcext:value-type="string" table:number-columns-spanned="3" table:number-rows-spanned="1">
            <text:p>Affinity Benchmark</text:p>
          </table:table-cell>
          <table:covered-table-cell table:number-columns-repeated="2" table:style-name="ce10"/>
          <table:table-cell table:style-name="ce10" table:number-columns-repeated="2"/>
          <table:table-cell table:style-name="ce12" office:value-type="string" calcext:value-type="string" table:number-columns-spanned="4" table:number-rows-spanned="1">
            <text:p>Stability Benchmark</text:p>
          </table:table-cell>
          <table:covered-table-cell table:number-columns-repeated="3" table:style-name="ce10"/>
          <table:table-cell table:number-columns-repeated="15"/>
        </table:table-row>
        <table:table-row table:style-name="ro1" table:number-rows-repeated="7">
          <table:table-cell table:number-columns-repeated="31"/>
        </table:table-row>
        <table:table-row table:style-name="ro2">
          <table:table-cell table:style-name="ce11"/>
          <table:table-cell table:style-name="ce13" table:number-columns-repeated="4"/>
          <table:table-cell/>
          <table:table-cell table:style-name="ce13" table:number-columns-repeated="10"/>
          <table:table-cell table:number-columns-repeated="15"/>
        </table:table-row>
        <table:table-row table:style-name="ro2" table:number-rows-repeated="5">
          <table:table-cell table:number-columns-repeated="31"/>
        </table:table-row>
        <table:table-row table:style-name="ro1" table:number-rows-repeated="2">
          <table:table-cell table:number-columns-repeated="31"/>
        </table:table-row>
        <table:table-row table:style-name="ro2">
          <table:table-cell table:style-name="ce11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f1*</text:p>
          </table:table-cell>
          <table:table-cell office:value-type="string" calcext:value-type="string">
            <text:p>f2*</text:p>
          </table:table-cell>
          <table:table-cell office:value-type="string" calcext:value-type="string">
            <text:p>f3*</text:p>
          </table:table-cell>
          <table:table-cell office:value-type="string" calcext:value-type="string">
            <text:p>f4*</text:p>
          </table:table-cell>
          <table:table-cell office:value-type="string" calcext:value-type="string">
            <text:p>f5*</text:p>
          </table:table-cell>
          <table:table-cell table:style-name="ce13"/>
          <table:table-cell table:style-name="ce14" office:value-type="string" calcext:value-type="string">
            <text:p>f1</text:p>
          </table:table-cell>
          <table:table-cell table:style-name="ce14" office:value-type="string" calcext:value-type="string">
            <text:p>f2</text:p>
          </table:table-cell>
          <table:table-cell table:style-name="ce14" office:value-type="string" calcext:value-type="string">
            <text:p>f3</text:p>
          </table:table-cell>
          <table:table-cell table:style-name="ce14" office:value-type="string" calcext:value-type="string">
            <text:p>f4</text:p>
          </table:table-cell>
          <table:table-cell table:style-name="ce14" office:value-type="string" calcext:value-type="string">
            <text:p>f5</text:p>
          </table:table-cell>
          <table:table-cell table:style-name="ce14"/>
          <table:table-cell table:style-name="ce14" office:value-type="string" calcext:value-type="string">
            <text:p>f1*</text:p>
          </table:table-cell>
          <table:table-cell table:style-name="ce14" office:value-type="string" calcext:value-type="string">
            <text:p>f2*</text:p>
          </table:table-cell>
          <table:table-cell table:style-name="ce14" office:value-type="string" calcext:value-type="string">
            <text:p>f3*</text:p>
          </table:table-cell>
          <table:table-cell table:style-name="ce14" office:value-type="string" calcext:value-type="string">
            <text:p>f4*</text:p>
          </table:table-cell>
          <table:table-cell table:style-name="ce14" office:value-type="string" calcext:value-type="string">
            <text:p>f5*</text:p>
          </table:table-cell>
          <table:table-cell table:style-name="ce14"/>
          <table:table-cell table:style-name="ce14" office:value-type="string" calcext:value-type="string">
            <text:p>f1</text:p>
          </table:table-cell>
          <table:table-cell table:style-name="ce14" office:value-type="string" calcext:value-type="string">
            <text:p>f2</text:p>
          </table:table-cell>
          <table:table-cell table:style-name="ce14" office:value-type="string" calcext:value-type="string">
            <text:p>f3</text:p>
          </table:table-cell>
          <table:table-cell table:style-name="ce14" office:value-type="string" calcext:value-type="string">
            <text:p>f4</text:p>
          </table:table-cell>
          <table:table-cell table:style-name="ce14" office:value-type="string" calcext:value-type="string">
            <text:p>f5</text:p>
          </table:table-cell>
          <table:table-cell/>
        </table:table-row>
        <table:table-row table:style-name="ro2">
          <table:table-cell office:value-type="string" calcext:value-type="string">
            <text:p>zdock3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dock3</text:p>
          </table:table-cell>
          <table:table-cell table:style-name="ce15" table:formula="of:=[.B48]*100" office:value-type="float" office:value="45.8333333333" calcext:value-type="float">
            <text:p>45,83</text:p>
          </table:table-cell>
          <table:table-cell table:style-name="ce15" table:formula="of:=[.C48]*100" office:value-type="float" office:value="32.1428571429" calcext:value-type="float">
            <text:p>32,14</text:p>
          </table:table-cell>
          <table:table-cell table:style-name="ce15" table:formula="of:=[.D48]*100" office:value-type="float" office:value="25.4237288136" calcext:value-type="float">
            <text:p>25,42</text:p>
          </table:table-cell>
          <table:table-cell table:style-name="ce15" table:formula="of:=[.E48]*100" office:value-type="float" office:value="11.5384615385" calcext:value-type="float">
            <text:p>11,54</text:p>
          </table:table-cell>
          <table:table-cell table:style-name="ce15" table:formula="of:=[.F48]*100" office:value-type="float" office:value="0" calcext:value-type="float">
            <text:p>0,00</text:p>
          </table:table-cell>
          <table:table-cell office:value-type="string" calcext:value-type="string">
            <text:p>zdock3</text:p>
          </table:table-cell>
          <table:table-cell table:style-name="ce15" table:formula="of:=[.H48]*100" office:value-type="float" office:value="45.8333333333" calcext:value-type="float">
            <text:p>45,83</text:p>
          </table:table-cell>
          <table:table-cell table:style-name="ce15" table:formula="of:=[.I48]*100" office:value-type="float" office:value="32.1428571429" calcext:value-type="float">
            <text:p>32,14</text:p>
          </table:table-cell>
          <table:table-cell table:style-name="ce15" table:formula="of:=[.J48]*100" office:value-type="float" office:value="25.4237288136" calcext:value-type="float">
            <text:p>25,42</text:p>
          </table:table-cell>
          <table:table-cell table:style-name="ce15" table:formula="of:=[.K48]*100" office:value-type="float" office:value="11.5384615385" calcext:value-type="float">
            <text:p>11,54</text:p>
          </table:table-cell>
          <table:table-cell table:style-name="ce15" table:formula="of:=[.L48]*100" office:value-type="float" office:value="0" calcext:value-type="float">
            <text:p>0,00</text:p>
          </table:table-cell>
          <table:table-cell table:style-name="ce15"/>
          <table:table-cell table:style-name="ce15" table:formula="of:=[.T48]-[.N48]" office:value-type="float" office:value="0" calcext:value-type="float">
            <text:p>0,00</text:p>
          </table:table-cell>
          <table:table-cell table:style-name="ce15" table:formula="of:=[.U48]-[.O48]" office:value-type="float" office:value="0" calcext:value-type="float">
            <text:p>0,00</text:p>
          </table:table-cell>
          <table:table-cell table:style-name="ce15" table:formula="of:=[.V48]-[.P48]" office:value-type="float" office:value="0" calcext:value-type="float">
            <text:p>0,00</text:p>
          </table:table-cell>
          <table:table-cell table:style-name="ce15" table:formula="of:=[.W48]-[.Q48]" office:value-type="float" office:value="0" calcext:value-type="float">
            <text:p>0,00</text:p>
          </table:table-cell>
          <table:table-cell table:style-name="ce15" table:formula="of:=[.X48]-[.R48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float" office:value="0.458333333333" calcext:value-type="float">
            <text:p>0,4583333333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338983050847" calcext:value-type="float">
            <text:p>0,3389830508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_T2</text:p>
          </table:table-cell>
          <table:table-cell table:style-name="ce15" table:formula="of:=[.B49]*100" office:value-type="float" office:value="45.8333333333" calcext:value-type="float">
            <text:p>45,83</text:p>
          </table:table-cell>
          <table:table-cell table:style-name="ce15" table:formula="of:=[.C49]*100" office:value-type="float" office:value="26.7857142857" calcext:value-type="float">
            <text:p>26,79</text:p>
          </table:table-cell>
          <table:table-cell table:style-name="ce15" table:formula="of:=[.D49]*100" office:value-type="float" office:value="27.1186440678" calcext:value-type="float">
            <text:p>27,12</text:p>
          </table:table-cell>
          <table:table-cell table:style-name="ce15" table:formula="of:=[.E49]*100" office:value-type="float" office:value="15.3846153846" calcext:value-type="float">
            <text:p>15,38</text:p>
          </table:table-cell>
          <table:table-cell table:style-name="ce15" table:formula="of:=[.F49]*100" office:value-type="float" office:value="9.09090909091" calcext:value-type="float">
            <text:p>9,09</text:p>
          </table:table-cell>
          <table:table-cell office:value-type="string" calcext:value-type="string">
            <text:p>AP_T2</text:p>
          </table:table-cell>
          <table:table-cell table:style-name="ce15" table:formula="of:=[.H49]*100" office:value-type="float" office:value="45.8333333333" calcext:value-type="float">
            <text:p>45,83</text:p>
          </table:table-cell>
          <table:table-cell table:style-name="ce15" table:formula="of:=[.I49]*100" office:value-type="float" office:value="28.5714285714" calcext:value-type="float">
            <text:p>28,57</text:p>
          </table:table-cell>
          <table:table-cell table:style-name="ce15" table:formula="of:=[.J49]*100" office:value-type="float" office:value="33.8983050847" calcext:value-type="float">
            <text:p>33,90</text:p>
          </table:table-cell>
          <table:table-cell table:style-name="ce15" table:formula="of:=[.K49]*100" office:value-type="float" office:value="23.0769230769" calcext:value-type="float">
            <text:p>23,08</text:p>
          </table:table-cell>
          <table:table-cell table:style-name="ce15" table:formula="of:=[.L49]*100" office:value-type="float" office:value="0" calcext:value-type="float">
            <text:p>0,00</text:p>
          </table:table-cell>
          <table:table-cell table:style-name="ce15"/>
          <table:table-cell table:style-name="ce15" table:formula="of:=[.T49]-[.N49]" office:value-type="float" office:value="0" calcext:value-type="float">
            <text:p>0,00</text:p>
          </table:table-cell>
          <table:table-cell table:style-name="ce15" table:formula="of:=[.U49]-[.O49]" office:value-type="float" office:value="1.7857142857" calcext:value-type="float">
            <text:p>1,79</text:p>
          </table:table-cell>
          <table:table-cell table:style-name="ce15" table:formula="of:=[.V49]-[.P49]" office:value-type="float" office:value="6.7796610169" calcext:value-type="float">
            <text:p>6,78</text:p>
          </table:table-cell>
          <table:table-cell table:style-name="ce15" table:formula="of:=[.W49]-[.Q49]" office:value-type="float" office:value="7.6923076923" calcext:value-type="float">
            <text:p>7,69</text:p>
          </table:table-cell>
          <table:table-cell table:style-name="ce15" table:formula="of:=[.X49]-[.R49]" office:value-type="float" office:value="-9.09090909091" calcext:value-type="float">
            <text:p>-9,09</text:p>
          </table:table-cell>
          <table:table-cell/>
        </table:table-row>
        <table:table-row table:style-name="ro2">
          <table:table-cell office:value-type="string" calcext:value-type="string">
            <text:p>AP_T1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75" calcext:value-type="float">
            <text:p>0,375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338983050847" calcext:value-type="float">
            <text:p>0,3389830508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.0909090909091" calcext:value-type="float">
            <text:p>0,0909090909</text:p>
          </table:table-cell>
          <table:table-cell office:value-type="string" calcext:value-type="string">
            <text:p>AP_T1</text:p>
          </table:table-cell>
          <table:table-cell table:style-name="ce15" table:formula="of:=[.B50]*100" office:value-type="float" office:value="41.6666666667" calcext:value-type="float">
            <text:p>41,67</text:p>
          </table:table-cell>
          <table:table-cell table:style-name="ce15" table:formula="of:=[.C50]*100" office:value-type="float" office:value="28.5714285714" calcext:value-type="float">
            <text:p>28,57</text:p>
          </table:table-cell>
          <table:table-cell table:style-name="ce15" table:formula="of:=[.D50]*100" office:value-type="float" office:value="28.813559322" calcext:value-type="float">
            <text:p>28,81</text:p>
          </table:table-cell>
          <table:table-cell table:style-name="ce15" table:formula="of:=[.E50]*100" office:value-type="float" office:value="15.3846153846" calcext:value-type="float">
            <text:p>15,38</text:p>
          </table:table-cell>
          <table:table-cell table:style-name="ce15" table:formula="of:=[.F50]*100" office:value-type="float" office:value="0" calcext:value-type="float">
            <text:p>0,00</text:p>
          </table:table-cell>
          <table:table-cell office:value-type="string" calcext:value-type="string">
            <text:p>AP_T1</text:p>
          </table:table-cell>
          <table:table-cell table:style-name="ce15" table:formula="of:=[.H50]*100" office:value-type="float" office:value="37.5" calcext:value-type="float">
            <text:p>37,50</text:p>
          </table:table-cell>
          <table:table-cell table:style-name="ce15" table:formula="of:=[.I50]*100" office:value-type="float" office:value="32.1428571429" calcext:value-type="float">
            <text:p>32,14</text:p>
          </table:table-cell>
          <table:table-cell table:style-name="ce15" table:formula="of:=[.J50]*100" office:value-type="float" office:value="33.8983050847" calcext:value-type="float">
            <text:p>33,90</text:p>
          </table:table-cell>
          <table:table-cell table:style-name="ce15" table:formula="of:=[.K50]*100" office:value-type="float" office:value="23.0769230769" calcext:value-type="float">
            <text:p>23,08</text:p>
          </table:table-cell>
          <table:table-cell table:style-name="ce15" table:formula="of:=[.L50]*100" office:value-type="float" office:value="9.09090909091" calcext:value-type="float">
            <text:p>9,09</text:p>
          </table:table-cell>
          <table:table-cell table:style-name="ce15"/>
          <table:table-cell table:style-name="ce15" table:formula="of:=[.T50]-[.N50]" office:value-type="float" office:value="-4.1666666667" calcext:value-type="float">
            <text:p>-4,17</text:p>
          </table:table-cell>
          <table:table-cell table:style-name="ce15" table:formula="of:=[.U50]-[.O50]" office:value-type="float" office:value="3.5714285715" calcext:value-type="float">
            <text:p>3,57</text:p>
          </table:table-cell>
          <table:table-cell table:style-name="ce15" table:formula="of:=[.V50]-[.P50]" office:value-type="float" office:value="5.0847457627" calcext:value-type="float">
            <text:p>5,08</text:p>
          </table:table-cell>
          <table:table-cell table:style-name="ce15" table:formula="of:=[.W50]-[.Q50]" office:value-type="float" office:value="7.6923076923" calcext:value-type="float">
            <text:p>7,69</text:p>
          </table:table-cell>
          <table:table-cell table:style-name="ce15" table:formula="of:=[.X50]-[.R50]" office:value-type="float" office:value="9.09090909091" calcext:value-type="float">
            <text:p>9,09</text:p>
          </table:table-cell>
          <table:table-cell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16666666667" calcext:value-type="float">
            <text:p>0,4166666667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_TSC</text:p>
          </table:table-cell>
          <table:table-cell table:style-name="ce15" table:formula="of:=[.B51]*100" office:value-type="float" office:value="45.8333333333" calcext:value-type="float">
            <text:p>45,83</text:p>
          </table:table-cell>
          <table:table-cell table:style-name="ce15" table:formula="of:=[.C51]*100" office:value-type="float" office:value="30.3571428571" calcext:value-type="float">
            <text:p>30,36</text:p>
          </table:table-cell>
          <table:table-cell table:style-name="ce15" table:formula="of:=[.D51]*100" office:value-type="float" office:value="28.813559322" calcext:value-type="float">
            <text:p>28,81</text:p>
          </table:table-cell>
          <table:table-cell table:style-name="ce15" table:formula="of:=[.E51]*100" office:value-type="float" office:value="23.0769230769" calcext:value-type="float">
            <text:p>23,08</text:p>
          </table:table-cell>
          <table:table-cell table:style-name="ce15" table:formula="of:=[.F51]*100" office:value-type="float" office:value="0" calcext:value-type="float">
            <text:p>0,00</text:p>
          </table:table-cell>
          <table:table-cell office:value-type="string" calcext:value-type="string">
            <text:p>CP_TSC</text:p>
          </table:table-cell>
          <table:table-cell table:style-name="ce15" table:formula="of:=[.H51]*100" office:value-type="float" office:value="41.6666666667" calcext:value-type="float">
            <text:p>41,67</text:p>
          </table:table-cell>
          <table:table-cell table:style-name="ce15" table:formula="of:=[.I51]*100" office:value-type="float" office:value="32.1428571429" calcext:value-type="float">
            <text:p>32,14</text:p>
          </table:table-cell>
          <table:table-cell table:style-name="ce15" table:formula="of:=[.J51]*100" office:value-type="float" office:value="28.813559322" calcext:value-type="float">
            <text:p>28,81</text:p>
          </table:table-cell>
          <table:table-cell table:style-name="ce15" table:formula="of:=[.K51]*100" office:value-type="float" office:value="19.2307692308" calcext:value-type="float">
            <text:p>19,23</text:p>
          </table:table-cell>
          <table:table-cell table:style-name="ce15" table:formula="of:=[.L51]*100" office:value-type="float" office:value="0" calcext:value-type="float">
            <text:p>0,00</text:p>
          </table:table-cell>
          <table:table-cell table:style-name="ce15"/>
          <table:table-cell table:style-name="ce15" table:formula="of:=[.T51]-[.N51]" office:value-type="float" office:value="-4.1666666666" calcext:value-type="float">
            <text:p>-4,17</text:p>
          </table:table-cell>
          <table:table-cell table:style-name="ce15" table:formula="of:=[.U51]-[.O51]" office:value-type="float" office:value="1.7857142858" calcext:value-type="float">
            <text:p>1,79</text:p>
          </table:table-cell>
          <table:table-cell table:style-name="ce15" table:formula="of:=[.V51]-[.P51]" office:value-type="float" office:value="0" calcext:value-type="float">
            <text:p>0,00</text:p>
          </table:table-cell>
          <table:table-cell table:style-name="ce15" table:formula="of:=[.W51]-[.Q51]" office:value-type="float" office:value="-3.8461538461" calcext:value-type="float">
            <text:p>-3,85</text:p>
          </table:table-cell>
          <table:table-cell table:style-name="ce15" table:formula="of:=[.X51]-[.R51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25" calcext:value-type="float">
            <text:p>0,25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75" calcext:value-type="float">
            <text:p>0,375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_HLPL</text:p>
          </table:table-cell>
          <table:table-cell table:style-name="ce15" table:formula="of:=[.B52]*100" office:value-type="float" office:value="25" calcext:value-type="float">
            <text:p>25,00</text:p>
          </table:table-cell>
          <table:table-cell table:style-name="ce15" table:formula="of:=[.C52]*100" office:value-type="float" office:value="23.2142857143" calcext:value-type="float">
            <text:p>23,21</text:p>
          </table:table-cell>
          <table:table-cell table:style-name="ce15" table:formula="of:=[.D52]*100" office:value-type="float" office:value="28.813559322" calcext:value-type="float">
            <text:p>28,81</text:p>
          </table:table-cell>
          <table:table-cell table:style-name="ce15" table:formula="of:=[.E52]*100" office:value-type="float" office:value="26.9230769231" calcext:value-type="float">
            <text:p>26,92</text:p>
          </table:table-cell>
          <table:table-cell table:style-name="ce15" table:formula="of:=[.F52]*100" office:value-type="float" office:value="0" calcext:value-type="float">
            <text:p>0,00</text:p>
          </table:table-cell>
          <table:table-cell office:value-type="string" calcext:value-type="string">
            <text:p>CP_HLPL</text:p>
          </table:table-cell>
          <table:table-cell table:style-name="ce15" table:formula="of:=[.H52]*100" office:value-type="float" office:value="37.5" calcext:value-type="float">
            <text:p>37,50</text:p>
          </table:table-cell>
          <table:table-cell table:style-name="ce15" table:formula="of:=[.I52]*100" office:value-type="float" office:value="30.3571428571" calcext:value-type="float">
            <text:p>30,36</text:p>
          </table:table-cell>
          <table:table-cell table:style-name="ce15" table:formula="of:=[.J52]*100" office:value-type="float" office:value="28.813559322" calcext:value-type="float">
            <text:p>28,81</text:p>
          </table:table-cell>
          <table:table-cell table:style-name="ce15" table:formula="of:=[.K52]*100" office:value-type="float" office:value="19.2307692308" calcext:value-type="float">
            <text:p>19,23</text:p>
          </table:table-cell>
          <table:table-cell table:style-name="ce15" table:formula="of:=[.L52]*100" office:value-type="float" office:value="0" calcext:value-type="float">
            <text:p>0,00</text:p>
          </table:table-cell>
          <table:table-cell table:style-name="ce15"/>
          <table:table-cell table:style-name="ce15" table:formula="of:=[.T52]-[.N52]" office:value-type="float" office:value="12.5" calcext:value-type="float">
            <text:p>12,50</text:p>
          </table:table-cell>
          <table:table-cell table:style-name="ce15" table:formula="of:=[.U52]-[.O52]" office:value-type="float" office:value="7.1428571428" calcext:value-type="float">
            <text:p>7,14</text:p>
          </table:table-cell>
          <table:table-cell table:style-name="ce15" table:formula="of:=[.V52]-[.P52]" office:value-type="float" office:value="0" calcext:value-type="float">
            <text:p>0,00</text:p>
          </table:table-cell>
          <table:table-cell table:style-name="ce15" table:formula="of:=[.W52]-[.Q52]" office:value-type="float" office:value="-7.6923076923" calcext:value-type="float">
            <text:p>-7,69</text:p>
          </table:table-cell>
          <table:table-cell table:style-name="ce15" table:formula="of:=[.X52]-[.R52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35593220339" calcext:value-type="float">
            <text:p>0,3559322034</text:p>
          </table:table-cell>
          <table:table-cell office:value-type="float" office:value="0.384615384615" calcext:value-type="float">
            <text:p>0,38461538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16666666667" calcext:value-type="float">
            <text:p>0,4166666667</text:p>
          </table:table-cell>
          <table:table-cell office:value-type="float" office:value="0.375" calcext:value-type="float">
            <text:p>0,375</text:p>
          </table:table-cell>
          <table:table-cell office:value-type="float" office:value="0.338983050847" calcext:value-type="float">
            <text:p>0,3389830508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_PISA</text:p>
          </table:table-cell>
          <table:table-cell table:style-name="ce15" table:formula="of:=[.B53]*100" office:value-type="float" office:value="45.8333333333" calcext:value-type="float">
            <text:p>45,83</text:p>
          </table:table-cell>
          <table:table-cell table:style-name="ce15" table:formula="of:=[.C53]*100" office:value-type="float" office:value="32.1428571429" calcext:value-type="float">
            <text:p>32,14</text:p>
          </table:table-cell>
          <table:table-cell table:style-name="ce15" table:formula="of:=[.D53]*100" office:value-type="float" office:value="35.593220339" calcext:value-type="float">
            <text:p>35,59</text:p>
          </table:table-cell>
          <table:table-cell table:style-name="ce15" table:formula="of:=[.E53]*100" office:value-type="float" office:value="38.4615384615" calcext:value-type="float">
            <text:p>38,46</text:p>
          </table:table-cell>
          <table:table-cell table:style-name="ce15" table:formula="of:=[.F53]*100" office:value-type="float" office:value="0" calcext:value-type="float">
            <text:p>0,00</text:p>
          </table:table-cell>
          <table:table-cell office:value-type="string" calcext:value-type="string">
            <text:p>AP_PISA</text:p>
          </table:table-cell>
          <table:table-cell table:style-name="ce15" table:formula="of:=[.H53]*100" office:value-type="float" office:value="41.6666666667" calcext:value-type="float">
            <text:p>41,67</text:p>
          </table:table-cell>
          <table:table-cell table:style-name="ce15" table:formula="of:=[.I53]*100" office:value-type="float" office:value="37.5" calcext:value-type="float">
            <text:p>37,50</text:p>
          </table:table-cell>
          <table:table-cell table:style-name="ce15" table:formula="of:=[.J53]*100" office:value-type="float" office:value="33.8983050847" calcext:value-type="float">
            <text:p>33,90</text:p>
          </table:table-cell>
          <table:table-cell table:style-name="ce15" table:formula="of:=[.K53]*100" office:value-type="float" office:value="26.9230769231" calcext:value-type="float">
            <text:p>26,92</text:p>
          </table:table-cell>
          <table:table-cell table:style-name="ce15" table:formula="of:=[.L53]*100" office:value-type="float" office:value="0" calcext:value-type="float">
            <text:p>0,00</text:p>
          </table:table-cell>
          <table:table-cell table:style-name="ce15"/>
          <table:table-cell table:style-name="ce15" table:formula="of:=[.T53]-[.N53]" office:value-type="float" office:value="-4.1666666666" calcext:value-type="float">
            <text:p>-4,17</text:p>
          </table:table-cell>
          <table:table-cell table:style-name="ce15" table:formula="of:=[.U53]-[.O53]" office:value-type="float" office:value="5.3571428571" calcext:value-type="float">
            <text:p>5,36</text:p>
          </table:table-cell>
          <table:table-cell table:style-name="ce15" table:formula="of:=[.V53]-[.P53]" office:value-type="float" office:value="-1.6949152543" calcext:value-type="float">
            <text:p>-1,69</text:p>
          </table:table-cell>
          <table:table-cell table:style-name="ce15" table:formula="of:=[.W53]-[.Q53]" office:value-type="float" office:value="-11.5384615384" calcext:value-type="float">
            <text:p>-11,54</text:p>
          </table:table-cell>
          <table:table-cell table:style-name="ce15" table:formula="of:=[.X53]-[.R53]" office:value-type="float" office:value="0" calcext:value-type="float">
            <text:p>0,00</text:p>
          </table:table-cell>
          <table:table-cell/>
        </table:table-row>
        <table:table-row table:style-name="ro2" table:number-rows-repeated="2">
          <table:table-cell table:number-columns-repeated="31"/>
        </table:table-row>
        <table:table-row table:style-name="ro1">
          <table:table-cell table:number-columns-repeated="31"/>
        </table:table-row>
        <table:table-row table:style-name="ro3"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  <table:table-cell/>
          <table:table-cell office:value-type="string" calcext:value-type="string">
            <text:p>Strong *</text:p>
          </table:table-cell>
          <table:table-cell office:value-type="string" calcext:value-type="string">
            <text:p>Medium *</text:p>
          </table:table-cell>
          <table:table-cell office:value-type="string" calcext:value-type="string">
            <text:p>Weak*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0.428571428571" calcext:value-type="float">
            <text:p>0,4285714286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[.F58]-[.B58]" office:value-type="float" office:value="0.035714285714" calcext:value-type="float">
            <text:p>0,0357142857</text:p>
          </table:table-cell>
          <table:table-cell table:formula="of:=[.G58]-[.C58]" office:value-type="float" office:value="0.073170731707" calcext:value-type="float">
            <text:p>0,0731707317</text:p>
          </table:table-cell>
          <table:table-cell table:formula="of:=[.H58]-[.D58]" office:value-type="float" office:value="0.05" calcext:value-type="float">
            <text:p>0,0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0.357142857143" calcext:value-type="float">
            <text:p>0,3571428571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[.F59]-[.B59]" office:value-type="float" office:value="0.035714285714" calcext:value-type="float">
            <text:p>0,0357142857</text:p>
          </table:table-cell>
          <table:table-cell table:formula="of:=[.G59]-[.C59]" office:value-type="float" office:value="0.097560975609" calcext:value-type="float">
            <text:p>0,0975609756</text:p>
          </table:table-cell>
          <table:table-cell table:formula="of:=[.H59]-[.D59]" office:value-type="float" office:value="0.05" calcext:value-type="float">
            <text:p>0,0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zdock3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0.428571428571" calcext:value-type="float">
            <text:p>0,4285714286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F60]-[.B60]" office:value-type="float" office:value="0" calcext:value-type="float">
            <text:p>0</text:p>
          </table:table-cell>
          <table:table-cell table:formula="of:=[.G60]-[.C60]" office:value-type="float" office:value="0" calcext:value-type="float">
            <text:p>0</text:p>
          </table:table-cell>
          <table:table-cell table:formula="of:=[.H60]-[.D60]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P_T1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0.464285714286" calcext:value-type="float">
            <text:p>0,4642857143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15" calcext:value-type="float">
            <text:p>0,15</text:p>
          </table:table-cell>
          <table:table-cell/>
          <table:table-cell table:formula="of:=[.F61]-[.B61]" office:value-type="float" office:value="0.107142857143" calcext:value-type="float">
            <text:p>0,1071428571</text:p>
          </table:table-cell>
          <table:table-cell table:formula="of:=[.G61]-[.C61]" office:value-type="float" office:value="0.024390243903" calcext:value-type="float">
            <text:p>0,0243902439</text:p>
          </table:table-cell>
          <table:table-cell table:formula="of:=[.H61]-[.D61]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0.392857142857" calcext:value-type="float">
            <text:p>0,3928571429</text:p>
          </table:table-cell>
          <table:table-cell office:value-type="float" office:value="0.317073170732" calcext:value-type="float">
            <text:p>0,3170731707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F62]-[.B62]" office:value-type="float" office:value="0" calcext:value-type="float">
            <text:p>0</text:p>
          </table:table-cell>
          <table:table-cell table:formula="of:=[.G62]-[.C62]" office:value-type="float" office:value="0.024390243903" calcext:value-type="float">
            <text:p>0,0243902439</text:p>
          </table:table-cell>
          <table:table-cell table:formula="of:=[.H62]-[.D62]" office:value-type="float" office:value="-0.1" calcext:value-type="float">
            <text:p>-0,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535714285714" calcext:value-type="float">
            <text:p>0,5357142857</text:p>
          </table:table-cell>
          <table:table-cell office:value-type="float" office:value="0.317073170732" calcext:value-type="float">
            <text:p>0,3170731707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35" calcext:value-type="float">
            <text:p>0,35</text:p>
          </table:table-cell>
          <table:table-cell/>
          <table:table-cell table:formula="of:=[.F63]-[.B63]" office:value-type="float" office:value="-0.035714285714" calcext:value-type="float">
            <text:p>-0,0357142857</text:p>
          </table:table-cell>
          <table:table-cell table:formula="of:=[.G63]-[.C63]" office:value-type="float" office:value="-0.048780487805" calcext:value-type="float">
            <text:p>-0,0487804878</text:p>
          </table:table-cell>
          <table:table-cell table:formula="of:=[.H63]-[.D63]" office:value-type="float" office:value="0.1" calcext:value-type="float">
            <text:p>0,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YDOCK_TOT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341463414634" calcext:value-type="float">
            <text:p>0,3414634146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0.107142857143" calcext:value-type="float">
            <text:p>0,1071428571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2">
          <table:table-cell table:number-columns-repeated="31"/>
        </table:table-row>
        <table:table-row table:style-name="ro1">
          <table:table-cell table:number-columns-repeated="31"/>
        </table:table-row>
        <table:table-row table:style-name="ro2" table:number-rows-repeated="22">
          <table:table-cell table:number-columns-repeated="31"/>
        </table:table-row>
        <table:table-row table:style-name="ro1" table:number-rows-repeated="2">
          <table:table-cell table:number-columns-repeated="31"/>
        </table:table-row>
        <table:table-row table:style-name="ro2">
          <table:table-cell/>
          <table:table-cell office:value-type="string" calcext:value-type="string">
            <text:p>Top1 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*</text:p>
          </table:table-cell>
          <table:table-cell office:value-type="string" calcext:value-type="string">
            <text:p>Top10*</text:p>
          </table:table-cell>
          <table:table-cell office:value-type="string" calcext:value-type="string">
            <text:p>Top100*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CP_Qp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float" office:value="0.289772727273" calcext:value-type="float">
            <text:p>0,2897727273</text:p>
          </table:table-cell>
          <table:table-cell office:value-type="float" office:value="0.477272727273" calcext:value-type="float">
            <text:p>0,4772727273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SDOCK</text:p>
          </table:table-cell>
          <table:table-cell office:value-type="float" office:value="0.125" calcext:value-type="float">
            <text:p>0,1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94318181818" calcext:value-type="float">
            <text:p>0,4943181818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77272727273" calcext:value-type="float">
            <text:p>0,4772727273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office:value-type="float" office:value="0.136363636364" calcext:value-type="float">
            <text:p>0,1363636364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60227272727" calcext:value-type="float">
            <text:p>0,4602272727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85227272727" calcext:value-type="float">
            <text:p>0,5852272727</text:p>
          </table:table-cell>
          <table:table-cell/>
          <table:table-cell office:value-type="float" office:value="0.136363636364" calcext:value-type="float">
            <text:p>0,1363636364</text:p>
          </table:table-cell>
          <table:table-cell office:value-type="float" office:value="0.289772727273" calcext:value-type="float">
            <text:p>0,2897727273</text:p>
          </table:table-cell>
          <table:table-cell office:value-type="float" office:value="0.477272727273" calcext:value-type="float">
            <text:p>0,4772727273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P_T1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88636363636" calcext:value-type="float">
            <text:p>0,4886363636</text:p>
          </table:table-cell>
          <table:table-cell/>
          <table:table-cell office:value-type="float" office:value="0.119318181818" calcext:value-type="float">
            <text:p>0,1193181818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443181818182" calcext:value-type="float">
            <text:p>0,4431818182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34090909091" calcext:value-type="float">
            <text:p>0,5340909091</text:p>
          </table:table-cell>
          <table:table-cell/>
          <table:table-cell office:value-type="float" office:value="0.147727272727" calcext:value-type="float">
            <text:p>0,1477272727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09090909091" calcext:value-type="float">
            <text:p>0,4090909091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352272727273" calcext:value-type="float">
            <text:p>0,3522727273</text:p>
          </table:table-cell>
          <table:table-cell office:value-type="float" office:value="0.551136363636" calcext:value-type="float">
            <text:p>0,5511363636</text:p>
          </table:table-cell>
          <table:table-cell/>
          <table:table-cell office:value-type="float" office:value="0.204545454545" calcext:value-type="float">
            <text:p>0,2045454545</text:p>
          </table:table-cell>
          <table:table-cell office:value-type="float" office:value="0.352272727273" calcext:value-type="float">
            <text:p>0,3522727273</text:p>
          </table:table-cell>
          <table:table-cell office:value-type="float" office:value="0.465909090909" calcext:value-type="float">
            <text:p>0,4659090909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PYDOCK_TOT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float" office:value="0.102272727273" calcext:value-type="float">
            <text:p>0,1022727273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386363636364" calcext:value-type="float">
            <text:p>0,3863636364</text:p>
          </table:table-cell>
          <table:table-cell table:number-columns-repeated="23"/>
        </table:table-row>
        <table:table-row table:style-name="ro2">
          <table:table-cell table:number-columns-repeated="31"/>
        </table:table-row>
        <table:table-row table:style-name="ro1" table:number-rows-repeated="4">
          <table:table-cell table:number-columns-repeated="31"/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f1*</text:p>
          </table:table-cell>
          <table:table-cell office:value-type="string" calcext:value-type="string">
            <text:p>f2*</text:p>
          </table:table-cell>
          <table:table-cell office:value-type="string" calcext:value-type="string">
            <text:p>f3*</text:p>
          </table:table-cell>
          <table:table-cell office:value-type="string" calcext:value-type="string">
            <text:p>f4*</text:p>
          </table:table-cell>
          <table:table-cell office:value-type="string" calcext:value-type="string">
            <text:p>f5*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f1*</text:p>
          </table:table-cell>
          <table:table-cell office:value-type="string" calcext:value-type="string">
            <text:p>f2*</text:p>
          </table:table-cell>
          <table:table-cell office:value-type="string" calcext:value-type="string">
            <text:p>f3*</text:p>
          </table:table-cell>
          <table:table-cell office:value-type="string" calcext:value-type="string">
            <text:p>f4*</text:p>
          </table:table-cell>
          <table:table-cell office:value-type="string" calcext:value-type="string">
            <text:p>f5*</text:p>
          </table:table-cell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</table:table-row>
        <table:table-row table:style-name="ro2">
          <table:table-cell office:value-type="string" calcext:value-type="string">
            <text:p>CP_Qp</text:p>
          </table:table-cell>
          <table:table-cell office:value-type="float" office:value="0.375" calcext:value-type="float">
            <text:p>0,375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float" office:value="0.541666666667" calcext:value-type="float">
            <text:p>0,5416666667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81818181818" calcext:value-type="float">
            <text:p>0,1818181818</text:p>
          </table:table-cell>
          <table:table-cell/>
          <table:table-cell office:value-type="string" calcext:value-type="string">
            <text:p>CP_Qp</text:p>
          </table:table-cell>
          <table:table-cell table:formula="of:=[.B106]*100" office:value-type="float" office:value="37.5" calcext:value-type="float">
            <text:p>37,5</text:p>
          </table:table-cell>
          <table:table-cell table:formula="of:=[.C106]*100" office:value-type="float" office:value="32.1428571429" calcext:value-type="float">
            <text:p>32,1428571429</text:p>
          </table:table-cell>
          <table:table-cell table:formula="of:=[.D106]*100" office:value-type="float" office:value="23.7288135593" calcext:value-type="float">
            <text:p>23,7288135593</text:p>
          </table:table-cell>
          <table:table-cell table:formula="of:=[.E106]*100" office:value-type="float" office:value="15.3846153846" calcext:value-type="float">
            <text:p>15,3846153846</text:p>
          </table:table-cell>
          <table:table-cell table:formula="of:=[.F106]*100" office:value-type="float" office:value="9.09090909091" calcext:value-type="float">
            <text:p>9,0909090909</text:p>
          </table:table-cell>
          <table:table-cell/>
          <table:table-cell table:formula="of:=[.H106]*100" office:value-type="float" office:value="54.1666666667" calcext:value-type="float">
            <text:p>54,1666666667</text:p>
          </table:table-cell>
          <table:table-cell table:formula="of:=[.I106]*100" office:value-type="float" office:value="35.7142857143" calcext:value-type="float">
            <text:p>35,7142857143</text:p>
          </table:table-cell>
          <table:table-cell table:formula="of:=[.J106]*100" office:value-type="float" office:value="25.4237288136" calcext:value-type="float">
            <text:p>25,4237288136</text:p>
          </table:table-cell>
          <table:table-cell table:formula="of:=[.K106]*100" office:value-type="float" office:value="3.84615384615" calcext:value-type="float">
            <text:p>3,8461538462</text:p>
          </table:table-cell>
          <table:table-cell table:formula="of:=[.L106]*100" office:value-type="float" office:value="18.1818181818" calcext:value-type="float">
            <text:p>18,1818181818</text:p>
          </table:table-cell>
          <table:table-cell/>
          <table:table-cell table:formula="of:=[.U106]-[.O106]" office:value-type="float" office:value="16.6666666667" calcext:value-type="float">
            <text:p>16,6666666667</text:p>
          </table:table-cell>
          <table:table-cell table:formula="of:=[.V106]-[.P106]" office:value-type="float" office:value="3.5714285714" calcext:value-type="float">
            <text:p>3,5714285714</text:p>
          </table:table-cell>
          <table:table-cell table:formula="of:=[.W106]-[.Q106]" office:value-type="float" office:value="1.6949152543" calcext:value-type="float">
            <text:p>1,6949152543</text:p>
          </table:table-cell>
          <table:table-cell table:formula="of:=[.X106]-[.R106]" office:value-type="float" office:value="-11.53846153845" calcext:value-type="float">
            <text:p>-11,5384615385</text:p>
          </table:table-cell>
          <table:table-cell table:formula="of:=[.Y106]-[.S106]" office:value-type="float" office:value="9.09090909089" calcext:value-type="float">
            <text:p>9,0909090909</text:p>
          </table:table-cell>
        </table:table-row>
        <table:table-row table:style-name="ro2">
          <table:table-cell office:value-type="string" calcext:value-type="string">
            <text:p>SDOCK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305084745763" calcext:value-type="float">
            <text:p>0,30508474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16666666667" calcext:value-type="float">
            <text:p>0,4166666667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305084745763" calcext:value-type="float">
            <text:p>0,30508474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DOCK</text:p>
          </table:table-cell>
          <table:table-cell table:formula="of:=[.B107]*100" office:value-type="float" office:value="41.6666666667" calcext:value-type="float">
            <text:p>41,6666666667</text:p>
          </table:table-cell>
          <table:table-cell table:formula="of:=[.C107]*100" office:value-type="float" office:value="30.3571428571" calcext:value-type="float">
            <text:p>30,3571428571</text:p>
          </table:table-cell>
          <table:table-cell table:formula="of:=[.D107]*100" office:value-type="float" office:value="30.5084745763" calcext:value-type="float">
            <text:p>30,5084745763</text:p>
          </table:table-cell>
          <table:table-cell table:formula="of:=[.E107]*100" office:value-type="float" office:value="0" calcext:value-type="float">
            <text:p>0</text:p>
          </table:table-cell>
          <table:table-cell table:formula="of:=[.F107]*100" office:value-type="float" office:value="0" calcext:value-type="float">
            <text:p>0</text:p>
          </table:table-cell>
          <table:table-cell/>
          <table:table-cell table:formula="of:=[.H107]*100" office:value-type="float" office:value="41.6666666667" calcext:value-type="float">
            <text:p>41,6666666667</text:p>
          </table:table-cell>
          <table:table-cell table:formula="of:=[.I107]*100" office:value-type="float" office:value="30.3571428571" calcext:value-type="float">
            <text:p>30,3571428571</text:p>
          </table:table-cell>
          <table:table-cell table:formula="of:=[.J107]*100" office:value-type="float" office:value="30.5084745763" calcext:value-type="float">
            <text:p>30,5084745763</text:p>
          </table:table-cell>
          <table:table-cell table:formula="of:=[.K107]*100" office:value-type="float" office:value="0" calcext:value-type="float">
            <text:p>0</text:p>
          </table:table-cell>
          <table:table-cell table:formula="of:=[.L107]*100" office:value-type="float" office:value="0" calcext:value-type="float">
            <text:p>0</text:p>
          </table:table-cell>
          <table:table-cell/>
          <table:table-cell table:formula="of:=[.U107]-[.O107]" office:value-type="float" office:value="0" calcext:value-type="float">
            <text:p>0</text:p>
          </table:table-cell>
          <table:table-cell table:formula="of:=[.V107]-[.P107]" office:value-type="float" office:value="0" calcext:value-type="float">
            <text:p>0</text:p>
          </table:table-cell>
          <table:table-cell table:formula="of:=[.W107]-[.Q107]" office:value-type="float" office:value="0" calcext:value-type="float">
            <text:p>0</text:p>
          </table:table-cell>
          <table:table-cell table:formula="of:=[.X107]-[.R107]" office:value-type="float" office:value="0" calcext:value-type="float">
            <text:p>0</text:p>
          </table:table-cell>
          <table:table-cell table:formula="of:=[.Y107]-[.S10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float" office:value="0.458333333333" calcext:value-type="float">
            <text:p>0,4583333333</text:p>
          </table:table-cell>
          <table:table-cell office:value-type="float" office:value="0.375" calcext:value-type="float">
            <text:p>0,375</text:p>
          </table:table-cell>
          <table:table-cell office:value-type="float" office:value="0.220338983051" calcext:value-type="float">
            <text:p>0,2203389831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/>
          <table:table-cell office:value-type="string" calcext:value-type="string">
            <text:p>CP_HLPL</text:p>
          </table:table-cell>
          <table:table-cell table:formula="of:=[.B108]*100" office:value-type="float" office:value="41.6666666667" calcext:value-type="float">
            <text:p>41,6666666667</text:p>
          </table:table-cell>
          <table:table-cell table:formula="of:=[.C108]*100" office:value-type="float" office:value="33.9285714286" calcext:value-type="float">
            <text:p>33,9285714286</text:p>
          </table:table-cell>
          <table:table-cell table:formula="of:=[.D108]*100" office:value-type="float" office:value="23.7288135593" calcext:value-type="float">
            <text:p>23,7288135593</text:p>
          </table:table-cell>
          <table:table-cell table:formula="of:=[.E108]*100" office:value-type="float" office:value="11.5384615385" calcext:value-type="float">
            <text:p>11,5384615385</text:p>
          </table:table-cell>
          <table:table-cell table:formula="of:=[.F108]*100" office:value-type="float" office:value="9.09090909091" calcext:value-type="float">
            <text:p>9,0909090909</text:p>
          </table:table-cell>
          <table:table-cell/>
          <table:table-cell table:formula="of:=[.H108]*100" office:value-type="float" office:value="45.8333333333" calcext:value-type="float">
            <text:p>45,8333333333</text:p>
          </table:table-cell>
          <table:table-cell table:formula="of:=[.I108]*100" office:value-type="float" office:value="37.5" calcext:value-type="float">
            <text:p>37,5</text:p>
          </table:table-cell>
          <table:table-cell table:formula="of:=[.J108]*100" office:value-type="float" office:value="22.0338983051" calcext:value-type="float">
            <text:p>22,0338983051</text:p>
          </table:table-cell>
          <table:table-cell table:formula="of:=[.K108]*100" office:value-type="float" office:value="0" calcext:value-type="float">
            <text:p>0</text:p>
          </table:table-cell>
          <table:table-cell table:formula="of:=[.L108]*100" office:value-type="float" office:value="18.1818181818" calcext:value-type="float">
            <text:p>18,1818181818</text:p>
          </table:table-cell>
          <table:table-cell/>
          <table:table-cell table:formula="of:=[.U108]-[.O108]" office:value-type="float" office:value="4.1666666666" calcext:value-type="float">
            <text:p>4,1666666666</text:p>
          </table:table-cell>
          <table:table-cell table:formula="of:=[.V108]-[.P108]" office:value-type="float" office:value="3.5714285714" calcext:value-type="float">
            <text:p>3,5714285714</text:p>
          </table:table-cell>
          <table:table-cell table:formula="of:=[.W108]-[.Q108]" office:value-type="float" office:value="-1.6949152542" calcext:value-type="float">
            <text:p>-1,6949152542</text:p>
          </table:table-cell>
          <table:table-cell table:formula="of:=[.X108]-[.R108]" office:value-type="float" office:value="-11.5384615385" calcext:value-type="float">
            <text:p>-11,5384615385</text:p>
          </table:table-cell>
          <table:table-cell table:formula="of:=[.Y108]-[.S108]" office:value-type="float" office:value="9.09090909089" calcext:value-type="float">
            <text:p>9,0909090909</text:p>
          </table:table-cell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SC</text:p>
          </table:table-cell>
          <table:table-cell table:formula="of:=[.B109]*100" office:value-type="float" office:value="41.6666666667" calcext:value-type="float">
            <text:p>41,6666666667</text:p>
          </table:table-cell>
          <table:table-cell table:formula="of:=[.C109]*100" office:value-type="float" office:value="33.9285714286" calcext:value-type="float">
            <text:p>33,9285714286</text:p>
          </table:table-cell>
          <table:table-cell table:formula="of:=[.D109]*100" office:value-type="float" office:value="27.1186440678" calcext:value-type="float">
            <text:p>27,1186440678</text:p>
          </table:table-cell>
          <table:table-cell table:formula="of:=[.E109]*100" office:value-type="float" office:value="11.5384615385" calcext:value-type="float">
            <text:p>11,5384615385</text:p>
          </table:table-cell>
          <table:table-cell table:formula="of:=[.F109]*100" office:value-type="float" office:value="0" calcext:value-type="float">
            <text:p>0</text:p>
          </table:table-cell>
          <table:table-cell/>
          <table:table-cell table:formula="of:=[.H109]*100" office:value-type="float" office:value="45.8333333333" calcext:value-type="float">
            <text:p>45,8333333333</text:p>
          </table:table-cell>
          <table:table-cell table:formula="of:=[.I109]*100" office:value-type="float" office:value="32.1428571429" calcext:value-type="float">
            <text:p>32,1428571429</text:p>
          </table:table-cell>
          <table:table-cell table:formula="of:=[.J109]*100" office:value-type="float" office:value="30.5084745763" calcext:value-type="float">
            <text:p>30,5084745763</text:p>
          </table:table-cell>
          <table:table-cell table:formula="of:=[.K109]*100" office:value-type="float" office:value="15.3846153846" calcext:value-type="float">
            <text:p>15,3846153846</text:p>
          </table:table-cell>
          <table:table-cell table:formula="of:=[.L109]*100" office:value-type="float" office:value="0" calcext:value-type="float">
            <text:p>0</text:p>
          </table:table-cell>
          <table:table-cell/>
          <table:table-cell table:formula="of:=[.U109]-[.O109]" office:value-type="float" office:value="4.1666666666" calcext:value-type="float">
            <text:p>4,1666666666</text:p>
          </table:table-cell>
          <table:table-cell table:formula="of:=[.V109]-[.P109]" office:value-type="float" office:value="-1.7857142857" calcext:value-type="float">
            <text:p>-1,7857142857</text:p>
          </table:table-cell>
          <table:table-cell table:formula="of:=[.W109]-[.Q109]" office:value-type="float" office:value="3.3898305085" calcext:value-type="float">
            <text:p>3,3898305085</text:p>
          </table:table-cell>
          <table:table-cell table:formula="of:=[.X109]-[.R109]" office:value-type="float" office:value="3.8461538461" calcext:value-type="float">
            <text:p>3,8461538461</text:p>
          </table:table-cell>
          <table:table-cell table:formula="of:=[.Y109]-[.S10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P_T1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16666666667" calcext:value-type="float">
            <text:p>0,4166666667</text:p>
          </table:table-cell>
          <table:table-cell office:value-type="float" office:value="0.375" calcext:value-type="float">
            <text:p>0,375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T1</text:p>
          </table:table-cell>
          <table:table-cell table:formula="of:=[.B110]*100" office:value-type="float" office:value="41.6666666667" calcext:value-type="float">
            <text:p>41,6666666667</text:p>
          </table:table-cell>
          <table:table-cell table:formula="of:=[.C110]*100" office:value-type="float" office:value="28.5714285714" calcext:value-type="float">
            <text:p>28,5714285714</text:p>
          </table:table-cell>
          <table:table-cell table:formula="of:=[.D110]*100" office:value-type="float" office:value="28.813559322" calcext:value-type="float">
            <text:p>28,813559322</text:p>
          </table:table-cell>
          <table:table-cell table:formula="of:=[.E110]*100" office:value-type="float" office:value="19.2307692308" calcext:value-type="float">
            <text:p>19,2307692308</text:p>
          </table:table-cell>
          <table:table-cell table:formula="of:=[.F110]*100" office:value-type="float" office:value="0" calcext:value-type="float">
            <text:p>0</text:p>
          </table:table-cell>
          <table:table-cell/>
          <table:table-cell table:formula="of:=[.H110]*100" office:value-type="float" office:value="41.6666666667" calcext:value-type="float">
            <text:p>41,6666666667</text:p>
          </table:table-cell>
          <table:table-cell table:formula="of:=[.I110]*100" office:value-type="float" office:value="37.5" calcext:value-type="float">
            <text:p>37,5</text:p>
          </table:table-cell>
          <table:table-cell table:formula="of:=[.J110]*100" office:value-type="float" office:value="25.4237288136" calcext:value-type="float">
            <text:p>25,4237288136</text:p>
          </table:table-cell>
          <table:table-cell table:formula="of:=[.K110]*100" office:value-type="float" office:value="3.84615384615" calcext:value-type="float">
            <text:p>3,8461538462</text:p>
          </table:table-cell>
          <table:table-cell table:formula="of:=[.L110]*100" office:value-type="float" office:value="0" calcext:value-type="float">
            <text:p>0</text:p>
          </table:table-cell>
          <table:table-cell/>
          <table:table-cell table:formula="of:=[.U110]-[.O110]" office:value-type="float" office:value="0" calcext:value-type="float">
            <text:p>0</text:p>
          </table:table-cell>
          <table:table-cell table:formula="of:=[.V110]-[.P110]" office:value-type="float" office:value="8.9285714286" calcext:value-type="float">
            <text:p>8,9285714286</text:p>
          </table:table-cell>
          <table:table-cell table:formula="of:=[.W110]-[.Q110]" office:value-type="float" office:value="-3.3898305084" calcext:value-type="float">
            <text:p>-3,3898305084</text:p>
          </table:table-cell>
          <table:table-cell table:formula="of:=[.X110]-[.R110]" office:value-type="float" office:value="-15.38461538465" calcext:value-type="float">
            <text:p>-15,3846153847</text:p>
          </table:table-cell>
          <table:table-cell table:formula="of:=[.Y110]-[.S1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5" calcext:value-type="float">
            <text:p>0,5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75" calcext:value-type="float">
            <text:p>0,375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T2</text:p>
          </table:table-cell>
          <table:table-cell table:formula="of:=[.B111]*100" office:value-type="float" office:value="50" calcext:value-type="float">
            <text:p>50</text:p>
          </table:table-cell>
          <table:table-cell table:formula="of:=[.C111]*100" office:value-type="float" office:value="30.3571428571" calcext:value-type="float">
            <text:p>30,3571428571</text:p>
          </table:table-cell>
          <table:table-cell table:formula="of:=[.D111]*100" office:value-type="float" office:value="30.5084745763" calcext:value-type="float">
            <text:p>30,5084745763</text:p>
          </table:table-cell>
          <table:table-cell table:formula="of:=[.E111]*100" office:value-type="float" office:value="3.84615384615" calcext:value-type="float">
            <text:p>3,8461538462</text:p>
          </table:table-cell>
          <table:table-cell table:formula="of:=[.F111]*100" office:value-type="float" office:value="0" calcext:value-type="float">
            <text:p>0</text:p>
          </table:table-cell>
          <table:table-cell/>
          <table:table-cell table:formula="of:=[.H111]*100" office:value-type="float" office:value="37.5" calcext:value-type="float">
            <text:p>37,5</text:p>
          </table:table-cell>
          <table:table-cell table:formula="of:=[.I111]*100" office:value-type="float" office:value="32.1428571429" calcext:value-type="float">
            <text:p>32,1428571429</text:p>
          </table:table-cell>
          <table:table-cell table:formula="of:=[.J111]*100" office:value-type="float" office:value="28.813559322" calcext:value-type="float">
            <text:p>28,813559322</text:p>
          </table:table-cell>
          <table:table-cell table:formula="of:=[.K111]*100" office:value-type="float" office:value="3.84615384615" calcext:value-type="float">
            <text:p>3,8461538462</text:p>
          </table:table-cell>
          <table:table-cell table:formula="of:=[.L111]*100" office:value-type="float" office:value="0" calcext:value-type="float">
            <text:p>0</text:p>
          </table:table-cell>
          <table:table-cell/>
          <table:table-cell table:formula="of:=[.U111]-[.O111]" office:value-type="float" office:value="-12.5" calcext:value-type="float">
            <text:p>-12,5</text:p>
          </table:table-cell>
          <table:table-cell table:formula="of:=[.V111]-[.P111]" office:value-type="float" office:value="1.7857142858" calcext:value-type="float">
            <text:p>1,7857142858</text:p>
          </table:table-cell>
          <table:table-cell table:formula="of:=[.W111]-[.Q111]" office:value-type="float" office:value="-1.6949152543" calcext:value-type="float">
            <text:p>-1,6949152543</text:p>
          </table:table-cell>
          <table:table-cell table:formula="of:=[.X111]-[.R111]" office:value-type="float" office:value="0" calcext:value-type="float">
            <text:p>0</text:p>
          </table:table-cell>
          <table:table-cell table:formula="of:=[.Y111]-[.S1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583333333333" calcext:value-type="float">
            <text:p>0,5833333333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83333333333" calcext:value-type="float">
            <text:p>0,5833333333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AP_PISA</text:p>
          </table:table-cell>
          <table:table-cell table:formula="of:=[.B112]*100" office:value-type="float" office:value="58.3333333333" calcext:value-type="float">
            <text:p>58,3333333333</text:p>
          </table:table-cell>
          <table:table-cell table:formula="of:=[.C112]*100" office:value-type="float" office:value="39.2857142857" calcext:value-type="float">
            <text:p>39,2857142857</text:p>
          </table:table-cell>
          <table:table-cell table:formula="of:=[.D112]*100" office:value-type="float" office:value="30.5084745763" calcext:value-type="float">
            <text:p>30,5084745763</text:p>
          </table:table-cell>
          <table:table-cell table:formula="of:=[.E112]*100" office:value-type="float" office:value="26.9230769231" calcext:value-type="float">
            <text:p>26,9230769231</text:p>
          </table:table-cell>
          <table:table-cell table:formula="of:=[.F112]*100" office:value-type="float" office:value="0" calcext:value-type="float">
            <text:p>0</text:p>
          </table:table-cell>
          <table:table-cell/>
          <table:table-cell table:formula="of:=[.H112]*100" office:value-type="float" office:value="58.3333333333" calcext:value-type="float">
            <text:p>58,3333333333</text:p>
          </table:table-cell>
          <table:table-cell table:formula="of:=[.I112]*100" office:value-type="float" office:value="42.8571428571" calcext:value-type="float">
            <text:p>42,8571428571</text:p>
          </table:table-cell>
          <table:table-cell table:formula="of:=[.J112]*100" office:value-type="float" office:value="30.5084745763" calcext:value-type="float">
            <text:p>30,5084745763</text:p>
          </table:table-cell>
          <table:table-cell table:formula="of:=[.K112]*100" office:value-type="float" office:value="19.2307692308" calcext:value-type="float">
            <text:p>19,2307692308</text:p>
          </table:table-cell>
          <table:table-cell table:formula="of:=[.L112]*100" office:value-type="float" office:value="9.09090909091" calcext:value-type="float">
            <text:p>9,0909090909</text:p>
          </table:table-cell>
          <table:table-cell/>
          <table:table-cell table:formula="of:=[.U112]-[.O112]" office:value-type="float" office:value="0" calcext:value-type="float">
            <text:p>0</text:p>
          </table:table-cell>
          <table:table-cell table:formula="of:=[.V112]-[.P112]" office:value-type="float" office:value="3.5714285714" calcext:value-type="float">
            <text:p>3,5714285714</text:p>
          </table:table-cell>
          <table:table-cell table:formula="of:=[.W112]-[.Q112]" office:value-type="float" office:value="0" calcext:value-type="float">
            <text:p>0</text:p>
          </table:table-cell>
          <table:table-cell table:formula="of:=[.X112]-[.R112]" office:value-type="float" office:value="-7.6923076923" calcext:value-type="float">
            <text:p>-7,6923076923</text:p>
          </table:table-cell>
          <table:table-cell table:formula="of:=[.Y112]-[.S112]" office:value-type="float" office:value="9.09090909091" calcext:value-type="float">
            <text:p>9,0909090909</text:p>
          </table:table-cell>
        </table:table-row>
        <table:table-row table:style-name="ro2">
          <table:table-cell office:value-type="string" calcext:value-type="string">
            <text:p>PYDOCK_TOT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0769230769231" calcext:value-type="float">
            <text:p>0,0769230769</text:p>
          </table:table-cell>
          <table:table-cell table:number-columns-repeated="2"/>
          <table:table-cell office:value-type="float" office:value="0.333333333333" calcext:value-type="float">
            <text:p>0,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0384615384615" calcext:value-type="float">
            <text:p>0,0384615385</text:p>
          </table:table-cell>
          <table:table-cell table:number-columns-repeated="20"/>
        </table:table-row>
        <table:table-row table:style-name="ro1" table:number-rows-repeated="5">
          <table:table-cell table:number-columns-repeated="31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  <table:table-cell/>
          <table:table-cell office:value-type="string" calcext:value-type="string">
            <text:p>strong*</text:p>
          </table:table-cell>
          <table:table-cell office:value-type="string" calcext:value-type="string">
            <text:p>medium *</text:p>
          </table:table-cell>
          <table:table-cell office:value-type="string" calcext:value-type="string">
            <text:p>weak*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CP_Qp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5" calcext:value-type="float">
            <text:p>0,25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SDOCK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0.357142857143" calcext:value-type="float">
            <text:p>0,3571428571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5" calcext:value-type="float">
            <text:p>0,25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P_T1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0.428571428571" calcext:value-type="float">
            <text:p>0,4285714286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0.321428571429" calcext:value-type="float">
            <text:p>0,3214285714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535714285714" calcext:value-type="float">
            <text:p>0,5357142857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0.607142857143" calcext:value-type="float">
            <text:p>0,6071428571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35" calcext:value-type="float">
            <text:p>0,35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PYDOCK_TOT</text:p>
          </table:table-cell>
          <table:table-cell office:value-type="float" office:value="0.25" calcext:value-type="float">
            <text:p>0,25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0.285714285714" calcext:value-type="float">
            <text:p>0,2857142857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table:number-columns-repeated="31"/>
        </table:table-row>
        <table:table-row table:style-name="ro3">
          <table:table-cell table:number-columns-repeated="2" office:value-type="string" calcext:value-type="string">
            <text:p>CP_Qp</text:p>
          </table:table-cell>
          <table:table-cell table:number-columns-repeated="29"/>
        </table:table-row>
        <table:table-row table:style-name="ro2">
          <table:table-cell table:number-columns-repeated="2" office:value-type="string" calcext:value-type="string">
            <text:p>SDOCK</text:p>
          </table:table-cell>
          <table:table-cell table:number-columns-repeated="29"/>
        </table:table-row>
        <table:table-row table:style-name="ro2">
          <table:table-cell table:number-columns-repeated="2" office:value-type="string" calcext:value-type="string">
            <text:p>CP_HLPL</text:p>
          </table:table-cell>
          <table:table-cell table:number-columns-repeated="29"/>
        </table:table-row>
        <table:table-row table:style-name="ro2">
          <table:table-cell table:number-columns-repeated="2" office:value-type="string" calcext:value-type="string">
            <text:p>CP_TSC</text:p>
          </table:table-cell>
          <table:table-cell table:number-columns-repeated="29"/>
        </table:table-row>
        <table:table-row table:style-name="ro2">
          <table:table-cell table:number-columns-repeated="2" office:value-type="string" calcext:value-type="string">
            <text:p>AP_T1</text:p>
          </table:table-cell>
          <table:table-cell table:number-columns-repeated="29"/>
        </table:table-row>
        <table:table-row table:style-name="ro2">
          <table:table-cell table:number-columns-repeated="2" office:value-type="string" calcext:value-type="string">
            <text:p>AP_T2</text:p>
          </table:table-cell>
          <table:table-cell table:number-columns-repeated="29"/>
        </table:table-row>
        <table:table-row table:style-name="ro2">
          <table:table-cell table:number-columns-repeated="2" office:value-type="string" calcext:value-type="string">
            <text:p>AP_PISA</text:p>
          </table:table-cell>
          <table:table-cell table:number-columns-repeated="29"/>
        </table:table-row>
        <table:table-row table:style-name="ro1" table:number-rows-repeated="108">
          <table:table-cell table:number-columns-repeated="31"/>
        </table:table-row>
        <table:table-row table:style-name="ro2">
          <table:table-cell/>
          <table:table-cell office:value-type="string" calcext:value-type="string">
            <text:p>Top1 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*</text:p>
          </table:table-cell>
          <table:table-cell office:value-type="string" calcext:value-type="string">
            <text:p>Top10*</text:p>
          </table:table-cell>
          <table:table-cell office:value-type="string" calcext:value-type="string">
            <text:p>Top100*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P_PISA_ZDOCK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340909090909" calcext:value-type="float">
            <text:p>0,3409090909</text:p>
          </table:table-cell>
          <table:table-cell office:value-type="float" office:value="0.585227272727" calcext:value-type="float">
            <text:p>0,5852272727</text:p>
          </table:table-cell>
          <table:table-cell/>
          <table:table-cell office:value-type="float" office:value="0.164772727273" calcext:value-type="float">
            <text:p>0,1647727273</text:p>
          </table:table-cell>
          <table:table-cell office:value-type="float" office:value="0.329545454545" calcext:value-type="float">
            <text:p>0,3295454545</text:p>
          </table:table-cell>
          <table:table-cell office:value-type="float" office:value="0.505681818182" calcext:value-type="float">
            <text:p>0,5056818182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P_PISA_SDOCK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352272727273" calcext:value-type="float">
            <text:p>0,3522727273</text:p>
          </table:table-cell>
          <table:table-cell office:value-type="float" office:value="0.551136363636" calcext:value-type="float">
            <text:p>0,5511363636</text:p>
          </table:table-cell>
          <table:table-cell/>
          <table:table-cell office:value-type="float" office:value="0.204545454545" calcext:value-type="float">
            <text:p>0,2045454545</text:p>
          </table:table-cell>
          <table:table-cell office:value-type="float" office:value="0.352272727273" calcext:value-type="float">
            <text:p>0,3522727273</text:p>
          </table:table-cell>
          <table:table-cell office:value-type="float" office:value="0.465909090909" calcext:value-type="float">
            <text:p>0,4659090909</text:p>
          </table:table-cell>
          <table:table-cell table:number-columns-repeated="23"/>
        </table:table-row>
        <table:table-row table:style-name="ro2" table:number-rows-repeated="2">
          <table:table-cell table:number-columns-repeated="31"/>
        </table:table-row>
        <table:table-row table:style-name="ro5"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  <table:table-cell/>
          <table:table-cell office:value-type="string" calcext:value-type="string">
            <text:p>strong*</text:p>
          </table:table-cell>
          <table:table-cell office:value-type="string" calcext:value-type="string">
            <text:p>medium *</text:p>
          </table:table-cell>
          <table:table-cell office:value-type="string" calcext:value-type="string">
            <text:p>weak*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P_PISA_ZDOCK</text:p>
          </table:table-cell>
          <table:table-cell office:value-type="float" office:value="0.535714285714" calcext:value-type="float">
            <text:p>0,5357142857</text:p>
          </table:table-cell>
          <table:table-cell office:value-type="float" office:value="0.317073170732" calcext:value-type="float">
            <text:p>0,3170731707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35" calcext:value-type="float">
            <text:p>0,35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P_PISA_SDOCK</text:p>
          </table:table-cell>
          <table:table-cell office:value-type="float" office:value="0.535714285714" calcext:value-type="float">
            <text:p>0,5357142857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0.607142857143" calcext:value-type="float">
            <text:p>0,6071428571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35" calcext:value-type="float">
            <text:p>0,35</text:p>
          </table:table-cell>
          <table:table-cell table:number-columns-repeated="23"/>
        </table:table-row>
        <table:table-row table:style-name="ro1" table:number-rows-repeated="3">
          <table:table-cell table:number-columns-repeated="31"/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f1*</text:p>
          </table:table-cell>
          <table:table-cell office:value-type="string" calcext:value-type="string">
            <text:p>f2*</text:p>
          </table:table-cell>
          <table:table-cell office:value-type="string" calcext:value-type="string">
            <text:p>f3*</text:p>
          </table:table-cell>
          <table:table-cell office:value-type="string" calcext:value-type="string">
            <text:p>f4*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P_PISA_ZDOCK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35593220339" calcext:value-type="float">
            <text:p>0,3559322034</text:p>
          </table:table-cell>
          <table:table-cell office:value-type="float" office:value="0.384615384615" calcext:value-type="float">
            <text:p>0,3846153846</text:p>
          </table:table-cell>
          <table:table-cell/>
          <table:table-cell office:value-type="float" office:value="0.416666666667" calcext:value-type="float">
            <text:p>0,4166666667</text:p>
          </table:table-cell>
          <table:table-cell office:value-type="float" office:value="0.375" calcext:value-type="float">
            <text:p>0,375</text:p>
          </table:table-cell>
          <table:table-cell office:value-type="float" office:value="0.338983050847" calcext:value-type="float">
            <text:p>0,3389830508</text:p>
          </table:table-cell>
          <table:table-cell office:value-type="float" office:value="0.269230769231" calcext:value-type="float">
            <text:p>0,2692307692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P_PISA_SDOCK</text:p>
          </table:table-cell>
          <table:table-cell office:value-type="float" office:value="0.583333333333" calcext:value-type="float">
            <text:p>0,5833333333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269230769231" calcext:value-type="float">
            <text:p>0,2692307692</text:p>
          </table:table-cell>
          <table:table-cell/>
          <table:table-cell office:value-type="float" office:value="0.583333333333" calcext:value-type="float">
            <text:p>0,5833333333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192307692308" calcext:value-type="float">
            <text:p>0,1923076923</text:p>
          </table:table-cell>
          <table:table-cell table:number-columns-repeated="21"/>
        </table:table-row>
        <table:table-row table:style-name="ro1" table:number-rows-repeated="38">
          <table:table-cell table:number-columns-repeated="31"/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f1*</text:p>
          </table:table-cell>
          <table:table-cell office:value-type="string" calcext:value-type="string">
            <text:p>f2*</text:p>
          </table:table-cell>
          <table:table-cell office:value-type="string" calcext:value-type="string">
            <text:p>f3*</text:p>
          </table:table-cell>
          <table:table-cell office:value-type="string" calcext:value-type="string">
            <text:p>f4*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PYDOCK_TOT_ZDOCK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115384615385" calcext:value-type="float">
            <text:p>0,1153846154</text:p>
          </table:table-cell>
          <table:table-cell/>
          <table:table-cell office:value-type="float" office:value="0.0833333333333" calcext:value-type="float">
            <text:p>0,0833333333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0384615384615" calcext:value-type="float">
            <text:p>0,0384615385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PYDOCK_TOT_SDOCK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0769230769231" calcext:value-type="float">
            <text:p>0,0769230769</text:p>
          </table:table-cell>
          <table:table-cell/>
          <table:table-cell office:value-type="float" office:value="0.333333333333" calcext:value-type="float">
            <text:p>0,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0384615384615" calcext:value-type="float">
            <text:p>0,0384615385</text:p>
          </table:table-cell>
          <table:table-cell table:number-columns-repeated="21"/>
        </table:table-row>
        <table:table-row table:style-name="ro2">
          <table:table-cell table:number-columns-repeated="31"/>
        </table:table-row>
        <table:table-row table:style-name="ro1">
          <table:table-cell table:number-columns-repeated="31"/>
        </table:table-row>
        <table:table-row table:style-name="ro5"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  <table:table-cell/>
          <table:table-cell office:value-type="string" calcext:value-type="string">
            <text:p>strong*</text:p>
          </table:table-cell>
          <table:table-cell office:value-type="string" calcext:value-type="string">
            <text:p>medium *</text:p>
          </table:table-cell>
          <table:table-cell office:value-type="string" calcext:value-type="string">
            <text:p>weak*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PYDOCK_TOT_ZDOCK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341463414634" calcext:value-type="float">
            <text:p>0,3414634146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0.107142857143" calcext:value-type="float">
            <text:p>0,1071428571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PYDOCK_TOT_SDOCK</text:p>
          </table:table-cell>
          <table:table-cell office:value-type="float" office:value="0.25" calcext:value-type="float">
            <text:p>0,25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0.285714285714" calcext:value-type="float">
            <text:p>0,2857142857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2">
          <table:table-cell table:number-columns-repeated="31"/>
        </table:table-row>
        <table:table-row table:style-name="ro1" table:number-rows-repeated="2">
          <table:table-cell table:number-columns-repeated="31"/>
        </table:table-row>
        <table:table-row table:style-name="ro2">
          <table:table-cell/>
          <table:table-cell office:value-type="string" calcext:value-type="string">
            <text:p>Top1 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*</text:p>
          </table:table-cell>
          <table:table-cell office:value-type="string" calcext:value-type="string">
            <text:p>Top10*</text:p>
          </table:table-cell>
          <table:table-cell office:value-type="string" calcext:value-type="string">
            <text:p>Top100*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PYDOCK_TOT_ZDOCK</text:p>
          </table:table-cell>
          <table:table-cell office:value-type="float" office:value="0.125" calcext:value-type="float">
            <text:p>0,125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414772727273" calcext:value-type="float">
            <text:p>0,4147727273</text:p>
          </table:table-cell>
          <table:table-cell/>
          <table:table-cell office:value-type="float" office:value="0.0284090909091" calcext:value-type="float">
            <text:p>0,0284090909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414772727273" calcext:value-type="float">
            <text:p>0,4147727273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PYDOCK_TOT_SDOCK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float" office:value="0.102272727273" calcext:value-type="float">
            <text:p>0,1022727273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386363636364" calcext:value-type="float">
            <text:p>0,3863636364</text:p>
          </table:table-cell>
          <table:table-cell table:number-columns-repeated="23"/>
        </table:table-row>
        <table:table-row table:style-name="ro1" table:number-rows-repeated="28">
          <table:table-cell table:number-columns-repeated="31"/>
        </table:table-row>
        <table:table-row table:style-name="ro2">
          <table:table-cell/>
          <table:table-cell office:value-type="string" calcext:value-type="string">
            <text:p>Top1 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*</text:p>
          </table:table-cell>
          <table:table-cell office:value-type="string" calcext:value-type="string">
            <text:p>Top10*</text:p>
          </table:table-cell>
          <table:table-cell office:value-type="string" calcext:value-type="string">
            <text:p>Top100*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P_TB_SDOCK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494318181818" calcext:value-type="float">
            <text:p>0,4943181818</text:p>
          </table:table-cell>
          <table:table-cell/>
          <table:table-cell office:value-type="float" office:value="0.119318181818" calcext:value-type="float">
            <text:p>0,1193181818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431818181818" calcext:value-type="float">
            <text:p>0,4318181818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P_TB_ZDOCK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215909090909" calcext:value-type="float">
            <text:p>0,2159090909</text:p>
          </table:table-cell>
          <table:table-cell office:value-type="float" office:value="0.477272727273" calcext:value-type="float">
            <text:p>0,4772727273</text:p>
          </table:table-cell>
          <table:table-cell/>
          <table:table-cell office:value-type="float" office:value="0.0795454545455" calcext:value-type="float">
            <text:p>0,0795454545</text:p>
          </table:table-cell>
          <table:table-cell office:value-type="float" office:value="0.25" calcext:value-type="float">
            <text:p>0,25</text:p>
          </table:table-cell>
          <table:table-cell office:value-type="float" office:value="0.511363636364" calcext:value-type="float">
            <text:p>0,5113636364</text:p>
          </table:table-cell>
          <table:table-cell table:number-columns-repeated="23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  <table:table-cell/>
          <table:table-cell office:value-type="string" calcext:value-type="string">
            <text:p>strong*</text:p>
          </table:table-cell>
          <table:table-cell office:value-type="string" calcext:value-type="string">
            <text:p>medium *</text:p>
          </table:table-cell>
          <table:table-cell office:value-type="string" calcext:value-type="string">
            <text:p>weak*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_TB_SDOCK</text:p>
          </table:table-cell>
          <table:table-cell office:value-type="float" office:value="0.5" calcext:value-type="float">
            <text:p>0,5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P_TB_ZDOCK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1" table:number-rows-repeated="2">
          <table:table-cell table:number-columns-repeated="31"/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f1*</text:p>
          </table:table-cell>
          <table:table-cell office:value-type="string" calcext:value-type="string">
            <text:p>f2*</text:p>
          </table:table-cell>
          <table:table-cell office:value-type="string" calcext:value-type="string">
            <text:p>f3*</text:p>
          </table:table-cell>
          <table:table-cell office:value-type="string" calcext:value-type="string">
            <text:p>f4*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P_TB_SDOCK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0769230769231" calcext:value-type="float">
            <text:p>0,0769230769</text:p>
          </table:table-cell>
          <table:table-cell/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0769230769231" calcext:value-type="float">
            <text:p>0,0769230769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P_TB_ZDOCK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192307692308" calcext:value-type="float">
            <text:p>0,1923076923</text:p>
          </table:table-cell>
          <table:table-cell/>
          <table:table-cell office:value-type="float" office:value="0.333333333333" calcext:value-type="float">
            <text:p>0,3333333333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153846153846" calcext:value-type="float">
            <text:p>0,1538461538</text:p>
          </table:table-cell>
          <table:table-cell table:number-columns-repeated="21"/>
        </table:table-row>
        <table:table-row table:style-name="ro1" table:number-rows-repeated="6">
          <table:table-cell table:number-columns-repeated="31"/>
        </table:table-row>
        <table:table-row table:style-name="ro1">
          <table:table-cell/>
          <table:table-cell office:value-type="string" calcext:value-type="string">
            <text:p>Top1 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*</text:p>
          </table:table-cell>
          <table:table-cell office:value-type="string" calcext:value-type="string">
            <text:p>Top10*</text:p>
          </table:table-cell>
          <table:table-cell office:value-type="string" calcext:value-type="string">
            <text:p>Top100*</text:p>
          </table:table-cell>
          <table:table-cell table:number-columns-repeated="23"/>
        </table:table-row>
        <table:table-row table:style-name="ro5">
          <table:table-cell office:value-type="string" calcext:value-type="string">
            <text:p>AP_calRW_SDOCK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25" calcext:value-type="float">
            <text:p>0,25</text:p>
          </table:table-cell>
          <table:table-cell office:value-type="float" office:value="0.534090909091" calcext:value-type="float">
            <text:p>0,5340909091</text:p>
          </table:table-cell>
          <table:table-cell/>
          <table:table-cell office:value-type="float" office:value="0.0852272727273" calcext:value-type="float">
            <text:p>0,0852272727</text:p>
          </table:table-cell>
          <table:table-cell office:value-type="float" office:value="0.306818181818" calcext:value-type="float">
            <text:p>0,3068181818</text:p>
          </table:table-cell>
          <table:table-cell office:value-type="float" office:value="0.448863636364" calcext:value-type="float">
            <text:p>0,4488636364</text:p>
          </table:table-cell>
          <table:table-cell table:number-columns-repeated="23"/>
        </table:table-row>
        <table:table-row table:style-name="ro5">
          <table:table-cell office:value-type="string" calcext:value-type="string">
            <text:p>AP_calRW_ZDOCK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76136363636" calcext:value-type="float">
            <text:p>0,1761363636</text:p>
          </table:table-cell>
          <table:table-cell office:value-type="float" office:value="0.579545454545" calcext:value-type="float">
            <text:p>0,5795454545</text:p>
          </table:table-cell>
          <table:table-cell/>
          <table:table-cell office:value-type="float" office:value="0.0738636363636" calcext:value-type="float">
            <text:p>0,0738636364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517045454545" calcext:value-type="float">
            <text:p>0,5170454545</text:p>
          </table:table-cell>
          <table:table-cell table:number-columns-repeated="23"/>
        </table:table-row>
        <table:table-row table:style-name="ro1">
          <table:table-cell table:number-columns-repeated="31"/>
        </table:table-row>
        <table:table-row table:style-name="ro2">
          <table:table-cell table:number-columns-repeated="31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f1*</text:p>
          </table:table-cell>
          <table:table-cell office:value-type="string" calcext:value-type="string">
            <text:p>f2*</text:p>
          </table:table-cell>
          <table:table-cell office:value-type="string" calcext:value-type="string">
            <text:p>f3*</text:p>
          </table:table-cell>
          <table:table-cell office:value-type="string" calcext:value-type="string">
            <text:p>f4*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AP_calRW_SDOCK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220338983051" calcext:value-type="float">
            <text:p>0,2203389831</text:p>
          </table:table-cell>
          <table:table-cell office:value-type="float" office:value="0.153846153846" calcext:value-type="float">
            <text:p>0,1538461538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322033898305" calcext:value-type="float">
            <text:p>0,3220338983</text:p>
          </table:table-cell>
          <table:table-cell office:value-type="float" office:value="0.0384615384615" calcext:value-type="float">
            <text:p>0,0384615385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AP_calRW_ZDOCK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220338983051" calcext:value-type="float">
            <text:p>0,2203389831</text:p>
          </table:table-cell>
          <table:table-cell office:value-type="float" office:value="0.115384615385" calcext:value-type="float">
            <text:p>0,1153846154</text:p>
          </table:table-cell>
          <table:table-cell/>
          <table:table-cell office:value-type="float" office:value="0.375" calcext:value-type="float">
            <text:p>0,375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307692307692" calcext:value-type="float">
            <text:p>0,3076923077</text:p>
          </table:table-cell>
          <table:table-cell table:number-columns-repeated="21"/>
        </table:table-row>
        <table:table-row table:style-name="ro2" table:number-rows-repeated="3">
          <table:table-cell table:number-columns-repeated="31"/>
        </table:table-row>
        <table:table-row table:style-name="ro1"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  <table:table-cell/>
          <table:table-cell office:value-type="string" calcext:value-type="string">
            <text:p>strong*</text:p>
          </table:table-cell>
          <table:table-cell office:value-type="string" calcext:value-type="string">
            <text:p>medium *</text:p>
          </table:table-cell>
          <table:table-cell office:value-type="string" calcext:value-type="string">
            <text:p>weak*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AP_calRW_SDOCK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35" calcext:value-type="float">
            <text:p>0,3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P_calRW_ZDOCK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 table:number-rows-repeated="27">
          <table:table-cell table:number-columns-repeated="31"/>
        </table:table-row>
        <table:table-row table:style-name="ro2">
          <table:table-cell office:value-type="string" calcext:value-type="string">
            <text:p>normal</text:p>
          </table:table-cell>
          <table:table-cell table:number-columns-repeated="30"/>
        </table:table-row>
        <table:table-row table:style-name="ro2">
          <table:table-cell table:number-columns-repeated="7"/>
          <table:table-cell office:value-type="string" calcext:value-type="string">
            <text:p>Top500</text:p>
          </table:table-cell>
          <table:table-cell table:number-columns-repeated="23"/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f1*</text:p>
          </table:table-cell>
          <table:table-cell office:value-type="string" calcext:value-type="string">
            <text:p>f2*</text:p>
          </table:table-cell>
          <table:table-cell office:value-type="string" calcext:value-type="string">
            <text:p>f3*</text:p>
          </table:table-cell>
          <table:table-cell office:value-type="string" calcext:value-type="string">
            <text:p>f4*</text:p>
          </table:table-cell>
          <table:table-cell office:value-type="string" calcext:value-type="string">
            <text:p>f5*</text:p>
          </table:table-cell>
          <table:table-cell/>
          <table:table-cell office:value-type="string" calcext:value-type="string">
            <text:p>f1*</text:p>
          </table:table-cell>
          <table:table-cell office:value-type="string" calcext:value-type="string">
            <text:p>f2*</text:p>
          </table:table-cell>
          <table:table-cell office:value-type="string" calcext:value-type="string">
            <text:p>f3*</text:p>
          </table:table-cell>
          <table:table-cell office:value-type="string" calcext:value-type="string">
            <text:p>f4*</text:p>
          </table:table-cell>
          <table:table-cell office:value-type="string" calcext:value-type="string">
            <text:p>f5*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401]-[.B401]" office:value-type="float" office:value="0" calcext:value-type="float">
            <text:p>0</text:p>
          </table:table-cell>
          <table:table-cell table:formula="of:=[.J401]-[.C401]" office:value-type="float" office:value="0.035714285714" calcext:value-type="float">
            <text:p>0,0357142857</text:p>
          </table:table-cell>
          <table:table-cell table:formula="of:=[.K401]-[.D401]" office:value-type="float" office:value="0.06779661017" calcext:value-type="float">
            <text:p>0,0677966102</text:p>
          </table:table-cell>
          <table:table-cell table:formula="of:=[.L401]-[.E401]" office:value-type="float" office:value="0" calcext:value-type="float">
            <text:p>0</text:p>
          </table:table-cell>
          <table:table-cell table:formula="of:=[.M401]-[.F401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P_DECK</text:p>
          </table:table-cell>
          <table:table-cell office:value-type="float" office:value="0.375" calcext:value-type="float">
            <text:p>0,375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86440677966" calcext:value-type="float">
            <text:p>0,1864406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P_DECK</text:p>
          </table:table-cell>
          <table:table-cell office:value-type="float" office:value="0.541666666667" calcext:value-type="float">
            <text:p>0,5416666667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402]-[.B402]" office:value-type="float" office:value="0.166666666667" calcext:value-type="float">
            <text:p>0,1666666667</text:p>
          </table:table-cell>
          <table:table-cell table:formula="of:=[.J402]-[.C402]" office:value-type="float" office:value="0.053571428571" calcext:value-type="float">
            <text:p>0,0535714286</text:p>
          </table:table-cell>
          <table:table-cell table:formula="of:=[.K402]-[.D402]" office:value-type="float" office:value="0.016949152542" calcext:value-type="float">
            <text:p>0,0169491525</text:p>
          </table:table-cell>
          <table:table-cell table:formula="of:=[.L402]-[.E402]" office:value-type="float" office:value="0.0384615384615" calcext:value-type="float">
            <text:p>0,0384615385</text:p>
          </table:table-cell>
          <table:table-cell table:formula="of:=[.M402]-[.F402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375" calcext:value-type="float">
            <text:p>0,375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table:formula="of:=[.I403]-[.B403]" office:value-type="float" office:value="0.041666666667" calcext:value-type="float">
            <text:p>0,0416666667</text:p>
          </table:table-cell>
          <table:table-cell table:formula="of:=[.J403]-[.C403]" office:value-type="float" office:value="0.053571428572" calcext:value-type="float">
            <text:p>0,0535714286</text:p>
          </table:table-cell>
          <table:table-cell table:formula="of:=[.K403]-[.D403]" office:value-type="float" office:value="0.050847457627" calcext:value-type="float">
            <text:p>0,0508474576</text:p>
          </table:table-cell>
          <table:table-cell table:formula="of:=[.L403]-[.E403]" office:value-type="float" office:value="0" calcext:value-type="float">
            <text:p>0</text:p>
          </table:table-cell>
          <table:table-cell table:formula="of:=[.M403]-[.F403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P_RMFCA</text:p>
          </table:table-cell>
          <table:table-cell office:value-type="float" office:value="0.25" calcext:value-type="float">
            <text:p>0,25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RMFCA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table:formula="of:=[.I404]-[.B404]" office:value-type="float" office:value="0.166666666667" calcext:value-type="float">
            <text:p>0,1666666667</text:p>
          </table:table-cell>
          <table:table-cell table:formula="of:=[.J404]-[.C404]" office:value-type="float" office:value="0.071428571428" calcext:value-type="float">
            <text:p>0,0714285714</text:p>
          </table:table-cell>
          <table:table-cell table:formula="of:=[.K404]-[.D404]" office:value-type="float" office:value="0.06779661017" calcext:value-type="float">
            <text:p>0,0677966102</text:p>
          </table:table-cell>
          <table:table-cell table:formula="of:=[.L404]-[.E404]" office:value-type="float" office:value="0.0384615384619" calcext:value-type="float">
            <text:p>0,0384615385</text:p>
          </table:table-cell>
          <table:table-cell table:formula="of:=[.M404]-[.F404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P_TB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181818181818" calcext:value-type="float">
            <text:p>0,1818181818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375" calcext:value-type="float">
            <text:p>0,375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405]-[.B405]" office:value-type="float" office:value="0.041666666667" calcext:value-type="float">
            <text:p>0,0416666667</text:p>
          </table:table-cell>
          <table:table-cell table:formula="of:=[.J405]-[.C405]" office:value-type="float" office:value="0.053571428571" calcext:value-type="float">
            <text:p>0,0535714286</text:p>
          </table:table-cell>
          <table:table-cell table:formula="of:=[.K405]-[.D405]" office:value-type="float" office:value="0" calcext:value-type="float">
            <text:p>0</text:p>
          </table:table-cell>
          <table:table-cell table:formula="of:=[.L405]-[.E405]" office:value-type="float" office:value="0" calcext:value-type="float">
            <text:p>0</text:p>
          </table:table-cell>
          <table:table-cell table:formula="of:=[.M405]-[.F405]" office:value-type="float" office:value="-0.181818181818" calcext:value-type="float">
            <text:p>-0,181818181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5" calcext:value-type="float">
            <text:p>0,5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406]-[.B406]" office:value-type="float" office:value="0.166666666667" calcext:value-type="float">
            <text:p>0,1666666667</text:p>
          </table:table-cell>
          <table:table-cell table:formula="of:=[.J406]-[.C406]" office:value-type="float" office:value="0.071428571428" calcext:value-type="float">
            <text:p>0,0714285714</text:p>
          </table:table-cell>
          <table:table-cell table:formula="of:=[.K406]-[.D406]" office:value-type="float" office:value="0.050847457627" calcext:value-type="float">
            <text:p>0,0508474576</text:p>
          </table:table-cell>
          <table:table-cell table:formula="of:=[.L406]-[.E406]" office:value-type="float" office:value="-0.0384615384619" calcext:value-type="float">
            <text:p>-0,0384615385</text:p>
          </table:table-cell>
          <table:table-cell table:formula="of:=[.M406]-[.F40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YDOCK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ydock1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407]-[.B407]" office:value-type="float" office:value="0" calcext:value-type="float">
            <text:p>0</text:p>
          </table:table-cell>
          <table:table-cell table:formula="of:=[.J407]-[.C407]" office:value-type="float" office:value="0" calcext:value-type="float">
            <text:p>0</text:p>
          </table:table-cell>
          <table:table-cell table:formula="of:=[.K407]-[.D407]" office:value-type="float" office:value="0" calcext:value-type="float">
            <text:p>0</text:p>
          </table:table-cell>
          <table:table-cell table:formula="of:=[.L407]-[.E407]" office:value-type="float" office:value="-0.0384615384616" calcext:value-type="float">
            <text:p>-0,0384615385</text:p>
          </table:table-cell>
          <table:table-cell table:formula="of:=[.M407]-[.F407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Medium </text:p>
          </table:table-cell>
          <table:table-cell office:value-type="string" calcext:value-type="string">
            <text:p>Weak</text:p>
          </table:table-cell>
          <table:table-cell table:number-columns-repeated="2"/>
          <table:table-cell office:value-type="string" calcext:value-type="string">
            <text:p>Strong 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25" calcext:value-type="float">
            <text:p>0,25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1" calcext:value-type="float">
            <text:p>0,1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CP_RMFCA</text:p>
          </table:table-cell>
          <table:table-cell office:value-type="float" office:value="0.25" calcext:value-type="float">
            <text:p>0,25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P_RMFCA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2" calcext:value-type="float">
            <text:p>0,2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CP_TB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P_TB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25" calcext:value-type="float">
            <text:p>0,25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CP_DECK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pydock1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PYDOCK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4" calcext:value-type="float">
            <text:p>0,4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CP_DECK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15" calcext:value-type="float">
            <text:p>0,15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5" calcext:value-type="float">
            <text:p>0,25</text:p>
          </table:table-cell>
          <table:table-cell table:number-columns-repeated="22"/>
        </table:table-row>
      </table:table>
      <table:table table:name="Hoja3" table:style-name="ta1">
        <table:table-column table:style-name="co1" table:number-columns-repeated="16" table:default-cell-style-name="Default"/>
        <table:table-row table:style-name="ro1">
          <table:table-cell table:style-name="ce16"/>
          <table:table-cell table:style-name="ce25" office:value-type="string" calcext:value-type="string" table:number-columns-spanned="4" table:number-rows-spanned="1">
            <text:p>Flexibility In BM4</text:p>
          </table:table-cell>
          <table:covered-table-cell table:number-columns-repeated="3" table:style-name="ce31"/>
          <table:table-cell table:style-name="ce31" table:number-columns-repeated="2"/>
          <table:table-cell table:style-name="ce25" office:value-type="string" calcext:value-type="string" table:number-columns-spanned="3" table:number-rows-spanned="1">
            <text:p>Affinity Benchmark</text:p>
          </table:table-cell>
          <table:covered-table-cell table:number-columns-repeated="2" table:style-name="ce31"/>
          <table:table-cell table:style-name="ce31" table:number-columns-repeated="2"/>
          <table:table-cell table:style-name="ce34" office:value-type="string" calcext:value-type="string" table:number-columns-spanned="4" table:number-rows-spanned="1">
            <text:p>Stability Benchmark</text:p>
          </table:table-cell>
          <table:covered-table-cell table:number-columns-repeated="2" table:style-name="ce31"/>
          <table:covered-table-cell table:style-name="ce35"/>
        </table:table-row>
        <table:table-row table:style-name="ro1">
          <table:table-cell table:style-name="ce17"/>
          <table:table-cell table:style-name="ce17" office:value-type="string" calcext:value-type="string">
            <text:p>f1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f4</text:p>
          </table:table-cell>
          <table:table-cell table:style-name="ce17" table:number-columns-repeated="2"/>
          <table:table-cell table:style-name="ce17" office:value-type="string" calcext:value-type="string">
            <text:p>strong</text:p>
          </table:table-cell>
          <table:table-cell table:style-name="ce17" office:value-type="string" calcext:value-type="string">
            <text:p>medium</text:p>
          </table:table-cell>
          <table:table-cell table:style-name="ce17" office:value-type="string" calcext:value-type="string">
            <text:p>weak</text:p>
          </table:table-cell>
          <table:table-cell table:style-name="ce17" table:number-columns-repeated="2"/>
          <table:table-cell table:style-name="ce17" office:value-type="string" calcext:value-type="string">
            <text:p>dH(-)</text:p>
          </table:table-cell>
          <table:table-cell table:style-name="ce17" office:value-type="string" calcext:value-type="string">
            <text:p>dS(-)</text:p>
          </table:table-cell>
          <table:table-cell table:style-name="ce17" office:value-type="string" calcext:value-type="string">
            <text:p>dS(+)</text:p>
          </table:table-cell>
          <table:table-cell table:style-name="ce17" office:value-type="string" calcext:value-type="string">
            <text:p>Koff(low)</text:p>
          </table:table-cell>
        </table:table-row>
        <table:table-row table:style-name="ro1">
          <table:table-cell table:style-name="ce13" office:value-type="string" calcext:value-type="string">
            <text:p>CP_RMFCA</text:p>
          </table:table-cell>
          <table:table-cell table:style-name="ce13" table:formula="of:=[.B8]*100" office:value-type="string" office:string-value="" calcext:value-type="error">
            <text:p>#VALOR!</text:p>
          </table:table-cell>
          <table:table-cell table:style-name="ce13" table:formula="of:=[.C8]*100" office:value-type="string" office:string-value="" calcext:value-type="error">
            <text:p>#VALOR!</text:p>
          </table:table-cell>
          <table:table-cell table:style-name="ce13" table:formula="of:=[.D8]*100" office:value-type="string" office:string-value="" calcext:value-type="error">
            <text:p>#VALOR!</text:p>
          </table:table-cell>
          <table:table-cell table:style-name="ce13" table:formula="of:=[.E8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CP_RMFCA</text:p>
          </table:table-cell>
          <table:table-cell table:style-name="ce13" table:formula="of:=[.H8]*100" office:value-type="string" office:string-value="" calcext:value-type="error">
            <text:p>#VALOR!</text:p>
          </table:table-cell>
          <table:table-cell table:style-name="ce13" table:formula="of:=[.I8]*100" office:value-type="string" office:string-value="" calcext:value-type="error">
            <text:p>#VALOR!</text:p>
          </table:table-cell>
          <table:table-cell table:style-name="ce13" table:formula="of:=[.J8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CP_RMFCA</text:p>
          </table:table-cell>
          <table:table-cell table:style-name="ce13" table:formula="of:=[.M8]*100" office:value-type="string" office:string-value="" calcext:value-type="error">
            <text:p>#VALOR!</text:p>
          </table:table-cell>
          <table:table-cell table:style-name="ce13" table:formula="of:=[.N8]*100" office:value-type="string" office:string-value="" calcext:value-type="error">
            <text:p>#VALOR!</text:p>
          </table:table-cell>
          <table:table-cell table:style-name="ce13" table:formula="of:=[.O8]*100" office:value-type="string" office:string-value="" calcext:value-type="error">
            <text:p>#VALOR!</text:p>
          </table:table-cell>
          <table:table-cell table:style-name="ce13" table:formula="of:=[.P8]*100" office:value-type="string" office:string-value="" calcext:value-type="error">
            <text:p>#VALOR!</text:p>
          </table:table-cell>
        </table:table-row>
        <table:table-row table:style-name="ro1">
          <table:table-cell table:style-name="ce13" office:value-type="string" calcext:value-type="string">
            <text:p>CP_TB</text:p>
          </table:table-cell>
          <table:table-cell table:style-name="ce13" table:formula="of:=[.B9]*100" office:value-type="string" office:string-value="" calcext:value-type="error">
            <text:p>#VALOR!</text:p>
          </table:table-cell>
          <table:table-cell table:style-name="ce13" table:formula="of:=[.C9]*100" office:value-type="float" office:value="0" calcext:value-type="float">
            <text:p>0,000</text:p>
          </table:table-cell>
          <table:table-cell table:style-name="ce13" table:formula="of:=[.D9]*100" office:value-type="float" office:value="0" calcext:value-type="float">
            <text:p>0,000</text:p>
          </table:table-cell>
          <table:table-cell table:style-name="ce13" table:formula="of:=[.E9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CP_TB</text:p>
          </table:table-cell>
          <table:table-cell table:style-name="ce13" table:formula="of:=[.H9]*100" office:value-type="float" office:value="0" calcext:value-type="float">
            <text:p>0,000</text:p>
          </table:table-cell>
          <table:table-cell table:style-name="ce13" table:formula="of:=[.I9]*100" office:value-type="float" office:value="0" calcext:value-type="float">
            <text:p>0,000</text:p>
          </table:table-cell>
          <table:table-cell table:style-name="ce13" table:formula="of:=[.J9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CP_TB</text:p>
          </table:table-cell>
          <table:table-cell table:style-name="ce13" table:formula="of:=[.M9]*100" office:value-type="float" office:value="0" calcext:value-type="float">
            <text:p>0,000</text:p>
          </table:table-cell>
          <table:table-cell table:style-name="ce13" table:formula="of:=[.N9]*100" office:value-type="float" office:value="0" calcext:value-type="float">
            <text:p>0,000</text:p>
          </table:table-cell>
          <table:table-cell table:style-name="ce13" table:formula="of:=[.O9]*100" office:value-type="float" office:value="0" calcext:value-type="float">
            <text:p>0,000</text:p>
          </table:table-cell>
          <table:table-cell table:style-name="ce13" table:formula="of:=[.P9]*100" office:value-type="float" office:value="0" calcext:value-type="float">
            <text:p>0,000</text:p>
          </table:table-cell>
        </table:table-row>
        <table:table-row table:style-name="ro1">
          <table:table-cell table:style-name="ce18" office:value-type="string" calcext:value-type="string">
            <text:p>pydock1</text:p>
          </table:table-cell>
          <table:table-cell table:style-name="ce13" table:formula="of:=[.B10]*100" office:value-type="string" office:string-value="" calcext:value-type="error">
            <text:p>#VALOR!</text:p>
          </table:table-cell>
          <table:table-cell table:style-name="ce13" table:formula="of:=[.C10]*100" office:value-type="string" office:string-value="" calcext:value-type="error">
            <text:p>#VALOR!</text:p>
          </table:table-cell>
          <table:table-cell table:style-name="ce13" table:formula="of:=[.D10]*100" office:value-type="string" office:string-value="" calcext:value-type="error">
            <text:p>#VALOR!</text:p>
          </table:table-cell>
          <table:table-cell table:style-name="ce13" table:formula="of:=[.E10]*100" office:value-type="string" office:string-value="" calcext:value-type="error">
            <text:p>#VALOR!</text:p>
          </table:table-cell>
          <table:table-cell table:style-name="ce13"/>
          <table:table-cell table:style-name="ce18" office:value-type="string" calcext:value-type="string">
            <text:p>pydock1</text:p>
          </table:table-cell>
          <table:table-cell table:style-name="ce13" table:formula="of:=[.H10]*100" office:value-type="string" office:string-value="" calcext:value-type="error">
            <text:p>#VALOR!</text:p>
          </table:table-cell>
          <table:table-cell table:style-name="ce13" table:formula="of:=[.I10]*100" office:value-type="string" office:string-value="" calcext:value-type="error">
            <text:p>#VALOR!</text:p>
          </table:table-cell>
          <table:table-cell table:style-name="ce13" table:formula="of:=[.J10]*100" office:value-type="string" office:string-value="" calcext:value-type="error">
            <text:p>#VALOR!</text:p>
          </table:table-cell>
          <table:table-cell table:style-name="ce13"/>
          <table:table-cell table:style-name="ce18" office:value-type="string" calcext:value-type="string">
            <text:p>pydock1</text:p>
          </table:table-cell>
          <table:table-cell table:style-name="ce13" table:formula="of:=[.M10]*100" office:value-type="string" office:string-value="" calcext:value-type="error">
            <text:p>#VALOR!</text:p>
          </table:table-cell>
          <table:table-cell table:style-name="ce13" table:formula="of:=[.N10]*100" office:value-type="string" office:string-value="" calcext:value-type="error">
            <text:p>#VALOR!</text:p>
          </table:table-cell>
          <table:table-cell table:style-name="ce13" table:formula="of:=[.O10]*100" office:value-type="string" office:string-value="" calcext:value-type="error">
            <text:p>#VALOR!</text:p>
          </table:table-cell>
          <table:table-cell table:style-name="ce13" table:formula="of:=[.P10]*100" office:value-type="string" office:string-value="" calcext:value-type="error">
            <text:p>#VALOR!</text:p>
          </table:table-cell>
        </table:table-row>
        <table:table-row table:style-name="ro1">
          <table:table-cell table:style-name="ce13" office:value-type="string" calcext:value-type="string">
            <text:p>CP_TSC</text:p>
          </table:table-cell>
          <table:table-cell table:style-name="ce13" table:formula="of:=[.B11]*100" office:value-type="string" office:string-value="" calcext:value-type="error">
            <text:p>#VALOR!</text:p>
          </table:table-cell>
          <table:table-cell table:style-name="ce13" table:formula="of:=[.C11]*100" office:value-type="string" office:string-value="" calcext:value-type="error">
            <text:p>#VALOR!</text:p>
          </table:table-cell>
          <table:table-cell table:style-name="ce13" table:formula="of:=[.D11]*100" office:value-type="string" office:string-value="" calcext:value-type="error">
            <text:p>#VALOR!</text:p>
          </table:table-cell>
          <table:table-cell table:style-name="ce13" table:formula="of:=[.E11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CP_TSC</text:p>
          </table:table-cell>
          <table:table-cell table:style-name="ce13" table:formula="of:=[.H11]*100" office:value-type="string" office:string-value="" calcext:value-type="error">
            <text:p>#VALOR!</text:p>
          </table:table-cell>
          <table:table-cell table:style-name="ce13" table:formula="of:=[.I11]*100" office:value-type="string" office:string-value="" calcext:value-type="error">
            <text:p>#VALOR!</text:p>
          </table:table-cell>
          <table:table-cell table:style-name="ce13" table:formula="of:=[.J11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CP_TSC</text:p>
          </table:table-cell>
          <table:table-cell table:style-name="ce13" table:formula="of:=[.M11]*100" office:value-type="string" office:string-value="" calcext:value-type="error">
            <text:p>#VALOR!</text:p>
          </table:table-cell>
          <table:table-cell table:style-name="ce13" table:formula="of:=[.N11]*100" office:value-type="string" office:string-value="" calcext:value-type="error">
            <text:p>#VALOR!</text:p>
          </table:table-cell>
          <table:table-cell table:style-name="ce13" table:formula="of:=[.O11]*100" office:value-type="string" office:string-value="" calcext:value-type="error">
            <text:p>#VALOR!</text:p>
          </table:table-cell>
          <table:table-cell table:style-name="ce13" table:formula="of:=[.P11]*100" office:value-type="string" office:string-value="" calcext:value-type="error">
            <text:p>#VALOR!</text:p>
          </table:table-cell>
        </table:table-row>
        <table:table-row table:style-name="ro1">
          <table:table-cell table:style-name="ce13" office:value-type="string" calcext:value-type="string">
            <text:p>CP_DECK</text:p>
          </table:table-cell>
          <table:table-cell table:style-name="ce13" table:formula="of:=[.B12]*100" office:value-type="string" office:string-value="" calcext:value-type="error">
            <text:p>#VALOR!</text:p>
          </table:table-cell>
          <table:table-cell table:style-name="ce13" table:formula="of:=[.C12]*100" office:value-type="string" office:string-value="" calcext:value-type="error">
            <text:p>#VALOR!</text:p>
          </table:table-cell>
          <table:table-cell table:style-name="ce13" table:formula="of:=[.D12]*100" office:value-type="string" office:string-value="" calcext:value-type="error">
            <text:p>#VALOR!</text:p>
          </table:table-cell>
          <table:table-cell table:style-name="ce13" table:formula="of:=[.E12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CP_DECK</text:p>
          </table:table-cell>
          <table:table-cell table:style-name="ce13" table:formula="of:=[.H12]*100" office:value-type="string" office:string-value="" calcext:value-type="error">
            <text:p>#VALOR!</text:p>
          </table:table-cell>
          <table:table-cell table:style-name="ce13" table:formula="of:=[.I12]*100" office:value-type="string" office:string-value="" calcext:value-type="error">
            <text:p>#VALOR!</text:p>
          </table:table-cell>
          <table:table-cell table:style-name="ce13" table:formula="of:=[.J12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CP_DECK</text:p>
          </table:table-cell>
          <table:table-cell table:style-name="ce13" table:formula="of:=[.M12]*100" office:value-type="string" office:string-value="" calcext:value-type="error">
            <text:p>#VALOR!</text:p>
          </table:table-cell>
          <table:table-cell table:style-name="ce13" table:formula="of:=[.N12]*100" office:value-type="string" office:string-value="" calcext:value-type="error">
            <text:p>#VALOR!</text:p>
          </table:table-cell>
          <table:table-cell table:style-name="ce13" table:formula="of:=[.O12]*100" office:value-type="string" office:string-value="" calcext:value-type="error">
            <text:p>#VALOR!</text:p>
          </table:table-cell>
          <table:table-cell table:style-name="ce13" table:formula="of:=[.P12]*100" office:value-type="string" office:string-value="" calcext:value-type="error">
            <text:p>#VALOR!</text:p>
          </table:table-cell>
        </table:table-row>
        <table:table-row table:style-name="ro1">
          <table:table-cell table:style-name="ce13" office:value-type="string" calcext:value-type="string">
            <text:p>AP_PISA</text:p>
          </table:table-cell>
          <table:table-cell table:style-name="ce13" table:formula="of:=[.B13]*100" office:value-type="string" office:string-value="" calcext:value-type="error">
            <text:p>#VALOR!</text:p>
          </table:table-cell>
          <table:table-cell table:style-name="ce13" table:formula="of:=[.C13]*100" office:value-type="string" office:string-value="" calcext:value-type="error">
            <text:p>#VALOR!</text:p>
          </table:table-cell>
          <table:table-cell table:style-name="ce13" table:formula="of:=[.D13]*100" office:value-type="string" office:string-value="" calcext:value-type="error">
            <text:p>#VALOR!</text:p>
          </table:table-cell>
          <table:table-cell table:style-name="ce13" table:formula="of:=[.E13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AP_PISA</text:p>
          </table:table-cell>
          <table:table-cell table:style-name="ce13" table:formula="of:=[.H13]*100" office:value-type="string" office:string-value="" calcext:value-type="error">
            <text:p>#VALOR!</text:p>
          </table:table-cell>
          <table:table-cell table:style-name="ce13" table:formula="of:=[.I13]*100" office:value-type="string" office:string-value="" calcext:value-type="error">
            <text:p>#VALOR!</text:p>
          </table:table-cell>
          <table:table-cell table:style-name="ce13" table:formula="of:=[.J13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AP_PISA</text:p>
          </table:table-cell>
          <table:table-cell table:style-name="ce13" table:formula="of:=[.M13]*100" office:value-type="string" office:string-value="" calcext:value-type="error">
            <text:p>#VALOR!</text:p>
          </table:table-cell>
          <table:table-cell table:style-name="ce13" table:formula="of:=[.N13]*100" office:value-type="string" office:string-value="" calcext:value-type="error">
            <text:p>#VALOR!</text:p>
          </table:table-cell>
          <table:table-cell table:style-name="ce13" table:formula="of:=[.O13]*100" office:value-type="string" office:string-value="" calcext:value-type="error">
            <text:p>#VALOR!</text:p>
          </table:table-cell>
          <table:table-cell table:style-name="ce13" table:formula="of:=[.P13]*100" office:value-type="string" office:string-value="" calcext:value-type="error">
            <text:p>#VALOR!</text:p>
          </table:table-cell>
        </table:table-row>
        <table:table-row table:style-name="ro1">
          <table:table-cell table:style-name="ce19"/>
          <table:table-cell table:style-name="ce26" office:value-type="string" calcext:value-type="string" table:number-columns-spanned="15" table:number-rows-spanned="1">
            <text:p>After Filter with pydock top 500 solutions</text:p>
          </table:table-cell>
          <table:covered-table-cell table:number-columns-repeated="13" table:style-name="ce32"/>
          <table:covered-table-cell table:style-name="ce36"/>
        </table:table-row>
        <table:table-row table:style-name="ro1">
          <table:table-cell table:style-name="ce11"/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f2</text:p>
          </table:table-cell>
          <table:table-cell table:style-name="ce11" office:value-type="string" calcext:value-type="string">
            <text:p>f3</text:p>
          </table:table-cell>
          <table:table-cell table:style-name="ce11" office:value-type="string" calcext:value-type="string">
            <text:p>f4</text:p>
          </table:table-cell>
          <table:table-cell table:style-name="ce11" table:number-columns-repeated="2"/>
          <table:table-cell table:style-name="ce11" office:value-type="string" calcext:value-type="string">
            <text:p>Strong </text:p>
          </table:table-cell>
          <table:table-cell table:style-name="ce11" office:value-type="string" calcext:value-type="string">
            <text:p>Medium</text:p>
          </table:table-cell>
          <table:table-cell table:style-name="ce11" office:value-type="string" calcext:value-type="string">
            <text:p>Weak</text:p>
          </table:table-cell>
          <table:table-cell table:style-name="ce11" table:number-columns-repeated="2"/>
          <table:table-cell table:style-name="ce11" office:value-type="string" calcext:value-type="string">
            <text:p>dH(-)</text:p>
          </table:table-cell>
          <table:table-cell table:style-name="ce11" office:value-type="string" calcext:value-type="string">
            <text:p>dS(-)</text:p>
          </table:table-cell>
          <table:table-cell table:style-name="ce11" office:value-type="string" calcext:value-type="string">
            <text:p>dS(+)</text:p>
          </table:table-cell>
          <table:table-cell table:style-name="ce11" office:value-type="string" calcext:value-type="string">
            <text:p>Koff(low)</text:p>
          </table:table-cell>
        </table:table-row>
        <table:table-row table:style-name="ro1">
          <table:table-cell table:style-name="ce11" office:value-type="string" calcext:value-type="string">
            <text:p>CP_RMFCA</text:p>
          </table:table-cell>
          <table:table-cell table:style-name="ce13" table:formula="of:=[.B5]*100" office:value-type="string" office:string-value="" calcext:value-type="error">
            <text:p>#VALOR!</text:p>
          </table:table-cell>
          <table:table-cell table:style-name="ce13" table:formula="of:=[.C5]*100" office:value-type="string" office:string-value="" calcext:value-type="error">
            <text:p>#VALOR!</text:p>
          </table:table-cell>
          <table:table-cell table:style-name="ce13" table:formula="of:=[.D5]*100" office:value-type="string" office:string-value="" calcext:value-type="error">
            <text:p>#VALOR!</text:p>
          </table:table-cell>
          <table:table-cell table:style-name="ce13" table:formula="of:=[.E5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CP_RMFCA</text:p>
          </table:table-cell>
          <table:table-cell table:style-name="ce13" table:formula="of:=[.H5]*100" office:value-type="string" office:string-value="" calcext:value-type="error">
            <text:p>#VALOR!</text:p>
          </table:table-cell>
          <table:table-cell table:style-name="ce13" table:formula="of:=[.I5]*100" office:value-type="string" office:string-value="" calcext:value-type="error">
            <text:p>#VALOR!</text:p>
          </table:table-cell>
          <table:table-cell table:style-name="ce13" table:formula="of:=[.J5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CP_RMFCA</text:p>
          </table:table-cell>
          <table:table-cell table:style-name="ce13" table:formula="of:=[.M5]*100" office:value-type="string" office:string-value="" calcext:value-type="error">
            <text:p>#VALOR!</text:p>
          </table:table-cell>
          <table:table-cell table:style-name="ce13" table:formula="of:=[.N5]*100" office:value-type="string" office:string-value="" calcext:value-type="error">
            <text:p>#VALOR!</text:p>
          </table:table-cell>
          <table:table-cell table:style-name="ce13" table:formula="of:=[.O5]*100" office:value-type="string" office:string-value="" calcext:value-type="error">
            <text:p>#VALOR!</text:p>
          </table:table-cell>
          <table:table-cell table:style-name="ce13" table:formula="of:=[.P5]*100" office:value-type="string" office:string-value="" calcext:value-type="error">
            <text:p>#VALOR!</text:p>
          </table:table-cell>
        </table:table-row>
        <table:table-row table:style-name="ro1">
          <table:table-cell table:style-name="ce11" office:value-type="string" calcext:value-type="string">
            <text:p>CP_TB</text:p>
          </table:table-cell>
          <table:table-cell table:style-name="ce13" table:formula="of:=[.B6]*100" office:value-type="string" office:string-value="" calcext:value-type="error">
            <text:p>#VALOR!</text:p>
          </table:table-cell>
          <table:table-cell table:style-name="ce13" table:formula="of:=[.C6]*100" office:value-type="string" office:string-value="" calcext:value-type="error">
            <text:p>#VALOR!</text:p>
          </table:table-cell>
          <table:table-cell table:style-name="ce13" table:formula="of:=[.D6]*100" office:value-type="string" office:string-value="" calcext:value-type="error">
            <text:p>#VALOR!</text:p>
          </table:table-cell>
          <table:table-cell table:style-name="ce13" table:formula="of:=[.E6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CP_TB</text:p>
          </table:table-cell>
          <table:table-cell table:style-name="ce13" table:formula="of:=[.H6]*100" office:value-type="string" office:string-value="" calcext:value-type="error">
            <text:p>#VALOR!</text:p>
          </table:table-cell>
          <table:table-cell table:style-name="ce13" table:formula="of:=[.I6]*100" office:value-type="string" office:string-value="" calcext:value-type="error">
            <text:p>#VALOR!</text:p>
          </table:table-cell>
          <table:table-cell table:style-name="ce13" table:formula="of:=[.J6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CP_TB</text:p>
          </table:table-cell>
          <table:table-cell table:style-name="ce13" table:formula="of:=[.M6]*100" office:value-type="string" office:string-value="" calcext:value-type="error">
            <text:p>#VALOR!</text:p>
          </table:table-cell>
          <table:table-cell table:style-name="ce13" table:formula="of:=[.N6]*100" office:value-type="string" office:string-value="" calcext:value-type="error">
            <text:p>#VALOR!</text:p>
          </table:table-cell>
          <table:table-cell table:style-name="ce13" table:formula="of:=[.O6]*100" office:value-type="string" office:string-value="" calcext:value-type="error">
            <text:p>#VALOR!</text:p>
          </table:table-cell>
          <table:table-cell table:style-name="ce13" table:formula="of:=[.P6]*100" office:value-type="string" office:string-value="" calcext:value-type="error">
            <text:p>#VALOR!</text:p>
          </table:table-cell>
        </table:table-row>
        <table:table-row table:style-name="ro1">
          <table:table-cell table:style-name="ce20" office:value-type="string" calcext:value-type="string">
            <text:p>pydock1</text:p>
          </table:table-cell>
          <table:table-cell table:style-name="ce13" table:formula="of:=[.B7]*100" office:value-type="string" office:string-value="" calcext:value-type="error">
            <text:p>#VALOR!</text:p>
          </table:table-cell>
          <table:table-cell table:style-name="ce13" table:formula="of:=[.C7]*100" office:value-type="string" office:string-value="" calcext:value-type="error">
            <text:p>#VALOR!</text:p>
          </table:table-cell>
          <table:table-cell table:style-name="ce13" table:formula="of:=[.D7]*100" office:value-type="string" office:string-value="" calcext:value-type="error">
            <text:p>#VALOR!</text:p>
          </table:table-cell>
          <table:table-cell table:style-name="ce13" table:formula="of:=[.E7]*100" office:value-type="string" office:string-value="" calcext:value-type="error">
            <text:p>#VALOR!</text:p>
          </table:table-cell>
          <table:table-cell table:style-name="ce13"/>
          <table:table-cell table:style-name="ce18" office:value-type="string" calcext:value-type="string">
            <text:p>pydock1</text:p>
          </table:table-cell>
          <table:table-cell table:style-name="ce13" table:formula="of:=[.H7]*100" office:value-type="string" office:string-value="" calcext:value-type="error">
            <text:p>#VALOR!</text:p>
          </table:table-cell>
          <table:table-cell table:style-name="ce13" table:formula="of:=[.I7]*100" office:value-type="string" office:string-value="" calcext:value-type="error">
            <text:p>#VALOR!</text:p>
          </table:table-cell>
          <table:table-cell table:style-name="ce13" table:formula="of:=[.J7]*100" office:value-type="string" office:string-value="" calcext:value-type="error">
            <text:p>#VALOR!</text:p>
          </table:table-cell>
          <table:table-cell table:style-name="ce13"/>
          <table:table-cell table:style-name="ce18" office:value-type="string" calcext:value-type="string">
            <text:p>pydock1</text:p>
          </table:table-cell>
          <table:table-cell table:style-name="ce13" table:formula="of:=[.M7]*100" office:value-type="string" office:string-value="" calcext:value-type="error">
            <text:p>#VALOR!</text:p>
          </table:table-cell>
          <table:table-cell table:style-name="ce13" table:formula="of:=[.N7]*100" office:value-type="string" office:string-value="" calcext:value-type="error">
            <text:p>#VALOR!</text:p>
          </table:table-cell>
          <table:table-cell table:style-name="ce13" table:formula="of:=[.O7]*100" office:value-type="string" office:string-value="" calcext:value-type="error">
            <text:p>#VALOR!</text:p>
          </table:table-cell>
          <table:table-cell table:style-name="ce13" table:formula="of:=[.P7]*100" office:value-type="string" office:string-value="" calcext:value-type="error">
            <text:p>#VALOR!</text:p>
          </table:table-cell>
        </table:table-row>
        <table:table-row table:style-name="ro1">
          <table:table-cell table:style-name="ce11" office:value-type="string" calcext:value-type="string">
            <text:p>CP_TSC</text:p>
          </table:table-cell>
          <table:table-cell table:style-name="ce13" table:formula="of:=[.B8]*100" office:value-type="string" office:string-value="" calcext:value-type="error">
            <text:p>#VALOR!</text:p>
          </table:table-cell>
          <table:table-cell table:style-name="ce13" table:formula="of:=[.C8]*100" office:value-type="string" office:string-value="" calcext:value-type="error">
            <text:p>#VALOR!</text:p>
          </table:table-cell>
          <table:table-cell table:style-name="ce13" table:formula="of:=[.D8]*100" office:value-type="string" office:string-value="" calcext:value-type="error">
            <text:p>#VALOR!</text:p>
          </table:table-cell>
          <table:table-cell table:style-name="ce13" table:formula="of:=[.E8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CP_TSC</text:p>
          </table:table-cell>
          <table:table-cell table:style-name="ce13" table:formula="of:=[.H8]*100" office:value-type="string" office:string-value="" calcext:value-type="error">
            <text:p>#VALOR!</text:p>
          </table:table-cell>
          <table:table-cell table:style-name="ce13" table:formula="of:=[.I8]*100" office:value-type="string" office:string-value="" calcext:value-type="error">
            <text:p>#VALOR!</text:p>
          </table:table-cell>
          <table:table-cell table:style-name="ce13" table:formula="of:=[.J8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CP_TSC</text:p>
          </table:table-cell>
          <table:table-cell table:style-name="ce13" table:formula="of:=[.M8]*100" office:value-type="string" office:string-value="" calcext:value-type="error">
            <text:p>#VALOR!</text:p>
          </table:table-cell>
          <table:table-cell table:style-name="ce13" table:formula="of:=[.N8]*100" office:value-type="string" office:string-value="" calcext:value-type="error">
            <text:p>#VALOR!</text:p>
          </table:table-cell>
          <table:table-cell table:style-name="ce13" table:formula="of:=[.O8]*100" office:value-type="string" office:string-value="" calcext:value-type="error">
            <text:p>#VALOR!</text:p>
          </table:table-cell>
          <table:table-cell table:style-name="ce13" table:formula="of:=[.P8]*100" office:value-type="string" office:string-value="" calcext:value-type="error">
            <text:p>#VALOR!</text:p>
          </table:table-cell>
        </table:table-row>
        <table:table-row table:style-name="ro1">
          <table:table-cell table:style-name="ce11" office:value-type="string" calcext:value-type="string">
            <text:p>CP_DECK</text:p>
          </table:table-cell>
          <table:table-cell table:style-name="ce13" table:formula="of:=[.B9]*100" office:value-type="string" office:string-value="" calcext:value-type="error">
            <text:p>#VALOR!</text:p>
          </table:table-cell>
          <table:table-cell table:style-name="ce13" table:formula="of:=[.C9]*100" office:value-type="float" office:value="0" calcext:value-type="float">
            <text:p>0,000</text:p>
          </table:table-cell>
          <table:table-cell table:style-name="ce13" table:formula="of:=[.D9]*100" office:value-type="float" office:value="0" calcext:value-type="float">
            <text:p>0,000</text:p>
          </table:table-cell>
          <table:table-cell table:style-name="ce13" table:formula="of:=[.E9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CP_DECK</text:p>
          </table:table-cell>
          <table:table-cell table:style-name="ce13" table:formula="of:=[.H9]*100" office:value-type="float" office:value="0" calcext:value-type="float">
            <text:p>0,000</text:p>
          </table:table-cell>
          <table:table-cell table:style-name="ce13" table:formula="of:=[.I9]*100" office:value-type="float" office:value="0" calcext:value-type="float">
            <text:p>0,000</text:p>
          </table:table-cell>
          <table:table-cell table:style-name="ce13" table:formula="of:=[.J9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CP_DECK</text:p>
          </table:table-cell>
          <table:table-cell table:style-name="ce13" table:formula="of:=[.M9]*100" office:value-type="float" office:value="0" calcext:value-type="float">
            <text:p>0,000</text:p>
          </table:table-cell>
          <table:table-cell table:style-name="ce13" table:formula="of:=[.N9]*100" office:value-type="float" office:value="0" calcext:value-type="float">
            <text:p>0,000</text:p>
          </table:table-cell>
          <table:table-cell table:style-name="ce13" table:formula="of:=[.O9]*100" office:value-type="float" office:value="0" calcext:value-type="float">
            <text:p>0,000</text:p>
          </table:table-cell>
          <table:table-cell table:style-name="ce13" table:formula="of:=[.P9]*100" office:value-type="float" office:value="0" calcext:value-type="float">
            <text:p>0,000</text:p>
          </table:table-cell>
        </table:table-row>
        <table:table-row table:style-name="ro1">
          <table:table-cell table:style-name="ce21" office:value-type="string" calcext:value-type="string">
            <text:p>AP_PISA</text:p>
          </table:table-cell>
          <table:table-cell table:style-name="ce23" table:formula="of:=[.B10]*100" office:value-type="string" office:string-value="" calcext:value-type="error">
            <text:p>#VALOR!</text:p>
          </table:table-cell>
          <table:table-cell table:style-name="ce23" table:formula="of:=[.C10]*100" office:value-type="string" office:string-value="" calcext:value-type="error">
            <text:p>#VALOR!</text:p>
          </table:table-cell>
          <table:table-cell table:style-name="ce23" table:formula="of:=[.D10]*100" office:value-type="string" office:string-value="" calcext:value-type="error">
            <text:p>#VALOR!</text:p>
          </table:table-cell>
          <table:table-cell table:style-name="ce23" table:formula="of:=[.E10]*100" office:value-type="string" office:string-value="" calcext:value-type="error">
            <text:p>#VALOR!</text:p>
          </table:table-cell>
          <table:table-cell table:style-name="ce23"/>
          <table:table-cell table:style-name="ce23" office:value-type="string" calcext:value-type="string">
            <text:p>AP_PISA</text:p>
          </table:table-cell>
          <table:table-cell table:style-name="ce23" table:formula="of:=[.H10]*100" office:value-type="string" office:string-value="" calcext:value-type="error">
            <text:p>#VALOR!</text:p>
          </table:table-cell>
          <table:table-cell table:style-name="ce23" table:formula="of:=[.I10]*100" office:value-type="string" office:string-value="" calcext:value-type="error">
            <text:p>#VALOR!</text:p>
          </table:table-cell>
          <table:table-cell table:style-name="ce23" table:formula="of:=[.J10]*100" office:value-type="string" office:string-value="" calcext:value-type="error">
            <text:p>#VALOR!</text:p>
          </table:table-cell>
          <table:table-cell table:style-name="ce23"/>
          <table:table-cell table:style-name="ce23" office:value-type="string" calcext:value-type="string">
            <text:p>AP_PISA</text:p>
          </table:table-cell>
          <table:table-cell table:style-name="ce23" table:formula="of:=[.M10]*100" office:value-type="string" office:string-value="" calcext:value-type="error">
            <text:p>#VALOR!</text:p>
          </table:table-cell>
          <table:table-cell table:style-name="ce23" table:formula="of:=[.N10]*100" office:value-type="string" office:string-value="" calcext:value-type="error">
            <text:p>#VALOR!</text:p>
          </table:table-cell>
          <table:table-cell table:style-name="ce23" table:formula="of:=[.O10]*100" office:value-type="string" office:string-value="" calcext:value-type="error">
            <text:p>#VALOR!</text:p>
          </table:table-cell>
          <table:table-cell table:style-name="ce23" table:formula="of:=[.P10]*100" office:value-type="string" office:string-value="" calcext:value-type="error">
            <text:p>#VALOR!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9"/>
          <table:table-cell table:style-name="ce27" office:value-type="string" calcext:value-type="string" table:number-columns-spanned="4" table:number-rows-spanned="1">
            <text:p>Flexibility In BM4</text:p>
          </table:table-cell>
          <table:covered-table-cell table:number-columns-repeated="3" table:style-name="ce32"/>
          <table:table-cell table:style-name="ce32" table:number-columns-repeated="2"/>
          <table:table-cell table:style-name="ce27" office:value-type="string" calcext:value-type="string" table:number-columns-spanned="3" table:number-rows-spanned="1">
            <text:p>Affinity Benchmark</text:p>
          </table:table-cell>
          <table:covered-table-cell table:number-columns-repeated="2" table:style-name="ce32"/>
          <table:table-cell table:style-name="ce32" table:number-columns-repeated="2"/>
          <table:table-cell table:style-name="ce26" office:value-type="string" calcext:value-type="string" table:number-columns-spanned="4" table:number-rows-spanned="1">
            <text:p>Stability Benchmark</text:p>
          </table:table-cell>
          <table:covered-table-cell table:number-columns-repeated="2" table:style-name="ce32"/>
          <table:covered-table-cell table:style-name="ce36"/>
        </table:table-row>
        <table:table-row table:style-name="ro1">
          <table:table-cell table:style-name="ce13"/>
          <table:table-cell table:style-name="ce13" office:value-type="string" calcext:value-type="string">
            <text:p>f1</text:p>
          </table:table-cell>
          <table:table-cell table:style-name="ce13" office:value-type="string" calcext:value-type="string">
            <text:p>f2</text:p>
          </table:table-cell>
          <table:table-cell table:style-name="ce13" office:value-type="string" calcext:value-type="string">
            <text:p>f3</text:p>
          </table:table-cell>
          <table:table-cell table:style-name="ce13" office:value-type="string" calcext:value-type="string">
            <text:p>f4</text:p>
          </table:table-cell>
          <table:table-cell table:style-name="ce13" table:number-columns-repeated="2"/>
          <table:table-cell table:style-name="ce13" office:value-type="string" calcext:value-type="string">
            <text:p>strong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weak</text:p>
          </table:table-cell>
          <table:table-cell table:style-name="ce13" table:number-columns-repeated="2"/>
          <table:table-cell table:style-name="ce13" office:value-type="string" calcext:value-type="string">
            <text:p>dH(-)</text:p>
          </table:table-cell>
          <table:table-cell table:style-name="ce13" office:value-type="string" calcext:value-type="string">
            <text:p>dS(-)</text:p>
          </table:table-cell>
          <table:table-cell table:style-name="ce13" office:value-type="string" calcext:value-type="string">
            <text:p>dS(+)</text:p>
          </table:table-cell>
          <table:table-cell table:style-name="ce13" office:value-type="string" calcext:value-type="string">
            <text:p>Koff(low)</text:p>
          </table:table-cell>
        </table:table-row>
        <table:table-row table:style-name="ro1">
          <table:table-cell table:style-name="ce13" office:value-type="string" calcext:value-type="string">
            <text:p>CP_HLPL</text:p>
          </table:table-cell>
          <table:table-cell table:style-name="ce13" table:formula="of:=[.B16]*100" office:value-type="string" office:string-value="" calcext:value-type="error">
            <text:p>#VALOR!</text:p>
          </table:table-cell>
          <table:table-cell table:style-name="ce13" table:formula="of:=[.C16]*100" office:value-type="string" office:string-value="" calcext:value-type="error">
            <text:p>#VALOR!</text:p>
          </table:table-cell>
          <table:table-cell table:style-name="ce13" table:formula="of:=[.D16]*100" office:value-type="string" office:string-value="" calcext:value-type="error">
            <text:p>#VALOR!</text:p>
          </table:table-cell>
          <table:table-cell table:style-name="ce13" table:formula="of:=[.E16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CP_HLPL</text:p>
          </table:table-cell>
          <table:table-cell table:style-name="ce13" table:formula="of:=[.H16]*100" office:value-type="string" office:string-value="" calcext:value-type="error">
            <text:p>#VALOR!</text:p>
          </table:table-cell>
          <table:table-cell table:style-name="ce13" table:formula="of:=[.I16]*100" office:value-type="string" office:string-value="" calcext:value-type="error">
            <text:p>#VALOR!</text:p>
          </table:table-cell>
          <table:table-cell table:style-name="ce13" table:formula="of:=[.J16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CP_HLPL</text:p>
          </table:table-cell>
          <table:table-cell table:style-name="ce13" table:formula="of:=[.M16]*100" office:value-type="string" office:string-value="" calcext:value-type="error">
            <text:p>#VALOR!</text:p>
          </table:table-cell>
          <table:table-cell table:style-name="ce13" table:formula="of:=[.N16]*100" office:value-type="string" office:string-value="" calcext:value-type="error">
            <text:p>#VALOR!</text:p>
          </table:table-cell>
          <table:table-cell table:style-name="ce13" table:formula="of:=[.O16]*100" office:value-type="string" office:string-value="" calcext:value-type="error">
            <text:p>#VALOR!</text:p>
          </table:table-cell>
          <table:table-cell table:style-name="ce13" table:formula="of:=[.P16]*100" office:value-type="string" office:string-value="" calcext:value-type="error">
            <text:p>#VALOR!</text:p>
          </table:table-cell>
        </table:table-row>
        <table:table-row table:style-name="ro1">
          <table:table-cell table:style-name="ce18" office:value-type="string" calcext:value-type="string">
            <text:p>zdock3</text:p>
          </table:table-cell>
          <table:table-cell table:style-name="ce13" table:formula="of:=[.B17]*100" office:value-type="float" office:value="0" calcext:value-type="float">
            <text:p>0,000</text:p>
          </table:table-cell>
          <table:table-cell table:style-name="ce13" table:formula="of:=[.C17]*100" office:value-type="float" office:value="0" calcext:value-type="float">
            <text:p>0,000</text:p>
          </table:table-cell>
          <table:table-cell table:style-name="ce13" table:formula="of:=[.D17]*100" office:value-type="float" office:value="0" calcext:value-type="float">
            <text:p>0,000</text:p>
          </table:table-cell>
          <table:table-cell table:style-name="ce13" table:formula="of:=[.E17]*100" office:value-type="float" office:value="0" calcext:value-type="float">
            <text:p>0,000</text:p>
          </table:table-cell>
          <table:table-cell table:style-name="ce13"/>
          <table:table-cell table:style-name="ce18" office:value-type="string" calcext:value-type="string">
            <text:p>zdock3</text:p>
          </table:table-cell>
          <table:table-cell table:style-name="ce13" table:formula="of:=[.H17]*100" office:value-type="float" office:value="0" calcext:value-type="float">
            <text:p>0,000</text:p>
          </table:table-cell>
          <table:table-cell table:style-name="ce13" table:formula="of:=[.I17]*100" office:value-type="float" office:value="0" calcext:value-type="float">
            <text:p>0,000</text:p>
          </table:table-cell>
          <table:table-cell table:style-name="ce13" table:formula="of:=[.J17]*100" office:value-type="float" office:value="0" calcext:value-type="float">
            <text:p>0,000</text:p>
          </table:table-cell>
          <table:table-cell table:style-name="ce13"/>
          <table:table-cell table:style-name="ce18" office:value-type="string" calcext:value-type="string">
            <text:p>zdock3</text:p>
          </table:table-cell>
          <table:table-cell table:style-name="ce13" table:formula="of:=[.M17]*100" office:value-type="float" office:value="0" calcext:value-type="float">
            <text:p>0,000</text:p>
          </table:table-cell>
          <table:table-cell table:style-name="ce13" table:formula="of:=[.N17]*100" office:value-type="float" office:value="0" calcext:value-type="float">
            <text:p>0,000</text:p>
          </table:table-cell>
          <table:table-cell table:style-name="ce13" table:formula="of:=[.O17]*100" office:value-type="float" office:value="0" calcext:value-type="float">
            <text:p>0,000</text:p>
          </table:table-cell>
          <table:table-cell table:style-name="ce13" table:formula="of:=[.P17]*100" office:value-type="float" office:value="0" calcext:value-type="float">
            <text:p>0,000</text:p>
          </table:table-cell>
        </table:table-row>
        <table:table-row table:style-name="ro1">
          <table:table-cell table:style-name="ce13" office:value-type="string" calcext:value-type="string">
            <text:p>AP_T2</text:p>
          </table:table-cell>
          <table:table-cell table:style-name="ce13" table:formula="of:=[.B18]*100" office:value-type="float" office:value="0" calcext:value-type="float">
            <text:p>0,000</text:p>
          </table:table-cell>
          <table:table-cell table:style-name="ce13" table:formula="of:=[.C18]*100" office:value-type="float" office:value="0" calcext:value-type="float">
            <text:p>0,000</text:p>
          </table:table-cell>
          <table:table-cell table:style-name="ce13" table:formula="of:=[.D18]*100" office:value-type="float" office:value="0" calcext:value-type="float">
            <text:p>0,000</text:p>
          </table:table-cell>
          <table:table-cell table:style-name="ce13" table:formula="of:=[.E18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AP_T2</text:p>
          </table:table-cell>
          <table:table-cell table:style-name="ce13" table:formula="of:=[.H18]*100" office:value-type="float" office:value="0" calcext:value-type="float">
            <text:p>0,000</text:p>
          </table:table-cell>
          <table:table-cell table:style-name="ce13" table:formula="of:=[.I18]*100" office:value-type="float" office:value="0" calcext:value-type="float">
            <text:p>0,000</text:p>
          </table:table-cell>
          <table:table-cell table:style-name="ce13" table:formula="of:=[.J18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AP_T2</text:p>
          </table:table-cell>
          <table:table-cell table:style-name="ce13" table:formula="of:=[.M18]*100" office:value-type="float" office:value="0" calcext:value-type="float">
            <text:p>0,000</text:p>
          </table:table-cell>
          <table:table-cell table:style-name="ce13" table:formula="of:=[.N18]*100" office:value-type="float" office:value="0" calcext:value-type="float">
            <text:p>0,000</text:p>
          </table:table-cell>
          <table:table-cell table:style-name="ce13" table:formula="of:=[.O18]*100" office:value-type="float" office:value="0" calcext:value-type="float">
            <text:p>0,000</text:p>
          </table:table-cell>
          <table:table-cell table:style-name="ce13" table:formula="of:=[.P18]*100" office:value-type="float" office:value="0" calcext:value-type="float">
            <text:p>0,000</text:p>
          </table:table-cell>
        </table:table-row>
        <table:table-row table:style-name="ro1">
          <table:table-cell table:style-name="ce13" office:value-type="string" calcext:value-type="string">
            <text:p>AP_T1</text:p>
          </table:table-cell>
          <table:table-cell table:style-name="ce13" table:formula="of:=[.B19]*100" office:value-type="float" office:value="0" calcext:value-type="float">
            <text:p>0,000</text:p>
          </table:table-cell>
          <table:table-cell table:style-name="ce13" table:formula="of:=[.C19]*100" office:value-type="float" office:value="0" calcext:value-type="float">
            <text:p>0,000</text:p>
          </table:table-cell>
          <table:table-cell table:style-name="ce13" table:formula="of:=[.D19]*100" office:value-type="float" office:value="0" calcext:value-type="float">
            <text:p>0,000</text:p>
          </table:table-cell>
          <table:table-cell table:style-name="ce13" table:formula="of:=[.E19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AP_T1</text:p>
          </table:table-cell>
          <table:table-cell table:style-name="ce13" table:formula="of:=[.H19]*100" office:value-type="float" office:value="0" calcext:value-type="float">
            <text:p>0,000</text:p>
          </table:table-cell>
          <table:table-cell table:style-name="ce13" table:formula="of:=[.I19]*100" office:value-type="float" office:value="0" calcext:value-type="float">
            <text:p>0,000</text:p>
          </table:table-cell>
          <table:table-cell table:style-name="ce13" table:formula="of:=[.J19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AP_T1</text:p>
          </table:table-cell>
          <table:table-cell table:style-name="ce13" table:formula="of:=[.M19]*100" office:value-type="float" office:value="0" calcext:value-type="float">
            <text:p>0,000</text:p>
          </table:table-cell>
          <table:table-cell table:style-name="ce13" table:formula="of:=[.N19]*100" office:value-type="float" office:value="0" calcext:value-type="float">
            <text:p>0,000</text:p>
          </table:table-cell>
          <table:table-cell table:style-name="ce13" table:formula="of:=[.O19]*100" office:value-type="float" office:value="0" calcext:value-type="float">
            <text:p>0,000</text:p>
          </table:table-cell>
          <table:table-cell table:style-name="ce13" table:formula="of:=[.P19]*100" office:value-type="float" office:value="0" calcext:value-type="float">
            <text:p>0,000</text:p>
          </table:table-cell>
        </table:table-row>
        <table:table-row table:style-name="ro1">
          <table:table-cell table:style-name="ce13" office:value-type="string" calcext:value-type="string">
            <text:p>CP_TSC</text:p>
          </table:table-cell>
          <table:table-cell table:style-name="ce13" table:formula="of:=[.B20]*100" office:value-type="string" office:string-value="" calcext:value-type="error">
            <text:p>#VALOR!</text:p>
          </table:table-cell>
          <table:table-cell table:style-name="ce13" table:formula="of:=[.C20]*100" office:value-type="float" office:value="0" calcext:value-type="float">
            <text:p>0,000</text:p>
          </table:table-cell>
          <table:table-cell table:style-name="ce13" table:formula="of:=[.D20]*100" office:value-type="float" office:value="0" calcext:value-type="float">
            <text:p>0,000</text:p>
          </table:table-cell>
          <table:table-cell table:style-name="ce13" table:formula="of:=[.E20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CP_TSC</text:p>
          </table:table-cell>
          <table:table-cell table:style-name="ce13" table:formula="of:=[.H20]*100" office:value-type="string" office:string-value="" calcext:value-type="error">
            <text:p>#VALOR!</text:p>
          </table:table-cell>
          <table:table-cell table:style-name="ce13" table:formula="of:=[.I20]*100" office:value-type="float" office:value="0" calcext:value-type="float">
            <text:p>0,000</text:p>
          </table:table-cell>
          <table:table-cell table:style-name="ce13" table:formula="of:=[.J20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CP_TSC</text:p>
          </table:table-cell>
          <table:table-cell table:style-name="ce13" table:formula="of:=[.M20]*100" office:value-type="string" office:string-value="" calcext:value-type="error">
            <text:p>#VALOR!</text:p>
          </table:table-cell>
          <table:table-cell table:style-name="ce13" table:formula="of:=[.N20]*100" office:value-type="float" office:value="0" calcext:value-type="float">
            <text:p>0,000</text:p>
          </table:table-cell>
          <table:table-cell table:style-name="ce13" table:formula="of:=[.O20]*100" office:value-type="float" office:value="0" calcext:value-type="float">
            <text:p>0,000</text:p>
          </table:table-cell>
          <table:table-cell table:style-name="ce13" table:formula="of:=[.P20]*100" office:value-type="float" office:value="0" calcext:value-type="float">
            <text:p>0,000</text:p>
          </table:table-cell>
        </table:table-row>
        <table:table-row table:style-name="ro1">
          <table:table-cell table:style-name="ce13" office:value-type="string" calcext:value-type="string">
            <text:p>AP_PISA</text:p>
          </table:table-cell>
          <table:table-cell table:style-name="ce13" table:formula="of:=[.B21]*100" office:value-type="string" office:string-value="" calcext:value-type="error">
            <text:p>#VALOR!</text:p>
          </table:table-cell>
          <table:table-cell table:style-name="ce13" table:formula="of:=[.C21]*100" office:value-type="string" office:string-value="" calcext:value-type="error">
            <text:p>#VALOR!</text:p>
          </table:table-cell>
          <table:table-cell table:style-name="ce13" table:formula="of:=[.D21]*100" office:value-type="string" office:string-value="" calcext:value-type="error">
            <text:p>#VALOR!</text:p>
          </table:table-cell>
          <table:table-cell table:style-name="ce13" table:formula="of:=[.E21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AP_PISA</text:p>
          </table:table-cell>
          <table:table-cell table:style-name="ce13" table:formula="of:=[.H21]*100" office:value-type="string" office:string-value="" calcext:value-type="error">
            <text:p>#VALOR!</text:p>
          </table:table-cell>
          <table:table-cell table:style-name="ce13" table:formula="of:=[.I21]*100" office:value-type="string" office:string-value="" calcext:value-type="error">
            <text:p>#VALOR!</text:p>
          </table:table-cell>
          <table:table-cell table:style-name="ce13" table:formula="of:=[.J21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AP_PISA</text:p>
          </table:table-cell>
          <table:table-cell table:style-name="ce13" table:formula="of:=[.M21]*100" office:value-type="string" office:string-value="" calcext:value-type="error">
            <text:p>#VALOR!</text:p>
          </table:table-cell>
          <table:table-cell table:style-name="ce13" table:formula="of:=[.N21]*100" office:value-type="string" office:string-value="" calcext:value-type="error">
            <text:p>#VALOR!</text:p>
          </table:table-cell>
          <table:table-cell table:style-name="ce13" table:formula="of:=[.O21]*100" office:value-type="string" office:string-value="" calcext:value-type="error">
            <text:p>#VALOR!</text:p>
          </table:table-cell>
          <table:table-cell table:style-name="ce13" table:formula="of:=[.P21]*100" office:value-type="string" office:string-value="" calcext:value-type="error">
            <text:p>#VALOR!</text:p>
          </table:table-cell>
        </table:table-row>
        <table:table-row table:style-name="ro1">
          <table:table-cell table:style-name="ce19"/>
          <table:table-cell table:style-name="ce28" office:value-type="string" calcext:value-type="string" table:number-columns-spanned="15" table:number-rows-spanned="1">
            <text:p>After Filter with Zdock top 500 solutions</text:p>
          </table:table-cell>
          <table:covered-table-cell table:number-columns-repeated="13" table:style-name="ce32"/>
          <table:covered-table-cell table:style-name="ce36"/>
        </table:table-row>
        <table:table-row table:style-name="ro1">
          <table:table-cell table:style-name="ce11"/>
          <table:table-cell table:style-name="ce13" office:value-type="string" calcext:value-type="string">
            <text:p>f1</text:p>
          </table:table-cell>
          <table:table-cell table:style-name="ce13" office:value-type="string" calcext:value-type="string">
            <text:p>f2</text:p>
          </table:table-cell>
          <table:table-cell table:style-name="ce13" office:value-type="string" calcext:value-type="string">
            <text:p>f3</text:p>
          </table:table-cell>
          <table:table-cell table:style-name="ce13" office:value-type="string" calcext:value-type="string">
            <text:p>f4</text:p>
          </table:table-cell>
          <table:table-cell table:style-name="ce13" table:number-columns-repeated="2"/>
          <table:table-cell table:style-name="ce13" office:value-type="string" calcext:value-type="string">
            <text:p>Strong 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Weak</text:p>
          </table:table-cell>
          <table:table-cell table:style-name="ce13" table:number-columns-repeated="2"/>
          <table:table-cell table:style-name="ce13" office:value-type="string" calcext:value-type="string">
            <text:p>dH(-)</text:p>
          </table:table-cell>
          <table:table-cell table:style-name="ce13" office:value-type="string" calcext:value-type="string">
            <text:p>dS(-)</text:p>
          </table:table-cell>
          <table:table-cell table:style-name="ce13" office:value-type="string" calcext:value-type="string">
            <text:p>dS(+)</text:p>
          </table:table-cell>
          <table:table-cell table:style-name="ce13" office:value-type="string" calcext:value-type="string">
            <text:p>Koff(low)</text:p>
          </table:table-cell>
        </table:table-row>
        <table:table-row table:style-name="ro1">
          <table:table-cell table:style-name="ce11" office:value-type="string" calcext:value-type="string">
            <text:p>CP_HLPL</text:p>
          </table:table-cell>
          <table:table-cell table:style-name="ce13" table:formula="of:=[.B13]*100" office:value-type="string" office:string-value="" calcext:value-type="error">
            <text:p>#VALOR!</text:p>
          </table:table-cell>
          <table:table-cell table:style-name="ce13" table:formula="of:=[.C13]*100" office:value-type="string" office:string-value="" calcext:value-type="error">
            <text:p>#VALOR!</text:p>
          </table:table-cell>
          <table:table-cell table:style-name="ce13" table:formula="of:=[.D13]*100" office:value-type="string" office:string-value="" calcext:value-type="error">
            <text:p>#VALOR!</text:p>
          </table:table-cell>
          <table:table-cell table:style-name="ce13" table:formula="of:=[.E13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CP_HLPL</text:p>
          </table:table-cell>
          <table:table-cell table:style-name="ce13" table:formula="of:=[.H13]*100" office:value-type="string" office:string-value="" calcext:value-type="error">
            <text:p>#VALOR!</text:p>
          </table:table-cell>
          <table:table-cell table:style-name="ce13" table:formula="of:=[.I13]*100" office:value-type="string" office:string-value="" calcext:value-type="error">
            <text:p>#VALOR!</text:p>
          </table:table-cell>
          <table:table-cell table:style-name="ce13" table:formula="of:=[.J13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CP_HLPL</text:p>
          </table:table-cell>
          <table:table-cell table:style-name="ce13" table:formula="of:=[.M13]*100" office:value-type="string" office:string-value="" calcext:value-type="error">
            <text:p>#VALOR!</text:p>
          </table:table-cell>
          <table:table-cell table:style-name="ce13" table:formula="of:=[.N13]*100" office:value-type="string" office:string-value="" calcext:value-type="error">
            <text:p>#VALOR!</text:p>
          </table:table-cell>
          <table:table-cell table:style-name="ce13" table:formula="of:=[.O13]*100" office:value-type="string" office:string-value="" calcext:value-type="error">
            <text:p>#VALOR!</text:p>
          </table:table-cell>
          <table:table-cell table:style-name="ce13" table:formula="of:=[.P13]*100" office:value-type="string" office:string-value="" calcext:value-type="error">
            <text:p>#VALOR!</text:p>
          </table:table-cell>
        </table:table-row>
        <table:table-row table:style-name="ro1">
          <table:table-cell table:style-name="ce20" office:value-type="string" calcext:value-type="string">
            <text:p>zdock3</text:p>
          </table:table-cell>
          <table:table-cell table:style-name="ce13" table:formula="of:=[.B14]*100" office:value-type="string" office:string-value="" calcext:value-type="error">
            <text:p>#VALOR!</text:p>
          </table:table-cell>
          <table:table-cell table:style-name="ce13" table:formula="of:=[.C14]*100" office:value-type="string" office:string-value="" calcext:value-type="error">
            <text:p>#VALOR!</text:p>
          </table:table-cell>
          <table:table-cell table:style-name="ce13" table:formula="of:=[.D14]*100" office:value-type="string" office:string-value="" calcext:value-type="error">
            <text:p>#VALOR!</text:p>
          </table:table-cell>
          <table:table-cell table:style-name="ce13" table:formula="of:=[.E14]*100" office:value-type="string" office:string-value="" calcext:value-type="error">
            <text:p>#VALOR!</text:p>
          </table:table-cell>
          <table:table-cell table:style-name="ce13"/>
          <table:table-cell table:style-name="ce18" office:value-type="string" calcext:value-type="string">
            <text:p>zdock3</text:p>
          </table:table-cell>
          <table:table-cell table:style-name="ce13" table:formula="of:=[.H14]*100" office:value-type="string" office:string-value="" calcext:value-type="error">
            <text:p>#VALOR!</text:p>
          </table:table-cell>
          <table:table-cell table:style-name="ce13" table:formula="of:=[.I14]*100" office:value-type="string" office:string-value="" calcext:value-type="error">
            <text:p>#VALOR!</text:p>
          </table:table-cell>
          <table:table-cell table:style-name="ce13" table:formula="of:=[.J14]*100" office:value-type="string" office:string-value="" calcext:value-type="error">
            <text:p>#VALOR!</text:p>
          </table:table-cell>
          <table:table-cell table:style-name="ce13"/>
          <table:table-cell table:style-name="ce18" office:value-type="string" calcext:value-type="string">
            <text:p>zdock3</text:p>
          </table:table-cell>
          <table:table-cell table:style-name="ce13" table:formula="of:=[.M14]*100" office:value-type="string" office:string-value="" calcext:value-type="error">
            <text:p>#VALOR!</text:p>
          </table:table-cell>
          <table:table-cell table:style-name="ce13" table:formula="of:=[.N14]*100" office:value-type="string" office:string-value="" calcext:value-type="error">
            <text:p>#VALOR!</text:p>
          </table:table-cell>
          <table:table-cell table:style-name="ce13" table:formula="of:=[.O14]*100" office:value-type="string" office:string-value="" calcext:value-type="error">
            <text:p>#VALOR!</text:p>
          </table:table-cell>
          <table:table-cell table:style-name="ce13" table:formula="of:=[.P14]*100" office:value-type="string" office:string-value="" calcext:value-type="error">
            <text:p>#VALOR!</text:p>
          </table:table-cell>
        </table:table-row>
        <table:table-row table:style-name="ro1">
          <table:table-cell table:style-name="ce11" office:value-type="string" calcext:value-type="string">
            <text:p>AP_T2</text:p>
          </table:table-cell>
          <table:table-cell table:style-name="ce13" table:formula="of:=[.B15]*100" office:value-type="string" office:string-value="" calcext:value-type="error">
            <text:p>#VALOR!</text:p>
          </table:table-cell>
          <table:table-cell table:style-name="ce13" table:formula="of:=[.C15]*100" office:value-type="float" office:value="0" calcext:value-type="float">
            <text:p>0,000</text:p>
          </table:table-cell>
          <table:table-cell table:style-name="ce13" table:formula="of:=[.D15]*100" office:value-type="float" office:value="0" calcext:value-type="float">
            <text:p>0,000</text:p>
          </table:table-cell>
          <table:table-cell table:style-name="ce13" table:formula="of:=[.E15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AP_T2</text:p>
          </table:table-cell>
          <table:table-cell table:style-name="ce13" table:formula="of:=[.H15]*100" office:value-type="float" office:value="0" calcext:value-type="float">
            <text:p>0,000</text:p>
          </table:table-cell>
          <table:table-cell table:style-name="ce13" table:formula="of:=[.I15]*100" office:value-type="float" office:value="0" calcext:value-type="float">
            <text:p>0,000</text:p>
          </table:table-cell>
          <table:table-cell table:style-name="ce13" table:formula="of:=[.J15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AP_T2</text:p>
          </table:table-cell>
          <table:table-cell table:style-name="ce13" table:formula="of:=[.M15]*100" office:value-type="float" office:value="0" calcext:value-type="float">
            <text:p>0,000</text:p>
          </table:table-cell>
          <table:table-cell table:style-name="ce13" table:formula="of:=[.N15]*100" office:value-type="float" office:value="0" calcext:value-type="float">
            <text:p>0,000</text:p>
          </table:table-cell>
          <table:table-cell table:style-name="ce13" table:formula="of:=[.O15]*100" office:value-type="float" office:value="0" calcext:value-type="float">
            <text:p>0,000</text:p>
          </table:table-cell>
          <table:table-cell table:style-name="ce13" table:formula="of:=[.P15]*100" office:value-type="float" office:value="0" calcext:value-type="float">
            <text:p>0,000</text:p>
          </table:table-cell>
        </table:table-row>
        <table:table-row table:style-name="ro1">
          <table:table-cell table:style-name="ce11" office:value-type="string" calcext:value-type="string">
            <text:p>AP_T1</text:p>
          </table:table-cell>
          <table:table-cell table:style-name="ce13" table:formula="of:=[.B16]*100" office:value-type="string" office:string-value="" calcext:value-type="error">
            <text:p>#VALOR!</text:p>
          </table:table-cell>
          <table:table-cell table:style-name="ce13" table:formula="of:=[.C16]*100" office:value-type="string" office:string-value="" calcext:value-type="error">
            <text:p>#VALOR!</text:p>
          </table:table-cell>
          <table:table-cell table:style-name="ce13" table:formula="of:=[.D16]*100" office:value-type="string" office:string-value="" calcext:value-type="error">
            <text:p>#VALOR!</text:p>
          </table:table-cell>
          <table:table-cell table:style-name="ce13" table:formula="of:=[.E16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AP_T1</text:p>
          </table:table-cell>
          <table:table-cell table:style-name="ce13" table:formula="of:=[.H16]*100" office:value-type="string" office:string-value="" calcext:value-type="error">
            <text:p>#VALOR!</text:p>
          </table:table-cell>
          <table:table-cell table:style-name="ce13" table:formula="of:=[.I16]*100" office:value-type="string" office:string-value="" calcext:value-type="error">
            <text:p>#VALOR!</text:p>
          </table:table-cell>
          <table:table-cell table:style-name="ce13" table:formula="of:=[.J16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AP_T1</text:p>
          </table:table-cell>
          <table:table-cell table:style-name="ce13" table:formula="of:=[.M16]*100" office:value-type="string" office:string-value="" calcext:value-type="error">
            <text:p>#VALOR!</text:p>
          </table:table-cell>
          <table:table-cell table:style-name="ce13" table:formula="of:=[.N16]*100" office:value-type="string" office:string-value="" calcext:value-type="error">
            <text:p>#VALOR!</text:p>
          </table:table-cell>
          <table:table-cell table:style-name="ce13" table:formula="of:=[.O16]*100" office:value-type="string" office:string-value="" calcext:value-type="error">
            <text:p>#VALOR!</text:p>
          </table:table-cell>
          <table:table-cell table:style-name="ce13" table:formula="of:=[.P16]*100" office:value-type="string" office:string-value="" calcext:value-type="error">
            <text:p>#VALOR!</text:p>
          </table:table-cell>
        </table:table-row>
        <table:table-row table:style-name="ro1">
          <table:table-cell table:style-name="ce11" office:value-type="string" calcext:value-type="string">
            <text:p>CP_TSC</text:p>
          </table:table-cell>
          <table:table-cell table:style-name="ce13" table:formula="of:=[.B17]*100" office:value-type="float" office:value="0" calcext:value-type="float">
            <text:p>0,000</text:p>
          </table:table-cell>
          <table:table-cell table:style-name="ce13" table:formula="of:=[.C17]*100" office:value-type="float" office:value="0" calcext:value-type="float">
            <text:p>0,000</text:p>
          </table:table-cell>
          <table:table-cell table:style-name="ce13" table:formula="of:=[.D17]*100" office:value-type="float" office:value="0" calcext:value-type="float">
            <text:p>0,000</text:p>
          </table:table-cell>
          <table:table-cell table:style-name="ce13" table:formula="of:=[.E17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CP_TSC</text:p>
          </table:table-cell>
          <table:table-cell table:style-name="ce13" table:formula="of:=[.H17]*100" office:value-type="float" office:value="0" calcext:value-type="float">
            <text:p>0,000</text:p>
          </table:table-cell>
          <table:table-cell table:style-name="ce13" table:formula="of:=[.I17]*100" office:value-type="float" office:value="0" calcext:value-type="float">
            <text:p>0,000</text:p>
          </table:table-cell>
          <table:table-cell table:style-name="ce13" table:formula="of:=[.J17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CP_TSC</text:p>
          </table:table-cell>
          <table:table-cell table:style-name="ce13" table:formula="of:=[.M17]*100" office:value-type="float" office:value="0" calcext:value-type="float">
            <text:p>0,000</text:p>
          </table:table-cell>
          <table:table-cell table:style-name="ce13" table:formula="of:=[.N17]*100" office:value-type="float" office:value="0" calcext:value-type="float">
            <text:p>0,000</text:p>
          </table:table-cell>
          <table:table-cell table:style-name="ce13" table:formula="of:=[.O17]*100" office:value-type="float" office:value="0" calcext:value-type="float">
            <text:p>0,000</text:p>
          </table:table-cell>
          <table:table-cell table:style-name="ce13" table:formula="of:=[.P17]*100" office:value-type="float" office:value="0" calcext:value-type="float">
            <text:p>0,000</text:p>
          </table:table-cell>
        </table:table-row>
        <table:table-row table:style-name="ro1">
          <table:table-cell table:style-name="ce21" office:value-type="string" calcext:value-type="string">
            <text:p>AP_PISA</text:p>
          </table:table-cell>
          <table:table-cell table:style-name="ce23" table:formula="of:=[.B18]*100" office:value-type="float" office:value="0" calcext:value-type="float">
            <text:p>0,000</text:p>
          </table:table-cell>
          <table:table-cell table:style-name="ce23" table:formula="of:=[.C18]*100" office:value-type="float" office:value="0" calcext:value-type="float">
            <text:p>0,000</text:p>
          </table:table-cell>
          <table:table-cell table:style-name="ce23" table:formula="of:=[.D18]*100" office:value-type="float" office:value="0" calcext:value-type="float">
            <text:p>0,000</text:p>
          </table:table-cell>
          <table:table-cell table:style-name="ce23" table:formula="of:=[.E18]*100" office:value-type="float" office:value="0" calcext:value-type="float">
            <text:p>0,000</text:p>
          </table:table-cell>
          <table:table-cell table:style-name="ce23"/>
          <table:table-cell table:style-name="ce23" office:value-type="string" calcext:value-type="string">
            <text:p>AP_PISA</text:p>
          </table:table-cell>
          <table:table-cell table:style-name="ce23" table:formula="of:=[.H18]*100" office:value-type="float" office:value="0" calcext:value-type="float">
            <text:p>0,000</text:p>
          </table:table-cell>
          <table:table-cell table:style-name="ce23" table:formula="of:=[.I18]*100" office:value-type="float" office:value="0" calcext:value-type="float">
            <text:p>0,000</text:p>
          </table:table-cell>
          <table:table-cell table:style-name="ce23" table:formula="of:=[.J18]*100" office:value-type="float" office:value="0" calcext:value-type="float">
            <text:p>0,000</text:p>
          </table:table-cell>
          <table:table-cell table:style-name="ce23"/>
          <table:table-cell table:style-name="ce23" office:value-type="string" calcext:value-type="string">
            <text:p>AP_PISA</text:p>
          </table:table-cell>
          <table:table-cell table:style-name="ce23" table:formula="of:=[.M18]*100" office:value-type="float" office:value="0" calcext:value-type="float">
            <text:p>0,000</text:p>
          </table:table-cell>
          <table:table-cell table:style-name="ce23" table:formula="of:=[.N18]*100" office:value-type="float" office:value="0" calcext:value-type="float">
            <text:p>0,000</text:p>
          </table:table-cell>
          <table:table-cell table:style-name="ce23" table:formula="of:=[.O18]*100" office:value-type="float" office:value="0" calcext:value-type="float">
            <text:p>0,000</text:p>
          </table:table-cell>
          <table:table-cell table:style-name="ce23" table:formula="of:=[.P18]*100" office:value-type="float" office:value="0" calcext:value-type="float">
            <text:p>0,000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9"/>
          <table:table-cell table:style-name="ce27" office:value-type="string" calcext:value-type="string" table:number-columns-spanned="4" table:number-rows-spanned="1">
            <text:p>Flexibility In BM4</text:p>
          </table:table-cell>
          <table:covered-table-cell table:number-columns-repeated="3" table:style-name="ce32"/>
          <table:table-cell table:style-name="ce32" table:number-columns-repeated="2"/>
          <table:table-cell table:style-name="ce27" office:value-type="string" calcext:value-type="string" table:number-columns-spanned="3" table:number-rows-spanned="1">
            <text:p>Affinity Benchmark</text:p>
          </table:table-cell>
          <table:covered-table-cell table:number-columns-repeated="2" table:style-name="ce32"/>
          <table:table-cell table:style-name="ce32" table:number-columns-repeated="2"/>
          <table:table-cell table:style-name="ce26" office:value-type="string" calcext:value-type="string" table:number-columns-spanned="4" table:number-rows-spanned="1">
            <text:p>Stability Benchmark</text:p>
          </table:table-cell>
          <table:covered-table-cell table:number-columns-repeated="2" table:style-name="ce32"/>
          <table:covered-table-cell table:style-name="ce36"/>
        </table:table-row>
        <table:table-row table:style-name="ro1">
          <table:table-cell table:style-name="ce22"/>
          <table:table-cell table:style-name="ce29" office:value-type="string" calcext:value-type="string">
            <text:p>f1</text:p>
          </table:table-cell>
          <table:table-cell table:style-name="ce22" office:value-type="string" calcext:value-type="string">
            <text:p>f2</text:p>
          </table:table-cell>
          <table:table-cell table:style-name="ce22" office:value-type="string" calcext:value-type="string">
            <text:p>f3</text:p>
          </table:table-cell>
          <table:table-cell table:style-name="ce22" office:value-type="string" calcext:value-type="string">
            <text:p>f4</text:p>
          </table:table-cell>
          <table:table-cell table:style-name="ce22" table:number-columns-repeated="2"/>
          <table:table-cell table:style-name="ce22" office:value-type="string" calcext:value-type="string">
            <text:p>strong</text:p>
          </table:table-cell>
          <table:table-cell table:style-name="ce22" office:value-type="string" calcext:value-type="string">
            <text:p>medium</text:p>
          </table:table-cell>
          <table:table-cell table:style-name="ce22" office:value-type="string" calcext:value-type="string">
            <text:p>weak</text:p>
          </table:table-cell>
          <table:table-cell table:style-name="ce22" table:number-columns-repeated="2"/>
          <table:table-cell table:style-name="ce22" office:value-type="string" calcext:value-type="string">
            <text:p>dH(-)</text:p>
          </table:table-cell>
          <table:table-cell table:style-name="ce22" office:value-type="string" calcext:value-type="string">
            <text:p>dS(-)</text:p>
          </table:table-cell>
          <table:table-cell table:style-name="ce22" office:value-type="string" calcext:value-type="string">
            <text:p>dS(+)</text:p>
          </table:table-cell>
          <table:table-cell table:style-name="ce37" office:value-type="string" calcext:value-type="string">
            <text:p>Koff(low)</text:p>
          </table:table-cell>
        </table:table-row>
        <table:table-row table:style-name="ro1">
          <table:table-cell table:style-name="ce13" office:value-type="string" calcext:value-type="string">
            <text:p>CP_Qp</text:p>
          </table:table-cell>
          <table:table-cell table:style-name="ce13" table:formula="of:=[.B24]*100" office:value-type="float" office:value="0" calcext:value-type="float">
            <text:p>0,000</text:p>
          </table:table-cell>
          <table:table-cell table:style-name="ce13" table:formula="of:=[.C24]*100" office:value-type="float" office:value="0" calcext:value-type="float">
            <text:p>0,000</text:p>
          </table:table-cell>
          <table:table-cell table:style-name="ce13" table:formula="of:=[.D24]*100" office:value-type="float" office:value="0" calcext:value-type="float">
            <text:p>0,000</text:p>
          </table:table-cell>
          <table:table-cell table:style-name="ce13" table:formula="of:=[.E24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CP_Qp</text:p>
          </table:table-cell>
          <table:table-cell table:style-name="ce13" table:formula="of:=[.H24]*100" office:value-type="float" office:value="0" calcext:value-type="float">
            <text:p>0,000</text:p>
          </table:table-cell>
          <table:table-cell table:style-name="ce13" table:formula="of:=[.I24]*100" office:value-type="float" office:value="0" calcext:value-type="float">
            <text:p>0,000</text:p>
          </table:table-cell>
          <table:table-cell table:style-name="ce13" table:formula="of:=[.J24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CP_Qp</text:p>
          </table:table-cell>
          <table:table-cell table:style-name="ce13" table:formula="of:=[.M24]*100" office:value-type="float" office:value="0" calcext:value-type="float">
            <text:p>0,000</text:p>
          </table:table-cell>
          <table:table-cell table:style-name="ce13" table:formula="of:=[.N24]*100" office:value-type="float" office:value="0" calcext:value-type="float">
            <text:p>0,000</text:p>
          </table:table-cell>
          <table:table-cell table:style-name="ce13" table:formula="of:=[.O24]*100" office:value-type="float" office:value="0" calcext:value-type="float">
            <text:p>0,000</text:p>
          </table:table-cell>
          <table:table-cell table:style-name="ce13" table:formula="of:=[.P24]*100" office:value-type="float" office:value="0" calcext:value-type="float">
            <text:p>0,000</text:p>
          </table:table-cell>
        </table:table-row>
        <table:table-row table:style-name="ro1">
          <table:table-cell table:style-name="ce18" office:value-type="string" calcext:value-type="string">
            <text:p>SDOCK</text:p>
          </table:table-cell>
          <table:table-cell table:style-name="ce13" table:formula="of:=[.B25]*100" office:value-type="float" office:value="0" calcext:value-type="float">
            <text:p>0,000</text:p>
          </table:table-cell>
          <table:table-cell table:style-name="ce13" table:formula="of:=[.C25]*100" office:value-type="float" office:value="0" calcext:value-type="float">
            <text:p>0,000</text:p>
          </table:table-cell>
          <table:table-cell table:style-name="ce13" table:formula="of:=[.D25]*100" office:value-type="float" office:value="0" calcext:value-type="float">
            <text:p>0,000</text:p>
          </table:table-cell>
          <table:table-cell table:style-name="ce13" table:formula="of:=[.E25]*100" office:value-type="float" office:value="0" calcext:value-type="float">
            <text:p>0,000</text:p>
          </table:table-cell>
          <table:table-cell table:style-name="ce13"/>
          <table:table-cell table:style-name="ce18" office:value-type="string" calcext:value-type="string">
            <text:p>SDOCK</text:p>
          </table:table-cell>
          <table:table-cell table:style-name="ce13" table:formula="of:=[.H25]*100" office:value-type="float" office:value="0" calcext:value-type="float">
            <text:p>0,000</text:p>
          </table:table-cell>
          <table:table-cell table:style-name="ce13" table:formula="of:=[.I25]*100" office:value-type="float" office:value="0" calcext:value-type="float">
            <text:p>0,000</text:p>
          </table:table-cell>
          <table:table-cell table:style-name="ce13" table:formula="of:=[.J25]*100" office:value-type="float" office:value="0" calcext:value-type="float">
            <text:p>0,000</text:p>
          </table:table-cell>
          <table:table-cell table:style-name="ce13"/>
          <table:table-cell table:style-name="ce18" office:value-type="string" calcext:value-type="string">
            <text:p>SDOCK</text:p>
          </table:table-cell>
          <table:table-cell table:style-name="ce13" table:formula="of:=[.M25]*100" office:value-type="float" office:value="0" calcext:value-type="float">
            <text:p>0,000</text:p>
          </table:table-cell>
          <table:table-cell table:style-name="ce13" table:formula="of:=[.N25]*100" office:value-type="float" office:value="0" calcext:value-type="float">
            <text:p>0,000</text:p>
          </table:table-cell>
          <table:table-cell table:style-name="ce13" table:formula="of:=[.O25]*100" office:value-type="float" office:value="0" calcext:value-type="float">
            <text:p>0,000</text:p>
          </table:table-cell>
          <table:table-cell table:style-name="ce13" table:formula="of:=[.P25]*100" office:value-type="float" office:value="0" calcext:value-type="float">
            <text:p>0,000</text:p>
          </table:table-cell>
        </table:table-row>
        <table:table-row table:style-name="ro1">
          <table:table-cell table:style-name="ce13" office:value-type="string" calcext:value-type="string">
            <text:p>CP_HLPL</text:p>
          </table:table-cell>
          <table:table-cell table:style-name="ce13" table:formula="of:=[.B26]*100" office:value-type="string" office:string-value="" calcext:value-type="error">
            <text:p>#VALOR!</text:p>
          </table:table-cell>
          <table:table-cell table:style-name="ce13" table:formula="of:=[.C26]*100" office:value-type="float" office:value="0" calcext:value-type="float">
            <text:p>0,000</text:p>
          </table:table-cell>
          <table:table-cell table:style-name="ce13" table:formula="of:=[.D26]*100" office:value-type="float" office:value="0" calcext:value-type="float">
            <text:p>0,000</text:p>
          </table:table-cell>
          <table:table-cell table:style-name="ce13" table:formula="of:=[.E26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CP_HLPL</text:p>
          </table:table-cell>
          <table:table-cell table:style-name="ce13" table:formula="of:=[.H26]*100" office:value-type="string" office:string-value="" calcext:value-type="error">
            <text:p>#VALOR!</text:p>
          </table:table-cell>
          <table:table-cell table:style-name="ce13" table:formula="of:=[.I26]*100" office:value-type="float" office:value="0" calcext:value-type="float">
            <text:p>0,000</text:p>
          </table:table-cell>
          <table:table-cell table:style-name="ce13" table:formula="of:=[.J26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CP_HLPL</text:p>
          </table:table-cell>
          <table:table-cell table:style-name="ce13" table:formula="of:=[.M26]*100" office:value-type="string" office:string-value="" calcext:value-type="error">
            <text:p>#VALOR!</text:p>
          </table:table-cell>
          <table:table-cell table:style-name="ce13" table:formula="of:=[.N26]*100" office:value-type="float" office:value="0" calcext:value-type="float">
            <text:p>0,000</text:p>
          </table:table-cell>
          <table:table-cell table:style-name="ce13" table:formula="of:=[.O26]*100" office:value-type="float" office:value="0" calcext:value-type="float">
            <text:p>0,000</text:p>
          </table:table-cell>
          <table:table-cell table:style-name="ce13" table:formula="of:=[.P26]*100" office:value-type="float" office:value="0" calcext:value-type="float">
            <text:p>0,000</text:p>
          </table:table-cell>
        </table:table-row>
        <table:table-row table:style-name="ro1">
          <table:table-cell table:style-name="ce13" office:value-type="string" calcext:value-type="string">
            <text:p>CP_TSC</text:p>
          </table:table-cell>
          <table:table-cell table:style-name="ce13" table:formula="of:=[.B27]*100" office:value-type="string" office:string-value="" calcext:value-type="error">
            <text:p>#VALOR!</text:p>
          </table:table-cell>
          <table:table-cell table:style-name="ce13" table:formula="of:=[.C27]*100" office:value-type="string" office:string-value="" calcext:value-type="error">
            <text:p>#VALOR!</text:p>
          </table:table-cell>
          <table:table-cell table:style-name="ce13" table:formula="of:=[.D27]*100" office:value-type="string" office:string-value="" calcext:value-type="error">
            <text:p>#VALOR!</text:p>
          </table:table-cell>
          <table:table-cell table:style-name="ce13" table:formula="of:=[.E27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CP_TSC</text:p>
          </table:table-cell>
          <table:table-cell table:style-name="ce13" table:formula="of:=[.H27]*100" office:value-type="string" office:string-value="" calcext:value-type="error">
            <text:p>#VALOR!</text:p>
          </table:table-cell>
          <table:table-cell table:style-name="ce13" table:formula="of:=[.I27]*100" office:value-type="string" office:string-value="" calcext:value-type="error">
            <text:p>#VALOR!</text:p>
          </table:table-cell>
          <table:table-cell table:style-name="ce13" table:formula="of:=[.J27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CP_TSC</text:p>
          </table:table-cell>
          <table:table-cell table:style-name="ce13" table:formula="of:=[.M27]*100" office:value-type="string" office:string-value="" calcext:value-type="error">
            <text:p>#VALOR!</text:p>
          </table:table-cell>
          <table:table-cell table:style-name="ce13" table:formula="of:=[.N27]*100" office:value-type="string" office:string-value="" calcext:value-type="error">
            <text:p>#VALOR!</text:p>
          </table:table-cell>
          <table:table-cell table:style-name="ce13" table:formula="of:=[.O27]*100" office:value-type="string" office:string-value="" calcext:value-type="error">
            <text:p>#VALOR!</text:p>
          </table:table-cell>
          <table:table-cell table:style-name="ce13" table:formula="of:=[.P27]*100" office:value-type="string" office:string-value="" calcext:value-type="error">
            <text:p>#VALOR!</text:p>
          </table:table-cell>
        </table:table-row>
        <table:table-row table:style-name="ro1">
          <table:table-cell table:style-name="ce13" office:value-type="string" calcext:value-type="string">
            <text:p>AP_T1</text:p>
          </table:table-cell>
          <table:table-cell table:style-name="ce13" table:formula="of:=[.B28]*100" office:value-type="string" office:string-value="" calcext:value-type="error">
            <text:p>#VALOR!</text:p>
          </table:table-cell>
          <table:table-cell table:style-name="ce13" table:formula="of:=[.C28]*100" office:value-type="float" office:value="0" calcext:value-type="float">
            <text:p>0,000</text:p>
          </table:table-cell>
          <table:table-cell table:style-name="ce13" table:formula="of:=[.D28]*100" office:value-type="float" office:value="0" calcext:value-type="float">
            <text:p>0,000</text:p>
          </table:table-cell>
          <table:table-cell table:style-name="ce13" table:formula="of:=[.E28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AP_T1</text:p>
          </table:table-cell>
          <table:table-cell table:style-name="ce13" table:formula="of:=[.H28]*100" office:value-type="float" office:value="0" calcext:value-type="float">
            <text:p>0,000</text:p>
          </table:table-cell>
          <table:table-cell table:style-name="ce13" table:formula="of:=[.I28]*100" office:value-type="float" office:value="0" calcext:value-type="float">
            <text:p>0,000</text:p>
          </table:table-cell>
          <table:table-cell table:style-name="ce13" table:formula="of:=[.J28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AP_T1</text:p>
          </table:table-cell>
          <table:table-cell table:style-name="ce13" table:formula="of:=[.M28]*100" office:value-type="float" office:value="0" calcext:value-type="float">
            <text:p>0,000</text:p>
          </table:table-cell>
          <table:table-cell table:style-name="ce13" table:formula="of:=[.N28]*100" office:value-type="float" office:value="0" calcext:value-type="float">
            <text:p>0,000</text:p>
          </table:table-cell>
          <table:table-cell table:style-name="ce13" table:formula="of:=[.O28]*100" office:value-type="float" office:value="0" calcext:value-type="float">
            <text:p>0,000</text:p>
          </table:table-cell>
          <table:table-cell table:style-name="ce13" table:formula="of:=[.P28]*100" office:value-type="float" office:value="0" calcext:value-type="float">
            <text:p>0,000</text:p>
          </table:table-cell>
        </table:table-row>
        <table:table-row table:style-name="ro1">
          <table:table-cell table:style-name="ce13" office:value-type="string" calcext:value-type="string">
            <text:p>AP_T2</text:p>
          </table:table-cell>
          <table:table-cell table:style-name="ce13" table:formula="of:=[.B29]*100" office:value-type="string" office:string-value="" calcext:value-type="error">
            <text:p>#VALOR!</text:p>
          </table:table-cell>
          <table:table-cell table:style-name="ce13" table:formula="of:=[.C29]*100" office:value-type="string" office:string-value="" calcext:value-type="error">
            <text:p>#VALOR!</text:p>
          </table:table-cell>
          <table:table-cell table:style-name="ce13" table:formula="of:=[.D29]*100" office:value-type="string" office:string-value="" calcext:value-type="error">
            <text:p>#VALOR!</text:p>
          </table:table-cell>
          <table:table-cell table:style-name="ce13" table:formula="of:=[.E29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AP_T2</text:p>
          </table:table-cell>
          <table:table-cell table:style-name="ce13" table:formula="of:=[.H29]*100" office:value-type="string" office:string-value="" calcext:value-type="error">
            <text:p>#VALOR!</text:p>
          </table:table-cell>
          <table:table-cell table:style-name="ce13" table:formula="of:=[.I29]*100" office:value-type="string" office:string-value="" calcext:value-type="error">
            <text:p>#VALOR!</text:p>
          </table:table-cell>
          <table:table-cell table:style-name="ce13" table:formula="of:=[.J29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AP_T2</text:p>
          </table:table-cell>
          <table:table-cell table:style-name="ce13" table:formula="of:=[.M29]*100" office:value-type="string" office:string-value="" calcext:value-type="error">
            <text:p>#VALOR!</text:p>
          </table:table-cell>
          <table:table-cell table:style-name="ce13" table:formula="of:=[.N29]*100" office:value-type="string" office:string-value="" calcext:value-type="error">
            <text:p>#VALOR!</text:p>
          </table:table-cell>
          <table:table-cell table:style-name="ce13" table:formula="of:=[.O29]*100" office:value-type="string" office:string-value="" calcext:value-type="error">
            <text:p>#VALOR!</text:p>
          </table:table-cell>
          <table:table-cell table:style-name="ce13" table:formula="of:=[.P29]*100" office:value-type="string" office:string-value="" calcext:value-type="error">
            <text:p>#VALOR!</text:p>
          </table:table-cell>
        </table:table-row>
        <table:table-row table:style-name="ro1">
          <table:table-cell table:style-name="ce23" office:value-type="string" calcext:value-type="string">
            <text:p>AP_PISA</text:p>
          </table:table-cell>
          <table:table-cell table:style-name="ce23" table:formula="of:=[.B30]*100" office:value-type="string" office:string-value="" calcext:value-type="error">
            <text:p>#VALOR!</text:p>
          </table:table-cell>
          <table:table-cell table:style-name="ce23" table:formula="of:=[.C30]*100" office:value-type="string" office:string-value="" calcext:value-type="error">
            <text:p>#VALOR!</text:p>
          </table:table-cell>
          <table:table-cell table:style-name="ce23" table:formula="of:=[.D30]*100" office:value-type="string" office:string-value="" calcext:value-type="error">
            <text:p>#VALOR!</text:p>
          </table:table-cell>
          <table:table-cell table:style-name="ce23" table:formula="of:=[.E30]*100" office:value-type="string" office:string-value="" calcext:value-type="error">
            <text:p>#VALOR!</text:p>
          </table:table-cell>
          <table:table-cell table:style-name="ce23"/>
          <table:table-cell table:style-name="ce23" office:value-type="string" calcext:value-type="string">
            <text:p>AP_PISA</text:p>
          </table:table-cell>
          <table:table-cell table:style-name="ce23" table:formula="of:=[.H30]*100" office:value-type="string" office:string-value="" calcext:value-type="error">
            <text:p>#VALOR!</text:p>
          </table:table-cell>
          <table:table-cell table:style-name="ce23" table:formula="of:=[.I30]*100" office:value-type="string" office:string-value="" calcext:value-type="error">
            <text:p>#VALOR!</text:p>
          </table:table-cell>
          <table:table-cell table:style-name="ce23" table:formula="of:=[.J30]*100" office:value-type="string" office:string-value="" calcext:value-type="error">
            <text:p>#VALOR!</text:p>
          </table:table-cell>
          <table:table-cell table:style-name="ce23"/>
          <table:table-cell table:style-name="ce23" office:value-type="string" calcext:value-type="string">
            <text:p>AP_PISA</text:p>
          </table:table-cell>
          <table:table-cell table:style-name="ce23" table:formula="of:=[.M30]*100" office:value-type="string" office:string-value="" calcext:value-type="error">
            <text:p>#VALOR!</text:p>
          </table:table-cell>
          <table:table-cell table:style-name="ce23" table:formula="of:=[.N30]*100" office:value-type="string" office:string-value="" calcext:value-type="error">
            <text:p>#VALOR!</text:p>
          </table:table-cell>
          <table:table-cell table:style-name="ce23" table:formula="of:=[.O30]*100" office:value-type="string" office:string-value="" calcext:value-type="error">
            <text:p>#VALOR!</text:p>
          </table:table-cell>
          <table:table-cell table:style-name="ce23" table:formula="of:=[.P30]*100" office:value-type="string" office:string-value="" calcext:value-type="error">
            <text:p>#VALOR!</text:p>
          </table:table-cell>
        </table:table-row>
        <table:table-row table:style-name="ro1">
          <table:table-cell table:style-name="ce24"/>
          <table:table-cell table:style-name="ce30" office:value-type="string" calcext:value-type="string" table:number-columns-spanned="15" table:number-rows-spanned="1">
            <text:p>After Filter with Sdock top 500 solutions</text:p>
          </table:table-cell>
          <table:covered-table-cell table:number-columns-repeated="13" table:style-name="ce33"/>
          <table:covered-table-cell table:style-name="ce38"/>
        </table:table-row>
        <table:table-row table:style-name="ro1">
          <table:table-cell table:style-name="ce11"/>
          <table:table-cell table:style-name="ce13" office:value-type="string" calcext:value-type="string">
            <text:p>f1</text:p>
          </table:table-cell>
          <table:table-cell table:style-name="ce13" office:value-type="string" calcext:value-type="string">
            <text:p>f2</text:p>
          </table:table-cell>
          <table:table-cell table:style-name="ce13" office:value-type="string" calcext:value-type="string">
            <text:p>f3</text:p>
          </table:table-cell>
          <table:table-cell table:style-name="ce13" office:value-type="string" calcext:value-type="string">
            <text:p>f4</text:p>
          </table:table-cell>
          <table:table-cell table:style-name="ce13" table:number-columns-repeated="2"/>
          <table:table-cell table:style-name="ce13" office:value-type="string" calcext:value-type="string">
            <text:p>Strong </text:p>
          </table:table-cell>
          <table:table-cell table:style-name="ce13" office:value-type="string" calcext:value-type="string">
            <text:p>Medium</text:p>
          </table:table-cell>
          <table:table-cell table:style-name="ce13" office:value-type="string" calcext:value-type="string">
            <text:p>Weak</text:p>
          </table:table-cell>
          <table:table-cell table:style-name="ce13" table:number-columns-repeated="2"/>
          <table:table-cell table:style-name="ce13" office:value-type="string" calcext:value-type="string">
            <text:p>dH(-)</text:p>
          </table:table-cell>
          <table:table-cell table:style-name="ce13" office:value-type="string" calcext:value-type="string">
            <text:p>dS(-)</text:p>
          </table:table-cell>
          <table:table-cell table:style-name="ce13" office:value-type="string" calcext:value-type="string">
            <text:p>dS(+)</text:p>
          </table:table-cell>
          <table:table-cell table:style-name="ce13" office:value-type="string" calcext:value-type="string">
            <text:p>Koff(low)</text:p>
          </table:table-cell>
        </table:table-row>
        <table:table-row table:style-name="ro1">
          <table:table-cell table:style-name="ce11" office:value-type="string" calcext:value-type="string">
            <text:p>CP_Qp</text:p>
          </table:table-cell>
          <table:table-cell table:style-name="ce13" table:formula="of:=[.B21]*100" office:value-type="string" office:string-value="" calcext:value-type="error">
            <text:p>#VALOR!</text:p>
          </table:table-cell>
          <table:table-cell table:style-name="ce13" table:formula="of:=[.C21]*100" office:value-type="string" office:string-value="" calcext:value-type="error">
            <text:p>#VALOR!</text:p>
          </table:table-cell>
          <table:table-cell table:style-name="ce13" table:formula="of:=[.D21]*100" office:value-type="string" office:string-value="" calcext:value-type="error">
            <text:p>#VALOR!</text:p>
          </table:table-cell>
          <table:table-cell table:style-name="ce13" table:formula="of:=[.E21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CP_Qp</text:p>
          </table:table-cell>
          <table:table-cell table:style-name="ce13" table:formula="of:=[.H21]*100" office:value-type="string" office:string-value="" calcext:value-type="error">
            <text:p>#VALOR!</text:p>
          </table:table-cell>
          <table:table-cell table:style-name="ce13" table:formula="of:=[.I21]*100" office:value-type="string" office:string-value="" calcext:value-type="error">
            <text:p>#VALOR!</text:p>
          </table:table-cell>
          <table:table-cell table:style-name="ce13" table:formula="of:=[.J21]*100" office:value-type="string" office:string-value="" calcext:value-type="error">
            <text:p>#VALOR!</text:p>
          </table:table-cell>
          <table:table-cell table:style-name="ce13"/>
          <table:table-cell table:style-name="ce13" office:value-type="string" calcext:value-type="string">
            <text:p>CP_Qp</text:p>
          </table:table-cell>
          <table:table-cell table:style-name="ce13" table:formula="of:=[.M21]*100" office:value-type="string" office:string-value="" calcext:value-type="error">
            <text:p>#VALOR!</text:p>
          </table:table-cell>
          <table:table-cell table:style-name="ce13" table:formula="of:=[.N21]*100" office:value-type="string" office:string-value="" calcext:value-type="error">
            <text:p>#VALOR!</text:p>
          </table:table-cell>
          <table:table-cell table:style-name="ce13" table:formula="of:=[.O21]*100" office:value-type="string" office:string-value="" calcext:value-type="error">
            <text:p>#VALOR!</text:p>
          </table:table-cell>
          <table:table-cell table:style-name="ce13" table:formula="of:=[.P21]*100" office:value-type="string" office:string-value="" calcext:value-type="error">
            <text:p>#VALOR!</text:p>
          </table:table-cell>
        </table:table-row>
        <table:table-row table:style-name="ro1">
          <table:table-cell table:style-name="ce20" office:value-type="string" calcext:value-type="string">
            <text:p>SDOCK</text:p>
          </table:table-cell>
          <table:table-cell table:style-name="ce13" table:formula="of:=[.B22]*100" office:value-type="string" office:string-value="" calcext:value-type="error">
            <text:p>#VALOR!</text:p>
          </table:table-cell>
          <table:table-cell table:style-name="ce13" table:formula="of:=[.C22]*100" office:value-type="string" office:string-value="" calcext:value-type="error">
            <text:p>#VALOR!</text:p>
          </table:table-cell>
          <table:table-cell table:style-name="ce13" table:formula="of:=[.D22]*100" office:value-type="string" office:string-value="" calcext:value-type="error">
            <text:p>#VALOR!</text:p>
          </table:table-cell>
          <table:table-cell table:style-name="ce13" table:formula="of:=[.E22]*100" office:value-type="string" office:string-value="" calcext:value-type="error">
            <text:p>#VALOR!</text:p>
          </table:table-cell>
          <table:table-cell table:style-name="ce13"/>
          <table:table-cell table:style-name="ce18" office:value-type="string" calcext:value-type="string">
            <text:p>SDOCK</text:p>
          </table:table-cell>
          <table:table-cell table:style-name="ce13" table:formula="of:=[.H22]*100" office:value-type="string" office:string-value="" calcext:value-type="error">
            <text:p>#VALOR!</text:p>
          </table:table-cell>
          <table:table-cell table:style-name="ce13" table:formula="of:=[.I22]*100" office:value-type="string" office:string-value="" calcext:value-type="error">
            <text:p>#VALOR!</text:p>
          </table:table-cell>
          <table:table-cell table:style-name="ce13" table:formula="of:=[.J22]*100" office:value-type="string" office:string-value="" calcext:value-type="error">
            <text:p>#VALOR!</text:p>
          </table:table-cell>
          <table:table-cell table:style-name="ce13"/>
          <table:table-cell table:style-name="ce18" office:value-type="string" calcext:value-type="string">
            <text:p>SDOCK</text:p>
          </table:table-cell>
          <table:table-cell table:style-name="ce13" table:formula="of:=[.M22]*100" office:value-type="string" office:string-value="" calcext:value-type="error">
            <text:p>#VALOR!</text:p>
          </table:table-cell>
          <table:table-cell table:style-name="ce13" table:formula="of:=[.N22]*100" office:value-type="string" office:string-value="" calcext:value-type="error">
            <text:p>#VALOR!</text:p>
          </table:table-cell>
          <table:table-cell table:style-name="ce13" table:formula="of:=[.O22]*100" office:value-type="string" office:string-value="" calcext:value-type="error">
            <text:p>#VALOR!</text:p>
          </table:table-cell>
          <table:table-cell table:style-name="ce13" table:formula="of:=[.P22]*100" office:value-type="string" office:string-value="" calcext:value-type="error">
            <text:p>#VALOR!</text:p>
          </table:table-cell>
        </table:table-row>
        <table:table-row table:style-name="ro1">
          <table:table-cell table:style-name="ce11" office:value-type="string" calcext:value-type="string">
            <text:p>CP_HLPL</text:p>
          </table:table-cell>
          <table:table-cell table:style-name="ce13" table:formula="of:=[.B23]*100" office:value-type="float" office:value="0" calcext:value-type="float">
            <text:p>0,000</text:p>
          </table:table-cell>
          <table:table-cell table:style-name="ce13" table:formula="of:=[.C23]*100" office:value-type="float" office:value="0" calcext:value-type="float">
            <text:p>0,000</text:p>
          </table:table-cell>
          <table:table-cell table:style-name="ce13" table:formula="of:=[.D23]*100" office:value-type="float" office:value="0" calcext:value-type="float">
            <text:p>0,000</text:p>
          </table:table-cell>
          <table:table-cell table:style-name="ce13" table:formula="of:=[.E23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CP_HLPL</text:p>
          </table:table-cell>
          <table:table-cell table:style-name="ce13" table:formula="of:=[.H23]*100" office:value-type="float" office:value="0" calcext:value-type="float">
            <text:p>0,000</text:p>
          </table:table-cell>
          <table:table-cell table:style-name="ce13" table:formula="of:=[.I23]*100" office:value-type="float" office:value="0" calcext:value-type="float">
            <text:p>0,000</text:p>
          </table:table-cell>
          <table:table-cell table:style-name="ce13" table:formula="of:=[.J23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CP_HLPL</text:p>
          </table:table-cell>
          <table:table-cell table:style-name="ce13" table:formula="of:=[.M23]*100" office:value-type="float" office:value="0" calcext:value-type="float">
            <text:p>0,000</text:p>
          </table:table-cell>
          <table:table-cell table:style-name="ce13" table:formula="of:=[.N23]*100" office:value-type="float" office:value="0" calcext:value-type="float">
            <text:p>0,000</text:p>
          </table:table-cell>
          <table:table-cell table:style-name="ce13" table:formula="of:=[.O23]*100" office:value-type="float" office:value="0" calcext:value-type="float">
            <text:p>0,000</text:p>
          </table:table-cell>
          <table:table-cell table:style-name="ce13" table:formula="of:=[.P23]*100" office:value-type="float" office:value="0" calcext:value-type="float">
            <text:p>0,000</text:p>
          </table:table-cell>
        </table:table-row>
        <table:table-row table:style-name="ro1">
          <table:table-cell table:style-name="ce11" office:value-type="string" calcext:value-type="string">
            <text:p>CP_TSC</text:p>
          </table:table-cell>
          <table:table-cell table:style-name="ce13" table:formula="of:=[.B24]*100" office:value-type="float" office:value="0" calcext:value-type="float">
            <text:p>0,000</text:p>
          </table:table-cell>
          <table:table-cell table:style-name="ce13" table:formula="of:=[.C24]*100" office:value-type="float" office:value="0" calcext:value-type="float">
            <text:p>0,000</text:p>
          </table:table-cell>
          <table:table-cell table:style-name="ce13" table:formula="of:=[.D24]*100" office:value-type="float" office:value="0" calcext:value-type="float">
            <text:p>0,000</text:p>
          </table:table-cell>
          <table:table-cell table:style-name="ce13" table:formula="of:=[.E24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CP_TSC</text:p>
          </table:table-cell>
          <table:table-cell table:style-name="ce13" table:formula="of:=[.H24]*100" office:value-type="float" office:value="0" calcext:value-type="float">
            <text:p>0,000</text:p>
          </table:table-cell>
          <table:table-cell table:style-name="ce13" table:formula="of:=[.I24]*100" office:value-type="float" office:value="0" calcext:value-type="float">
            <text:p>0,000</text:p>
          </table:table-cell>
          <table:table-cell table:style-name="ce13" table:formula="of:=[.J24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CP_TSC</text:p>
          </table:table-cell>
          <table:table-cell table:style-name="ce13" table:formula="of:=[.M24]*100" office:value-type="float" office:value="0" calcext:value-type="float">
            <text:p>0,000</text:p>
          </table:table-cell>
          <table:table-cell table:style-name="ce13" table:formula="of:=[.N24]*100" office:value-type="float" office:value="0" calcext:value-type="float">
            <text:p>0,000</text:p>
          </table:table-cell>
          <table:table-cell table:style-name="ce13" table:formula="of:=[.O24]*100" office:value-type="float" office:value="0" calcext:value-type="float">
            <text:p>0,000</text:p>
          </table:table-cell>
          <table:table-cell table:style-name="ce13" table:formula="of:=[.P24]*100" office:value-type="float" office:value="0" calcext:value-type="float">
            <text:p>0,000</text:p>
          </table:table-cell>
        </table:table-row>
        <table:table-row table:style-name="ro1">
          <table:table-cell table:style-name="ce11" office:value-type="string" calcext:value-type="string">
            <text:p>AP_T1</text:p>
          </table:table-cell>
          <table:table-cell table:style-name="ce13" table:formula="of:=[.B25]*100" office:value-type="float" office:value="0" calcext:value-type="float">
            <text:p>0,000</text:p>
          </table:table-cell>
          <table:table-cell table:style-name="ce13" table:formula="of:=[.C25]*100" office:value-type="float" office:value="0" calcext:value-type="float">
            <text:p>0,000</text:p>
          </table:table-cell>
          <table:table-cell table:style-name="ce13" table:formula="of:=[.D25]*100" office:value-type="float" office:value="0" calcext:value-type="float">
            <text:p>0,000</text:p>
          </table:table-cell>
          <table:table-cell table:style-name="ce13" table:formula="of:=[.E25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AP_T1</text:p>
          </table:table-cell>
          <table:table-cell table:style-name="ce13" table:formula="of:=[.H25]*100" office:value-type="float" office:value="0" calcext:value-type="float">
            <text:p>0,000</text:p>
          </table:table-cell>
          <table:table-cell table:style-name="ce13" table:formula="of:=[.I25]*100" office:value-type="float" office:value="0" calcext:value-type="float">
            <text:p>0,000</text:p>
          </table:table-cell>
          <table:table-cell table:style-name="ce13" table:formula="of:=[.J25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AP_T1</text:p>
          </table:table-cell>
          <table:table-cell table:style-name="ce13" table:formula="of:=[.M25]*100" office:value-type="float" office:value="0" calcext:value-type="float">
            <text:p>0,000</text:p>
          </table:table-cell>
          <table:table-cell table:style-name="ce13" table:formula="of:=[.N25]*100" office:value-type="float" office:value="0" calcext:value-type="float">
            <text:p>0,000</text:p>
          </table:table-cell>
          <table:table-cell table:style-name="ce13" table:formula="of:=[.O25]*100" office:value-type="float" office:value="0" calcext:value-type="float">
            <text:p>0,000</text:p>
          </table:table-cell>
          <table:table-cell table:style-name="ce13" table:formula="of:=[.P25]*100" office:value-type="float" office:value="0" calcext:value-type="float">
            <text:p>0,000</text:p>
          </table:table-cell>
        </table:table-row>
        <table:table-row table:style-name="ro1">
          <table:table-cell table:style-name="ce11" office:value-type="string" calcext:value-type="string">
            <text:p>AP_T2</text:p>
          </table:table-cell>
          <table:table-cell table:style-name="ce13" table:formula="of:=[.B26]*100" office:value-type="string" office:string-value="" calcext:value-type="error">
            <text:p>#VALOR!</text:p>
          </table:table-cell>
          <table:table-cell table:style-name="ce13" table:formula="of:=[.C26]*100" office:value-type="float" office:value="0" calcext:value-type="float">
            <text:p>0,000</text:p>
          </table:table-cell>
          <table:table-cell table:style-name="ce13" table:formula="of:=[.D26]*100" office:value-type="float" office:value="0" calcext:value-type="float">
            <text:p>0,000</text:p>
          </table:table-cell>
          <table:table-cell table:style-name="ce13" table:formula="of:=[.E26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AP_T2</text:p>
          </table:table-cell>
          <table:table-cell table:style-name="ce13" table:formula="of:=[.H26]*100" office:value-type="string" office:string-value="" calcext:value-type="error">
            <text:p>#VALOR!</text:p>
          </table:table-cell>
          <table:table-cell table:style-name="ce13" table:formula="of:=[.I26]*100" office:value-type="float" office:value="0" calcext:value-type="float">
            <text:p>0,000</text:p>
          </table:table-cell>
          <table:table-cell table:style-name="ce13" table:formula="of:=[.J26]*100" office:value-type="float" office:value="0" calcext:value-type="float">
            <text:p>0,000</text:p>
          </table:table-cell>
          <table:table-cell table:style-name="ce13"/>
          <table:table-cell table:style-name="ce13" office:value-type="string" calcext:value-type="string">
            <text:p>AP_T2</text:p>
          </table:table-cell>
          <table:table-cell table:style-name="ce13" table:formula="of:=[.M26]*100" office:value-type="string" office:string-value="" calcext:value-type="error">
            <text:p>#VALOR!</text:p>
          </table:table-cell>
          <table:table-cell table:style-name="ce13" table:formula="of:=[.N26]*100" office:value-type="float" office:value="0" calcext:value-type="float">
            <text:p>0,000</text:p>
          </table:table-cell>
          <table:table-cell table:style-name="ce13" table:formula="of:=[.O26]*100" office:value-type="float" office:value="0" calcext:value-type="float">
            <text:p>0,000</text:p>
          </table:table-cell>
          <table:table-cell table:style-name="ce13" table:formula="of:=[.P26]*100" office:value-type="float" office:value="0" calcext:value-type="float">
            <text:p>0,000</text:p>
          </table:table-cell>
        </table:table-row>
        <table:table-row table:style-name="ro1">
          <table:table-cell table:style-name="ce21" office:value-type="string" calcext:value-type="string">
            <text:p>AP_PISA</text:p>
          </table:table-cell>
          <table:table-cell table:style-name="ce23" table:formula="of:=[.B27]*100" office:value-type="string" office:string-value="" calcext:value-type="error">
            <text:p>#VALOR!</text:p>
          </table:table-cell>
          <table:table-cell table:style-name="ce23" table:formula="of:=[.C27]*100" office:value-type="string" office:string-value="" calcext:value-type="error">
            <text:p>#VALOR!</text:p>
          </table:table-cell>
          <table:table-cell table:style-name="ce23" table:formula="of:=[.D27]*100" office:value-type="string" office:string-value="" calcext:value-type="error">
            <text:p>#VALOR!</text:p>
          </table:table-cell>
          <table:table-cell table:style-name="ce23" table:formula="of:=[.E27]*100" office:value-type="string" office:string-value="" calcext:value-type="error">
            <text:p>#VALOR!</text:p>
          </table:table-cell>
          <table:table-cell table:style-name="ce23"/>
          <table:table-cell table:style-name="ce23" office:value-type="string" calcext:value-type="string">
            <text:p>AP_PISA</text:p>
          </table:table-cell>
          <table:table-cell table:style-name="ce23" table:formula="of:=[.H27]*100" office:value-type="string" office:string-value="" calcext:value-type="error">
            <text:p>#VALOR!</text:p>
          </table:table-cell>
          <table:table-cell table:style-name="ce23" table:formula="of:=[.I27]*100" office:value-type="string" office:string-value="" calcext:value-type="error">
            <text:p>#VALOR!</text:p>
          </table:table-cell>
          <table:table-cell table:style-name="ce23" table:formula="of:=[.J27]*100" office:value-type="string" office:string-value="" calcext:value-type="error">
            <text:p>#VALOR!</text:p>
          </table:table-cell>
          <table:table-cell table:style-name="ce23"/>
          <table:table-cell table:style-name="ce23" office:value-type="string" calcext:value-type="string">
            <text:p>AP_PISA</text:p>
          </table:table-cell>
          <table:table-cell table:style-name="ce23" table:formula="of:=[.M27]*100" office:value-type="string" office:string-value="" calcext:value-type="error">
            <text:p>#VALOR!</text:p>
          </table:table-cell>
          <table:table-cell table:style-name="ce23" table:formula="of:=[.N27]*100" office:value-type="string" office:string-value="" calcext:value-type="error">
            <text:p>#VALOR!</text:p>
          </table:table-cell>
          <table:table-cell table:style-name="ce23" table:formula="of:=[.O27]*100" office:value-type="string" office:string-value="" calcext:value-type="error">
            <text:p>#VALOR!</text:p>
          </table:table-cell>
          <table:table-cell table:style-name="ce23" table:formula="of:=[.P27]*100" office:value-type="string" office:string-value="" calcext:value-type="error">
            <text:p>#VALOR!</text:p>
          </table:table-cell>
        </table:table-row>
        <table:table-row table:style-name="ro1" table:number-rows-repeated="14">
          <table:table-cell table:number-columns-repeated="16"/>
        </table:table-row>
        <table:table-row table:style-name="ro2">
          <table:table-cell table:number-columns-repeated="16"/>
        </table:table-row>
        <table:table-row table:style-name="ro2"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*</text:p>
          </table:table-cell>
          <table:table-cell office:value-type="string" calcext:value-type="string">
            <text:p>Top10*</text:p>
          </table:table-cell>
          <table:table-cell office:value-type="string" calcext:value-type="string">
            <text:p>Top100*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" calcext:value-type="float">
            <text:p>0,25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float" office:value="0.0965909090909" calcext:value-type="float">
            <text:p>0,0965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7272727273" calcext:value-type="float">
            <text:p>0,477272727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dock3</text:p>
          </table:table-cell>
          <table:table-cell office:value-type="float" office:value="0.125" calcext:value-type="float">
            <text:p>0,1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71590909091" calcext:value-type="float">
            <text:p>0,4715909091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71590909091" calcext:value-type="float">
            <text:p>0,47159090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551136363636" calcext:value-type="float">
            <text:p>0,5511363636</text:p>
          </table:table-cell>
          <table:table-cell/>
          <table:table-cell office:value-type="float" office:value="0.130681818182" calcext:value-type="float">
            <text:p>0,1306818182</text:p>
          </table:table-cell>
          <table:table-cell office:value-type="float" office:value="0.306818181818" calcext:value-type="float">
            <text:p>0,3068181818</text:p>
          </table:table-cell>
          <table:table-cell office:value-type="float" office:value="0.517045454545" calcext:value-type="float">
            <text:p>0,517045454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P_T1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22727272727" calcext:value-type="float">
            <text:p>0,5227272727</text:p>
          </table:table-cell>
          <table:table-cell/>
          <table:table-cell office:value-type="float" office:value="0.0909090909091" calcext:value-type="float">
            <text:p>0,0909090909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517045454545" calcext:value-type="float">
            <text:p>0,517045454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95454545455" calcext:value-type="float">
            <text:p>0,2954545455</text:p>
          </table:table-cell>
          <table:table-cell office:value-type="float" office:value="0.556818181818" calcext:value-type="float">
            <text:p>0,5568181818</text:p>
          </table:table-cell>
          <table:table-cell/>
          <table:table-cell office:value-type="float" office:value="0.0909090909091" calcext:value-type="float">
            <text:p>0,0909090909</text:p>
          </table:table-cell>
          <table:table-cell office:value-type="float" office:value="0.284090909091" calcext:value-type="float">
            <text:p>0,2840909091</text:p>
          </table:table-cell>
          <table:table-cell office:value-type="float" office:value="0.505681818182" calcext:value-type="float">
            <text:p>0,505681818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340909090909" calcext:value-type="float">
            <text:p>0,3409090909</text:p>
          </table:table-cell>
          <table:table-cell office:value-type="float" office:value="0.585227272727" calcext:value-type="float">
            <text:p>0,5852272727</text:p>
          </table:table-cell>
          <table:table-cell/>
          <table:table-cell office:value-type="float" office:value="0.164772727273" calcext:value-type="float">
            <text:p>0,1647727273</text:p>
          </table:table-cell>
          <table:table-cell office:value-type="float" office:value="0.329545454545" calcext:value-type="float">
            <text:p>0,3295454545</text:p>
          </table:table-cell>
          <table:table-cell office:value-type="float" office:value="0.505681818182" calcext:value-type="float">
            <text:p>0,505681818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YDOCK_TOT</text:p>
          </table:table-cell>
          <table:table-cell office:value-type="float" office:value="0.125" calcext:value-type="float">
            <text:p>0,125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414772727273" calcext:value-type="float">
            <text:p>0,4147727273</text:p>
          </table:table-cell>
          <table:table-cell/>
          <table:table-cell office:value-type="float" office:value="0.0284090909091" calcext:value-type="float">
            <text:p>0,0284090909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414772727273" calcext:value-type="float">
            <text:p>0,4147727273</text:p>
          </table:table-cell>
          <table:table-cell table:number-columns-repeated="8"/>
        </table:table-row>
        <table:table-row table:style-name="ro2" table:number-rows-repeated="7">
          <table:table-cell table:number-columns-repeated="16"/>
        </table:table-row>
        <table:table-row table:style-name="ro2">
          <table:table-cell/>
          <table:table-cell office:value-type="string" calcext:value-type="string">
            <text:p>Top1 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*</text:p>
          </table:table-cell>
          <table:table-cell office:value-type="string" calcext:value-type="string">
            <text:p>Top10*</text:p>
          </table:table-cell>
          <table:table-cell office:value-type="string" calcext:value-type="string">
            <text:p>Top100*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CP_Qp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float" office:value="0.289772727273" calcext:value-type="float">
            <text:p>0,2897727273</text:p>
          </table:table-cell>
          <table:table-cell office:value-type="float" office:value="0.477272727273" calcext:value-type="float">
            <text:p>0,477272727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DOCK</text:p>
          </table:table-cell>
          <table:table-cell office:value-type="float" office:value="0.125" calcext:value-type="float">
            <text:p>0,1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94318181818" calcext:value-type="float">
            <text:p>0,4943181818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77272727273" calcext:value-type="float">
            <text:p>0,477272727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office:value-type="float" office:value="0.136363636364" calcext:value-type="float">
            <text:p>0,1363636364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60227272727" calcext:value-type="float">
            <text:p>0,460227272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85227272727" calcext:value-type="float">
            <text:p>0,5852272727</text:p>
          </table:table-cell>
          <table:table-cell/>
          <table:table-cell office:value-type="float" office:value="0.136363636364" calcext:value-type="float">
            <text:p>0,1363636364</text:p>
          </table:table-cell>
          <table:table-cell office:value-type="float" office:value="0.289772727273" calcext:value-type="float">
            <text:p>0,2897727273</text:p>
          </table:table-cell>
          <table:table-cell office:value-type="float" office:value="0.477272727273" calcext:value-type="float">
            <text:p>0,477272727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P_T1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88636363636" calcext:value-type="float">
            <text:p>0,4886363636</text:p>
          </table:table-cell>
          <table:table-cell/>
          <table:table-cell office:value-type="float" office:value="0.119318181818" calcext:value-type="float">
            <text:p>0,1193181818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443181818182" calcext:value-type="float">
            <text:p>0,443181818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34090909091" calcext:value-type="float">
            <text:p>0,5340909091</text:p>
          </table:table-cell>
          <table:table-cell/>
          <table:table-cell office:value-type="float" office:value="0.147727272727" calcext:value-type="float">
            <text:p>0,1477272727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09090909091" calcext:value-type="float">
            <text:p>0,40909090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352272727273" calcext:value-type="float">
            <text:p>0,3522727273</text:p>
          </table:table-cell>
          <table:table-cell office:value-type="float" office:value="0.551136363636" calcext:value-type="float">
            <text:p>0,5511363636</text:p>
          </table:table-cell>
          <table:table-cell/>
          <table:table-cell office:value-type="float" office:value="0.204545454545" calcext:value-type="float">
            <text:p>0,2045454545</text:p>
          </table:table-cell>
          <table:table-cell office:value-type="float" office:value="0.352272727273" calcext:value-type="float">
            <text:p>0,3522727273</text:p>
          </table:table-cell>
          <table:table-cell office:value-type="float" office:value="0.465909090909" calcext:value-type="float">
            <text:p>0,465909090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YDOCK_TOT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float" office:value="0.102272727273" calcext:value-type="float">
            <text:p>0,1022727273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386363636364" calcext:value-type="float">
            <text:p>0,3863636364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1" table:number-rows-repeated="2">
          <table:table-cell table:number-columns-repeated="16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umero de hits" table:style-name="ta1">
        <table:table-column table:style-name="co1" table:number-columns-repeated="16" table:default-cell-style-name="Default"/>
        <table:table-row table:style-name="ro2">
          <table:table-cell/>
          <table:table-cell office:value-type="string" calcext:value-type="string">
            <text:p>ZDOCK</text:p>
          </table:table-cell>
          <table:table-cell/>
          <table:table-cell office:value-type="string" calcext:value-type="string">
            <text:p>SDOCK</text:p>
          </table:table-cell>
          <table:table-cell table:number-columns-repeated="2"/>
          <table:table-cell office:value-type="string" calcext:value-type="string">
            <text:p>PYDOCK +FTDOCK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office:value-type="string" calcext:value-type="string">
            <text:p>TOP1000</text:p>
          </table:table-cell>
          <table:table-cell office:value-type="string" calcext:value-type="string">
            <text:p>TOP200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1A2K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A2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A2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2" calcext:value-type="float">
            <text:p>222</text:p>
          </table:table-cell>
          <table:table-cell office:value-type="float" office:value="1718" calcext:value-type="float">
            <text:p>1718</text:p>
          </table:table-cell>
          <table:table-cell office:value-type="float" office:value="8999" calcext:value-type="float">
            <text:p>8999</text:p>
          </table:table-cell>
          <table:table-cell office:value-type="float" office:value="14010" calcext:value-type="float">
            <text:p>14010</text:p>
          </table:table-cell>
          <table:table-cell/>
          <table:table-cell office:value-type="string" calcext:value-type="string">
            <text:p>zdock </text:p>
          </table:table-cell>
        </table:table-row>
        <table:table-row table:style-name="ro5">
          <table:table-cell office:value-type="string" calcext:value-type="string">
            <text:p>1ACB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1ACB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1AC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7" calcext:value-type="float">
            <text:p>197</text:p>
          </table:table-cell>
          <table:table-cell office:value-type="float" office:value="1375" calcext:value-type="float">
            <text:p>1375</text:p>
          </table:table-cell>
          <table:table-cell office:value-type="float" office:value="7398" calcext:value-type="float">
            <text:p>7398</text:p>
          </table:table-cell>
          <table:table-cell office:value-type="float" office:value="11908" calcext:value-type="float">
            <text:p>11908</text:p>
          </table:table-cell>
          <table:table-cell/>
          <table:table-cell office:value-type="string" calcext:value-type="string">
            <text:p>Sdock + clusters</text:p>
          </table:table-cell>
        </table:table-row>
        <table:table-row table:style-name="ro5">
          <table:table-cell office:value-type="string" calcext:value-type="string">
            <text:p>1AHW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1AH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AHW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office:value-type="float" office:value="786" calcext:value-type="float">
            <text:p>786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pydock</text:p>
          </table:table-cell>
        </table:table-row>
        <table:table-row table:style-name="ro2">
          <table:table-cell office:value-type="string" calcext:value-type="string">
            <text:p>1AK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AK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1AK4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AKJ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AKJ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AKJ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ATN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1ATN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AT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AVX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string" calcext:value-type="string">
            <text:p>1AVX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1AVX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AY7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AY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1AY7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AZS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1AZS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1AZS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B6C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1B6C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1B6C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BG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BG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BGX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BJ1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string" calcext:value-type="string">
            <text:p>1BJ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BJ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BK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BK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BK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BUH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1BUH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1BUH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BVK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1BV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BVK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BVN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1BVN</text:p>
          </table:table-cell>
          <table:table-cell office:value-type="float" office:value="749" calcext:value-type="float">
            <text:p>749</text:p>
          </table:table-cell>
          <table:table-cell/>
          <table:table-cell office:value-type="string" calcext:value-type="string">
            <text:p>1BVN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CGI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string" calcext:value-type="string">
            <text:p>1CGI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1CGI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CLV</text:p>
          </table:table-cell>
          <table:table-cell office:value-type="float" office:value="1498" calcext:value-type="float">
            <text:p>1498</text:p>
          </table:table-cell>
          <table:table-cell/>
          <table:table-cell office:value-type="string" calcext:value-type="string">
            <text:p>1CLV</text:p>
          </table:table-cell>
          <table:table-cell office:value-type="float" office:value="847" calcext:value-type="float">
            <text:p>847</text:p>
          </table:table-cell>
          <table:table-cell/>
          <table:table-cell office:value-type="string" calcext:value-type="string">
            <text:p>1CLV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D6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D6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D6R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DE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1DE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1DE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DFJ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1DFJ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1DFJ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DQJ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1DQJ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DQJ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E4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E4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E4K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E6E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1E6E</text:p>
          </table:table-cell>
          <table:table-cell office:value-type="float" office:value="885" calcext:value-type="float">
            <text:p>885</text:p>
          </table:table-cell>
          <table:table-cell/>
          <table:table-cell office:value-type="string" calcext:value-type="string">
            <text:p>1E6E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E6J</text:p>
          </table:table-cell>
          <table:table-cell office:value-type="float" office:value="914" calcext:value-type="float">
            <text:p>914</text:p>
          </table:table-cell>
          <table:table-cell/>
          <table:table-cell office:value-type="string" calcext:value-type="string">
            <text:p>1E6J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1E6J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2">
          <table:table-cell table:style-name="ce39" office:value-type="string" calcext:value-type="string">
            <text:p>1E96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39" office:value-type="string" calcext:value-type="string">
            <text:p>1E96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39" office:value-type="string" calcext:value-type="string">
            <text:p>1E96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EAW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1EAW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EAW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EER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EER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1EER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EFN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1EF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EFN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EWY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1EWY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1EWY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EZU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1EZ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EZU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F3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1F3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F3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F5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1F5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F51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F6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F6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F6M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FAK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FA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FAK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FC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FC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FC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FC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FC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FCC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FFW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string" calcext:value-type="string">
            <text:p>1FFW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1FFW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FL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1FLE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1FLE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FQ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FQ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FQ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FQJ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FQJ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FQJ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FSK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1FSK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1FSK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GCQ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GC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GCQ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GH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GH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GHQ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GL1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1GL1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1GL1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GLA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1GLA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1GLA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GP2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1GP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1GP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GPW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1GPW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1GPW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GRN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GR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GRN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GXD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1GXD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1GX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H1V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H1V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H1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H9D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1H9D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H9D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HCF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1HCF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HCF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HE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HE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1HE1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HE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HE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HE8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HIA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1HI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HIA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I2M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1I2M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I2M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I4D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1I4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I4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I9R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1I9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I9R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IB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IB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IB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IB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IB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IBR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IJK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IJK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IJK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IQD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string" calcext:value-type="string">
            <text:p>1IQD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1IQD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I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I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IRA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J2J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string" calcext:value-type="string">
            <text:p>1J2J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1J2J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JIW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1JI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JIW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JK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1JK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1JK9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JM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JM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JMO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JP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JP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JPS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JTG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1JTG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1JTG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JWH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1JWH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JWH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JZD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1JZD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JZD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K4C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1K4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K4C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K5D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1K5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K5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K7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1K74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1K74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KAC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1KAC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KAC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KKL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KKL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1KKL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KL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KLU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KLU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KTZ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1KT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KTZ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KXP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1KXP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1KXP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KXQ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1KXQ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1KXQ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LFD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1LFD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LFD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M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M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M1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MAH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1MAH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1MAH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ML0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1ML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1ML0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MLC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1ML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MLC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MQ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MQ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MQ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N2C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N2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N2C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N8O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1N8O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N8O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NCA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1NC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NCA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NS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NS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NSN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NW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NW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NW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OC0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1OC0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1OC0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OFU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1OFU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1OFU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OPH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1OP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OPH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OYV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1OYV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1OYV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PPE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string" calcext:value-type="string">
            <text:p>1PPE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1PPE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PVH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PV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PVH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PXV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PXV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PX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QA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QA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QA9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QFW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QFW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QFW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R0R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1R0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1R0R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R6Q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1R6Q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1R6Q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R8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R8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R8S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RLB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1RLB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1RLB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RV6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1RV6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1RV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S1Q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S1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S1Q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SBB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SB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SBB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SYX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1SYX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1SYX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T6B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1T6B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1T6B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TMQ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1TMQ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1TMQ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UDI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UDI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1UDI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US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1US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US7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VFB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1VFB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VFB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WDW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1WDW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1WDW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WEJ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1WEJ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1WEJ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WQ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1WQ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WQ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XD3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1XD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1XD3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XQS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XQS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1XQS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XU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XU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XU1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Y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Y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Y6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YVB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1YVB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1YVB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Z0K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1Z0K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string" calcext:value-type="string">
            <text:p>1Z0K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Z5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Z5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Z5Y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ZHH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ZHH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ZHH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ZHI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1ZHI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1ZHI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ZL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ZL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ZLI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ZM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1ZM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ZM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A5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A5T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A5T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A9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A9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A9K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ABZ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2ABZ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2ABZ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AJF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2AJF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AJF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AYO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2AYO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2AYO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B42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2B4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2B42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B4J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B4J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2B4J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BTF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2BTF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2BTF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C0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C0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C0L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CFH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2CFH</text:p>
          </table:table-cell>
          <table:table-cell office:value-type="float" office:value="986" calcext:value-type="float">
            <text:p>986</text:p>
          </table:table-cell>
          <table:table-cell/>
          <table:table-cell office:value-type="string" calcext:value-type="string">
            <text:p>2CFH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FD6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2FD6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2FD6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FJU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2FJ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FJU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G77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2G7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2G7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H7V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2H7V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2H7V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HLE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2HLE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2HLE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HMI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string" calcext:value-type="string">
            <text:p>2HMI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HMI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HQ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HQS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2HQS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HRK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2HRK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2HRK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I25</text:p>
          </table:table-cell>
          <table:table-cell office:value-type="float" office:value="1090" calcext:value-type="float">
            <text:p>1090</text:p>
          </table:table-cell>
          <table:table-cell/>
          <table:table-cell office:value-type="string" calcext:value-type="string">
            <text:p>2I2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2I25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I9B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2I9B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2I9B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IDO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2IDO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2IDO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J0T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2J0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J0T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J7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J7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J7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JEL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2JEL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2JEL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MTA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2MTA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2MTA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NZ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2NZ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NZ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O3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O3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O3B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O8V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string" calcext:value-type="string">
            <text:p>2O8V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2O8V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OOB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OOB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OOB</text:p>
          </table:table-cell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O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OO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OOR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OT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2OT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2OT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OUL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2OUL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2OUL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OZ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OZ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OZA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PCC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2PC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PCC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9QFW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9QFW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9QFW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SIC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2SIC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2SIC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SNI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2SNI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2SNI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UUY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2UUY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UUY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VDB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2VDB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2VDB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VI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VI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VIS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Z0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Z0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Z0E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3BP8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3BP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BP8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3CPH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3CPH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3CPH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3D5S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3D5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3D5S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3SGQ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3SGQ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3SGQ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4CPA</text:p>
          </table:table-cell>
          <table:table-cell office:value-type="float" office:value="1409" calcext:value-type="float">
            <text:p>1409</text:p>
          </table:table-cell>
          <table:table-cell/>
          <table:table-cell office:value-type="string" calcext:value-type="string">
            <text:p>4CPA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4CPA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7CEI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7CEI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7CEI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YV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OYV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OYV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7709" calcext:value-type="float">
            <text:p>37709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18700" calcext:value-type="float">
            <text:p>18700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1653" calcext:value-type="float">
            <text:p>1653</text:p>
          </table:table-cell>
          <table:table-cell table:number-columns-repeated="8"/>
        </table:table-row>
      </table:table>
      <table:table table:name="todos_los_mejores_top500" table:style-name="ta1">
        <table:shapes>
          <draw:frame draw:z-index="0" draw:style-name="gr1" svg:width="15.999cm" svg:height="8.999cm" svg:x="62.026cm" svg:y="0cm">
            <draw:object draw:notify-on-update-of-ranges="todos_los_mejores_top500.J3:todos_los_mejores_top500.J18 todos_los_mejores_top500.K3:todos_los_mejores_top500.K18 todos_los_mejores_top500.L3:todos_los_mejores_top500.L18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svg:width="15.999cm" svg:height="8.999cm" svg:x="62.576cm" svg:y="9.081cm">
            <draw:object draw:notify-on-update-of-ranges="todos_los_mejores_top500.J24:todos_los_mejores_top500.J37 todos_los_mejores_top500.K24:todos_los_mejores_top500.K37 todos_los_mejores_top500.L24:todos_los_mejores_top500.L37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" draw:style-name="gr1" svg:width="15.999cm" svg:height="8.999cm" svg:x="61.929cm" svg:y="18.243cm">
            <draw:object draw:notify-on-update-of-ranges="todos_los_mejores_top500.J41:todos_los_mejores_top500.J58 todos_los_mejores_top500.K41:todos_los_mejores_top500.K58 todos_los_mejores_top500.L41:todos_los_mejores_top500.L58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4" table:default-cell-style-name="Default"/>
        <table:table-row table:style-name="ro2">
          <table:table-cell/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top500</text:p>
          </table:table-cell>
          <table:table-cell table:number-columns-repeated="3"/>
          <table:table-cell office:value-type="string" calcext:value-type="string">
            <text:p>Gain/loss in success rate</text:p>
          </table:table-cell>
          <table:table-cell table:number-columns-repeated="4"/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top500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zdock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P_DFIRE2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float" office:value="0.102272727273" calcext:value-type="float">
            <text:p>0,1022727273</text:p>
          </table:table-cell>
          <table:table-cell office:value-type="float" office:value="0.255681818182" calcext:value-type="float">
            <text:p>0,2556818182</text:p>
          </table:table-cell>
          <table:table-cell office:value-type="float" office:value="0.477272727273" calcext:value-type="float">
            <text:p>0,4772727273</text:p>
          </table:table-cell>
          <table:table-cell/>
          <table:table-cell table:formula="of:=[.F3]-[.B3]" office:value-type="float" office:value="0.0170454545457" calcext:value-type="float">
            <text:p>0,0170454545</text:p>
          </table:table-cell>
          <table:table-cell table:formula="of:=[.G3]-[.C3]" office:value-type="float" office:value="0.022727272727" calcext:value-type="float">
            <text:p>0,0227272727</text:p>
          </table:table-cell>
          <table:table-cell table:formula="of:=[.H3]-[.D3]" office:value-type="float" office:value="0.022727272728" calcext:value-type="float">
            <text:p>0,0227272727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340909090909" calcext:value-type="float">
            <text:p>0,3409090909</text:p>
          </table:table-cell>
          <table:table-cell office:value-type="float" office:value="0.585227272727" calcext:value-type="float">
            <text:p>0,5852272727</text:p>
          </table:table-cell>
          <table:table-cell/>
          <table:table-cell office:value-type="float" office:value="0.164772727273" calcext:value-type="float">
            <text:p>0,1647727273</text:p>
          </table:table-cell>
          <table:table-cell office:value-type="float" office:value="0.329545454545" calcext:value-type="float">
            <text:p>0,3295454545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table:formula="of:=[.S3]-[.O3]" office:value-type="float" office:value="0.011363636364" calcext:value-type="float">
            <text:p>0,0113636364</text:p>
          </table:table-cell>
          <table:table-cell table:formula="of:=[.T3]-[.P3]" office:value-type="float" office:value="-0.011363636364" calcext:value-type="float">
            <text:p>-0,0113636364</text:p>
          </table:table-cell>
          <table:table-cell table:formula="of:=[.U3]-[.Q3]" office:value-type="float" office:value="-0.0795454545450001" calcext:value-type="float">
            <text:p>-0,079545454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P_MJ2h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15909090909" calcext:value-type="float">
            <text:p>0,2159090909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float" office:value="0.0909090909091" calcext:value-type="float">
            <text:p>0,0909090909</text:p>
          </table:table-cell>
          <table:table-cell office:value-type="float" office:value="0.255681818182" calcext:value-type="float">
            <text:p>0,2556818182</text:p>
          </table:table-cell>
          <table:table-cell office:value-type="float" office:value="0.494318181818" calcext:value-type="float">
            <text:p>0,4943181818</text:p>
          </table:table-cell>
          <table:table-cell/>
          <table:table-cell table:formula="of:=[.F4]-[.B4]" office:value-type="float" office:value="0.0056818181818" calcext:value-type="float">
            <text:p>0,0056818182</text:p>
          </table:table-cell>
          <table:table-cell table:formula="of:=[.G4]-[.C4]" office:value-type="float" office:value="0.039772727273" calcext:value-type="float">
            <text:p>0,0397727273</text:p>
          </table:table-cell>
          <table:table-cell table:formula="of:=[.H4]-[.D4]" office:value-type="float" office:value="-0.017045454546" calcext:value-type="float">
            <text:p>-0,0170454545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551136363636" calcext:value-type="float">
            <text:p>0,5511363636</text:p>
          </table:table-cell>
          <table:table-cell/>
          <table:table-cell office:value-type="float" office:value="0.130681818182" calcext:value-type="float">
            <text:p>0,1306818182</text:p>
          </table:table-cell>
          <table:table-cell office:value-type="float" office:value="0.306818181818" calcext:value-type="float">
            <text:p>0,3068181818</text:p>
          </table:table-cell>
          <table:table-cell office:value-type="float" office:value="0.517045454545" calcext:value-type="float">
            <text:p>0,5170454545</text:p>
          </table:table-cell>
          <table:table-cell/>
          <table:table-cell table:formula="of:=[.S4]-[.O4]" office:value-type="float" office:value="0.068181818182" calcext:value-type="float">
            <text:p>0,0681818182</text:p>
          </table:table-cell>
          <table:table-cell table:formula="of:=[.T4]-[.P4]" office:value-type="float" office:value="0.039772727273" calcext:value-type="float">
            <text:p>0,0397727273</text:p>
          </table:table-cell>
          <table:table-cell table:formula="of:=[.U4]-[.Q4]" office:value-type="float" office:value="-0.034090909091" calcext:value-type="float">
            <text:p>-0,034090909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zdock3</text:p>
          </table:table-cell>
          <table:table-cell office:value-type="float" office:value="0.125" calcext:value-type="float">
            <text:p>0,1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71590909091" calcext:value-type="float">
            <text:p>0,4715909091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71590909091" calcext:value-type="float">
            <text:p>0,4715909091</text:p>
          </table:table-cell>
          <table:table-cell/>
          <table:table-cell table:formula="of:=[.F5]-[.B5]" office:value-type="float" office:value="0" calcext:value-type="float">
            <text:p>0</text:p>
          </table:table-cell>
          <table:table-cell table:formula="of:=[.G5]-[.C5]" office:value-type="float" office:value="0" calcext:value-type="float">
            <text:p>0</text:p>
          </table:table-cell>
          <table:table-cell table:formula="of:=[.H5]-[.D5]" office:value-type="float" office:value="0" calcext:value-type="float">
            <text:p>0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" calcext:value-type="float">
            <text:p>0,25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float" office:value="0.0965909090909" calcext:value-type="float">
            <text:p>0,0965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7272727273" calcext:value-type="float">
            <text:p>0,4772727273</text:p>
          </table:table-cell>
          <table:table-cell/>
          <table:table-cell table:formula="of:=[.S5]-[.O5]" office:value-type="float" office:value="0.0056818181818" calcext:value-type="float">
            <text:p>0,0056818182</text:p>
          </table:table-cell>
          <table:table-cell table:formula="of:=[.T5]-[.P5]" office:value-type="float" office:value="0.022727272727" calcext:value-type="float">
            <text:p>0,0227272727</text:p>
          </table:table-cell>
          <table:table-cell table:formula="of:=[.U5]-[.Q5]" office:value-type="float" office:value="-0.034090909091" calcext:value-type="float">
            <text:p>-0,034090909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P_MS</text:p>
          </table:table-cell>
          <table:table-cell office:value-type="float" office:value="0.0227272727273" calcext:value-type="float">
            <text:p>0,0227272727</text:p>
          </table:table-cell>
          <table:table-cell office:value-type="float" office:value="0.136363636364" calcext:value-type="float">
            <text:p>0,1363636364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float" office:value="0.0625" calcext:value-type="float">
            <text:p>0,06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table:formula="of:=[.F6]-[.B6]" office:value-type="float" office:value="0.0397727272727" calcext:value-type="float">
            <text:p>0,0397727273</text:p>
          </table:table-cell>
          <table:table-cell table:formula="of:=[.G6]-[.C6]" office:value-type="float" office:value="0.125" calcext:value-type="float">
            <text:p>0,125</text:p>
          </table:table-cell>
          <table:table-cell table:formula="of:=[.H6]-[.D6]" office:value-type="float" office:value="0.051136363637" calcext:value-type="float">
            <text:p>0,0511363636</text:p>
          </table:table-cell>
          <table:table-cell/>
          <table:table-cell office:value-type="string" calcext:value-type="string">
            <text:p>CP_MJ2h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15909090909" calcext:value-type="float">
            <text:p>0,2159090909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float" office:value="0.0909090909091" calcext:value-type="float">
            <text:p>0,0909090909</text:p>
          </table:table-cell>
          <table:table-cell office:value-type="float" office:value="0.255681818182" calcext:value-type="float">
            <text:p>0,2556818182</text:p>
          </table:table-cell>
          <table:table-cell office:value-type="float" office:value="0.494318181818" calcext:value-type="float">
            <text:p>0,4943181818</text:p>
          </table:table-cell>
          <table:table-cell/>
          <table:table-cell table:formula="of:=[.S6]-[.O6]" office:value-type="float" office:value="0.0056818181818" calcext:value-type="float">
            <text:p>0,0056818182</text:p>
          </table:table-cell>
          <table:table-cell table:formula="of:=[.T6]-[.P6]" office:value-type="float" office:value="0.039772727273" calcext:value-type="float">
            <text:p>0,0397727273</text:p>
          </table:table-cell>
          <table:table-cell table:formula="of:=[.U6]-[.Q6]" office:value-type="float" office:value="-0.017045454546" calcext:value-type="float">
            <text:p>-0,0170454545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P_TD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221590909091" calcext:value-type="float">
            <text:p>0,2215909091</text:p>
          </table:table-cell>
          <table:table-cell office:value-type="float" office:value="0.460227272727" calcext:value-type="float">
            <text:p>0,4602272727</text:p>
          </table:table-cell>
          <table:table-cell/>
          <table:table-cell office:value-type="float" office:value="0.0852272727273" calcext:value-type="float">
            <text:p>0,0852272727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4375" calcext:value-type="float">
            <text:p>0,4375</text:p>
          </table:table-cell>
          <table:table-cell/>
          <table:table-cell table:formula="of:=[.F7]-[.B7]" office:value-type="float" office:value="0.0340909090909" calcext:value-type="float">
            <text:p>0,0340909091</text:p>
          </table:table-cell>
          <table:table-cell table:formula="of:=[.G7]-[.C7]" office:value-type="float" office:value="0.045454545454" calcext:value-type="float">
            <text:p>0,0454545455</text:p>
          </table:table-cell>
          <table:table-cell table:formula="of:=[.H7]-[.D7]" office:value-type="float" office:value="-0.022727272727" calcext:value-type="float">
            <text:p>-0,0227272727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float" office:value="0.119318181818" calcext:value-type="float">
            <text:p>0,1193181818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88636363636" calcext:value-type="float">
            <text:p>0,4886363636</text:p>
          </table:table-cell>
          <table:table-cell/>
          <table:table-cell table:formula="of:=[.S7]-[.O7]" office:value-type="float" office:value="0.0340909090907" calcext:value-type="float">
            <text:p>0,0340909091</text:p>
          </table:table-cell>
          <table:table-cell table:formula="of:=[.T7]-[.P7]" office:value-type="float" office:value="0.034090909091" calcext:value-type="float">
            <text:p>0,0340909091</text:p>
          </table:table-cell>
          <table:table-cell table:formula="of:=[.U7]-[.Q7]" office:value-type="float" office:value="-0.022727272728" calcext:value-type="float">
            <text:p>-0,022727272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" calcext:value-type="float">
            <text:p>0,25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float" office:value="0.0965909090909" calcext:value-type="float">
            <text:p>0,0965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7272727273" calcext:value-type="float">
            <text:p>0,4772727273</text:p>
          </table:table-cell>
          <table:table-cell/>
          <table:table-cell table:formula="of:=[.F8]-[.B8]" office:value-type="float" office:value="0.0056818181818" calcext:value-type="float">
            <text:p>0,0056818182</text:p>
          </table:table-cell>
          <table:table-cell table:formula="of:=[.G8]-[.C8]" office:value-type="float" office:value="0.022727272727" calcext:value-type="float">
            <text:p>0,0227272727</text:p>
          </table:table-cell>
          <table:table-cell table:formula="of:=[.H8]-[.D8]" office:value-type="float" office:value="-0.034090909091" calcext:value-type="float">
            <text:p>-0,0340909091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95454545455" calcext:value-type="float">
            <text:p>0,2954545455</text:p>
          </table:table-cell>
          <table:table-cell office:value-type="float" office:value="0.556818181818" calcext:value-type="float">
            <text:p>0,5568181818</text:p>
          </table:table-cell>
          <table:table-cell/>
          <table:table-cell office:value-type="float" office:value="0.0909090909091" calcext:value-type="float">
            <text:p>0,0909090909</text:p>
          </table:table-cell>
          <table:table-cell office:value-type="float" office:value="0.284090909091" calcext:value-type="float">
            <text:p>0,2840909091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table:formula="of:=[.S8]-[.O8]" office:value-type="float" office:value="0.0284090909091" calcext:value-type="float">
            <text:p>0,0284090909</text:p>
          </table:table-cell>
          <table:table-cell table:formula="of:=[.T8]-[.P8]" office:value-type="float" office:value="-0.011363636364" calcext:value-type="float">
            <text:p>-0,0113636364</text:p>
          </table:table-cell>
          <table:table-cell table:formula="of:=[.U8]-[.Q8]" office:value-type="float" office:value="-0.0511363636360001" calcext:value-type="float">
            <text:p>-0,0511363636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P_Qp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float" office:value="0.119318181818" calcext:value-type="float">
            <text:p>0,1193181818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88636363636" calcext:value-type="float">
            <text:p>0,4886363636</text:p>
          </table:table-cell>
          <table:table-cell/>
          <table:table-cell table:formula="of:=[.F9]-[.B9]" office:value-type="float" office:value="0.0340909090907" calcext:value-type="float">
            <text:p>0,0340909091</text:p>
          </table:table-cell>
          <table:table-cell table:formula="of:=[.G9]-[.C9]" office:value-type="float" office:value="0.034090909091" calcext:value-type="float">
            <text:p>0,0340909091</text:p>
          </table:table-cell>
          <table:table-cell table:formula="of:=[.H9]-[.D9]" office:value-type="float" office:value="-0.022727272728" calcext:value-type="float">
            <text:p>-0,0227272727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AP_DCOMPLEX</text:p>
          </table:table-cell>
          <table:table-cell office:value-type="float" office:value="0.107954545455" calcext:value-type="float">
            <text:p>0,1079545455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office:value-type="float" office:value="0.113636363636" calcext:value-type="float">
            <text:p>0,1136363636</text:p>
          </table:table-cell>
          <table:table-cell office:value-type="float" office:value="0.278409090909" calcext:value-type="float">
            <text:p>0,2784090909</text:p>
          </table:table-cell>
          <table:table-cell office:value-type="float" office:value="0.522727272727" calcext:value-type="float">
            <text:p>0,5227272727</text:p>
          </table:table-cell>
          <table:table-cell/>
          <table:table-cell table:formula="of:=[.F10]-[.B10]" office:value-type="float" office:value="0.005681818181" calcext:value-type="float">
            <text:p>0,0056818182</text:p>
          </table:table-cell>
          <table:table-cell table:formula="of:=[.G10]-[.C10]" office:value-type="float" office:value="0.045454545454" calcext:value-type="float">
            <text:p>0,0454545455</text:p>
          </table:table-cell>
          <table:table-cell table:formula="of:=[.H10]-[.D10]" office:value-type="float" office:value="0.0170454545450001" calcext:value-type="float">
            <text:p>0,0170454545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95454545455" calcext:value-type="float">
            <text:p>0,2954545455</text:p>
          </table:table-cell>
          <table:table-cell office:value-type="float" office:value="0.556818181818" calcext:value-type="float">
            <text:p>0,5568181818</text:p>
          </table:table-cell>
          <table:table-cell/>
          <table:table-cell office:value-type="float" office:value="0.0909090909091" calcext:value-type="float">
            <text:p>0,0909090909</text:p>
          </table:table-cell>
          <table:table-cell office:value-type="float" office:value="0.284090909091" calcext:value-type="float">
            <text:p>0,2840909091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table:formula="of:=[.F11]-[.U140]" office:value-type="float" office:value="0.0909090909091" calcext:value-type="float">
            <text:p>0,0909090909</text:p>
          </table:table-cell>
          <table:table-cell table:formula="of:=[.G11]-[.V140]" office:value-type="float" office:value="0.284090909091" calcext:value-type="float">
            <text:p>0,2840909091</text:p>
          </table:table-cell>
          <table:table-cell table:formula="of:=[.H11]-[.W140]" office:value-type="float" office:value="0.505681818182" calcext:value-type="float">
            <text:p>0,5056818182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AP_dDFIRE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float" office:value="0.136363636364" calcext:value-type="float">
            <text:p>0,1363636364</text:p>
          </table:table-cell>
          <table:table-cell office:value-type="float" office:value="0.295454545455" calcext:value-type="float">
            <text:p>0,2954545455</text:p>
          </table:table-cell>
          <table:table-cell office:value-type="float" office:value="0.488636363636" calcext:value-type="float">
            <text:p>0,4886363636</text:p>
          </table:table-cell>
          <table:table-cell/>
          <table:table-cell table:formula="of:=[.F12]-[.B12]" office:value-type="float" office:value="0.0511363636367" calcext:value-type="float">
            <text:p>0,0511363636</text:p>
          </table:table-cell>
          <table:table-cell table:formula="of:=[.G12]-[.C12]" office:value-type="float" office:value="0.0625" calcext:value-type="float">
            <text:p>0,0625</text:p>
          </table:table-cell>
          <table:table-cell table:formula="of:=[.H12]-[.D12]" office:value-type="float" office:value="0.034090909091" calcext:value-type="float">
            <text:p>0,0340909091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P_DECK</text:p>
          </table:table-cell>
          <table:table-cell office:value-type="float" office:value="0.159090909091" calcext:value-type="float">
            <text:p>0,1590909091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float" office:value="0.153409090909" calcext:value-type="float">
            <text:p>0,1534090909</text:p>
          </table:table-cell>
          <table:table-cell office:value-type="float" office:value="0.301136363636" calcext:value-type="float">
            <text:p>0,3011363636</text:p>
          </table:table-cell>
          <table:table-cell office:value-type="float" office:value="0.448863636364" calcext:value-type="float">
            <text:p>0,4488636364</text:p>
          </table:table-cell>
          <table:table-cell/>
          <table:table-cell table:formula="of:=[.F13]-[.B13]" office:value-type="float" office:value="-0.005681818182" calcext:value-type="float">
            <text:p>-0,0056818182</text:p>
          </table:table-cell>
          <table:table-cell table:formula="of:=[.G13]-[.C13]" office:value-type="float" office:value="0.0625" calcext:value-type="float">
            <text:p>0,0625</text:p>
          </table:table-cell>
          <table:table-cell table:formula="of:=[.H13]-[.D13]" office:value-type="float" office:value="0.051136363637" calcext:value-type="float">
            <text:p>0,0511363636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551136363636" calcext:value-type="float">
            <text:p>0,5511363636</text:p>
          </table:table-cell>
          <table:table-cell/>
          <table:table-cell office:value-type="float" office:value="0.130681818182" calcext:value-type="float">
            <text:p>0,1306818182</text:p>
          </table:table-cell>
          <table:table-cell office:value-type="float" office:value="0.306818181818" calcext:value-type="float">
            <text:p>0,3068181818</text:p>
          </table:table-cell>
          <table:table-cell office:value-type="float" office:value="0.517045454545" calcext:value-type="float">
            <text:p>0,5170454545</text:p>
          </table:table-cell>
          <table:table-cell/>
          <table:table-cell table:formula="of:=[.F14]-[.B14]" office:value-type="float" office:value="0.068181818182" calcext:value-type="float">
            <text:p>0,0681818182</text:p>
          </table:table-cell>
          <table:table-cell table:formula="of:=[.G14]-[.C14]" office:value-type="float" office:value="0.039772727273" calcext:value-type="float">
            <text:p>0,0397727273</text:p>
          </table:table-cell>
          <table:table-cell table:formula="of:=[.H14]-[.D14]" office:value-type="float" office:value="-0.034090909091" calcext:value-type="float">
            <text:p>-0,0340909091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AP_T1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22727272727" calcext:value-type="float">
            <text:p>0,5227272727</text:p>
          </table:table-cell>
          <table:table-cell/>
          <table:table-cell office:value-type="float" office:value="0.0909090909091" calcext:value-type="float">
            <text:p>0,0909090909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517045454545" calcext:value-type="float">
            <text:p>0,5170454545</text:p>
          </table:table-cell>
          <table:table-cell/>
          <table:table-cell table:formula="of:=[.F15]-[.B15]" office:value-type="float" office:value="0.0113636363636" calcext:value-type="float">
            <text:p>0,0113636364</text:p>
          </table:table-cell>
          <table:table-cell table:formula="of:=[.G15]-[.C15]" office:value-type="float" office:value="0.039772727273" calcext:value-type="float">
            <text:p>0,0397727273</text:p>
          </table:table-cell>
          <table:table-cell table:formula="of:=[.H15]-[.D15]" office:value-type="float" office:value="-0.00568181818200009" calcext:value-type="float">
            <text:p>-0,0056818182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AP_calRW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76136363636" calcext:value-type="float">
            <text:p>0,1761363636</text:p>
          </table:table-cell>
          <table:table-cell office:value-type="float" office:value="0.579545454545" calcext:value-type="float">
            <text:p>0,5795454545</text:p>
          </table:table-cell>
          <table:table-cell/>
          <table:table-cell office:value-type="float" office:value="0.0738636363636" calcext:value-type="float">
            <text:p>0,0738636364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517045454545" calcext:value-type="float">
            <text:p>0,5170454545</text:p>
          </table:table-cell>
          <table:table-cell/>
          <table:table-cell table:formula="of:=[.F16]-[.B16]" office:value-type="float" office:value="0.0454545454545" calcext:value-type="float">
            <text:p>0,0454545455</text:p>
          </table:table-cell>
          <table:table-cell table:formula="of:=[.G16]-[.C16]" office:value-type="float" office:value="0.136363636364" calcext:value-type="float">
            <text:p>0,1363636364</text:p>
          </table:table-cell>
          <table:table-cell table:formula="of:=[.H16]-[.D16]" office:value-type="float" office:value="-0.0625" calcext:value-type="float">
            <text:p>-0,0625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AP_calRWp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573863636364" calcext:value-type="float">
            <text:p>0,5738636364</text:p>
          </table:table-cell>
          <table:table-cell/>
          <table:table-cell office:value-type="float" office:value="0.0681818181818" calcext:value-type="float">
            <text:p>0,0681818182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534090909091" calcext:value-type="float">
            <text:p>0,5340909091</text:p>
          </table:table-cell>
          <table:table-cell/>
          <table:table-cell table:formula="of:=[.F17]-[.B17]" office:value-type="float" office:value="0.0284090909091" calcext:value-type="float">
            <text:p>0,0284090909</text:p>
          </table:table-cell>
          <table:table-cell table:formula="of:=[.G17]-[.C17]" office:value-type="float" office:value="0.079545454545" calcext:value-type="float">
            <text:p>0,0795454545</text:p>
          </table:table-cell>
          <table:table-cell table:formula="of:=[.H17]-[.D17]" office:value-type="float" office:value="-0.039772727273" calcext:value-type="float">
            <text:p>-0,0397727273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340909090909" calcext:value-type="float">
            <text:p>0,3409090909</text:p>
          </table:table-cell>
          <table:table-cell office:value-type="float" office:value="0.585227272727" calcext:value-type="float">
            <text:p>0,5852272727</text:p>
          </table:table-cell>
          <table:table-cell/>
          <table:table-cell office:value-type="float" office:value="0.164772727273" calcext:value-type="float">
            <text:p>0,1647727273</text:p>
          </table:table-cell>
          <table:table-cell office:value-type="float" office:value="0.329545454545" calcext:value-type="float">
            <text:p>0,3295454545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table:formula="of:=[.F18]-[.U147]" office:value-type="float" office:value="0.164772727273" calcext:value-type="float">
            <text:p>0,1647727273</text:p>
          </table:table-cell>
          <table:table-cell table:formula="of:=[.G18]-[.V147]" office:value-type="float" office:value="0.329545454545" calcext:value-type="float">
            <text:p>0,3295454545</text:p>
          </table:table-cell>
          <table:table-cell table:formula="of:=[.H18]-[.W147]" office:value-type="float" office:value="0.505681818182" calcext:value-type="float">
            <text:p>0,5056818182</text:p>
          </table:table-cell>
          <table:table-cell table:number-columns-repeated="28"/>
        </table:table-row>
        <table:table-row table:style-name="ro2" table:number-rows-repeated="3">
          <table:table-cell table:number-columns-repeated="40"/>
        </table:table-row>
        <table:table-row table:style-name="ro2">
          <table:table-cell table:number-columns-repeated="14"/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top500</text:p>
          </table:table-cell>
          <table:table-cell table:number-columns-repeated="21"/>
        </table:table-row>
        <table:table-row table:style-name="ro5"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5"/>
          <table:table-cell office:value-type="string" calcext:value-type="string">
            <text:p>sdock 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34090909091" calcext:value-type="float">
            <text:p>0,5340909091</text:p>
          </table:table-cell>
          <table:table-cell/>
          <table:table-cell office:value-type="float" office:value="0.147727272727" calcext:value-type="float">
            <text:p>0,1477272727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09090909091" calcext:value-type="float">
            <text:p>0,4090909091</text:p>
          </table:table-cell>
          <table:table-cell/>
          <table:table-cell table:formula="of:= [.F24]-[.B24]" office:value-type="float" office:value="0.0795454545452" calcext:value-type="float">
            <text:p>0,0795454545</text:p>
          </table:table-cell>
          <table:table-cell table:formula="of:= [.G24]-[.C24]" office:value-type="float" office:value="-0.011363636363" calcext:value-type="float">
            <text:p>-0,0113636364</text:p>
          </table:table-cell>
          <table:table-cell table:formula="of:= [.H24]-[.D24]" office:value-type="float" office:value="-0.125" calcext:value-type="float">
            <text:p>-0,125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352272727273" calcext:value-type="float">
            <text:p>0,3522727273</text:p>
          </table:table-cell>
          <table:table-cell office:value-type="float" office:value="0.551136363636" calcext:value-type="float">
            <text:p>0,5511363636</text:p>
          </table:table-cell>
          <table:table-cell/>
          <table:table-cell office:value-type="float" office:value="0.204545454545" calcext:value-type="float">
            <text:p>0,2045454545</text:p>
          </table:table-cell>
          <table:table-cell office:value-type="float" office:value="0.352272727273" calcext:value-type="float">
            <text:p>0,3522727273</text:p>
          </table:table-cell>
          <table:table-cell office:value-type="float" office:value="0.465909090909" calcext:value-type="float">
            <text:p>0,4659090909</text:p>
          </table:table-cell>
          <table:table-cell/>
          <table:table-cell table:formula="of:=[.S24]-[.O24]" office:value-type="float" office:value="0.051136363636" calcext:value-type="float">
            <text:p>0,0511363636</text:p>
          </table:table-cell>
          <table:table-cell table:formula="of:=[.T24]-[.P24]" office:value-type="float" office:value="0" calcext:value-type="float">
            <text:p>0</text:p>
          </table:table-cell>
          <table:table-cell table:formula="of:=[.U24]-[.Q24]" office:value-type="float" office:value="-0.0852272727269999" calcext:value-type="float">
            <text:p>-0,085227272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P_MJ2h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0.107954545455" calcext:value-type="float">
            <text:p>0,107954545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31818181818" calcext:value-type="float">
            <text:p>0,4318181818</text:p>
          </table:table-cell>
          <table:table-cell/>
          <table:table-cell table:formula="of:= [.F25]-[.B25]" office:value-type="float" office:value="0.0284090909095" calcext:value-type="float">
            <text:p>0,0284090909</text:p>
          </table:table-cell>
          <table:table-cell table:formula="of:= [.G25]-[.C25]" office:value-type="float" office:value="0.022727272728" calcext:value-type="float">
            <text:p>0,0227272727</text:p>
          </table:table-cell>
          <table:table-cell table:formula="of:= [.H25]-[.D25]" office:value-type="float" office:value="-0.068181818182" calcext:value-type="float">
            <text:p>-0,0681818182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34090909091" calcext:value-type="float">
            <text:p>0,5340909091</text:p>
          </table:table-cell>
          <table:table-cell/>
          <table:table-cell office:value-type="float" office:value="0.147727272727" calcext:value-type="float">
            <text:p>0,1477272727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09090909091" calcext:value-type="float">
            <text:p>0,4090909091</text:p>
          </table:table-cell>
          <table:table-cell/>
          <table:table-cell table:formula="of:=[.S25]-[.O25]" office:value-type="float" office:value="0.0795454545452" calcext:value-type="float">
            <text:p>0,0795454545</text:p>
          </table:table-cell>
          <table:table-cell table:formula="of:=[.T25]-[.P25]" office:value-type="float" office:value="-0.011363636363" calcext:value-type="float">
            <text:p>-0,0113636364</text:p>
          </table:table-cell>
          <table:table-cell table:formula="of:=[.U25]-[.Q25]" office:value-type="float" office:value="-0.125" calcext:value-type="float">
            <text:p>-0,12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P_RMFCA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204545454545" calcext:value-type="float">
            <text:p>0,2045454545</text:p>
          </table:table-cell>
          <table:table-cell office:value-type="float" office:value="0.4375" calcext:value-type="float">
            <text:p>0,4375</text:p>
          </table:table-cell>
          <table:table-cell/>
          <table:table-cell office:value-type="float" office:value="0.113636363636" calcext:value-type="float">
            <text:p>0,1136363636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43181818182" calcext:value-type="float">
            <text:p>0,4431818182</text:p>
          </table:table-cell>
          <table:table-cell/>
          <table:table-cell table:formula="of:= [.F26]-[.B26]" office:value-type="float" office:value="0" calcext:value-type="float">
            <text:p>0</text:p>
          </table:table-cell>
          <table:table-cell table:formula="of:= [.G26]-[.C26]" office:value-type="float" office:value="0.056818181819" calcext:value-type="float">
            <text:p>0,0568181818</text:p>
          </table:table-cell>
          <table:table-cell table:formula="of:= [.H26]-[.D26]" office:value-type="float" office:value="0.00568181818199998" calcext:value-type="float">
            <text:p>0,0056818182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office:value-type="float" office:value="0.136363636364" calcext:value-type="float">
            <text:p>0,1363636364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60227272727" calcext:value-type="float">
            <text:p>0,4602272727</text:p>
          </table:table-cell>
          <table:table-cell/>
          <table:table-cell table:formula="of:=[.S26]-[.O26]" office:value-type="float" office:value="0.034090909091" calcext:value-type="float">
            <text:p>0,0340909091</text:p>
          </table:table-cell>
          <table:table-cell table:formula="of:=[.T26]-[.P26]" office:value-type="float" office:value="0" calcext:value-type="float">
            <text:p>0</text:p>
          </table:table-cell>
          <table:table-cell table:formula="of:=[.U26]-[.Q26]" office:value-type="float" office:value="-0.045454545455" calcext:value-type="float">
            <text:p>-0,045454545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P_RMFCEN1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488636363636" calcext:value-type="float">
            <text:p>0,4886363636</text:p>
          </table:table-cell>
          <table:table-cell/>
          <table:table-cell office:value-type="float" office:value="0.119318181818" calcext:value-type="float">
            <text:p>0,1193181818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table:formula="of:= [.F27]-[.B27]" office:value-type="float" office:value="0.0227272727271" calcext:value-type="float">
            <text:p>0,0227272727</text:p>
          </table:table-cell>
          <table:table-cell table:formula="of:= [.G27]-[.C27]" office:value-type="float" office:value="0.028409090909" calcext:value-type="float">
            <text:p>0,0284090909</text:p>
          </table:table-cell>
          <table:table-cell table:formula="of:= [.H27]-[.D27]" office:value-type="float" office:value="-0.034090909091" calcext:value-type="float">
            <text:p>-0,0340909091</text:p>
          </table:table-cell>
          <table:table-cell/>
          <table:table-cell office:value-type="string" calcext:value-type="string">
            <text:p>CP_MJ2h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0.107954545455" calcext:value-type="float">
            <text:p>0,107954545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31818181818" calcext:value-type="float">
            <text:p>0,4318181818</text:p>
          </table:table-cell>
          <table:table-cell/>
          <table:table-cell table:formula="of:=[.S27]-[.O27]" office:value-type="float" office:value="0.0284090909095" calcext:value-type="float">
            <text:p>0,0284090909</text:p>
          </table:table-cell>
          <table:table-cell table:formula="of:=[.T27]-[.P27]" office:value-type="float" office:value="0.022727272728" calcext:value-type="float">
            <text:p>0,0227272727</text:p>
          </table:table-cell>
          <table:table-cell table:formula="of:=[.U27]-[.Q27]" office:value-type="float" office:value="-0.068181818182" calcext:value-type="float">
            <text:p>-0,0681818182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SDOCK</text:p>
          </table:table-cell>
          <table:table-cell office:value-type="float" office:value="0.125" calcext:value-type="float">
            <text:p>0,1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94318181818" calcext:value-type="float">
            <text:p>0,4943181818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77272727273" calcext:value-type="float">
            <text:p>0,4772727273</text:p>
          </table:table-cell>
          <table:table-cell/>
          <table:table-cell table:formula="of:= [.F28]-[.B28]" office:value-type="float" office:value="0" calcext:value-type="float">
            <text:p>0</text:p>
          </table:table-cell>
          <table:table-cell table:formula="of:= [.G28]-[.C28]" office:value-type="float" office:value="0" calcext:value-type="float">
            <text:p>0</text:p>
          </table:table-cell>
          <table:table-cell table:formula="of:= [.H28]-[.D28]" office:value-type="float" office:value="-0.017045454545" calcext:value-type="float">
            <text:p>-0,0170454545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float" office:value="0.289772727273" calcext:value-type="float">
            <text:p>0,2897727273</text:p>
          </table:table-cell>
          <table:table-cell office:value-type="float" office:value="0.477272727273" calcext:value-type="float">
            <text:p>0,4772727273</text:p>
          </table:table-cell>
          <table:table-cell/>
          <table:table-cell table:formula="of:=[.S28]-[.O28]" office:value-type="float" office:value="0.0454545454545" calcext:value-type="float">
            <text:p>0,0454545455</text:p>
          </table:table-cell>
          <table:table-cell table:formula="of:=[.T28]-[.P28]" office:value-type="float" office:value="0.028409090909" calcext:value-type="float">
            <text:p>0,0284090909</text:p>
          </table:table-cell>
          <table:table-cell table:formula="of:=[.U28]-[.Q28]" office:value-type="float" office:value="-0.034090909091" calcext:value-type="float">
            <text:p>-0,034090909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P_TB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494318181818" calcext:value-type="float">
            <text:p>0,4943181818</text:p>
          </table:table-cell>
          <table:table-cell/>
          <table:table-cell office:value-type="float" office:value="0.119318181818" calcext:value-type="float">
            <text:p>0,1193181818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431818181818" calcext:value-type="float">
            <text:p>0,4318181818</text:p>
          </table:table-cell>
          <table:table-cell/>
          <table:table-cell table:formula="of:= [.F29]-[.B29]" office:value-type="float" office:value="0.0284090909089" calcext:value-type="float">
            <text:p>0,0284090909</text:p>
          </table:table-cell>
          <table:table-cell table:formula="of:= [.G29]-[.C29]" office:value-type="float" office:value="0.028409090909" calcext:value-type="float">
            <text:p>0,0284090909</text:p>
          </table:table-cell>
          <table:table-cell table:formula="of:= [.H29]-[.D29]" office:value-type="float" office:value="-0.0625" calcext:value-type="float">
            <text:p>-0,0625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85227272727" calcext:value-type="float">
            <text:p>0,5852272727</text:p>
          </table:table-cell>
          <table:table-cell/>
          <table:table-cell office:value-type="float" office:value="0.136363636364" calcext:value-type="float">
            <text:p>0,1363636364</text:p>
          </table:table-cell>
          <table:table-cell office:value-type="float" office:value="0.289772727273" calcext:value-type="float">
            <text:p>0,2897727273</text:p>
          </table:table-cell>
          <table:table-cell office:value-type="float" office:value="0.477272727273" calcext:value-type="float">
            <text:p>0,4772727273</text:p>
          </table:table-cell>
          <table:table-cell/>
          <table:table-cell table:formula="of:=[.S29]-[.O29]" office:value-type="float" office:value="0.022727272728" calcext:value-type="float">
            <text:p>0,0227272727</text:p>
          </table:table-cell>
          <table:table-cell table:formula="of:=[.T29]-[.P29]" office:value-type="float" office:value="0.017045454546" calcext:value-type="float">
            <text:p>0,0170454545</text:p>
          </table:table-cell>
          <table:table-cell table:formula="of:=[.U29]-[.Q29]" office:value-type="float" office:value="-0.107954545454" calcext:value-type="float">
            <text:p>-0,107954545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P_T1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88636363636" calcext:value-type="float">
            <text:p>0,4886363636</text:p>
          </table:table-cell>
          <table:table-cell/>
          <table:table-cell office:value-type="float" office:value="0.119318181818" calcext:value-type="float">
            <text:p>0,1193181818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443181818182" calcext:value-type="float">
            <text:p>0,4431818182</text:p>
          </table:table-cell>
          <table:table-cell/>
          <table:table-cell table:formula="of:= [.F30]-[.B30]" office:value-type="float" office:value="0.0454545454544" calcext:value-type="float">
            <text:p>0,0454545455</text:p>
          </table:table-cell>
          <table:table-cell table:formula="of:= [.G30]-[.C30]" office:value-type="float" office:value="-0.00568181818199998" calcext:value-type="float">
            <text:p>-0,0056818182</text:p>
          </table:table-cell>
          <table:table-cell table:formula="of:= [.H30]-[.D30]" office:value-type="float" office:value="-0.045454545454" calcext:value-type="float">
            <text:p>-0,0454545455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P_TS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5" calcext:value-type="float">
            <text:p>0,25</text:p>
          </table:table-cell>
          <table:table-cell office:value-type="float" office:value="0.465909090909" calcext:value-type="float">
            <text:p>0,4659090909</text:p>
          </table:table-cell>
          <table:table-cell/>
          <table:table-cell office:value-type="float" office:value="0.130681818182" calcext:value-type="float">
            <text:p>0,1306818182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443181818182" calcext:value-type="float">
            <text:p>0,4431818182</text:p>
          </table:table-cell>
          <table:table-cell/>
          <table:table-cell table:formula="of:= [.F31]-[.B31]" office:value-type="float" office:value="0.0454545454547" calcext:value-type="float">
            <text:p>0,0454545455</text:p>
          </table:table-cell>
          <table:table-cell table:formula="of:= [.G31]-[.C31]" office:value-type="float" office:value="0.017045454545" calcext:value-type="float">
            <text:p>0,0170454545</text:p>
          </table:table-cell>
          <table:table-cell table:formula="of:= [.H31]-[.D31]" office:value-type="float" office:value="-0.022727272727" calcext:value-type="float">
            <text:p>-0,0227272727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office:value-type="float" office:value="0.136363636364" calcext:value-type="float">
            <text:p>0,1363636364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60227272727" calcext:value-type="float">
            <text:p>0,4602272727</text:p>
          </table:table-cell>
          <table:table-cell/>
          <table:table-cell table:formula="of:= [.F32]-[.B32]" office:value-type="float" office:value="0.034090909091" calcext:value-type="float">
            <text:p>0,0340909091</text:p>
          </table:table-cell>
          <table:table-cell table:formula="of:= [.G32]-[.C32]" office:value-type="float" office:value="0" calcext:value-type="float">
            <text:p>0</text:p>
          </table:table-cell>
          <table:table-cell table:formula="of:= [.H32]-[.D32]" office:value-type="float" office:value="-0.045454545455" calcext:value-type="float">
            <text:p>-0,0454545455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85227272727" calcext:value-type="float">
            <text:p>0,5852272727</text:p>
          </table:table-cell>
          <table:table-cell/>
          <table:table-cell office:value-type="float" office:value="0.136363636364" calcext:value-type="float">
            <text:p>0,1363636364</text:p>
          </table:table-cell>
          <table:table-cell office:value-type="float" office:value="0.289772727273" calcext:value-type="float">
            <text:p>0,2897727273</text:p>
          </table:table-cell>
          <table:table-cell office:value-type="float" office:value="0.477272727273" calcext:value-type="float">
            <text:p>0,4772727273</text:p>
          </table:table-cell>
          <table:table-cell/>
          <table:table-cell table:formula="of:= [.F33]-[.B33]" office:value-type="float" office:value="0.022727272728" calcext:value-type="float">
            <text:p>0,0227272727</text:p>
          </table:table-cell>
          <table:table-cell table:formula="of:= [.G33]-[.C33]" office:value-type="float" office:value="0.017045454546" calcext:value-type="float">
            <text:p>0,0170454545</text:p>
          </table:table-cell>
          <table:table-cell table:formula="of:= [.H33]-[.D33]" office:value-type="float" office:value="-0.107954545454" calcext:value-type="float">
            <text:p>-0,1079545455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CP_Qp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float" office:value="0.289772727273" calcext:value-type="float">
            <text:p>0,2897727273</text:p>
          </table:table-cell>
          <table:table-cell office:value-type="float" office:value="0.477272727273" calcext:value-type="float">
            <text:p>0,4772727273</text:p>
          </table:table-cell>
          <table:table-cell/>
          <table:table-cell table:formula="of:= [.F34]-[.B34]" office:value-type="float" office:value="0.0454545454545" calcext:value-type="float">
            <text:p>0,0454545455</text:p>
          </table:table-cell>
          <table:table-cell table:formula="of:= [.G34]-[.C34]" office:value-type="float" office:value="0.028409090909" calcext:value-type="float">
            <text:p>0,0284090909</text:p>
          </table:table-cell>
          <table:table-cell table:formula="of:= [.H34]-[.D34]" office:value-type="float" office:value="-0.034090909091" calcext:value-type="float">
            <text:p>-0,0340909091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AP_calRWp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55681818182" calcext:value-type="float">
            <text:p>0,2556818182</text:p>
          </table:table-cell>
          <table:table-cell office:value-type="float" office:value="0.528409090909" calcext:value-type="float">
            <text:p>0,5284090909</text:p>
          </table:table-cell>
          <table:table-cell/>
          <table:table-cell office:value-type="float" office:value="0.119318181818" calcext:value-type="float">
            <text:p>0,1193181818</text:p>
          </table:table-cell>
          <table:table-cell office:value-type="float" office:value="0.295454545455" calcext:value-type="float">
            <text:p>0,2954545455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table:formula="of:= [.F35]-[.B35]" office:value-type="float" office:value="0.056818181818" calcext:value-type="float">
            <text:p>0,0568181818</text:p>
          </table:table-cell>
          <table:table-cell table:formula="of:= [.G35]-[.C35]" office:value-type="float" office:value="0.039772727273" calcext:value-type="float">
            <text:p>0,0397727273</text:p>
          </table:table-cell>
          <table:table-cell table:formula="of:= [.H35]-[.D35]" office:value-type="float" office:value="-0.073863636364" calcext:value-type="float">
            <text:p>-0,0738636364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AP_calRW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25" calcext:value-type="float">
            <text:p>0,25</text:p>
          </table:table-cell>
          <table:table-cell office:value-type="float" office:value="0.534090909091" calcext:value-type="float">
            <text:p>0,5340909091</text:p>
          </table:table-cell>
          <table:table-cell/>
          <table:table-cell office:value-type="float" office:value="0.0852272727273" calcext:value-type="float">
            <text:p>0,0852272727</text:p>
          </table:table-cell>
          <table:table-cell office:value-type="float" office:value="0.306818181818" calcext:value-type="float">
            <text:p>0,3068181818</text:p>
          </table:table-cell>
          <table:table-cell office:value-type="float" office:value="0.448863636364" calcext:value-type="float">
            <text:p>0,4488636364</text:p>
          </table:table-cell>
          <table:table-cell/>
          <table:table-cell table:formula="of:= [.F36]-[.B36]" office:value-type="float" office:value="0.0568181818182" calcext:value-type="float">
            <text:p>0,0568181818</text:p>
          </table:table-cell>
          <table:table-cell table:formula="of:= [.G36]-[.C36]" office:value-type="float" office:value="0.056818181818" calcext:value-type="float">
            <text:p>0,0568181818</text:p>
          </table:table-cell>
          <table:table-cell table:formula="of:= [.H36]-[.D36]" office:value-type="float" office:value="-0.085227272727" calcext:value-type="float">
            <text:p>-0,0852272727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352272727273" calcext:value-type="float">
            <text:p>0,3522727273</text:p>
          </table:table-cell>
          <table:table-cell office:value-type="float" office:value="0.551136363636" calcext:value-type="float">
            <text:p>0,5511363636</text:p>
          </table:table-cell>
          <table:table-cell/>
          <table:table-cell office:value-type="float" office:value="0.204545454545" calcext:value-type="float">
            <text:p>0,2045454545</text:p>
          </table:table-cell>
          <table:table-cell office:value-type="float" office:value="0.352272727273" calcext:value-type="float">
            <text:p>0,3522727273</text:p>
          </table:table-cell>
          <table:table-cell office:value-type="float" office:value="0.465909090909" calcext:value-type="float">
            <text:p>0,4659090909</text:p>
          </table:table-cell>
          <table:table-cell/>
          <table:table-cell table:formula="of:= [.F37]-[.B37]" office:value-type="float" office:value="0.051136363636" calcext:value-type="float">
            <text:p>0,0511363636</text:p>
          </table:table-cell>
          <table:table-cell table:formula="of:= [.G37]-[.C37]" office:value-type="float" office:value="0" calcext:value-type="float">
            <text:p>0</text:p>
          </table:table-cell>
          <table:table-cell table:formula="of:= [.H37]-[.D37]" office:value-type="float" office:value="-0.0852272727269999" calcext:value-type="float">
            <text:p>-0,0852272727</text:p>
          </table:table-cell>
          <table:table-cell table:number-columns-repeated="28"/>
        </table:table-row>
        <table:table-row table:style-name="ro2" table:number-rows-repeated="2">
          <table:table-cell table:number-columns-repeated="40"/>
        </table:table-row>
        <table:table-row table:style-name="ro2"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6"/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top500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PYDOCK_TOT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03409090909" calcext:value-type="float">
            <text:p>0,4034090909</text:p>
          </table:table-cell>
          <table:table-cell/>
          <table:table-cell office:value-type="float" office:value="0.0568181818182" calcext:value-type="float">
            <text:p>0,0568181818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09090909091" calcext:value-type="float">
            <text:p>0,4090909091</text:p>
          </table:table-cell>
          <table:table-cell/>
          <table:table-cell table:formula="of:=[.F41]-[.B41]" office:value-type="float" office:value="0" calcext:value-type="float">
            <text:p>0</text:p>
          </table:table-cell>
          <table:table-cell table:formula="of:=[.G41]-[.C41]" office:value-type="float" office:value="0" calcext:value-type="float">
            <text:p>0</text:p>
          </table:table-cell>
          <table:table-cell table:formula="of:=[.H41]-[.D41]" office:value-type="float" office:value="0.00568181818199998" calcext:value-type="float">
            <text:p>0,0056818182</text:p>
          </table:table-cell>
          <table:table-cell/>
          <table:table-cell office:value-type="string" calcext:value-type="string">
            <text:p>pydock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P_DCOMPLEX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119318181818" calcext:value-type="float">
            <text:p>0,1193181818</text:p>
          </table:table-cell>
          <table:table-cell office:value-type="float" office:value="0.329545454545" calcext:value-type="float">
            <text:p>0,3295454545</text:p>
          </table:table-cell>
          <table:table-cell/>
          <table:table-cell office:value-type="float" office:value="0.0454545454545" calcext:value-type="float">
            <text:p>0,0454545455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420454545455" calcext:value-type="float">
            <text:p>0,4204545455</text:p>
          </table:table-cell>
          <table:table-cell/>
          <table:table-cell table:formula="of:=[.F42]-[.B42]" office:value-type="float" office:value="0.0056818181818" calcext:value-type="float">
            <text:p>0,0056818182</text:p>
          </table:table-cell>
          <table:table-cell table:formula="of:=[.G42]-[.C42]" office:value-type="float" office:value="0.068181818182" calcext:value-type="float">
            <text:p>0,0681818182</text:p>
          </table:table-cell>
          <table:table-cell table:formula="of:=[.H42]-[.D42]" office:value-type="float" office:value="0.09090909091" calcext:value-type="float">
            <text:p>0,0909090909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float" office:value="0.0625" calcext:value-type="float">
            <text:p>0,0625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table:formula="of:=[.S42]-[.O42]" office:value-type="float" office:value="-0.0056818181818" calcext:value-type="float">
            <text:p>-0,0056818182</text:p>
          </table:table-cell>
          <table:table-cell table:formula="of:=[.T42]-[.P42]" office:value-type="float" office:value="0.034090909091" calcext:value-type="float">
            <text:p>0,0340909091</text:p>
          </table:table-cell>
          <table:table-cell table:formula="of:=[.U42]-[.Q42]" office:value-type="float" office:value="0.056818181818" calcext:value-type="float">
            <text:p>0,056818181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P_RMFCEN2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07954545455" calcext:value-type="float">
            <text:p>0,1079545455</text:p>
          </table:table-cell>
          <table:table-cell office:value-type="float" office:value="0.261363636364" calcext:value-type="float">
            <text:p>0,2613636364</text:p>
          </table:table-cell>
          <table:table-cell/>
          <table:table-cell office:value-type="float" office:value="0.0681818181818" calcext:value-type="float">
            <text:p>0,0681818182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443181818182" calcext:value-type="float">
            <text:p>0,4431818182</text:p>
          </table:table-cell>
          <table:table-cell/>
          <table:table-cell table:formula="of:=[.F43]-[.B43]" office:value-type="float" office:value="0.0397727272727" calcext:value-type="float">
            <text:p>0,0397727273</text:p>
          </table:table-cell>
          <table:table-cell table:formula="of:=[.G43]-[.C43]" office:value-type="float" office:value="0.079545454545" calcext:value-type="float">
            <text:p>0,0795454545</text:p>
          </table:table-cell>
          <table:table-cell table:formula="of:=[.H43]-[.D43]" office:value-type="float" office:value="0.181818181818" calcext:value-type="float">
            <text:p>0,1818181818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164772727273" calcext:value-type="float">
            <text:p>0,1647727273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float" office:value="0.0909090909091" calcext:value-type="float">
            <text:p>0,0909090909</text:p>
          </table:table-cell>
          <table:table-cell office:value-type="float" office:value="0.204545454545" calcext:value-type="float">
            <text:p>0,2045454545</text:p>
          </table:table-cell>
          <table:table-cell office:value-type="float" office:value="0.4375" calcext:value-type="float">
            <text:p>0,4375</text:p>
          </table:table-cell>
          <table:table-cell/>
          <table:table-cell table:formula="of:=[.S43]-[.O43]" office:value-type="float" office:value="0.0170454545455" calcext:value-type="float">
            <text:p>0,0170454545</text:p>
          </table:table-cell>
          <table:table-cell table:formula="of:=[.T43]-[.P43]" office:value-type="float" office:value="0.039772727272" calcext:value-type="float">
            <text:p>0,0397727273</text:p>
          </table:table-cell>
          <table:table-cell table:formula="of:=[.U43]-[.Q43]" office:value-type="float" office:value="0.039772727273" calcext:value-type="float">
            <text:p>0,039772727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P_TB</text:p>
          </table:table-cell>
          <table:table-cell office:value-type="float" office:value="0.0227272727273" calcext:value-type="float">
            <text:p>0,0227272727</text:p>
          </table:table-cell>
          <table:table-cell office:value-type="float" office:value="0.176136363636" calcext:value-type="float">
            <text:p>0,1761363636</text:p>
          </table:table-cell>
          <table:table-cell office:value-type="float" office:value="0.414772727273" calcext:value-type="float">
            <text:p>0,4147727273</text:p>
          </table:table-cell>
          <table:table-cell/>
          <table:table-cell office:value-type="float" office:value="0.0284090909091" calcext:value-type="float">
            <text:p>0,0284090909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482954545455" calcext:value-type="float">
            <text:p>0,4829545455</text:p>
          </table:table-cell>
          <table:table-cell/>
          <table:table-cell table:formula="of:=[.F44]-[.B44]" office:value-type="float" office:value="0.0056818181818" calcext:value-type="float">
            <text:p>0,0056818182</text:p>
          </table:table-cell>
          <table:table-cell table:formula="of:=[.G44]-[.C44]" office:value-type="float" office:value="0.011363636364" calcext:value-type="float">
            <text:p>0,0113636364</text:p>
          </table:table-cell>
          <table:table-cell table:formula="of:=[.H44]-[.D44]" office:value-type="float" office:value="0.068181818182" calcext:value-type="float">
            <text:p>0,0681818182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float" office:value="0.0625" calcext:value-type="float">
            <text:p>0,0625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426136363636" calcext:value-type="float">
            <text:p>0,4261363636</text:p>
          </table:table-cell>
          <table:table-cell/>
          <table:table-cell table:formula="of:=[.S44]-[.O44]" office:value-type="float" office:value="0.0340909090909" calcext:value-type="float">
            <text:p>0,0340909091</text:p>
          </table:table-cell>
          <table:table-cell table:formula="of:=[.T44]-[.P44]" office:value-type="float" office:value="0.051136363637" calcext:value-type="float">
            <text:p>0,0511363636</text:p>
          </table:table-cell>
          <table:table-cell table:formula="of:=[.U44]-[.Q44]" office:value-type="float" office:value="0.0625" calcext:value-type="float">
            <text:p>0,062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P_SKOIP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136363636364" calcext:value-type="float">
            <text:p>0,1363636364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float" office:value="0.0397727272727" calcext:value-type="float">
            <text:p>0,0397727273</text:p>
          </table:table-cell>
          <table:table-cell office:value-type="float" office:value="0.193181818182" calcext:value-type="float">
            <text:p>0,1931818182</text:p>
          </table:table-cell>
          <table:table-cell office:value-type="float" office:value="0.426136363636" calcext:value-type="float">
            <text:p>0,4261363636</text:p>
          </table:table-cell>
          <table:table-cell/>
          <table:table-cell table:formula="of:=[.F45]-[.B45]" office:value-type="float" office:value="-0.0113636363637" calcext:value-type="float">
            <text:p>-0,0113636364</text:p>
          </table:table-cell>
          <table:table-cell table:formula="of:=[.G45]-[.C45]" office:value-type="float" office:value="0.056818181818" calcext:value-type="float">
            <text:p>0,0568181818</text:p>
          </table:table-cell>
          <table:table-cell table:formula="of:=[.H45]-[.D45]" office:value-type="float" office:value="0.028409090909" calcext:value-type="float">
            <text:p>0,0284090909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26136363636" calcext:value-type="float">
            <text:p>0,4261363636</text:p>
          </table:table-cell>
          <table:table-cell/>
          <table:table-cell office:value-type="float" office:value="0.0625" calcext:value-type="float">
            <text:p>0,0625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471590909091" calcext:value-type="float">
            <text:p>0,4715909091</text:p>
          </table:table-cell>
          <table:table-cell/>
          <table:table-cell table:formula="of:=[.S45]-[.O45]" office:value-type="float" office:value="-0.0056818181818" calcext:value-type="float">
            <text:p>-0,0056818182</text:p>
          </table:table-cell>
          <table:table-cell table:formula="of:=[.T45]-[.P45]" office:value-type="float" office:value="0.056818181818" calcext:value-type="float">
            <text:p>0,0568181818</text:p>
          </table:table-cell>
          <table:table-cell table:formula="of:=[.U45]-[.Q45]" office:value-type="float" office:value="0.045454545455" calcext:value-type="float">
            <text:p>0,0454545455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AP_GOAP_DF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59090909091" calcext:value-type="float">
            <text:p>0,1590909091</text:p>
          </table:table-cell>
          <table:table-cell office:value-type="float" office:value="0.3125" calcext:value-type="float">
            <text:p>0,3125</text:p>
          </table:table-cell>
          <table:table-cell/>
          <table:table-cell office:value-type="float" office:value="0.0738636363636" calcext:value-type="float">
            <text:p>0,0738636364</text:p>
          </table:table-cell>
          <table:table-cell office:value-type="float" office:value="0.193181818182" calcext:value-type="float">
            <text:p>0,1931818182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table:formula="of:=[.F46]-[.B46]" office:value-type="float" office:value="0.0170454545454" calcext:value-type="float">
            <text:p>0,0170454545</text:p>
          </table:table-cell>
          <table:table-cell table:formula="of:=[.G46]-[.C46]" office:value-type="float" office:value="0.034090909091" calcext:value-type="float">
            <text:p>0,0340909091</text:p>
          </table:table-cell>
          <table:table-cell table:formula="of:=[.H46]-[.D46]" office:value-type="float" office:value="0.142045454545" calcext:value-type="float">
            <text:p>0,1420454545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136363636364" calcext:value-type="float">
            <text:p>0,1363636364</text:p>
          </table:table-cell>
          <table:table-cell office:value-type="float" office:value="0.3125" calcext:value-type="float">
            <text:p>0,3125</text:p>
          </table:table-cell>
          <table:table-cell/>
          <table:table-cell office:value-type="float" office:value="0.0738636363636" calcext:value-type="float">
            <text:p>0,0738636364</text:p>
          </table:table-cell>
          <table:table-cell office:value-type="float" office:value="0.204545454545" calcext:value-type="float">
            <text:p>0,2045454545</text:p>
          </table:table-cell>
          <table:table-cell office:value-type="float" office:value="0.443181818182" calcext:value-type="float">
            <text:p>0,4431818182</text:p>
          </table:table-cell>
          <table:table-cell/>
          <table:table-cell table:formula="of:=[.S46]-[.O46]" office:value-type="float" office:value="0.0340909090909" calcext:value-type="float">
            <text:p>0,0340909091</text:p>
          </table:table-cell>
          <table:table-cell table:formula="of:=[.T46]-[.P46]" office:value-type="float" office:value="0.068181818181" calcext:value-type="float">
            <text:p>0,0681818182</text:p>
          </table:table-cell>
          <table:table-cell table:formula="of:=[.U46]-[.Q46]" office:value-type="float" office:value="0.130681818182" calcext:value-type="float">
            <text:p>0,130681818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P_TS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89772727273" calcext:value-type="float">
            <text:p>0,2897727273</text:p>
          </table:table-cell>
          <table:table-cell/>
          <table:table-cell office:value-type="float" office:value="0.0511363636364" calcext:value-type="float">
            <text:p>0,0511363636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414772727273" calcext:value-type="float">
            <text:p>0,4147727273</text:p>
          </table:table-cell>
          <table:table-cell/>
          <table:table-cell table:formula="of:=[.F47]-[.B47]" office:value-type="float" office:value="0.0170454545455" calcext:value-type="float">
            <text:p>0,0170454545</text:p>
          </table:table-cell>
          <table:table-cell table:formula="of:=[.G47]-[.C47]" office:value-type="float" office:value="0.1136363636367" calcext:value-type="float">
            <text:p>0,1136363636</text:p>
          </table:table-cell>
          <table:table-cell table:formula="of:=[.H47]-[.D47]" office:value-type="float" office:value="0.125" calcext:value-type="float">
            <text:p>0,125</text:p>
          </table:table-cell>
          <table:table-cell/>
          <table:table-cell office:value-type="string" calcext:value-type="string">
            <text:p>CP_MJ2h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130681818182" calcext:value-type="float">
            <text:p>0,1306818182</text:p>
          </table:table-cell>
          <table:table-cell office:value-type="float" office:value="0.329545454545" calcext:value-type="float">
            <text:p>0,3295454545</text:p>
          </table:table-cell>
          <table:table-cell/>
          <table:table-cell office:value-type="float" office:value="0.0738636363636" calcext:value-type="float">
            <text:p>0,0738636364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448863636364" calcext:value-type="float">
            <text:p>0,4488636364</text:p>
          </table:table-cell>
          <table:table-cell/>
          <table:table-cell table:formula="of:=[.S47]-[.O47]" office:value-type="float" office:value="0.0397727272727" calcext:value-type="float">
            <text:p>0,0397727273</text:p>
          </table:table-cell>
          <table:table-cell table:formula="of:=[.T47]-[.P47]" office:value-type="float" office:value="0.068181818182" calcext:value-type="float">
            <text:p>0,0681818182</text:p>
          </table:table-cell>
          <table:table-cell table:formula="of:=[.U47]-[.Q47]" office:value-type="float" office:value="0.119318181819" calcext:value-type="float">
            <text:p>0,119318181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float" office:value="0.0625" calcext:value-type="float">
            <text:p>0,0625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426136363636" calcext:value-type="float">
            <text:p>0,4261363636</text:p>
          </table:table-cell>
          <table:table-cell/>
          <table:table-cell table:formula="of:=[.F48]-[.B48]" office:value-type="float" office:value="0.0340909090909" calcext:value-type="float">
            <text:p>0,0340909091</text:p>
          </table:table-cell>
          <table:table-cell table:formula="of:=[.G48]-[.C48]" office:value-type="float" office:value="0.051136363637" calcext:value-type="float">
            <text:p>0,0511363636</text:p>
          </table:table-cell>
          <table:table-cell table:formula="of:=[.H48]-[.D48]" office:value-type="float" office:value="0.0625" calcext:value-type="float">
            <text:p>0,0625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P_TD</text:p>
          </table:table-cell>
          <table:table-cell office:value-type="float" office:value="0.0170454545455" calcext:value-type="float">
            <text:p>0,0170454545</text:p>
          </table:table-cell>
          <table:table-cell office:value-type="float" office:value="0.130681818182" calcext:value-type="float">
            <text:p>0,1306818182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float" office:value="0.0454545454545" calcext:value-type="float">
            <text:p>0,0454545455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426136363636" calcext:value-type="float">
            <text:p>0,4261363636</text:p>
          </table:table-cell>
          <table:table-cell/>
          <table:table-cell table:formula="of:=[.F49]-[.B49]" office:value-type="float" office:value="0.028409090909" calcext:value-type="float">
            <text:p>0,0284090909</text:p>
          </table:table-cell>
          <table:table-cell table:formula="of:=[.G49]-[.C49]" office:value-type="float" office:value="0.068181818182" calcext:value-type="float">
            <text:p>0,0681818182</text:p>
          </table:table-cell>
          <table:table-cell table:formula="of:=[.H49]-[.D49]" office:value-type="float" office:value="0.0625" calcext:value-type="float">
            <text:p>0,0625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AP_dDFIRE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346590909091" calcext:value-type="float">
            <text:p>0,3465909091</text:p>
          </table:table-cell>
          <table:table-cell/>
          <table:table-cell office:value-type="float" office:value="0.0568181818182" calcext:value-type="float">
            <text:p>0,0568181818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443181818182" calcext:value-type="float">
            <text:p>0,4431818182</text:p>
          </table:table-cell>
          <table:table-cell/>
          <table:table-cell table:formula="of:=[.F50]-[.B50]" office:value-type="float" office:value="0.0113636363637" calcext:value-type="float">
            <text:p>0,0113636364</text:p>
          </table:table-cell>
          <table:table-cell table:formula="of:=[.G50]-[.C50]" office:value-type="float" office:value="0.051136363637" calcext:value-type="float">
            <text:p>0,0511363636</text:p>
          </table:table-cell>
          <table:table-cell table:formula="of:=[.H50]-[.D50]" office:value-type="float" office:value="0.096590909091" calcext:value-type="float">
            <text:p>0,0965909091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P_MJ2h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130681818182" calcext:value-type="float">
            <text:p>0,1306818182</text:p>
          </table:table-cell>
          <table:table-cell office:value-type="float" office:value="0.329545454545" calcext:value-type="float">
            <text:p>0,3295454545</text:p>
          </table:table-cell>
          <table:table-cell/>
          <table:table-cell office:value-type="float" office:value="0.0738636363636" calcext:value-type="float">
            <text:p>0,0738636364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448863636364" calcext:value-type="float">
            <text:p>0,4488636364</text:p>
          </table:table-cell>
          <table:table-cell/>
          <table:table-cell table:formula="of:=[.F51]-[.B51]" office:value-type="float" office:value="0.0397727272727" calcext:value-type="float">
            <text:p>0,0397727273</text:p>
          </table:table-cell>
          <table:table-cell table:formula="of:=[.G51]-[.C51]" office:value-type="float" office:value="0.068181818182" calcext:value-type="float">
            <text:p>0,0681818182</text:p>
          </table:table-cell>
          <table:table-cell table:formula="of:=[.H51]-[.D51]" office:value-type="float" office:value="0.119318181819" calcext:value-type="float">
            <text:p>0,1193181818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164772727273" calcext:value-type="float">
            <text:p>0,1647727273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float" office:value="0.0909090909091" calcext:value-type="float">
            <text:p>0,0909090909</text:p>
          </table:table-cell>
          <table:table-cell office:value-type="float" office:value="0.204545454545" calcext:value-type="float">
            <text:p>0,2045454545</text:p>
          </table:table-cell>
          <table:table-cell office:value-type="float" office:value="0.4375" calcext:value-type="float">
            <text:p>0,4375</text:p>
          </table:table-cell>
          <table:table-cell/>
          <table:table-cell table:formula="of:=[.F52]-[.B52]" office:value-type="float" office:value="0.0170454545455" calcext:value-type="float">
            <text:p>0,0170454545</text:p>
          </table:table-cell>
          <table:table-cell table:formula="of:=[.G52]-[.C52]" office:value-type="float" office:value="0.039772727272" calcext:value-type="float">
            <text:p>0,0397727273</text:p>
          </table:table-cell>
          <table:table-cell table:formula="of:=[.H52]-[.D52]" office:value-type="float" office:value="0.039772727273" calcext:value-type="float">
            <text:p>0,0397727273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CP_Qp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136363636364" calcext:value-type="float">
            <text:p>0,1363636364</text:p>
          </table:table-cell>
          <table:table-cell office:value-type="float" office:value="0.3125" calcext:value-type="float">
            <text:p>0,3125</text:p>
          </table:table-cell>
          <table:table-cell/>
          <table:table-cell office:value-type="float" office:value="0.0738636363636" calcext:value-type="float">
            <text:p>0,0738636364</text:p>
          </table:table-cell>
          <table:table-cell office:value-type="float" office:value="0.204545454545" calcext:value-type="float">
            <text:p>0,2045454545</text:p>
          </table:table-cell>
          <table:table-cell office:value-type="float" office:value="0.443181818182" calcext:value-type="float">
            <text:p>0,4431818182</text:p>
          </table:table-cell>
          <table:table-cell/>
          <table:table-cell table:formula="of:=[.F53]-[.B53]" office:value-type="float" office:value="0.0340909090909" calcext:value-type="float">
            <text:p>0,0340909091</text:p>
          </table:table-cell>
          <table:table-cell table:formula="of:=[.G53]-[.C53]" office:value-type="float" office:value="0.068181818181" calcext:value-type="float">
            <text:p>0,0681818182</text:p>
          </table:table-cell>
          <table:table-cell table:formula="of:=[.H53]-[.D53]" office:value-type="float" office:value="0.130681818182" calcext:value-type="float">
            <text:p>0,1306818182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P_RMFCEN1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30681818182" calcext:value-type="float">
            <text:p>0,1306818182</text:p>
          </table:table-cell>
          <table:table-cell office:value-type="float" office:value="0.323863636364" calcext:value-type="float">
            <text:p>0,3238636364</text:p>
          </table:table-cell>
          <table:table-cell/>
          <table:table-cell office:value-type="float" office:value="0.0738636363636" calcext:value-type="float">
            <text:p>0,0738636364</text:p>
          </table:table-cell>
          <table:table-cell office:value-type="float" office:value="0.204545454545" calcext:value-type="float">
            <text:p>0,2045454545</text:p>
          </table:table-cell>
          <table:table-cell office:value-type="float" office:value="0.477272727273" calcext:value-type="float">
            <text:p>0,4772727273</text:p>
          </table:table-cell>
          <table:table-cell/>
          <table:table-cell table:formula="of:=[.F54]-[.B54]" office:value-type="float" office:value="0.0454545454545" calcext:value-type="float">
            <text:p>0,0454545455</text:p>
          </table:table-cell>
          <table:table-cell table:formula="of:=[.G54]-[.C54]" office:value-type="float" office:value="0.073863636363" calcext:value-type="float">
            <text:p>0,0738636364</text:p>
          </table:table-cell>
          <table:table-cell table:formula="of:=[.H54]-[.D54]" office:value-type="float" office:value="0.153409090909" calcext:value-type="float">
            <text:p>0,1534090909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P_DECK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52272727273" calcext:value-type="float">
            <text:p>0,3522727273</text:p>
          </table:table-cell>
          <table:table-cell/>
          <table:table-cell office:value-type="float" office:value="0.0852272727273" calcext:value-type="float">
            <text:p>0,0852272727</text:p>
          </table:table-cell>
          <table:table-cell office:value-type="float" office:value="0.227272727273" calcext:value-type="float">
            <text:p>0,2272727273</text:p>
          </table:table-cell>
          <table:table-cell office:value-type="float" office:value="0.443181818182" calcext:value-type="float">
            <text:p>0,4431818182</text:p>
          </table:table-cell>
          <table:table-cell/>
          <table:table-cell table:formula="of:=[.F55]-[.B55]" office:value-type="float" office:value="-0.0170454545457" calcext:value-type="float">
            <text:p>-0,0170454545</text:p>
          </table:table-cell>
          <table:table-cell table:formula="of:=[.G55]-[.C55]" office:value-type="float" office:value="0.045454545455" calcext:value-type="float">
            <text:p>0,0454545455</text:p>
          </table:table-cell>
          <table:table-cell table:formula="of:=[.H55]-[.D55]" office:value-type="float" office:value="0.090909090909" calcext:value-type="float">
            <text:p>0,0909090909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float" office:value="0.0625" calcext:value-type="float">
            <text:p>0,0625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table:formula="of:=[.F56]-[.B56]" office:value-type="float" office:value="-0.0056818181818" calcext:value-type="float">
            <text:p>-0,0056818182</text:p>
          </table:table-cell>
          <table:table-cell table:formula="of:=[.G56]-[.C56]" office:value-type="float" office:value="0.034090909091" calcext:value-type="float">
            <text:p>0,0340909091</text:p>
          </table:table-cell>
          <table:table-cell table:formula="of:=[.H56]-[.D56]" office:value-type="float" office:value="0.056818181818" calcext:value-type="float">
            <text:p>0,0568181818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26136363636" calcext:value-type="float">
            <text:p>0,4261363636</text:p>
          </table:table-cell>
          <table:table-cell/>
          <table:table-cell office:value-type="float" office:value="0.0625" calcext:value-type="float">
            <text:p>0,0625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471590909091" calcext:value-type="float">
            <text:p>0,4715909091</text:p>
          </table:table-cell>
          <table:table-cell/>
          <table:table-cell table:formula="of:=[.F57]-[.B57]" office:value-type="float" office:value="-0.0056818181818" calcext:value-type="float">
            <text:p>-0,0056818182</text:p>
          </table:table-cell>
          <table:table-cell table:formula="of:=[.G57]-[.C57]" office:value-type="float" office:value="0.056818181818" calcext:value-type="float">
            <text:p>0,0568181818</text:p>
          </table:table-cell>
          <table:table-cell table:formula="of:=[.H57]-[.D57]" office:value-type="float" office:value="0.045454545455" calcext:value-type="float">
            <text:p>0,0454545455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CP_RMFCA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176136363636" calcext:value-type="float">
            <text:p>0,1761363636</text:p>
          </table:table-cell>
          <table:table-cell office:value-type="float" office:value="0.369318181818" calcext:value-type="float">
            <text:p>0,3693181818</text:p>
          </table:table-cell>
          <table:table-cell/>
          <table:table-cell office:value-type="float" office:value="0.0795454545455" calcext:value-type="float">
            <text:p>0,0795454545</text:p>
          </table:table-cell>
          <table:table-cell office:value-type="float" office:value="0.25" calcext:value-type="float">
            <text:p>0,25</text:p>
          </table:table-cell>
          <table:table-cell office:value-type="float" office:value="0.414772727273" calcext:value-type="float">
            <text:p>0,4147727273</text:p>
          </table:table-cell>
          <table:table-cell/>
          <table:table-cell table:formula="of:=[.F58]-[.B58]" office:value-type="float" office:value="0.0170454545455" calcext:value-type="float">
            <text:p>0,0170454545</text:p>
          </table:table-cell>
          <table:table-cell table:formula="of:=[.G58]-[.C58]" office:value-type="float" office:value="0.073863636364" calcext:value-type="float">
            <text:p>0,0738636364</text:p>
          </table:table-cell>
          <table:table-cell table:formula="of:=[.H58]-[.D58]" office:value-type="float" office:value="0.045454545455" calcext:value-type="float">
            <text:p>0,0454545455</text:p>
          </table:table-cell>
          <table:table-cell table:number-columns-repeated="28"/>
        </table:table-row>
        <table:table-row table:style-name="ro2">
          <table:table-cell table:number-columns-repeated="40"/>
        </table:table-row>
        <table:table-row table:style-name="ro2">
          <table:table-cell table:number-columns-repeated="22"/>
          <table:table-cell office:value-type="string" calcext:value-type="string">
            <text:p>top100</text:p>
          </table:table-cell>
          <table:table-cell table:number-columns-repeated="17"/>
        </table:table-row>
        <table:table-row table:style-name="ro2">
          <table:table-cell table:number-columns-repeated="22"/>
          <table:table-cell office:value-type="string" calcext:value-type="string">
            <text:p>FTDOCK</text:p>
          </table:table-cell>
          <table:table-cell office:value-type="string" calcext:value-type="string">
            <text:p>ZDOCK</text:p>
          </table:table-cell>
          <table:table-cell office:value-type="string" calcext:value-type="string">
            <text:p>SDOCK</text:p>
          </table:table-cell>
          <table:table-cell table:number-columns-repeated="15"/>
        </table:table-row>
        <table:table-row table:style-name="ro2">
          <table:table-cell table:number-columns-repeated="22"/>
          <table:table-cell office:value-type="float" office:value="0.397727272727" calcext:value-type="float">
            <text:p>0,3977272727</text:p>
          </table:table-cell>
          <table:table-cell office:value-type="float" office:value="0.585227272727" calcext:value-type="float">
            <text:p>0,5852272727</text:p>
          </table:table-cell>
          <table:table-cell office:value-type="float" office:value="0.551136363636" calcext:value-type="float">
            <text:p>0,5511363636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PYDOCK_TOT</text:p>
          </table:table-cell>
          <table:table-cell table:number-columns-repeated="19"/>
          <table:table-cell office:value-type="float" office:value="0.397727272727" calcext:value-type="float">
            <text:p>0,3977272727</text:p>
          </table:table-cell>
          <table:table-cell office:value-type="float" office:value="0.551136363636" calcext:value-type="float">
            <text:p>0,5511363636</text:p>
          </table:table-cell>
          <table:table-cell office:value-type="float" office:value="0.534090909091" calcext:value-type="float">
            <text:p>0,5340909091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AP_DCOMPLEX</text:p>
          </table:table-cell>
          <table:table-cell table:number-columns-repeated="19"/>
          <table:table-cell office:value-type="float" office:value="0.363636363636" calcext:value-type="float">
            <text:p>0,3636363636</text:p>
          </table:table-cell>
          <table:table-cell office:value-type="float" office:value="0.511363636364" calcext:value-type="float">
            <text:p>0,5113636364</text:p>
          </table:table-cell>
          <table:table-cell office:value-type="float" office:value="0.505681818182" calcext:value-type="float">
            <text:p>0,5056818182</text:p>
          </table:table-cell>
          <table:table-cell table:number-columns-repeated="15"/>
        </table:table-row>
        <table:table-row table:style-name="ro3">
          <table:table-cell table:number-columns-repeated="2"/>
          <table:table-cell office:value-type="string" calcext:value-type="string">
            <text:p>AP_dDFIRE</text:p>
          </table:table-cell>
          <table:table-cell table:number-columns-repeated="19"/>
          <table:table-cell office:value-type="float" office:value="0.426136363636" calcext:value-type="float">
            <text:p>0,4261363636</text:p>
          </table:table-cell>
          <table:table-cell office:value-type="float" office:value="0.511363636364" calcext:value-type="float">
            <text:p>0,5113636364</text:p>
          </table:table-cell>
          <table:table-cell office:value-type="float" office:value="0.5" calcext:value-type="float">
            <text:p>0,5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AP_GOAP_DF</text:p>
          </table:table-cell>
          <table:table-cell table:number-columns-repeated="19"/>
          <table:table-cell office:value-type="float" office:value="0.3125" calcext:value-type="float">
            <text:p>0,3125</text:p>
          </table:table-cell>
          <table:table-cell table:number-columns-repeated="2" office:value-type="float" office:value="0.511363636364" calcext:value-type="float">
            <text:p>0,5113636364</text:p>
          </table:table-cell>
          <table:table-cell table:number-columns-repeated="15"/>
        </table:table-row>
        <table:table-row table:style-name="ro3">
          <table:table-cell table:number-columns-repeated="2" office:value-type="string" calcext:value-type="string">
            <text:p>AP_calRW</text:p>
          </table:table-cell>
          <table:table-cell table:number-columns-repeated="20"/>
          <table:table-cell office:value-type="float" office:value="0.329545454545" calcext:value-type="float">
            <text:p>0,3295454545</text:p>
          </table:table-cell>
          <table:table-cell office:value-type="float" office:value="0.556818181818" calcext:value-type="float">
            <text:p>0,5568181818</text:p>
          </table:table-cell>
          <table:table-cell office:value-type="float" office:value="0.585227272727" calcext:value-type="float">
            <text:p>0,5852272727</text:p>
          </table:table-cell>
          <table:table-cell table:number-columns-repeated="15"/>
        </table:table-row>
        <table:table-row table:style-name="ro3">
          <table:table-cell table:number-columns-repeated="2" office:value-type="string" calcext:value-type="string">
            <text:p>AP_calRWp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AP_DCOMPLEX</text:p>
          </table:table-cell>
          <table:table-cell table:number-columns-repeated="2" office:value-type="string" calcext:value-type="string">
            <text:p>AP_PISA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AP_dDFIRE</text:p>
          </table:table-cell>
          <table:table-cell office:value-type="string" calcext:value-type="string">
            <text:p>AP_T1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AP_DFIRE2</text:p>
          </table:table-cell>
          <table:table-cell table:number-columns-repeated="2" office:value-type="string" calcext:value-type="string">
            <text:p>AP_T2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AP_PISA</text:p>
          </table:table-cell>
          <table:table-cell/>
          <table:table-cell office:value-type="string" calcext:value-type="string">
            <text:p>CP_DECK</text:p>
          </table:table-cell>
          <table:table-cell table:number-columns-repeated="11"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2"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2"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P_T1</text:p>
          </table:table-cell>
          <table:table-cell table:number-columns-repeated="2" office:value-type="string" calcext:value-type="string">
            <text:p>CP_HLPL</text:p>
          </table:table-cell>
          <table:table-cell table:number-columns-repeated="10"/>
          <table:table-cell office:value-type="string" calcext:value-type="string">
            <text:p>AP_PISA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340909090909" calcext:value-type="float">
            <text:p>0,3409090909</text:p>
          </table:table-cell>
          <table:table-cell office:value-type="float" office:value="0.585227272727" calcext:value-type="float">
            <text:p>0,5852272727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352272727273" calcext:value-type="float">
            <text:p>0,3522727273</text:p>
          </table:table-cell>
          <table:table-cell office:value-type="float" office:value="0.551136363636" calcext:value-type="float">
            <text:p>0,5511363636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P_T2</text:p>
          </table:table-cell>
          <table:table-cell table:number-columns-repeated="2" office:value-type="string" calcext:value-type="string">
            <text:p>CP_MJ2h</text:p>
          </table:table-cell>
          <table:table-cell table:number-columns-repeated="10"/>
          <table:table-cell office:value-type="string" calcext:value-type="string">
            <text:p>CP_HLPL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164772727273" calcext:value-type="float">
            <text:p>0,1647727273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551136363636" calcext:value-type="float">
            <text:p>0,5511363636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34090909091" calcext:value-type="float">
            <text:p>0,5340909091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P_DECK</text:p>
          </table:table-cell>
          <table:table-cell table:number-columns-repeated="2" office:value-type="string" calcext:value-type="string">
            <text:p>CP_Qp</text:p>
          </table:table-cell>
          <table:table-cell table:number-columns-repeated="10"/>
          <table:table-cell office:value-type="string" calcext:value-type="string">
            <text:p>AP_T2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" calcext:value-type="float">
            <text:p>0,25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5681818182" calcext:value-type="float">
            <text:p>0,505681818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P_HLPL</text:p>
          </table:table-cell>
          <table:table-cell table:number-columns-repeated="2" office:value-type="string" calcext:value-type="string">
            <text:p>CP_RMFCA</text:p>
          </table:table-cell>
          <table:table-cell table:number-columns-repeated="10"/>
          <table:table-cell office:value-type="string" calcext:value-type="string">
            <text:p>CP_TSC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26136363636" calcext:value-type="float">
            <text:p>0,4261363636</text:p>
          </table:table-cell>
          <table:table-cell/>
          <table:table-cell office:value-type="string" calcext:value-type="string">
            <text:p>CP_MJ2h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15909090909" calcext:value-type="float">
            <text:p>0,2159090909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string" calcext:value-type="string">
            <text:p>CP_MJ2h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5" calcext:value-type="float">
            <text:p>0,5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P_MJ2h</text:p>
          </table:table-cell>
          <table:table-cell table:number-columns-repeated="2" office:value-type="string" calcext:value-type="string">
            <text:p>CP_RMFCEN1</text:p>
          </table:table-cell>
          <table:table-cell table:number-columns-repeated="10"/>
          <table:table-cell office:value-type="string" calcext:value-type="string">
            <text:p>CP_Qp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136363636364" calcext:value-type="float">
            <text:p>0,1363636364</text:p>
          </table:table-cell>
          <table:table-cell office:value-type="float" office:value="0.3125" calcext:value-type="float">
            <text:p>0,3125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511363636364" calcext:value-type="float">
            <text:p>0,511363636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P_MS</text:p>
          </table:table-cell>
          <table:table-cell office:value-type="string" calcext:value-type="string">
            <text:p>CP_TB</text:p>
          </table:table-cell>
          <table:table-cell office:value-type="string" calcext:value-type="string">
            <text:p>CP_RMFCEN2</text:p>
          </table:table-cell>
          <table:table-cell table:number-columns-repeated="10"/>
          <table:table-cell office:value-type="string" calcext:value-type="string">
            <text:p>CP_MJ2h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130681818182" calcext:value-type="float">
            <text:p>0,1306818182</text:p>
          </table:table-cell>
          <table:table-cell office:value-type="float" office:value="0.329545454545" calcext:value-type="float">
            <text:p>0,3295454545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95454545455" calcext:value-type="float">
            <text:p>0,2954545455</text:p>
          </table:table-cell>
          <table:table-cell office:value-type="float" office:value="0.556818181818" calcext:value-type="float">
            <text:p>0,5568181818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85227272727" calcext:value-type="float">
            <text:p>0,5852272727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P_Qp</text:p>
          </table:table-cell>
          <table:table-cell office:value-type="string" calcext:value-type="string">
            <text:p>CP_TS</text:p>
          </table:table-cell>
          <table:table-cell office:value-type="string" calcext:value-type="string">
            <text:p>CP_SKOIP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CP_TD</text:p>
          </table:table-cell>
          <table:table-cell office:value-type="string" calcext:value-type="string">
            <text:p>CP_TSC</text:p>
          </table:table-cell>
          <table:table-cell office:value-type="string" calcext:value-type="string">
            <text:p>CP_TB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CP_TSC</text:p>
          </table:table-cell>
          <table:table-cell office:value-type="string" calcext:value-type="string">
            <text:p>SDOCK</text:p>
          </table:table-cell>
          <table:table-cell office:value-type="string" calcext:value-type="string">
            <text:p>CP_TD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zdock3</text:p>
          </table:table-cell>
          <table:table-cell/>
          <table:table-cell office:value-type="string" calcext:value-type="string">
            <text:p>CP_TS</text:p>
          </table:table-cell>
          <table:table-cell table:number-columns-repeated="37"/>
        </table:table-row>
        <table:table-row table:style-name="ro2">
          <table:table-cell table:number-columns-repeated="2"/>
          <table:table-cell office:value-type="string" calcext:value-type="string">
            <text:p>CP_TSC</text:p>
          </table:table-cell>
          <table:table-cell table:number-columns-repeated="37"/>
        </table:table-row>
        <table:table-row table:style-name="ro2" table:number-rows-repeated="2">
          <table:table-cell table:number-columns-repeated="40"/>
        </table:table-row>
        <table:table-row table:style-name="ro2">
          <table:table-cell/>
          <table:table-cell office:value-type="string" calcext:value-type="string">
            <text:p>Top1</text:p>
          </table:table-cell>
          <table:table-cell table:number-columns-repeated="4"/>
          <table:table-cell office:value-type="string" calcext:value-type="string">
            <text:p>Top10</text:p>
          </table:table-cell>
          <table:table-cell table:number-columns-repeated="33"/>
        </table:table-row>
        <table:table-row table:style-name="ro2">
          <table:table-cell/>
          <table:table-cell office:value-type="string" calcext:value-type="string">
            <text:p>FTDOCK </text:p>
          </table:table-cell>
          <table:table-cell office:value-type="string" calcext:value-type="string">
            <text:p>ZDOCK </text:p>
          </table:table-cell>
          <table:table-cell office:value-type="string" calcext:value-type="string">
            <text:p>SDOCK </text:p>
          </table:table-cell>
          <table:table-cell table:number-columns-repeated="2"/>
          <table:table-cell office:value-type="string" calcext:value-type="string">
            <text:p>FTDOCK </text:p>
          </table:table-cell>
          <table:table-cell office:value-type="string" calcext:value-type="string">
            <text:p>ZDOCK </text:p>
          </table:table-cell>
          <table:table-cell office:value-type="string" calcext:value-type="string">
            <text:p>SDOCK 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CP_MJ2h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0795454545455" calcext:value-type="float">
            <text:p>0,0795454545</text:p>
          </table:table-cell>
          <table:table-cell/>
          <table:table-cell office:value-type="string" calcext:value-type="string">
            <text:p>CP_MJ2h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0681818181818" calcext:value-type="float">
            <text:p>0,0681818182</text:p>
          </table:table-cell>
          <table:table-cell table:number-columns-repeated="2" office:value-type="float" office:value="0.153409090909" calcext:value-type="float">
            <text:p>0,1534090909</text:p>
          </table:table-cell>
          <table:table-cell/>
          <table:table-cell office:value-type="string" calcext:value-type="string">
            <text:p>AP_PISA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681818181818" calcext:value-type="float">
            <text:p>0,0681818182</text:p>
          </table:table-cell>
          <table:table-cell/>
          <table:table-cell office:value-type="string" calcext:value-type="string">
            <text:p>AP_T2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02272727273" calcext:value-type="float">
            <text:p>0,1022727273</text:p>
          </table:table-cell>
          <table:table-cell/>
          <table:table-cell office:value-type="string" calcext:value-type="string">
            <text:p>CP_HLPL</text:p>
          </table:table-cell>
          <table:table-cell table:number-columns-repeated="34"/>
        </table:table-row>
        <table:table-row table:style-name="ro5">
          <table:table-cell office:value-type="string" calcext:value-type="string">
            <text:p>CP_Qp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0795454545455" calcext:value-type="float">
            <text:p>0,0795454545</text:p>
          </table:table-cell>
          <table:table-cell/>
          <table:table-cell office:value-type="string" calcext:value-type="string">
            <text:p>CP_Qp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113636363636" calcext:value-type="float">
            <text:p>0,1136363636</text:p>
          </table:table-cell>
          <table:table-cell/>
          <table:table-cell office:value-type="string" calcext:value-type="string">
            <text:p>CP_TSC</text:p>
          </table:table-cell>
          <table:table-cell table:number-columns-repeated="7"/>
          <table:table-cell office:value-type="string" calcext:value-type="string">
            <text:p>NO_FILTER</text:p>
          </table:table-cell>
          <table:table-cell table:number-columns-repeated="4"/>
          <table:table-cell office:value-type="string" calcext:value-type="string">
            <text:p>TOP500</text:p>
          </table:table-cell>
          <table:table-cell table:number-columns-repeated="8"/>
          <table:table-cell table:style-name="ce41" office:value-type="string" calcext:value-type="string">
            <text:p>NO_FILTER</text:p>
          </table:table-cell>
          <table:table-cell table:style-name="ce44" table:number-columns-repeated="4"/>
          <table:table-cell table:style-name="ce44" office:value-type="string" calcext:value-type="string">
            <text:p>TOP500</text:p>
          </table:table-cell>
          <table:table-cell table:style-name="ce44" table:number-columns-repeated="6"/>
          <table:table-cell table:style-name="ce50"/>
        </table:table-row>
        <table:table-row table:style-name="ro5">
          <table:table-cell table:number-columns-repeated="13"/>
          <table:table-cell office:value-type="string" calcext:value-type="string">
            <text:p>top1</text:p>
          </table:table-cell>
          <table:table-cell table:number-columns-repeated="4"/>
          <table:table-cell office:value-type="string" calcext:value-type="string">
            <text:p>top 1</text:p>
          </table:table-cell>
          <table:table-cell table:number-columns-repeated="4"/>
          <table:table-cell office:value-type="string" calcext:value-type="string">
            <text:p>Gain/ loss in succes rate</text:p>
          </table:table-cell>
          <table:table-cell table:number-columns-repeated="3"/>
          <table:table-cell table:style-name="ce41" office:value-type="string" calcext:value-type="string">
            <text:p>top1</text:p>
          </table:table-cell>
          <table:table-cell table:style-name="ce44" table:number-columns-repeated="4"/>
          <table:table-cell table:style-name="ce44" office:value-type="string" calcext:value-type="string">
            <text:p>top 1</text:p>
          </table:table-cell>
          <table:table-cell table:style-name="ce44" table:number-columns-repeated="4"/>
          <table:table-cell table:style-name="ce44" office:value-type="string" calcext:value-type="string">
            <text:p>Gain/ loss in succes rate</text:p>
          </table:table-cell>
          <table:table-cell table:style-name="ce44"/>
          <table:table-cell table:style-name="ce50"/>
        </table:table-row>
        <table:table-row table:style-name="ro2">
          <table:table-cell table:number-columns-repeated="14"/>
          <table:table-cell office:value-type="string" calcext:value-type="string">
            <text:p>FTDOCK</text:p>
          </table:table-cell>
          <table:table-cell office:value-type="string" calcext:value-type="string">
            <text:p>ZDOCK</text:p>
          </table:table-cell>
          <table:table-cell office:value-type="string" calcext:value-type="string">
            <text:p>SDOCK</text:p>
          </table:table-cell>
          <table:table-cell table:number-columns-repeated="2"/>
          <table:table-cell office:value-type="string" calcext:value-type="string">
            <text:p>FTDOCK</text:p>
          </table:table-cell>
          <table:table-cell office:value-type="string" calcext:value-type="string">
            <text:p>ZDOCK</text:p>
          </table:table-cell>
          <table:table-cell office:value-type="string" calcext:value-type="string">
            <text:p>SDOCK</text:p>
          </table:table-cell>
          <table:table-cell/>
          <table:table-cell office:value-type="string" calcext:value-type="string">
            <text:p>FTDOCK</text:p>
          </table:table-cell>
          <table:table-cell office:value-type="string" calcext:value-type="string">
            <text:p>ZDOCK</text:p>
          </table:table-cell>
          <table:table-cell office:value-type="string" calcext:value-type="string">
            <text:p>SDOCK</text:p>
          </table:table-cell>
          <table:table-cell/>
          <table:table-cell table:style-name="ce42"/>
          <table:table-cell table:style-name="ce40" office:value-type="string" calcext:value-type="string">
            <text:p>PYDOCK</text:p>
          </table:table-cell>
          <table:table-cell table:style-name="ce40" office:value-type="string" calcext:value-type="string">
            <text:p>ZDOCK</text:p>
          </table:table-cell>
          <table:table-cell table:style-name="ce47" office:value-type="string" calcext:value-type="string">
            <text:p>SDOCK</text:p>
          </table:table-cell>
          <table:table-cell table:style-name="ce40" table:number-columns-repeated="2"/>
          <table:table-cell table:style-name="ce40" office:value-type="string" calcext:value-type="string">
            <text:p>PYDOCK</text:p>
          </table:table-cell>
          <table:table-cell table:style-name="ce40" office:value-type="string" calcext:value-type="string">
            <text:p>ZDOCK</text:p>
          </table:table-cell>
          <table:table-cell table:style-name="ce40" office:value-type="string" calcext:value-type="string">
            <text:p>SDOCK</text:p>
          </table:table-cell>
          <table:table-cell table:style-name="ce40"/>
          <table:table-cell table:style-name="ce40" office:value-type="string" calcext:value-type="string">
            <text:p>PYDOCK</text:p>
          </table:table-cell>
          <table:table-cell table:style-name="ce40" office:value-type="string" calcext:value-type="string">
            <text:p>ZDOCK</text:p>
          </table:table-cell>
          <table:table-cell table:style-name="ce47" office:value-type="string" calcext:value-type="string">
            <text:p>SDOCK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AP_PISA</text:p>
          </table:table-cell>
          <table:table-cell office:value-type="float" office:value="0.0681818181818" calcext:value-type="float">
            <text:p>0,0681818182</text:p>
          </table:table-cell>
          <table:table-cell table:number-columns-repeated="2" office:value-type="float" office:value="0.153409090909" calcext:value-type="float">
            <text:p>0,1534090909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164772727273" calcext:value-type="float">
            <text:p>0,1647727273</text:p>
          </table:table-cell>
          <table:table-cell office:value-type="float" office:value="0.204545454545" calcext:value-type="float">
            <text:p>0,2045454545</text:p>
          </table:table-cell>
          <table:table-cell/>
          <table:table-cell table:formula="of:=[.T96]-[.O96]" office:value-type="float" office:value="-0.0056818181818" calcext:value-type="float">
            <text:p>-0,0056818182</text:p>
          </table:table-cell>
          <table:table-cell table:formula="of:=[.U96]-[.P96]" office:value-type="float" office:value="0.011363636364" calcext:value-type="float">
            <text:p>0,0113636364</text:p>
          </table:table-cell>
          <table:table-cell table:formula="of:=[.V96]-[.Q96]" office:value-type="float" office:value="0.051136363636" calcext:value-type="float">
            <text:p>0,0511363636</text:p>
          </table:table-cell>
          <table:table-cell/>
          <table:table-cell table:style-name="ce42" office:value-type="string" calcext:value-type="string">
            <text:p>AP_PISA</text:p>
          </table:table-cell>
          <table:table-cell table:style-name="ce40" table:formula="of:=[.O96]*100" office:value-type="float" office:value="6.81818181818" calcext:value-type="float">
            <text:p>6,82</text:p>
          </table:table-cell>
          <table:table-cell table:style-name="ce40" table:formula="of:=[.P96]*100" office:value-type="float" office:value="15.3409090909" calcext:value-type="float">
            <text:p>15,34</text:p>
          </table:table-cell>
          <table:table-cell table:style-name="ce40" table:formula="of:=[.Q96]*100" office:value-type="float" office:value="15.3409090909" calcext:value-type="float">
            <text:p>15,34</text:p>
          </table:table-cell>
          <table:table-cell table:style-name="ce40"/>
          <table:table-cell table:style-name="ce40" office:value-type="string" calcext:value-type="string">
            <text:p>AP_PISA</text:p>
          </table:table-cell>
          <table:table-cell table:style-name="ce40" table:formula="of:=[.T96]*100" office:value-type="float" office:value="6.25" calcext:value-type="float">
            <text:p>6,25</text:p>
          </table:table-cell>
          <table:table-cell table:style-name="ce40" table:formula="of:=[.U96]*100" office:value-type="float" office:value="16.4772727273" calcext:value-type="float">
            <text:p>16,48</text:p>
          </table:table-cell>
          <table:table-cell table:style-name="ce40" table:formula="of:=[.V96]*100" office:value-type="float" office:value="20.4545454545" calcext:value-type="float">
            <text:p>20,45</text:p>
          </table:table-cell>
          <table:table-cell table:style-name="ce40"/>
          <table:table-cell table:style-name="ce40" table:formula="of:=[.X96]*100" office:value-type="float" office:value="-0.56818181818" calcext:value-type="float">
            <text:p>-0,57</text:p>
          </table:table-cell>
          <table:table-cell table:style-name="ce40" table:formula="of:=[.Y96]*100" office:value-type="float" office:value="1.1363636364" calcext:value-type="float">
            <text:p>1,14</text:p>
          </table:table-cell>
          <table:table-cell table:style-name="ce47" table:formula="of:=[.Z96]*100" office:value-type="float" office:value="5.1136363636" calcext:value-type="float">
            <text:p>5,11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AP_T2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02272727273" calcext:value-type="float">
            <text:p>0,1022727273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136363636364" calcext:value-type="float">
            <text:p>0,1363636364</text:p>
          </table:table-cell>
          <table:table-cell/>
          <table:table-cell table:formula="of:=[.T97]-[.O97]" office:value-type="float" office:value="0.0340909090909" calcext:value-type="float">
            <text:p>0,0340909091</text:p>
          </table:table-cell>
          <table:table-cell table:formula="of:=[.U97]-[.P97]" office:value-type="float" office:value="0.0056818181818" calcext:value-type="float">
            <text:p>0,0056818182</text:p>
          </table:table-cell>
          <table:table-cell table:formula="of:=[.V97]-[.Q97]" office:value-type="float" office:value="0.034090909091" calcext:value-type="float">
            <text:p>0,0340909091</text:p>
          </table:table-cell>
          <table:table-cell/>
          <table:table-cell table:style-name="ce42" office:value-type="string" calcext:value-type="string">
            <text:p>AP_T2</text:p>
          </table:table-cell>
          <table:table-cell table:style-name="ce40" table:formula="of:=[.O97]*100" office:value-type="float" office:value="2.84090909091" calcext:value-type="float">
            <text:p>2,84</text:p>
          </table:table-cell>
          <table:table-cell table:style-name="ce40" table:formula="of:=[.P97]*100" office:value-type="float" office:value="9.09090909091" calcext:value-type="float">
            <text:p>9,09</text:p>
          </table:table-cell>
          <table:table-cell table:style-name="ce40" table:formula="of:=[.Q97]*100" office:value-type="float" office:value="10.2272727273" calcext:value-type="float">
            <text:p>10,23</text:p>
          </table:table-cell>
          <table:table-cell table:style-name="ce40"/>
          <table:table-cell table:style-name="ce40" office:value-type="string" calcext:value-type="string">
            <text:p>AP_T2</text:p>
          </table:table-cell>
          <table:table-cell table:style-name="ce40" table:formula="of:=[.T97]*100" office:value-type="float" office:value="6.25" calcext:value-type="float">
            <text:p>6,25</text:p>
          </table:table-cell>
          <table:table-cell table:style-name="ce40" table:formula="of:=[.U97]*100" office:value-type="float" office:value="9.65909090909" calcext:value-type="float">
            <text:p>9,66</text:p>
          </table:table-cell>
          <table:table-cell table:style-name="ce40" table:formula="of:=[.V97]*100" office:value-type="float" office:value="13.6363636364" calcext:value-type="float">
            <text:p>13,64</text:p>
          </table:table-cell>
          <table:table-cell table:style-name="ce40"/>
          <table:table-cell table:style-name="ce40" table:formula="of:=[.X97]*100" office:value-type="float" office:value="3.40909090909" calcext:value-type="float">
            <text:p>3,41</text:p>
          </table:table-cell>
          <table:table-cell table:style-name="ce40" table:formula="of:=[.Y97]*100" office:value-type="float" office:value="0.56818181818" calcext:value-type="float">
            <text:p>0,57</text:p>
          </table:table-cell>
          <table:table-cell table:style-name="ce47" table:formula="of:=[.Z97]*100" office:value-type="float" office:value="3.4090909091" calcext:value-type="float">
            <text:p>3,41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CP_HLPL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681818181818" calcext:value-type="float">
            <text:p>0,0681818182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30681818182" calcext:value-type="float">
            <text:p>0,1306818182</text:p>
          </table:table-cell>
          <table:table-cell office:value-type="float" office:value="0.147727272727" calcext:value-type="float">
            <text:p>0,1477272727</text:p>
          </table:table-cell>
          <table:table-cell/>
          <table:table-cell table:formula="of:=[.T98]-[.O98]" office:value-type="float" office:value="0.0170454545455" calcext:value-type="float">
            <text:p>0,0170454545</text:p>
          </table:table-cell>
          <table:table-cell table:formula="of:=[.U98]-[.P98]" office:value-type="float" office:value="0.068181818182" calcext:value-type="float">
            <text:p>0,0681818182</text:p>
          </table:table-cell>
          <table:table-cell table:formula="of:=[.V98]-[.Q98]" office:value-type="float" office:value="0.0795454545452" calcext:value-type="float">
            <text:p>0,0795454545</text:p>
          </table:table-cell>
          <table:table-cell/>
          <table:table-cell table:style-name="ce42" office:value-type="string" calcext:value-type="string">
            <text:p>CP_HLPL</text:p>
          </table:table-cell>
          <table:table-cell table:style-name="ce40" table:formula="of:=[.O98]*100" office:value-type="float" office:value="7.38636363636" calcext:value-type="float">
            <text:p>7,39</text:p>
          </table:table-cell>
          <table:table-cell table:style-name="ce40" table:formula="of:=[.P98]*100" office:value-type="float" office:value="6.25" calcext:value-type="float">
            <text:p>6,25</text:p>
          </table:table-cell>
          <table:table-cell table:style-name="ce40" table:formula="of:=[.Q98]*100" office:value-type="float" office:value="6.81818181818" calcext:value-type="float">
            <text:p>6,82</text:p>
          </table:table-cell>
          <table:table-cell table:style-name="ce40"/>
          <table:table-cell table:style-name="ce40" office:value-type="string" calcext:value-type="string">
            <text:p>CP_HLPL</text:p>
          </table:table-cell>
          <table:table-cell table:style-name="ce40" table:formula="of:=[.T98]*100" office:value-type="float" office:value="9.09090909091" calcext:value-type="float">
            <text:p>9,09</text:p>
          </table:table-cell>
          <table:table-cell table:style-name="ce40" table:formula="of:=[.U98]*100" office:value-type="float" office:value="13.0681818182" calcext:value-type="float">
            <text:p>13,07</text:p>
          </table:table-cell>
          <table:table-cell table:style-name="ce40" table:formula="of:=[.V98]*100" office:value-type="float" office:value="14.7727272727" calcext:value-type="float">
            <text:p>14,77</text:p>
          </table:table-cell>
          <table:table-cell table:style-name="ce40"/>
          <table:table-cell table:style-name="ce40" table:formula="of:=[.X98]*100" office:value-type="float" office:value="1.70454545455" calcext:value-type="float">
            <text:p>1,70</text:p>
          </table:table-cell>
          <table:table-cell table:style-name="ce40" table:formula="of:=[.Y98]*100" office:value-type="float" office:value="6.8181818182" calcext:value-type="float">
            <text:p>6,82</text:p>
          </table:table-cell>
          <table:table-cell table:style-name="ce47" table:formula="of:=[.Z98]*100" office:value-type="float" office:value="7.95454545452" calcext:value-type="float">
            <text:p>7,95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CP_MJ2h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113636363636" calcext:value-type="float">
            <text:p>0,1136363636</text:p>
          </table:table-cell>
          <table:table-cell/>
          <table:table-cell office:value-type="string" calcext:value-type="string">
            <text:p>CP_MJ2h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36363636364" calcext:value-type="float">
            <text:p>0,1363636364</text:p>
          </table:table-cell>
          <table:table-cell/>
          <table:table-cell table:formula="of:=[.T99]-[.O99]" office:value-type="float" office:value="0.0397727272727" calcext:value-type="float">
            <text:p>0,0397727273</text:p>
          </table:table-cell>
          <table:table-cell table:formula="of:=[.U99]-[.P99]" office:value-type="float" office:value="0.0284090909091" calcext:value-type="float">
            <text:p>0,0284090909</text:p>
          </table:table-cell>
          <table:table-cell table:formula="of:=[.V99]-[.Q99]" office:value-type="float" office:value="0.022727272728" calcext:value-type="float">
            <text:p>0,0227272727</text:p>
          </table:table-cell>
          <table:table-cell/>
          <table:table-cell table:style-name="ce42" office:value-type="string" calcext:value-type="string">
            <text:p>CP_MJ2h</text:p>
          </table:table-cell>
          <table:table-cell table:style-name="ce40" table:formula="of:=[.O99]*100" office:value-type="float" office:value="3.40909090909" calcext:value-type="float">
            <text:p>3,41</text:p>
          </table:table-cell>
          <table:table-cell table:style-name="ce40" table:formula="of:=[.P99]*100" office:value-type="float" office:value="6.25" calcext:value-type="float">
            <text:p>6,25</text:p>
          </table:table-cell>
          <table:table-cell table:style-name="ce40" table:formula="of:=[.Q99]*100" office:value-type="float" office:value="11.3636363636" calcext:value-type="float">
            <text:p>11,36</text:p>
          </table:table-cell>
          <table:table-cell table:style-name="ce40"/>
          <table:table-cell table:style-name="ce40" office:value-type="string" calcext:value-type="string">
            <text:p>CP_MJ2h</text:p>
          </table:table-cell>
          <table:table-cell table:style-name="ce40" table:formula="of:=[.T99]*100" office:value-type="float" office:value="7.38636363636" calcext:value-type="float">
            <text:p>7,39</text:p>
          </table:table-cell>
          <table:table-cell table:style-name="ce40" table:formula="of:=[.U99]*100" office:value-type="float" office:value="9.09090909091" calcext:value-type="float">
            <text:p>9,09</text:p>
          </table:table-cell>
          <table:table-cell table:style-name="ce40" table:formula="of:=[.V99]*100" office:value-type="float" office:value="13.6363636364" calcext:value-type="float">
            <text:p>13,64</text:p>
          </table:table-cell>
          <table:table-cell table:style-name="ce40"/>
          <table:table-cell table:style-name="ce40" table:formula="of:=[.X99]*100" office:value-type="float" office:value="3.97727272727" calcext:value-type="float">
            <text:p>3,98</text:p>
          </table:table-cell>
          <table:table-cell table:style-name="ce40" table:formula="of:=[.Y99]*100" office:value-type="float" office:value="2.84090909091" calcext:value-type="float">
            <text:p>2,84</text:p>
          </table:table-cell>
          <table:table-cell table:style-name="ce47" table:formula="of:=[.Z99]*100" office:value-type="float" office:value="2.2727272728" calcext:value-type="float">
            <text:p>2,27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CP_Qp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0795454545455" calcext:value-type="float">
            <text:p>0,0795454545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119318181818" calcext:value-type="float">
            <text:p>0,1193181818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[.T100]-[.O100]" office:value-type="float" office:value="0.0340909090909" calcext:value-type="float">
            <text:p>0,0340909091</text:p>
          </table:table-cell>
          <table:table-cell table:formula="of:=[.U100]-[.P100]" office:value-type="float" office:value="0.0340909090907" calcext:value-type="float">
            <text:p>0,0340909091</text:p>
          </table:table-cell>
          <table:table-cell table:formula="of:=[.V100]-[.Q100]" office:value-type="float" office:value="0.0454545454545" calcext:value-type="float">
            <text:p>0,0454545455</text:p>
          </table:table-cell>
          <table:table-cell/>
          <table:table-cell table:style-name="ce42" office:value-type="string" calcext:value-type="string">
            <text:p>CP_Qp</text:p>
          </table:table-cell>
          <table:table-cell table:style-name="ce40" table:formula="of:=[.O100]*100" office:value-type="float" office:value="3.97727272727" calcext:value-type="float">
            <text:p>3,98</text:p>
          </table:table-cell>
          <table:table-cell table:style-name="ce40" table:formula="of:=[.P100]*100" office:value-type="float" office:value="8.52272727273" calcext:value-type="float">
            <text:p>8,52</text:p>
          </table:table-cell>
          <table:table-cell table:style-name="ce40" table:formula="of:=[.Q100]*100" office:value-type="float" office:value="7.95454545455" calcext:value-type="float">
            <text:p>7,95</text:p>
          </table:table-cell>
          <table:table-cell table:style-name="ce40"/>
          <table:table-cell table:style-name="ce40" office:value-type="string" calcext:value-type="string">
            <text:p>CP_Qp</text:p>
          </table:table-cell>
          <table:table-cell table:style-name="ce40" table:formula="of:=[.T100]*100" office:value-type="float" office:value="7.38636363636" calcext:value-type="float">
            <text:p>7,39</text:p>
          </table:table-cell>
          <table:table-cell table:style-name="ce40" table:formula="of:=[.U100]*100" office:value-type="float" office:value="11.9318181818" calcext:value-type="float">
            <text:p>11,93</text:p>
          </table:table-cell>
          <table:table-cell table:style-name="ce40" table:formula="of:=[.V100]*100" office:value-type="float" office:value="12.5" calcext:value-type="float">
            <text:p>12,50</text:p>
          </table:table-cell>
          <table:table-cell table:style-name="ce40"/>
          <table:table-cell table:style-name="ce40" table:formula="of:=[.X100]*100" office:value-type="float" office:value="3.40909090909" calcext:value-type="float">
            <text:p>3,41</text:p>
          </table:table-cell>
          <table:table-cell table:style-name="ce40" table:formula="of:=[.Y100]*100" office:value-type="float" office:value="3.40909090907" calcext:value-type="float">
            <text:p>3,41</text:p>
          </table:table-cell>
          <table:table-cell table:style-name="ce47" table:formula="of:=[.Z100]*100" office:value-type="float" office:value="4.54545454545" calcext:value-type="float">
            <text:p>4,55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CP_TSC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0795454545455" calcext:value-type="float">
            <text:p>0,0795454545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07954545455" calcext:value-type="float">
            <text:p>0,1079545455</text:p>
          </table:table-cell>
          <table:table-cell/>
          <table:table-cell table:formula="of:=[.T101]-[.O101]" office:value-type="float" office:value="-0.0056818181818" calcext:value-type="float">
            <text:p>-0,0056818182</text:p>
          </table:table-cell>
          <table:table-cell table:formula="of:=[.U101]-[.P101]" office:value-type="float" office:value="0.0056818181818" calcext:value-type="float">
            <text:p>0,0056818182</text:p>
          </table:table-cell>
          <table:table-cell table:formula="of:=[.V101]-[.Q101]" office:value-type="float" office:value="0.0284090909095" calcext:value-type="float">
            <text:p>0,0284090909</text:p>
          </table:table-cell>
          <table:table-cell/>
          <table:table-cell table:style-name="ce42" office:value-type="string" calcext:value-type="string">
            <text:p>CP_TSC</text:p>
          </table:table-cell>
          <table:table-cell table:style-name="ce40" table:formula="of:=[.O101]*100" office:value-type="float" office:value="6.81818181818" calcext:value-type="float">
            <text:p>6,82</text:p>
          </table:table-cell>
          <table:table-cell table:style-name="ce40" table:formula="of:=[.P101]*100" office:value-type="float" office:value="8.52272727273" calcext:value-type="float">
            <text:p>8,52</text:p>
          </table:table-cell>
          <table:table-cell table:style-name="ce40" table:formula="of:=[.Q101]*100" office:value-type="float" office:value="7.95454545455" calcext:value-type="float">
            <text:p>7,95</text:p>
          </table:table-cell>
          <table:table-cell table:style-name="ce40"/>
          <table:table-cell table:style-name="ce40" office:value-type="string" calcext:value-type="string">
            <text:p>CP_TSC</text:p>
          </table:table-cell>
          <table:table-cell table:style-name="ce40" table:formula="of:=[.T101]*100" office:value-type="float" office:value="6.25" calcext:value-type="float">
            <text:p>6,25</text:p>
          </table:table-cell>
          <table:table-cell table:style-name="ce40" table:formula="of:=[.U101]*100" office:value-type="float" office:value="9.09090909091" calcext:value-type="float">
            <text:p>9,09</text:p>
          </table:table-cell>
          <table:table-cell table:style-name="ce40" table:formula="of:=[.V101]*100" office:value-type="float" office:value="10.7954545455" calcext:value-type="float">
            <text:p>10,80</text:p>
          </table:table-cell>
          <table:table-cell table:style-name="ce40"/>
          <table:table-cell table:style-name="ce40" table:formula="of:=[.X101]*100" office:value-type="float" office:value="-0.56818181818" calcext:value-type="float">
            <text:p>-0,57</text:p>
          </table:table-cell>
          <table:table-cell table:style-name="ce40" table:formula="of:=[.Y101]*100" office:value-type="float" office:value="0.56818181818" calcext:value-type="float">
            <text:p>0,57</text:p>
          </table:table-cell>
          <table:table-cell table:style-name="ce47" table:formula="of:=[.Z101]*100" office:value-type="float" office:value="2.84090909095" calcext:value-type="float">
            <text:p>2,84</text:p>
          </table:table-cell>
        </table:table-row>
        <table:table-row table:style-name="ro2">
          <table:table-cell table:number-columns-repeated="14"/>
          <table:table-cell office:value-type="float" office:value="0.0568181818182" calcext:value-type="float">
            <text:p>0,0568181818</text:p>
          </table:table-cell>
          <table:table-cell table:number-columns-repeated="2" office:value-type="float" office:value="0.125" calcext:value-type="float">
            <text:p>0,125</text:p>
          </table:table-cell>
          <table:table-cell table:style-name="ce40"/>
          <table:table-cell/>
          <table:table-cell office:value-type="float" office:value="0.0568181818182" calcext:value-type="float">
            <text:p>0,0568181818</text:p>
          </table:table-cell>
          <table:table-cell table:number-columns-repeated="2" office:value-type="float" office:value="0.125" calcext:value-type="float">
            <text:p>0,125</text:p>
          </table:table-cell>
          <table:table-cell table:number-columns-repeated="5"/>
          <table:table-cell table:style-name="ce43" office:value-type="string" calcext:value-type="string">
            <text:p>SR_MTD*</text:p>
          </table:table-cell>
          <table:table-cell table:style-name="ce45" table:formula="of:=[.O102]*100" office:value-type="float" office:value="5.68181818182" calcext:value-type="float">
            <text:p>5,68</text:p>
          </table:table-cell>
          <table:table-cell table:style-name="ce45" table:formula="of:=[.P102]*100" office:value-type="float" office:value="12.5" calcext:value-type="float">
            <text:p>12,50</text:p>
          </table:table-cell>
          <table:table-cell table:style-name="ce45" table:formula="of:=[.Q102]*100" office:value-type="float" office:value="12.5" calcext:value-type="float">
            <text:p>12,50</text:p>
          </table:table-cell>
          <table:table-cell table:style-name="ce45"/>
          <table:table-cell table:style-name="ce43" office:value-type="string" calcext:value-type="string">
            <text:p>SR_MTD*</text:p>
          </table:table-cell>
          <table:table-cell table:style-name="ce45" table:formula="of:=[.T102]*100" office:value-type="float" office:value="5.68181818182" calcext:value-type="float">
            <text:p>5,68</text:p>
          </table:table-cell>
          <table:table-cell table:style-name="ce45" table:formula="of:=[.U102]*100" office:value-type="float" office:value="12.5" calcext:value-type="float">
            <text:p>12,50</text:p>
          </table:table-cell>
          <table:table-cell table:style-name="ce45" table:formula="of:=[.V102]*100" office:value-type="float" office:value="12.5" calcext:value-type="float">
            <text:p>12,50</text:p>
          </table:table-cell>
          <table:table-cell table:style-name="ce46"/>
          <table:table-cell table:number-columns-repeated="2" table:style-name="ce46" office:value-type="float" office:value="0" calcext:value-type="float">
            <text:p>0,00</text:p>
          </table:table-cell>
          <table:table-cell table:style-name="ce51" office:value-type="float" office:value="0" calcext:value-type="float">
            <text:p>0,00</text:p>
          </table:table-cell>
        </table:table-row>
        <table:table-row table:style-name="ro2">
          <table:table-cell table:number-columns-repeated="27"/>
          <table:table-cell table:style-name="ce42"/>
          <table:table-cell table:style-name="ce40" table:number-columns-repeated="11"/>
          <table:table-cell table:style-name="ce47"/>
        </table:table-row>
        <table:table-row table:style-name="ro2">
          <table:table-cell table:number-columns-repeated="18"/>
          <table:table-cell office:value-type="string" calcext:value-type="string">
            <text:p>top10</text:p>
          </table:table-cell>
          <table:table-cell table:number-columns-repeated="8"/>
          <table:table-cell table:style-name="ce41" office:value-type="string" calcext:value-type="string">
            <text:p>NO_FILTER</text:p>
          </table:table-cell>
          <table:table-cell table:style-name="ce44" table:number-columns-repeated="4"/>
          <table:table-cell table:style-name="ce44" office:value-type="string" calcext:value-type="string">
            <text:p>TOP500</text:p>
          </table:table-cell>
          <table:table-cell table:style-name="ce40" table:number-columns-repeated="6"/>
          <table:table-cell table:style-name="ce47"/>
        </table:table-row>
        <table:table-row table:style-name="ro2">
          <table:table-cell table:number-columns-repeated="13"/>
          <table:table-cell office:value-type="string" calcext:value-type="string">
            <text:p>top10</text:p>
          </table:table-cell>
          <table:table-cell table:number-columns-repeated="13"/>
          <table:table-cell table:style-name="ce42" office:value-type="string" calcext:value-type="string">
            <text:p>top10</text:p>
          </table:table-cell>
          <table:table-cell table:style-name="ce40" table:number-columns-repeated="4"/>
          <table:table-cell table:style-name="ce40" office:value-type="string" calcext:value-type="string">
            <text:p>top10</text:p>
          </table:table-cell>
          <table:table-cell table:style-name="ce40" table:number-columns-repeated="6"/>
          <table:table-cell table:style-name="ce47"/>
        </table:table-row>
        <table:table-row table:style-name="ro2">
          <table:table-cell table:number-columns-repeated="14"/>
          <table:table-cell office:value-type="string" calcext:value-type="string">
            <text:p>FTDOCK</text:p>
          </table:table-cell>
          <table:table-cell office:value-type="string" calcext:value-type="string">
            <text:p>ZDOCK</text:p>
          </table:table-cell>
          <table:table-cell office:value-type="string" calcext:value-type="string">
            <text:p>SDOCK</text:p>
          </table:table-cell>
          <table:table-cell table:number-columns-repeated="2"/>
          <table:table-cell office:value-type="string" calcext:value-type="string">
            <text:p>FTDOCK</text:p>
          </table:table-cell>
          <table:table-cell office:value-type="string" calcext:value-type="string">
            <text:p>ZDOCK</text:p>
          </table:table-cell>
          <table:table-cell office:value-type="string" calcext:value-type="string">
            <text:p>SDOCK</text:p>
          </table:table-cell>
          <table:table-cell table:number-columns-repeated="5"/>
          <table:table-cell table:style-name="ce42"/>
          <table:table-cell table:style-name="ce40" office:value-type="string" calcext:value-type="string">
            <text:p>PYDOCK</text:p>
          </table:table-cell>
          <table:table-cell table:style-name="ce40" office:value-type="string" calcext:value-type="string">
            <text:p>ZDOCK</text:p>
          </table:table-cell>
          <table:table-cell table:style-name="ce47" office:value-type="string" calcext:value-type="string">
            <text:p>SDOCK</text:p>
          </table:table-cell>
          <table:table-cell table:style-name="ce40" table:number-columns-repeated="2"/>
          <table:table-cell table:style-name="ce40" office:value-type="string" calcext:value-type="string">
            <text:p>PYDOCK</text:p>
          </table:table-cell>
          <table:table-cell table:style-name="ce40" office:value-type="string" calcext:value-type="string">
            <text:p>ZDOCK</text:p>
          </table:table-cell>
          <table:table-cell table:style-name="ce40" office:value-type="string" calcext:value-type="string">
            <text:p>SDOCK</text:p>
          </table:table-cell>
          <table:table-cell table:style-name="ce40"/>
          <table:table-cell table:style-name="ce40" office:value-type="string" calcext:value-type="string">
            <text:p>PYDOCK</text:p>
          </table:table-cell>
          <table:table-cell table:style-name="ce40" office:value-type="string" calcext:value-type="string">
            <text:p>ZDOCK</text:p>
          </table:table-cell>
          <table:table-cell table:style-name="ce47" office:value-type="string" calcext:value-type="string">
            <text:p>SDOCK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AP_PISA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340909090909" calcext:value-type="float">
            <text:p>0,3409090909</text:p>
          </table:table-cell>
          <table:table-cell office:value-type="float" office:value="0.352272727273" calcext:value-type="float">
            <text:p>0,3522727273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329545454545" calcext:value-type="float">
            <text:p>0,3295454545</text:p>
          </table:table-cell>
          <table:table-cell office:value-type="float" office:value="0.352272727273" calcext:value-type="float">
            <text:p>0,3522727273</text:p>
          </table:table-cell>
          <table:table-cell/>
          <table:table-cell table:formula="of:=[.T107]-[.O107]" office:value-type="float" office:value="0.034090909091" calcext:value-type="float">
            <text:p>0,0340909091</text:p>
          </table:table-cell>
          <table:table-cell table:formula="of:=[.U107]-[.P107]" office:value-type="float" office:value="-0.011363636364" calcext:value-type="float">
            <text:p>-0,0113636364</text:p>
          </table:table-cell>
          <table:table-cell table:formula="of:=[.V107]-[.Q107]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AP_PISA</text:p>
          </table:table-cell>
          <table:table-cell table:style-name="ce40" table:formula="of:=[.O107]*100" office:value-type="float" office:value="19.8863636364" calcext:value-type="float">
            <text:p>19,89</text:p>
          </table:table-cell>
          <table:table-cell table:style-name="ce40" table:formula="of:=[.P107]*100" office:value-type="float" office:value="34.0909090909" calcext:value-type="float">
            <text:p>34,09</text:p>
          </table:table-cell>
          <table:table-cell table:style-name="ce40" table:formula="of:=[.Q107]*100" office:value-type="float" office:value="35.2272727273" calcext:value-type="float">
            <text:p>35,23</text:p>
          </table:table-cell>
          <table:table-cell table:style-name="ce40"/>
          <table:table-cell table:style-name="ce40" office:value-type="string" calcext:value-type="string">
            <text:p>AP_PISA</text:p>
          </table:table-cell>
          <table:table-cell table:style-name="ce40" table:formula="of:=[.T107]*100" office:value-type="float" office:value="23.2954545455" calcext:value-type="float">
            <text:p>23,30</text:p>
          </table:table-cell>
          <table:table-cell table:style-name="ce40" table:formula="of:=[.U107]*100" office:value-type="float" office:value="32.9545454545" calcext:value-type="float">
            <text:p>32,95</text:p>
          </table:table-cell>
          <table:table-cell table:style-name="ce40" table:formula="of:=[.V107]*100" office:value-type="float" office:value="35.2272727273" calcext:value-type="float">
            <text:p>35,23</text:p>
          </table:table-cell>
          <table:table-cell table:style-name="ce40"/>
          <table:table-cell table:style-name="ce40" table:formula="of:=[.X107]*100" office:value-type="float" office:value="3.4090909091" calcext:value-type="float">
            <text:p>3,41</text:p>
          </table:table-cell>
          <table:table-cell table:style-name="ce40" table:formula="of:=[.Y107]*100" office:value-type="float" office:value="-1.1363636364" calcext:value-type="float">
            <text:p>-1,14</text:p>
          </table:table-cell>
          <table:table-cell table:style-name="ce47" table:formula="of:=[.Z107]*100" office:value-type="float" office:value="0" calcext:value-type="float">
            <text:p>0,00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AP_T2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25" calcext:value-type="float">
            <text:p>0,25</text:p>
          </table:table-cell>
          <table:table-cell office:value-type="float" office:value="0.272727272727" calcext:value-type="float">
            <text:p>0,2727272727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198863636364" calcext:value-type="float">
            <text:p>0,1988636364</text:p>
          </table:table-cell>
          <table:table-cell table:number-columns-repeated="2" office:value-type="float" office:value="0.272727272727" calcext:value-type="float">
            <text:p>0,2727272727</text:p>
          </table:table-cell>
          <table:table-cell/>
          <table:table-cell table:formula="of:=[.T108]-[.O108]" office:value-type="float" office:value="0.051136363637" calcext:value-type="float">
            <text:p>0,0511363636</text:p>
          </table:table-cell>
          <table:table-cell table:formula="of:=[.U108]-[.P108]" office:value-type="float" office:value="0.022727272727" calcext:value-type="float">
            <text:p>0,0227272727</text:p>
          </table:table-cell>
          <table:table-cell table:formula="of:=[.V108]-[.Q108]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AP_T2</text:p>
          </table:table-cell>
          <table:table-cell table:style-name="ce40" table:formula="of:=[.O108]*100" office:value-type="float" office:value="14.7727272727" calcext:value-type="float">
            <text:p>14,77</text:p>
          </table:table-cell>
          <table:table-cell table:style-name="ce40" table:formula="of:=[.P108]*100" office:value-type="float" office:value="25" calcext:value-type="float">
            <text:p>25,00</text:p>
          </table:table-cell>
          <table:table-cell table:style-name="ce40" table:formula="of:=[.Q108]*100" office:value-type="float" office:value="27.2727272727" calcext:value-type="float">
            <text:p>27,27</text:p>
          </table:table-cell>
          <table:table-cell table:style-name="ce40"/>
          <table:table-cell table:style-name="ce40" office:value-type="string" calcext:value-type="string">
            <text:p>AP_T2</text:p>
          </table:table-cell>
          <table:table-cell table:style-name="ce40" table:formula="of:=[.T108]*100" office:value-type="float" office:value="19.8863636364" calcext:value-type="float">
            <text:p>19,89</text:p>
          </table:table-cell>
          <table:table-cell table:style-name="ce40" table:formula="of:=[.U108]*100" office:value-type="float" office:value="27.2727272727" calcext:value-type="float">
            <text:p>27,27</text:p>
          </table:table-cell>
          <table:table-cell table:style-name="ce40" table:formula="of:=[.V108]*100" office:value-type="float" office:value="27.2727272727" calcext:value-type="float">
            <text:p>27,27</text:p>
          </table:table-cell>
          <table:table-cell table:style-name="ce40"/>
          <table:table-cell table:style-name="ce40" table:formula="of:=[.X108]*100" office:value-type="float" office:value="5.1136363637" calcext:value-type="float">
            <text:p>5,11</text:p>
          </table:table-cell>
          <table:table-cell table:style-name="ce40" table:formula="of:=[.Y108]*100" office:value-type="float" office:value="2.2727272727" calcext:value-type="float">
            <text:p>2,27</text:p>
          </table:table-cell>
          <table:table-cell table:style-name="ce47" table:formula="of:=[.Z108]*100" office:value-type="float" office:value="0" calcext:value-type="float">
            <text:p>0,00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CP_HLPL</text:p>
          </table:table-cell>
          <table:table-cell office:value-type="float" office:value="0.164772727273" calcext:value-type="float">
            <text:p>0,1647727273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272727272727" calcext:value-type="float">
            <text:p>0,2727272727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204545454545" calcext:value-type="float">
            <text:p>0,2045454545</text:p>
          </table:table-cell>
          <table:table-cell office:value-type="float" office:value="0.306818181818" calcext:value-type="float">
            <text:p>0,3068181818</text:p>
          </table:table-cell>
          <table:table-cell office:value-type="float" office:value="0.261363636364" calcext:value-type="float">
            <text:p>0,2613636364</text:p>
          </table:table-cell>
          <table:table-cell/>
          <table:table-cell table:formula="of:=[.T109]-[.O109]" office:value-type="float" office:value="0.039772727272" calcext:value-type="float">
            <text:p>0,0397727273</text:p>
          </table:table-cell>
          <table:table-cell table:formula="of:=[.U109]-[.P109]" office:value-type="float" office:value="0.039772727273" calcext:value-type="float">
            <text:p>0,0397727273</text:p>
          </table:table-cell>
          <table:table-cell table:formula="of:=[.V109]-[.Q109]" office:value-type="float" office:value="-0.011363636363" calcext:value-type="float">
            <text:p>-0,0113636364</text:p>
          </table:table-cell>
          <table:table-cell/>
          <table:table-cell table:style-name="ce42" office:value-type="string" calcext:value-type="string">
            <text:p>CP_HLPL</text:p>
          </table:table-cell>
          <table:table-cell table:style-name="ce40" table:formula="of:=[.O109]*100" office:value-type="float" office:value="16.4772727273" calcext:value-type="float">
            <text:p>16,48</text:p>
          </table:table-cell>
          <table:table-cell table:style-name="ce40" table:formula="of:=[.P109]*100" office:value-type="float" office:value="26.7045454545" calcext:value-type="float">
            <text:p>26,70</text:p>
          </table:table-cell>
          <table:table-cell table:style-name="ce40" table:formula="of:=[.Q109]*100" office:value-type="float" office:value="27.2727272727" calcext:value-type="float">
            <text:p>27,27</text:p>
          </table:table-cell>
          <table:table-cell table:style-name="ce40"/>
          <table:table-cell table:style-name="ce40" office:value-type="string" calcext:value-type="string">
            <text:p>CP_HLPL</text:p>
          </table:table-cell>
          <table:table-cell table:style-name="ce40" table:formula="of:=[.T109]*100" office:value-type="float" office:value="20.4545454545" calcext:value-type="float">
            <text:p>20,45</text:p>
          </table:table-cell>
          <table:table-cell table:style-name="ce40" table:formula="of:=[.U109]*100" office:value-type="float" office:value="30.6818181818" calcext:value-type="float">
            <text:p>30,68</text:p>
          </table:table-cell>
          <table:table-cell table:style-name="ce40" table:formula="of:=[.V109]*100" office:value-type="float" office:value="26.1363636364" calcext:value-type="float">
            <text:p>26,14</text:p>
          </table:table-cell>
          <table:table-cell table:style-name="ce40"/>
          <table:table-cell table:style-name="ce40" table:formula="of:=[.X109]*100" office:value-type="float" office:value="3.9772727272" calcext:value-type="float">
            <text:p>3,98</text:p>
          </table:table-cell>
          <table:table-cell table:style-name="ce40" table:formula="of:=[.Y109]*100" office:value-type="float" office:value="3.9772727273" calcext:value-type="float">
            <text:p>3,98</text:p>
          </table:table-cell>
          <table:table-cell table:style-name="ce47" table:formula="of:=[.Z109]*100" office:value-type="float" office:value="-1.1363636363" calcext:value-type="float">
            <text:p>-1,14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CP_MJ2h</text:p>
          </table:table-cell>
          <table:table-cell office:value-type="float" office:value="0.130681818182" calcext:value-type="float">
            <text:p>0,1306818182</text:p>
          </table:table-cell>
          <table:table-cell office:value-type="float" office:value="0.295454545455" calcext:value-type="float">
            <text:p>0,2954545455</text:p>
          </table:table-cell>
          <table:table-cell office:value-type="float" office:value="0.272727272727" calcext:value-type="float">
            <text:p>0,2727272727</text:p>
          </table:table-cell>
          <table:table-cell/>
          <table:table-cell office:value-type="string" calcext:value-type="string">
            <text:p>CP_MJ2h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284090909091" calcext:value-type="float">
            <text:p>0,2840909091</text:p>
          </table:table-cell>
          <table:table-cell office:value-type="float" office:value="0.289772727273" calcext:value-type="float">
            <text:p>0,2897727273</text:p>
          </table:table-cell>
          <table:table-cell/>
          <table:table-cell table:formula="of:=[.T110]-[.O110]" office:value-type="float" office:value="0.068181818182" calcext:value-type="float">
            <text:p>0,0681818182</text:p>
          </table:table-cell>
          <table:table-cell table:formula="of:=[.U110]-[.P110]" office:value-type="float" office:value="-0.011363636364" calcext:value-type="float">
            <text:p>-0,0113636364</text:p>
          </table:table-cell>
          <table:table-cell table:formula="of:=[.V110]-[.Q110]" office:value-type="float" office:value="0.017045454546" calcext:value-type="float">
            <text:p>0,0170454545</text:p>
          </table:table-cell>
          <table:table-cell/>
          <table:table-cell table:style-name="ce42" office:value-type="string" calcext:value-type="string">
            <text:p>CP_MJ2h</text:p>
          </table:table-cell>
          <table:table-cell table:style-name="ce40" table:formula="of:=[.O110]*100" office:value-type="float" office:value="13.0681818182" calcext:value-type="float">
            <text:p>13,07</text:p>
          </table:table-cell>
          <table:table-cell table:style-name="ce40" table:formula="of:=[.P110]*100" office:value-type="float" office:value="29.5454545455" calcext:value-type="float">
            <text:p>29,55</text:p>
          </table:table-cell>
          <table:table-cell table:style-name="ce40" table:formula="of:=[.Q110]*100" office:value-type="float" office:value="27.2727272727" calcext:value-type="float">
            <text:p>27,27</text:p>
          </table:table-cell>
          <table:table-cell table:style-name="ce40"/>
          <table:table-cell table:style-name="ce40" office:value-type="string" calcext:value-type="string">
            <text:p>CP_MJ2h</text:p>
          </table:table-cell>
          <table:table-cell table:style-name="ce40" table:formula="of:=[.T110]*100" office:value-type="float" office:value="19.8863636364" calcext:value-type="float">
            <text:p>19,89</text:p>
          </table:table-cell>
          <table:table-cell table:style-name="ce40" table:formula="of:=[.U110]*100" office:value-type="float" office:value="28.4090909091" calcext:value-type="float">
            <text:p>28,41</text:p>
          </table:table-cell>
          <table:table-cell table:style-name="ce40" table:formula="of:=[.V110]*100" office:value-type="float" office:value="28.9772727273" calcext:value-type="float">
            <text:p>28,98</text:p>
          </table:table-cell>
          <table:table-cell table:style-name="ce40"/>
          <table:table-cell table:style-name="ce40" table:formula="of:=[.X110]*100" office:value-type="float" office:value="6.8181818182" calcext:value-type="float">
            <text:p>6,82</text:p>
          </table:table-cell>
          <table:table-cell table:style-name="ce40" table:formula="of:=[.Y110]*100" office:value-type="float" office:value="-1.1363636364" calcext:value-type="float">
            <text:p>-1,14</text:p>
          </table:table-cell>
          <table:table-cell table:style-name="ce47" table:formula="of:=[.Z110]*100" office:value-type="float" office:value="1.7045454546" calcext:value-type="float">
            <text:p>1,70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CP_Qp</text:p>
          </table:table-cell>
          <table:table-cell office:value-type="float" office:value="0.136363636364" calcext:value-type="float">
            <text:p>0,1363636364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261363636364" calcext:value-type="float">
            <text:p>0,2613636364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204545454545" calcext:value-type="float">
            <text:p>0,204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289772727273" calcext:value-type="float">
            <text:p>0,2897727273</text:p>
          </table:table-cell>
          <table:table-cell/>
          <table:table-cell table:formula="of:=[.T111]-[.O111]" office:value-type="float" office:value="0.068181818181" calcext:value-type="float">
            <text:p>0,0681818182</text:p>
          </table:table-cell>
          <table:table-cell table:formula="of:=[.U111]-[.P111]" office:value-type="float" office:value="0.034090909091" calcext:value-type="float">
            <text:p>0,0340909091</text:p>
          </table:table-cell>
          <table:table-cell table:formula="of:=[.V111]-[.Q111]" office:value-type="float" office:value="0.028409090909" calcext:value-type="float">
            <text:p>0,0284090909</text:p>
          </table:table-cell>
          <table:table-cell/>
          <table:table-cell table:style-name="ce42" office:value-type="string" calcext:value-type="string">
            <text:p>CP_Qp</text:p>
          </table:table-cell>
          <table:table-cell table:style-name="ce40" table:formula="of:=[.O111]*100" office:value-type="float" office:value="13.6363636364" calcext:value-type="float">
            <text:p>13,64</text:p>
          </table:table-cell>
          <table:table-cell table:style-name="ce40" table:formula="of:=[.P111]*100" office:value-type="float" office:value="23.8636363636" calcext:value-type="float">
            <text:p>23,86</text:p>
          </table:table-cell>
          <table:table-cell table:style-name="ce40" table:formula="of:=[.Q111]*100" office:value-type="float" office:value="26.1363636364" calcext:value-type="float">
            <text:p>26,14</text:p>
          </table:table-cell>
          <table:table-cell table:style-name="ce40"/>
          <table:table-cell table:style-name="ce40" office:value-type="string" calcext:value-type="string">
            <text:p>CP_Qp</text:p>
          </table:table-cell>
          <table:table-cell table:style-name="ce40" table:formula="of:=[.T111]*100" office:value-type="float" office:value="20.4545454545" calcext:value-type="float">
            <text:p>20,45</text:p>
          </table:table-cell>
          <table:table-cell table:style-name="ce40" table:formula="of:=[.U111]*100" office:value-type="float" office:value="27.2727272727" calcext:value-type="float">
            <text:p>27,27</text:p>
          </table:table-cell>
          <table:table-cell table:style-name="ce40" table:formula="of:=[.V111]*100" office:value-type="float" office:value="28.9772727273" calcext:value-type="float">
            <text:p>28,98</text:p>
          </table:table-cell>
          <table:table-cell table:style-name="ce40"/>
          <table:table-cell table:style-name="ce40" table:formula="of:=[.X111]*100" office:value-type="float" office:value="6.8181818181" calcext:value-type="float">
            <text:p>6,82</text:p>
          </table:table-cell>
          <table:table-cell table:style-name="ce40" table:formula="of:=[.Y111]*100" office:value-type="float" office:value="3.4090909091" calcext:value-type="float">
            <text:p>3,41</text:p>
          </table:table-cell>
          <table:table-cell table:style-name="ce47" table:formula="of:=[.Z111]*100" office:value-type="float" office:value="2.8409090909" calcext:value-type="float">
            <text:p>2,84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CP_TSC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215909090909" calcext:value-type="float">
            <text:p>0,2159090909</text:p>
          </table:table-cell>
          <table:table-cell office:value-type="float" office:value="0.238636363636" calcext:value-type="float">
            <text:p>0,2386363636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255681818182" calcext:value-type="float">
            <text:p>0,2556818182</text:p>
          </table:table-cell>
          <table:table-cell office:value-type="float" office:value="0.261363636364" calcext:value-type="float">
            <text:p>0,2613636364</text:p>
          </table:table-cell>
          <table:table-cell/>
          <table:table-cell table:formula="of:=[.T112]-[.O112]" office:value-type="float" office:value="0.056818181818" calcext:value-type="float">
            <text:p>0,0568181818</text:p>
          </table:table-cell>
          <table:table-cell table:formula="of:=[.U112]-[.P112]" office:value-type="float" office:value="0.039772727273" calcext:value-type="float">
            <text:p>0,0397727273</text:p>
          </table:table-cell>
          <table:table-cell table:formula="of:=[.V112]-[.Q112]" office:value-type="float" office:value="0.022727272728" calcext:value-type="float">
            <text:p>0,0227272727</text:p>
          </table:table-cell>
          <table:table-cell/>
          <table:table-cell table:style-name="ce42" office:value-type="string" calcext:value-type="string">
            <text:p>CP_TSC</text:p>
          </table:table-cell>
          <table:table-cell table:style-name="ce40" table:formula="of:=[.O112]*100" office:value-type="float" office:value="18.1818181818" calcext:value-type="float">
            <text:p>18,18</text:p>
          </table:table-cell>
          <table:table-cell table:style-name="ce40" table:formula="of:=[.P112]*100" office:value-type="float" office:value="21.5909090909" calcext:value-type="float">
            <text:p>21,59</text:p>
          </table:table-cell>
          <table:table-cell table:style-name="ce40" table:formula="of:=[.Q112]*100" office:value-type="float" office:value="23.8636363636" calcext:value-type="float">
            <text:p>23,86</text:p>
          </table:table-cell>
          <table:table-cell table:style-name="ce40"/>
          <table:table-cell table:style-name="ce40" office:value-type="string" calcext:value-type="string">
            <text:p>CP_TSC</text:p>
          </table:table-cell>
          <table:table-cell table:style-name="ce40" table:formula="of:=[.T112]*100" office:value-type="float" office:value="23.8636363636" calcext:value-type="float">
            <text:p>23,86</text:p>
          </table:table-cell>
          <table:table-cell table:style-name="ce40" table:formula="of:=[.U112]*100" office:value-type="float" office:value="25.5681818182" calcext:value-type="float">
            <text:p>25,57</text:p>
          </table:table-cell>
          <table:table-cell table:style-name="ce40" table:formula="of:=[.V112]*100" office:value-type="float" office:value="26.1363636364" calcext:value-type="float">
            <text:p>26,14</text:p>
          </table:table-cell>
          <table:table-cell table:style-name="ce40"/>
          <table:table-cell table:style-name="ce40" table:formula="of:=[.X112]*100" office:value-type="float" office:value="5.6818181818" calcext:value-type="float">
            <text:p>5,68</text:p>
          </table:table-cell>
          <table:table-cell table:style-name="ce40" table:formula="of:=[.Y112]*100" office:value-type="float" office:value="3.9772727273" calcext:value-type="float">
            <text:p>3,98</text:p>
          </table:table-cell>
          <table:table-cell table:style-name="ce47" table:formula="of:=[.Z112]*100" office:value-type="float" office:value="2.2727272728" calcext:value-type="float">
            <text:p>2,27</text:p>
          </table:table-cell>
        </table:table-row>
        <table:table-row table:style-name="ro2">
          <table:table-cell table:number-columns-repeated="14"/>
          <table:table-cell office:value-type="float" office:value="0.176136363636" calcext:value-type="float">
            <text:p>0,1761363636</text:p>
          </table:table-cell>
          <table:table-cell table:number-columns-repeated="2" office:value-type="float" office:value="0.261363636364" calcext:value-type="float">
            <text:p>0,2613636364</text:p>
          </table:table-cell>
          <table:table-cell table:style-name="ce40" table:number-columns-repeated="2"/>
          <table:table-cell office:value-type="float" office:value="0.176136363636" calcext:value-type="float">
            <text:p>0,1761363636</text:p>
          </table:table-cell>
          <table:table-cell table:number-columns-repeated="2" office:value-type="float" office:value="0.261363636364" calcext:value-type="float">
            <text:p>0,2613636364</text:p>
          </table:table-cell>
          <table:table-cell table:number-columns-repeated="5"/>
          <table:table-cell table:style-name="ce43" office:value-type="string" calcext:value-type="string">
            <text:p>SR_MTD*</text:p>
          </table:table-cell>
          <table:table-cell table:style-name="ce46" table:formula="of:=[.O113]*100" office:value-type="float" office:value="17.6136363636" calcext:value-type="float">
            <text:p>17,61</text:p>
          </table:table-cell>
          <table:table-cell table:style-name="ce46" table:formula="of:=[.P113]*100" office:value-type="float" office:value="26.1363636364" calcext:value-type="float">
            <text:p>26,14</text:p>
          </table:table-cell>
          <table:table-cell table:style-name="ce46" table:formula="of:=[.Q113]*100" office:value-type="float" office:value="26.1363636364" calcext:value-type="float">
            <text:p>26,14</text:p>
          </table:table-cell>
          <table:table-cell table:style-name="ce48"/>
          <table:table-cell table:style-name="ce43" office:value-type="string" calcext:value-type="string">
            <text:p>SR_MTD*</text:p>
          </table:table-cell>
          <table:table-cell table:style-name="ce46" table:formula="of:=[.T113]*100" office:value-type="float" office:value="17.6136363636" calcext:value-type="float">
            <text:p>17,61</text:p>
          </table:table-cell>
          <table:table-cell table:style-name="ce46" table:formula="of:=[.U113]*100" office:value-type="float" office:value="26.1363636364" calcext:value-type="float">
            <text:p>26,14</text:p>
          </table:table-cell>
          <table:table-cell table:style-name="ce46" table:formula="of:=[.V113]*100" office:value-type="float" office:value="26.1363636364" calcext:value-type="float">
            <text:p>26,14</text:p>
          </table:table-cell>
          <table:table-cell table:style-name="ce46"/>
          <table:table-cell table:number-columns-repeated="2" table:style-name="ce46" office:value-type="float" office:value="0" calcext:value-type="float">
            <text:p>0,00</text:p>
          </table:table-cell>
          <table:table-cell table:style-name="ce51" office:value-type="float" office:value="0" calcext:value-type="float">
            <text:p>0,00</text:p>
          </table:table-cell>
        </table:table-row>
        <table:table-row table:style-name="ro2">
          <table:table-cell table:number-columns-repeated="27"/>
          <table:table-cell table:style-name="ce42"/>
          <table:table-cell table:style-name="ce40" table:number-columns-repeated="11"/>
          <table:table-cell table:style-name="ce47"/>
        </table:table-row>
        <table:table-row table:style-name="ro2">
          <table:table-cell table:number-columns-repeated="27"/>
          <table:table-cell table:style-name="ce41" office:value-type="string" calcext:value-type="string">
            <text:p>NO_FILTER</text:p>
          </table:table-cell>
          <table:table-cell table:style-name="ce44" table:number-columns-repeated="4"/>
          <table:table-cell table:style-name="ce44" office:value-type="string" calcext:value-type="string">
            <text:p>TOP500</text:p>
          </table:table-cell>
          <table:table-cell table:style-name="ce40" table:number-columns-repeated="6"/>
          <table:table-cell table:style-name="ce47"/>
        </table:table-row>
        <table:table-row table:style-name="ro2">
          <table:table-cell table:number-columns-repeated="13"/>
          <table:table-cell office:value-type="string" calcext:value-type="string">
            <text:p>top100</text:p>
          </table:table-cell>
          <table:table-cell table:number-columns-repeated="4"/>
          <table:table-cell office:value-type="string" calcext:value-type="string">
            <text:p>top100</text:p>
          </table:table-cell>
          <table:table-cell table:number-columns-repeated="8"/>
          <table:table-cell table:style-name="ce42" office:value-type="string" calcext:value-type="string">
            <text:p>top100</text:p>
          </table:table-cell>
          <table:table-cell table:style-name="ce40" table:number-columns-repeated="4"/>
          <table:table-cell table:style-name="ce40" office:value-type="string" calcext:value-type="string">
            <text:p>top100</text:p>
          </table:table-cell>
          <table:table-cell table:style-name="ce40" table:number-columns-repeated="6"/>
          <table:table-cell table:style-name="ce47"/>
        </table:table-row>
        <table:table-row table:style-name="ro2">
          <table:table-cell table:number-columns-repeated="14"/>
          <table:table-cell office:value-type="string" calcext:value-type="string">
            <text:p>FTDOCK</text:p>
          </table:table-cell>
          <table:table-cell office:value-type="string" calcext:value-type="string">
            <text:p>ZDOCK</text:p>
          </table:table-cell>
          <table:table-cell office:value-type="string" calcext:value-type="string">
            <text:p>SDOCK</text:p>
          </table:table-cell>
          <table:table-cell table:number-columns-repeated="2"/>
          <table:table-cell office:value-type="string" calcext:value-type="string">
            <text:p>FTDOCK</text:p>
          </table:table-cell>
          <table:table-cell office:value-type="string" calcext:value-type="string">
            <text:p>ZDOCK</text:p>
          </table:table-cell>
          <table:table-cell office:value-type="string" calcext:value-type="string">
            <text:p>SDOCK</text:p>
          </table:table-cell>
          <table:table-cell table:number-columns-repeated="5"/>
          <table:table-cell table:style-name="ce42"/>
          <table:table-cell table:style-name="ce40" office:value-type="string" calcext:value-type="string">
            <text:p>PYDOCK</text:p>
          </table:table-cell>
          <table:table-cell table:style-name="ce40" office:value-type="string" calcext:value-type="string">
            <text:p>ZDOCK</text:p>
          </table:table-cell>
          <table:table-cell table:style-name="ce47" office:value-type="string" calcext:value-type="string">
            <text:p>SDOCK</text:p>
          </table:table-cell>
          <table:table-cell table:style-name="ce40" table:number-columns-repeated="2"/>
          <table:table-cell table:style-name="ce40" office:value-type="string" calcext:value-type="string">
            <text:p>PYDOCK</text:p>
          </table:table-cell>
          <table:table-cell table:style-name="ce40" office:value-type="string" calcext:value-type="string">
            <text:p>ZDOCK</text:p>
          </table:table-cell>
          <table:table-cell table:style-name="ce40" office:value-type="string" calcext:value-type="string">
            <text:p>SDOCK</text:p>
          </table:table-cell>
          <table:table-cell table:style-name="ce40"/>
          <table:table-cell table:style-name="ce40" office:value-type="string" calcext:value-type="string">
            <text:p>PYDOCK</text:p>
          </table:table-cell>
          <table:table-cell table:style-name="ce40" office:value-type="string" calcext:value-type="string">
            <text:p>ZDOCK</text:p>
          </table:table-cell>
          <table:table-cell table:style-name="ce47" office:value-type="string" calcext:value-type="string">
            <text:p>SDOCK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AP_PISA</text:p>
          </table:table-cell>
          <table:table-cell office:value-type="float" office:value="0.397727272727" calcext:value-type="float">
            <text:p>0,3977272727</text:p>
          </table:table-cell>
          <table:table-cell office:value-type="float" office:value="0.585227272727" calcext:value-type="float">
            <text:p>0,5852272727</text:p>
          </table:table-cell>
          <table:table-cell office:value-type="float" office:value="0.551136363636" calcext:value-type="float">
            <text:p>0,5511363636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454545454545" calcext:value-type="float">
            <text:p>0,4545454545</text:p>
          </table:table-cell>
          <table:table-cell office:value-type="float" office:value="0.505681818182" calcext:value-type="float">
            <text:p>0,5056818182</text:p>
          </table:table-cell>
          <table:table-cell office:value-type="float" office:value="0.465909090909" calcext:value-type="float">
            <text:p>0,4659090909</text:p>
          </table:table-cell>
          <table:table-cell/>
          <table:table-cell table:formula="of:=[.T118]-[.O118]" office:value-type="float" office:value="0.056818181818" calcext:value-type="float">
            <text:p>0,0568181818</text:p>
          </table:table-cell>
          <table:table-cell table:formula="of:=[.U118]-[.P118]" office:value-type="float" office:value="-0.0795454545450001" calcext:value-type="float">
            <text:p>-0,0795454545</text:p>
          </table:table-cell>
          <table:table-cell table:formula="of:=[.V118]-[.Q118]" office:value-type="float" office:value="-0.0852272727269999" calcext:value-type="float">
            <text:p>-0,0852272727</text:p>
          </table:table-cell>
          <table:table-cell/>
          <table:table-cell table:style-name="ce42" office:value-type="string" calcext:value-type="string">
            <text:p>AP_PISA</text:p>
          </table:table-cell>
          <table:table-cell table:style-name="ce40" table:formula="of:=[.O118]*100" office:value-type="float" office:value="39.7727272727" calcext:value-type="float">
            <text:p>39,77</text:p>
          </table:table-cell>
          <table:table-cell table:style-name="ce40" table:formula="of:=[.P118]*100" office:value-type="float" office:value="58.5227272727" calcext:value-type="float">
            <text:p>58,52</text:p>
          </table:table-cell>
          <table:table-cell table:style-name="ce40" table:formula="of:=[.Q118]*100" office:value-type="float" office:value="55.1136363636" calcext:value-type="float">
            <text:p>55,11</text:p>
          </table:table-cell>
          <table:table-cell table:style-name="ce40"/>
          <table:table-cell table:style-name="ce40" office:value-type="string" calcext:value-type="string">
            <text:p>AP_PISA</text:p>
          </table:table-cell>
          <table:table-cell table:style-name="ce40" table:formula="of:=[.T118]*100" office:value-type="float" office:value="45.4545454545" calcext:value-type="float">
            <text:p>45,45</text:p>
          </table:table-cell>
          <table:table-cell table:style-name="ce40" table:formula="of:=[.U118]*100" office:value-type="float" office:value="50.5681818182" calcext:value-type="float">
            <text:p>50,57</text:p>
          </table:table-cell>
          <table:table-cell table:style-name="ce40" table:formula="of:=[.V118]*100" office:value-type="float" office:value="46.5909090909" calcext:value-type="float">
            <text:p>46,59</text:p>
          </table:table-cell>
          <table:table-cell table:style-name="ce40"/>
          <table:table-cell table:style-name="ce40" table:formula="of:=[.X118]*100" office:value-type="float" office:value="5.6818181818" calcext:value-type="float">
            <text:p>5,68</text:p>
          </table:table-cell>
          <table:table-cell table:style-name="ce40" table:formula="of:=[.Y118]*100" office:value-type="float" office:value="-7.95454545450001" calcext:value-type="float">
            <text:p>-7,95</text:p>
          </table:table-cell>
          <table:table-cell table:style-name="ce47" table:formula="of:=[.Z118]*100" office:value-type="float" office:value="-8.52272727269999" calcext:value-type="float">
            <text:p>-8,52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AP_T2</text:p>
          </table:table-cell>
          <table:table-cell office:value-type="float" office:value="0.363636363636" calcext:value-type="float">
            <text:p>0,3636363636</text:p>
          </table:table-cell>
          <table:table-cell office:value-type="float" office:value="0.511363636364" calcext:value-type="float">
            <text:p>0,5113636364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426136363636" calcext:value-type="float">
            <text:p>0,4261363636</text:p>
          </table:table-cell>
          <table:table-cell office:value-type="float" office:value="0.477272727273" calcext:value-type="float">
            <text:p>0,4772727273</text:p>
          </table:table-cell>
          <table:table-cell office:value-type="float" office:value="0.460227272727" calcext:value-type="float">
            <text:p>0,4602272727</text:p>
          </table:table-cell>
          <table:table-cell/>
          <table:table-cell table:formula="of:=[.T119]-[.O119]" office:value-type="float" office:value="0.0625" calcext:value-type="float">
            <text:p>0,0625</text:p>
          </table:table-cell>
          <table:table-cell table:formula="of:=[.U119]-[.P119]" office:value-type="float" office:value="-0.034090909091" calcext:value-type="float">
            <text:p>-0,0340909091</text:p>
          </table:table-cell>
          <table:table-cell table:formula="of:=[.V119]-[.Q119]" office:value-type="float" office:value="-0.045454545455" calcext:value-type="float">
            <text:p>-0,0454545455</text:p>
          </table:table-cell>
          <table:table-cell/>
          <table:table-cell table:style-name="ce42" office:value-type="string" calcext:value-type="string">
            <text:p>AP_T2</text:p>
          </table:table-cell>
          <table:table-cell table:style-name="ce40" table:formula="of:=[.O119]*100" office:value-type="float" office:value="36.3636363636" calcext:value-type="float">
            <text:p>36,36</text:p>
          </table:table-cell>
          <table:table-cell table:style-name="ce40" table:formula="of:=[.P119]*100" office:value-type="float" office:value="51.1363636364" calcext:value-type="float">
            <text:p>51,14</text:p>
          </table:table-cell>
          <table:table-cell table:style-name="ce40" table:formula="of:=[.Q119]*100" office:value-type="float" office:value="50.5681818182" calcext:value-type="float">
            <text:p>50,57</text:p>
          </table:table-cell>
          <table:table-cell table:style-name="ce40"/>
          <table:table-cell table:style-name="ce40" office:value-type="string" calcext:value-type="string">
            <text:p>AP_T2</text:p>
          </table:table-cell>
          <table:table-cell table:style-name="ce40" table:formula="of:=[.T119]*100" office:value-type="float" office:value="42.6136363636" calcext:value-type="float">
            <text:p>42,61</text:p>
          </table:table-cell>
          <table:table-cell table:style-name="ce40" table:formula="of:=[.U119]*100" office:value-type="float" office:value="47.7272727273" calcext:value-type="float">
            <text:p>47,73</text:p>
          </table:table-cell>
          <table:table-cell table:style-name="ce40" table:formula="of:=[.V119]*100" office:value-type="float" office:value="46.0227272727" calcext:value-type="float">
            <text:p>46,02</text:p>
          </table:table-cell>
          <table:table-cell table:style-name="ce40"/>
          <table:table-cell table:style-name="ce40" table:formula="of:=[.X119]*100" office:value-type="float" office:value="6.25" calcext:value-type="float">
            <text:p>6,25</text:p>
          </table:table-cell>
          <table:table-cell table:style-name="ce40" table:formula="of:=[.Y119]*100" office:value-type="float" office:value="-3.4090909091" calcext:value-type="float">
            <text:p>-3,41</text:p>
          </table:table-cell>
          <table:table-cell table:style-name="ce47" table:formula="of:=[.Z119]*100" office:value-type="float" office:value="-4.5454545455" calcext:value-type="float">
            <text:p>-4,55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CP_HLPL</text:p>
          </table:table-cell>
          <table:table-cell office:value-type="float" office:value="0.397727272727" calcext:value-type="float">
            <text:p>0,3977272727</text:p>
          </table:table-cell>
          <table:table-cell office:value-type="float" office:value="0.551136363636" calcext:value-type="float">
            <text:p>0,5511363636</text:p>
          </table:table-cell>
          <table:table-cell office:value-type="float" office:value="0.534090909091" calcext:value-type="float">
            <text:p>0,5340909091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517045454545" calcext:value-type="float">
            <text:p>0,5170454545</text:p>
          </table:table-cell>
          <table:table-cell office:value-type="float" office:value="0.409090909091" calcext:value-type="float">
            <text:p>0,4090909091</text:p>
          </table:table-cell>
          <table:table-cell/>
          <table:table-cell table:formula="of:=[.T120]-[.O120]" office:value-type="float" office:value="0.039772727273" calcext:value-type="float">
            <text:p>0,0397727273</text:p>
          </table:table-cell>
          <table:table-cell table:formula="of:=[.U120]-[.P120]" office:value-type="float" office:value="-0.034090909091" calcext:value-type="float">
            <text:p>-0,0340909091</text:p>
          </table:table-cell>
          <table:table-cell table:formula="of:=[.V120]-[.Q120]" office:value-type="float" office:value="-0.125" calcext:value-type="float">
            <text:p>-0,125</text:p>
          </table:table-cell>
          <table:table-cell/>
          <table:table-cell table:style-name="ce42" office:value-type="string" calcext:value-type="string">
            <text:p>CP_HLPL</text:p>
          </table:table-cell>
          <table:table-cell table:style-name="ce40" table:formula="of:=[.O120]*100" office:value-type="float" office:value="39.7727272727" calcext:value-type="float">
            <text:p>39,77</text:p>
          </table:table-cell>
          <table:table-cell table:style-name="ce40" table:formula="of:=[.P120]*100" office:value-type="float" office:value="55.1136363636" calcext:value-type="float">
            <text:p>55,11</text:p>
          </table:table-cell>
          <table:table-cell table:style-name="ce40" table:formula="of:=[.Q120]*100" office:value-type="float" office:value="53.4090909091" calcext:value-type="float">
            <text:p>53,41</text:p>
          </table:table-cell>
          <table:table-cell table:style-name="ce40"/>
          <table:table-cell table:style-name="ce40" office:value-type="string" calcext:value-type="string">
            <text:p>CP_HLPL</text:p>
          </table:table-cell>
          <table:table-cell table:style-name="ce40" table:formula="of:=[.T120]*100" office:value-type="float" office:value="43.75" calcext:value-type="float">
            <text:p>43,75</text:p>
          </table:table-cell>
          <table:table-cell table:style-name="ce40" table:formula="of:=[.U120]*100" office:value-type="float" office:value="51.7045454545" calcext:value-type="float">
            <text:p>51,70</text:p>
          </table:table-cell>
          <table:table-cell table:style-name="ce40" table:formula="of:=[.V120]*100" office:value-type="float" office:value="40.9090909091" calcext:value-type="float">
            <text:p>40,91</text:p>
          </table:table-cell>
          <table:table-cell table:style-name="ce40"/>
          <table:table-cell table:style-name="ce40" table:formula="of:=[.X120]*100" office:value-type="float" office:value="3.9772727273" calcext:value-type="float">
            <text:p>3,98</text:p>
          </table:table-cell>
          <table:table-cell table:style-name="ce40" table:formula="of:=[.Y120]*100" office:value-type="float" office:value="-3.4090909091" calcext:value-type="float">
            <text:p>-3,41</text:p>
          </table:table-cell>
          <table:table-cell table:style-name="ce47" table:formula="of:=[.Z120]*100" office:value-type="float" office:value="-12.5" calcext:value-type="float">
            <text:p>-12,50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CP_MJ2h</text:p>
          </table:table-cell>
          <table:table-cell office:value-type="float" office:value="0.329545454545" calcext:value-type="float">
            <text:p>0,3295454545</text:p>
          </table:table-cell>
          <table:table-cell office:value-type="float" office:value="0.556818181818" calcext:value-type="float">
            <text:p>0,5568181818</text:p>
          </table:table-cell>
          <table:table-cell office:value-type="float" office:value="0.585227272727" calcext:value-type="float">
            <text:p>0,5852272727</text:p>
          </table:table-cell>
          <table:table-cell/>
          <table:table-cell office:value-type="string" calcext:value-type="string">
            <text:p>CP_MJ2h</text:p>
          </table:table-cell>
          <table:table-cell office:value-type="float" office:value="0.448863636364" calcext:value-type="float">
            <text:p>0,4488636364</text:p>
          </table:table-cell>
          <table:table-cell office:value-type="float" office:value="0.505681818182" calcext:value-type="float">
            <text:p>0,5056818182</text:p>
          </table:table-cell>
          <table:table-cell office:value-type="float" office:value="0.477272727273" calcext:value-type="float">
            <text:p>0,4772727273</text:p>
          </table:table-cell>
          <table:table-cell/>
          <table:table-cell table:formula="of:=[.T121]-[.O121]" office:value-type="float" office:value="0.119318181819" calcext:value-type="float">
            <text:p>0,1193181818</text:p>
          </table:table-cell>
          <table:table-cell table:formula="of:=[.U121]-[.P121]" office:value-type="float" office:value="-0.0511363636360001" calcext:value-type="float">
            <text:p>-0,0511363636</text:p>
          </table:table-cell>
          <table:table-cell table:formula="of:=[.V121]-[.Q121]" office:value-type="float" office:value="-0.107954545454" calcext:value-type="float">
            <text:p>-0,1079545455</text:p>
          </table:table-cell>
          <table:table-cell/>
          <table:table-cell table:style-name="ce42" office:value-type="string" calcext:value-type="string">
            <text:p>CP_MJ2h</text:p>
          </table:table-cell>
          <table:table-cell table:style-name="ce40" table:formula="of:=[.O121]*100" office:value-type="float" office:value="32.9545454545" calcext:value-type="float">
            <text:p>32,95</text:p>
          </table:table-cell>
          <table:table-cell table:style-name="ce40" table:formula="of:=[.P121]*100" office:value-type="float" office:value="55.6818181818" calcext:value-type="float">
            <text:p>55,68</text:p>
          </table:table-cell>
          <table:table-cell table:style-name="ce40" table:formula="of:=[.Q121]*100" office:value-type="float" office:value="58.5227272727" calcext:value-type="float">
            <text:p>58,52</text:p>
          </table:table-cell>
          <table:table-cell table:style-name="ce40"/>
          <table:table-cell table:style-name="ce40" office:value-type="string" calcext:value-type="string">
            <text:p>CP_MJ2h</text:p>
          </table:table-cell>
          <table:table-cell table:style-name="ce40" table:formula="of:=[.T121]*100" office:value-type="float" office:value="44.8863636364" calcext:value-type="float">
            <text:p>44,89</text:p>
          </table:table-cell>
          <table:table-cell table:style-name="ce40" table:formula="of:=[.U121]*100" office:value-type="float" office:value="50.5681818182" calcext:value-type="float">
            <text:p>50,57</text:p>
          </table:table-cell>
          <table:table-cell table:style-name="ce40" table:formula="of:=[.V121]*100" office:value-type="float" office:value="47.7272727273" calcext:value-type="float">
            <text:p>47,73</text:p>
          </table:table-cell>
          <table:table-cell table:style-name="ce40"/>
          <table:table-cell table:style-name="ce40" table:formula="of:=[.X121]*100" office:value-type="float" office:value="11.9318181819" calcext:value-type="float">
            <text:p>11,93</text:p>
          </table:table-cell>
          <table:table-cell table:style-name="ce40" table:formula="of:=[.Y121]*100" office:value-type="float" office:value="-5.11363636360001" calcext:value-type="float">
            <text:p>-5,11</text:p>
          </table:table-cell>
          <table:table-cell table:style-name="ce47" table:formula="of:=[.Z121]*100" office:value-type="float" office:value="-10.7954545454" calcext:value-type="float">
            <text:p>-10,80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CP_Qp</text:p>
          </table:table-cell>
          <table:table-cell office:value-type="float" office:value="0.3125" calcext:value-type="float">
            <text:p>0,3125</text:p>
          </table:table-cell>
          <table:table-cell table:number-columns-repeated="2" office:value-type="float" office:value="0.511363636364" calcext:value-type="float">
            <text:p>0,5113636364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443181818182" calcext:value-type="float">
            <text:p>0,4431818182</text:p>
          </table:table-cell>
          <table:table-cell office:value-type="float" office:value="0.488636363636" calcext:value-type="float">
            <text:p>0,4886363636</text:p>
          </table:table-cell>
          <table:table-cell office:value-type="float" office:value="0.477272727273" calcext:value-type="float">
            <text:p>0,4772727273</text:p>
          </table:table-cell>
          <table:table-cell/>
          <table:table-cell table:formula="of:=[.T122]-[.O122]" office:value-type="float" office:value="0.130681818182" calcext:value-type="float">
            <text:p>0,1306818182</text:p>
          </table:table-cell>
          <table:table-cell table:formula="of:=[.U122]-[.P122]" office:value-type="float" office:value="-0.022727272728" calcext:value-type="float">
            <text:p>-0,0227272727</text:p>
          </table:table-cell>
          <table:table-cell table:formula="of:=[.V122]-[.Q122]" office:value-type="float" office:value="-0.034090909091" calcext:value-type="float">
            <text:p>-0,0340909091</text:p>
          </table:table-cell>
          <table:table-cell/>
          <table:table-cell table:style-name="ce42" office:value-type="string" calcext:value-type="string">
            <text:p>CP_Qp</text:p>
          </table:table-cell>
          <table:table-cell table:style-name="ce40" table:formula="of:=[.O122]*100" office:value-type="float" office:value="31.25" calcext:value-type="float">
            <text:p>31,25</text:p>
          </table:table-cell>
          <table:table-cell table:style-name="ce40" table:formula="of:=[.P122]*100" office:value-type="float" office:value="51.1363636364" calcext:value-type="float">
            <text:p>51,14</text:p>
          </table:table-cell>
          <table:table-cell table:style-name="ce40" table:formula="of:=[.Q122]*100" office:value-type="float" office:value="51.1363636364" calcext:value-type="float">
            <text:p>51,14</text:p>
          </table:table-cell>
          <table:table-cell table:style-name="ce40"/>
          <table:table-cell table:style-name="ce40" office:value-type="string" calcext:value-type="string">
            <text:p>CP_Qp</text:p>
          </table:table-cell>
          <table:table-cell table:style-name="ce40" table:formula="of:=[.T122]*100" office:value-type="float" office:value="44.3181818182" calcext:value-type="float">
            <text:p>44,32</text:p>
          </table:table-cell>
          <table:table-cell table:style-name="ce40" table:formula="of:=[.U122]*100" office:value-type="float" office:value="48.8636363636" calcext:value-type="float">
            <text:p>48,86</text:p>
          </table:table-cell>
          <table:table-cell table:style-name="ce40" table:formula="of:=[.V122]*100" office:value-type="float" office:value="47.7272727273" calcext:value-type="float">
            <text:p>47,73</text:p>
          </table:table-cell>
          <table:table-cell table:style-name="ce40"/>
          <table:table-cell table:style-name="ce40" table:formula="of:=[.X122]*100" office:value-type="float" office:value="13.0681818182" calcext:value-type="float">
            <text:p>13,07</text:p>
          </table:table-cell>
          <table:table-cell table:style-name="ce40" table:formula="of:=[.Y122]*100" office:value-type="float" office:value="-2.2727272728" calcext:value-type="float">
            <text:p>-2,27</text:p>
          </table:table-cell>
          <table:table-cell table:style-name="ce47" table:formula="of:=[.Z122]*100" office:value-type="float" office:value="-3.4090909091" calcext:value-type="float">
            <text:p>-3,41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CP_TSC</text:p>
          </table:table-cell>
          <table:table-cell office:value-type="float" office:value="0.426136363636" calcext:value-type="float">
            <text:p>0,4261363636</text:p>
          </table:table-cell>
          <table:table-cell office:value-type="float" office:value="0.511363636364" calcext:value-type="float">
            <text:p>0,511363636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471590909091" calcext:value-type="float">
            <text:p>0,4715909091</text:p>
          </table:table-cell>
          <table:table-cell office:value-type="float" office:value="0.494318181818" calcext:value-type="float">
            <text:p>0,4943181818</text:p>
          </table:table-cell>
          <table:table-cell office:value-type="float" office:value="0.431818181818" calcext:value-type="float">
            <text:p>0,4318181818</text:p>
          </table:table-cell>
          <table:table-cell/>
          <table:table-cell table:formula="of:=[.T123]-[.O123]" office:value-type="float" office:value="0.045454545455" calcext:value-type="float">
            <text:p>0,0454545455</text:p>
          </table:table-cell>
          <table:table-cell table:formula="of:=[.U123]-[.P123]" office:value-type="float" office:value="-0.017045454546" calcext:value-type="float">
            <text:p>-0,0170454545</text:p>
          </table:table-cell>
          <table:table-cell table:formula="of:=[.V123]-[.Q123]" office:value-type="float" office:value="-0.068181818182" calcext:value-type="float">
            <text:p>-0,0681818182</text:p>
          </table:table-cell>
          <table:table-cell/>
          <table:table-cell table:style-name="ce42" office:value-type="string" calcext:value-type="string">
            <text:p>CP_TSC</text:p>
          </table:table-cell>
          <table:table-cell table:style-name="ce40" table:formula="of:=[.O123]*100" office:value-type="float" office:value="42.6136363636" calcext:value-type="float">
            <text:p>42,61</text:p>
          </table:table-cell>
          <table:table-cell table:style-name="ce40" table:formula="of:=[.P123]*100" office:value-type="float" office:value="51.1363636364" calcext:value-type="float">
            <text:p>51,14</text:p>
          </table:table-cell>
          <table:table-cell table:style-name="ce40" table:formula="of:=[.Q123]*100" office:value-type="float" office:value="50" calcext:value-type="float">
            <text:p>50,00</text:p>
          </table:table-cell>
          <table:table-cell table:style-name="ce40"/>
          <table:table-cell table:style-name="ce40" office:value-type="string" calcext:value-type="string">
            <text:p>CP_TSC</text:p>
          </table:table-cell>
          <table:table-cell table:style-name="ce40" table:formula="of:=[.T123]*100" office:value-type="float" office:value="47.1590909091" calcext:value-type="float">
            <text:p>47,16</text:p>
          </table:table-cell>
          <table:table-cell table:style-name="ce40" table:formula="of:=[.U123]*100" office:value-type="float" office:value="49.4318181818" calcext:value-type="float">
            <text:p>49,43</text:p>
          </table:table-cell>
          <table:table-cell table:style-name="ce40" table:formula="of:=[.V123]*100" office:value-type="float" office:value="43.1818181818" calcext:value-type="float">
            <text:p>43,18</text:p>
          </table:table-cell>
          <table:table-cell table:style-name="ce40"/>
          <table:table-cell table:style-name="ce40" table:formula="of:=[.X123]*100" office:value-type="float" office:value="4.5454545455" calcext:value-type="float">
            <text:p>4,55</text:p>
          </table:table-cell>
          <table:table-cell table:style-name="ce40" table:formula="of:=[.Y123]*100" office:value-type="float" office:value="-1.7045454546" calcext:value-type="float">
            <text:p>-1,70</text:p>
          </table:table-cell>
          <table:table-cell table:style-name="ce40" table:formula="of:=[.Z123]*100" office:value-type="float" office:value="-6.8181818182" calcext:value-type="float">
            <text:p>-6,82</text:p>
          </table:table-cell>
        </table:table-row>
        <table:table-row table:style-name="ro2">
          <table:table-cell table:number-columns-repeated="14"/>
          <table:table-cell office:value-type="float" office:value="0.409090909091" calcext:value-type="float">
            <text:p>0,4090909091</text:p>
          </table:table-cell>
          <table:table-cell office:value-type="float" office:value="0.471590909091" calcext:value-type="float">
            <text:p>0,4715909091</text:p>
          </table:table-cell>
          <table:table-cell office:value-type="float" office:value="0.477272727273" calcext:value-type="float">
            <text:p>0,4772727273</text:p>
          </table:table-cell>
          <table:table-cell table:style-name="ce10" table:number-columns-repeated="2"/>
          <table:table-cell office:value-type="float" office:value="0.409090909091" calcext:value-type="float">
            <text:p>0,4090909091</text:p>
          </table:table-cell>
          <table:table-cell office:value-type="float" office:value="0.471590909091" calcext:value-type="float">
            <text:p>0,4715909091</text:p>
          </table:table-cell>
          <table:table-cell office:value-type="float" office:value="0.477272727273" calcext:value-type="float">
            <text:p>0,4772727273</text:p>
          </table:table-cell>
          <table:table-cell table:number-columns-repeated="5"/>
          <table:table-cell table:style-name="ce43" office:value-type="string" calcext:value-type="string">
            <text:p>SR_MTD*</text:p>
          </table:table-cell>
          <table:table-cell table:style-name="ce46" table:formula="of:=[.O124]*100" office:value-type="float" office:value="40.9090909091" calcext:value-type="float">
            <text:p>40,91</text:p>
          </table:table-cell>
          <table:table-cell table:style-name="ce46" table:formula="of:=[.P124]*100" office:value-type="float" office:value="47.1590909091" calcext:value-type="float">
            <text:p>47,16</text:p>
          </table:table-cell>
          <table:table-cell table:style-name="ce46" table:formula="of:=[.Q124]*100" office:value-type="float" office:value="47.7272727273" calcext:value-type="float">
            <text:p>47,73</text:p>
          </table:table-cell>
          <table:table-cell table:style-name="ce48"/>
          <table:table-cell table:style-name="ce43" office:value-type="string" calcext:value-type="string">
            <text:p>SR_MTD*</text:p>
          </table:table-cell>
          <table:table-cell table:style-name="ce46" table:formula="of:=[.T124]*100" office:value-type="float" office:value="40.9090909091" calcext:value-type="float">
            <text:p>40,91</text:p>
          </table:table-cell>
          <table:table-cell table:style-name="ce46" table:formula="of:=[.U124]*100" office:value-type="float" office:value="47.1590909091" calcext:value-type="float">
            <text:p>47,16</text:p>
          </table:table-cell>
          <table:table-cell table:style-name="ce46" table:formula="of:=[.V124]*100" office:value-type="float" office:value="47.7272727273" calcext:value-type="float">
            <text:p>47,73</text:p>
          </table:table-cell>
          <table:table-cell table:style-name="ce49"/>
          <table:table-cell table:style-name="ce46" table:formula="of:=[.X124]*100" office:value-type="float" office:value="0" calcext:value-type="float">
            <text:p>0,00</text:p>
          </table:table-cell>
          <table:table-cell table:style-name="ce46" table:formula="of:=[.Y124]*100" office:value-type="float" office:value="0" calcext:value-type="float">
            <text:p>0,00</text:p>
          </table:table-cell>
          <table:table-cell table:style-name="ce46" table:formula="of:=[.Z124]*100" office:value-type="float" office:value="0" calcext:value-type="float">
            <text:p>0,00</text:p>
          </table:table-cell>
        </table:table-row>
        <table:table-row table:style-name="ro1" table:number-rows-repeated="3">
          <table:table-cell table:number-columns-repeated="40"/>
        </table:table-row>
        <table:table-row table:style-name="ro2" table:number-rows-repeated="2">
          <table:table-cell table:number-columns-repeated="40"/>
        </table:table-row>
        <table:table-row table:style-name="ro2">
          <table:table-cell table:number-columns-repeated="20"/>
          <table:table-cell office:value-type="string" calcext:value-type="string">
            <text:p>pydock1</text:p>
          </table:table-cell>
          <table:table-cell office:value-type="string" calcext:value-type="string">
            <text:p>zdock3</text:p>
          </table:table-cell>
          <table:table-cell office:value-type="string" calcext:value-type="string">
            <text:p>sdock</text:p>
          </table:table-cell>
          <table:table-cell table:number-columns-repeated="17"/>
        </table:table-row>
        <table:table-row table:style-name="ro2">
          <table:table-cell table:number-columns-repeated="19"/>
          <table:table-cell office:value-type="string" calcext:value-type="string">
            <text:p>Top1</text:p>
          </table:table-cell>
          <table:table-cell office:value-type="float" office:value="0.0568181818182" calcext:value-type="float">
            <text:p>0,0568181818</text:p>
          </table:table-cell>
          <table:table-cell table:number-columns-repeated="2" office:value-type="float" office:value="0.125" calcext:value-type="float">
            <text:p>0,125</text:p>
          </table:table-cell>
          <table:table-cell table:number-columns-repeated="17"/>
        </table:table-row>
        <table:table-row table:style-name="ro2">
          <table:table-cell table:number-columns-repeated="19"/>
          <table:table-cell office:value-type="string" calcext:value-type="string">
            <text:p>Top10</text:p>
          </table:table-cell>
          <table:table-cell office:value-type="float" office:value="0.176136363636" calcext:value-type="float">
            <text:p>0,1761363636</text:p>
          </table:table-cell>
          <table:table-cell table:number-columns-repeated="2" office:value-type="float" office:value="0.261363636364" calcext:value-type="float">
            <text:p>0,2613636364</text:p>
          </table:table-cell>
          <table:table-cell table:number-columns-repeated="17"/>
        </table:table-row>
        <table:table-row table:style-name="ro2">
          <table:table-cell table:number-columns-repeated="19"/>
          <table:table-cell office:value-type="string" calcext:value-type="string">
            <text:p>Top100</text:p>
          </table:table-cell>
          <table:table-cell office:value-type="float" office:value="0.409090909091" calcext:value-type="float">
            <text:p>0,4090909091</text:p>
          </table:table-cell>
          <table:table-cell office:value-type="float" office:value="0.471590909091" calcext:value-type="float">
            <text:p>0,4715909091</text:p>
          </table:table-cell>
          <table:table-cell office:value-type="float" office:value="0.477272727273" calcext:value-type="float">
            <text:p>0,4772727273</text:p>
          </table:table-cell>
          <table:table-cell table:number-columns-repeated="17"/>
        </table:table-row>
      </table:table>
      <table:table table:name="Sheet6" table:style-name="ta1">
        <table:table-column table:style-name="co1" table:number-columns-repeated="13" table:default-cell-style-name="Default"/>
        <table:table-column table:style-name="co4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column table:style-name="co1" table:number-columns-repeated="5" table:default-cell-style-name="ce15"/>
        <table:table-column table:style-name="co1" table:number-columns-repeated="6" table:default-cell-style-name="Default"/>
        <table:table-row table:style-name="ro1">
          <table:table-cell table:number-columns-repeated="14"/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9">
          <table:table-cell table:number-columns-repeated="14"/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 table:number-columns-repeated="14"/>
          <table:table-cell table:style-name="Default" table:number-columns-repeated="5"/>
          <table:table-cell/>
          <table:table-cell table:style-name="ce1" office:value-type="string" calcext:value-type="string" table:number-columns-spanned="5" table:number-rows-spanned="1">
            <text:p>Flexibility in BM 4 <text:s/>after top500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Gain/loss in succes rate 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f1*</text:p>
          </table:table-cell>
          <table:table-cell office:value-type="string" calcext:value-type="string">
            <text:p>f2*</text:p>
          </table:table-cell>
          <table:table-cell office:value-type="string" calcext:value-type="string">
            <text:p>f3*</text:p>
          </table:table-cell>
          <table:table-cell office:value-type="string" calcext:value-type="string">
            <text:p>f4*</text:p>
          </table:table-cell>
          <table:table-cell office:value-type="string" calcext:value-type="string">
            <text:p>f5*</text:p>
          </table:table-cell>
          <table:table-cell table:number-columns-repeated="2"/>
          <table:table-cell table:style-name="ce14" office:value-type="string" calcext:value-type="string">
            <text:p>f1</text:p>
          </table:table-cell>
          <table:table-cell table:style-name="ce14" office:value-type="string" calcext:value-type="string">
            <text:p>f2</text:p>
          </table:table-cell>
          <table:table-cell table:style-name="ce14" office:value-type="string" calcext:value-type="string">
            <text:p>f3</text:p>
          </table:table-cell>
          <table:table-cell table:style-name="ce14" office:value-type="string" calcext:value-type="string">
            <text:p>f4</text:p>
          </table:table-cell>
          <table:table-cell table:style-name="ce14" office:value-type="string" calcext:value-type="string">
            <text:p>f5</text:p>
          </table:table-cell>
          <table:table-cell table:style-name="ce14"/>
          <table:table-cell table:style-name="ce14" office:value-type="string" calcext:value-type="string">
            <text:p>f1*</text:p>
          </table:table-cell>
          <table:table-cell table:style-name="ce14" office:value-type="string" calcext:value-type="string">
            <text:p>f2*</text:p>
          </table:table-cell>
          <table:table-cell table:style-name="ce14" office:value-type="string" calcext:value-type="string">
            <text:p>f3*</text:p>
          </table:table-cell>
          <table:table-cell table:style-name="ce14" office:value-type="string" calcext:value-type="string">
            <text:p>f4*</text:p>
          </table:table-cell>
          <table:table-cell table:style-name="ce14" office:value-type="string" calcext:value-type="string">
            <text:p>f5*</text:p>
          </table:table-cell>
          <table:table-cell table:style-name="ce14"/>
          <table:table-cell table:style-name="ce14" office:value-type="string" calcext:value-type="string">
            <text:p>f1</text:p>
          </table:table-cell>
          <table:table-cell table:style-name="ce14" office:value-type="string" calcext:value-type="string">
            <text:p>f2</text:p>
          </table:table-cell>
          <table:table-cell table:style-name="ce14" office:value-type="string" calcext:value-type="string">
            <text:p>f3</text:p>
          </table:table-cell>
          <table:table-cell table:style-name="ce14" office:value-type="string" calcext:value-type="string">
            <text:p>f4</text:p>
          </table:table-cell>
          <table:table-cell table:style-name="ce14" office:value-type="string" calcext:value-type="string">
            <text:p>f5</text:p>
          </table:table-cell>
        </table:table-row>
        <table:table-row table:style-name="ro2">
          <table:table-cell office:value-type="string" calcext:value-type="string">
            <text:p>PYDOCK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16666666667" calcext:value-type="float">
            <text:p>0,41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YDOCK</text:p>
          </table:table-cell>
          <table:table-cell table:formula="of:=[.B13]*100" office:value-type="float" office:value="41.6666666667" calcext:value-type="float">
            <text:p>41,67</text:p>
          </table:table-cell>
          <table:table-cell table:formula="of:=[.C13]*100" office:value-type="float" office:value="25" calcext:value-type="float">
            <text:p>25,00</text:p>
          </table:table-cell>
          <table:table-cell table:formula="of:=[.D13]*100" office:value-type="float" office:value="10.1694915254" calcext:value-type="float">
            <text:p>10,17</text:p>
          </table:table-cell>
          <table:table-cell table:formula="of:=[.E13]*100" office:value-type="float" office:value="7.69230769231" calcext:value-type="float">
            <text:p>7,69</text:p>
          </table:table-cell>
          <table:table-cell table:formula="of:=[.F13]*100" office:value-type="float" office:value="0" calcext:value-type="float">
            <text:p>0,00</text:p>
          </table:table-cell>
          <table:table-cell office:value-type="string" calcext:value-type="string">
            <text:p>PYDOCK</text:p>
          </table:table-cell>
          <table:table-cell table:formula="of:=[.H13]*100" office:value-type="float" office:value="41.6666666667" calcext:value-type="float">
            <text:p>41,67</text:p>
          </table:table-cell>
          <table:table-cell table:formula="of:=[.I13]*100" office:value-type="float" office:value="25" calcext:value-type="float">
            <text:p>25,00</text:p>
          </table:table-cell>
          <table:table-cell table:formula="of:=[.J13]*100" office:value-type="float" office:value="10.1694915254" calcext:value-type="float">
            <text:p>10,17</text:p>
          </table:table-cell>
          <table:table-cell table:formula="of:=[.K13]*100" office:value-type="float" office:value="7.69230769231" calcext:value-type="float">
            <text:p>7,69</text:p>
          </table:table-cell>
          <table:table-cell table:formula="of:=[.L13]*100" office:value-type="float" office:value="0" calcext:value-type="float">
            <text:p>0,00</text:p>
          </table:table-cell>
          <table:table-cell table:style-name="ce15"/>
          <table:table-cell table:style-name="ce15" table:formula="of:=[.U13]-[.O13]" office:value-type="float" office:value="0" calcext:value-type="float">
            <text:p>0,00</text:p>
          </table:table-cell>
          <table:table-cell table:style-name="ce15" table:formula="of:=[.V13]-[.P13]" office:value-type="float" office:value="0" calcext:value-type="float">
            <text:p>0,00</text:p>
          </table:table-cell>
          <table:table-cell table:style-name="ce15" table:formula="of:=[.W13]-[.Q13]" office:value-type="float" office:value="0" calcext:value-type="float">
            <text:p>0,00</text:p>
          </table:table-cell>
          <table:table-cell table:style-name="ce15" table:formula="of:=[.X13]-[.R13]" office:value-type="float" office:value="0" calcext:value-type="float">
            <text:p>0,00</text:p>
          </table:table-cell>
          <table:table-cell table:style-name="ce15" table:formula="of:=[.Y13]-[.S13]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CP_TB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181818181818" calcext:value-type="float">
            <text:p>0,1818181818</text:p>
          </table:table-cell>
          <table:table-cell/>
          <table:table-cell office:value-type="float" office:value="0.375" calcext:value-type="float">
            <text:p>0,375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B</text:p>
          </table:table-cell>
          <table:table-cell table:formula="of:=[.B14]*100" office:value-type="float" office:value="33.3333333333" calcext:value-type="float">
            <text:p>33,33</text:p>
          </table:table-cell>
          <table:table-cell table:formula="of:=[.C14]*100" office:value-type="float" office:value="21.4285714286" calcext:value-type="float">
            <text:p>21,43</text:p>
          </table:table-cell>
          <table:table-cell table:formula="of:=[.D14]*100" office:value-type="float" office:value="10.1694915254" calcext:value-type="float">
            <text:p>10,17</text:p>
          </table:table-cell>
          <table:table-cell table:formula="of:=[.E14]*100" office:value-type="float" office:value="11.5384615385" calcext:value-type="float">
            <text:p>11,54</text:p>
          </table:table-cell>
          <table:table-cell table:formula="of:=[.F14]*100" office:value-type="float" office:value="18.1818181818" calcext:value-type="float">
            <text:p>18,18</text:p>
          </table:table-cell>
          <table:table-cell office:value-type="string" calcext:value-type="string">
            <text:p>CP_TB</text:p>
          </table:table-cell>
          <table:table-cell table:formula="of:=[.H14]*100" office:value-type="float" office:value="37.5" calcext:value-type="float">
            <text:p>37,50</text:p>
          </table:table-cell>
          <table:table-cell table:formula="of:=[.I14]*100" office:value-type="float" office:value="26.7857142857" calcext:value-type="float">
            <text:p>26,79</text:p>
          </table:table-cell>
          <table:table-cell table:formula="of:=[.J14]*100" office:value-type="float" office:value="10.1694915254" calcext:value-type="float">
            <text:p>10,17</text:p>
          </table:table-cell>
          <table:table-cell table:formula="of:=[.K14]*100" office:value-type="float" office:value="11.5384615385" calcext:value-type="float">
            <text:p>11,54</text:p>
          </table:table-cell>
          <table:table-cell table:formula="of:=[.L14]*100" office:value-type="float" office:value="0" calcext:value-type="float">
            <text:p>0,00</text:p>
          </table:table-cell>
          <table:table-cell table:style-name="ce15"/>
          <table:table-cell table:style-name="ce15" table:formula="of:=[.U14]-[.O14]" office:value-type="float" office:value="4.1666666667" calcext:value-type="float">
            <text:p>4,17</text:p>
          </table:table-cell>
          <table:table-cell table:style-name="ce15" table:formula="of:=[.V14]-[.P14]" office:value-type="float" office:value="5.35714285710001" calcext:value-type="float">
            <text:p>5,36</text:p>
          </table:table-cell>
          <table:table-cell table:style-name="ce15" table:formula="of:=[.W14]-[.Q14]" office:value-type="float" office:value="0" calcext:value-type="float">
            <text:p>0,00</text:p>
          </table:table-cell>
          <table:table-cell table:style-name="ce15" table:formula="of:=[.X14]-[.R14]" office:value-type="float" office:value="0" calcext:value-type="float">
            <text:p>0,00</text:p>
          </table:table-cell>
          <table:table-cell table:style-name="ce15" table:formula="of:=[.Y14]-[.S14]" office:value-type="float" office:value="-18.1818181818" calcext:value-type="float">
            <text:p>-18,18</text:p>
          </table:table-cell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float" office:value="0.375" calcext:value-type="float">
            <text:p>0,375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HLPL</text:p>
          </table:table-cell>
          <table:table-cell table:formula="of:=[.B15]*100" office:value-type="float" office:value="33.3333333333" calcext:value-type="float">
            <text:p>33,33</text:p>
          </table:table-cell>
          <table:table-cell table:formula="of:=[.C15]*100" office:value-type="float" office:value="17.8571428571" calcext:value-type="float">
            <text:p>17,86</text:p>
          </table:table-cell>
          <table:table-cell table:formula="of:=[.D15]*100" office:value-type="float" office:value="11.8644067797" calcext:value-type="float">
            <text:p>11,86</text:p>
          </table:table-cell>
          <table:table-cell table:formula="of:=[.E15]*100" office:value-type="float" office:value="11.5384615385" calcext:value-type="float">
            <text:p>11,54</text:p>
          </table:table-cell>
          <table:table-cell table:formula="of:=[.F15]*100" office:value-type="float" office:value="9.09090909091" calcext:value-type="float">
            <text:p>9,09</text:p>
          </table:table-cell>
          <table:table-cell office:value-type="string" calcext:value-type="string">
            <text:p>CP_HLPL</text:p>
          </table:table-cell>
          <table:table-cell table:formula="of:=[.H15]*100" office:value-type="float" office:value="37.5" calcext:value-type="float">
            <text:p>37,50</text:p>
          </table:table-cell>
          <table:table-cell table:formula="of:=[.I15]*100" office:value-type="float" office:value="23.2142857143" calcext:value-type="float">
            <text:p>23,21</text:p>
          </table:table-cell>
          <table:table-cell table:formula="of:=[.J15]*100" office:value-type="float" office:value="16.9491525424" calcext:value-type="float">
            <text:p>16,95</text:p>
          </table:table-cell>
          <table:table-cell table:formula="of:=[.K15]*100" office:value-type="float" office:value="11.5384615385" calcext:value-type="float">
            <text:p>11,54</text:p>
          </table:table-cell>
          <table:table-cell table:formula="of:=[.L15]*100" office:value-type="float" office:value="9.09090909091" calcext:value-type="float">
            <text:p>9,09</text:p>
          </table:table-cell>
          <table:table-cell table:style-name="ce15"/>
          <table:table-cell table:style-name="ce15" table:formula="of:=[.U15]-[.O15]" office:value-type="float" office:value="4.1666666667" calcext:value-type="float">
            <text:p>4,17</text:p>
          </table:table-cell>
          <table:table-cell table:style-name="ce15" table:formula="of:=[.V15]-[.P15]" office:value-type="float" office:value="5.3571428572" calcext:value-type="float">
            <text:p>5,36</text:p>
          </table:table-cell>
          <table:table-cell table:style-name="ce15" table:formula="of:=[.W15]-[.Q15]" office:value-type="float" office:value="5.0847457627" calcext:value-type="float">
            <text:p>5,08</text:p>
          </table:table-cell>
          <table:table-cell table:style-name="ce15" table:formula="of:=[.X15]-[.R15]" office:value-type="float" office:value="0" calcext:value-type="float">
            <text:p>0,00</text:p>
          </table:table-cell>
          <table:table-cell table:style-name="ce15" table:formula="of:=[.Y15]-[.S15]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SC</text:p>
          </table:table-cell>
          <table:table-cell table:formula="of:=[.B16]*100" office:value-type="float" office:value="33.3333333333" calcext:value-type="float">
            <text:p>33,33</text:p>
          </table:table-cell>
          <table:table-cell table:formula="of:=[.C16]*100" office:value-type="float" office:value="23.2142857143" calcext:value-type="float">
            <text:p>23,21</text:p>
          </table:table-cell>
          <table:table-cell table:formula="of:=[.D16]*100" office:value-type="float" office:value="13.5593220339" calcext:value-type="float">
            <text:p>13,56</text:p>
          </table:table-cell>
          <table:table-cell table:formula="of:=[.E16]*100" office:value-type="float" office:value="11.5384615385" calcext:value-type="float">
            <text:p>11,54</text:p>
          </table:table-cell>
          <table:table-cell table:formula="of:=[.F16]*100" office:value-type="float" office:value="0" calcext:value-type="float">
            <text:p>0,00</text:p>
          </table:table-cell>
          <table:table-cell office:value-type="string" calcext:value-type="string">
            <text:p>CP_TSC</text:p>
          </table:table-cell>
          <table:table-cell table:formula="of:=[.H16]*100" office:value-type="float" office:value="50" calcext:value-type="float">
            <text:p>50,00</text:p>
          </table:table-cell>
          <table:table-cell table:formula="of:=[.I16]*100" office:value-type="float" office:value="30.3571428571" calcext:value-type="float">
            <text:p>30,36</text:p>
          </table:table-cell>
          <table:table-cell table:formula="of:=[.J16]*100" office:value-type="float" office:value="18.6440677966" calcext:value-type="float">
            <text:p>18,64</text:p>
          </table:table-cell>
          <table:table-cell table:formula="of:=[.K16]*100" office:value-type="float" office:value="7.69230769231" calcext:value-type="float">
            <text:p>7,69</text:p>
          </table:table-cell>
          <table:table-cell table:formula="of:=[.L16]*100" office:value-type="float" office:value="0" calcext:value-type="float">
            <text:p>0,00</text:p>
          </table:table-cell>
          <table:table-cell table:style-name="ce15"/>
          <table:table-cell table:style-name="ce15" table:formula="of:=[.U16]-[.O16]" office:value-type="float" office:value="16.6666666667" calcext:value-type="float">
            <text:p>16,67</text:p>
          </table:table-cell>
          <table:table-cell table:style-name="ce15" table:formula="of:=[.V16]-[.P16]" office:value-type="float" office:value="7.1428571428" calcext:value-type="float">
            <text:p>7,14</text:p>
          </table:table-cell>
          <table:table-cell table:style-name="ce15" table:formula="of:=[.W16]-[.Q16]" office:value-type="float" office:value="5.0847457627" calcext:value-type="float">
            <text:p>5,08</text:p>
          </table:table-cell>
          <table:table-cell table:style-name="ce15" table:formula="of:=[.X16]-[.R16]" office:value-type="float" office:value="-3.84615384619" calcext:value-type="float">
            <text:p>-3,85</text:p>
          </table:table-cell>
          <table:table-cell table:style-name="ce15" table:formula="of:=[.Y16]-[.S16]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CP_DECK</text:p>
          </table:table-cell>
          <table:table-cell office:value-type="float" office:value="0.375" calcext:value-type="float">
            <text:p>0,375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86440677966" calcext:value-type="float">
            <text:p>0,1864406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41666666667" calcext:value-type="float">
            <text:p>0,5416666667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DECK</text:p>
          </table:table-cell>
          <table:table-cell table:formula="of:=[.B17]*100" office:value-type="float" office:value="37.5" calcext:value-type="float">
            <text:p>37,50</text:p>
          </table:table-cell>
          <table:table-cell table:formula="of:=[.C17]*100" office:value-type="float" office:value="21.4285714286" calcext:value-type="float">
            <text:p>21,43</text:p>
          </table:table-cell>
          <table:table-cell table:formula="of:=[.D17]*100" office:value-type="float" office:value="18.6440677966" calcext:value-type="float">
            <text:p>18,64</text:p>
          </table:table-cell>
          <table:table-cell table:formula="of:=[.E17]*100" office:value-type="float" office:value="0" calcext:value-type="float">
            <text:p>0,00</text:p>
          </table:table-cell>
          <table:table-cell table:formula="of:=[.F17]*100" office:value-type="float" office:value="0" calcext:value-type="float">
            <text:p>0,00</text:p>
          </table:table-cell>
          <table:table-cell office:value-type="string" calcext:value-type="string">
            <text:p>CP_DECK</text:p>
          </table:table-cell>
          <table:table-cell table:formula="of:=[.H17]*100" office:value-type="float" office:value="54.1666666667" calcext:value-type="float">
            <text:p>54,17</text:p>
          </table:table-cell>
          <table:table-cell table:formula="of:=[.I17]*100" office:value-type="float" office:value="26.7857142857" calcext:value-type="float">
            <text:p>26,79</text:p>
          </table:table-cell>
          <table:table-cell table:formula="of:=[.J17]*100" office:value-type="float" office:value="20.3389830508" calcext:value-type="float">
            <text:p>20,34</text:p>
          </table:table-cell>
          <table:table-cell table:formula="of:=[.K17]*100" office:value-type="float" office:value="3.84615384615" calcext:value-type="float">
            <text:p>3,85</text:p>
          </table:table-cell>
          <table:table-cell table:formula="of:=[.L17]*100" office:value-type="float" office:value="0" calcext:value-type="float">
            <text:p>0,00</text:p>
          </table:table-cell>
          <table:table-cell table:style-name="ce15"/>
          <table:table-cell table:style-name="ce15" table:formula="of:=[.U17]-[.O17]" office:value-type="float" office:value="16.6666666667" calcext:value-type="float">
            <text:p>16,67</text:p>
          </table:table-cell>
          <table:table-cell table:style-name="ce15" table:formula="of:=[.V17]-[.P17]" office:value-type="float" office:value="5.35714285710001" calcext:value-type="float">
            <text:p>5,36</text:p>
          </table:table-cell>
          <table:table-cell table:style-name="ce15" table:formula="of:=[.W17]-[.Q17]" office:value-type="float" office:value="1.6949152542" calcext:value-type="float">
            <text:p>1,69</text:p>
          </table:table-cell>
          <table:table-cell table:style-name="ce15" table:formula="of:=[.X17]-[.R17]" office:value-type="float" office:value="3.84615384615" calcext:value-type="float">
            <text:p>3,85</text:p>
          </table:table-cell>
          <table:table-cell table:style-name="ce15" table:formula="of:=[.Y17]-[.S17]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16666666667" calcext:value-type="float">
            <text:p>0,41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PISA</text:p>
          </table:table-cell>
          <table:table-cell table:formula="of:=[.B18]*100" office:value-type="float" office:value="41.6666666667" calcext:value-type="float">
            <text:p>41,67</text:p>
          </table:table-cell>
          <table:table-cell table:formula="of:=[.C18]*100" office:value-type="float" office:value="21.4285714286" calcext:value-type="float">
            <text:p>21,43</text:p>
          </table:table-cell>
          <table:table-cell table:formula="of:=[.D18]*100" office:value-type="float" office:value="18.6440677966" calcext:value-type="float">
            <text:p>18,64</text:p>
          </table:table-cell>
          <table:table-cell table:formula="of:=[.E18]*100" office:value-type="float" office:value="7.69230769231" calcext:value-type="float">
            <text:p>7,69</text:p>
          </table:table-cell>
          <table:table-cell table:formula="of:=[.F18]*100" office:value-type="float" office:value="0" calcext:value-type="float">
            <text:p>0,00</text:p>
          </table:table-cell>
          <table:table-cell office:value-type="string" calcext:value-type="string">
            <text:p>AP_PISA</text:p>
          </table:table-cell>
          <table:table-cell table:formula="of:=[.H18]*100" office:value-type="float" office:value="41.6666666667" calcext:value-type="float">
            <text:p>41,67</text:p>
          </table:table-cell>
          <table:table-cell table:formula="of:=[.I18]*100" office:value-type="float" office:value="25" calcext:value-type="float">
            <text:p>25,00</text:p>
          </table:table-cell>
          <table:table-cell table:formula="of:=[.J18]*100" office:value-type="float" office:value="25.4237288136" calcext:value-type="float">
            <text:p>25,42</text:p>
          </table:table-cell>
          <table:table-cell table:formula="of:=[.K18]*100" office:value-type="float" office:value="7.69230769231" calcext:value-type="float">
            <text:p>7,69</text:p>
          </table:table-cell>
          <table:table-cell table:formula="of:=[.L18]*100" office:value-type="float" office:value="0" calcext:value-type="float">
            <text:p>0,00</text:p>
          </table:table-cell>
          <table:table-cell table:style-name="ce15"/>
          <table:table-cell table:style-name="ce15" table:formula="of:=[.U18]-[.O18]" office:value-type="float" office:value="0" calcext:value-type="float">
            <text:p>0,00</text:p>
          </table:table-cell>
          <table:table-cell table:style-name="ce15" table:formula="of:=[.V18]-[.P18]" office:value-type="float" office:value="3.5714285714" calcext:value-type="float">
            <text:p>3,57</text:p>
          </table:table-cell>
          <table:table-cell table:style-name="ce15" table:formula="of:=[.W18]-[.Q18]" office:value-type="float" office:value="6.779661017" calcext:value-type="float">
            <text:p>6,78</text:p>
          </table:table-cell>
          <table:table-cell table:style-name="ce15" table:formula="of:=[.X18]-[.R18]" office:value-type="float" office:value="0" calcext:value-type="float">
            <text:p>0,00</text:p>
          </table:table-cell>
          <table:table-cell table:style-name="ce15" table:formula="of:=[.Y18]-[.S18]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CP_RMFCA</text:p>
          </table:table-cell>
          <table:table-cell office:value-type="float" office:value="0.25" calcext:value-type="float">
            <text:p>0,25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float" office:value="0.416666666667" calcext:value-type="float">
            <text:p>0,4166666667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RMFCA</text:p>
          </table:table-cell>
          <table:table-cell table:formula="of:=[.B19]*100" office:value-type="float" office:value="25" calcext:value-type="float">
            <text:p>25,00</text:p>
          </table:table-cell>
          <table:table-cell table:formula="of:=[.C19]*100" office:value-type="float" office:value="19.6428571429" calcext:value-type="float">
            <text:p>19,64</text:p>
          </table:table-cell>
          <table:table-cell table:formula="of:=[.D19]*100" office:value-type="float" office:value="18.6440677966" calcext:value-type="float">
            <text:p>18,64</text:p>
          </table:table-cell>
          <table:table-cell table:formula="of:=[.E19]*100" office:value-type="float" office:value="7.69230769231" calcext:value-type="float">
            <text:p>7,69</text:p>
          </table:table-cell>
          <table:table-cell table:formula="of:=[.F19]*100" office:value-type="float" office:value="9.09090909091" calcext:value-type="float">
            <text:p>9,09</text:p>
          </table:table-cell>
          <table:table-cell office:value-type="string" calcext:value-type="string">
            <text:p>CP_RMFCA</text:p>
          </table:table-cell>
          <table:table-cell table:formula="of:=[.H19]*100" office:value-type="float" office:value="41.6666666667" calcext:value-type="float">
            <text:p>41,67</text:p>
          </table:table-cell>
          <table:table-cell table:formula="of:=[.I19]*100" office:value-type="float" office:value="26.7857142857" calcext:value-type="float">
            <text:p>26,79</text:p>
          </table:table-cell>
          <table:table-cell table:formula="of:=[.J19]*100" office:value-type="float" office:value="25.4237288136" calcext:value-type="float">
            <text:p>25,42</text:p>
          </table:table-cell>
          <table:table-cell table:formula="of:=[.K19]*100" office:value-type="float" office:value="11.5384615385" calcext:value-type="float">
            <text:p>11,54</text:p>
          </table:table-cell>
          <table:table-cell table:formula="of:=[.L19]*100" office:value-type="float" office:value="9.09090909091" calcext:value-type="float">
            <text:p>9,09</text:p>
          </table:table-cell>
          <table:table-cell table:style-name="ce15"/>
          <table:table-cell table:style-name="ce15" table:formula="of:=[.U19]-[.O19]" office:value-type="float" office:value="16.6666666667" calcext:value-type="float">
            <text:p>16,67</text:p>
          </table:table-cell>
          <table:table-cell table:style-name="ce15" table:formula="of:=[.V19]-[.P19]" office:value-type="float" office:value="7.1428571428" calcext:value-type="float">
            <text:p>7,14</text:p>
          </table:table-cell>
          <table:table-cell table:style-name="ce15" table:formula="of:=[.W19]-[.Q19]" office:value-type="float" office:value="6.779661017" calcext:value-type="float">
            <text:p>6,78</text:p>
          </table:table-cell>
          <table:table-cell table:style-name="ce15" table:formula="of:=[.X19]-[.R19]" office:value-type="float" office:value="3.84615384619" calcext:value-type="float">
            <text:p>3,85</text:p>
          </table:table-cell>
          <table:table-cell table:style-name="ce15" table:formula="of:=[.Y19]-[.S19]" office:value-type="float" office:value="0" calcext:value-type="float">
            <text:p>0,00</text:p>
          </table:table-cell>
        </table:table-row>
        <table:table-row table:style-name="ro2">
          <table:table-cell table:number-columns-repeated="14"/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 table:style-name="ce11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f1*</text:p>
          </table:table-cell>
          <table:table-cell office:value-type="string" calcext:value-type="string">
            <text:p>f2*</text:p>
          </table:table-cell>
          <table:table-cell office:value-type="string" calcext:value-type="string">
            <text:p>f3*</text:p>
          </table:table-cell>
          <table:table-cell office:value-type="string" calcext:value-type="string">
            <text:p>f4*</text:p>
          </table:table-cell>
          <table:table-cell office:value-type="string" calcext:value-type="string">
            <text:p>f5*</text:p>
          </table:table-cell>
          <table:table-cell/>
          <table:table-cell table:style-name="ce13"/>
          <table:table-cell table:style-name="ce14" office:value-type="string" calcext:value-type="string">
            <text:p>f1</text:p>
          </table:table-cell>
          <table:table-cell table:style-name="ce14" office:value-type="string" calcext:value-type="string">
            <text:p>f2</text:p>
          </table:table-cell>
          <table:table-cell table:style-name="ce14" office:value-type="string" calcext:value-type="string">
            <text:p>f3</text:p>
          </table:table-cell>
          <table:table-cell table:style-name="ce14" office:value-type="string" calcext:value-type="string">
            <text:p>f4</text:p>
          </table:table-cell>
          <table:table-cell table:style-name="ce14" office:value-type="string" calcext:value-type="string">
            <text:p>f5</text:p>
          </table:table-cell>
          <table:table-cell table:style-name="ce13"/>
          <table:table-cell table:style-name="ce14" office:value-type="string" calcext:value-type="string">
            <text:p>f1*</text:p>
          </table:table-cell>
          <table:table-cell table:style-name="ce14" office:value-type="string" calcext:value-type="string">
            <text:p>f2*</text:p>
          </table:table-cell>
          <table:table-cell table:style-name="ce14" office:value-type="string" calcext:value-type="string">
            <text:p>f3*</text:p>
          </table:table-cell>
          <table:table-cell table:style-name="ce14" office:value-type="string" calcext:value-type="string">
            <text:p>f4*</text:p>
          </table:table-cell>
          <table:table-cell table:style-name="ce14" office:value-type="string" calcext:value-type="string">
            <text:p>f5*</text:p>
          </table:table-cell>
          <table:table-cell table:style-name="ce14"/>
          <table:table-cell table:style-name="ce14" office:value-type="string" calcext:value-type="string">
            <text:p>f1</text:p>
          </table:table-cell>
          <table:table-cell table:style-name="ce14" office:value-type="string" calcext:value-type="string">
            <text:p>f2</text:p>
          </table:table-cell>
          <table:table-cell table:style-name="ce14" office:value-type="string" calcext:value-type="string">
            <text:p>f3</text:p>
          </table:table-cell>
          <table:table-cell table:style-name="ce14" office:value-type="string" calcext:value-type="string">
            <text:p>f4</text:p>
          </table:table-cell>
          <table:table-cell table:style-name="ce14" office:value-type="string" calcext:value-type="string">
            <text:p>f5</text:p>
          </table:table-cell>
        </table:table-row>
        <table:table-row table:style-name="ro2">
          <table:table-cell office:value-type="string" calcext:value-type="string">
            <text:p>ZDOCK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DOCK</text:p>
          </table:table-cell>
          <table:table-cell table:formula="of:=[.B22]*100" office:value-type="float" office:value="45.8333333333" calcext:value-type="float">
            <text:p>45,83</text:p>
          </table:table-cell>
          <table:table-cell table:formula="of:=[.C22]*100" office:value-type="float" office:value="32.1428571429" calcext:value-type="float">
            <text:p>32,14</text:p>
          </table:table-cell>
          <table:table-cell table:formula="of:=[.D22]*100" office:value-type="float" office:value="25.4237288136" calcext:value-type="float">
            <text:p>25,42</text:p>
          </table:table-cell>
          <table:table-cell table:formula="of:=[.E22]*100" office:value-type="float" office:value="11.5384615385" calcext:value-type="float">
            <text:p>11,54</text:p>
          </table:table-cell>
          <table:table-cell table:formula="of:=[.F22]*100" office:value-type="float" office:value="0" calcext:value-type="float">
            <text:p>0,00</text:p>
          </table:table-cell>
          <table:table-cell office:value-type="string" calcext:value-type="string">
            <text:p>ZDOCK</text:p>
          </table:table-cell>
          <table:table-cell table:formula="of:=[.H22]*100" office:value-type="float" office:value="45.8333333333" calcext:value-type="float">
            <text:p>45,83</text:p>
          </table:table-cell>
          <table:table-cell table:formula="of:=[.I22]*100" office:value-type="float" office:value="32.1428571429" calcext:value-type="float">
            <text:p>32,14</text:p>
          </table:table-cell>
          <table:table-cell table:formula="of:=[.J22]*100" office:value-type="float" office:value="25.4237288136" calcext:value-type="float">
            <text:p>25,42</text:p>
          </table:table-cell>
          <table:table-cell table:formula="of:=[.K22]*100" office:value-type="float" office:value="11.5384615385" calcext:value-type="float">
            <text:p>11,54</text:p>
          </table:table-cell>
          <table:table-cell table:formula="of:=[.L22]*100" office:value-type="float" office:value="0" calcext:value-type="float">
            <text:p>0,00</text:p>
          </table:table-cell>
          <table:table-cell table:style-name="ce15"/>
          <table:table-cell table:style-name="ce15" table:formula="of:=[.U22]-[.O22]" office:value-type="float" office:value="0" calcext:value-type="float">
            <text:p>0,00</text:p>
          </table:table-cell>
          <table:table-cell table:style-name="ce15" table:formula="of:=[.V22]-[.P22]" office:value-type="float" office:value="0" calcext:value-type="float">
            <text:p>0,00</text:p>
          </table:table-cell>
          <table:table-cell table:style-name="ce15" table:formula="of:=[.W22]-[.Q22]" office:value-type="float" office:value="0" calcext:value-type="float">
            <text:p>0,00</text:p>
          </table:table-cell>
          <table:table-cell table:style-name="ce15" table:formula="of:=[.X22]-[.R22]" office:value-type="float" office:value="0" calcext:value-type="float">
            <text:p>0,00</text:p>
          </table:table-cell>
          <table:table-cell table:style-name="ce15" table:formula="of:=[.Y22]-[.S22]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float" office:value="0.458333333333" calcext:value-type="float">
            <text:p>0,4583333333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338983050847" calcext:value-type="float">
            <text:p>0,3389830508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T2</text:p>
          </table:table-cell>
          <table:table-cell table:formula="of:=[.B23]*100" office:value-type="float" office:value="45.8333333333" calcext:value-type="float">
            <text:p>45,83</text:p>
          </table:table-cell>
          <table:table-cell table:formula="of:=[.C23]*100" office:value-type="float" office:value="26.7857142857" calcext:value-type="float">
            <text:p>26,79</text:p>
          </table:table-cell>
          <table:table-cell table:formula="of:=[.D23]*100" office:value-type="float" office:value="27.1186440678" calcext:value-type="float">
            <text:p>27,12</text:p>
          </table:table-cell>
          <table:table-cell table:formula="of:=[.E23]*100" office:value-type="float" office:value="15.3846153846" calcext:value-type="float">
            <text:p>15,38</text:p>
          </table:table-cell>
          <table:table-cell table:formula="of:=[.F23]*100" office:value-type="float" office:value="9.09090909091" calcext:value-type="float">
            <text:p>9,09</text:p>
          </table:table-cell>
          <table:table-cell office:value-type="string" calcext:value-type="string">
            <text:p>AP_T2</text:p>
          </table:table-cell>
          <table:table-cell table:formula="of:=[.H23]*100" office:value-type="float" office:value="45.8333333333" calcext:value-type="float">
            <text:p>45,83</text:p>
          </table:table-cell>
          <table:table-cell table:formula="of:=[.I23]*100" office:value-type="float" office:value="28.5714285714" calcext:value-type="float">
            <text:p>28,57</text:p>
          </table:table-cell>
          <table:table-cell table:formula="of:=[.J23]*100" office:value-type="float" office:value="33.8983050847" calcext:value-type="float">
            <text:p>33,90</text:p>
          </table:table-cell>
          <table:table-cell table:formula="of:=[.K23]*100" office:value-type="float" office:value="23.0769230769" calcext:value-type="float">
            <text:p>23,08</text:p>
          </table:table-cell>
          <table:table-cell table:formula="of:=[.L23]*100" office:value-type="float" office:value="0" calcext:value-type="float">
            <text:p>0,00</text:p>
          </table:table-cell>
          <table:table-cell table:style-name="ce15"/>
          <table:table-cell table:style-name="ce15" table:formula="of:=[.U23]-[.O23]" office:value-type="float" office:value="0" calcext:value-type="float">
            <text:p>0,00</text:p>
          </table:table-cell>
          <table:table-cell table:style-name="ce15" table:formula="of:=[.V23]-[.P23]" office:value-type="float" office:value="1.7857142857" calcext:value-type="float">
            <text:p>1,79</text:p>
          </table:table-cell>
          <table:table-cell table:style-name="ce15" table:formula="of:=[.W23]-[.Q23]" office:value-type="float" office:value="6.7796610169" calcext:value-type="float">
            <text:p>6,78</text:p>
          </table:table-cell>
          <table:table-cell table:style-name="ce15" table:formula="of:=[.X23]-[.R23]" office:value-type="float" office:value="7.6923076923" calcext:value-type="float">
            <text:p>7,69</text:p>
          </table:table-cell>
          <table:table-cell table:style-name="ce15" table:formula="of:=[.Y23]-[.S23]" office:value-type="float" office:value="-9.09090909091" calcext:value-type="float">
            <text:p>-9,09</text:p>
          </table:table-cell>
        </table:table-row>
        <table:table-row table:style-name="ro2">
          <table:table-cell office:value-type="string" calcext:value-type="string">
            <text:p>AP_T1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75" calcext:value-type="float">
            <text:p>0,375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338983050847" calcext:value-type="float">
            <text:p>0,3389830508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AP_T1</text:p>
          </table:table-cell>
          <table:table-cell table:formula="of:=[.B24]*100" office:value-type="float" office:value="41.6666666667" calcext:value-type="float">
            <text:p>41,67</text:p>
          </table:table-cell>
          <table:table-cell table:formula="of:=[.C24]*100" office:value-type="float" office:value="28.5714285714" calcext:value-type="float">
            <text:p>28,57</text:p>
          </table:table-cell>
          <table:table-cell table:formula="of:=[.D24]*100" office:value-type="float" office:value="28.813559322" calcext:value-type="float">
            <text:p>28,81</text:p>
          </table:table-cell>
          <table:table-cell table:formula="of:=[.E24]*100" office:value-type="float" office:value="15.3846153846" calcext:value-type="float">
            <text:p>15,38</text:p>
          </table:table-cell>
          <table:table-cell table:formula="of:=[.F24]*100" office:value-type="float" office:value="0" calcext:value-type="float">
            <text:p>0,00</text:p>
          </table:table-cell>
          <table:table-cell office:value-type="string" calcext:value-type="string">
            <text:p>AP_T1</text:p>
          </table:table-cell>
          <table:table-cell table:formula="of:=[.H24]*100" office:value-type="float" office:value="37.5" calcext:value-type="float">
            <text:p>37,50</text:p>
          </table:table-cell>
          <table:table-cell table:formula="of:=[.I24]*100" office:value-type="float" office:value="32.1428571429" calcext:value-type="float">
            <text:p>32,14</text:p>
          </table:table-cell>
          <table:table-cell table:formula="of:=[.J24]*100" office:value-type="float" office:value="33.8983050847" calcext:value-type="float">
            <text:p>33,90</text:p>
          </table:table-cell>
          <table:table-cell table:formula="of:=[.K24]*100" office:value-type="float" office:value="23.0769230769" calcext:value-type="float">
            <text:p>23,08</text:p>
          </table:table-cell>
          <table:table-cell table:formula="of:=[.L24]*100" office:value-type="float" office:value="9.09090909091" calcext:value-type="float">
            <text:p>9,09</text:p>
          </table:table-cell>
          <table:table-cell table:style-name="ce15"/>
          <table:table-cell table:style-name="ce15" table:formula="of:=[.U24]-[.O24]" office:value-type="float" office:value="-4.1666666667" calcext:value-type="float">
            <text:p>-4,17</text:p>
          </table:table-cell>
          <table:table-cell table:style-name="ce15" table:formula="of:=[.V24]-[.P24]" office:value-type="float" office:value="3.5714285715" calcext:value-type="float">
            <text:p>3,57</text:p>
          </table:table-cell>
          <table:table-cell table:style-name="ce15" table:formula="of:=[.W24]-[.Q24]" office:value-type="float" office:value="5.0847457627" calcext:value-type="float">
            <text:p>5,08</text:p>
          </table:table-cell>
          <table:table-cell table:style-name="ce15" table:formula="of:=[.X24]-[.R24]" office:value-type="float" office:value="7.6923076923" calcext:value-type="float">
            <text:p>7,69</text:p>
          </table:table-cell>
          <table:table-cell table:style-name="ce15" table:formula="of:=[.Y24]-[.S24]" office:value-type="float" office:value="9.09090909091" calcext:value-type="float">
            <text:p>9,09</text:p>
          </table:table-cell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16666666667" calcext:value-type="float">
            <text:p>0,4166666667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SC</text:p>
          </table:table-cell>
          <table:table-cell table:formula="of:=[.B25]*100" office:value-type="float" office:value="45.8333333333" calcext:value-type="float">
            <text:p>45,83</text:p>
          </table:table-cell>
          <table:table-cell table:formula="of:=[.C25]*100" office:value-type="float" office:value="30.3571428571" calcext:value-type="float">
            <text:p>30,36</text:p>
          </table:table-cell>
          <table:table-cell table:formula="of:=[.D25]*100" office:value-type="float" office:value="28.813559322" calcext:value-type="float">
            <text:p>28,81</text:p>
          </table:table-cell>
          <table:table-cell table:formula="of:=[.E25]*100" office:value-type="float" office:value="23.0769230769" calcext:value-type="float">
            <text:p>23,08</text:p>
          </table:table-cell>
          <table:table-cell table:formula="of:=[.F25]*100" office:value-type="float" office:value="0" calcext:value-type="float">
            <text:p>0,00</text:p>
          </table:table-cell>
          <table:table-cell office:value-type="string" calcext:value-type="string">
            <text:p>CP_TSC</text:p>
          </table:table-cell>
          <table:table-cell table:formula="of:=[.H25]*100" office:value-type="float" office:value="41.6666666667" calcext:value-type="float">
            <text:p>41,67</text:p>
          </table:table-cell>
          <table:table-cell table:formula="of:=[.I25]*100" office:value-type="float" office:value="32.1428571429" calcext:value-type="float">
            <text:p>32,14</text:p>
          </table:table-cell>
          <table:table-cell table:formula="of:=[.J25]*100" office:value-type="float" office:value="28.813559322" calcext:value-type="float">
            <text:p>28,81</text:p>
          </table:table-cell>
          <table:table-cell table:formula="of:=[.K25]*100" office:value-type="float" office:value="19.2307692308" calcext:value-type="float">
            <text:p>19,23</text:p>
          </table:table-cell>
          <table:table-cell table:formula="of:=[.L25]*100" office:value-type="float" office:value="0" calcext:value-type="float">
            <text:p>0,00</text:p>
          </table:table-cell>
          <table:table-cell table:style-name="ce15"/>
          <table:table-cell table:style-name="ce15" table:formula="of:=[.U25]-[.O25]" office:value-type="float" office:value="-4.1666666666" calcext:value-type="float">
            <text:p>-4,17</text:p>
          </table:table-cell>
          <table:table-cell table:style-name="ce15" table:formula="of:=[.V25]-[.P25]" office:value-type="float" office:value="1.7857142858" calcext:value-type="float">
            <text:p>1,79</text:p>
          </table:table-cell>
          <table:table-cell table:style-name="ce15" table:formula="of:=[.W25]-[.Q25]" office:value-type="float" office:value="0" calcext:value-type="float">
            <text:p>0,00</text:p>
          </table:table-cell>
          <table:table-cell table:style-name="ce15" table:formula="of:=[.X25]-[.R25]" office:value-type="float" office:value="-3.8461538461" calcext:value-type="float">
            <text:p>-3,85</text:p>
          </table:table-cell>
          <table:table-cell table:style-name="ce15" table:formula="of:=[.Y25]-[.S25]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25" calcext:value-type="float">
            <text:p>0,25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75" calcext:value-type="float">
            <text:p>0,375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HLPL</text:p>
          </table:table-cell>
          <table:table-cell table:formula="of:=[.B26]*100" office:value-type="float" office:value="25" calcext:value-type="float">
            <text:p>25,00</text:p>
          </table:table-cell>
          <table:table-cell table:formula="of:=[.C26]*100" office:value-type="float" office:value="23.2142857143" calcext:value-type="float">
            <text:p>23,21</text:p>
          </table:table-cell>
          <table:table-cell table:formula="of:=[.D26]*100" office:value-type="float" office:value="28.813559322" calcext:value-type="float">
            <text:p>28,81</text:p>
          </table:table-cell>
          <table:table-cell table:formula="of:=[.E26]*100" office:value-type="float" office:value="26.9230769231" calcext:value-type="float">
            <text:p>26,92</text:p>
          </table:table-cell>
          <table:table-cell table:formula="of:=[.F26]*100" office:value-type="float" office:value="0" calcext:value-type="float">
            <text:p>0,00</text:p>
          </table:table-cell>
          <table:table-cell office:value-type="string" calcext:value-type="string">
            <text:p>CP_HLPL</text:p>
          </table:table-cell>
          <table:table-cell table:formula="of:=[.H26]*100" office:value-type="float" office:value="37.5" calcext:value-type="float">
            <text:p>37,50</text:p>
          </table:table-cell>
          <table:table-cell table:formula="of:=[.I26]*100" office:value-type="float" office:value="30.3571428571" calcext:value-type="float">
            <text:p>30,36</text:p>
          </table:table-cell>
          <table:table-cell table:formula="of:=[.J26]*100" office:value-type="float" office:value="28.813559322" calcext:value-type="float">
            <text:p>28,81</text:p>
          </table:table-cell>
          <table:table-cell table:formula="of:=[.K26]*100" office:value-type="float" office:value="19.2307692308" calcext:value-type="float">
            <text:p>19,23</text:p>
          </table:table-cell>
          <table:table-cell table:formula="of:=[.L26]*100" office:value-type="float" office:value="0" calcext:value-type="float">
            <text:p>0,00</text:p>
          </table:table-cell>
          <table:table-cell table:style-name="ce15"/>
          <table:table-cell table:style-name="ce15" table:formula="of:=[.U26]-[.O26]" office:value-type="float" office:value="12.5" calcext:value-type="float">
            <text:p>12,50</text:p>
          </table:table-cell>
          <table:table-cell table:style-name="ce15" table:formula="of:=[.V26]-[.P26]" office:value-type="float" office:value="7.1428571428" calcext:value-type="float">
            <text:p>7,14</text:p>
          </table:table-cell>
          <table:table-cell table:style-name="ce15" table:formula="of:=[.W26]-[.Q26]" office:value-type="float" office:value="0" calcext:value-type="float">
            <text:p>0,00</text:p>
          </table:table-cell>
          <table:table-cell table:style-name="ce15" table:formula="of:=[.X26]-[.R26]" office:value-type="float" office:value="-7.6923076923" calcext:value-type="float">
            <text:p>-7,69</text:p>
          </table:table-cell>
          <table:table-cell table:style-name="ce15" table:formula="of:=[.Y26]-[.S26]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35593220339" calcext:value-type="float">
            <text:p>0,3559322034</text:p>
          </table:table-cell>
          <table:table-cell office:value-type="float" office:value="0.384615384615" calcext:value-type="float">
            <text:p>0,38461538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16666666667" calcext:value-type="float">
            <text:p>0,4166666667</text:p>
          </table:table-cell>
          <table:table-cell office:value-type="float" office:value="0.375" calcext:value-type="float">
            <text:p>0,375</text:p>
          </table:table-cell>
          <table:table-cell office:value-type="float" office:value="0.338983050847" calcext:value-type="float">
            <text:p>0,3389830508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PISA</text:p>
          </table:table-cell>
          <table:table-cell table:formula="of:=[.B27]*100" office:value-type="float" office:value="45.8333333333" calcext:value-type="float">
            <text:p>45,83</text:p>
          </table:table-cell>
          <table:table-cell table:formula="of:=[.C27]*100" office:value-type="float" office:value="32.1428571429" calcext:value-type="float">
            <text:p>32,14</text:p>
          </table:table-cell>
          <table:table-cell table:formula="of:=[.D27]*100" office:value-type="float" office:value="35.593220339" calcext:value-type="float">
            <text:p>35,59</text:p>
          </table:table-cell>
          <table:table-cell table:formula="of:=[.E27]*100" office:value-type="float" office:value="38.4615384615" calcext:value-type="float">
            <text:p>38,46</text:p>
          </table:table-cell>
          <table:table-cell table:formula="of:=[.F27]*100" office:value-type="float" office:value="0" calcext:value-type="float">
            <text:p>0,00</text:p>
          </table:table-cell>
          <table:table-cell office:value-type="string" calcext:value-type="string">
            <text:p>AP_PISA</text:p>
          </table:table-cell>
          <table:table-cell table:formula="of:=[.H27]*100" office:value-type="float" office:value="41.6666666667" calcext:value-type="float">
            <text:p>41,67</text:p>
          </table:table-cell>
          <table:table-cell table:formula="of:=[.I27]*100" office:value-type="float" office:value="37.5" calcext:value-type="float">
            <text:p>37,50</text:p>
          </table:table-cell>
          <table:table-cell table:formula="of:=[.J27]*100" office:value-type="float" office:value="33.8983050847" calcext:value-type="float">
            <text:p>33,90</text:p>
          </table:table-cell>
          <table:table-cell table:formula="of:=[.K27]*100" office:value-type="float" office:value="26.9230769231" calcext:value-type="float">
            <text:p>26,92</text:p>
          </table:table-cell>
          <table:table-cell table:formula="of:=[.L27]*100" office:value-type="float" office:value="0" calcext:value-type="float">
            <text:p>0,00</text:p>
          </table:table-cell>
          <table:table-cell table:style-name="ce15"/>
          <table:table-cell table:style-name="ce15" table:formula="of:=[.U27]-[.O27]" office:value-type="float" office:value="-4.1666666666" calcext:value-type="float">
            <text:p>-4,17</text:p>
          </table:table-cell>
          <table:table-cell table:style-name="ce15" table:formula="of:=[.V27]-[.P27]" office:value-type="float" office:value="5.3571428571" calcext:value-type="float">
            <text:p>5,36</text:p>
          </table:table-cell>
          <table:table-cell table:style-name="ce15" table:formula="of:=[.W27]-[.Q27]" office:value-type="float" office:value="-1.6949152543" calcext:value-type="float">
            <text:p>-1,69</text:p>
          </table:table-cell>
          <table:table-cell table:style-name="ce15" table:formula="of:=[.X27]-[.R27]" office:value-type="float" office:value="-11.5384615384" calcext:value-type="float">
            <text:p>-11,54</text:p>
          </table:table-cell>
          <table:table-cell table:style-name="ce15" table:formula="of:=[.Y27]-[.S27]" office:value-type="float" office:value="0" calcext:value-type="float">
            <text:p>0,00</text:p>
          </table:table-cell>
        </table:table-row>
        <table:table-row table:style-name="ro2" table:number-rows-repeated="2">
          <table:table-cell table:number-columns-repeated="14"/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f1*</text:p>
          </table:table-cell>
          <table:table-cell office:value-type="string" calcext:value-type="string">
            <text:p>f2*</text:p>
          </table:table-cell>
          <table:table-cell office:value-type="string" calcext:value-type="string">
            <text:p>f3*</text:p>
          </table:table-cell>
          <table:table-cell office:value-type="string" calcext:value-type="string">
            <text:p>f4*</text:p>
          </table:table-cell>
          <table:table-cell office:value-type="string" calcext:value-type="string">
            <text:p>f5*</text:p>
          </table:table-cell>
          <table:table-cell table:number-columns-repeated="2"/>
          <table:table-cell table:style-name="ce14" office:value-type="string" calcext:value-type="string">
            <text:p>f1</text:p>
          </table:table-cell>
          <table:table-cell table:style-name="ce14" office:value-type="string" calcext:value-type="string">
            <text:p>f2</text:p>
          </table:table-cell>
          <table:table-cell table:style-name="ce14" office:value-type="string" calcext:value-type="string">
            <text:p>f3</text:p>
          </table:table-cell>
          <table:table-cell table:style-name="ce14" office:value-type="string" calcext:value-type="string">
            <text:p>f4</text:p>
          </table:table-cell>
          <table:table-cell table:style-name="ce14" office:value-type="string" calcext:value-type="string">
            <text:p>f5</text:p>
          </table:table-cell>
          <table:table-cell/>
          <table:table-cell table:style-name="ce14" office:value-type="string" calcext:value-type="string">
            <text:p>f1*</text:p>
          </table:table-cell>
          <table:table-cell table:style-name="ce14" office:value-type="string" calcext:value-type="string">
            <text:p>f2*</text:p>
          </table:table-cell>
          <table:table-cell table:style-name="ce14" office:value-type="string" calcext:value-type="string">
            <text:p>f3*</text:p>
          </table:table-cell>
          <table:table-cell table:style-name="ce14" office:value-type="string" calcext:value-type="string">
            <text:p>f4*</text:p>
          </table:table-cell>
          <table:table-cell table:style-name="ce14" office:value-type="string" calcext:value-type="string">
            <text:p>f5*</text:p>
          </table:table-cell>
          <table:table-cell table:style-name="ce14"/>
          <table:table-cell table:style-name="ce14" office:value-type="string" calcext:value-type="string">
            <text:p>f1</text:p>
          </table:table-cell>
          <table:table-cell table:style-name="ce14" office:value-type="string" calcext:value-type="string">
            <text:p>f2</text:p>
          </table:table-cell>
          <table:table-cell table:style-name="ce14" office:value-type="string" calcext:value-type="string">
            <text:p>f3</text:p>
          </table:table-cell>
          <table:table-cell table:style-name="ce14" office:value-type="string" calcext:value-type="string">
            <text:p>f4</text:p>
          </table:table-cell>
          <table:table-cell table:style-name="ce14" office:value-type="string" calcext:value-type="string">
            <text:p>f5</text:p>
          </table:table-cell>
        </table:table-row>
        <table:table-row table:style-name="ro2">
          <table:table-cell office:value-type="string" calcext:value-type="string">
            <text:p>CP_Qp</text:p>
          </table:table-cell>
          <table:table-cell office:value-type="float" office:value="0.375" calcext:value-type="float">
            <text:p>0,375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float" office:value="0.541666666667" calcext:value-type="float">
            <text:p>0,5416666667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81818181818" calcext:value-type="float">
            <text:p>0,1818181818</text:p>
          </table:table-cell>
          <table:table-cell/>
          <table:table-cell office:value-type="string" calcext:value-type="string">
            <text:p>CP_Qp</text:p>
          </table:table-cell>
          <table:table-cell table:formula="of:=[.B31]*100" office:value-type="float" office:value="37.5" calcext:value-type="float">
            <text:p>37,50</text:p>
          </table:table-cell>
          <table:table-cell table:formula="of:=[.C31]*100" office:value-type="float" office:value="32.1428571429" calcext:value-type="float">
            <text:p>32,14</text:p>
          </table:table-cell>
          <table:table-cell table:formula="of:=[.D31]*100" office:value-type="float" office:value="23.7288135593" calcext:value-type="float">
            <text:p>23,73</text:p>
          </table:table-cell>
          <table:table-cell table:formula="of:=[.E31]*100" office:value-type="float" office:value="15.3846153846" calcext:value-type="float">
            <text:p>15,38</text:p>
          </table:table-cell>
          <table:table-cell table:formula="of:=[.F31]*100" office:value-type="float" office:value="9.09090909091" calcext:value-type="float">
            <text:p>9,09</text:p>
          </table:table-cell>
          <table:table-cell office:value-type="string" calcext:value-type="string">
            <text:p>CP_Qp</text:p>
          </table:table-cell>
          <table:table-cell table:formula="of:=[.H31]*100" office:value-type="float" office:value="54.1666666667" calcext:value-type="float">
            <text:p>54,17</text:p>
          </table:table-cell>
          <table:table-cell table:formula="of:=[.I31]*100" office:value-type="float" office:value="35.7142857143" calcext:value-type="float">
            <text:p>35,71</text:p>
          </table:table-cell>
          <table:table-cell table:formula="of:=[.J31]*100" office:value-type="float" office:value="25.4237288136" calcext:value-type="float">
            <text:p>25,42</text:p>
          </table:table-cell>
          <table:table-cell table:formula="of:=[.K31]*100" office:value-type="float" office:value="3.84615384615" calcext:value-type="float">
            <text:p>3,85</text:p>
          </table:table-cell>
          <table:table-cell table:formula="of:=[.L31]*100" office:value-type="float" office:value="18.1818181818" calcext:value-type="float">
            <text:p>18,18</text:p>
          </table:table-cell>
          <table:table-cell table:style-name="ce15"/>
          <table:table-cell table:style-name="ce15" table:formula="of:=[.U31]-[.O31]" office:value-type="float" office:value="16.6666666667" calcext:value-type="float">
            <text:p>16,67</text:p>
          </table:table-cell>
          <table:table-cell table:style-name="ce15" table:formula="of:=[.V31]-[.P31]" office:value-type="float" office:value="3.5714285714" calcext:value-type="float">
            <text:p>3,57</text:p>
          </table:table-cell>
          <table:table-cell table:style-name="ce15" table:formula="of:=[.W31]-[.Q31]" office:value-type="float" office:value="1.6949152543" calcext:value-type="float">
            <text:p>1,69</text:p>
          </table:table-cell>
          <table:table-cell table:style-name="ce15" table:formula="of:=[.X31]-[.R31]" office:value-type="float" office:value="-11.53846153845" calcext:value-type="float">
            <text:p>-11,54</text:p>
          </table:table-cell>
          <table:table-cell table:style-name="ce15" table:formula="of:=[.Y31]-[.S31]" office:value-type="float" office:value="9.09090909089" calcext:value-type="float">
            <text:p>9,09</text:p>
          </table:table-cell>
        </table:table-row>
        <table:table-row table:style-name="ro2">
          <table:table-cell office:value-type="string" calcext:value-type="string">
            <text:p>SDOCK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305084745763" calcext:value-type="float">
            <text:p>0,30508474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16666666667" calcext:value-type="float">
            <text:p>0,4166666667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305084745763" calcext:value-type="float">
            <text:p>0,30508474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DOCK</text:p>
          </table:table-cell>
          <table:table-cell table:formula="of:=[.B32]*100" office:value-type="float" office:value="41.6666666667" calcext:value-type="float">
            <text:p>41,67</text:p>
          </table:table-cell>
          <table:table-cell table:formula="of:=[.C32]*100" office:value-type="float" office:value="30.3571428571" calcext:value-type="float">
            <text:p>30,36</text:p>
          </table:table-cell>
          <table:table-cell table:formula="of:=[.D32]*100" office:value-type="float" office:value="30.5084745763" calcext:value-type="float">
            <text:p>30,51</text:p>
          </table:table-cell>
          <table:table-cell table:formula="of:=[.E32]*100" office:value-type="float" office:value="0" calcext:value-type="float">
            <text:p>0,00</text:p>
          </table:table-cell>
          <table:table-cell table:formula="of:=[.F32]*100" office:value-type="float" office:value="0" calcext:value-type="float">
            <text:p>0,00</text:p>
          </table:table-cell>
          <table:table-cell office:value-type="string" calcext:value-type="string">
            <text:p>SDOCK</text:p>
          </table:table-cell>
          <table:table-cell table:formula="of:=[.H32]*100" office:value-type="float" office:value="41.6666666667" calcext:value-type="float">
            <text:p>41,67</text:p>
          </table:table-cell>
          <table:table-cell table:formula="of:=[.I32]*100" office:value-type="float" office:value="30.3571428571" calcext:value-type="float">
            <text:p>30,36</text:p>
          </table:table-cell>
          <table:table-cell table:formula="of:=[.J32]*100" office:value-type="float" office:value="30.5084745763" calcext:value-type="float">
            <text:p>30,51</text:p>
          </table:table-cell>
          <table:table-cell table:formula="of:=[.K32]*100" office:value-type="float" office:value="0" calcext:value-type="float">
            <text:p>0,00</text:p>
          </table:table-cell>
          <table:table-cell table:formula="of:=[.L32]*100" office:value-type="float" office:value="0" calcext:value-type="float">
            <text:p>0,00</text:p>
          </table:table-cell>
          <table:table-cell table:style-name="ce15"/>
          <table:table-cell table:style-name="ce15" table:formula="of:=[.U32]-[.O32]" office:value-type="float" office:value="0" calcext:value-type="float">
            <text:p>0,00</text:p>
          </table:table-cell>
          <table:table-cell table:style-name="ce15" table:formula="of:=[.V32]-[.P32]" office:value-type="float" office:value="0" calcext:value-type="float">
            <text:p>0,00</text:p>
          </table:table-cell>
          <table:table-cell table:style-name="ce15" table:formula="of:=[.W32]-[.Q32]" office:value-type="float" office:value="0" calcext:value-type="float">
            <text:p>0,00</text:p>
          </table:table-cell>
          <table:table-cell table:style-name="ce15" table:formula="of:=[.X32]-[.R32]" office:value-type="float" office:value="0" calcext:value-type="float">
            <text:p>0,00</text:p>
          </table:table-cell>
          <table:table-cell table:style-name="ce15" table:formula="of:=[.Y32]-[.S32]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float" office:value="0.458333333333" calcext:value-type="float">
            <text:p>0,4583333333</text:p>
          </table:table-cell>
          <table:table-cell office:value-type="float" office:value="0.375" calcext:value-type="float">
            <text:p>0,375</text:p>
          </table:table-cell>
          <table:table-cell office:value-type="float" office:value="0.220338983051" calcext:value-type="float">
            <text:p>0,2203389831</text:p>
          </table:table-cell>
          <table:table-cell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/>
          <table:table-cell office:value-type="string" calcext:value-type="string">
            <text:p>CP_HLPL</text:p>
          </table:table-cell>
          <table:table-cell table:formula="of:=[.B33]*100" office:value-type="float" office:value="41.6666666667" calcext:value-type="float">
            <text:p>41,67</text:p>
          </table:table-cell>
          <table:table-cell table:formula="of:=[.C33]*100" office:value-type="float" office:value="33.9285714286" calcext:value-type="float">
            <text:p>33,93</text:p>
          </table:table-cell>
          <table:table-cell table:formula="of:=[.D33]*100" office:value-type="float" office:value="23.7288135593" calcext:value-type="float">
            <text:p>23,73</text:p>
          </table:table-cell>
          <table:table-cell table:formula="of:=[.E33]*100" office:value-type="float" office:value="11.5384615385" calcext:value-type="float">
            <text:p>11,54</text:p>
          </table:table-cell>
          <table:table-cell table:formula="of:=[.F33]*100" office:value-type="float" office:value="9.09090909091" calcext:value-type="float">
            <text:p>9,09</text:p>
          </table:table-cell>
          <table:table-cell office:value-type="string" calcext:value-type="string">
            <text:p>CP_HLPL</text:p>
          </table:table-cell>
          <table:table-cell table:formula="of:=[.H33]*100" office:value-type="float" office:value="45.8333333333" calcext:value-type="float">
            <text:p>45,83</text:p>
          </table:table-cell>
          <table:table-cell table:formula="of:=[.I33]*100" office:value-type="float" office:value="37.5" calcext:value-type="float">
            <text:p>37,50</text:p>
          </table:table-cell>
          <table:table-cell table:formula="of:=[.J33]*100" office:value-type="float" office:value="22.0338983051" calcext:value-type="float">
            <text:p>22,03</text:p>
          </table:table-cell>
          <table:table-cell table:formula="of:=[.K33]*100" office:value-type="float" office:value="0" calcext:value-type="float">
            <text:p>0,00</text:p>
          </table:table-cell>
          <table:table-cell table:formula="of:=[.L33]*100" office:value-type="float" office:value="18.1818181818" calcext:value-type="float">
            <text:p>18,18</text:p>
          </table:table-cell>
          <table:table-cell table:style-name="ce15"/>
          <table:table-cell table:style-name="ce15" table:formula="of:=[.U33]-[.O33]" office:value-type="float" office:value="4.1666666666" calcext:value-type="float">
            <text:p>4,17</text:p>
          </table:table-cell>
          <table:table-cell table:style-name="ce15" table:formula="of:=[.V33]-[.P33]" office:value-type="float" office:value="3.5714285714" calcext:value-type="float">
            <text:p>3,57</text:p>
          </table:table-cell>
          <table:table-cell table:style-name="ce15" table:formula="of:=[.W33]-[.Q33]" office:value-type="float" office:value="-1.6949152542" calcext:value-type="float">
            <text:p>-1,69</text:p>
          </table:table-cell>
          <table:table-cell table:style-name="ce15" table:formula="of:=[.X33]-[.R33]" office:value-type="float" office:value="-11.5384615385" calcext:value-type="float">
            <text:p>-11,54</text:p>
          </table:table-cell>
          <table:table-cell table:style-name="ce15" table:formula="of:=[.Y33]-[.S33]" office:value-type="float" office:value="9.09090909089" calcext:value-type="float">
            <text:p>9,09</text:p>
          </table:table-cell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TSC</text:p>
          </table:table-cell>
          <table:table-cell table:formula="of:=[.B34]*100" office:value-type="float" office:value="41.6666666667" calcext:value-type="float">
            <text:p>41,67</text:p>
          </table:table-cell>
          <table:table-cell table:formula="of:=[.C34]*100" office:value-type="float" office:value="33.9285714286" calcext:value-type="float">
            <text:p>33,93</text:p>
          </table:table-cell>
          <table:table-cell table:formula="of:=[.D34]*100" office:value-type="float" office:value="27.1186440678" calcext:value-type="float">
            <text:p>27,12</text:p>
          </table:table-cell>
          <table:table-cell table:formula="of:=[.E34]*100" office:value-type="float" office:value="11.5384615385" calcext:value-type="float">
            <text:p>11,54</text:p>
          </table:table-cell>
          <table:table-cell table:formula="of:=[.F34]*100" office:value-type="float" office:value="0" calcext:value-type="float">
            <text:p>0,00</text:p>
          </table:table-cell>
          <table:table-cell office:value-type="string" calcext:value-type="string">
            <text:p>CP_TSC</text:p>
          </table:table-cell>
          <table:table-cell table:formula="of:=[.H34]*100" office:value-type="float" office:value="45.8333333333" calcext:value-type="float">
            <text:p>45,83</text:p>
          </table:table-cell>
          <table:table-cell table:formula="of:=[.I34]*100" office:value-type="float" office:value="32.1428571429" calcext:value-type="float">
            <text:p>32,14</text:p>
          </table:table-cell>
          <table:table-cell table:formula="of:=[.J34]*100" office:value-type="float" office:value="30.5084745763" calcext:value-type="float">
            <text:p>30,51</text:p>
          </table:table-cell>
          <table:table-cell table:formula="of:=[.K34]*100" office:value-type="float" office:value="15.3846153846" calcext:value-type="float">
            <text:p>15,38</text:p>
          </table:table-cell>
          <table:table-cell table:formula="of:=[.L34]*100" office:value-type="float" office:value="0" calcext:value-type="float">
            <text:p>0,00</text:p>
          </table:table-cell>
          <table:table-cell table:style-name="ce15"/>
          <table:table-cell table:style-name="ce15" table:formula="of:=[.U34]-[.O34]" office:value-type="float" office:value="4.1666666666" calcext:value-type="float">
            <text:p>4,17</text:p>
          </table:table-cell>
          <table:table-cell table:style-name="ce15" table:formula="of:=[.V34]-[.P34]" office:value-type="float" office:value="-1.7857142857" calcext:value-type="float">
            <text:p>-1,79</text:p>
          </table:table-cell>
          <table:table-cell table:style-name="ce15" table:formula="of:=[.W34]-[.Q34]" office:value-type="float" office:value="3.3898305085" calcext:value-type="float">
            <text:p>3,39</text:p>
          </table:table-cell>
          <table:table-cell table:style-name="ce15" table:formula="of:=[.X34]-[.R34]" office:value-type="float" office:value="3.8461538461" calcext:value-type="float">
            <text:p>3,85</text:p>
          </table:table-cell>
          <table:table-cell table:style-name="ce15" table:formula="of:=[.Y34]-[.S34]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AP_T1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16666666667" calcext:value-type="float">
            <text:p>0,4166666667</text:p>
          </table:table-cell>
          <table:table-cell office:value-type="float" office:value="0.375" calcext:value-type="float">
            <text:p>0,375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T1</text:p>
          </table:table-cell>
          <table:table-cell table:formula="of:=[.B35]*100" office:value-type="float" office:value="41.6666666667" calcext:value-type="float">
            <text:p>41,67</text:p>
          </table:table-cell>
          <table:table-cell table:formula="of:=[.C35]*100" office:value-type="float" office:value="28.5714285714" calcext:value-type="float">
            <text:p>28,57</text:p>
          </table:table-cell>
          <table:table-cell table:formula="of:=[.D35]*100" office:value-type="float" office:value="28.813559322" calcext:value-type="float">
            <text:p>28,81</text:p>
          </table:table-cell>
          <table:table-cell table:formula="of:=[.E35]*100" office:value-type="float" office:value="19.2307692308" calcext:value-type="float">
            <text:p>19,23</text:p>
          </table:table-cell>
          <table:table-cell table:formula="of:=[.F35]*100" office:value-type="float" office:value="0" calcext:value-type="float">
            <text:p>0,00</text:p>
          </table:table-cell>
          <table:table-cell office:value-type="string" calcext:value-type="string">
            <text:p>AP_T1</text:p>
          </table:table-cell>
          <table:table-cell table:formula="of:=[.H35]*100" office:value-type="float" office:value="41.6666666667" calcext:value-type="float">
            <text:p>41,67</text:p>
          </table:table-cell>
          <table:table-cell table:formula="of:=[.I35]*100" office:value-type="float" office:value="37.5" calcext:value-type="float">
            <text:p>37,50</text:p>
          </table:table-cell>
          <table:table-cell table:formula="of:=[.J35]*100" office:value-type="float" office:value="25.4237288136" calcext:value-type="float">
            <text:p>25,42</text:p>
          </table:table-cell>
          <table:table-cell table:formula="of:=[.K35]*100" office:value-type="float" office:value="3.84615384615" calcext:value-type="float">
            <text:p>3,85</text:p>
          </table:table-cell>
          <table:table-cell table:formula="of:=[.L35]*100" office:value-type="float" office:value="0" calcext:value-type="float">
            <text:p>0,00</text:p>
          </table:table-cell>
          <table:table-cell table:style-name="ce15"/>
          <table:table-cell table:style-name="ce15" table:formula="of:=[.U35]-[.O35]" office:value-type="float" office:value="0" calcext:value-type="float">
            <text:p>0,00</text:p>
          </table:table-cell>
          <table:table-cell table:style-name="ce15" table:formula="of:=[.V35]-[.P35]" office:value-type="float" office:value="8.9285714286" calcext:value-type="float">
            <text:p>8,93</text:p>
          </table:table-cell>
          <table:table-cell table:style-name="ce15" table:formula="of:=[.W35]-[.Q35]" office:value-type="float" office:value="-3.3898305084" calcext:value-type="float">
            <text:p>-3,39</text:p>
          </table:table-cell>
          <table:table-cell table:style-name="ce15" table:formula="of:=[.X35]-[.R35]" office:value-type="float" office:value="-15.38461538465" calcext:value-type="float">
            <text:p>-15,38</text:p>
          </table:table-cell>
          <table:table-cell table:style-name="ce15" table:formula="of:=[.Y35]-[.S35]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5" calcext:value-type="float">
            <text:p>0,5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75" calcext:value-type="float">
            <text:p>0,375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T2</text:p>
          </table:table-cell>
          <table:table-cell table:formula="of:=[.B36]*100" office:value-type="float" office:value="50" calcext:value-type="float">
            <text:p>50,00</text:p>
          </table:table-cell>
          <table:table-cell table:formula="of:=[.C36]*100" office:value-type="float" office:value="30.3571428571" calcext:value-type="float">
            <text:p>30,36</text:p>
          </table:table-cell>
          <table:table-cell table:formula="of:=[.D36]*100" office:value-type="float" office:value="30.5084745763" calcext:value-type="float">
            <text:p>30,51</text:p>
          </table:table-cell>
          <table:table-cell table:formula="of:=[.E36]*100" office:value-type="float" office:value="3.84615384615" calcext:value-type="float">
            <text:p>3,85</text:p>
          </table:table-cell>
          <table:table-cell table:formula="of:=[.F36]*100" office:value-type="float" office:value="0" calcext:value-type="float">
            <text:p>0,00</text:p>
          </table:table-cell>
          <table:table-cell office:value-type="string" calcext:value-type="string">
            <text:p>AP_T2</text:p>
          </table:table-cell>
          <table:table-cell table:formula="of:=[.H36]*100" office:value-type="float" office:value="37.5" calcext:value-type="float">
            <text:p>37,50</text:p>
          </table:table-cell>
          <table:table-cell table:formula="of:=[.I36]*100" office:value-type="float" office:value="32.1428571429" calcext:value-type="float">
            <text:p>32,14</text:p>
          </table:table-cell>
          <table:table-cell table:formula="of:=[.J36]*100" office:value-type="float" office:value="28.813559322" calcext:value-type="float">
            <text:p>28,81</text:p>
          </table:table-cell>
          <table:table-cell table:formula="of:=[.K36]*100" office:value-type="float" office:value="3.84615384615" calcext:value-type="float">
            <text:p>3,85</text:p>
          </table:table-cell>
          <table:table-cell table:formula="of:=[.L36]*100" office:value-type="float" office:value="0" calcext:value-type="float">
            <text:p>0,00</text:p>
          </table:table-cell>
          <table:table-cell table:style-name="ce15"/>
          <table:table-cell table:style-name="ce15" table:formula="of:=[.U36]-[.O36]" office:value-type="float" office:value="-12.5" calcext:value-type="float">
            <text:p>-12,50</text:p>
          </table:table-cell>
          <table:table-cell table:style-name="ce15" table:formula="of:=[.V36]-[.P36]" office:value-type="float" office:value="1.7857142858" calcext:value-type="float">
            <text:p>1,79</text:p>
          </table:table-cell>
          <table:table-cell table:style-name="ce15" table:formula="of:=[.W36]-[.Q36]" office:value-type="float" office:value="-1.6949152543" calcext:value-type="float">
            <text:p>-1,69</text:p>
          </table:table-cell>
          <table:table-cell table:style-name="ce15" table:formula="of:=[.X36]-[.R36]" office:value-type="float" office:value="0" calcext:value-type="float">
            <text:p>0,00</text:p>
          </table:table-cell>
          <table:table-cell table:style-name="ce15" table:formula="of:=[.Y36]-[.S36]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583333333333" calcext:value-type="float">
            <text:p>0,5833333333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83333333333" calcext:value-type="float">
            <text:p>0,5833333333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AP_PISA</text:p>
          </table:table-cell>
          <table:table-cell table:formula="of:=[.B37]*100" office:value-type="float" office:value="58.3333333333" calcext:value-type="float">
            <text:p>58,33</text:p>
          </table:table-cell>
          <table:table-cell table:formula="of:=[.C37]*100" office:value-type="float" office:value="39.2857142857" calcext:value-type="float">
            <text:p>39,29</text:p>
          </table:table-cell>
          <table:table-cell table:formula="of:=[.D37]*100" office:value-type="float" office:value="30.5084745763" calcext:value-type="float">
            <text:p>30,51</text:p>
          </table:table-cell>
          <table:table-cell table:formula="of:=[.E37]*100" office:value-type="float" office:value="26.9230769231" calcext:value-type="float">
            <text:p>26,92</text:p>
          </table:table-cell>
          <table:table-cell table:formula="of:=[.F37]*100" office:value-type="float" office:value="0" calcext:value-type="float">
            <text:p>0,00</text:p>
          </table:table-cell>
          <table:table-cell office:value-type="string" calcext:value-type="string">
            <text:p>AP_PISA</text:p>
          </table:table-cell>
          <table:table-cell table:formula="of:=[.H37]*100" office:value-type="float" office:value="58.3333333333" calcext:value-type="float">
            <text:p>58,33</text:p>
          </table:table-cell>
          <table:table-cell table:formula="of:=[.I37]*100" office:value-type="float" office:value="42.8571428571" calcext:value-type="float">
            <text:p>42,86</text:p>
          </table:table-cell>
          <table:table-cell table:formula="of:=[.J37]*100" office:value-type="float" office:value="30.5084745763" calcext:value-type="float">
            <text:p>30,51</text:p>
          </table:table-cell>
          <table:table-cell table:formula="of:=[.K37]*100" office:value-type="float" office:value="19.2307692308" calcext:value-type="float">
            <text:p>19,23</text:p>
          </table:table-cell>
          <table:table-cell table:formula="of:=[.L37]*100" office:value-type="float" office:value="9.09090909091" calcext:value-type="float">
            <text:p>9,09</text:p>
          </table:table-cell>
          <table:table-cell table:style-name="ce15"/>
          <table:table-cell table:style-name="ce15" table:formula="of:=[.U37]-[.O37]" office:value-type="float" office:value="0" calcext:value-type="float">
            <text:p>0,00</text:p>
          </table:table-cell>
          <table:table-cell table:style-name="ce15" table:formula="of:=[.V37]-[.P37]" office:value-type="float" office:value="3.5714285714" calcext:value-type="float">
            <text:p>3,57</text:p>
          </table:table-cell>
          <table:table-cell table:style-name="ce15" table:formula="of:=[.W37]-[.Q37]" office:value-type="float" office:value="0" calcext:value-type="float">
            <text:p>0,00</text:p>
          </table:table-cell>
          <table:table-cell table:style-name="ce15" table:formula="of:=[.X37]-[.R37]" office:value-type="float" office:value="-7.6923076923" calcext:value-type="float">
            <text:p>-7,69</text:p>
          </table:table-cell>
          <table:table-cell table:style-name="ce15" table:formula="of:=[.Y37]-[.S37]" office:value-type="float" office:value="9.09090909091" calcext:value-type="float">
            <text:p>9,09</text:p>
          </table:table-cell>
        </table:table-row>
        <table:table-row table:style-name="ro2">
          <table:table-cell office:value-type="string" calcext:value-type="string">
            <text:p>PYDOCK_TOT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0769230769231" calcext:value-type="float">
            <text:p>0,0769230769</text:p>
          </table:table-cell>
          <table:table-cell table:number-columns-repeated="2"/>
          <table:table-cell office:value-type="float" office:value="0.333333333333" calcext:value-type="float">
            <text:p>0,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0384615384615" calcext:value-type="float">
            <text:p>0,0384615385</text:p>
          </table:table-cell>
          <table:table-cell table:number-columns-repeated="3"/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1" table:number-rows-repeated="5">
          <table:table-cell table:number-columns-repeated="14"/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14"/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Medium </text:p>
          </table:table-cell>
          <table:table-cell office:value-type="string" calcext:value-type="string">
            <text:p>Weak</text:p>
          </table:table-cell>
          <table:table-cell/>
          <table:table-cell office:value-type="string" calcext:value-type="string">
            <text:p>Strong *</text:p>
          </table:table-cell>
          <table:table-cell office:value-type="string" calcext:value-type="string">
            <text:p>Medium *</text:p>
          </table:table-cell>
          <table:table-cell office:value-type="string" calcext:value-type="string">
            <text:p>Weak*</text:p>
          </table:table-cell>
          <table:table-cell table:number-columns-repeated="2"/>
          <table:table-cell table:style-name="ce14" office:value-type="string" calcext:value-type="string">
            <text:p>Strong</text:p>
          </table:table-cell>
          <table:table-cell table:style-name="ce14" office:value-type="string" calcext:value-type="string">
            <text:p>Medium </text:p>
          </table:table-cell>
          <table:table-cell table:style-name="ce14" office:value-type="string" calcext:value-type="string">
            <text:p>Weak</text:p>
          </table:table-cell>
          <table:table-cell table:style-name="ce14"/>
          <table:table-cell table:style-name="ce14" office:value-type="string" calcext:value-type="string">
            <text:p>Strong *</text:p>
          </table:table-cell>
          <table:table-cell table:style-name="ce14" office:value-type="string" calcext:value-type="string">
            <text:p>Medium *</text:p>
          </table:table-cell>
          <table:table-cell table:style-name="ce14" office:value-type="string" calcext:value-type="string">
            <text:p>Weak*</text:p>
          </table:table-cell>
          <table:table-cell table:style-name="Default"/>
          <table:table-cell table:style-name="ce14" office:value-type="string" calcext:value-type="string">
            <text:p>Strong</text:p>
          </table:table-cell>
          <table:table-cell table:style-name="ce14" office:value-type="string" calcext:value-type="string">
            <text:p>Medium </text:p>
          </table:table-cell>
          <table:table-cell table:style-name="ce14" office:value-type="string" calcext:value-type="string">
            <text:p>Weak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0.321428571429" calcext:value-type="float">
            <text:p>0,3214285714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style-name="ce15" table:formula="of:=[.B49]*100" office:value-type="float" office:value="21.4285714286" calcext:value-type="float">
            <text:p>21,43</text:p>
          </table:table-cell>
          <table:table-cell table:style-name="ce15" table:formula="of:=[.C49]*100" office:value-type="float" office:value="21.9512195122" calcext:value-type="float">
            <text:p>21,95</text:p>
          </table:table-cell>
          <table:table-cell table:style-name="ce15" table:formula="of:=[.D49]*100" office:value-type="float" office:value="30" calcext:value-type="float">
            <text:p>30,00</text:p>
          </table:table-cell>
          <table:table-cell office:value-type="string" calcext:value-type="string">
            <text:p>AP_PISA</text:p>
          </table:table-cell>
          <table:table-cell table:formula="of:=[.F49]*100" office:value-type="float" office:value="32.1428571429" calcext:value-type="float">
            <text:p>32,14</text:p>
          </table:table-cell>
          <table:table-cell table:formula="of:=[.G49]*100" office:value-type="float" office:value="24.3902439024" calcext:value-type="float">
            <text:p>24,39</text:p>
          </table:table-cell>
          <table:table-cell table:formula="of:=[.H49]*100" office:value-type="float" office:value="25" calcext:value-type="float">
            <text:p>25,00</text:p>
          </table:table-cell>
          <table:table-cell table:style-name="Default"/>
          <table:table-cell table:style-name="ce3" table:formula="of:=[.O49]-[.K49]" office:value-type="float" office:value="10.7142857143" calcext:value-type="float">
            <text:p>10,71</text:p>
          </table:table-cell>
          <table:table-cell table:style-name="ce3" table:formula="of:=[.P49]-[.L49]" office:value-type="float" office:value="2.4390243902" calcext:value-type="float">
            <text:p>2,44</text:p>
          </table:table-cell>
          <table:table-cell table:style-name="ce3" table:formula="of:=[.Q49]-[.M49]" office:value-type="float" office:value="-5" calcext:value-type="float">
            <text:p>-5,0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CP_DECK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428571428571" calcext:value-type="float">
            <text:p>0,4285714286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table:style-name="ce15" table:formula="of:=[.B50]*100" office:value-type="float" office:value="35.7142857143" calcext:value-type="float">
            <text:p>35,71</text:p>
          </table:table-cell>
          <table:table-cell table:style-name="ce15" table:formula="of:=[.C50]*100" office:value-type="float" office:value="17.0731707317" calcext:value-type="float">
            <text:p>17,07</text:p>
          </table:table-cell>
          <table:table-cell table:style-name="ce15" table:formula="of:=[.D50]*100" office:value-type="float" office:value="10" calcext:value-type="float">
            <text:p>10,00</text:p>
          </table:table-cell>
          <table:table-cell office:value-type="string" calcext:value-type="string">
            <text:p>CP_DECK</text:p>
          </table:table-cell>
          <table:table-cell table:formula="of:=[.F50]*100" office:value-type="float" office:value="42.8571428571" calcext:value-type="float">
            <text:p>42,86</text:p>
          </table:table-cell>
          <table:table-cell table:formula="of:=[.G50]*100" office:value-type="float" office:value="26.8292682927" calcext:value-type="float">
            <text:p>26,83</text:p>
          </table:table-cell>
          <table:table-cell table:formula="of:=[.H50]*100" office:value-type="float" office:value="15" calcext:value-type="float">
            <text:p>15,00</text:p>
          </table:table-cell>
          <table:table-cell table:style-name="Default"/>
          <table:table-cell table:style-name="ce3" table:formula="of:=[.O50]-[.K50]" office:value-type="float" office:value="7.1428571428" calcext:value-type="float">
            <text:p>7,14</text:p>
          </table:table-cell>
          <table:table-cell table:style-name="ce3" table:formula="of:=[.P50]-[.L50]" office:value-type="float" office:value="9.756097561" calcext:value-type="float">
            <text:p>9,76</text:p>
          </table:table-cell>
          <table:table-cell table:style-name="ce3" table:formula="of:=[.Q50]-[.M50]" office:value-type="float" office:value="5" calcext:value-type="float">
            <text:p>5,0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25" calcext:value-type="float">
            <text:p>0,25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321428571429" calcext:value-type="float">
            <text:p>0,3214285714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15" table:formula="of:=[.B51]*100" office:value-type="float" office:value="25" calcext:value-type="float">
            <text:p>25,00</text:p>
          </table:table-cell>
          <table:table-cell table:style-name="ce15" table:formula="of:=[.C51]*100" office:value-type="float" office:value="19.512195122" calcext:value-type="float">
            <text:p>19,51</text:p>
          </table:table-cell>
          <table:table-cell table:style-name="ce15" table:formula="of:=[.D51]*100" office:value-type="float" office:value="10" calcext:value-type="float">
            <text:p>10,00</text:p>
          </table:table-cell>
          <table:table-cell office:value-type="string" calcext:value-type="string">
            <text:p>CP_HLPL</text:p>
          </table:table-cell>
          <table:table-cell table:formula="of:=[.F51]*100" office:value-type="float" office:value="32.1428571429" calcext:value-type="float">
            <text:p>32,14</text:p>
          </table:table-cell>
          <table:table-cell table:formula="of:=[.G51]*100" office:value-type="float" office:value="24.3902439024" calcext:value-type="float">
            <text:p>24,39</text:p>
          </table:table-cell>
          <table:table-cell table:formula="of:=[.H51]*100" office:value-type="float" office:value="10" calcext:value-type="float">
            <text:p>10,00</text:p>
          </table:table-cell>
          <table:table-cell table:style-name="Default"/>
          <table:table-cell table:style-name="ce3" table:formula="of:=[.O51]-[.K51]" office:value-type="float" office:value="7.1428571429" calcext:value-type="float">
            <text:p>7,14</text:p>
          </table:table-cell>
          <table:table-cell table:style-name="ce3" table:formula="of:=[.P51]-[.L51]" office:value-type="float" office:value="4.8780487804" calcext:value-type="float">
            <text:p>4,88</text:p>
          </table:table-cell>
          <table:table-cell table:style-name="ce3" table:formula="of:=[.Q51]-[.M51]" office:value-type="float" office:value="0" calcext:value-type="float">
            <text:p>0,0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CP_RMFCA</text:p>
          </table:table-cell>
          <table:table-cell office:value-type="float" office:value="0.25" calcext:value-type="float">
            <text:p>0,25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0.321428571429" calcext:value-type="float">
            <text:p>0,3214285714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style-name="ce15" table:formula="of:=[.B52]*100" office:value-type="float" office:value="25" calcext:value-type="float">
            <text:p>25,00</text:p>
          </table:table-cell>
          <table:table-cell table:style-name="ce15" table:formula="of:=[.C52]*100" office:value-type="float" office:value="17.0731707317" calcext:value-type="float">
            <text:p>17,07</text:p>
          </table:table-cell>
          <table:table-cell table:style-name="ce15" table:formula="of:=[.D52]*100" office:value-type="float" office:value="15" calcext:value-type="float">
            <text:p>15,00</text:p>
          </table:table-cell>
          <table:table-cell office:value-type="string" calcext:value-type="string">
            <text:p>CP_RMFCA</text:p>
          </table:table-cell>
          <table:table-cell table:formula="of:=[.F52]*100" office:value-type="float" office:value="32.1428571429" calcext:value-type="float">
            <text:p>32,14</text:p>
          </table:table-cell>
          <table:table-cell table:formula="of:=[.G52]*100" office:value-type="float" office:value="29.2682926829" calcext:value-type="float">
            <text:p>29,27</text:p>
          </table:table-cell>
          <table:table-cell table:formula="of:=[.H52]*100" office:value-type="float" office:value="20" calcext:value-type="float">
            <text:p>20,00</text:p>
          </table:table-cell>
          <table:table-cell table:style-name="Default"/>
          <table:table-cell table:style-name="ce3" table:formula="of:=[.O52]-[.K52]" office:value-type="float" office:value="7.1428571429" calcext:value-type="float">
            <text:p>7,14</text:p>
          </table:table-cell>
          <table:table-cell table:style-name="ce3" table:formula="of:=[.P52]-[.L52]" office:value-type="float" office:value="12.1951219512" calcext:value-type="float">
            <text:p>12,20</text:p>
          </table:table-cell>
          <table:table-cell table:style-name="ce3" table:formula="of:=[.Q52]-[.M52]" office:value-type="float" office:value="5" calcext:value-type="float">
            <text:p>5,0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CP_TB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0.285714285714" calcext:value-type="float">
            <text:p>0,2857142857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style-name="ce15" table:formula="of:=[.B53]*100" office:value-type="float" office:value="28.5714285714" calcext:value-type="float">
            <text:p>28,57</text:p>
          </table:table-cell>
          <table:table-cell table:style-name="ce15" table:formula="of:=[.C53]*100" office:value-type="float" office:value="21.9512195122" calcext:value-type="float">
            <text:p>21,95</text:p>
          </table:table-cell>
          <table:table-cell table:style-name="ce15" table:formula="of:=[.D53]*100" office:value-type="float" office:value="15" calcext:value-type="float">
            <text:p>15,00</text:p>
          </table:table-cell>
          <table:table-cell office:value-type="string" calcext:value-type="string">
            <text:p>CP_TB</text:p>
          </table:table-cell>
          <table:table-cell table:formula="of:=[.F53]*100" office:value-type="float" office:value="28.5714285714" calcext:value-type="float">
            <text:p>28,57</text:p>
          </table:table-cell>
          <table:table-cell table:formula="of:=[.G53]*100" office:value-type="float" office:value="19.512195122" calcext:value-type="float">
            <text:p>19,51</text:p>
          </table:table-cell>
          <table:table-cell table:formula="of:=[.H53]*100" office:value-type="float" office:value="25" calcext:value-type="float">
            <text:p>25,00</text:p>
          </table:table-cell>
          <table:table-cell table:style-name="Default"/>
          <table:table-cell table:style-name="ce3" table:formula="of:=[.O53]-[.K53]" office:value-type="float" office:value="0" calcext:value-type="float">
            <text:p>0,00</text:p>
          </table:table-cell>
          <table:table-cell table:style-name="ce3" table:formula="of:=[.P53]-[.L53]" office:value-type="float" office:value="-2.4390243902" calcext:value-type="float">
            <text:p>-2,44</text:p>
          </table:table-cell>
          <table:table-cell table:style-name="ce3" table:formula="of:=[.Q53]-[.M53]" office:value-type="float" office:value="10" calcext:value-type="float">
            <text:p>10,0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0.285714285714" calcext:value-type="float">
            <text:p>0,2857142857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table:style-name="ce15" table:formula="of:=[.B54]*100" office:value-type="float" office:value="21.4285714286" calcext:value-type="float">
            <text:p>21,43</text:p>
          </table:table-cell>
          <table:table-cell table:style-name="ce15" table:formula="of:=[.C54]*100" office:value-type="float" office:value="24.3902439024" calcext:value-type="float">
            <text:p>24,39</text:p>
          </table:table-cell>
          <table:table-cell table:style-name="ce15" table:formula="of:=[.D54]*100" office:value-type="float" office:value="30" calcext:value-type="float">
            <text:p>30,00</text:p>
          </table:table-cell>
          <table:table-cell office:value-type="string" calcext:value-type="string">
            <text:p>CP_TSC</text:p>
          </table:table-cell>
          <table:table-cell table:formula="of:=[.F54]*100" office:value-type="float" office:value="28.5714285714" calcext:value-type="float">
            <text:p>28,57</text:p>
          </table:table-cell>
          <table:table-cell table:formula="of:=[.G54]*100" office:value-type="float" office:value="21.9512195122" calcext:value-type="float">
            <text:p>21,95</text:p>
          </table:table-cell>
          <table:table-cell table:formula="of:=[.H54]*100" office:value-type="float" office:value="40" calcext:value-type="float">
            <text:p>40,00</text:p>
          </table:table-cell>
          <table:table-cell table:style-name="Default"/>
          <table:table-cell table:style-name="ce3" table:formula="of:=[.O54]-[.K54]" office:value-type="float" office:value="7.1428571428" calcext:value-type="float">
            <text:p>7,14</text:p>
          </table:table-cell>
          <table:table-cell table:style-name="ce3" table:formula="of:=[.P54]-[.L54]" office:value-type="float" office:value="-2.4390243902" calcext:value-type="float">
            <text:p>-2,44</text:p>
          </table:table-cell>
          <table:table-cell table:style-name="ce3" table:formula="of:=[.Q54]-[.M54]" office:value-type="float" office:value="10" calcext:value-type="float">
            <text:p>10,0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PYDOCK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0.321428571429" calcext:value-type="float">
            <text:p>0,3214285714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table:style-name="ce15" table:formula="of:=[.B55]*100" office:value-type="float" office:value="32.1428571429" calcext:value-type="float">
            <text:p>32,14</text:p>
          </table:table-cell>
          <table:table-cell table:style-name="ce15" table:formula="of:=[.C55]*100" office:value-type="float" office:value="21.9512195122" calcext:value-type="float">
            <text:p>21,95</text:p>
          </table:table-cell>
          <table:table-cell table:style-name="ce15" table:formula="of:=[.D55]*100" office:value-type="float" office:value="15" calcext:value-type="float">
            <text:p>15,00</text:p>
          </table:table-cell>
          <table:table-cell office:value-type="string" calcext:value-type="string">
            <text:p>PYDOCK</text:p>
          </table:table-cell>
          <table:table-cell table:formula="of:=[.F55]*100" office:value-type="float" office:value="32.1428571429" calcext:value-type="float">
            <text:p>32,14</text:p>
          </table:table-cell>
          <table:table-cell table:formula="of:=[.G55]*100" office:value-type="float" office:value="21.9512195122" calcext:value-type="float">
            <text:p>21,95</text:p>
          </table:table-cell>
          <table:table-cell table:formula="of:=[.H55]*100" office:value-type="float" office:value="15" calcext:value-type="float">
            <text:p>15,00</text:p>
          </table:table-cell>
          <table:table-cell table:style-name="Default"/>
          <table:table-cell table:style-name="ce3" table:formula="of:=[.O55]-[.K55]" office:value-type="float" office:value="0" calcext:value-type="float">
            <text:p>0,00</text:p>
          </table:table-cell>
          <table:table-cell table:style-name="ce3" table:formula="of:=[.P55]-[.L55]" office:value-type="float" office:value="0" calcext:value-type="float">
            <text:p>0,00</text:p>
          </table:table-cell>
          <table:table-cell table:style-name="ce3" table:formula="of:=[.Q55]-[.M55]" office:value-type="float" office:value="0" calcext:value-type="float">
            <text:p>0,0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table:number-columns-repeated="10"/>
          <table:table-cell table:style-name="ce15" table:number-columns-repeated="3"/>
          <table:table-cell table:number-columns-repeated="4"/>
          <table:table-cell table:style-name="Default"/>
          <table:table-cell table:style-name="ce3" table:number-columns-repeated="3"/>
          <table:table-cell table:style-name="Default" table:number-columns-repeated="4"/>
          <table:table-cell table:number-columns-repeated="6"/>
        </table:table-row>
        <table:table-row table:style-name="ro2"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  <table:table-cell/>
          <table:table-cell office:value-type="string" calcext:value-type="string">
            <text:p>Strong *</text:p>
          </table:table-cell>
          <table:table-cell office:value-type="string" calcext:value-type="string">
            <text:p>Medium *</text:p>
          </table:table-cell>
          <table:table-cell office:value-type="string" calcext:value-type="string">
            <text:p>Weak*</text:p>
          </table:table-cell>
          <table:table-cell table:number-columns-repeated="2"/>
          <table:table-cell table:style-name="ce14" office:value-type="string" calcext:value-type="string">
            <text:p>Strong</text:p>
          </table:table-cell>
          <table:table-cell table:style-name="ce14" office:value-type="string" calcext:value-type="string">
            <text:p>Medium </text:p>
          </table:table-cell>
          <table:table-cell table:style-name="ce14" office:value-type="string" calcext:value-type="string">
            <text:p>Weak</text:p>
          </table:table-cell>
          <table:table-cell/>
          <table:table-cell table:style-name="ce14" office:value-type="string" calcext:value-type="string">
            <text:p>Strong *</text:p>
          </table:table-cell>
          <table:table-cell table:style-name="ce14" office:value-type="string" calcext:value-type="string">
            <text:p>Medium *</text:p>
          </table:table-cell>
          <table:table-cell table:style-name="ce14" office:value-type="string" calcext:value-type="string">
            <text:p>Weak*</text:p>
          </table:table-cell>
          <table:table-cell table:style-name="Default"/>
          <table:table-cell office:value-type="string" calcext:value-type="string">
            <text:p>Strong</text:p>
          </table:table-cell>
          <table:table-cell table:style-name="ce15" office:value-type="string" calcext:value-type="string">
            <text:p>Medium </text:p>
          </table:table-cell>
          <table:table-cell office:value-type="string" calcext:value-type="string">
            <text:p>Weak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0.428571428571" calcext:value-type="float">
            <text:p>0,4285714286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style-name="ce15" table:formula="of:=[.B58]*100" office:value-type="float" office:value="39.2857142857" calcext:value-type="float">
            <text:p>39,29</text:p>
          </table:table-cell>
          <table:table-cell table:style-name="ce15" table:formula="of:=[.C58]*100" office:value-type="float" office:value="14.6341463415" calcext:value-type="float">
            <text:p>14,63</text:p>
          </table:table-cell>
          <table:table-cell table:style-name="ce15" table:formula="of:=[.D58]*100" office:value-type="float" office:value="20" calcext:value-type="float">
            <text:p>20,00</text:p>
          </table:table-cell>
          <table:table-cell office:value-type="string" calcext:value-type="string">
            <text:p>CP_HLPL</text:p>
          </table:table-cell>
          <table:table-cell table:formula="of:=[.F58]*100" office:value-type="float" office:value="42.8571428571" calcext:value-type="float">
            <text:p>42,86</text:p>
          </table:table-cell>
          <table:table-cell table:formula="of:=[.G58]*100" office:value-type="float" office:value="21.9512195122" calcext:value-type="float">
            <text:p>21,95</text:p>
          </table:table-cell>
          <table:table-cell table:formula="of:=[.H58]*100" office:value-type="float" office:value="25" calcext:value-type="float">
            <text:p>25,00</text:p>
          </table:table-cell>
          <table:table-cell table:style-name="Default"/>
          <table:table-cell table:style-name="ce3" table:formula="of:=[.O58]-[.K58]" office:value-type="float" office:value="3.5714285714" calcext:value-type="float">
            <text:p>3,57</text:p>
          </table:table-cell>
          <table:table-cell table:style-name="ce3" table:formula="of:=[.P58]-[.L58]" office:value-type="float" office:value="7.3170731707" calcext:value-type="float">
            <text:p>7,32</text:p>
          </table:table-cell>
          <table:table-cell table:style-name="ce3" table:formula="of:=[.Q58]-[.M58]" office:value-type="float" office:value="5" calcext:value-type="float">
            <text:p>5,0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0.357142857143" calcext:value-type="float">
            <text:p>0,3571428571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style-name="ce15" table:formula="of:=[.B59]*100" office:value-type="float" office:value="32.1428571429" calcext:value-type="float">
            <text:p>32,14</text:p>
          </table:table-cell>
          <table:table-cell table:style-name="ce15" table:formula="of:=[.C59]*100" office:value-type="float" office:value="14.6341463415" calcext:value-type="float">
            <text:p>14,63</text:p>
          </table:table-cell>
          <table:table-cell table:style-name="ce15" table:formula="of:=[.D59]*100" office:value-type="float" office:value="20" calcext:value-type="float">
            <text:p>20,00</text:p>
          </table:table-cell>
          <table:table-cell office:value-type="string" calcext:value-type="string">
            <text:p>AP_T2</text:p>
          </table:table-cell>
          <table:table-cell table:formula="of:=[.F59]*100" office:value-type="float" office:value="35.7142857143" calcext:value-type="float">
            <text:p>35,71</text:p>
          </table:table-cell>
          <table:table-cell table:formula="of:=[.G59]*100" office:value-type="float" office:value="24.3902439024" calcext:value-type="float">
            <text:p>24,39</text:p>
          </table:table-cell>
          <table:table-cell table:formula="of:=[.H59]*100" office:value-type="float" office:value="25" calcext:value-type="float">
            <text:p>25,00</text:p>
          </table:table-cell>
          <table:table-cell table:style-name="Default"/>
          <table:table-cell table:style-name="ce3" table:formula="of:=[.O59]-[.K59]" office:value-type="float" office:value="3.5714285714" calcext:value-type="float">
            <text:p>3,57</text:p>
          </table:table-cell>
          <table:table-cell table:style-name="ce3" table:formula="of:=[.P59]-[.L59]" office:value-type="float" office:value="9.7560975609" calcext:value-type="float">
            <text:p>9,76</text:p>
          </table:table-cell>
          <table:table-cell table:style-name="ce3" table:formula="of:=[.Q59]-[.M59]" office:value-type="float" office:value="5" calcext:value-type="float">
            <text:p>5,0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zdock3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0.428571428571" calcext:value-type="float">
            <text:p>0,4285714286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style-name="ce15" table:formula="of:=[.B60]*100" office:value-type="float" office:value="42.8571428571" calcext:value-type="float">
            <text:p>42,86</text:p>
          </table:table-cell>
          <table:table-cell table:style-name="ce15" table:formula="of:=[.C60]*100" office:value-type="float" office:value="21.9512195122" calcext:value-type="float">
            <text:p>21,95</text:p>
          </table:table-cell>
          <table:table-cell table:style-name="ce15" table:formula="of:=[.D60]*100" office:value-type="float" office:value="20" calcext:value-type="float">
            <text:p>20,00</text:p>
          </table:table-cell>
          <table:table-cell office:value-type="string" calcext:value-type="string">
            <text:p>zdock3</text:p>
          </table:table-cell>
          <table:table-cell table:formula="of:=[.F60]*100" office:value-type="float" office:value="42.8571428571" calcext:value-type="float">
            <text:p>42,86</text:p>
          </table:table-cell>
          <table:table-cell table:formula="of:=[.G60]*100" office:value-type="float" office:value="21.9512195122" calcext:value-type="float">
            <text:p>21,95</text:p>
          </table:table-cell>
          <table:table-cell table:formula="of:=[.H60]*100" office:value-type="float" office:value="20" calcext:value-type="float">
            <text:p>20,00</text:p>
          </table:table-cell>
          <table:table-cell table:style-name="Default"/>
          <table:table-cell table:style-name="ce3" table:formula="of:=[.O60]-[.K60]" office:value-type="float" office:value="0" calcext:value-type="float">
            <text:p>0,00</text:p>
          </table:table-cell>
          <table:table-cell table:style-name="ce3" table:formula="of:=[.P60]-[.L60]" office:value-type="float" office:value="0" calcext:value-type="float">
            <text:p>0,00</text:p>
          </table:table-cell>
          <table:table-cell table:style-name="ce3" table:formula="of:=[.Q60]-[.M60]" office:value-type="float" office:value="0" calcext:value-type="float">
            <text:p>0,0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AP_T1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0.464285714286" calcext:value-type="float">
            <text:p>0,4642857143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table:style-name="ce15" table:formula="of:=[.B61]*100" office:value-type="float" office:value="35.7142857143" calcext:value-type="float">
            <text:p>35,71</text:p>
          </table:table-cell>
          <table:table-cell table:style-name="ce15" table:formula="of:=[.C61]*100" office:value-type="float" office:value="24.3902439024" calcext:value-type="float">
            <text:p>24,39</text:p>
          </table:table-cell>
          <table:table-cell table:style-name="ce15" table:formula="of:=[.D61]*100" office:value-type="float" office:value="15" calcext:value-type="float">
            <text:p>15,00</text:p>
          </table:table-cell>
          <table:table-cell office:value-type="string" calcext:value-type="string">
            <text:p>AP_T1</text:p>
          </table:table-cell>
          <table:table-cell table:formula="of:=[.F61]*100" office:value-type="float" office:value="46.4285714286" calcext:value-type="float">
            <text:p>46,43</text:p>
          </table:table-cell>
          <table:table-cell table:formula="of:=[.G61]*100" office:value-type="float" office:value="26.8292682927" calcext:value-type="float">
            <text:p>26,83</text:p>
          </table:table-cell>
          <table:table-cell table:formula="of:=[.H61]*100" office:value-type="float" office:value="15" calcext:value-type="float">
            <text:p>15,00</text:p>
          </table:table-cell>
          <table:table-cell table:style-name="Default"/>
          <table:table-cell table:style-name="ce3" table:formula="of:=[.O61]-[.K61]" office:value-type="float" office:value="10.7142857143" calcext:value-type="float">
            <text:p>10,71</text:p>
          </table:table-cell>
          <table:table-cell table:style-name="ce3" table:formula="of:=[.P61]-[.L61]" office:value-type="float" office:value="2.4390243903" calcext:value-type="float">
            <text:p>2,44</text:p>
          </table:table-cell>
          <table:table-cell table:style-name="ce3" table:formula="of:=[.Q61]-[.M61]" office:value-type="float" office:value="0" calcext:value-type="float">
            <text:p>0,0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0.392857142857" calcext:value-type="float">
            <text:p>0,3928571429</text:p>
          </table:table-cell>
          <table:table-cell office:value-type="float" office:value="0.317073170732" calcext:value-type="float">
            <text:p>0,3170731707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style-name="ce15" table:formula="of:=[.B62]*100" office:value-type="float" office:value="39.2857142857" calcext:value-type="float">
            <text:p>39,29</text:p>
          </table:table-cell>
          <table:table-cell table:style-name="ce15" table:formula="of:=[.C62]*100" office:value-type="float" office:value="29.2682926829" calcext:value-type="float">
            <text:p>29,27</text:p>
          </table:table-cell>
          <table:table-cell table:style-name="ce15" table:formula="of:=[.D62]*100" office:value-type="float" office:value="30" calcext:value-type="float">
            <text:p>30,00</text:p>
          </table:table-cell>
          <table:table-cell office:value-type="string" calcext:value-type="string">
            <text:p>CP_TSC</text:p>
          </table:table-cell>
          <table:table-cell table:formula="of:=[.F62]*100" office:value-type="float" office:value="39.2857142857" calcext:value-type="float">
            <text:p>39,29</text:p>
          </table:table-cell>
          <table:table-cell table:formula="of:=[.G62]*100" office:value-type="float" office:value="31.7073170732" calcext:value-type="float">
            <text:p>31,71</text:p>
          </table:table-cell>
          <table:table-cell table:formula="of:=[.H62]*100" office:value-type="float" office:value="20" calcext:value-type="float">
            <text:p>20,00</text:p>
          </table:table-cell>
          <table:table-cell table:style-name="Default"/>
          <table:table-cell table:style-name="ce3" table:formula="of:=[.O62]-[.K62]" office:value-type="float" office:value="0" calcext:value-type="float">
            <text:p>0,00</text:p>
          </table:table-cell>
          <table:table-cell table:style-name="ce3" table:formula="of:=[.P62]-[.L62]" office:value-type="float" office:value="2.4390243903" calcext:value-type="float">
            <text:p>2,44</text:p>
          </table:table-cell>
          <table:table-cell table:style-name="ce3" table:formula="of:=[.Q62]-[.M62]" office:value-type="float" office:value="-10" calcext:value-type="float">
            <text:p>-10,0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535714285714" calcext:value-type="float">
            <text:p>0,5357142857</text:p>
          </table:table-cell>
          <table:table-cell office:value-type="float" office:value="0.317073170732" calcext:value-type="float">
            <text:p>0,3170731707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35" calcext:value-type="float">
            <text:p>0,35</text:p>
          </table:table-cell>
          <table:table-cell table:number-columns-repeated="2"/>
          <table:table-cell table:style-name="ce15" table:formula="of:=[.B63]*100" office:value-type="float" office:value="53.5714285714" calcext:value-type="float">
            <text:p>53,57</text:p>
          </table:table-cell>
          <table:table-cell table:style-name="ce15" table:formula="of:=[.C63]*100" office:value-type="float" office:value="31.7073170732" calcext:value-type="float">
            <text:p>31,71</text:p>
          </table:table-cell>
          <table:table-cell table:style-name="ce15" table:formula="of:=[.D63]*100" office:value-type="float" office:value="25" calcext:value-type="float">
            <text:p>25,00</text:p>
          </table:table-cell>
          <table:table-cell office:value-type="string" calcext:value-type="string">
            <text:p>AP_PISA</text:p>
          </table:table-cell>
          <table:table-cell table:formula="of:=[.F63]*100" office:value-type="float" office:value="50" calcext:value-type="float">
            <text:p>50,00</text:p>
          </table:table-cell>
          <table:table-cell table:formula="of:=[.G63]*100" office:value-type="float" office:value="26.8292682927" calcext:value-type="float">
            <text:p>26,83</text:p>
          </table:table-cell>
          <table:table-cell table:formula="of:=[.H63]*100" office:value-type="float" office:value="35" calcext:value-type="float">
            <text:p>35,00</text:p>
          </table:table-cell>
          <table:table-cell table:style-name="Default"/>
          <table:table-cell table:style-name="ce3" table:formula="of:=[.O63]-[.K63]" office:value-type="float" office:value="-3.57142857140001" calcext:value-type="float">
            <text:p>-3,57</text:p>
          </table:table-cell>
          <table:table-cell table:style-name="ce3" table:formula="of:=[.P63]-[.L63]" office:value-type="float" office:value="-4.8780487805" calcext:value-type="float">
            <text:p>-4,88</text:p>
          </table:table-cell>
          <table:table-cell table:style-name="ce3" table:formula="of:=[.Q63]-[.M63]" office:value-type="float" office:value="10" calcext:value-type="float">
            <text:p>10,0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table:number-columns-repeated="10"/>
          <table:table-cell table:style-name="ce15" table:number-columns-repeated="3"/>
          <table:table-cell table:number-columns-repeated="4"/>
          <table:table-cell table:style-name="Default"/>
          <table:table-cell table:style-name="ce3" table:number-columns-repeated="3"/>
          <table:table-cell table:style-name="Default" table:number-columns-repeated="4"/>
          <table:table-cell table:number-columns-repeated="6"/>
        </table:table-row>
        <table:table-row table:style-name="ro2"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  <table:table-cell/>
          <table:table-cell office:value-type="string" calcext:value-type="string">
            <text:p>Strong *</text:p>
          </table:table-cell>
          <table:table-cell office:value-type="string" calcext:value-type="string">
            <text:p>Medium *</text:p>
          </table:table-cell>
          <table:table-cell office:value-type="string" calcext:value-type="string">
            <text:p>Weak*</text:p>
          </table:table-cell>
          <table:table-cell table:number-columns-repeated="2"/>
          <table:table-cell table:style-name="ce14" office:value-type="string" calcext:value-type="string">
            <text:p>Strong</text:p>
          </table:table-cell>
          <table:table-cell table:style-name="ce14" office:value-type="string" calcext:value-type="string">
            <text:p>Medium </text:p>
          </table:table-cell>
          <table:table-cell table:style-name="ce14" office:value-type="string" calcext:value-type="string">
            <text:p>Weak</text:p>
          </table:table-cell>
          <table:table-cell/>
          <table:table-cell table:style-name="ce14" office:value-type="string" calcext:value-type="string">
            <text:p>Strong *</text:p>
          </table:table-cell>
          <table:table-cell table:style-name="ce14" office:value-type="string" calcext:value-type="string">
            <text:p>Medium *</text:p>
          </table:table-cell>
          <table:table-cell table:style-name="ce14" office:value-type="string" calcext:value-type="string">
            <text:p>Weak*</text:p>
          </table:table-cell>
          <table:table-cell table:style-name="Default"/>
          <table:table-cell office:value-type="string" calcext:value-type="string">
            <text:p>Strong</text:p>
          </table:table-cell>
          <table:table-cell table:style-name="ce15" office:value-type="string" calcext:value-type="string">
            <text:p>Medium </text:p>
          </table:table-cell>
          <table:table-cell office:value-type="string" calcext:value-type="string">
            <text:p>Weak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CP_Qp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style-name="ce15" table:formula="of:=[.B66]*100" office:value-type="float" office:value="35.7142857143" calcext:value-type="float">
            <text:p>35,71</text:p>
          </table:table-cell>
          <table:table-cell table:style-name="ce15" table:formula="of:=[.C66]*100" office:value-type="float" office:value="17.0731707317" calcext:value-type="float">
            <text:p>17,07</text:p>
          </table:table-cell>
          <table:table-cell table:style-name="ce15" table:formula="of:=[.D66]*100" office:value-type="float" office:value="15" calcext:value-type="float">
            <text:p>15,00</text:p>
          </table:table-cell>
          <table:table-cell office:value-type="string" calcext:value-type="string">
            <text:p>CP_Qp</text:p>
          </table:table-cell>
          <table:table-cell table:formula="of:=[.F66]*100" office:value-type="float" office:value="50" calcext:value-type="float">
            <text:p>50,00</text:p>
          </table:table-cell>
          <table:table-cell table:formula="of:=[.G66]*100" office:value-type="float" office:value="21.9512195122" calcext:value-type="float">
            <text:p>21,95</text:p>
          </table:table-cell>
          <table:table-cell table:formula="of:=[.H66]*100" office:value-type="float" office:value="25" calcext:value-type="float">
            <text:p>25,00</text:p>
          </table:table-cell>
          <table:table-cell table:style-name="Default"/>
          <table:table-cell table:style-name="ce3" table:formula="of:=[.O66]-[.K66]" office:value-type="float" office:value="14.2857142857" calcext:value-type="float">
            <text:p>14,29</text:p>
          </table:table-cell>
          <table:table-cell table:style-name="ce3" table:formula="of:=[.P66]-[.L66]" office:value-type="float" office:value="4.8780487805" calcext:value-type="float">
            <text:p>4,88</text:p>
          </table:table-cell>
          <table:table-cell table:style-name="ce3" table:formula="of:=[.Q66]-[.M66]" office:value-type="float" office:value="10" calcext:value-type="float">
            <text:p>10,0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SDOCK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0.357142857143" calcext:value-type="float">
            <text:p>0,3571428571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table:style-name="ce15" table:formula="of:=[.B67]*100" office:value-type="float" office:value="35.7142857143" calcext:value-type="float">
            <text:p>35,71</text:p>
          </table:table-cell>
          <table:table-cell table:style-name="ce15" table:formula="of:=[.C67]*100" office:value-type="float" office:value="21.9512195122" calcext:value-type="float">
            <text:p>21,95</text:p>
          </table:table-cell>
          <table:table-cell table:style-name="ce15" table:formula="of:=[.D67]*100" office:value-type="float" office:value="15" calcext:value-type="float">
            <text:p>15,00</text:p>
          </table:table-cell>
          <table:table-cell office:value-type="string" calcext:value-type="string">
            <text:p>SDOCK</text:p>
          </table:table-cell>
          <table:table-cell table:formula="of:=[.F67]*100" office:value-type="float" office:value="35.7142857143" calcext:value-type="float">
            <text:p>35,71</text:p>
          </table:table-cell>
          <table:table-cell table:formula="of:=[.G67]*100" office:value-type="float" office:value="21.9512195122" calcext:value-type="float">
            <text:p>21,95</text:p>
          </table:table-cell>
          <table:table-cell table:formula="of:=[.H67]*100" office:value-type="float" office:value="15" calcext:value-type="float">
            <text:p>15,00</text:p>
          </table:table-cell>
          <table:table-cell table:style-name="Default"/>
          <table:table-cell table:style-name="ce3" table:formula="of:=[.O67]-[.K67]" office:value-type="float" office:value="0" calcext:value-type="float">
            <text:p>0,00</text:p>
          </table:table-cell>
          <table:table-cell table:style-name="ce3" table:formula="of:=[.P67]-[.L67]" office:value-type="float" office:value="0" calcext:value-type="float">
            <text:p>0,00</text:p>
          </table:table-cell>
          <table:table-cell table:style-name="ce3" table:formula="of:=[.Q67]-[.M67]" office:value-type="float" office:value="0" calcext:value-type="float">
            <text:p>0,0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table:style-name="ce15" table:formula="of:=[.B68]*100" office:value-type="float" office:value="39.2857142857" calcext:value-type="float">
            <text:p>39,29</text:p>
          </table:table-cell>
          <table:table-cell table:style-name="ce15" table:formula="of:=[.C68]*100" office:value-type="float" office:value="19.512195122" calcext:value-type="float">
            <text:p>19,51</text:p>
          </table:table-cell>
          <table:table-cell table:style-name="ce15" table:formula="of:=[.D68]*100" office:value-type="float" office:value="15" calcext:value-type="float">
            <text:p>15,00</text:p>
          </table:table-cell>
          <table:table-cell office:value-type="string" calcext:value-type="string">
            <text:p>CP_HLPL</text:p>
          </table:table-cell>
          <table:table-cell table:formula="of:=[.F68]*100" office:value-type="float" office:value="50" calcext:value-type="float">
            <text:p>50,00</text:p>
          </table:table-cell>
          <table:table-cell table:formula="of:=[.G68]*100" office:value-type="float" office:value="21.9512195122" calcext:value-type="float">
            <text:p>21,95</text:p>
          </table:table-cell>
          <table:table-cell table:formula="of:=[.H68]*100" office:value-type="float" office:value="15" calcext:value-type="float">
            <text:p>15,00</text:p>
          </table:table-cell>
          <table:table-cell table:style-name="Default"/>
          <table:table-cell table:style-name="ce3" table:formula="of:=[.O68]-[.K68]" office:value-type="float" office:value="10.7142857143" calcext:value-type="float">
            <text:p>10,71</text:p>
          </table:table-cell>
          <table:table-cell table:style-name="ce3" table:formula="of:=[.P68]-[.L68]" office:value-type="float" office:value="2.4390243902" calcext:value-type="float">
            <text:p>2,44</text:p>
          </table:table-cell>
          <table:table-cell table:style-name="ce3" table:formula="of:=[.Q68]-[.M68]" office:value-type="float" office:value="0" calcext:value-type="float">
            <text:p>0,0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style-name="ce15" table:formula="of:=[.B69]*100" office:value-type="float" office:value="39.2857142857" calcext:value-type="float">
            <text:p>39,29</text:p>
          </table:table-cell>
          <table:table-cell table:style-name="ce15" table:formula="of:=[.C69]*100" office:value-type="float" office:value="24.3902439024" calcext:value-type="float">
            <text:p>24,39</text:p>
          </table:table-cell>
          <table:table-cell table:style-name="ce15" table:formula="of:=[.D69]*100" office:value-type="float" office:value="20" calcext:value-type="float">
            <text:p>20,00</text:p>
          </table:table-cell>
          <table:table-cell office:value-type="string" calcext:value-type="string">
            <text:p>CP_TSC</text:p>
          </table:table-cell>
          <table:table-cell table:formula="of:=[.F69]*100" office:value-type="float" office:value="50" calcext:value-type="float">
            <text:p>50,00</text:p>
          </table:table-cell>
          <table:table-cell table:formula="of:=[.G69]*100" office:value-type="float" office:value="21.9512195122" calcext:value-type="float">
            <text:p>21,95</text:p>
          </table:table-cell>
          <table:table-cell table:formula="of:=[.H69]*100" office:value-type="float" office:value="25" calcext:value-type="float">
            <text:p>25,00</text:p>
          </table:table-cell>
          <table:table-cell table:style-name="Default"/>
          <table:table-cell table:style-name="ce3" table:formula="of:=[.O69]-[.K69]" office:value-type="float" office:value="10.7142857143" calcext:value-type="float">
            <text:p>10,71</text:p>
          </table:table-cell>
          <table:table-cell table:style-name="ce3" table:formula="of:=[.P69]-[.L69]" office:value-type="float" office:value="-2.4390243902" calcext:value-type="float">
            <text:p>-2,44</text:p>
          </table:table-cell>
          <table:table-cell table:style-name="ce3" table:formula="of:=[.Q69]-[.M69]" office:value-type="float" office:value="5" calcext:value-type="float">
            <text:p>5,0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AP_T1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0.428571428571" calcext:value-type="float">
            <text:p>0,4285714286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style-name="ce15" table:formula="of:=[.B70]*100" office:value-type="float" office:value="32.1428571429" calcext:value-type="float">
            <text:p>32,14</text:p>
          </table:table-cell>
          <table:table-cell table:style-name="ce15" table:formula="of:=[.C70]*100" office:value-type="float" office:value="26.8292682927" calcext:value-type="float">
            <text:p>26,83</text:p>
          </table:table-cell>
          <table:table-cell table:style-name="ce15" table:formula="of:=[.D70]*100" office:value-type="float" office:value="20" calcext:value-type="float">
            <text:p>20,00</text:p>
          </table:table-cell>
          <table:table-cell office:value-type="string" calcext:value-type="string">
            <text:p>AP_T1</text:p>
          </table:table-cell>
          <table:table-cell table:formula="of:=[.F70]*100" office:value-type="float" office:value="42.8571428571" calcext:value-type="float">
            <text:p>42,86</text:p>
          </table:table-cell>
          <table:table-cell table:formula="of:=[.G70]*100" office:value-type="float" office:value="19.512195122" calcext:value-type="float">
            <text:p>19,51</text:p>
          </table:table-cell>
          <table:table-cell table:formula="of:=[.H70]*100" office:value-type="float" office:value="20" calcext:value-type="float">
            <text:p>20,00</text:p>
          </table:table-cell>
          <table:table-cell table:style-name="Default"/>
          <table:table-cell table:style-name="ce3" table:formula="of:=[.O70]-[.K70]" office:value-type="float" office:value="10.7142857142" calcext:value-type="float">
            <text:p>10,71</text:p>
          </table:table-cell>
          <table:table-cell table:style-name="ce3" table:formula="of:=[.P70]-[.L70]" office:value-type="float" office:value="-7.3170731707" calcext:value-type="float">
            <text:p>-7,32</text:p>
          </table:table-cell>
          <table:table-cell table:style-name="ce3" table:formula="of:=[.Q70]-[.M70]" office:value-type="float" office:value="0" calcext:value-type="float">
            <text:p>0,0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0.321428571429" calcext:value-type="float">
            <text:p>0,3214285714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style-name="ce15" table:formula="of:=[.B71]*100" office:value-type="float" office:value="28.5714285714" calcext:value-type="float">
            <text:p>28,57</text:p>
          </table:table-cell>
          <table:table-cell table:style-name="ce15" table:formula="of:=[.C71]*100" office:value-type="float" office:value="26.8292682927" calcext:value-type="float">
            <text:p>26,83</text:p>
          </table:table-cell>
          <table:table-cell table:style-name="ce15" table:formula="of:=[.D71]*100" office:value-type="float" office:value="25" calcext:value-type="float">
            <text:p>25,00</text:p>
          </table:table-cell>
          <table:table-cell office:value-type="string" calcext:value-type="string">
            <text:p>AP_T2</text:p>
          </table:table-cell>
          <table:table-cell table:formula="of:=[.F71]*100" office:value-type="float" office:value="32.1428571429" calcext:value-type="float">
            <text:p>32,14</text:p>
          </table:table-cell>
          <table:table-cell table:formula="of:=[.G71]*100" office:value-type="float" office:value="19.512195122" calcext:value-type="float">
            <text:p>19,51</text:p>
          </table:table-cell>
          <table:table-cell table:formula="of:=[.H71]*100" office:value-type="float" office:value="20" calcext:value-type="float">
            <text:p>20,00</text:p>
          </table:table-cell>
          <table:table-cell table:style-name="Default"/>
          <table:table-cell table:style-name="ce3" table:formula="of:=[.O71]-[.K71]" office:value-type="float" office:value="3.5714285715" calcext:value-type="float">
            <text:p>3,57</text:p>
          </table:table-cell>
          <table:table-cell table:style-name="ce3" table:formula="of:=[.P71]-[.L71]" office:value-type="float" office:value="-7.3170731707" calcext:value-type="float">
            <text:p>-7,32</text:p>
          </table:table-cell>
          <table:table-cell table:style-name="ce3" table:formula="of:=[.Q71]-[.M71]" office:value-type="float" office:value="-5" calcext:value-type="float">
            <text:p>-5,0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535714285714" calcext:value-type="float">
            <text:p>0,5357142857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0.607142857143" calcext:value-type="float">
            <text:p>0,6071428571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35" calcext:value-type="float">
            <text:p>0,35</text:p>
          </table:table-cell>
          <table:table-cell table:number-columns-repeated="2"/>
          <table:table-cell table:style-name="ce15" table:formula="of:=[.B72]*100" office:value-type="float" office:value="53.5714285714" calcext:value-type="float">
            <text:p>53,57</text:p>
          </table:table-cell>
          <table:table-cell table:style-name="ce15" table:formula="of:=[.C72]*100" office:value-type="float" office:value="26.8292682927" calcext:value-type="float">
            <text:p>26,83</text:p>
          </table:table-cell>
          <table:table-cell table:style-name="ce15" table:formula="of:=[.D72]*100" office:value-type="float" office:value="30" calcext:value-type="float">
            <text:p>30,00</text:p>
          </table:table-cell>
          <table:table-cell office:value-type="string" calcext:value-type="string">
            <text:p>AP_PISA</text:p>
          </table:table-cell>
          <table:table-cell table:formula="of:=[.F72]*100" office:value-type="float" office:value="60.7142857143" calcext:value-type="float">
            <text:p>60,71</text:p>
          </table:table-cell>
          <table:table-cell table:formula="of:=[.G72]*100" office:value-type="float" office:value="21.9512195122" calcext:value-type="float">
            <text:p>21,95</text:p>
          </table:table-cell>
          <table:table-cell table:formula="of:=[.H72]*100" office:value-type="float" office:value="35" calcext:value-type="float">
            <text:p>35,00</text:p>
          </table:table-cell>
          <table:table-cell table:style-name="Default"/>
          <table:table-cell table:style-name="ce3" table:formula="of:=[.O72]-[.K72]" office:value-type="float" office:value="7.14285714289999" calcext:value-type="float">
            <text:p>7,14</text:p>
          </table:table-cell>
          <table:table-cell table:style-name="ce3" table:formula="of:=[.P72]-[.L72]" office:value-type="float" office:value="-4.8780487805" calcext:value-type="float">
            <text:p>-4,88</text:p>
          </table:table-cell>
          <table:table-cell table:style-name="ce3" table:formula="of:=[.Q72]-[.M72]" office:value-type="float" office:value="5" calcext:value-type="float">
            <text:p>5,0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table:number-columns-repeated="10"/>
          <table:table-cell table:style-name="ce14" table:number-columns-repeated="7"/>
          <table:table-cell table:style-name="Default" table:number-columns-repeated="2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4"/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9">
          <table:table-cell table:number-columns-repeated="14"/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1" table:number-rows-repeated="4">
          <table:table-cell table:number-columns-repeated="14"/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normal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op500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Gain/loss in success rate</text:p>
          </table:table-cell>
          <table:covered-table-cell table:number-columns-repeated="2"/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normal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top500</text:p>
          </table:table-cell>
          <table:covered-table-cell/>
          <table:covered-table-cell table:style-name="Default"/>
          <table:table-cell table:style-name="Default"/>
          <table:table-cell table:style-name="ce1" office:value-type="string" calcext:value-type="string" table:number-columns-spanned="3" table:number-rows-spanned="1">
            <text:p>Gain/loss in success rate</text:p>
          </table:table-cell>
          <table:covered-table-cell table:number-columns-repeated="2" table:style-name="Default"/>
          <table:table-cell table:number-columns-repeated="6"/>
        </table:table-row>
        <table:table-row table:style-name="ro2">
          <table:table-cell office:value-type="string" calcext:value-type="string">
            <text:p>PYDOCK_TOT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03409090909" calcext:value-type="float">
            <text:p>0,4034090909</text:p>
          </table:table-cell>
          <table:table-cell/>
          <table:table-cell office:value-type="float" office:value="0.0568181818182" calcext:value-type="float">
            <text:p>0,0568181818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09090909091" calcext:value-type="float">
            <text:p>0,4090909091</text:p>
          </table:table-cell>
          <table:table-cell/>
          <table:table-cell table:formula="of:=[.F90]-[.B90]" office:value-type="float" office:value="0" calcext:value-type="float">
            <text:p>0</text:p>
          </table:table-cell>
          <table:table-cell table:formula="of:=[.G90]-[.C90]" office:value-type="float" office:value="0" calcext:value-type="float">
            <text:p>0</text:p>
          </table:table-cell>
          <table:table-cell table:formula="of:=[.H90]-[.D90]" office:value-type="float" office:value="0.00568181818199998" calcext:value-type="float">
            <text:p>0,0056818182</text:p>
          </table:table-cell>
          <table:table-cell table:number-columns-repeated="2"/>
          <table:table-cell table:style-name="ce14" office:value-type="string" calcext:value-type="string">
            <text:p>Top1</text:p>
          </table:table-cell>
          <table:table-cell table:style-name="ce14" office:value-type="string" calcext:value-type="string">
            <text:p>Top10</text:p>
          </table:table-cell>
          <table:table-cell table:style-name="ce14" office:value-type="string" calcext:value-type="string">
            <text:p>Top100</text:p>
          </table:table-cell>
          <table:table-cell table:style-name="ce14"/>
          <table:table-cell table:style-name="ce14" office:value-type="string" calcext:value-type="string">
            <text:p>Top1</text:p>
          </table:table-cell>
          <table:table-cell table:style-name="ce14" office:value-type="string" calcext:value-type="string">
            <text:p>Top10</text:p>
          </table:table-cell>
          <table:table-cell table:style-name="ce14" office:value-type="string" calcext:value-type="string">
            <text:p>Top100</text:p>
          </table:table-cell>
          <table:table-cell table:style-name="ce14"/>
          <table:table-cell table:style-name="ce14" office:value-type="string" calcext:value-type="string">
            <text:p>Top1</text:p>
          </table:table-cell>
          <table:table-cell table:style-name="ce14" office:value-type="string" calcext:value-type="string">
            <text:p>Top10</text:p>
          </table:table-cell>
          <table:table-cell table:style-name="ce14" office:value-type="string" calcext:value-type="string">
            <text:p>Top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_DCOMPLEX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119318181818" calcext:value-type="float">
            <text:p>0,1193181818</text:p>
          </table:table-cell>
          <table:table-cell office:value-type="float" office:value="0.329545454545" calcext:value-type="float">
            <text:p>0,3295454545</text:p>
          </table:table-cell>
          <table:table-cell/>
          <table:table-cell office:value-type="float" office:value="0.0454545454545" calcext:value-type="float">
            <text:p>0,0454545455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420454545455" calcext:value-type="float">
            <text:p>0,4204545455</text:p>
          </table:table-cell>
          <table:table-cell/>
          <table:table-cell table:formula="of:=[.F91]-[.B91]" office:value-type="float" office:value="0.0056818181818" calcext:value-type="float">
            <text:p>0,0056818182</text:p>
          </table:table-cell>
          <table:table-cell table:formula="of:=[.G91]-[.C91]" office:value-type="float" office:value="0.068181818182" calcext:value-type="float">
            <text:p>0,0681818182</text:p>
          </table:table-cell>
          <table:table-cell table:formula="of:=[.H91]-[.D91]" office:value-type="float" office:value="0.09090909091" calcext:value-type="float">
            <text:p>0,0909090909</text:p>
          </table:table-cell>
          <table:table-cell/>
          <table:table-cell office:value-type="string" calcext:value-type="string">
            <text:p>PYDOCK_TOT</text:p>
          </table:table-cell>
          <table:table-cell table:formula="of:=[.B90]*100" office:value-type="float" office:value="5.68181818182" calcext:value-type="float">
            <text:p>5,68</text:p>
          </table:table-cell>
          <table:table-cell table:formula="of:=[.C90]*100" office:value-type="float" office:value="18.1818181818" calcext:value-type="float">
            <text:p>18,18</text:p>
          </table:table-cell>
          <table:table-cell table:formula="of:=[.D90]*100" office:value-type="float" office:value="40.3409090909" calcext:value-type="float">
            <text:p>40,34</text:p>
          </table:table-cell>
          <table:table-cell/>
          <table:table-cell table:formula="of:=[.F90]*100" office:value-type="float" office:value="5.68181818182" calcext:value-type="float">
            <text:p>5,68</text:p>
          </table:table-cell>
          <table:table-cell table:style-name="ce15" table:formula="of:=[.G90]*100" office:value-type="float" office:value="18.1818181818" calcext:value-type="float">
            <text:p>18,18</text:p>
          </table:table-cell>
          <table:table-cell table:formula="of:=[.H90]*100" office:value-type="float" office:value="40.9090909091" calcext:value-type="float">
            <text:p>40,91</text:p>
          </table:table-cell>
          <table:table-cell/>
          <table:table-cell table:formula="of:=[.J90]*100" office:value-type="float" office:value="0" calcext:value-type="float">
            <text:p>0,00</text:p>
          </table:table-cell>
          <table:table-cell table:formula="of:=[.K90]*100" office:value-type="float" office:value="0" calcext:value-type="float">
            <text:p>0,00</text:p>
          </table:table-cell>
          <table:table-cell table:formula="of:=[.L90]*100" office:value-type="float" office:value="0.568181818199998" calcext:value-type="float">
            <text:p>0,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RMFCEN2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07954545455" calcext:value-type="float">
            <text:p>0,1079545455</text:p>
          </table:table-cell>
          <table:table-cell office:value-type="float" office:value="0.261363636364" calcext:value-type="float">
            <text:p>0,2613636364</text:p>
          </table:table-cell>
          <table:table-cell/>
          <table:table-cell office:value-type="float" office:value="0.0681818181818" calcext:value-type="float">
            <text:p>0,0681818182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443181818182" calcext:value-type="float">
            <text:p>0,4431818182</text:p>
          </table:table-cell>
          <table:table-cell/>
          <table:table-cell table:formula="of:=[.F92]-[.B92]" office:value-type="float" office:value="0.0397727272727" calcext:value-type="float">
            <text:p>0,0397727273</text:p>
          </table:table-cell>
          <table:table-cell table:formula="of:=[.G92]-[.C92]" office:value-type="float" office:value="0.079545454545" calcext:value-type="float">
            <text:p>0,0795454545</text:p>
          </table:table-cell>
          <table:table-cell table:formula="of:=[.H92]-[.D92]" office:value-type="float" office:value="0.181818181818" calcext:value-type="float">
            <text:p>0,1818181818</text:p>
          </table:table-cell>
          <table:table-cell/>
          <table:table-cell office:value-type="string" calcext:value-type="string">
            <text:p>AP_DCOMPLEX</text:p>
          </table:table-cell>
          <table:table-cell table:formula="of:=[.B91]*100" office:value-type="float" office:value="3.97727272727" calcext:value-type="float">
            <text:p>3,98</text:p>
          </table:table-cell>
          <table:table-cell table:formula="of:=[.C91]*100" office:value-type="float" office:value="11.9318181818" calcext:value-type="float">
            <text:p>11,93</text:p>
          </table:table-cell>
          <table:table-cell table:formula="of:=[.D91]*100" office:value-type="float" office:value="32.9545454545" calcext:value-type="float">
            <text:p>32,95</text:p>
          </table:table-cell>
          <table:table-cell/>
          <table:table-cell table:formula="of:=[.F91]*100" office:value-type="float" office:value="4.54545454545" calcext:value-type="float">
            <text:p>4,55</text:p>
          </table:table-cell>
          <table:table-cell table:style-name="ce15" table:formula="of:=[.G91]*100" office:value-type="float" office:value="18.75" calcext:value-type="float">
            <text:p>18,75</text:p>
          </table:table-cell>
          <table:table-cell table:formula="of:=[.H91]*100" office:value-type="float" office:value="42.0454545455" calcext:value-type="float">
            <text:p>42,05</text:p>
          </table:table-cell>
          <table:table-cell/>
          <table:table-cell table:formula="of:=[.J91]*100" office:value-type="float" office:value="0.56818181818" calcext:value-type="float">
            <text:p>0,57</text:p>
          </table:table-cell>
          <table:table-cell table:formula="of:=[.K91]*100" office:value-type="float" office:value="6.8181818182" calcext:value-type="float">
            <text:p>6,82</text:p>
          </table:table-cell>
          <table:table-cell table:formula="of:=[.L91]*100" office:value-type="float" office:value="9.090909091" calcext:value-type="float">
            <text:p>9,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TB</text:p>
          </table:table-cell>
          <table:table-cell office:value-type="float" office:value="0.0227272727273" calcext:value-type="float">
            <text:p>0,0227272727</text:p>
          </table:table-cell>
          <table:table-cell office:value-type="float" office:value="0.176136363636" calcext:value-type="float">
            <text:p>0,1761363636</text:p>
          </table:table-cell>
          <table:table-cell office:value-type="float" office:value="0.414772727273" calcext:value-type="float">
            <text:p>0,4147727273</text:p>
          </table:table-cell>
          <table:table-cell/>
          <table:table-cell office:value-type="float" office:value="0.0284090909091" calcext:value-type="float">
            <text:p>0,0284090909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482954545455" calcext:value-type="float">
            <text:p>0,4829545455</text:p>
          </table:table-cell>
          <table:table-cell/>
          <table:table-cell table:formula="of:=[.F93]-[.B93]" office:value-type="float" office:value="0.0056818181818" calcext:value-type="float">
            <text:p>0,0056818182</text:p>
          </table:table-cell>
          <table:table-cell table:formula="of:=[.G93]-[.C93]" office:value-type="float" office:value="0.011363636364" calcext:value-type="float">
            <text:p>0,0113636364</text:p>
          </table:table-cell>
          <table:table-cell table:formula="of:=[.H93]-[.D93]" office:value-type="float" office:value="0.068181818182" calcext:value-type="float">
            <text:p>0,0681818182</text:p>
          </table:table-cell>
          <table:table-cell/>
          <table:table-cell office:value-type="string" calcext:value-type="string">
            <text:p>CP_RMFCEN2</text:p>
          </table:table-cell>
          <table:table-cell table:formula="of:=[.B92]*100" office:value-type="float" office:value="2.84090909091" calcext:value-type="float">
            <text:p>2,84</text:p>
          </table:table-cell>
          <table:table-cell table:formula="of:=[.C92]*100" office:value-type="float" office:value="10.7954545455" calcext:value-type="float">
            <text:p>10,80</text:p>
          </table:table-cell>
          <table:table-cell table:formula="of:=[.D92]*100" office:value-type="float" office:value="26.1363636364" calcext:value-type="float">
            <text:p>26,14</text:p>
          </table:table-cell>
          <table:table-cell/>
          <table:table-cell table:formula="of:=[.F92]*100" office:value-type="float" office:value="6.81818181818" calcext:value-type="float">
            <text:p>6,82</text:p>
          </table:table-cell>
          <table:table-cell table:style-name="ce15" table:formula="of:=[.G92]*100" office:value-type="float" office:value="18.75" calcext:value-type="float">
            <text:p>18,75</text:p>
          </table:table-cell>
          <table:table-cell table:formula="of:=[.H92]*100" office:value-type="float" office:value="44.3181818182" calcext:value-type="float">
            <text:p>44,32</text:p>
          </table:table-cell>
          <table:table-cell/>
          <table:table-cell table:formula="of:=[.J92]*100" office:value-type="float" office:value="3.97727272727" calcext:value-type="float">
            <text:p>3,98</text:p>
          </table:table-cell>
          <table:table-cell table:formula="of:=[.K92]*100" office:value-type="float" office:value="7.9545454545" calcext:value-type="float">
            <text:p>7,95</text:p>
          </table:table-cell>
          <table:table-cell table:formula="of:=[.L92]*100" office:value-type="float" office:value="18.1818181818" calcext:value-type="float">
            <text:p>18,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SKOIP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136363636364" calcext:value-type="float">
            <text:p>0,1363636364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float" office:value="0.0397727272727" calcext:value-type="float">
            <text:p>0,0397727273</text:p>
          </table:table-cell>
          <table:table-cell office:value-type="float" office:value="0.193181818182" calcext:value-type="float">
            <text:p>0,1931818182</text:p>
          </table:table-cell>
          <table:table-cell office:value-type="float" office:value="0.426136363636" calcext:value-type="float">
            <text:p>0,4261363636</text:p>
          </table:table-cell>
          <table:table-cell/>
          <table:table-cell table:formula="of:=[.F94]-[.B94]" office:value-type="float" office:value="-0.0113636363637" calcext:value-type="float">
            <text:p>-0,0113636364</text:p>
          </table:table-cell>
          <table:table-cell table:formula="of:=[.G94]-[.C94]" office:value-type="float" office:value="0.056818181818" calcext:value-type="float">
            <text:p>0,0568181818</text:p>
          </table:table-cell>
          <table:table-cell table:formula="of:=[.H94]-[.D94]" office:value-type="float" office:value="0.028409090909" calcext:value-type="float">
            <text:p>0,0284090909</text:p>
          </table:table-cell>
          <table:table-cell/>
          <table:table-cell office:value-type="string" calcext:value-type="string">
            <text:p>CP_TB</text:p>
          </table:table-cell>
          <table:table-cell table:formula="of:=[.B93]*100" office:value-type="float" office:value="2.27272727273" calcext:value-type="float">
            <text:p>2,27</text:p>
          </table:table-cell>
          <table:table-cell table:formula="of:=[.C93]*100" office:value-type="float" office:value="17.6136363636" calcext:value-type="float">
            <text:p>17,61</text:p>
          </table:table-cell>
          <table:table-cell table:formula="of:=[.D93]*100" office:value-type="float" office:value="41.4772727273" calcext:value-type="float">
            <text:p>41,48</text:p>
          </table:table-cell>
          <table:table-cell/>
          <table:table-cell table:formula="of:=[.F93]*100" office:value-type="float" office:value="2.84090909091" calcext:value-type="float">
            <text:p>2,84</text:p>
          </table:table-cell>
          <table:table-cell table:style-name="ce15" table:formula="of:=[.G93]*100" office:value-type="float" office:value="18.75" calcext:value-type="float">
            <text:p>18,75</text:p>
          </table:table-cell>
          <table:table-cell table:formula="of:=[.H93]*100" office:value-type="float" office:value="48.2954545455" calcext:value-type="float">
            <text:p>48,30</text:p>
          </table:table-cell>
          <table:table-cell/>
          <table:table-cell table:formula="of:=[.J93]*100" office:value-type="float" office:value="0.56818181818" calcext:value-type="float">
            <text:p>0,57</text:p>
          </table:table-cell>
          <table:table-cell table:formula="of:=[.K93]*100" office:value-type="float" office:value="1.1363636364" calcext:value-type="float">
            <text:p>1,14</text:p>
          </table:table-cell>
          <table:table-cell table:formula="of:=[.L93]*100" office:value-type="float" office:value="6.8181818182" calcext:value-type="float">
            <text:p>6,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_GOAP_DF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59090909091" calcext:value-type="float">
            <text:p>0,1590909091</text:p>
          </table:table-cell>
          <table:table-cell office:value-type="float" office:value="0.3125" calcext:value-type="float">
            <text:p>0,3125</text:p>
          </table:table-cell>
          <table:table-cell/>
          <table:table-cell office:value-type="float" office:value="0.0738636363636" calcext:value-type="float">
            <text:p>0,0738636364</text:p>
          </table:table-cell>
          <table:table-cell office:value-type="float" office:value="0.193181818182" calcext:value-type="float">
            <text:p>0,1931818182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table:formula="of:=[.F95]-[.B95]" office:value-type="float" office:value="0.0170454545454" calcext:value-type="float">
            <text:p>0,0170454545</text:p>
          </table:table-cell>
          <table:table-cell table:formula="of:=[.G95]-[.C95]" office:value-type="float" office:value="0.034090909091" calcext:value-type="float">
            <text:p>0,0340909091</text:p>
          </table:table-cell>
          <table:table-cell table:formula="of:=[.H95]-[.D95]" office:value-type="float" office:value="0.142045454545" calcext:value-type="float">
            <text:p>0,1420454545</text:p>
          </table:table-cell>
          <table:table-cell/>
          <table:table-cell office:value-type="string" calcext:value-type="string">
            <text:p>CP_SKOIP</text:p>
          </table:table-cell>
          <table:table-cell table:formula="of:=[.B94]*100" office:value-type="float" office:value="5.11363636364" calcext:value-type="float">
            <text:p>5,11</text:p>
          </table:table-cell>
          <table:table-cell table:formula="of:=[.C94]*100" office:value-type="float" office:value="13.6363636364" calcext:value-type="float">
            <text:p>13,64</text:p>
          </table:table-cell>
          <table:table-cell table:formula="of:=[.D94]*100" office:value-type="float" office:value="39.7727272727" calcext:value-type="float">
            <text:p>39,77</text:p>
          </table:table-cell>
          <table:table-cell/>
          <table:table-cell table:formula="of:=[.F94]*100" office:value-type="float" office:value="3.97727272727" calcext:value-type="float">
            <text:p>3,98</text:p>
          </table:table-cell>
          <table:table-cell table:style-name="ce15" table:formula="of:=[.G94]*100" office:value-type="float" office:value="19.3181818182" calcext:value-type="float">
            <text:p>19,32</text:p>
          </table:table-cell>
          <table:table-cell table:formula="of:=[.H94]*100" office:value-type="float" office:value="42.6136363636" calcext:value-type="float">
            <text:p>42,61</text:p>
          </table:table-cell>
          <table:table-cell/>
          <table:table-cell table:formula="of:=[.J94]*100" office:value-type="float" office:value="-1.13636363637" calcext:value-type="float">
            <text:p>-1,14</text:p>
          </table:table-cell>
          <table:table-cell table:formula="of:=[.K94]*100" office:value-type="float" office:value="5.6818181818" calcext:value-type="float">
            <text:p>5,68</text:p>
          </table:table-cell>
          <table:table-cell table:formula="of:=[.L94]*100" office:value-type="float" office:value="2.8409090909" calcext:value-type="float">
            <text:p>2,8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TS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89772727273" calcext:value-type="float">
            <text:p>0,2897727273</text:p>
          </table:table-cell>
          <table:table-cell/>
          <table:table-cell office:value-type="float" office:value="0.0511363636364" calcext:value-type="float">
            <text:p>0,0511363636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414772727273" calcext:value-type="float">
            <text:p>0,4147727273</text:p>
          </table:table-cell>
          <table:table-cell/>
          <table:table-cell table:formula="of:=[.F96]-[.B96]" office:value-type="float" office:value="0.0170454545455" calcext:value-type="float">
            <text:p>0,0170454545</text:p>
          </table:table-cell>
          <table:table-cell table:formula="of:=[.G96]-[.C96]" office:value-type="float" office:value="0.1136363636367" calcext:value-type="float">
            <text:p>0,1136363636</text:p>
          </table:table-cell>
          <table:table-cell table:formula="of:=[.H96]-[.D96]" office:value-type="float" office:value="0.125" calcext:value-type="float">
            <text:p>0,125</text:p>
          </table:table-cell>
          <table:table-cell/>
          <table:table-cell office:value-type="string" calcext:value-type="string">
            <text:p>AP_GOAP_DF</text:p>
          </table:table-cell>
          <table:table-cell table:formula="of:=[.B95]*100" office:value-type="float" office:value="5.68181818182" calcext:value-type="float">
            <text:p>5,68</text:p>
          </table:table-cell>
          <table:table-cell table:formula="of:=[.C95]*100" office:value-type="float" office:value="15.9090909091" calcext:value-type="float">
            <text:p>15,91</text:p>
          </table:table-cell>
          <table:table-cell table:formula="of:=[.D95]*100" office:value-type="float" office:value="31.25" calcext:value-type="float">
            <text:p>31,25</text:p>
          </table:table-cell>
          <table:table-cell/>
          <table:table-cell table:formula="of:=[.F95]*100" office:value-type="float" office:value="7.38636363636" calcext:value-type="float">
            <text:p>7,39</text:p>
          </table:table-cell>
          <table:table-cell table:style-name="ce15" table:formula="of:=[.G95]*100" office:value-type="float" office:value="19.3181818182" calcext:value-type="float">
            <text:p>19,32</text:p>
          </table:table-cell>
          <table:table-cell table:formula="of:=[.H95]*100" office:value-type="float" office:value="45.4545454545" calcext:value-type="float">
            <text:p>45,45</text:p>
          </table:table-cell>
          <table:table-cell/>
          <table:table-cell table:formula="of:=[.J95]*100" office:value-type="float" office:value="1.70454545454" calcext:value-type="float">
            <text:p>1,70</text:p>
          </table:table-cell>
          <table:table-cell table:formula="of:=[.K95]*100" office:value-type="float" office:value="3.4090909091" calcext:value-type="float">
            <text:p>3,41</text:p>
          </table:table-cell>
          <table:table-cell table:formula="of:=[.L95]*100" office:value-type="float" office:value="14.2045454545" calcext:value-type="float">
            <text:p>14,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float" office:value="0.0625" calcext:value-type="float">
            <text:p>0,0625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426136363636" calcext:value-type="float">
            <text:p>0,4261363636</text:p>
          </table:table-cell>
          <table:table-cell/>
          <table:table-cell table:formula="of:=[.F97]-[.B97]" office:value-type="float" office:value="0.0340909090909" calcext:value-type="float">
            <text:p>0,0340909091</text:p>
          </table:table-cell>
          <table:table-cell table:formula="of:=[.G97]-[.C97]" office:value-type="float" office:value="0.051136363637" calcext:value-type="float">
            <text:p>0,0511363636</text:p>
          </table:table-cell>
          <table:table-cell table:formula="of:=[.H97]-[.D97]" office:value-type="float" office:value="0.0625" calcext:value-type="float">
            <text:p>0,0625</text:p>
          </table:table-cell>
          <table:table-cell/>
          <table:table-cell office:value-type="string" calcext:value-type="string">
            <text:p>CP_TS</text:p>
          </table:table-cell>
          <table:table-cell table:formula="of:=[.B96]*100" office:value-type="float" office:value="3.40909090909" calcext:value-type="float">
            <text:p>3,41</text:p>
          </table:table-cell>
          <table:table-cell table:formula="of:=[.C96]*100" office:value-type="float" office:value="8.52272727273" calcext:value-type="float">
            <text:p>8,52</text:p>
          </table:table-cell>
          <table:table-cell table:formula="of:=[.D96]*100" office:value-type="float" office:value="28.9772727273" calcext:value-type="float">
            <text:p>28,98</text:p>
          </table:table-cell>
          <table:table-cell/>
          <table:table-cell table:formula="of:=[.F96]*100" office:value-type="float" office:value="5.11363636364" calcext:value-type="float">
            <text:p>5,11</text:p>
          </table:table-cell>
          <table:table-cell table:style-name="ce15" table:formula="of:=[.G96]*100" office:value-type="float" office:value="19.8863636364" calcext:value-type="float">
            <text:p>19,89</text:p>
          </table:table-cell>
          <table:table-cell table:formula="of:=[.H96]*100" office:value-type="float" office:value="41.4772727273" calcext:value-type="float">
            <text:p>41,48</text:p>
          </table:table-cell>
          <table:table-cell/>
          <table:table-cell table:formula="of:=[.J96]*100" office:value-type="float" office:value="1.70454545455" calcext:value-type="float">
            <text:p>1,70</text:p>
          </table:table-cell>
          <table:table-cell table:formula="of:=[.K96]*100" office:value-type="float" office:value="11.36363636367" calcext:value-type="float">
            <text:p>11,36</text:p>
          </table:table-cell>
          <table:table-cell table:formula="of:=[.L96]*100" office:value-type="float" office:value="12.5" calcext:value-type="float">
            <text:p>12,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TD</text:p>
          </table:table-cell>
          <table:table-cell office:value-type="float" office:value="0.0170454545455" calcext:value-type="float">
            <text:p>0,0170454545</text:p>
          </table:table-cell>
          <table:table-cell office:value-type="float" office:value="0.130681818182" calcext:value-type="float">
            <text:p>0,1306818182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float" office:value="0.0454545454545" calcext:value-type="float">
            <text:p>0,0454545455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426136363636" calcext:value-type="float">
            <text:p>0,4261363636</text:p>
          </table:table-cell>
          <table:table-cell/>
          <table:table-cell table:formula="of:=[.F98]-[.B98]" office:value-type="float" office:value="0.028409090909" calcext:value-type="float">
            <text:p>0,0284090909</text:p>
          </table:table-cell>
          <table:table-cell table:formula="of:=[.G98]-[.C98]" office:value-type="float" office:value="0.068181818182" calcext:value-type="float">
            <text:p>0,0681818182</text:p>
          </table:table-cell>
          <table:table-cell table:formula="of:=[.H98]-[.D98]" office:value-type="float" office:value="0.0625" calcext:value-type="float">
            <text:p>0,0625</text:p>
          </table:table-cell>
          <table:table-cell/>
          <table:table-cell office:value-type="string" calcext:value-type="string">
            <text:p>AP_T2</text:p>
          </table:table-cell>
          <table:table-cell table:formula="of:=[.B97]*100" office:value-type="float" office:value="2.84090909091" calcext:value-type="float">
            <text:p>2,84</text:p>
          </table:table-cell>
          <table:table-cell table:formula="of:=[.C97]*100" office:value-type="float" office:value="14.7727272727" calcext:value-type="float">
            <text:p>14,77</text:p>
          </table:table-cell>
          <table:table-cell table:formula="of:=[.D97]*100" office:value-type="float" office:value="36.3636363636" calcext:value-type="float">
            <text:p>36,36</text:p>
          </table:table-cell>
          <table:table-cell/>
          <table:table-cell table:formula="of:=[.F97]*100" office:value-type="float" office:value="6.25" calcext:value-type="float">
            <text:p>6,25</text:p>
          </table:table-cell>
          <table:table-cell table:style-name="ce15" table:formula="of:=[.G97]*100" office:value-type="float" office:value="19.8863636364" calcext:value-type="float">
            <text:p>19,89</text:p>
          </table:table-cell>
          <table:table-cell table:formula="of:=[.H97]*100" office:value-type="float" office:value="42.6136363636" calcext:value-type="float">
            <text:p>42,61</text:p>
          </table:table-cell>
          <table:table-cell/>
          <table:table-cell table:formula="of:=[.J97]*100" office:value-type="float" office:value="3.40909090909" calcext:value-type="float">
            <text:p>3,41</text:p>
          </table:table-cell>
          <table:table-cell table:formula="of:=[.K97]*100" office:value-type="float" office:value="5.1136363637" calcext:value-type="float">
            <text:p>5,11</text:p>
          </table:table-cell>
          <table:table-cell table:formula="of:=[.L97]*100" office:value-type="float" office:value="6.25" calcext:value-type="float">
            <text:p>6,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_dDFIRE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346590909091" calcext:value-type="float">
            <text:p>0,3465909091</text:p>
          </table:table-cell>
          <table:table-cell/>
          <table:table-cell office:value-type="float" office:value="0.0568181818182" calcext:value-type="float">
            <text:p>0,0568181818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443181818182" calcext:value-type="float">
            <text:p>0,4431818182</text:p>
          </table:table-cell>
          <table:table-cell/>
          <table:table-cell table:formula="of:=[.F99]-[.B99]" office:value-type="float" office:value="0.0113636363637" calcext:value-type="float">
            <text:p>0,0113636364</text:p>
          </table:table-cell>
          <table:table-cell table:formula="of:=[.G99]-[.C99]" office:value-type="float" office:value="0.051136363637" calcext:value-type="float">
            <text:p>0,0511363636</text:p>
          </table:table-cell>
          <table:table-cell table:formula="of:=[.H99]-[.D99]" office:value-type="float" office:value="0.096590909091" calcext:value-type="float">
            <text:p>0,0965909091</text:p>
          </table:table-cell>
          <table:table-cell/>
          <table:table-cell office:value-type="string" calcext:value-type="string">
            <text:p>CP_TD</text:p>
          </table:table-cell>
          <table:table-cell table:formula="of:=[.B98]*100" office:value-type="float" office:value="1.70454545455" calcext:value-type="float">
            <text:p>1,70</text:p>
          </table:table-cell>
          <table:table-cell table:formula="of:=[.C98]*100" office:value-type="float" office:value="13.0681818182" calcext:value-type="float">
            <text:p>13,07</text:p>
          </table:table-cell>
          <table:table-cell table:formula="of:=[.D98]*100" office:value-type="float" office:value="36.3636363636" calcext:value-type="float">
            <text:p>36,36</text:p>
          </table:table-cell>
          <table:table-cell/>
          <table:table-cell table:formula="of:=[.F98]*100" office:value-type="float" office:value="4.54545454545" calcext:value-type="float">
            <text:p>4,55</text:p>
          </table:table-cell>
          <table:table-cell table:style-name="ce15" table:formula="of:=[.G98]*100" office:value-type="float" office:value="19.8863636364" calcext:value-type="float">
            <text:p>19,89</text:p>
          </table:table-cell>
          <table:table-cell table:formula="of:=[.H98]*100" office:value-type="float" office:value="42.6136363636" calcext:value-type="float">
            <text:p>42,61</text:p>
          </table:table-cell>
          <table:table-cell/>
          <table:table-cell table:formula="of:=[.J98]*100" office:value-type="float" office:value="2.8409090909" calcext:value-type="float">
            <text:p>2,84</text:p>
          </table:table-cell>
          <table:table-cell table:formula="of:=[.K98]*100" office:value-type="float" office:value="6.8181818182" calcext:value-type="float">
            <text:p>6,82</text:p>
          </table:table-cell>
          <table:table-cell table:formula="of:=[.L98]*100" office:value-type="float" office:value="6.25" calcext:value-type="float">
            <text:p>6,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MJ2h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130681818182" calcext:value-type="float">
            <text:p>0,1306818182</text:p>
          </table:table-cell>
          <table:table-cell office:value-type="float" office:value="0.329545454545" calcext:value-type="float">
            <text:p>0,3295454545</text:p>
          </table:table-cell>
          <table:table-cell/>
          <table:table-cell office:value-type="float" office:value="0.0738636363636" calcext:value-type="float">
            <text:p>0,0738636364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448863636364" calcext:value-type="float">
            <text:p>0,4488636364</text:p>
          </table:table-cell>
          <table:table-cell/>
          <table:table-cell table:formula="of:=[.F100]-[.B100]" office:value-type="float" office:value="0.0397727272727" calcext:value-type="float">
            <text:p>0,0397727273</text:p>
          </table:table-cell>
          <table:table-cell table:formula="of:=[.G100]-[.C100]" office:value-type="float" office:value="0.068181818182" calcext:value-type="float">
            <text:p>0,0681818182</text:p>
          </table:table-cell>
          <table:table-cell table:formula="of:=[.H100]-[.D100]" office:value-type="float" office:value="0.119318181819" calcext:value-type="float">
            <text:p>0,1193181818</text:p>
          </table:table-cell>
          <table:table-cell/>
          <table:table-cell office:value-type="string" calcext:value-type="string">
            <text:p>AP_dDFIRE</text:p>
          </table:table-cell>
          <table:table-cell table:formula="of:=[.B99]*100" office:value-type="float" office:value="4.54545454545" calcext:value-type="float">
            <text:p>4,55</text:p>
          </table:table-cell>
          <table:table-cell table:formula="of:=[.C99]*100" office:value-type="float" office:value="14.7727272727" calcext:value-type="float">
            <text:p>14,77</text:p>
          </table:table-cell>
          <table:table-cell table:formula="of:=[.D99]*100" office:value-type="float" office:value="34.6590909091" calcext:value-type="float">
            <text:p>34,66</text:p>
          </table:table-cell>
          <table:table-cell/>
          <table:table-cell table:formula="of:=[.F99]*100" office:value-type="float" office:value="5.68181818182" calcext:value-type="float">
            <text:p>5,68</text:p>
          </table:table-cell>
          <table:table-cell table:style-name="ce15" table:formula="of:=[.G99]*100" office:value-type="float" office:value="19.8863636364" calcext:value-type="float">
            <text:p>19,89</text:p>
          </table:table-cell>
          <table:table-cell table:formula="of:=[.H99]*100" office:value-type="float" office:value="44.3181818182" calcext:value-type="float">
            <text:p>44,32</text:p>
          </table:table-cell>
          <table:table-cell/>
          <table:table-cell table:formula="of:=[.J99]*100" office:value-type="float" office:value="1.13636363637" calcext:value-type="float">
            <text:p>1,14</text:p>
          </table:table-cell>
          <table:table-cell table:formula="of:=[.K99]*100" office:value-type="float" office:value="5.1136363637" calcext:value-type="float">
            <text:p>5,11</text:p>
          </table:table-cell>
          <table:table-cell table:formula="of:=[.L99]*100" office:value-type="float" office:value="9.6590909091" calcext:value-type="float">
            <text:p>9,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164772727273" calcext:value-type="float">
            <text:p>0,1647727273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float" office:value="0.0909090909091" calcext:value-type="float">
            <text:p>0,0909090909</text:p>
          </table:table-cell>
          <table:table-cell office:value-type="float" office:value="0.204545454545" calcext:value-type="float">
            <text:p>0,2045454545</text:p>
          </table:table-cell>
          <table:table-cell office:value-type="float" office:value="0.4375" calcext:value-type="float">
            <text:p>0,4375</text:p>
          </table:table-cell>
          <table:table-cell/>
          <table:table-cell table:formula="of:=[.F101]-[.B101]" office:value-type="float" office:value="0.0170454545455" calcext:value-type="float">
            <text:p>0,0170454545</text:p>
          </table:table-cell>
          <table:table-cell table:formula="of:=[.G101]-[.C101]" office:value-type="float" office:value="0.039772727272" calcext:value-type="float">
            <text:p>0,0397727273</text:p>
          </table:table-cell>
          <table:table-cell table:formula="of:=[.H101]-[.D101]" office:value-type="float" office:value="0.039772727273" calcext:value-type="float">
            <text:p>0,0397727273</text:p>
          </table:table-cell>
          <table:table-cell/>
          <table:table-cell office:value-type="string" calcext:value-type="string">
            <text:p>CP_MJ2h</text:p>
          </table:table-cell>
          <table:table-cell table:formula="of:=[.B100]*100" office:value-type="float" office:value="3.40909090909" calcext:value-type="float">
            <text:p>3,41</text:p>
          </table:table-cell>
          <table:table-cell table:formula="of:=[.C100]*100" office:value-type="float" office:value="13.0681818182" calcext:value-type="float">
            <text:p>13,07</text:p>
          </table:table-cell>
          <table:table-cell table:formula="of:=[.D100]*100" office:value-type="float" office:value="32.9545454545" calcext:value-type="float">
            <text:p>32,95</text:p>
          </table:table-cell>
          <table:table-cell/>
          <table:table-cell table:formula="of:=[.F100]*100" office:value-type="float" office:value="7.38636363636" calcext:value-type="float">
            <text:p>7,39</text:p>
          </table:table-cell>
          <table:table-cell table:style-name="ce15" table:formula="of:=[.G100]*100" office:value-type="float" office:value="19.8863636364" calcext:value-type="float">
            <text:p>19,89</text:p>
          </table:table-cell>
          <table:table-cell table:formula="of:=[.H100]*100" office:value-type="float" office:value="44.8863636364" calcext:value-type="float">
            <text:p>44,89</text:p>
          </table:table-cell>
          <table:table-cell/>
          <table:table-cell table:formula="of:=[.J100]*100" office:value-type="float" office:value="3.97727272727" calcext:value-type="float">
            <text:p>3,98</text:p>
          </table:table-cell>
          <table:table-cell table:formula="of:=[.K100]*100" office:value-type="float" office:value="6.8181818182" calcext:value-type="float">
            <text:p>6,82</text:p>
          </table:table-cell>
          <table:table-cell table:formula="of:=[.L100]*100" office:value-type="float" office:value="11.9318181819" calcext:value-type="float">
            <text:p>11,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Qp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136363636364" calcext:value-type="float">
            <text:p>0,1363636364</text:p>
          </table:table-cell>
          <table:table-cell office:value-type="float" office:value="0.3125" calcext:value-type="float">
            <text:p>0,3125</text:p>
          </table:table-cell>
          <table:table-cell/>
          <table:table-cell office:value-type="float" office:value="0.0738636363636" calcext:value-type="float">
            <text:p>0,0738636364</text:p>
          </table:table-cell>
          <table:table-cell office:value-type="float" office:value="0.204545454545" calcext:value-type="float">
            <text:p>0,2045454545</text:p>
          </table:table-cell>
          <table:table-cell office:value-type="float" office:value="0.443181818182" calcext:value-type="float">
            <text:p>0,4431818182</text:p>
          </table:table-cell>
          <table:table-cell/>
          <table:table-cell table:formula="of:=[.F102]-[.B102]" office:value-type="float" office:value="0.0340909090909" calcext:value-type="float">
            <text:p>0,0340909091</text:p>
          </table:table-cell>
          <table:table-cell table:formula="of:=[.G102]-[.C102]" office:value-type="float" office:value="0.068181818181" calcext:value-type="float">
            <text:p>0,0681818182</text:p>
          </table:table-cell>
          <table:table-cell table:formula="of:=[.H102]-[.D102]" office:value-type="float" office:value="0.130681818182" calcext:value-type="float">
            <text:p>0,1306818182</text:p>
          </table:table-cell>
          <table:table-cell/>
          <table:table-cell office:value-type="string" calcext:value-type="string">
            <text:p>CP_HLPL</text:p>
          </table:table-cell>
          <table:table-cell table:formula="of:=[.B101]*100" office:value-type="float" office:value="7.38636363636" calcext:value-type="float">
            <text:p>7,39</text:p>
          </table:table-cell>
          <table:table-cell table:formula="of:=[.C101]*100" office:value-type="float" office:value="16.4772727273" calcext:value-type="float">
            <text:p>16,48</text:p>
          </table:table-cell>
          <table:table-cell table:formula="of:=[.D101]*100" office:value-type="float" office:value="39.7727272727" calcext:value-type="float">
            <text:p>39,77</text:p>
          </table:table-cell>
          <table:table-cell/>
          <table:table-cell table:formula="of:=[.F101]*100" office:value-type="float" office:value="9.09090909091" calcext:value-type="float">
            <text:p>9,09</text:p>
          </table:table-cell>
          <table:table-cell table:style-name="ce15" table:formula="of:=[.G101]*100" office:value-type="float" office:value="20.4545454545" calcext:value-type="float">
            <text:p>20,45</text:p>
          </table:table-cell>
          <table:table-cell table:formula="of:=[.H101]*100" office:value-type="float" office:value="43.75" calcext:value-type="float">
            <text:p>43,75</text:p>
          </table:table-cell>
          <table:table-cell/>
          <table:table-cell table:formula="of:=[.J101]*100" office:value-type="float" office:value="1.70454545455" calcext:value-type="float">
            <text:p>1,70</text:p>
          </table:table-cell>
          <table:table-cell table:formula="of:=[.K101]*100" office:value-type="float" office:value="3.9772727272" calcext:value-type="float">
            <text:p>3,98</text:p>
          </table:table-cell>
          <table:table-cell table:formula="of:=[.L101]*100" office:value-type="float" office:value="3.9772727273" calcext:value-type="float">
            <text:p>3,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RMFCEN1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30681818182" calcext:value-type="float">
            <text:p>0,1306818182</text:p>
          </table:table-cell>
          <table:table-cell office:value-type="float" office:value="0.323863636364" calcext:value-type="float">
            <text:p>0,3238636364</text:p>
          </table:table-cell>
          <table:table-cell/>
          <table:table-cell office:value-type="float" office:value="0.0738636363636" calcext:value-type="float">
            <text:p>0,0738636364</text:p>
          </table:table-cell>
          <table:table-cell office:value-type="float" office:value="0.204545454545" calcext:value-type="float">
            <text:p>0,2045454545</text:p>
          </table:table-cell>
          <table:table-cell office:value-type="float" office:value="0.477272727273" calcext:value-type="float">
            <text:p>0,4772727273</text:p>
          </table:table-cell>
          <table:table-cell/>
          <table:table-cell table:formula="of:=[.F103]-[.B103]" office:value-type="float" office:value="0.0454545454545" calcext:value-type="float">
            <text:p>0,0454545455</text:p>
          </table:table-cell>
          <table:table-cell table:formula="of:=[.G103]-[.C103]" office:value-type="float" office:value="0.073863636363" calcext:value-type="float">
            <text:p>0,0738636364</text:p>
          </table:table-cell>
          <table:table-cell table:formula="of:=[.H103]-[.D103]" office:value-type="float" office:value="0.153409090909" calcext:value-type="float">
            <text:p>0,1534090909</text:p>
          </table:table-cell>
          <table:table-cell/>
          <table:table-cell office:value-type="string" calcext:value-type="string">
            <text:p>CP_Qp</text:p>
          </table:table-cell>
          <table:table-cell table:formula="of:=[.B102]*100" office:value-type="float" office:value="3.97727272727" calcext:value-type="float">
            <text:p>3,98</text:p>
          </table:table-cell>
          <table:table-cell table:formula="of:=[.C102]*100" office:value-type="float" office:value="13.6363636364" calcext:value-type="float">
            <text:p>13,64</text:p>
          </table:table-cell>
          <table:table-cell table:formula="of:=[.D102]*100" office:value-type="float" office:value="31.25" calcext:value-type="float">
            <text:p>31,25</text:p>
          </table:table-cell>
          <table:table-cell/>
          <table:table-cell table:formula="of:=[.F102]*100" office:value-type="float" office:value="7.38636363636" calcext:value-type="float">
            <text:p>7,39</text:p>
          </table:table-cell>
          <table:table-cell table:style-name="ce15" table:formula="of:=[.G102]*100" office:value-type="float" office:value="20.4545454545" calcext:value-type="float">
            <text:p>20,45</text:p>
          </table:table-cell>
          <table:table-cell table:formula="of:=[.H102]*100" office:value-type="float" office:value="44.3181818182" calcext:value-type="float">
            <text:p>44,32</text:p>
          </table:table-cell>
          <table:table-cell/>
          <table:table-cell table:formula="of:=[.J102]*100" office:value-type="float" office:value="3.40909090909" calcext:value-type="float">
            <text:p>3,41</text:p>
          </table:table-cell>
          <table:table-cell table:formula="of:=[.K102]*100" office:value-type="float" office:value="6.8181818181" calcext:value-type="float">
            <text:p>6,82</text:p>
          </table:table-cell>
          <table:table-cell table:formula="of:=[.L102]*100" office:value-type="float" office:value="13.0681818182" calcext:value-type="float">
            <text:p>13,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DECK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52272727273" calcext:value-type="float">
            <text:p>0,3522727273</text:p>
          </table:table-cell>
          <table:table-cell/>
          <table:table-cell office:value-type="float" office:value="0.0852272727273" calcext:value-type="float">
            <text:p>0,0852272727</text:p>
          </table:table-cell>
          <table:table-cell office:value-type="float" office:value="0.227272727273" calcext:value-type="float">
            <text:p>0,2272727273</text:p>
          </table:table-cell>
          <table:table-cell office:value-type="float" office:value="0.443181818182" calcext:value-type="float">
            <text:p>0,4431818182</text:p>
          </table:table-cell>
          <table:table-cell/>
          <table:table-cell table:formula="of:=[.F104]-[.B104]" office:value-type="float" office:value="-0.0170454545457" calcext:value-type="float">
            <text:p>-0,0170454545</text:p>
          </table:table-cell>
          <table:table-cell table:formula="of:=[.G104]-[.C104]" office:value-type="float" office:value="0.045454545455" calcext:value-type="float">
            <text:p>0,0454545455</text:p>
          </table:table-cell>
          <table:table-cell table:formula="of:=[.H104]-[.D104]" office:value-type="float" office:value="0.090909090909" calcext:value-type="float">
            <text:p>0,0909090909</text:p>
          </table:table-cell>
          <table:table-cell/>
          <table:table-cell office:value-type="string" calcext:value-type="string">
            <text:p>CP_RMFCEN1</text:p>
          </table:table-cell>
          <table:table-cell table:formula="of:=[.B103]*100" office:value-type="float" office:value="2.84090909091" calcext:value-type="float">
            <text:p>2,84</text:p>
          </table:table-cell>
          <table:table-cell table:formula="of:=[.C103]*100" office:value-type="float" office:value="13.0681818182" calcext:value-type="float">
            <text:p>13,07</text:p>
          </table:table-cell>
          <table:table-cell table:formula="of:=[.D103]*100" office:value-type="float" office:value="32.3863636364" calcext:value-type="float">
            <text:p>32,39</text:p>
          </table:table-cell>
          <table:table-cell/>
          <table:table-cell table:formula="of:=[.F103]*100" office:value-type="float" office:value="7.38636363636" calcext:value-type="float">
            <text:p>7,39</text:p>
          </table:table-cell>
          <table:table-cell table:style-name="ce15" table:formula="of:=[.G103]*100" office:value-type="float" office:value="20.4545454545" calcext:value-type="float">
            <text:p>20,45</text:p>
          </table:table-cell>
          <table:table-cell table:formula="of:=[.H103]*100" office:value-type="float" office:value="47.7272727273" calcext:value-type="float">
            <text:p>47,73</text:p>
          </table:table-cell>
          <table:table-cell/>
          <table:table-cell table:formula="of:=[.J103]*100" office:value-type="float" office:value="4.54545454545" calcext:value-type="float">
            <text:p>4,55</text:p>
          </table:table-cell>
          <table:table-cell table:formula="of:=[.K103]*100" office:value-type="float" office:value="7.3863636363" calcext:value-type="float">
            <text:p>7,39</text:p>
          </table:table-cell>
          <table:table-cell table:formula="of:=[.L103]*100" office:value-type="float" office:value="15.3409090909" calcext:value-type="float">
            <text:p>15,3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float" office:value="0.0625" calcext:value-type="float">
            <text:p>0,0625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table:formula="of:=[.F105]-[.B105]" office:value-type="float" office:value="-0.0056818181818" calcext:value-type="float">
            <text:p>-0,0056818182</text:p>
          </table:table-cell>
          <table:table-cell table:formula="of:=[.G105]-[.C105]" office:value-type="float" office:value="0.034090909091" calcext:value-type="float">
            <text:p>0,0340909091</text:p>
          </table:table-cell>
          <table:table-cell table:formula="of:=[.H105]-[.D105]" office:value-type="float" office:value="0.056818181818" calcext:value-type="float">
            <text:p>0,0568181818</text:p>
          </table:table-cell>
          <table:table-cell/>
          <table:table-cell office:value-type="string" calcext:value-type="string">
            <text:p>CP_DECK</text:p>
          </table:table-cell>
          <table:table-cell table:formula="of:=[.B104]*100" office:value-type="float" office:value="10.2272727273" calcext:value-type="float">
            <text:p>10,23</text:p>
          </table:table-cell>
          <table:table-cell table:formula="of:=[.C104]*100" office:value-type="float" office:value="18.1818181818" calcext:value-type="float">
            <text:p>18,18</text:p>
          </table:table-cell>
          <table:table-cell table:formula="of:=[.D104]*100" office:value-type="float" office:value="35.2272727273" calcext:value-type="float">
            <text:p>35,23</text:p>
          </table:table-cell>
          <table:table-cell/>
          <table:table-cell table:formula="of:=[.F104]*100" office:value-type="float" office:value="8.52272727273" calcext:value-type="float">
            <text:p>8,52</text:p>
          </table:table-cell>
          <table:table-cell table:style-name="ce15" table:formula="of:=[.G104]*100" office:value-type="float" office:value="22.7272727273" calcext:value-type="float">
            <text:p>22,73</text:p>
          </table:table-cell>
          <table:table-cell table:formula="of:=[.H104]*100" office:value-type="float" office:value="44.3181818182" calcext:value-type="float">
            <text:p>44,32</text:p>
          </table:table-cell>
          <table:table-cell/>
          <table:table-cell table:formula="of:=[.J104]*100" office:value-type="float" office:value="-1.70454545457" calcext:value-type="float">
            <text:p>-1,70</text:p>
          </table:table-cell>
          <table:table-cell table:formula="of:=[.K104]*100" office:value-type="float" office:value="4.5454545455" calcext:value-type="float">
            <text:p>4,55</text:p>
          </table:table-cell>
          <table:table-cell table:formula="of:=[.L104]*100" office:value-type="float" office:value="9.0909090909" calcext:value-type="float">
            <text:p>9,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26136363636" calcext:value-type="float">
            <text:p>0,4261363636</text:p>
          </table:table-cell>
          <table:table-cell/>
          <table:table-cell office:value-type="float" office:value="0.0625" calcext:value-type="float">
            <text:p>0,0625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471590909091" calcext:value-type="float">
            <text:p>0,4715909091</text:p>
          </table:table-cell>
          <table:table-cell/>
          <table:table-cell table:formula="of:=[.F106]-[.B106]" office:value-type="float" office:value="-0.0056818181818" calcext:value-type="float">
            <text:p>-0,0056818182</text:p>
          </table:table-cell>
          <table:table-cell table:formula="of:=[.G106]-[.C106]" office:value-type="float" office:value="0.056818181818" calcext:value-type="float">
            <text:p>0,0568181818</text:p>
          </table:table-cell>
          <table:table-cell table:formula="of:=[.H106]-[.D106]" office:value-type="float" office:value="0.045454545455" calcext:value-type="float">
            <text:p>0,0454545455</text:p>
          </table:table-cell>
          <table:table-cell/>
          <table:table-cell office:value-type="string" calcext:value-type="string">
            <text:p>AP_PISA</text:p>
          </table:table-cell>
          <table:table-cell table:formula="of:=[.B105]*100" office:value-type="float" office:value="6.81818181818" calcext:value-type="float">
            <text:p>6,82</text:p>
          </table:table-cell>
          <table:table-cell table:formula="of:=[.C105]*100" office:value-type="float" office:value="19.8863636364" calcext:value-type="float">
            <text:p>19,89</text:p>
          </table:table-cell>
          <table:table-cell table:formula="of:=[.D105]*100" office:value-type="float" office:value="39.7727272727" calcext:value-type="float">
            <text:p>39,77</text:p>
          </table:table-cell>
          <table:table-cell/>
          <table:table-cell table:formula="of:=[.F105]*100" office:value-type="float" office:value="6.25" calcext:value-type="float">
            <text:p>6,25</text:p>
          </table:table-cell>
          <table:table-cell table:style-name="ce15" table:formula="of:=[.G105]*100" office:value-type="float" office:value="23.2954545455" calcext:value-type="float">
            <text:p>23,30</text:p>
          </table:table-cell>
          <table:table-cell table:formula="of:=[.H105]*100" office:value-type="float" office:value="45.4545454545" calcext:value-type="float">
            <text:p>45,45</text:p>
          </table:table-cell>
          <table:table-cell/>
          <table:table-cell table:formula="of:=[.J105]*100" office:value-type="float" office:value="-0.56818181818" calcext:value-type="float">
            <text:p>-0,57</text:p>
          </table:table-cell>
          <table:table-cell table:formula="of:=[.K105]*100" office:value-type="float" office:value="3.4090909091" calcext:value-type="float">
            <text:p>3,41</text:p>
          </table:table-cell>
          <table:table-cell table:formula="of:=[.L105]*100" office:value-type="float" office:value="5.6818181818" calcext:value-type="float">
            <text:p>5,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RMFCA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176136363636" calcext:value-type="float">
            <text:p>0,1761363636</text:p>
          </table:table-cell>
          <table:table-cell office:value-type="float" office:value="0.369318181818" calcext:value-type="float">
            <text:p>0,3693181818</text:p>
          </table:table-cell>
          <table:table-cell/>
          <table:table-cell office:value-type="float" office:value="0.0795454545455" calcext:value-type="float">
            <text:p>0,0795454545</text:p>
          </table:table-cell>
          <table:table-cell office:value-type="float" office:value="0.25" calcext:value-type="float">
            <text:p>0,25</text:p>
          </table:table-cell>
          <table:table-cell office:value-type="float" office:value="0.414772727273" calcext:value-type="float">
            <text:p>0,4147727273</text:p>
          </table:table-cell>
          <table:table-cell/>
          <table:table-cell table:formula="of:=[.F107]-[.B107]" office:value-type="float" office:value="0.0170454545455" calcext:value-type="float">
            <text:p>0,0170454545</text:p>
          </table:table-cell>
          <table:table-cell table:formula="of:=[.G107]-[.C107]" office:value-type="float" office:value="0.073863636364" calcext:value-type="float">
            <text:p>0,0738636364</text:p>
          </table:table-cell>
          <table:table-cell table:formula="of:=[.H107]-[.D107]" office:value-type="float" office:value="0.045454545455" calcext:value-type="float">
            <text:p>0,0454545455</text:p>
          </table:table-cell>
          <table:table-cell/>
          <table:table-cell office:value-type="string" calcext:value-type="string">
            <text:p>CP_TSC</text:p>
          </table:table-cell>
          <table:table-cell table:formula="of:=[.B106]*100" office:value-type="float" office:value="6.81818181818" calcext:value-type="float">
            <text:p>6,82</text:p>
          </table:table-cell>
          <table:table-cell table:formula="of:=[.C106]*100" office:value-type="float" office:value="18.1818181818" calcext:value-type="float">
            <text:p>18,18</text:p>
          </table:table-cell>
          <table:table-cell table:formula="of:=[.D106]*100" office:value-type="float" office:value="42.6136363636" calcext:value-type="float">
            <text:p>42,61</text:p>
          </table:table-cell>
          <table:table-cell/>
          <table:table-cell table:formula="of:=[.F106]*100" office:value-type="float" office:value="6.25" calcext:value-type="float">
            <text:p>6,25</text:p>
          </table:table-cell>
          <table:table-cell table:style-name="ce15" table:formula="of:=[.G106]*100" office:value-type="float" office:value="23.8636363636" calcext:value-type="float">
            <text:p>23,86</text:p>
          </table:table-cell>
          <table:table-cell table:formula="of:=[.H106]*100" office:value-type="float" office:value="47.1590909091" calcext:value-type="float">
            <text:p>47,16</text:p>
          </table:table-cell>
          <table:table-cell/>
          <table:table-cell table:formula="of:=[.J106]*100" office:value-type="float" office:value="-0.56818181818" calcext:value-type="float">
            <text:p>-0,57</text:p>
          </table:table-cell>
          <table:table-cell table:formula="of:=[.K106]*100" office:value-type="float" office:value="5.6818181818" calcext:value-type="float">
            <text:p>5,68</text:p>
          </table:table-cell>
          <table:table-cell table:formula="of:=[.L106]*100" office:value-type="float" office:value="4.5454545455" calcext:value-type="float">
            <text:p>4,55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 calcext:value-type="string">
            <text:p>CP_RMFCA</text:p>
          </table:table-cell>
          <table:table-cell table:formula="of:=[.B107]*100" office:value-type="float" office:value="6.25" calcext:value-type="float">
            <text:p>6,25</text:p>
          </table:table-cell>
          <table:table-cell table:formula="of:=[.C107]*100" office:value-type="float" office:value="17.6136363636" calcext:value-type="float">
            <text:p>17,61</text:p>
          </table:table-cell>
          <table:table-cell table:formula="of:=[.D107]*100" office:value-type="float" office:value="36.9318181818" calcext:value-type="float">
            <text:p>36,93</text:p>
          </table:table-cell>
          <table:table-cell/>
          <table:table-cell table:formula="of:=[.F107]*100" office:value-type="float" office:value="7.95454545455" calcext:value-type="float">
            <text:p>7,95</text:p>
          </table:table-cell>
          <table:table-cell table:style-name="ce15" table:formula="of:=[.G107]*100" office:value-type="float" office:value="25" calcext:value-type="float">
            <text:p>25,00</text:p>
          </table:table-cell>
          <table:table-cell table:formula="of:=[.H107]*100" office:value-type="float" office:value="41.4772727273" calcext:value-type="float">
            <text:p>41,48</text:p>
          </table:table-cell>
          <table:table-cell/>
          <table:table-cell table:formula="of:=[.J107]*100" office:value-type="float" office:value="1.70454545455" calcext:value-type="float">
            <text:p>1,70</text:p>
          </table:table-cell>
          <table:table-cell table:formula="of:=[.K107]*100" office:value-type="float" office:value="7.3863636364" calcext:value-type="float">
            <text:p>7,39</text:p>
          </table:table-cell>
          <table:table-cell table:formula="of:=[.L107]*100" office:value-type="float" office:value="4.54545454550001" calcext:value-type="float">
            <text:p>4,55</text:p>
          </table:table-cell>
          <table:table-cell table:number-columns-repeated="6"/>
        </table:table-row>
        <table:table-row table:style-name="ro2">
          <table:table-cell table:number-columns-repeated="19"/>
          <table:table-cell table:style-name="ce15"/>
          <table:table-cell table:number-columns-repeated="11"/>
        </table:table-row>
        <table:table-row table:style-name="ro2"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7"/>
          <table:table-cell table:style-name="ce15"/>
          <table:table-cell table:number-columns-repeated="11"/>
        </table:table-row>
        <table:table-row table:style-name="ro2">
          <table:table-cell office:value-type="string" calcext:value-type="string">
            <text:p>AP_DFIRE2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float" office:value="0.102272727273" calcext:value-type="float">
            <text:p>0,1022727273</text:p>
          </table:table-cell>
          <table:table-cell office:value-type="float" office:value="0.255681818182" calcext:value-type="float">
            <text:p>0,2556818182</text:p>
          </table:table-cell>
          <table:table-cell office:value-type="float" office:value="0.477272727273" calcext:value-type="float">
            <text:p>0,4772727273</text:p>
          </table:table-cell>
          <table:table-cell/>
          <table:table-cell table:formula="of:=[.F111]-[.B111]" office:value-type="float" office:value="0.0170454545457" calcext:value-type="float">
            <text:p>0,0170454545</text:p>
          </table:table-cell>
          <table:table-cell table:formula="of:=[.G111]-[.C111]" office:value-type="float" office:value="0.022727272727" calcext:value-type="float">
            <text:p>0,0227272727</text:p>
          </table:table-cell>
          <table:table-cell table:formula="of:=[.H111]-[.D111]" office:value-type="float" office:value="0.022727272728" calcext:value-type="float">
            <text:p>0,0227272727</text:p>
          </table:table-cell>
          <table:table-cell table:number-columns-repeated="2"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</text:p>
          </table:table-cell>
          <table:table-cell table:style-name="ce15"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MJ2h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15909090909" calcext:value-type="float">
            <text:p>0,2159090909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float" office:value="0.0909090909091" calcext:value-type="float">
            <text:p>0,0909090909</text:p>
          </table:table-cell>
          <table:table-cell office:value-type="float" office:value="0.255681818182" calcext:value-type="float">
            <text:p>0,2556818182</text:p>
          </table:table-cell>
          <table:table-cell office:value-type="float" office:value="0.494318181818" calcext:value-type="float">
            <text:p>0,4943181818</text:p>
          </table:table-cell>
          <table:table-cell/>
          <table:table-cell table:formula="of:=[.F112]-[.B112]" office:value-type="float" office:value="0.0056818181818" calcext:value-type="float">
            <text:p>0,0056818182</text:p>
          </table:table-cell>
          <table:table-cell table:formula="of:=[.G112]-[.C112]" office:value-type="float" office:value="0.039772727273" calcext:value-type="float">
            <text:p>0,0397727273</text:p>
          </table:table-cell>
          <table:table-cell table:formula="of:=[.H112]-[.D112]" office:value-type="float" office:value="-0.017045454546" calcext:value-type="float">
            <text:p>-0,0170454545</text:p>
          </table:table-cell>
          <table:table-cell/>
          <table:table-cell office:value-type="string" calcext:value-type="string">
            <text:p>AP_DFIRE2</text:p>
          </table:table-cell>
          <table:table-cell table:formula="of:=[.B111]*100" office:value-type="float" office:value="8.52272727273" calcext:value-type="float">
            <text:p>8,52</text:p>
          </table:table-cell>
          <table:table-cell table:formula="of:=[.C111]*100" office:value-type="float" office:value="23.2954545455" calcext:value-type="float">
            <text:p>23,30</text:p>
          </table:table-cell>
          <table:table-cell table:formula="of:=[.D111]*100" office:value-type="float" office:value="45.4545454545" calcext:value-type="float">
            <text:p>45,45</text:p>
          </table:table-cell>
          <table:table-cell/>
          <table:table-cell table:formula="of:=[.F111]*100" office:value-type="float" office:value="10.2272727273" calcext:value-type="float">
            <text:p>10,23</text:p>
          </table:table-cell>
          <table:table-cell table:style-name="ce15" table:formula="of:=[.G111]*100" office:value-type="float" office:value="25.5681818182" calcext:value-type="float">
            <text:p>25,57</text:p>
          </table:table-cell>
          <table:table-cell table:formula="of:=[.H111]*100" office:value-type="float" office:value="47.7272727273" calcext:value-type="float">
            <text:p>47,73</text:p>
          </table:table-cell>
          <table:table-cell/>
          <table:table-cell table:formula="of:=[.J111]*100" office:value-type="float" office:value="1.70454545457" calcext:value-type="float">
            <text:p>1,70</text:p>
          </table:table-cell>
          <table:table-cell table:formula="of:=[.K111]*100" office:value-type="float" office:value="2.2727272727" calcext:value-type="float">
            <text:p>2,27</text:p>
          </table:table-cell>
          <table:table-cell table:formula="of:=[.L111]*100" office:value-type="float" office:value="2.2727272728" calcext:value-type="float">
            <text:p>2,2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dock3</text:p>
          </table:table-cell>
          <table:table-cell office:value-type="float" office:value="0.125" calcext:value-type="float">
            <text:p>0,1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71590909091" calcext:value-type="float">
            <text:p>0,4715909091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71590909091" calcext:value-type="float">
            <text:p>0,4715909091</text:p>
          </table:table-cell>
          <table:table-cell/>
          <table:table-cell table:formula="of:=[.F113]-[.B113]" office:value-type="float" office:value="0" calcext:value-type="float">
            <text:p>0</text:p>
          </table:table-cell>
          <table:table-cell table:formula="of:=[.G113]-[.C113]" office:value-type="float" office:value="0" calcext:value-type="float">
            <text:p>0</text:p>
          </table:table-cell>
          <table:table-cell table:formula="of:=[.H113]-[.D113]" office:value-type="float" office:value="0" calcext:value-type="float">
            <text:p>0</text:p>
          </table:table-cell>
          <table:table-cell/>
          <table:table-cell office:value-type="string" calcext:value-type="string">
            <text:p>CP_MJ2h</text:p>
          </table:table-cell>
          <table:table-cell table:formula="of:=[.B112]*100" office:value-type="float" office:value="8.52272727273" calcext:value-type="float">
            <text:p>8,52</text:p>
          </table:table-cell>
          <table:table-cell table:formula="of:=[.C112]*100" office:value-type="float" office:value="21.5909090909" calcext:value-type="float">
            <text:p>21,59</text:p>
          </table:table-cell>
          <table:table-cell table:formula="of:=[.D112]*100" office:value-type="float" office:value="51.1363636364" calcext:value-type="float">
            <text:p>51,14</text:p>
          </table:table-cell>
          <table:table-cell/>
          <table:table-cell table:formula="of:=[.F112]*100" office:value-type="float" office:value="9.09090909091" calcext:value-type="float">
            <text:p>9,09</text:p>
          </table:table-cell>
          <table:table-cell table:style-name="ce15" table:formula="of:=[.G112]*100" office:value-type="float" office:value="25.5681818182" calcext:value-type="float">
            <text:p>25,57</text:p>
          </table:table-cell>
          <table:table-cell table:formula="of:=[.H112]*100" office:value-type="float" office:value="49.4318181818" calcext:value-type="float">
            <text:p>49,43</text:p>
          </table:table-cell>
          <table:table-cell/>
          <table:table-cell table:formula="of:=[.J112]*100" office:value-type="float" office:value="0.56818181818" calcext:value-type="float">
            <text:p>0,57</text:p>
          </table:table-cell>
          <table:table-cell table:formula="of:=[.K112]*100" office:value-type="float" office:value="3.9772727273" calcext:value-type="float">
            <text:p>3,98</text:p>
          </table:table-cell>
          <table:table-cell table:formula="of:=[.L112]*100" office:value-type="float" office:value="-1.7045454546" calcext:value-type="float">
            <text:p>-1,7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MS</text:p>
          </table:table-cell>
          <table:table-cell office:value-type="float" office:value="0.0227272727273" calcext:value-type="float">
            <text:p>0,0227272727</text:p>
          </table:table-cell>
          <table:table-cell office:value-type="float" office:value="0.136363636364" calcext:value-type="float">
            <text:p>0,1363636364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float" office:value="0.0625" calcext:value-type="float">
            <text:p>0,06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table:formula="of:=[.F114]-[.B114]" office:value-type="float" office:value="0.0397727272727" calcext:value-type="float">
            <text:p>0,0397727273</text:p>
          </table:table-cell>
          <table:table-cell table:formula="of:=[.G114]-[.C114]" office:value-type="float" office:value="0.125" calcext:value-type="float">
            <text:p>0,125</text:p>
          </table:table-cell>
          <table:table-cell table:formula="of:=[.H114]-[.D114]" office:value-type="float" office:value="0.051136363637" calcext:value-type="float">
            <text:p>0,0511363636</text:p>
          </table:table-cell>
          <table:table-cell/>
          <table:table-cell office:value-type="string" calcext:value-type="string">
            <text:p>zdock3</text:p>
          </table:table-cell>
          <table:table-cell table:formula="of:=[.B113]*100" office:value-type="float" office:value="12.5" calcext:value-type="float">
            <text:p>12,50</text:p>
          </table:table-cell>
          <table:table-cell table:formula="of:=[.C113]*100" office:value-type="float" office:value="26.1363636364" calcext:value-type="float">
            <text:p>26,14</text:p>
          </table:table-cell>
          <table:table-cell table:formula="of:=[.D113]*100" office:value-type="float" office:value="47.1590909091" calcext:value-type="float">
            <text:p>47,16</text:p>
          </table:table-cell>
          <table:table-cell/>
          <table:table-cell table:formula="of:=[.F113]*100" office:value-type="float" office:value="12.5" calcext:value-type="float">
            <text:p>12,50</text:p>
          </table:table-cell>
          <table:table-cell table:style-name="ce15" table:formula="of:=[.G113]*100" office:value-type="float" office:value="26.1363636364" calcext:value-type="float">
            <text:p>26,14</text:p>
          </table:table-cell>
          <table:table-cell table:formula="of:=[.H113]*100" office:value-type="float" office:value="47.1590909091" calcext:value-type="float">
            <text:p>47,16</text:p>
          </table:table-cell>
          <table:table-cell/>
          <table:table-cell table:formula="of:=[.J113]*100" office:value-type="float" office:value="0" calcext:value-type="float">
            <text:p>0,00</text:p>
          </table:table-cell>
          <table:table-cell table:formula="of:=[.K113]*100" office:value-type="float" office:value="0" calcext:value-type="float">
            <text:p>0,00</text:p>
          </table:table-cell>
          <table:table-cell table:formula="of:=[.L113]*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TD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221590909091" calcext:value-type="float">
            <text:p>0,2215909091</text:p>
          </table:table-cell>
          <table:table-cell office:value-type="float" office:value="0.460227272727" calcext:value-type="float">
            <text:p>0,4602272727</text:p>
          </table:table-cell>
          <table:table-cell/>
          <table:table-cell office:value-type="float" office:value="0.0852272727273" calcext:value-type="float">
            <text:p>0,0852272727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4375" calcext:value-type="float">
            <text:p>0,4375</text:p>
          </table:table-cell>
          <table:table-cell/>
          <table:table-cell table:formula="of:=[.F115]-[.B115]" office:value-type="float" office:value="0.0340909090909" calcext:value-type="float">
            <text:p>0,0340909091</text:p>
          </table:table-cell>
          <table:table-cell table:formula="of:=[.G115]-[.C115]" office:value-type="float" office:value="0.045454545454" calcext:value-type="float">
            <text:p>0,0454545455</text:p>
          </table:table-cell>
          <table:table-cell table:formula="of:=[.H115]-[.D115]" office:value-type="float" office:value="-0.022727272727" calcext:value-type="float">
            <text:p>-0,0227272727</text:p>
          </table:table-cell>
          <table:table-cell/>
          <table:table-cell office:value-type="string" calcext:value-type="string">
            <text:p>CP_MS</text:p>
          </table:table-cell>
          <table:table-cell table:formula="of:=[.B114]*100" office:value-type="float" office:value="2.27272727273" calcext:value-type="float">
            <text:p>2,27</text:p>
          </table:table-cell>
          <table:table-cell table:formula="of:=[.C114]*100" office:value-type="float" office:value="13.6363636364" calcext:value-type="float">
            <text:p>13,64</text:p>
          </table:table-cell>
          <table:table-cell table:formula="of:=[.D114]*100" office:value-type="float" office:value="45.4545454545" calcext:value-type="float">
            <text:p>45,45</text:p>
          </table:table-cell>
          <table:table-cell/>
          <table:table-cell table:formula="of:=[.F114]*100" office:value-type="float" office:value="6.25" calcext:value-type="float">
            <text:p>6,25</text:p>
          </table:table-cell>
          <table:table-cell table:style-name="ce15" table:formula="of:=[.G114]*100" office:value-type="float" office:value="26.1363636364" calcext:value-type="float">
            <text:p>26,14</text:p>
          </table:table-cell>
          <table:table-cell table:formula="of:=[.H114]*100" office:value-type="float" office:value="50.5681818182" calcext:value-type="float">
            <text:p>50,57</text:p>
          </table:table-cell>
          <table:table-cell/>
          <table:table-cell table:formula="of:=[.J114]*100" office:value-type="float" office:value="3.97727272727" calcext:value-type="float">
            <text:p>3,98</text:p>
          </table:table-cell>
          <table:table-cell table:formula="of:=[.K114]*100" office:value-type="float" office:value="12.5" calcext:value-type="float">
            <text:p>12,50</text:p>
          </table:table-cell>
          <table:table-cell table:formula="of:=[.L114]*100" office:value-type="float" office:value="5.1136363637" calcext:value-type="float">
            <text:p>5,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" calcext:value-type="float">
            <text:p>0,25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float" office:value="0.0965909090909" calcext:value-type="float">
            <text:p>0,0965909091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77272727273" calcext:value-type="float">
            <text:p>0,4772727273</text:p>
          </table:table-cell>
          <table:table-cell/>
          <table:table-cell table:formula="of:=[.F116]-[.B116]" office:value-type="float" office:value="0.0056818181818" calcext:value-type="float">
            <text:p>0,0056818182</text:p>
          </table:table-cell>
          <table:table-cell table:formula="of:=[.G116]-[.C116]" office:value-type="float" office:value="0.022727272727" calcext:value-type="float">
            <text:p>0,0227272727</text:p>
          </table:table-cell>
          <table:table-cell table:formula="of:=[.H116]-[.D116]" office:value-type="float" office:value="-0.034090909091" calcext:value-type="float">
            <text:p>-0,0340909091</text:p>
          </table:table-cell>
          <table:table-cell/>
          <table:table-cell office:value-type="string" calcext:value-type="string">
            <text:p>CP_TD</text:p>
          </table:table-cell>
          <table:table-cell table:formula="of:=[.B115]*100" office:value-type="float" office:value="5.11363636364" calcext:value-type="float">
            <text:p>5,11</text:p>
          </table:table-cell>
          <table:table-cell table:formula="of:=[.C115]*100" office:value-type="float" office:value="22.1590909091" calcext:value-type="float">
            <text:p>22,16</text:p>
          </table:table-cell>
          <table:table-cell table:formula="of:=[.D115]*100" office:value-type="float" office:value="46.0227272727" calcext:value-type="float">
            <text:p>46,02</text:p>
          </table:table-cell>
          <table:table-cell/>
          <table:table-cell table:formula="of:=[.F115]*100" office:value-type="float" office:value="8.52272727273" calcext:value-type="float">
            <text:p>8,52</text:p>
          </table:table-cell>
          <table:table-cell table:style-name="ce15" table:formula="of:=[.G115]*100" office:value-type="float" office:value="26.7045454545" calcext:value-type="float">
            <text:p>26,70</text:p>
          </table:table-cell>
          <table:table-cell table:formula="of:=[.H115]*100" office:value-type="float" office:value="43.75" calcext:value-type="float">
            <text:p>43,75</text:p>
          </table:table-cell>
          <table:table-cell/>
          <table:table-cell table:formula="of:=[.J115]*100" office:value-type="float" office:value="3.40909090909" calcext:value-type="float">
            <text:p>3,41</text:p>
          </table:table-cell>
          <table:table-cell table:formula="of:=[.K115]*100" office:value-type="float" office:value="4.5454545454" calcext:value-type="float">
            <text:p>4,55</text:p>
          </table:table-cell>
          <table:table-cell table:formula="of:=[.L115]*100" office:value-type="float" office:value="-2.2727272727" calcext:value-type="float">
            <text:p>-2,2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P_Qp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float" office:value="0.119318181818" calcext:value-type="float">
            <text:p>0,1193181818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88636363636" calcext:value-type="float">
            <text:p>0,4886363636</text:p>
          </table:table-cell>
          <table:table-cell/>
          <table:table-cell table:formula="of:=[.F117]-[.B117]" office:value-type="float" office:value="0.0340909090907" calcext:value-type="float">
            <text:p>0,0340909091</text:p>
          </table:table-cell>
          <table:table-cell table:formula="of:=[.G117]-[.C117]" office:value-type="float" office:value="0.034090909091" calcext:value-type="float">
            <text:p>0,0340909091</text:p>
          </table:table-cell>
          <table:table-cell table:formula="of:=[.H117]-[.D117]" office:value-type="float" office:value="-0.022727272728" calcext:value-type="float">
            <text:p>-0,0227272727</text:p>
          </table:table-cell>
          <table:table-cell/>
          <table:table-cell office:value-type="string" calcext:value-type="string">
            <text:p>CP_HLPL</text:p>
          </table:table-cell>
          <table:table-cell table:formula="of:=[.B116]*100" office:value-type="float" office:value="9.09090909091" calcext:value-type="float">
            <text:p>9,09</text:p>
          </table:table-cell>
          <table:table-cell table:formula="of:=[.C116]*100" office:value-type="float" office:value="25" calcext:value-type="float">
            <text:p>25,00</text:p>
          </table:table-cell>
          <table:table-cell table:formula="of:=[.D116]*100" office:value-type="float" office:value="51.1363636364" calcext:value-type="float">
            <text:p>51,14</text:p>
          </table:table-cell>
          <table:table-cell/>
          <table:table-cell table:formula="of:=[.F116]*100" office:value-type="float" office:value="9.65909090909" calcext:value-type="float">
            <text:p>9,66</text:p>
          </table:table-cell>
          <table:table-cell table:style-name="ce15" table:formula="of:=[.G116]*100" office:value-type="float" office:value="27.2727272727" calcext:value-type="float">
            <text:p>27,27</text:p>
          </table:table-cell>
          <table:table-cell table:formula="of:=[.H116]*100" office:value-type="float" office:value="47.7272727273" calcext:value-type="float">
            <text:p>47,73</text:p>
          </table:table-cell>
          <table:table-cell/>
          <table:table-cell table:formula="of:=[.J116]*100" office:value-type="float" office:value="0.56818181818" calcext:value-type="float">
            <text:p>0,57</text:p>
          </table:table-cell>
          <table:table-cell table:formula="of:=[.K116]*100" office:value-type="float" office:value="2.2727272727" calcext:value-type="float">
            <text:p>2,27</text:p>
          </table:table-cell>
          <table:table-cell table:formula="of:=[.L116]*100" office:value-type="float" office:value="-3.4090909091" calcext:value-type="float">
            <text:p>-3,4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P_DCOMPLEX</text:p>
          </table:table-cell>
          <table:table-cell office:value-type="float" office:value="0.107954545455" calcext:value-type="float">
            <text:p>0,1079545455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office:value-type="float" office:value="0.113636363636" calcext:value-type="float">
            <text:p>0,1136363636</text:p>
          </table:table-cell>
          <table:table-cell office:value-type="float" office:value="0.278409090909" calcext:value-type="float">
            <text:p>0,2784090909</text:p>
          </table:table-cell>
          <table:table-cell office:value-type="float" office:value="0.522727272727" calcext:value-type="float">
            <text:p>0,5227272727</text:p>
          </table:table-cell>
          <table:table-cell/>
          <table:table-cell table:formula="of:=[.F118]-[.B118]" office:value-type="float" office:value="0.005681818181" calcext:value-type="float">
            <text:p>0,0056818182</text:p>
          </table:table-cell>
          <table:table-cell table:formula="of:=[.G118]-[.C118]" office:value-type="float" office:value="0.045454545454" calcext:value-type="float">
            <text:p>0,0454545455</text:p>
          </table:table-cell>
          <table:table-cell table:formula="of:=[.H118]-[.D118]" office:value-type="float" office:value="0.0170454545450001" calcext:value-type="float">
            <text:p>0,0170454545</text:p>
          </table:table-cell>
          <table:table-cell/>
          <table:table-cell office:value-type="string" calcext:value-type="string">
            <text:p>CP_Qp</text:p>
          </table:table-cell>
          <table:table-cell table:formula="of:=[.B117]*100" office:value-type="float" office:value="8.52272727273" calcext:value-type="float">
            <text:p>8,52</text:p>
          </table:table-cell>
          <table:table-cell table:formula="of:=[.C117]*100" office:value-type="float" office:value="23.8636363636" calcext:value-type="float">
            <text:p>23,86</text:p>
          </table:table-cell>
          <table:table-cell table:formula="of:=[.D117]*100" office:value-type="float" office:value="51.1363636364" calcext:value-type="float">
            <text:p>51,14</text:p>
          </table:table-cell>
          <table:table-cell/>
          <table:table-cell table:formula="of:=[.F117]*100" office:value-type="float" office:value="11.9318181818" calcext:value-type="float">
            <text:p>11,93</text:p>
          </table:table-cell>
          <table:table-cell table:style-name="ce15" table:formula="of:=[.G117]*100" office:value-type="float" office:value="27.2727272727" calcext:value-type="float">
            <text:p>27,27</text:p>
          </table:table-cell>
          <table:table-cell table:formula="of:=[.H117]*100" office:value-type="float" office:value="48.8636363636" calcext:value-type="float">
            <text:p>48,86</text:p>
          </table:table-cell>
          <table:table-cell/>
          <table:table-cell table:formula="of:=[.J117]*100" office:value-type="float" office:value="3.40909090907" calcext:value-type="float">
            <text:p>3,41</text:p>
          </table:table-cell>
          <table:table-cell table:formula="of:=[.K117]*100" office:value-type="float" office:value="3.4090909091" calcext:value-type="float">
            <text:p>3,41</text:p>
          </table:table-cell>
          <table:table-cell table:formula="of:=[.L117]*100" office:value-type="float" office:value="-2.2727272728" calcext:value-type="float">
            <text:p>-2,2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95454545455" calcext:value-type="float">
            <text:p>0,2954545455</text:p>
          </table:table-cell>
          <table:table-cell office:value-type="float" office:value="0.556818181818" calcext:value-type="float">
            <text:p>0,5568181818</text:p>
          </table:table-cell>
          <table:table-cell/>
          <table:table-cell office:value-type="float" office:value="0.0909090909091" calcext:value-type="float">
            <text:p>0,0909090909</text:p>
          </table:table-cell>
          <table:table-cell office:value-type="float" office:value="0.284090909091" calcext:value-type="float">
            <text:p>0,2840909091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table:formula="of:=[.F119]-[.B119]" office:value-type="float" office:value="0.0284090909091" calcext:value-type="float">
            <text:p>0,0284090909</text:p>
          </table:table-cell>
          <table:table-cell table:formula="of:=[.G119]-[.C119]" office:value-type="float" office:value="-0.011363636364" calcext:value-type="float">
            <text:p>-0,0113636364</text:p>
          </table:table-cell>
          <table:table-cell table:formula="of:=[.H119]-[.D119]" office:value-type="float" office:value="-0.0511363636360001" calcext:value-type="float">
            <text:p>-0,0511363636</text:p>
          </table:table-cell>
          <table:table-cell/>
          <table:table-cell office:value-type="string" calcext:value-type="string">
            <text:p>AP_DCOMPLEX</text:p>
          </table:table-cell>
          <table:table-cell table:formula="of:=[.B118]*100" office:value-type="float" office:value="10.7954545455" calcext:value-type="float">
            <text:p>10,80</text:p>
          </table:table-cell>
          <table:table-cell table:formula="of:=[.C118]*100" office:value-type="float" office:value="23.2954545455" calcext:value-type="float">
            <text:p>23,30</text:p>
          </table:table-cell>
          <table:table-cell table:formula="of:=[.D118]*100" office:value-type="float" office:value="50.5681818182" calcext:value-type="float">
            <text:p>50,57</text:p>
          </table:table-cell>
          <table:table-cell/>
          <table:table-cell table:formula="of:=[.F118]*100" office:value-type="float" office:value="11.3636363636" calcext:value-type="float">
            <text:p>11,36</text:p>
          </table:table-cell>
          <table:table-cell table:style-name="ce15" table:formula="of:=[.G118]*100" office:value-type="float" office:value="27.8409090909" calcext:value-type="float">
            <text:p>27,84</text:p>
          </table:table-cell>
          <table:table-cell table:formula="of:=[.H118]*100" office:value-type="float" office:value="52.2727272727" calcext:value-type="float">
            <text:p>52,27</text:p>
          </table:table-cell>
          <table:table-cell/>
          <table:table-cell table:formula="of:=[.J118]*100" office:value-type="float" office:value="0.5681818181" calcext:value-type="float">
            <text:p>0,57</text:p>
          </table:table-cell>
          <table:table-cell table:formula="of:=[.K118]*100" office:value-type="float" office:value="4.5454545454" calcext:value-type="float">
            <text:p>4,55</text:p>
          </table:table-cell>
          <table:table-cell table:formula="of:=[.L118]*100" office:value-type="float" office:value="1.70454545450001" calcext:value-type="float">
            <text:p>1,7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P_dDFIRE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float" office:value="0.136363636364" calcext:value-type="float">
            <text:p>0,1363636364</text:p>
          </table:table-cell>
          <table:table-cell office:value-type="float" office:value="0.295454545455" calcext:value-type="float">
            <text:p>0,2954545455</text:p>
          </table:table-cell>
          <table:table-cell office:value-type="float" office:value="0.488636363636" calcext:value-type="float">
            <text:p>0,4886363636</text:p>
          </table:table-cell>
          <table:table-cell/>
          <table:table-cell table:formula="of:=[.F120]-[.B120]" office:value-type="float" office:value="0.0511363636367" calcext:value-type="float">
            <text:p>0,0511363636</text:p>
          </table:table-cell>
          <table:table-cell table:formula="of:=[.G120]-[.C120]" office:value-type="float" office:value="0.0625" calcext:value-type="float">
            <text:p>0,0625</text:p>
          </table:table-cell>
          <table:table-cell table:formula="of:=[.H120]-[.D120]" office:value-type="float" office:value="0.034090909091" calcext:value-type="float">
            <text:p>0,0340909091</text:p>
          </table:table-cell>
          <table:table-cell/>
          <table:table-cell office:value-type="string" calcext:value-type="string">
            <text:p>CP_TSC</text:p>
          </table:table-cell>
          <table:table-cell table:formula="of:=[.B119]*100" office:value-type="float" office:value="6.25" calcext:value-type="float">
            <text:p>6,25</text:p>
          </table:table-cell>
          <table:table-cell table:formula="of:=[.C119]*100" office:value-type="float" office:value="29.5454545455" calcext:value-type="float">
            <text:p>29,55</text:p>
          </table:table-cell>
          <table:table-cell table:formula="of:=[.D119]*100" office:value-type="float" office:value="55.6818181818" calcext:value-type="float">
            <text:p>55,68</text:p>
          </table:table-cell>
          <table:table-cell/>
          <table:table-cell table:formula="of:=[.F119]*100" office:value-type="float" office:value="9.09090909091" calcext:value-type="float">
            <text:p>9,09</text:p>
          </table:table-cell>
          <table:table-cell table:style-name="ce15" table:formula="of:=[.G119]*100" office:value-type="float" office:value="28.4090909091" calcext:value-type="float">
            <text:p>28,41</text:p>
          </table:table-cell>
          <table:table-cell table:formula="of:=[.H119]*100" office:value-type="float" office:value="50.5681818182" calcext:value-type="float">
            <text:p>50,57</text:p>
          </table:table-cell>
          <table:table-cell/>
          <table:table-cell table:formula="of:=[.J119]*100" office:value-type="float" office:value="2.84090909091" calcext:value-type="float">
            <text:p>2,84</text:p>
          </table:table-cell>
          <table:table-cell table:formula="of:=[.K119]*100" office:value-type="float" office:value="-1.1363636364" calcext:value-type="float">
            <text:p>-1,14</text:p>
          </table:table-cell>
          <table:table-cell table:formula="of:=[.L119]*100" office:value-type="float" office:value="-5.11363636360001" calcext:value-type="float">
            <text:p>-5,1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P_DECK</text:p>
          </table:table-cell>
          <table:table-cell office:value-type="float" office:value="0.159090909091" calcext:value-type="float">
            <text:p>0,1590909091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float" office:value="0.153409090909" calcext:value-type="float">
            <text:p>0,1534090909</text:p>
          </table:table-cell>
          <table:table-cell office:value-type="float" office:value="0.301136363636" calcext:value-type="float">
            <text:p>0,3011363636</text:p>
          </table:table-cell>
          <table:table-cell office:value-type="float" office:value="0.448863636364" calcext:value-type="float">
            <text:p>0,4488636364</text:p>
          </table:table-cell>
          <table:table-cell/>
          <table:table-cell table:formula="of:=[.F121]-[.B121]" office:value-type="float" office:value="-0.005681818182" calcext:value-type="float">
            <text:p>-0,0056818182</text:p>
          </table:table-cell>
          <table:table-cell table:formula="of:=[.G121]-[.C121]" office:value-type="float" office:value="0.0625" calcext:value-type="float">
            <text:p>0,0625</text:p>
          </table:table-cell>
          <table:table-cell table:formula="of:=[.H121]-[.D121]" office:value-type="float" office:value="0.051136363637" calcext:value-type="float">
            <text:p>0,0511363636</text:p>
          </table:table-cell>
          <table:table-cell/>
          <table:table-cell office:value-type="string" calcext:value-type="string">
            <text:p>AP_dDFIRE</text:p>
          </table:table-cell>
          <table:table-cell table:formula="of:=[.B120]*100" office:value-type="float" office:value="8.52272727273" calcext:value-type="float">
            <text:p>8,52</text:p>
          </table:table-cell>
          <table:table-cell table:formula="of:=[.C120]*100" office:value-type="float" office:value="23.2954545455" calcext:value-type="float">
            <text:p>23,30</text:p>
          </table:table-cell>
          <table:table-cell table:formula="of:=[.D120]*100" office:value-type="float" office:value="45.4545454545" calcext:value-type="float">
            <text:p>45,45</text:p>
          </table:table-cell>
          <table:table-cell/>
          <table:table-cell table:formula="of:=[.F120]*100" office:value-type="float" office:value="13.6363636364" calcext:value-type="float">
            <text:p>13,64</text:p>
          </table:table-cell>
          <table:table-cell table:style-name="ce15" table:formula="of:=[.G120]*100" office:value-type="float" office:value="29.5454545455" calcext:value-type="float">
            <text:p>29,55</text:p>
          </table:table-cell>
          <table:table-cell table:formula="of:=[.H120]*100" office:value-type="float" office:value="48.8636363636" calcext:value-type="float">
            <text:p>48,86</text:p>
          </table:table-cell>
          <table:table-cell/>
          <table:table-cell table:formula="of:=[.J120]*100" office:value-type="float" office:value="5.11363636367" calcext:value-type="float">
            <text:p>5,11</text:p>
          </table:table-cell>
          <table:table-cell table:formula="of:=[.K120]*100" office:value-type="float" office:value="6.25" calcext:value-type="float">
            <text:p>6,25</text:p>
          </table:table-cell>
          <table:table-cell table:formula="of:=[.L120]*100" office:value-type="float" office:value="3.4090909091" calcext:value-type="float">
            <text:p>3,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551136363636" calcext:value-type="float">
            <text:p>0,5511363636</text:p>
          </table:table-cell>
          <table:table-cell/>
          <table:table-cell office:value-type="float" office:value="0.130681818182" calcext:value-type="float">
            <text:p>0,1306818182</text:p>
          </table:table-cell>
          <table:table-cell office:value-type="float" office:value="0.306818181818" calcext:value-type="float">
            <text:p>0,3068181818</text:p>
          </table:table-cell>
          <table:table-cell office:value-type="float" office:value="0.517045454545" calcext:value-type="float">
            <text:p>0,5170454545</text:p>
          </table:table-cell>
          <table:table-cell/>
          <table:table-cell table:formula="of:=[.F122]-[.B122]" office:value-type="float" office:value="0.068181818182" calcext:value-type="float">
            <text:p>0,0681818182</text:p>
          </table:table-cell>
          <table:table-cell table:formula="of:=[.G122]-[.C122]" office:value-type="float" office:value="0.039772727273" calcext:value-type="float">
            <text:p>0,0397727273</text:p>
          </table:table-cell>
          <table:table-cell table:formula="of:=[.H122]-[.D122]" office:value-type="float" office:value="-0.034090909091" calcext:value-type="float">
            <text:p>-0,0340909091</text:p>
          </table:table-cell>
          <table:table-cell/>
          <table:table-cell office:value-type="string" calcext:value-type="string">
            <text:p>CP_DECK</text:p>
          </table:table-cell>
          <table:table-cell table:formula="of:=[.B121]*100" office:value-type="float" office:value="15.9090909091" calcext:value-type="float">
            <text:p>15,91</text:p>
          </table:table-cell>
          <table:table-cell table:formula="of:=[.C121]*100" office:value-type="float" office:value="23.8636363636" calcext:value-type="float">
            <text:p>23,86</text:p>
          </table:table-cell>
          <table:table-cell table:formula="of:=[.D121]*100" office:value-type="float" office:value="39.7727272727" calcext:value-type="float">
            <text:p>39,77</text:p>
          </table:table-cell>
          <table:table-cell/>
          <table:table-cell table:formula="of:=[.F121]*100" office:value-type="float" office:value="15.3409090909" calcext:value-type="float">
            <text:p>15,34</text:p>
          </table:table-cell>
          <table:table-cell table:style-name="ce15" table:formula="of:=[.G121]*100" office:value-type="float" office:value="30.1136363636" calcext:value-type="float">
            <text:p>30,11</text:p>
          </table:table-cell>
          <table:table-cell table:formula="of:=[.H121]*100" office:value-type="float" office:value="44.8863636364" calcext:value-type="float">
            <text:p>44,89</text:p>
          </table:table-cell>
          <table:table-cell/>
          <table:table-cell table:formula="of:=[.J121]*100" office:value-type="float" office:value="-0.5681818182" calcext:value-type="float">
            <text:p>-0,57</text:p>
          </table:table-cell>
          <table:table-cell table:formula="of:=[.K121]*100" office:value-type="float" office:value="6.25" calcext:value-type="float">
            <text:p>6,25</text:p>
          </table:table-cell>
          <table:table-cell table:formula="of:=[.L121]*100" office:value-type="float" office:value="5.1136363637" calcext:value-type="float">
            <text:p>5,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_T1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22727272727" calcext:value-type="float">
            <text:p>0,5227272727</text:p>
          </table:table-cell>
          <table:table-cell/>
          <table:table-cell office:value-type="float" office:value="0.0909090909091" calcext:value-type="float">
            <text:p>0,0909090909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517045454545" calcext:value-type="float">
            <text:p>0,5170454545</text:p>
          </table:table-cell>
          <table:table-cell/>
          <table:table-cell table:formula="of:=[.F123]-[.B123]" office:value-type="float" office:value="0.0113636363636" calcext:value-type="float">
            <text:p>0,0113636364</text:p>
          </table:table-cell>
          <table:table-cell table:formula="of:=[.G123]-[.C123]" office:value-type="float" office:value="0.039772727273" calcext:value-type="float">
            <text:p>0,0397727273</text:p>
          </table:table-cell>
          <table:table-cell table:formula="of:=[.H123]-[.D123]" office:value-type="float" office:value="-0.00568181818200009" calcext:value-type="float">
            <text:p>-0,0056818182</text:p>
          </table:table-cell>
          <table:table-cell/>
          <table:table-cell office:value-type="string" calcext:value-type="string">
            <text:p>AP_T2</text:p>
          </table:table-cell>
          <table:table-cell table:formula="of:=[.B122]*100" office:value-type="float" office:value="6.25" calcext:value-type="float">
            <text:p>6,25</text:p>
          </table:table-cell>
          <table:table-cell table:formula="of:=[.C122]*100" office:value-type="float" office:value="26.7045454545" calcext:value-type="float">
            <text:p>26,70</text:p>
          </table:table-cell>
          <table:table-cell table:formula="of:=[.D122]*100" office:value-type="float" office:value="55.1136363636" calcext:value-type="float">
            <text:p>55,11</text:p>
          </table:table-cell>
          <table:table-cell/>
          <table:table-cell table:formula="of:=[.F122]*100" office:value-type="float" office:value="13.0681818182" calcext:value-type="float">
            <text:p>13,07</text:p>
          </table:table-cell>
          <table:table-cell table:style-name="ce15" table:formula="of:=[.G122]*100" office:value-type="float" office:value="30.6818181818" calcext:value-type="float">
            <text:p>30,68</text:p>
          </table:table-cell>
          <table:table-cell table:formula="of:=[.H122]*100" office:value-type="float" office:value="51.7045454545" calcext:value-type="float">
            <text:p>51,70</text:p>
          </table:table-cell>
          <table:table-cell/>
          <table:table-cell table:formula="of:=[.J122]*100" office:value-type="float" office:value="6.8181818182" calcext:value-type="float">
            <text:p>6,82</text:p>
          </table:table-cell>
          <table:table-cell table:formula="of:=[.K122]*100" office:value-type="float" office:value="3.9772727273" calcext:value-type="float">
            <text:p>3,98</text:p>
          </table:table-cell>
          <table:table-cell table:formula="of:=[.L122]*100" office:value-type="float" office:value="-3.4090909091" calcext:value-type="float">
            <text:p>-3,4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P_calRW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76136363636" calcext:value-type="float">
            <text:p>0,1761363636</text:p>
          </table:table-cell>
          <table:table-cell office:value-type="float" office:value="0.579545454545" calcext:value-type="float">
            <text:p>0,5795454545</text:p>
          </table:table-cell>
          <table:table-cell/>
          <table:table-cell office:value-type="float" office:value="0.0738636363636" calcext:value-type="float">
            <text:p>0,0738636364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517045454545" calcext:value-type="float">
            <text:p>0,5170454545</text:p>
          </table:table-cell>
          <table:table-cell/>
          <table:table-cell table:formula="of:=[.F124]-[.B124]" office:value-type="float" office:value="0.0454545454545" calcext:value-type="float">
            <text:p>0,0454545455</text:p>
          </table:table-cell>
          <table:table-cell table:formula="of:=[.G124]-[.C124]" office:value-type="float" office:value="0.136363636364" calcext:value-type="float">
            <text:p>0,1363636364</text:p>
          </table:table-cell>
          <table:table-cell table:formula="of:=[.H124]-[.D124]" office:value-type="float" office:value="-0.0625" calcext:value-type="float">
            <text:p>-0,0625</text:p>
          </table:table-cell>
          <table:table-cell/>
          <table:table-cell office:value-type="string" calcext:value-type="string">
            <text:p>AP_T1</text:p>
          </table:table-cell>
          <table:table-cell table:formula="of:=[.B123]*100" office:value-type="float" office:value="7.95454545455" calcext:value-type="float">
            <text:p>7,95</text:p>
          </table:table-cell>
          <table:table-cell table:formula="of:=[.C123]*100" office:value-type="float" office:value="27.2727272727" calcext:value-type="float">
            <text:p>27,27</text:p>
          </table:table-cell>
          <table:table-cell table:formula="of:=[.D123]*100" office:value-type="float" office:value="52.2727272727" calcext:value-type="float">
            <text:p>52,27</text:p>
          </table:table-cell>
          <table:table-cell/>
          <table:table-cell table:formula="of:=[.F123]*100" office:value-type="float" office:value="9.09090909091" calcext:value-type="float">
            <text:p>9,09</text:p>
          </table:table-cell>
          <table:table-cell table:style-name="ce15" table:formula="of:=[.G123]*100" office:value-type="float" office:value="31.25" calcext:value-type="float">
            <text:p>31,25</text:p>
          </table:table-cell>
          <table:table-cell table:formula="of:=[.H123]*100" office:value-type="float" office:value="51.7045454545" calcext:value-type="float">
            <text:p>51,70</text:p>
          </table:table-cell>
          <table:table-cell/>
          <table:table-cell table:formula="of:=[.J123]*100" office:value-type="float" office:value="1.13636363636" calcext:value-type="float">
            <text:p>1,14</text:p>
          </table:table-cell>
          <table:table-cell table:formula="of:=[.K123]*100" office:value-type="float" office:value="3.9772727273" calcext:value-type="float">
            <text:p>3,98</text:p>
          </table:table-cell>
          <table:table-cell table:formula="of:=[.L123]*100" office:value-type="float" office:value="-0.568181818200009" calcext:value-type="float">
            <text:p>-0,5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P_calRWp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573863636364" calcext:value-type="float">
            <text:p>0,5738636364</text:p>
          </table:table-cell>
          <table:table-cell/>
          <table:table-cell office:value-type="float" office:value="0.0681818181818" calcext:value-type="float">
            <text:p>0,0681818182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534090909091" calcext:value-type="float">
            <text:p>0,5340909091</text:p>
          </table:table-cell>
          <table:table-cell/>
          <table:table-cell table:formula="of:=[.F125]-[.B125]" office:value-type="float" office:value="0.0284090909091" calcext:value-type="float">
            <text:p>0,0284090909</text:p>
          </table:table-cell>
          <table:table-cell table:formula="of:=[.G125]-[.C125]" office:value-type="float" office:value="0.079545454545" calcext:value-type="float">
            <text:p>0,0795454545</text:p>
          </table:table-cell>
          <table:table-cell table:formula="of:=[.H125]-[.D125]" office:value-type="float" office:value="-0.039772727273" calcext:value-type="float">
            <text:p>-0,0397727273</text:p>
          </table:table-cell>
          <table:table-cell/>
          <table:table-cell office:value-type="string" calcext:value-type="string">
            <text:p>AP_calRW</text:p>
          </table:table-cell>
          <table:table-cell table:formula="of:=[.B124]*100" office:value-type="float" office:value="2.84090909091" calcext:value-type="float">
            <text:p>2,84</text:p>
          </table:table-cell>
          <table:table-cell table:formula="of:=[.C124]*100" office:value-type="float" office:value="17.6136363636" calcext:value-type="float">
            <text:p>17,61</text:p>
          </table:table-cell>
          <table:table-cell table:formula="of:=[.D124]*100" office:value-type="float" office:value="57.9545454545" calcext:value-type="float">
            <text:p>57,95</text:p>
          </table:table-cell>
          <table:table-cell/>
          <table:table-cell table:formula="of:=[.F124]*100" office:value-type="float" office:value="7.38636363636" calcext:value-type="float">
            <text:p>7,39</text:p>
          </table:table-cell>
          <table:table-cell table:style-name="ce15" table:formula="of:=[.G124]*100" office:value-type="float" office:value="31.25" calcext:value-type="float">
            <text:p>31,25</text:p>
          </table:table-cell>
          <table:table-cell table:formula="of:=[.H124]*100" office:value-type="float" office:value="51.7045454545" calcext:value-type="float">
            <text:p>51,70</text:p>
          </table:table-cell>
          <table:table-cell/>
          <table:table-cell table:formula="of:=[.J124]*100" office:value-type="float" office:value="4.54545454545" calcext:value-type="float">
            <text:p>4,55</text:p>
          </table:table-cell>
          <table:table-cell table:formula="of:=[.K124]*100" office:value-type="float" office:value="13.6363636364" calcext:value-type="float">
            <text:p>13,64</text:p>
          </table:table-cell>
          <table:table-cell table:formula="of:=[.L124]*100" office:value-type="float" office:value="-6.25" calcext:value-type="float">
            <text:p>-6,2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P_PISA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340909090909" calcext:value-type="float">
            <text:p>0,3409090909</text:p>
          </table:table-cell>
          <table:table-cell office:value-type="float" office:value="0.585227272727" calcext:value-type="float">
            <text:p>0,5852272727</text:p>
          </table:table-cell>
          <table:table-cell/>
          <table:table-cell office:value-type="float" office:value="0.164772727273" calcext:value-type="float">
            <text:p>0,1647727273</text:p>
          </table:table-cell>
          <table:table-cell office:value-type="float" office:value="0.329545454545" calcext:value-type="float">
            <text:p>0,3295454545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table:formula="of:=[.F126]-[.B126]" office:value-type="float" office:value="0.011363636364" calcext:value-type="float">
            <text:p>0,0113636364</text:p>
          </table:table-cell>
          <table:table-cell table:formula="of:=[.G126]-[.C126]" office:value-type="float" office:value="-0.011363636364" calcext:value-type="float">
            <text:p>-0,0113636364</text:p>
          </table:table-cell>
          <table:table-cell table:formula="of:=[.H126]-[.D126]" office:value-type="float" office:value="-0.0795454545450001" calcext:value-type="float">
            <text:p>-0,0795454545</text:p>
          </table:table-cell>
          <table:table-cell/>
          <table:table-cell office:value-type="string" calcext:value-type="string">
            <text:p>AP_calRWp</text:p>
          </table:table-cell>
          <table:table-cell table:formula="of:=[.B125]*100" office:value-type="float" office:value="3.97727272727" calcext:value-type="float">
            <text:p>3,98</text:p>
          </table:table-cell>
          <table:table-cell table:formula="of:=[.C125]*100" office:value-type="float" office:value="23.2954545455" calcext:value-type="float">
            <text:p>23,30</text:p>
          </table:table-cell>
          <table:table-cell table:formula="of:=[.D125]*100" office:value-type="float" office:value="57.3863636364" calcext:value-type="float">
            <text:p>57,39</text:p>
          </table:table-cell>
          <table:table-cell/>
          <table:table-cell table:formula="of:=[.F125]*100" office:value-type="float" office:value="6.81818181818" calcext:value-type="float">
            <text:p>6,82</text:p>
          </table:table-cell>
          <table:table-cell table:style-name="ce15" table:formula="of:=[.G125]*100" office:value-type="float" office:value="31.25" calcext:value-type="float">
            <text:p>31,25</text:p>
          </table:table-cell>
          <table:table-cell table:formula="of:=[.H125]*100" office:value-type="float" office:value="53.4090909091" calcext:value-type="float">
            <text:p>53,41</text:p>
          </table:table-cell>
          <table:table-cell/>
          <table:table-cell table:formula="of:=[.J125]*100" office:value-type="float" office:value="2.84090909091" calcext:value-type="float">
            <text:p>2,84</text:p>
          </table:table-cell>
          <table:table-cell table:formula="of:=[.K125]*100" office:value-type="float" office:value="7.9545454545" calcext:value-type="float">
            <text:p>7,95</text:p>
          </table:table-cell>
          <table:table-cell table:formula="of:=[.L125]*100" office:value-type="float" office:value="-3.9772727273" calcext:value-type="float">
            <text:p>-3,98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 calcext:value-type="string">
            <text:p>AP_PISA</text:p>
          </table:table-cell>
          <table:table-cell table:formula="of:=[.B126]*100" office:value-type="float" office:value="15.3409090909" calcext:value-type="float">
            <text:p>15,34</text:p>
          </table:table-cell>
          <table:table-cell table:formula="of:=[.C126]*100" office:value-type="float" office:value="34.0909090909" calcext:value-type="float">
            <text:p>34,09</text:p>
          </table:table-cell>
          <table:table-cell table:formula="of:=[.D126]*100" office:value-type="float" office:value="58.5227272727" calcext:value-type="float">
            <text:p>58,52</text:p>
          </table:table-cell>
          <table:table-cell/>
          <table:table-cell table:formula="of:=[.F126]*100" office:value-type="float" office:value="16.4772727273" calcext:value-type="float">
            <text:p>16,48</text:p>
          </table:table-cell>
          <table:table-cell table:style-name="ce15" table:formula="of:=[.G126]*100" office:value-type="float" office:value="32.9545454545" calcext:value-type="float">
            <text:p>32,95</text:p>
          </table:table-cell>
          <table:table-cell table:formula="of:=[.H126]*100" office:value-type="float" office:value="50.5681818182" calcext:value-type="float">
            <text:p>50,57</text:p>
          </table:table-cell>
          <table:table-cell/>
          <table:table-cell table:formula="of:=[.J126]*100" office:value-type="float" office:value="1.1363636364" calcext:value-type="float">
            <text:p>1,14</text:p>
          </table:table-cell>
          <table:table-cell table:formula="of:=[.K126]*100" office:value-type="float" office:value="-1.1363636364" calcext:value-type="float">
            <text:p>-1,14</text:p>
          </table:table-cell>
          <table:table-cell table:formula="of:=[.L126]*100" office:value-type="float" office:value="-7.95454545450001" calcext:value-type="float">
            <text:p>-7,95</text:p>
          </table:table-cell>
          <table:table-cell table:number-columns-repeated="6"/>
        </table:table-row>
        <table:table-row table:style-name="ro2">
          <table:table-cell table:number-columns-repeated="19"/>
          <table:table-cell table:style-name="ce15"/>
          <table:table-cell table:number-columns-repeated="11"/>
        </table:table-row>
        <table:table-row table:style-name="ro2"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7"/>
          <table:table-cell table:style-name="ce15"/>
          <table:table-cell table:number-columns-repeated="11"/>
        </table:table-row>
        <table:table-row table:style-name="ro2">
          <table:table-cell office:value-type="string" calcext:value-type="string">
            <text:p>AP_T2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34090909091" calcext:value-type="float">
            <text:p>0,5340909091</text:p>
          </table:table-cell>
          <table:table-cell/>
          <table:table-cell office:value-type="float" office:value="0.147727272727" calcext:value-type="float">
            <text:p>0,1477272727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09090909091" calcext:value-type="float">
            <text:p>0,4090909091</text:p>
          </table:table-cell>
          <table:table-cell/>
          <table:table-cell table:formula="of:= [.F130]-[.B130]" office:value-type="float" office:value="0.0795454545452" calcext:value-type="float">
            <text:p>0,0795454545</text:p>
          </table:table-cell>
          <table:table-cell table:formula="of:= [.G130]-[.C130]" office:value-type="float" office:value="-0.011363636363" calcext:value-type="float">
            <text:p>-0,0113636364</text:p>
          </table:table-cell>
          <table:table-cell table:formula="of:= [.H130]-[.D130]" office:value-type="float" office:value="-0.125" calcext:value-type="float">
            <text:p>-0,125</text:p>
          </table:table-cell>
          <table:table-cell table:number-columns-repeated="2"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</text:p>
          </table:table-cell>
          <table:table-cell table:style-name="ce15"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MJ2h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0.107954545455" calcext:value-type="float">
            <text:p>0,107954545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31818181818" calcext:value-type="float">
            <text:p>0,4318181818</text:p>
          </table:table-cell>
          <table:table-cell/>
          <table:table-cell table:formula="of:= [.F131]-[.B131]" office:value-type="float" office:value="0.0284090909095" calcext:value-type="float">
            <text:p>0,0284090909</text:p>
          </table:table-cell>
          <table:table-cell table:formula="of:= [.G131]-[.C131]" office:value-type="float" office:value="0.022727272728" calcext:value-type="float">
            <text:p>0,0227272727</text:p>
          </table:table-cell>
          <table:table-cell table:formula="of:= [.H131]-[.D131]" office:value-type="float" office:value="-0.068181818182" calcext:value-type="float">
            <text:p>-0,0681818182</text:p>
          </table:table-cell>
          <table:table-cell/>
          <table:table-cell office:value-type="string" calcext:value-type="string">
            <text:p>AP_T2</text:p>
          </table:table-cell>
          <table:table-cell table:formula="of:=[.B130]*100" office:value-type="float" office:value="6.81818181818" calcext:value-type="float">
            <text:p>6,82</text:p>
          </table:table-cell>
          <table:table-cell table:formula="of:=[.C130]*100" office:value-type="float" office:value="27.2727272727" calcext:value-type="float">
            <text:p>27,27</text:p>
          </table:table-cell>
          <table:table-cell table:formula="of:=[.D130]*100" office:value-type="float" office:value="53.4090909091" calcext:value-type="float">
            <text:p>53,41</text:p>
          </table:table-cell>
          <table:table-cell/>
          <table:table-cell table:formula="of:=[.F130]*100" office:value-type="float" office:value="14.7727272727" calcext:value-type="float">
            <text:p>14,77</text:p>
          </table:table-cell>
          <table:table-cell table:style-name="ce15" table:formula="of:=[.G130]*100" office:value-type="float" office:value="26.1363636364" calcext:value-type="float">
            <text:p>26,14</text:p>
          </table:table-cell>
          <table:table-cell table:formula="of:=[.H130]*100" office:value-type="float" office:value="40.9090909091" calcext:value-type="float">
            <text:p>40,91</text:p>
          </table:table-cell>
          <table:table-cell/>
          <table:table-cell table:formula="of:=[.J130]*100" office:value-type="float" office:value="7.95454545452" calcext:value-type="float">
            <text:p>7,95</text:p>
          </table:table-cell>
          <table:table-cell table:formula="of:=[.K130]*100" office:value-type="float" office:value="-1.1363636363" calcext:value-type="float">
            <text:p>-1,14</text:p>
          </table:table-cell>
          <table:table-cell table:formula="of:=[.L130]*100" office:value-type="float" office:value="-12.5" calcext:value-type="float">
            <text:p>-12,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RMFCA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204545454545" calcext:value-type="float">
            <text:p>0,2045454545</text:p>
          </table:table-cell>
          <table:table-cell office:value-type="float" office:value="0.4375" calcext:value-type="float">
            <text:p>0,4375</text:p>
          </table:table-cell>
          <table:table-cell/>
          <table:table-cell office:value-type="float" office:value="0.113636363636" calcext:value-type="float">
            <text:p>0,1136363636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43181818182" calcext:value-type="float">
            <text:p>0,4431818182</text:p>
          </table:table-cell>
          <table:table-cell/>
          <table:table-cell table:formula="of:= [.F132]-[.B132]" office:value-type="float" office:value="0" calcext:value-type="float">
            <text:p>0</text:p>
          </table:table-cell>
          <table:table-cell table:formula="of:= [.G132]-[.C132]" office:value-type="float" office:value="0.056818181819" calcext:value-type="float">
            <text:p>0,0568181818</text:p>
          </table:table-cell>
          <table:table-cell table:formula="of:= [.H132]-[.D132]" office:value-type="float" office:value="0.00568181818199998" calcext:value-type="float">
            <text:p>0,0056818182</text:p>
          </table:table-cell>
          <table:table-cell/>
          <table:table-cell office:value-type="string" calcext:value-type="string">
            <text:p>CP_MJ2h</text:p>
          </table:table-cell>
          <table:table-cell table:formula="of:=[.B131]*100" office:value-type="float" office:value="7.95454545455" calcext:value-type="float">
            <text:p>7,95</text:p>
          </table:table-cell>
          <table:table-cell table:formula="of:=[.C131]*100" office:value-type="float" office:value="23.8636363636" calcext:value-type="float">
            <text:p>23,86</text:p>
          </table:table-cell>
          <table:table-cell table:formula="of:=[.D131]*100" office:value-type="float" office:value="50" calcext:value-type="float">
            <text:p>50,00</text:p>
          </table:table-cell>
          <table:table-cell/>
          <table:table-cell table:formula="of:=[.F131]*100" office:value-type="float" office:value="10.7954545455" calcext:value-type="float">
            <text:p>10,80</text:p>
          </table:table-cell>
          <table:table-cell table:style-name="ce15" table:formula="of:=[.G131]*100" office:value-type="float" office:value="26.1363636364" calcext:value-type="float">
            <text:p>26,14</text:p>
          </table:table-cell>
          <table:table-cell table:formula="of:=[.H131]*100" office:value-type="float" office:value="43.1818181818" calcext:value-type="float">
            <text:p>43,18</text:p>
          </table:table-cell>
          <table:table-cell/>
          <table:table-cell table:formula="of:=[.J131]*100" office:value-type="float" office:value="2.84090909095" calcext:value-type="float">
            <text:p>2,84</text:p>
          </table:table-cell>
          <table:table-cell table:formula="of:=[.K131]*100" office:value-type="float" office:value="2.2727272728" calcext:value-type="float">
            <text:p>2,27</text:p>
          </table:table-cell>
          <table:table-cell table:formula="of:=[.L131]*100" office:value-type="float" office:value="-6.8181818182" calcext:value-type="float">
            <text:p>-6,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RMFCEN1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488636363636" calcext:value-type="float">
            <text:p>0,4886363636</text:p>
          </table:table-cell>
          <table:table-cell/>
          <table:table-cell office:value-type="float" office:value="0.119318181818" calcext:value-type="float">
            <text:p>0,1193181818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table:formula="of:= [.F133]-[.B133]" office:value-type="float" office:value="0.0227272727271" calcext:value-type="float">
            <text:p>0,0227272727</text:p>
          </table:table-cell>
          <table:table-cell table:formula="of:= [.G133]-[.C133]" office:value-type="float" office:value="0.028409090909" calcext:value-type="float">
            <text:p>0,0284090909</text:p>
          </table:table-cell>
          <table:table-cell table:formula="of:= [.H133]-[.D133]" office:value-type="float" office:value="-0.034090909091" calcext:value-type="float">
            <text:p>-0,0340909091</text:p>
          </table:table-cell>
          <table:table-cell/>
          <table:table-cell office:value-type="string" calcext:value-type="string">
            <text:p>CP_RMFCA</text:p>
          </table:table-cell>
          <table:table-cell table:formula="of:=[.B132]*100" office:value-type="float" office:value="11.3636363636" calcext:value-type="float">
            <text:p>11,36</text:p>
          </table:table-cell>
          <table:table-cell table:formula="of:=[.C132]*100" office:value-type="float" office:value="20.4545454545" calcext:value-type="float">
            <text:p>20,45</text:p>
          </table:table-cell>
          <table:table-cell table:formula="of:=[.D132]*100" office:value-type="float" office:value="43.75" calcext:value-type="float">
            <text:p>43,75</text:p>
          </table:table-cell>
          <table:table-cell/>
          <table:table-cell table:formula="of:=[.F132]*100" office:value-type="float" office:value="11.3636363636" calcext:value-type="float">
            <text:p>11,36</text:p>
          </table:table-cell>
          <table:table-cell table:style-name="ce15" table:formula="of:=[.G132]*100" office:value-type="float" office:value="26.1363636364" calcext:value-type="float">
            <text:p>26,14</text:p>
          </table:table-cell>
          <table:table-cell table:formula="of:=[.H132]*100" office:value-type="float" office:value="44.3181818182" calcext:value-type="float">
            <text:p>44,32</text:p>
          </table:table-cell>
          <table:table-cell/>
          <table:table-cell table:formula="of:=[.J132]*100" office:value-type="float" office:value="0" calcext:value-type="float">
            <text:p>0,00</text:p>
          </table:table-cell>
          <table:table-cell table:formula="of:=[.K132]*100" office:value-type="float" office:value="5.6818181819" calcext:value-type="float">
            <text:p>5,68</text:p>
          </table:table-cell>
          <table:table-cell table:formula="of:=[.L132]*100" office:value-type="float" office:value="0.568181818199998" calcext:value-type="float">
            <text:p>0,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DOCK</text:p>
          </table:table-cell>
          <table:table-cell office:value-type="float" office:value="0.125" calcext:value-type="float">
            <text:p>0,1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94318181818" calcext:value-type="float">
            <text:p>0,4943181818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77272727273" calcext:value-type="float">
            <text:p>0,4772727273</text:p>
          </table:table-cell>
          <table:table-cell/>
          <table:table-cell table:formula="of:= [.F134]-[.B134]" office:value-type="float" office:value="0" calcext:value-type="float">
            <text:p>0</text:p>
          </table:table-cell>
          <table:table-cell table:formula="of:= [.G134]-[.C134]" office:value-type="float" office:value="0" calcext:value-type="float">
            <text:p>0</text:p>
          </table:table-cell>
          <table:table-cell table:formula="of:= [.H134]-[.D134]" office:value-type="float" office:value="-0.017045454545" calcext:value-type="float">
            <text:p>-0,0170454545</text:p>
          </table:table-cell>
          <table:table-cell/>
          <table:table-cell office:value-type="string" calcext:value-type="string">
            <text:p>CP_RMFCEN1</text:p>
          </table:table-cell>
          <table:table-cell table:formula="of:=[.B133]*100" office:value-type="float" office:value="9.65909090909" calcext:value-type="float">
            <text:p>9,66</text:p>
          </table:table-cell>
          <table:table-cell table:formula="of:=[.C133]*100" office:value-type="float" office:value="23.2954545455" calcext:value-type="float">
            <text:p>23,30</text:p>
          </table:table-cell>
          <table:table-cell table:formula="of:=[.D133]*100" office:value-type="float" office:value="48.8636363636" calcext:value-type="float">
            <text:p>48,86</text:p>
          </table:table-cell>
          <table:table-cell/>
          <table:table-cell table:formula="of:=[.F133]*100" office:value-type="float" office:value="11.9318181818" calcext:value-type="float">
            <text:p>11,93</text:p>
          </table:table-cell>
          <table:table-cell table:style-name="ce15" table:formula="of:=[.G133]*100" office:value-type="float" office:value="26.1363636364" calcext:value-type="float">
            <text:p>26,14</text:p>
          </table:table-cell>
          <table:table-cell table:formula="of:=[.H133]*100" office:value-type="float" office:value="45.4545454545" calcext:value-type="float">
            <text:p>45,45</text:p>
          </table:table-cell>
          <table:table-cell/>
          <table:table-cell table:formula="of:=[.J133]*100" office:value-type="float" office:value="2.27272727271" calcext:value-type="float">
            <text:p>2,27</text:p>
          </table:table-cell>
          <table:table-cell table:formula="of:=[.K133]*100" office:value-type="float" office:value="2.8409090909" calcext:value-type="float">
            <text:p>2,84</text:p>
          </table:table-cell>
          <table:table-cell table:formula="of:=[.L133]*100" office:value-type="float" office:value="-3.4090909091" calcext:value-type="float">
            <text:p>-3,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TB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494318181818" calcext:value-type="float">
            <text:p>0,4943181818</text:p>
          </table:table-cell>
          <table:table-cell/>
          <table:table-cell office:value-type="float" office:value="0.119318181818" calcext:value-type="float">
            <text:p>0,1193181818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431818181818" calcext:value-type="float">
            <text:p>0,4318181818</text:p>
          </table:table-cell>
          <table:table-cell/>
          <table:table-cell table:formula="of:= [.F135]-[.B135]" office:value-type="float" office:value="0.0284090909089" calcext:value-type="float">
            <text:p>0,0284090909</text:p>
          </table:table-cell>
          <table:table-cell table:formula="of:= [.G135]-[.C135]" office:value-type="float" office:value="0.028409090909" calcext:value-type="float">
            <text:p>0,0284090909</text:p>
          </table:table-cell>
          <table:table-cell table:formula="of:= [.H135]-[.D135]" office:value-type="float" office:value="-0.0625" calcext:value-type="float">
            <text:p>-0,0625</text:p>
          </table:table-cell>
          <table:table-cell/>
          <table:table-cell office:value-type="string" calcext:value-type="string">
            <text:p>SDOCK</text:p>
          </table:table-cell>
          <table:table-cell table:formula="of:=[.B134]*100" office:value-type="float" office:value="12.5" calcext:value-type="float">
            <text:p>12,50</text:p>
          </table:table-cell>
          <table:table-cell table:formula="of:=[.C134]*100" office:value-type="float" office:value="26.1363636364" calcext:value-type="float">
            <text:p>26,14</text:p>
          </table:table-cell>
          <table:table-cell table:formula="of:=[.D134]*100" office:value-type="float" office:value="49.4318181818" calcext:value-type="float">
            <text:p>49,43</text:p>
          </table:table-cell>
          <table:table-cell/>
          <table:table-cell table:formula="of:=[.F134]*100" office:value-type="float" office:value="12.5" calcext:value-type="float">
            <text:p>12,50</text:p>
          </table:table-cell>
          <table:table-cell table:style-name="ce15" table:formula="of:=[.G134]*100" office:value-type="float" office:value="26.1363636364" calcext:value-type="float">
            <text:p>26,14</text:p>
          </table:table-cell>
          <table:table-cell table:formula="of:=[.H134]*100" office:value-type="float" office:value="47.7272727273" calcext:value-type="float">
            <text:p>47,73</text:p>
          </table:table-cell>
          <table:table-cell/>
          <table:table-cell table:formula="of:=[.J134]*100" office:value-type="float" office:value="0" calcext:value-type="float">
            <text:p>0,00</text:p>
          </table:table-cell>
          <table:table-cell table:formula="of:=[.K134]*100" office:value-type="float" office:value="0" calcext:value-type="float">
            <text:p>0,00</text:p>
          </table:table-cell>
          <table:table-cell table:formula="of:=[.L134]*100" office:value-type="float" office:value="-1.7045454545" calcext:value-type="float">
            <text:p>-1,7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_T1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88636363636" calcext:value-type="float">
            <text:p>0,4886363636</text:p>
          </table:table-cell>
          <table:table-cell/>
          <table:table-cell office:value-type="float" office:value="0.119318181818" calcext:value-type="float">
            <text:p>0,1193181818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443181818182" calcext:value-type="float">
            <text:p>0,4431818182</text:p>
          </table:table-cell>
          <table:table-cell/>
          <table:table-cell table:formula="of:= [.F136]-[.B136]" office:value-type="float" office:value="0.0454545454544" calcext:value-type="float">
            <text:p>0,0454545455</text:p>
          </table:table-cell>
          <table:table-cell table:formula="of:= [.G136]-[.C136]" office:value-type="float" office:value="-0.00568181818199998" calcext:value-type="float">
            <text:p>-0,0056818182</text:p>
          </table:table-cell>
          <table:table-cell table:formula="of:= [.H136]-[.D136]" office:value-type="float" office:value="-0.045454545454" calcext:value-type="float">
            <text:p>-0,0454545455</text:p>
          </table:table-cell>
          <table:table-cell/>
          <table:table-cell office:value-type="string" calcext:value-type="string">
            <text:p>CP_TB</text:p>
          </table:table-cell>
          <table:table-cell table:formula="of:=[.B135]*100" office:value-type="float" office:value="9.09090909091" calcext:value-type="float">
            <text:p>9,09</text:p>
          </table:table-cell>
          <table:table-cell table:formula="of:=[.C135]*100" office:value-type="float" office:value="23.8636363636" calcext:value-type="float">
            <text:p>23,86</text:p>
          </table:table-cell>
          <table:table-cell table:formula="of:=[.D135]*100" office:value-type="float" office:value="49.4318181818" calcext:value-type="float">
            <text:p>49,43</text:p>
          </table:table-cell>
          <table:table-cell/>
          <table:table-cell table:formula="of:=[.F135]*100" office:value-type="float" office:value="11.9318181818" calcext:value-type="float">
            <text:p>11,93</text:p>
          </table:table-cell>
          <table:table-cell table:style-name="ce15" table:formula="of:=[.G135]*100" office:value-type="float" office:value="26.7045454545" calcext:value-type="float">
            <text:p>26,70</text:p>
          </table:table-cell>
          <table:table-cell table:formula="of:=[.H135]*100" office:value-type="float" office:value="43.1818181818" calcext:value-type="float">
            <text:p>43,18</text:p>
          </table:table-cell>
          <table:table-cell/>
          <table:table-cell table:formula="of:=[.J135]*100" office:value-type="float" office:value="2.84090909089" calcext:value-type="float">
            <text:p>2,84</text:p>
          </table:table-cell>
          <table:table-cell table:formula="of:=[.K135]*100" office:value-type="float" office:value="2.8409090909" calcext:value-type="float">
            <text:p>2,84</text:p>
          </table:table-cell>
          <table:table-cell table:formula="of:=[.L135]*100" office:value-type="float" office:value="-6.25" calcext:value-type="float">
            <text:p>-6,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TS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5" calcext:value-type="float">
            <text:p>0,25</text:p>
          </table:table-cell>
          <table:table-cell office:value-type="float" office:value="0.465909090909" calcext:value-type="float">
            <text:p>0,4659090909</text:p>
          </table:table-cell>
          <table:table-cell/>
          <table:table-cell office:value-type="float" office:value="0.130681818182" calcext:value-type="float">
            <text:p>0,1306818182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443181818182" calcext:value-type="float">
            <text:p>0,4431818182</text:p>
          </table:table-cell>
          <table:table-cell/>
          <table:table-cell table:formula="of:= [.F137]-[.B137]" office:value-type="float" office:value="0.0454545454547" calcext:value-type="float">
            <text:p>0,0454545455</text:p>
          </table:table-cell>
          <table:table-cell table:formula="of:= [.G137]-[.C137]" office:value-type="float" office:value="0.017045454545" calcext:value-type="float">
            <text:p>0,0170454545</text:p>
          </table:table-cell>
          <table:table-cell table:formula="of:= [.H137]-[.D137]" office:value-type="float" office:value="-0.022727272727" calcext:value-type="float">
            <text:p>-0,0227272727</text:p>
          </table:table-cell>
          <table:table-cell/>
          <table:table-cell office:value-type="string" calcext:value-type="string">
            <text:p>AP_T1</text:p>
          </table:table-cell>
          <table:table-cell table:formula="of:=[.B136]*100" office:value-type="float" office:value="7.38636363636" calcext:value-type="float">
            <text:p>7,39</text:p>
          </table:table-cell>
          <table:table-cell table:formula="of:=[.C136]*100" office:value-type="float" office:value="27.2727272727" calcext:value-type="float">
            <text:p>27,27</text:p>
          </table:table-cell>
          <table:table-cell table:formula="of:=[.D136]*100" office:value-type="float" office:value="48.8636363636" calcext:value-type="float">
            <text:p>48,86</text:p>
          </table:table-cell>
          <table:table-cell/>
          <table:table-cell table:formula="of:=[.F136]*100" office:value-type="float" office:value="11.9318181818" calcext:value-type="float">
            <text:p>11,93</text:p>
          </table:table-cell>
          <table:table-cell table:style-name="ce15" table:formula="of:=[.G136]*100" office:value-type="float" office:value="26.7045454545" calcext:value-type="float">
            <text:p>26,70</text:p>
          </table:table-cell>
          <table:table-cell table:formula="of:=[.H136]*100" office:value-type="float" office:value="44.3181818182" calcext:value-type="float">
            <text:p>44,32</text:p>
          </table:table-cell>
          <table:table-cell/>
          <table:table-cell table:formula="of:=[.J136]*100" office:value-type="float" office:value="4.54545454544" calcext:value-type="float">
            <text:p>4,55</text:p>
          </table:table-cell>
          <table:table-cell table:formula="of:=[.K136]*100" office:value-type="float" office:value="-0.568181818199998" calcext:value-type="float">
            <text:p>-0,57</text:p>
          </table:table-cell>
          <table:table-cell table:formula="of:=[.L136]*100" office:value-type="float" office:value="-4.5454545454" calcext:value-type="float">
            <text:p>-4,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HLPL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office:value-type="float" office:value="0.136363636364" calcext:value-type="float">
            <text:p>0,1363636364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60227272727" calcext:value-type="float">
            <text:p>0,4602272727</text:p>
          </table:table-cell>
          <table:table-cell/>
          <table:table-cell table:formula="of:= [.F138]-[.B138]" office:value-type="float" office:value="0.034090909091" calcext:value-type="float">
            <text:p>0,0340909091</text:p>
          </table:table-cell>
          <table:table-cell table:formula="of:= [.G138]-[.C138]" office:value-type="float" office:value="0" calcext:value-type="float">
            <text:p>0</text:p>
          </table:table-cell>
          <table:table-cell table:formula="of:= [.H138]-[.D138]" office:value-type="float" office:value="-0.045454545455" calcext:value-type="float">
            <text:p>-0,0454545455</text:p>
          </table:table-cell>
          <table:table-cell/>
          <table:table-cell office:value-type="string" calcext:value-type="string">
            <text:p>CP_TS</text:p>
          </table:table-cell>
          <table:table-cell table:formula="of:=[.B137]*100" office:value-type="float" office:value="8.52272727273" calcext:value-type="float">
            <text:p>8,52</text:p>
          </table:table-cell>
          <table:table-cell table:formula="of:=[.C137]*100" office:value-type="float" office:value="25" calcext:value-type="float">
            <text:p>25,00</text:p>
          </table:table-cell>
          <table:table-cell table:formula="of:=[.D137]*100" office:value-type="float" office:value="46.5909090909" calcext:value-type="float">
            <text:p>46,59</text:p>
          </table:table-cell>
          <table:table-cell/>
          <table:table-cell table:formula="of:=[.F137]*100" office:value-type="float" office:value="13.0681818182" calcext:value-type="float">
            <text:p>13,07</text:p>
          </table:table-cell>
          <table:table-cell table:style-name="ce15" table:formula="of:=[.G137]*100" office:value-type="float" office:value="26.7045454545" calcext:value-type="float">
            <text:p>26,70</text:p>
          </table:table-cell>
          <table:table-cell table:formula="of:=[.H137]*100" office:value-type="float" office:value="44.3181818182" calcext:value-type="float">
            <text:p>44,32</text:p>
          </table:table-cell>
          <table:table-cell/>
          <table:table-cell table:formula="of:=[.J137]*100" office:value-type="float" office:value="4.54545454547" calcext:value-type="float">
            <text:p>4,55</text:p>
          </table:table-cell>
          <table:table-cell table:formula="of:=[.K137]*100" office:value-type="float" office:value="1.7045454545" calcext:value-type="float">
            <text:p>1,70</text:p>
          </table:table-cell>
          <table:table-cell table:formula="of:=[.L137]*100" office:value-type="float" office:value="-2.2727272727" calcext:value-type="float">
            <text:p>-2,2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TSC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85227272727" calcext:value-type="float">
            <text:p>0,5852272727</text:p>
          </table:table-cell>
          <table:table-cell/>
          <table:table-cell office:value-type="float" office:value="0.136363636364" calcext:value-type="float">
            <text:p>0,1363636364</text:p>
          </table:table-cell>
          <table:table-cell office:value-type="float" office:value="0.289772727273" calcext:value-type="float">
            <text:p>0,2897727273</text:p>
          </table:table-cell>
          <table:table-cell office:value-type="float" office:value="0.477272727273" calcext:value-type="float">
            <text:p>0,4772727273</text:p>
          </table:table-cell>
          <table:table-cell/>
          <table:table-cell table:formula="of:= [.F139]-[.B139]" office:value-type="float" office:value="0.022727272728" calcext:value-type="float">
            <text:p>0,0227272727</text:p>
          </table:table-cell>
          <table:table-cell table:formula="of:= [.G139]-[.C139]" office:value-type="float" office:value="0.017045454546" calcext:value-type="float">
            <text:p>0,0170454545</text:p>
          </table:table-cell>
          <table:table-cell table:formula="of:= [.H139]-[.D139]" office:value-type="float" office:value="-0.107954545454" calcext:value-type="float">
            <text:p>-0,1079545455</text:p>
          </table:table-cell>
          <table:table-cell/>
          <table:table-cell office:value-type="string" calcext:value-type="string">
            <text:p>CP_HLPL</text:p>
          </table:table-cell>
          <table:table-cell table:formula="of:=[.B138]*100" office:value-type="float" office:value="10.2272727273" calcext:value-type="float">
            <text:p>10,23</text:p>
          </table:table-cell>
          <table:table-cell table:formula="of:=[.C138]*100" office:value-type="float" office:value="27.2727272727" calcext:value-type="float">
            <text:p>27,27</text:p>
          </table:table-cell>
          <table:table-cell table:formula="of:=[.D138]*100" office:value-type="float" office:value="50.5681818182" calcext:value-type="float">
            <text:p>50,57</text:p>
          </table:table-cell>
          <table:table-cell/>
          <table:table-cell table:formula="of:=[.F138]*100" office:value-type="float" office:value="13.6363636364" calcext:value-type="float">
            <text:p>13,64</text:p>
          </table:table-cell>
          <table:table-cell table:style-name="ce15" table:formula="of:=[.G138]*100" office:value-type="float" office:value="27.2727272727" calcext:value-type="float">
            <text:p>27,27</text:p>
          </table:table-cell>
          <table:table-cell table:formula="of:=[.H138]*100" office:value-type="float" office:value="46.0227272727" calcext:value-type="float">
            <text:p>46,02</text:p>
          </table:table-cell>
          <table:table-cell/>
          <table:table-cell table:formula="of:=[.J138]*100" office:value-type="float" office:value="3.4090909091" calcext:value-type="float">
            <text:p>3,41</text:p>
          </table:table-cell>
          <table:table-cell table:formula="of:=[.K138]*100" office:value-type="float" office:value="0" calcext:value-type="float">
            <text:p>0,00</text:p>
          </table:table-cell>
          <table:table-cell table:formula="of:=[.L138]*100" office:value-type="float" office:value="-4.5454545455" calcext:value-type="float">
            <text:p>-4,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P_Qp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float" office:value="0.289772727273" calcext:value-type="float">
            <text:p>0,2897727273</text:p>
          </table:table-cell>
          <table:table-cell office:value-type="float" office:value="0.477272727273" calcext:value-type="float">
            <text:p>0,4772727273</text:p>
          </table:table-cell>
          <table:table-cell/>
          <table:table-cell table:formula="of:= [.F140]-[.B140]" office:value-type="float" office:value="0.0454545454545" calcext:value-type="float">
            <text:p>0,0454545455</text:p>
          </table:table-cell>
          <table:table-cell table:formula="of:= [.G140]-[.C140]" office:value-type="float" office:value="0.028409090909" calcext:value-type="float">
            <text:p>0,0284090909</text:p>
          </table:table-cell>
          <table:table-cell table:formula="of:= [.H140]-[.D140]" office:value-type="float" office:value="-0.034090909091" calcext:value-type="float">
            <text:p>-0,0340909091</text:p>
          </table:table-cell>
          <table:table-cell/>
          <table:table-cell office:value-type="string" calcext:value-type="string">
            <text:p>CP_TSC</text:p>
          </table:table-cell>
          <table:table-cell table:formula="of:=[.B139]*100" office:value-type="float" office:value="11.3636363636" calcext:value-type="float">
            <text:p>11,36</text:p>
          </table:table-cell>
          <table:table-cell table:formula="of:=[.C139]*100" office:value-type="float" office:value="27.2727272727" calcext:value-type="float">
            <text:p>27,27</text:p>
          </table:table-cell>
          <table:table-cell table:formula="of:=[.D139]*100" office:value-type="float" office:value="58.5227272727" calcext:value-type="float">
            <text:p>58,52</text:p>
          </table:table-cell>
          <table:table-cell/>
          <table:table-cell table:formula="of:=[.F139]*100" office:value-type="float" office:value="13.6363636364" calcext:value-type="float">
            <text:p>13,64</text:p>
          </table:table-cell>
          <table:table-cell table:style-name="ce15" table:formula="of:=[.G139]*100" office:value-type="float" office:value="28.9772727273" calcext:value-type="float">
            <text:p>28,98</text:p>
          </table:table-cell>
          <table:table-cell table:formula="of:=[.H139]*100" office:value-type="float" office:value="47.7272727273" calcext:value-type="float">
            <text:p>47,73</text:p>
          </table:table-cell>
          <table:table-cell/>
          <table:table-cell table:formula="of:=[.J139]*100" office:value-type="float" office:value="2.2727272728" calcext:value-type="float">
            <text:p>2,27</text:p>
          </table:table-cell>
          <table:table-cell table:formula="of:=[.K139]*100" office:value-type="float" office:value="1.7045454546" calcext:value-type="float">
            <text:p>1,70</text:p>
          </table:table-cell>
          <table:table-cell table:formula="of:=[.L139]*100" office:value-type="float" office:value="-10.7954545454" calcext:value-type="float">
            <text:p>-10,8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_calRWp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55681818182" calcext:value-type="float">
            <text:p>0,2556818182</text:p>
          </table:table-cell>
          <table:table-cell office:value-type="float" office:value="0.528409090909" calcext:value-type="float">
            <text:p>0,5284090909</text:p>
          </table:table-cell>
          <table:table-cell/>
          <table:table-cell office:value-type="float" office:value="0.119318181818" calcext:value-type="float">
            <text:p>0,1193181818</text:p>
          </table:table-cell>
          <table:table-cell office:value-type="float" office:value="0.295454545455" calcext:value-type="float">
            <text:p>0,2954545455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table:formula="of:= [.F141]-[.B141]" office:value-type="float" office:value="0.056818181818" calcext:value-type="float">
            <text:p>0,0568181818</text:p>
          </table:table-cell>
          <table:table-cell table:formula="of:= [.G141]-[.C141]" office:value-type="float" office:value="0.039772727273" calcext:value-type="float">
            <text:p>0,0397727273</text:p>
          </table:table-cell>
          <table:table-cell table:formula="of:= [.H141]-[.D141]" office:value-type="float" office:value="-0.073863636364" calcext:value-type="float">
            <text:p>-0,0738636364</text:p>
          </table:table-cell>
          <table:table-cell/>
          <table:table-cell office:value-type="string" calcext:value-type="string">
            <text:p>CP_Qp</text:p>
          </table:table-cell>
          <table:table-cell table:formula="of:=[.B140]*100" office:value-type="float" office:value="7.95454545455" calcext:value-type="float">
            <text:p>7,95</text:p>
          </table:table-cell>
          <table:table-cell table:formula="of:=[.C140]*100" office:value-type="float" office:value="26.1363636364" calcext:value-type="float">
            <text:p>26,14</text:p>
          </table:table-cell>
          <table:table-cell table:formula="of:=[.D140]*100" office:value-type="float" office:value="51.1363636364" calcext:value-type="float">
            <text:p>51,14</text:p>
          </table:table-cell>
          <table:table-cell/>
          <table:table-cell table:formula="of:=[.F140]*100" office:value-type="float" office:value="12.5" calcext:value-type="float">
            <text:p>12,50</text:p>
          </table:table-cell>
          <table:table-cell table:style-name="ce15" table:formula="of:=[.G140]*100" office:value-type="float" office:value="28.9772727273" calcext:value-type="float">
            <text:p>28,98</text:p>
          </table:table-cell>
          <table:table-cell table:formula="of:=[.H140]*100" office:value-type="float" office:value="47.7272727273" calcext:value-type="float">
            <text:p>47,73</text:p>
          </table:table-cell>
          <table:table-cell/>
          <table:table-cell table:formula="of:=[.J140]*100" office:value-type="float" office:value="4.54545454545" calcext:value-type="float">
            <text:p>4,55</text:p>
          </table:table-cell>
          <table:table-cell table:formula="of:=[.K140]*100" office:value-type="float" office:value="2.8409090909" calcext:value-type="float">
            <text:p>2,84</text:p>
          </table:table-cell>
          <table:table-cell table:formula="of:=[.L140]*100" office:value-type="float" office:value="-3.4090909091" calcext:value-type="float">
            <text:p>-3,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_calRW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25" calcext:value-type="float">
            <text:p>0,25</text:p>
          </table:table-cell>
          <table:table-cell office:value-type="float" office:value="0.534090909091" calcext:value-type="float">
            <text:p>0,5340909091</text:p>
          </table:table-cell>
          <table:table-cell/>
          <table:table-cell office:value-type="float" office:value="0.0852272727273" calcext:value-type="float">
            <text:p>0,0852272727</text:p>
          </table:table-cell>
          <table:table-cell office:value-type="float" office:value="0.306818181818" calcext:value-type="float">
            <text:p>0,3068181818</text:p>
          </table:table-cell>
          <table:table-cell office:value-type="float" office:value="0.448863636364" calcext:value-type="float">
            <text:p>0,4488636364</text:p>
          </table:table-cell>
          <table:table-cell/>
          <table:table-cell table:formula="of:= [.F142]-[.B142]" office:value-type="float" office:value="0.0568181818182" calcext:value-type="float">
            <text:p>0,0568181818</text:p>
          </table:table-cell>
          <table:table-cell table:formula="of:= [.G142]-[.C142]" office:value-type="float" office:value="0.056818181818" calcext:value-type="float">
            <text:p>0,0568181818</text:p>
          </table:table-cell>
          <table:table-cell table:formula="of:= [.H142]-[.D142]" office:value-type="float" office:value="-0.085227272727" calcext:value-type="float">
            <text:p>-0,0852272727</text:p>
          </table:table-cell>
          <table:table-cell/>
          <table:table-cell office:value-type="string" calcext:value-type="string">
            <text:p>AP_calRWp</text:p>
          </table:table-cell>
          <table:table-cell table:formula="of:=[.B141]*100" office:value-type="float" office:value="6.25" calcext:value-type="float">
            <text:p>6,25</text:p>
          </table:table-cell>
          <table:table-cell table:formula="of:=[.C141]*100" office:value-type="float" office:value="25.5681818182" calcext:value-type="float">
            <text:p>25,57</text:p>
          </table:table-cell>
          <table:table-cell table:formula="of:=[.D141]*100" office:value-type="float" office:value="52.8409090909" calcext:value-type="float">
            <text:p>52,84</text:p>
          </table:table-cell>
          <table:table-cell/>
          <table:table-cell table:formula="of:=[.F141]*100" office:value-type="float" office:value="11.9318181818" calcext:value-type="float">
            <text:p>11,93</text:p>
          </table:table-cell>
          <table:table-cell table:style-name="ce15" table:formula="of:=[.G141]*100" office:value-type="float" office:value="29.5454545455" calcext:value-type="float">
            <text:p>29,55</text:p>
          </table:table-cell>
          <table:table-cell table:formula="of:=[.H141]*100" office:value-type="float" office:value="45.4545454545" calcext:value-type="float">
            <text:p>45,45</text:p>
          </table:table-cell>
          <table:table-cell/>
          <table:table-cell table:formula="of:=[.J141]*100" office:value-type="float" office:value="5.6818181818" calcext:value-type="float">
            <text:p>5,68</text:p>
          </table:table-cell>
          <table:table-cell table:formula="of:=[.K141]*100" office:value-type="float" office:value="3.9772727273" calcext:value-type="float">
            <text:p>3,98</text:p>
          </table:table-cell>
          <table:table-cell table:formula="of:=[.L141]*100" office:value-type="float" office:value="-7.3863636364" calcext:value-type="float">
            <text:p>-7,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_PISA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352272727273" calcext:value-type="float">
            <text:p>0,3522727273</text:p>
          </table:table-cell>
          <table:table-cell office:value-type="float" office:value="0.551136363636" calcext:value-type="float">
            <text:p>0,5511363636</text:p>
          </table:table-cell>
          <table:table-cell/>
          <table:table-cell office:value-type="float" office:value="0.204545454545" calcext:value-type="float">
            <text:p>0,2045454545</text:p>
          </table:table-cell>
          <table:table-cell office:value-type="float" office:value="0.352272727273" calcext:value-type="float">
            <text:p>0,3522727273</text:p>
          </table:table-cell>
          <table:table-cell office:value-type="float" office:value="0.465909090909" calcext:value-type="float">
            <text:p>0,4659090909</text:p>
          </table:table-cell>
          <table:table-cell/>
          <table:table-cell table:formula="of:= [.F143]-[.B143]" office:value-type="float" office:value="0.051136363636" calcext:value-type="float">
            <text:p>0,0511363636</text:p>
          </table:table-cell>
          <table:table-cell table:formula="of:= [.G143]-[.C143]" office:value-type="float" office:value="0" calcext:value-type="float">
            <text:p>0</text:p>
          </table:table-cell>
          <table:table-cell table:formula="of:= [.H143]-[.D143]" office:value-type="float" office:value="-0.0852272727269999" calcext:value-type="float">
            <text:p>-0,0852272727</text:p>
          </table:table-cell>
          <table:table-cell/>
          <table:table-cell office:value-type="string" calcext:value-type="string">
            <text:p>AP_calRW</text:p>
          </table:table-cell>
          <table:table-cell table:formula="of:=[.B142]*100" office:value-type="float" office:value="2.84090909091" calcext:value-type="float">
            <text:p>2,84</text:p>
          </table:table-cell>
          <table:table-cell table:formula="of:=[.C142]*100" office:value-type="float" office:value="25" calcext:value-type="float">
            <text:p>25,00</text:p>
          </table:table-cell>
          <table:table-cell table:formula="of:=[.D142]*100" office:value-type="float" office:value="53.4090909091" calcext:value-type="float">
            <text:p>53,41</text:p>
          </table:table-cell>
          <table:table-cell/>
          <table:table-cell table:formula="of:=[.F142]*100" office:value-type="float" office:value="8.52272727273" calcext:value-type="float">
            <text:p>8,52</text:p>
          </table:table-cell>
          <table:table-cell table:style-name="ce15" table:formula="of:=[.G142]*100" office:value-type="float" office:value="30.6818181818" calcext:value-type="float">
            <text:p>30,68</text:p>
          </table:table-cell>
          <table:table-cell table:formula="of:=[.H142]*100" office:value-type="float" office:value="44.8863636364" calcext:value-type="float">
            <text:p>44,89</text:p>
          </table:table-cell>
          <table:table-cell/>
          <table:table-cell table:formula="of:=[.J142]*100" office:value-type="float" office:value="5.68181818182" calcext:value-type="float">
            <text:p>5,68</text:p>
          </table:table-cell>
          <table:table-cell table:formula="of:=[.K142]*100" office:value-type="float" office:value="5.6818181818" calcext:value-type="float">
            <text:p>5,68</text:p>
          </table:table-cell>
          <table:table-cell table:formula="of:=[.L142]*100" office:value-type="float" office:value="-8.5227272727" calcext:value-type="float">
            <text:p>-8,52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 calcext:value-type="string">
            <text:p>AP_PISA</text:p>
          </table:table-cell>
          <table:table-cell table:formula="of:=[.B143]*100" office:value-type="float" office:value="15.3409090909" calcext:value-type="float">
            <text:p>15,34</text:p>
          </table:table-cell>
          <table:table-cell table:formula="of:=[.C143]*100" office:value-type="float" office:value="35.2272727273" calcext:value-type="float">
            <text:p>35,23</text:p>
          </table:table-cell>
          <table:table-cell table:formula="of:=[.D143]*100" office:value-type="float" office:value="55.1136363636" calcext:value-type="float">
            <text:p>55,11</text:p>
          </table:table-cell>
          <table:table-cell/>
          <table:table-cell table:formula="of:=[.F143]*100" office:value-type="float" office:value="20.4545454545" calcext:value-type="float">
            <text:p>20,45</text:p>
          </table:table-cell>
          <table:table-cell table:style-name="ce15" table:formula="of:=[.G143]*100" office:value-type="float" office:value="35.2272727273" calcext:value-type="float">
            <text:p>35,23</text:p>
          </table:table-cell>
          <table:table-cell table:formula="of:=[.H143]*100" office:value-type="float" office:value="46.5909090909" calcext:value-type="float">
            <text:p>46,59</text:p>
          </table:table-cell>
          <table:table-cell/>
          <table:table-cell table:formula="of:=[.J143]*100" office:value-type="float" office:value="5.1136363636" calcext:value-type="float">
            <text:p>5,11</text:p>
          </table:table-cell>
          <table:table-cell table:formula="of:=[.K143]*100" office:value-type="float" office:value="0" calcext:value-type="float">
            <text:p>0,00</text:p>
          </table:table-cell>
          <table:table-cell table:formula="of:=[.L143]*100" office:value-type="float" office:value="-8.52272727269999" calcext:value-type="float">
            <text:p>-8,52</text:p>
          </table:table-cell>
          <table:table-cell table:number-columns-repeated="6"/>
        </table:table-row>
        <table:table-row table:style-name="ro2">
          <table:table-cell table:number-columns-repeated="14"/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</table:table>
      <table:table table:name="Hoja7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general success rate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OPNSTS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159090909091" calcext:value-type="float">
            <text:p>0,1590909091</text:p>
          </table:table-cell>
          <table:table-cell office:value-type="float" office:value="0.329545454545" calcext:value-type="float">
            <text:p>0,3295454545</text:p>
          </table:table-cell>
          <table:table-cell/>
          <table:table-cell office:value-type="string" calcext:value-type="string">
            <text:p>AP_DCOMPLEX</text:p>
          </table:table-cell>
          <table:table-cell office:value-type="float" office:value="0.107954545455" calcext:value-type="float">
            <text:p>0,1079545455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office:value-type="string" calcext:value-type="string">
            <text:p>CP_TS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5" calcext:value-type="float">
            <text:p>0,25</text:p>
          </table:table-cell>
          <table:table-cell office:value-type="float" office:value="0.465909090909" calcext:value-type="float">
            <text:p>0,4659090909</text:p>
          </table:table-cell>
        </table:table-row>
        <table:table-row table:style-name="ro1">
          <table:table-cell office:value-type="string" calcext:value-type="string">
            <text:p>AP_GOAP_DF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59090909091" calcext:value-type="float">
            <text:p>0,1590909091</text:p>
          </table:table-cell>
          <table:table-cell office:value-type="float" office:value="0.3125" calcext:value-type="float">
            <text:p>0,3125</text:p>
          </table:table-cell>
          <table:table-cell/>
          <table:table-cell office:value-type="string" calcext:value-type="string">
            <text:p>PYDOCK_TOT</text:p>
          </table:table-cell>
          <table:table-cell office:value-type="float" office:value="0.125" calcext:value-type="float">
            <text:p>0,125</text:p>
          </table:table-cell>
          <table:table-cell office:value-type="float" office:value="0.232954545455" calcext:value-type="float">
            <text:p>0,2329545455</text:p>
          </table:table-cell>
          <table:table-cell office:value-type="float" office:value="0.414772727273" calcext:value-type="float">
            <text:p>0,4147727273</text:p>
          </table:table-cell>
          <table:table-cell/>
          <table:table-cell office:value-type="string" calcext:value-type="string">
            <text:p>AP_dDFIRE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" calcext:value-type="float">
            <text:p>0,25</text:p>
          </table:table-cell>
          <table:table-cell office:value-type="float" office:value="0.4375" calcext:value-type="float">
            <text:p>0,4375</text:p>
          </table:table-cell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164772727273" calcext:value-type="float">
            <text:p>0,1647727273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string" calcext:value-type="string">
            <text:p>AP_calRWp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55681818182" calcext:value-type="float">
            <text:p>0,2556818182</text:p>
          </table:table-cell>
          <table:table-cell office:value-type="float" office:value="0.528409090909" calcext:value-type="float">
            <text:p>0,5284090909</text:p>
          </table:table-cell>
        </table:table-row>
        <table:table-row table:style-name="ro1">
          <table:table-cell office:value-type="string" calcext:value-type="string">
            <text:p>SIPPER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170454545455" calcext:value-type="float">
            <text:p>0,1704545455</text:p>
          </table:table-cell>
          <table:table-cell office:value-type="float" office:value="0.380681818182" calcext:value-type="float">
            <text:p>0,3806818182</text:p>
          </table:table-cell>
          <table:table-cell/>
          <table:table-cell office:value-type="string" calcext:value-type="string">
            <text:p>CP_DECK</text:p>
          </table:table-cell>
          <table:table-cell office:value-type="float" office:value="0.159090909091" calcext:value-type="float">
            <text:p>0,1590909091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string" calcext:value-type="string">
            <text:p>CP_Qp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511363636364" calcext:value-type="float">
            <text:p>0,5113636364</text:p>
          </table:table-cell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0227272727273" calcext:value-type="float">
            <text:p>0,0227272727</text:p>
          </table:table-cell>
          <table:table-cell office:value-type="float" office:value="0.176136363636" calcext:value-type="float">
            <text:p>0,1761363636</text:p>
          </table:table-cell>
          <table:table-cell office:value-type="float" office:value="0.414772727273" calcext:value-type="float">
            <text:p>0,4147727273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" calcext:value-type="float">
            <text:p>0,25</text:p>
          </table:table-cell>
          <table:table-cell office:value-type="float" office:value="0.511363636364" calcext:value-type="float">
            <text:p>0,5113636364</text:p>
          </table:table-cell>
          <table:table-cell/>
          <table:table-cell office:value-type="string" calcext:value-type="string">
            <text:p>SDOCK</text:p>
          </table:table-cell>
          <table:table-cell office:value-type="float" office:value="0.125" calcext:value-type="float">
            <text:p>0,1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94318181818" calcext:value-type="float">
            <text:p>0,4943181818</text:p>
          </table:table-cell>
        </table:table-row>
        <table:table-row table:style-name="ro1">
          <table:table-cell office:value-type="string" calcext:value-type="string">
            <text:p>CP_RMFCA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176136363636" calcext:value-type="float">
            <text:p>0,1761363636</text:p>
          </table:table-cell>
          <table:table-cell office:value-type="float" office:value="0.369318181818" calcext:value-type="float">
            <text:p>0,3693181818</text:p>
          </table:table-cell>
          <table:table-cell/>
          <table:table-cell office:value-type="string" calcext:value-type="string">
            <text:p>ZDOCK</text:p>
          </table:table-cell>
          <table:table-cell office:value-type="float" office:value="0.125" calcext:value-type="float">
            <text:p>0,12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71590909091" calcext:value-type="float">
            <text:p>0,4715909091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34090909091" calcext:value-type="float">
            <text:p>0,5340909091</text:p>
          </table:table-cell>
        </table:table-row>
        <table:table-row table:style-name="ro1">
          <table:table-cell office:value-type="string" calcext:value-type="string">
            <text:p>PYDOCK_TOT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03409090909" calcext:value-type="float">
            <text:p>0,4034090909</text:p>
          </table:table-cell>
          <table:table-cell/>
          <table:table-cell office:value-type="string" calcext:value-type="string">
            <text:p>AP_T2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551136363636" calcext:value-type="float">
            <text:p>0,5511363636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88636363636" calcext:value-type="float">
            <text:p>0,4886363636</text:p>
          </table:table-cell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26136363636" calcext:value-type="float">
            <text:p>0,4261363636</text:p>
          </table:table-cell>
          <table:table-cell/>
          <table:table-cell office:value-type="string" calcext:value-type="string">
            <text:p>AP_T1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22727272727" calcext:value-type="float">
            <text:p>0,5227272727</text:p>
          </table:table-cell>
          <table:table-cell/>
          <table:table-cell office:value-type="string" calcext:value-type="string">
            <text:p>CP_HLPL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05681818182" calcext:value-type="float">
            <text:p>0,5056818182</text:p>
          </table:table-cell>
        </table:table-row>
        <table:table-row table:style-name="ro1">
          <table:table-cell office:value-type="string" calcext:value-type="string">
            <text:p>CP_DECK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52272727273" calcext:value-type="float">
            <text:p>0,3522727273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95454545455" calcext:value-type="float">
            <text:p>0,2954545455</text:p>
          </table:table-cell>
          <table:table-cell office:value-type="float" office:value="0.556818181818" calcext:value-type="float">
            <text:p>0,5568181818</text:p>
          </table:table-cell>
          <table:table-cell/>
          <table:table-cell office:value-type="string" calcext:value-type="string">
            <text:p>CP_TSC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85227272727" calcext:value-type="float">
            <text:p>0,5852272727</text:p>
          </table:table-cell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397727272727" calcext:value-type="float">
            <text:p>0,3977272727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340909090909" calcext:value-type="float">
            <text:p>0,3409090909</text:p>
          </table:table-cell>
          <table:table-cell office:value-type="float" office:value="0.585227272727" calcext:value-type="float">
            <text:p>0,5852272727</text:p>
          </table:table-cell>
          <table:table-cell/>
          <table:table-cell office:value-type="string" calcext:value-type="string">
            <text:p>AP_PISA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352272727273" calcext:value-type="float">
            <text:p>0,3522727273</text:p>
          </table:table-cell>
          <table:table-cell office:value-type="float" office:value="0.551136363636" calcext:value-type="float">
            <text:p>0,5511363636</text:p>
          </table:table-cell>
        </table:table-row>
      </table:table>
      <table:table table:name="success_rate_BM4_BM5_binder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db,list,strongbinders,BM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tdock</text:p>
          </table:table-cell>
          <table:table-cell table:number-columns-repeated="2"/>
          <table:table-cell office:value-type="string" calcext:value-type="string">
            <text:p>BM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3"/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 office:value-type="string" calcext:value-type="string">
            <text:p>AP_calRW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0491803278689" calcext:value-type="float">
            <text:p>0,0491803279</text:p>
          </table:table-cell>
          <table:table-cell table:number-columns-repeated="2"/>
          <table:table-cell office:value-type="string" calcext:value-type="string">
            <text:p>AP_calRW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_calRWp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327868852459" calcext:value-type="float">
            <text:p>0,0327868852</text:p>
          </table:table-cell>
          <table:table-cell table:number-columns-repeated="2"/>
          <table:table-cell office:value-type="string" calcext:value-type="string">
            <text:p>AP_calRWp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27027027027" calcext:value-type="float">
            <text:p>0,027027027</text:p>
          </table:table-cell>
        </table:table-row>
        <table:table-row table:style-name="ro1">
          <table:table-cell office:value-type="string" calcext:value-type="string">
            <text:p>AP_DARS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80327868852" calcext:value-type="float">
            <text:p>0,1803278689</text:p>
          </table:table-cell>
          <table:table-cell table:number-columns-repeated="2"/>
          <table:table-cell office:value-type="string" calcext:value-type="string">
            <text:p>AP_DARS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89189189189" calcext:value-type="float">
            <text:p>0,1891891892</text:p>
          </table:table-cell>
        </table:table-row>
        <table:table-row table:style-name="ro1">
          <table:table-cell office:value-type="string" calcext:value-type="string">
            <text:p>AP_DCOMPLEX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114754098361" calcext:value-type="float">
            <text:p>0,1147540984</text:p>
          </table:table-cell>
          <table:table-cell table:number-columns-repeated="2"/>
          <table:table-cell office:value-type="string" calcext:value-type="string">
            <text:p>AP_DCOMPLEX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AP_dDFIRE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2"/>
          <table:table-cell office:value-type="string" calcext:value-type="string">
            <text:p>AP_dDFIRE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AP_DFIRE2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2"/>
          <table:table-cell office:value-type="string" calcext:value-type="string">
            <text:p>AP_DFIRE2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AP_DOPE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0491803278689" calcext:value-type="float">
            <text:p>0,0491803279</text:p>
          </table:table-cell>
          <table:table-cell table:number-columns-repeated="2"/>
          <table:table-cell office:value-type="string" calcext:value-type="string">
            <text:p>AP_DOPE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27027027027" calcext:value-type="float">
            <text:p>0,027027027</text:p>
          </table:table-cell>
        </table:table-row>
        <table:table-row table:style-name="ro1">
          <table:table-cell office:value-type="string" calcext:value-type="string">
            <text:p>AP_DOPE_H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P_DOPE_HR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27027027027" calcext:value-type="float">
            <text:p>0,027027027</text:p>
          </table:table-cell>
        </table:table-row>
        <table:table-row table:style-name="ro1">
          <table:table-cell office:value-type="string" calcext:value-type="string">
            <text:p>AP_GOAP_ALL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2"/>
          <table:table-cell office:value-type="string" calcext:value-type="string">
            <text:p>AP_GOAP_ALL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AP_GOAP_DF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14754098361" calcext:value-type="float">
            <text:p>0,1147540984</text:p>
          </table:table-cell>
          <table:table-cell table:number-columns-repeated="2"/>
          <table:table-cell office:value-type="string" calcext:value-type="string">
            <text:p>AP_GOAP_DF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AP_GOAP_G</text:p>
          </table:table-cell>
          <table:table-cell office:value-type="float" office:value="0" calcext:value-type="float">
            <text:p>0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2"/>
          <table:table-cell office:value-type="string" calcext:value-type="string">
            <text:p>AP_GOAP_G</text:p>
          </table:table-cell>
          <table:table-cell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AP_MPS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0491803278689" calcext:value-type="float">
            <text:p>0,0491803279</text:p>
          </table:table-cell>
          <table:table-cell table:number-columns-repeated="2"/>
          <table:table-cell office:value-type="string" calcext:value-type="string">
            <text:p>AP_MPS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45901639344" calcext:value-type="float">
            <text:p>0,2459016393</text:p>
          </table:table-cell>
          <table:table-cell table:number-columns-repeated="2"/>
          <table:table-cell office:value-type="string" calcext:value-type="string">
            <text:p>AP_PISA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89189189189" calcext:value-type="float">
            <text:p>0,1891891892</text:p>
          </table:table-cell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2"/>
          <table:table-cell office:value-type="string" calcext:value-type="string">
            <text:p>AP_T1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196721311475" calcext:value-type="float">
            <text:p>0,1967213115</text:p>
          </table:table-cell>
          <table:table-cell table:number-columns-repeated="2"/>
          <table:table-cell office:value-type="string" calcext:value-type="string">
            <text:p>AP_T2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89189189189" calcext:value-type="float">
            <text:p>0,1891891892</text:p>
          </table:table-cell>
        </table:table-row>
        <table:table-row table:style-name="ro1">
          <table:table-cell office:value-type="string" calcext:value-type="string">
            <text:p>AP_URS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0491803278689" calcext:value-type="float">
            <text:p>0,0491803279</text:p>
          </table:table-cell>
          <table:table-cell table:number-columns-repeated="2"/>
          <table:table-cell office:value-type="string" calcext:value-type="string">
            <text:p>AP_URS</text:p>
          </table:table-cell>
          <table:table-cell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AP_WENG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16393442623" calcext:value-type="float">
            <text:p>0,0163934426</text:p>
          </table:table-cell>
          <table:table-cell table:number-columns-repeated="2"/>
          <table:table-cell office:value-type="string" calcext:value-type="string">
            <text:p>AP_WE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_BFKV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CP_BFKV</text:p>
          </table:table-cell>
          <table:table-cell office:value-type="float" office:value="0.666666666667" calcext:value-type="float">
            <text:p>0,6666666667</text:p>
          </table:table-cell>
          <table:table-cell office:value-type="float" office:value="0.162162162162" calcext:value-type="float">
            <text:p>0,1621621622</text:p>
          </table:table-cell>
        </table:table-row>
        <table:table-row table:style-name="ro1">
          <table:table-cell office:value-type="string" calcext:value-type="string">
            <text:p>CP_BL</text:p>
          </table:table-cell>
          <table:table-cell office:value-type="float" office:value="0" calcext:value-type="float">
            <text:p>0</text:p>
          </table:table-cell>
          <table:table-cell office:value-type="float" office:value="0.016393442623" calcext:value-type="float">
            <text:p>0,0163934426</text:p>
          </table:table-cell>
          <table:table-cell table:number-columns-repeated="2"/>
          <table:table-cell office:value-type="string" calcext:value-type="string">
            <text:p>CP_BL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27027027027" calcext:value-type="float">
            <text:p>0,027027027</text:p>
          </table:table-cell>
        </table:table-row>
        <table:table-row table:style-name="ro1">
          <table:table-cell office:value-type="string" calcext:value-type="string">
            <text:p>CP_BT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180327868852" calcext:value-type="float">
            <text:p>0,1803278689</text:p>
          </table:table-cell>
          <table:table-cell table:number-columns-repeated="2"/>
          <table:table-cell office:value-type="string" calcext:value-type="string">
            <text:p>CP_BT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CP_DECK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47540983607" calcext:value-type="float">
            <text:p>0,1475409836</text:p>
          </table:table-cell>
          <table:table-cell table:number-columns-repeated="2"/>
          <table:table-cell office:value-type="string" calcext:value-type="string">
            <text:p>CP_DECK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E3D_CB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0327868852459" calcext:value-type="float">
            <text:p>0,0327868852</text:p>
          </table:table-cell>
          <table:table-cell table:number-columns-repeated="2"/>
          <table:table-cell office:value-type="string" calcext:value-type="string">
            <text:p>CP_E3D_C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_E3DC_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E3DC_C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_E3DC_MIN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16393442623" calcext:value-type="float">
            <text:p>0,0163934426</text:p>
          </table:table-cell>
          <table:table-cell table:number-columns-repeated="2"/>
          <table:table-cell office:value-type="string" calcext:value-type="string">
            <text:p>CP_E3DC_MIN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_E3D_MIN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0327868852459" calcext:value-type="float">
            <text:p>0,0327868852</text:p>
          </table:table-cell>
          <table:table-cell table:number-columns-repeated="2"/>
          <table:table-cell office:value-type="string" calcext:value-type="string">
            <text:p>CP_E3D_MIN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27027027027" calcext:value-type="float">
            <text:p>0,027027027</text:p>
          </table:table-cell>
        </table:table-row>
        <table:table-row table:style-name="ro1">
          <table:table-cell office:value-type="string" calcext:value-type="string">
            <text:p>CP_ELOCAL_CB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0491803278689" calcext:value-type="float">
            <text:p>0,0491803279</text:p>
          </table:table-cell>
          <table:table-cell table:number-columns-repeated="2"/>
          <table:table-cell office:value-type="string" calcext:value-type="string">
            <text:p>CP_ELOCAL_CB</text:p>
          </table:table-cell>
          <table:table-cell office:value-type="float" office:value="0" calcext:value-type="float">
            <text:p>0</text:p>
          </table:table-cell>
          <table:table-cell office:value-type="float" office:value="0.027027027027" calcext:value-type="float">
            <text:p>0,027027027</text:p>
          </table:table-cell>
        </table:table-row>
        <table:table-row table:style-name="ro1">
          <table:table-cell office:value-type="string" calcext:value-type="string">
            <text:p>CP_ELOCAL_MIN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0327868852459" calcext:value-type="float">
            <text:p>0,0327868852</text:p>
          </table:table-cell>
          <table:table-cell table:number-columns-repeated="2"/>
          <table:table-cell office:value-type="string" calcext:value-type="string">
            <text:p>CP_ELOCAL_MIN</text:p>
          </table:table-cell>
          <table:table-cell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CP_EPAIR_CB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EPAIR_C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_EPAIR_MIN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16393442623" calcext:value-type="float">
            <text:p>0,0163934426</text:p>
          </table:table-cell>
          <table:table-cell table:number-columns-repeated="2"/>
          <table:table-cell office:value-type="string" calcext:value-type="string">
            <text:p>CP_EPAIR_MI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_ES3DC_CB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ES3DC_C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_ES3DC_MIN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2"/>
          <table:table-cell office:value-type="string" calcext:value-type="string">
            <text:p>CP_ES3DC_MIN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CP_GKS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GK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25" calcext:value-type="float">
            <text:p>0,25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MJ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MJ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_MJ2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MJ2</text:p>
          </table:table-cell>
          <table:table-cell office:value-type="float" office:value="0" calcext:value-type="float">
            <text:p>0</text:p>
          </table:table-cell>
          <table:table-cell office:value-type="float" office:value="0.027027027027" calcext:value-type="float">
            <text:p>0,027027027</text:p>
          </table:table-cell>
        </table:table-row>
        <table:table-row table:style-name="ro1">
          <table:table-cell office:value-type="string" calcext:value-type="string">
            <text:p>CP_MJ2h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2"/>
          <table:table-cell office:value-type="string" calcext:value-type="string">
            <text:p>CP_MJ2h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CP_MJ3h</text:p>
          </table:table-cell>
          <table:table-cell office:value-type="float" office:value="0.25" calcext:value-type="float">
            <text:p>0,25</text:p>
          </table:table-cell>
          <table:table-cell office:value-type="float" office:value="0.180327868852" calcext:value-type="float">
            <text:p>0,1803278689</text:p>
          </table:table-cell>
          <table:table-cell table:number-columns-repeated="2"/>
          <table:table-cell office:value-type="string" calcext:value-type="string">
            <text:p>CP_MJ3h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89189189189" calcext:value-type="float">
            <text:p>0,1891891892</text:p>
          </table:table-cell>
        </table:table-row>
        <table:table-row table:style-name="ro1">
          <table:table-cell office:value-type="string" calcext:value-type="string">
            <text:p>CP_MJPL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327868852459" calcext:value-type="float">
            <text:p>0,0327868852</text:p>
          </table:table-cell>
          <table:table-cell table:number-columns-repeated="2"/>
          <table:table-cell office:value-type="string" calcext:value-type="string">
            <text:p>CP_MJPL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27027027027" calcext:value-type="float">
            <text:p>0,027027027</text:p>
          </table:table-cell>
        </table:table-row>
        <table:table-row table:style-name="ro1">
          <table:table-cell office:value-type="string" calcext:value-type="string">
            <text:p>CP_MS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MS</text:p>
          </table:table-cell>
          <table:table-cell office:value-type="float" office:value="0" calcext:value-type="float">
            <text:p>0</text:p>
          </table:table-cell>
          <table:table-cell office:value-type="float" office:value="0.027027027027" calcext:value-type="float">
            <text:p>0,027027027</text:p>
          </table:table-cell>
        </table:table-row>
        <table:table-row table:style-name="ro1">
          <table:table-cell office:value-type="string" calcext:value-type="string">
            <text:p>CP_MSBM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016393442623" calcext:value-type="float">
            <text:p>0,0163934426</text:p>
          </table:table-cell>
          <table:table-cell table:number-columns-repeated="2"/>
          <table:table-cell office:value-type="string" calcext:value-type="string">
            <text:p>CP_MSBM</text:p>
          </table:table-cell>
          <table:table-cell office:value-type="float" office:value="0" calcext:value-type="float">
            <text:p>0</text:p>
          </table:table-cell>
          <table:table-cell office:value-type="float" office:value="0.027027027027" calcext:value-type="float">
            <text:p>0,027027027</text:p>
          </table:table-cell>
        </table:table-row>
        <table:table-row table:style-name="ro1">
          <table:table-cell office:value-type="string" calcext:value-type="string">
            <text:p>CP_Qa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2"/>
          <table:table-cell office:value-type="string" calcext:value-type="string">
            <text:p>CP_Qa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Qm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14754098361" calcext:value-type="float">
            <text:p>0,1147540984</text:p>
          </table:table-cell>
          <table:table-cell table:number-columns-repeated="2"/>
          <table:table-cell office:value-type="string" calcext:value-type="string">
            <text:p>CP_Qm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.25" calcext:value-type="float">
            <text:p>0,25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2"/>
          <table:table-cell office:value-type="string" calcext:value-type="string">
            <text:p>CP_Qp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RMFCA</text:p>
          </table:table-cell>
          <table:table-cell office:value-type="float" office:value="0.25" calcext:value-type="float">
            <text:p>0,25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CP_RMFCA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CP_RMFCEN1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14754098361" calcext:value-type="float">
            <text:p>0,1147540984</text:p>
          </table:table-cell>
          <table:table-cell table:number-columns-repeated="2"/>
          <table:table-cell office:value-type="string" calcext:value-type="string">
            <text:p>CP_RMFCEN1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RMFCEN2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2"/>
          <table:table-cell office:value-type="string" calcext:value-type="string">
            <text:p>CP_RMFCEN2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RO</text:p>
          </table:table-cell>
          <table:table-cell office:value-type="float" office:value="0" calcext:value-type="float">
            <text:p>0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2"/>
          <table:table-cell office:value-type="string" calcext:value-type="string">
            <text:p>CP_RO</text:p>
          </table:table-cell>
          <table:table-cell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CP_SJKG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2"/>
          <table:table-cell office:value-type="string" calcext:value-type="string">
            <text:p>CP_SJKG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SKOa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2"/>
          <table:table-cell office:value-type="string" calcext:value-type="string">
            <text:p>CP_SKOa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SKOb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147540983607" calcext:value-type="float">
            <text:p>0,1475409836</text:p>
          </table:table-cell>
          <table:table-cell table:number-columns-repeated="2"/>
          <table:table-cell office:value-type="string" calcext:value-type="string">
            <text:p>CP_SKOb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SKOIP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47540983607" calcext:value-type="float">
            <text:p>0,1475409836</text:p>
          </table:table-cell>
          <table:table-cell table:number-columns-repeated="2"/>
          <table:table-cell office:value-type="string" calcext:value-type="string">
            <text:p>CP_SKOIP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96721311475" calcext:value-type="float">
            <text:p>0,1967213115</text:p>
          </table:table-cell>
          <table:table-cell table:number-columns-repeated="2"/>
          <table:table-cell office:value-type="string" calcext:value-type="string">
            <text:p>CP_TB</text:p>
          </table:table-cell>
          <table:table-cell office:value-type="float" office:value="0.666666666667" calcext:value-type="float">
            <text:p>0,6666666667</text:p>
          </table:table-cell>
          <table:table-cell office:value-type="float" office:value="0.162162162162" calcext:value-type="float">
            <text:p>0,1621621622</text:p>
          </table:table-cell>
        </table:table-row>
        <table:table-row table:style-name="ro1">
          <table:table-cell office:value-type="string" calcext:value-type="string">
            <text:p>CP_TD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47540983607" calcext:value-type="float">
            <text:p>0,1475409836</text:p>
          </table:table-cell>
          <table:table-cell table:number-columns-repeated="2"/>
          <table:table-cell office:value-type="string" calcext:value-type="string">
            <text:p>CP_TD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CP_TEl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47540983607" calcext:value-type="float">
            <text:p>0,1475409836</text:p>
          </table:table-cell>
          <table:table-cell table:number-columns-repeated="2"/>
          <table:table-cell office:value-type="string" calcext:value-type="string">
            <text:p>CP_TEl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TEs</text:p>
          </table:table-cell>
          <table:table-cell office:value-type="float" office:value="0" calcext:value-type="float">
            <text:p>0</text:p>
          </table:table-cell>
          <table:table-cell office:value-type="float" office:value="0.0491803278689" calcext:value-type="float">
            <text:p>0,0491803279</text:p>
          </table:table-cell>
          <table:table-cell table:number-columns-repeated="2"/>
          <table:table-cell office:value-type="string" calcext:value-type="string">
            <text:p>CP_TEs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CP_TS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0491803278689" calcext:value-type="float">
            <text:p>0,0491803279</text:p>
          </table:table-cell>
          <table:table-cell table:number-columns-repeated="2"/>
          <table:table-cell office:value-type="string" calcext:value-type="string">
            <text:p>CP_TS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62295081967" calcext:value-type="float">
            <text:p>0,262295082</text:p>
          </table:table-cell>
          <table:table-cell table:number-columns-repeated="2"/>
          <table:table-cell office:value-type="string" calcext:value-type="string">
            <text:p>CP_TSC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16216216216" calcext:value-type="float">
            <text:p>0,2162162162</text:p>
          </table:table-cell>
        </table:table-row>
        <table:table-row table:style-name="ro1">
          <table:table-cell office:value-type="string" calcext:value-type="string">
            <text:p>CP_VD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16393442623" calcext:value-type="float">
            <text:p>0,0163934426</text:p>
          </table:table-cell>
          <table:table-cell table:number-columns-repeated="2"/>
          <table:table-cell office:value-type="string" calcext:value-type="string">
            <text:p>CP_VD</text:p>
          </table:table-cell>
          <table:table-cell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CP_Z3DC_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Z3DC_C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_Z3DC_MIN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Z3DC_MIN</text:p>
          </table:table-cell>
          <table:table-cell office:value-type="float" office:value="0" calcext:value-type="float">
            <text:p>0</text:p>
          </table:table-cell>
          <table:table-cell office:value-type="float" office:value="0.027027027027" calcext:value-type="float">
            <text:p>0,027027027</text:p>
          </table:table-cell>
        </table:table-row>
        <table:table-row table:style-name="ro1">
          <table:table-cell office:value-type="string" calcext:value-type="string">
            <text:p>CP_ZLOCAL_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ZLOCAL_C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_ZLOCAL_MIN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327868852459" calcext:value-type="float">
            <text:p>0,0327868852</text:p>
          </table:table-cell>
          <table:table-cell table:number-columns-repeated="2"/>
          <table:table-cell office:value-type="string" calcext:value-type="string">
            <text:p>CP_ZLOCAL_MI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_ZPAIR_CB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ZPAIR_C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_ZPAIR_M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ZPAIR_MI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_ZS3DC_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P_ZS3DC_C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_ZS3DC_MIN</text:p>
          </table:table-cell>
          <table:table-cell office:value-type="float" office:value="0.25" calcext:value-type="float">
            <text:p>0,25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2"/>
          <table:table-cell office:value-type="string" calcext:value-type="string">
            <text:p>CP_ZS3DC_MIN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027027027027" calcext:value-type="float">
            <text:p>0,027027027</text:p>
          </table:table-cell>
        </table:table-row>
        <table:table-row table:style-name="ro1">
          <table:table-cell office:value-type="string" calcext:value-type="string">
            <text:p>DESOLV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14754098361" calcext:value-type="float">
            <text:p>0,1147540984</text:p>
          </table:table-cell>
          <table:table-cell table:number-columns-repeated="2"/>
          <table:table-cell office:value-type="string" calcext:value-type="string">
            <text:p>DESOLV</text:p>
          </table:table-cell>
          <table:table-cell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2"/>
          <table:table-cell office:value-type="string" calcext:value-type="string">
            <text:p>ELE</text:p>
          </table:table-cell>
          <table:table-cell office:value-type="float" office:value="0" calcext:value-type="float">
            <text:p>0</text:p>
          </table:table-cell>
          <table:table-cell office:value-type="float" office:value="0.027027027027" calcext:value-type="float">
            <text:p>0,027027027</text:p>
          </table:table-cell>
        </table:table-row>
        <table:table-row table:style-name="ro1">
          <table:table-cell office:value-type="string" calcext:value-type="string">
            <text:p>ODA</text:p>
          </table:table-cell>
          <table:table-cell office:value-type="float" office:value="0.25" calcext:value-type="float">
            <text:p>0,25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2"/>
          <table:table-cell office:value-type="string" calcext:value-type="string">
            <text:p>ODA</text:p>
          </table:table-cell>
          <table:table-cell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PROPNSTS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213114754098" calcext:value-type="float">
            <text:p>0,2131147541</text:p>
          </table:table-cell>
          <table:table-cell table:number-columns-repeated="2"/>
          <table:table-cell office:value-type="string" calcext:value-type="string">
            <text:p>PROPNSTS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PYDOCK_TOT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96721311475" calcext:value-type="float">
            <text:p>0,1967213115</text:p>
          </table:table-cell>
          <table:table-cell table:number-columns-repeated="2"/>
          <table:table-cell office:value-type="string" calcext:value-type="string">
            <text:p>PYDOCK_TOT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SIPPER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96721311475" calcext:value-type="float">
            <text:p>0,1967213115</text:p>
          </table:table-cell>
          <table:table-cell table:number-columns-repeated="2"/>
          <table:table-cell office:value-type="string" calcext:value-type="string">
            <text:p>SIPPER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VDW</text:p>
          </table:table-cell>
          <table:table-cell office:value-type="float" office:value="0" calcext:value-type="float">
            <text:p>0</text:p>
          </table:table-cell>
          <table:table-cell office:value-type="float" office:value="0.016393442623" calcext:value-type="float">
            <text:p>0,0163934426</text:p>
          </table:table-cell>
          <table:table-cell table:number-columns-repeated="2"/>
          <table:table-cell office:value-type="string" calcext:value-type="string">
            <text:p>VDW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DOC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=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b,list,strongbinder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db,list,wmbinders</text:p>
          </table:table-cell>
          <table:table-cell table:number-columns-repeated="2"/>
          <table:table-cell office:value-type="string" calcext:value-type="string">
            <text:p>pdb,list,strongbinders,BM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db,list,wmbinders,bm5</text:p>
          </table:table-cell>
        </table:table-row>
        <table:table-row table:style-name="ro1"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3"/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 office:value-type="string" calcext:value-type="string">
            <text:p>AP_calRW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96721311475" calcext:value-type="float">
            <text:p>0,1967213115</text:p>
          </table:table-cell>
          <table:table-cell table:number-columns-repeated="2"/>
          <table:table-cell office:value-type="string" calcext:value-type="string">
            <text:p>AP_calRW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AP_calRWp</text:p>
          </table:table-cell>
          <table:table-cell office:value-type="float" office:value="0.25" calcext:value-type="float">
            <text:p>0,25</text:p>
          </table:table-cell>
          <table:table-cell office:value-type="float" office:value="0.147540983607" calcext:value-type="float">
            <text:p>0,1475409836</text:p>
          </table:table-cell>
          <table:table-cell table:number-columns-repeated="2"/>
          <table:table-cell office:value-type="string" calcext:value-type="string">
            <text:p>AP_calRWp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62162162162" calcext:value-type="float">
            <text:p>0,1621621622</text:p>
          </table:table-cell>
        </table:table-row>
        <table:table-row table:style-name="ro1">
          <table:table-cell office:value-type="string" calcext:value-type="string">
            <text:p>AP_DARS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14754098361" calcext:value-type="float">
            <text:p>0,1147540984</text:p>
          </table:table-cell>
          <table:table-cell table:number-columns-repeated="2"/>
          <table:table-cell office:value-type="string" calcext:value-type="string">
            <text:p>AP_DARS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AP_DCOMPLEX</text:p>
          </table:table-cell>
          <table:table-cell office:value-type="float" office:value="0.25" calcext:value-type="float">
            <text:p>0,25</text:p>
          </table:table-cell>
          <table:table-cell office:value-type="float" office:value="0.262295081967" calcext:value-type="float">
            <text:p>0,262295082</text:p>
          </table:table-cell>
          <table:table-cell table:number-columns-repeated="2"/>
          <table:table-cell office:value-type="string" calcext:value-type="string">
            <text:p>AP_DCOMPLEX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89189189189" calcext:value-type="float">
            <text:p>0,1891891892</text:p>
          </table:table-cell>
        </table:table-row>
        <table:table-row table:style-name="ro1">
          <table:table-cell office:value-type="string" calcext:value-type="string">
            <text:p>AP_dDFIRE</text:p>
          </table:table-cell>
          <table:table-cell office:value-type="float" office:value="0.25" calcext:value-type="float">
            <text:p>0,25</text:p>
          </table:table-cell>
          <table:table-cell office:value-type="float" office:value="0.245901639344" calcext:value-type="float">
            <text:p>0,2459016393</text:p>
          </table:table-cell>
          <table:table-cell table:number-columns-repeated="2"/>
          <table:table-cell office:value-type="string" calcext:value-type="string">
            <text:p>AP_dDFIRE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AP_DFIRE2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AP_DFIRE2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AP_DOPE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2"/>
          <table:table-cell office:value-type="string" calcext:value-type="string">
            <text:p>AP_DOPE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AP_DOPE_HR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47540983607" calcext:value-type="float">
            <text:p>0,1475409836</text:p>
          </table:table-cell>
          <table:table-cell table:number-columns-repeated="2"/>
          <table:table-cell office:value-type="string" calcext:value-type="string">
            <text:p>AP_DOPE_HR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AP_GOAP_ALL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2"/>
          <table:table-cell office:value-type="string" calcext:value-type="string">
            <text:p>AP_GOAP_ALL</text:p>
          </table:table-cell>
          <table:table-cell office:value-type="float" office:value="0" calcext:value-type="float">
            <text:p>0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AP_GOAP_DF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80327868852" calcext:value-type="float">
            <text:p>0,1803278689</text:p>
          </table:table-cell>
          <table:table-cell table:number-columns-repeated="2"/>
          <table:table-cell office:value-type="string" calcext:value-type="string">
            <text:p>AP_GOAP_DF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AP_GOAP_G</text:p>
          </table:table-cell>
          <table:table-cell office:value-type="float" office:value="0" calcext:value-type="float">
            <text:p>0</text:p>
          </table:table-cell>
          <table:table-cell office:value-type="float" office:value="0.0491803278689" calcext:value-type="float">
            <text:p>0,0491803279</text:p>
          </table:table-cell>
          <table:table-cell table:number-columns-repeated="2"/>
          <table:table-cell office:value-type="string" calcext:value-type="string">
            <text:p>AP_GOAP_G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AP_MPS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2"/>
          <table:table-cell office:value-type="string" calcext:value-type="string">
            <text:p>AP_MPS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162162162162" calcext:value-type="float">
            <text:p>0,1621621622</text:p>
          </table:table-cell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.535714285714" calcext:value-type="float">
            <text:p>0,5357142857</text:p>
          </table:table-cell>
          <table:table-cell office:value-type="float" office:value="0.27868852459" calcext:value-type="float">
            <text:p>0,2786885246</text:p>
          </table:table-cell>
          <table:table-cell table:number-columns-repeated="2"/>
          <table:table-cell office:value-type="string" calcext:value-type="string">
            <text:p>AP_PISA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216216216216" calcext:value-type="float">
            <text:p>0,2162162162</text:p>
          </table:table-cell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45901639344" calcext:value-type="float">
            <text:p>0,2459016393</text:p>
          </table:table-cell>
          <table:table-cell table:number-columns-repeated="2"/>
          <table:table-cell office:value-type="string" calcext:value-type="string">
            <text:p>AP_T1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62162162162" calcext:value-type="float">
            <text:p>0,1621621622</text:p>
          </table:table-cell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62295081967" calcext:value-type="float">
            <text:p>0,262295082</text:p>
          </table:table-cell>
          <table:table-cell table:number-columns-repeated="2"/>
          <table:table-cell office:value-type="string" calcext:value-type="string">
            <text:p>AP_T2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16216216216" calcext:value-type="float">
            <text:p>0,2162162162</text:p>
          </table:table-cell>
        </table:table-row>
        <table:table-row table:style-name="ro1">
          <table:table-cell office:value-type="string" calcext:value-type="string">
            <text:p>AP_URS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2"/>
          <table:table-cell office:value-type="string" calcext:value-type="string">
            <text:p>AP_URS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27027027027" calcext:value-type="float">
            <text:p>0,027027027</text:p>
          </table:table-cell>
        </table:table-row>
        <table:table-row table:style-name="ro1">
          <table:table-cell office:value-type="string" calcext:value-type="string">
            <text:p>AP_WENG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P_WENG</text:p>
          </table:table-cell>
          <table:table-cell office:value-type="float" office:value="0" calcext:value-type="float">
            <text:p>0</text:p>
          </table:table-cell>
          <table:table-cell office:value-type="float" office:value="0.027027027027" calcext:value-type="float">
            <text:p>0,027027027</text:p>
          </table:table-cell>
        </table:table-row>
        <table:table-row table:style-name="ro1">
          <table:table-cell office:value-type="string" calcext:value-type="string">
            <text:p>CP_BFKV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47540983607" calcext:value-type="float">
            <text:p>0,1475409836</text:p>
          </table:table-cell>
          <table:table-cell table:number-columns-repeated="2"/>
          <table:table-cell office:value-type="string" calcext:value-type="string">
            <text:p>CP_BFKV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189189189189" calcext:value-type="float">
            <text:p>0,1891891892</text:p>
          </table:table-cell>
        </table:table-row>
        <table:table-row table:style-name="ro1">
          <table:table-cell office:value-type="string" calcext:value-type="string">
            <text:p>CP_BL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2"/>
          <table:table-cell office:value-type="string" calcext:value-type="string">
            <text:p>CP_BL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216216216216" calcext:value-type="float">
            <text:p>0,2162162162</text:p>
          </table:table-cell>
        </table:table-row>
        <table:table-row table:style-name="ro1">
          <table:table-cell office:value-type="string" calcext:value-type="string">
            <text:p>CP_BT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CP_BT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162162162162" calcext:value-type="float">
            <text:p>0,1621621622</text:p>
          </table:table-cell>
        </table:table-row>
        <table:table-row table:style-name="ro1">
          <table:table-cell office:value-type="string" calcext:value-type="string">
            <text:p>CP_DECK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13114754098" calcext:value-type="float">
            <text:p>0,2131147541</text:p>
          </table:table-cell>
          <table:table-cell table:number-columns-repeated="2"/>
          <table:table-cell office:value-type="string" calcext:value-type="string">
            <text:p>CP_DECK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CP_E3D_CB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2"/>
          <table:table-cell office:value-type="string" calcext:value-type="string">
            <text:p>CP_E3D_CB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E3DC_CB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2"/>
          <table:table-cell office:value-type="string" calcext:value-type="string">
            <text:p>CP_E3DC_CB</text:p>
          </table:table-cell>
          <table:table-cell office:value-type="float" office:value="0" calcext:value-type="float">
            <text:p>0</text:p>
          </table:table-cell>
          <table:table-cell office:value-type="float" office:value="0.162162162162" calcext:value-type="float">
            <text:p>0,1621621622</text:p>
          </table:table-cell>
        </table:table-row>
        <table:table-row table:style-name="ro1">
          <table:table-cell office:value-type="string" calcext:value-type="string">
            <text:p>CP_E3DC_MIN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47540983607" calcext:value-type="float">
            <text:p>0,1475409836</text:p>
          </table:table-cell>
          <table:table-cell table:number-columns-repeated="2"/>
          <table:table-cell office:value-type="string" calcext:value-type="string">
            <text:p>CP_E3DC_MIN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CP_E3D_MIN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80327868852" calcext:value-type="float">
            <text:p>0,1803278689</text:p>
          </table:table-cell>
          <table:table-cell table:number-columns-repeated="2"/>
          <table:table-cell office:value-type="string" calcext:value-type="string">
            <text:p>CP_E3D_MIN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62162162162" calcext:value-type="float">
            <text:p>0,1621621622</text:p>
          </table:table-cell>
        </table:table-row>
        <table:table-row table:style-name="ro1">
          <table:table-cell office:value-type="string" calcext:value-type="string">
            <text:p>CP_ELOCAL_CB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2"/>
          <table:table-cell office:value-type="string" calcext:value-type="string">
            <text:p>CP_ELOCAL_CB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ELOCAL_MIN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80327868852" calcext:value-type="float">
            <text:p>0,1803278689</text:p>
          </table:table-cell>
          <table:table-cell table:number-columns-repeated="2"/>
          <table:table-cell office:value-type="string" calcext:value-type="string">
            <text:p>CP_ELOCAL_MIN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62162162162" calcext:value-type="float">
            <text:p>0,1621621622</text:p>
          </table:table-cell>
        </table:table-row>
        <table:table-row table:style-name="ro1">
          <table:table-cell office:value-type="string" calcext:value-type="string">
            <text:p>CP_EPAIR_CB</text:p>
          </table:table-cell>
          <table:table-cell office:value-type="float" office:value="0.25" calcext:value-type="float">
            <text:p>0,25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2"/>
          <table:table-cell office:value-type="string" calcext:value-type="string">
            <text:p>CP_EPAIR_CB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EPAIR_MIN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CP_EPAIR_MIN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CP_ES3DC_CB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96721311475" calcext:value-type="float">
            <text:p>0,1967213115</text:p>
          </table:table-cell>
          <table:table-cell table:number-columns-repeated="2"/>
          <table:table-cell office:value-type="string" calcext:value-type="string">
            <text:p>CP_ES3DC_CB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62162162162" calcext:value-type="float">
            <text:p>0,1621621622</text:p>
          </table:table-cell>
        </table:table-row>
        <table:table-row table:style-name="ro1">
          <table:table-cell office:value-type="string" calcext:value-type="string">
            <text:p>CP_ES3DC_MIN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14754098361" calcext:value-type="float">
            <text:p>0,1147540984</text:p>
          </table:table-cell>
          <table:table-cell table:number-columns-repeated="2"/>
          <table:table-cell office:value-type="string" calcext:value-type="string">
            <text:p>CP_ES3DC_MIN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GKS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2"/>
          <table:table-cell office:value-type="string" calcext:value-type="string">
            <text:p>CP_GKS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80327868852" calcext:value-type="float">
            <text:p>0,1803278689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16216216216" calcext:value-type="float">
            <text:p>0,2162162162</text:p>
          </table:table-cell>
        </table:table-row>
        <table:table-row table:style-name="ro1">
          <table:table-cell office:value-type="string" calcext:value-type="string">
            <text:p>CP_MJ1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2"/>
          <table:table-cell office:value-type="string" calcext:value-type="string">
            <text:p>CP_MJ1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CP_MJ2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2"/>
          <table:table-cell office:value-type="string" calcext:value-type="string">
            <text:p>CP_MJ2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MJ2h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80327868852" calcext:value-type="float">
            <text:p>0,1803278689</text:p>
          </table:table-cell>
          <table:table-cell table:number-columns-repeated="2"/>
          <table:table-cell office:value-type="string" calcext:value-type="string">
            <text:p>CP_MJ2h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CP_MJ3h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80327868852" calcext:value-type="float">
            <text:p>0,1803278689</text:p>
          </table:table-cell>
          <table:table-cell table:number-columns-repeated="2"/>
          <table:table-cell office:value-type="string" calcext:value-type="string">
            <text:p>CP_MJ3h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62162162162" calcext:value-type="float">
            <text:p>0,1621621622</text:p>
          </table:table-cell>
        </table:table-row>
        <table:table-row table:style-name="ro1">
          <table:table-cell office:value-type="string" calcext:value-type="string">
            <text:p>CP_MJPL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2"/>
          <table:table-cell office:value-type="string" calcext:value-type="string">
            <text:p>CP_MJPL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MS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14754098361" calcext:value-type="float">
            <text:p>0,1147540984</text:p>
          </table:table-cell>
          <table:table-cell table:number-columns-repeated="2"/>
          <table:table-cell office:value-type="string" calcext:value-type="string">
            <text:p>CP_MS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89189189189" calcext:value-type="float">
            <text:p>0,1891891892</text:p>
          </table:table-cell>
        </table:table-row>
        <table:table-row table:style-name="ro1">
          <table:table-cell office:value-type="string" calcext:value-type="string">
            <text:p>CP_MSBM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0491803278689" calcext:value-type="float">
            <text:p>0,0491803279</text:p>
          </table:table-cell>
          <table:table-cell table:number-columns-repeated="2"/>
          <table:table-cell office:value-type="string" calcext:value-type="string">
            <text:p>CP_MSBM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CP_Qa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2"/>
          <table:table-cell office:value-type="string" calcext:value-type="string">
            <text:p>CP_Qa</text:p>
          </table:table-cell>
          <table:table-cell office:value-type="float" office:value="0" calcext:value-type="float">
            <text:p>0</text:p>
          </table:table-cell>
          <table:table-cell office:value-type="float" office:value="0.027027027027" calcext:value-type="float">
            <text:p>0,027027027</text:p>
          </table:table-cell>
        </table:table-row>
        <table:table-row table:style-name="ro1">
          <table:table-cell office:value-type="string" calcext:value-type="string">
            <text:p>CP_Qm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2"/>
          <table:table-cell office:value-type="string" calcext:value-type="string">
            <text:p>CP_Qm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62162162162" calcext:value-type="float">
            <text:p>0,1621621622</text:p>
          </table:table-cell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CP_Qp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89189189189" calcext:value-type="float">
            <text:p>0,1891891892</text:p>
          </table:table-cell>
        </table:table-row>
        <table:table-row table:style-name="ro1">
          <table:table-cell office:value-type="string" calcext:value-type="string">
            <text:p>CP_RMFCA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96721311475" calcext:value-type="float">
            <text:p>0,1967213115</text:p>
          </table:table-cell>
          <table:table-cell table:number-columns-repeated="2"/>
          <table:table-cell office:value-type="string" calcext:value-type="string">
            <text:p>CP_RMFCA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89189189189" calcext:value-type="float">
            <text:p>0,1891891892</text:p>
          </table:table-cell>
        </table:table-row>
        <table:table-row table:style-name="ro1">
          <table:table-cell office:value-type="string" calcext:value-type="string">
            <text:p>CP_RMFCEN1</text:p>
          </table:table-cell>
          <table:table-cell office:value-type="float" office:value="0.464285714286" calcext:value-type="float">
            <text:p>0,4642857143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2"/>
          <table:table-cell office:value-type="string" calcext:value-type="string">
            <text:p>CP_RMFCEN1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CP_RMFCEN2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CP_RMFCEN2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CP_RO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CP_RO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CP_SJKG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2"/>
          <table:table-cell office:value-type="string" calcext:value-type="string">
            <text:p>CP_SJKG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CP_SKOa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CP_SKOa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189189189189" calcext:value-type="float">
            <text:p>0,1891891892</text:p>
          </table:table-cell>
        </table:table-row>
        <table:table-row table:style-name="ro1">
          <table:table-cell office:value-type="string" calcext:value-type="string">
            <text:p>CP_SKOb</text:p>
          </table:table-cell>
          <table:table-cell office:value-type="float" office:value="0.25" calcext:value-type="float">
            <text:p>0,25</text:p>
          </table:table-cell>
          <table:table-cell office:value-type="float" office:value="0.147540983607" calcext:value-type="float">
            <text:p>0,1475409836</text:p>
          </table:table-cell>
          <table:table-cell table:number-columns-repeated="2"/>
          <table:table-cell office:value-type="string" calcext:value-type="string">
            <text:p>CP_SKOb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162162162162" calcext:value-type="float">
            <text:p>0,1621621622</text:p>
          </table:table-cell>
        </table:table-row>
        <table:table-row table:style-name="ro1">
          <table:table-cell office:value-type="string" calcext:value-type="string">
            <text:p>CP_SKOIP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96721311475" calcext:value-type="float">
            <text:p>0,1967213115</text:p>
          </table:table-cell>
          <table:table-cell table:number-columns-repeated="2"/>
          <table:table-cell office:value-type="string" calcext:value-type="string">
            <text:p>CP_SKOIP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62162162162" calcext:value-type="float">
            <text:p>0,1621621622</text:p>
          </table:table-cell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5" calcext:value-type="float">
            <text:p>0,5</text:p>
          </table:table-cell>
          <table:table-cell office:value-type="float" office:value="0.196721311475" calcext:value-type="float">
            <text:p>0,1967213115</text:p>
          </table:table-cell>
          <table:table-cell table:number-columns-repeated="2"/>
          <table:table-cell office:value-type="string" calcext:value-type="string">
            <text:p>CP_TB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189189189189" calcext:value-type="float">
            <text:p>0,1891891892</text:p>
          </table:table-cell>
        </table:table-row>
        <table:table-row table:style-name="ro1">
          <table:table-cell office:value-type="string" calcext:value-type="string">
            <text:p>CP_TD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180327868852" calcext:value-type="float">
            <text:p>0,1803278689</text:p>
          </table:table-cell>
          <table:table-cell table:number-columns-repeated="2"/>
          <table:table-cell office:value-type="string" calcext:value-type="string">
            <text:p>CP_TD</text:p>
          </table:table-cell>
          <table:table-cell office:value-type="float" office:value="0" calcext:value-type="float">
            <text:p>0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TEl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CP_TEl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CP_TEs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2"/>
          <table:table-cell office:value-type="string" calcext:value-type="string">
            <text:p>CP_TEs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CP_TS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29508196721" calcext:value-type="float">
            <text:p>0,2295081967</text:p>
          </table:table-cell>
          <table:table-cell table:number-columns-repeated="2"/>
          <table:table-cell office:value-type="string" calcext:value-type="string">
            <text:p>CP_TS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229508196721" calcext:value-type="float">
            <text:p>0,2295081967</text:p>
          </table:table-cell>
          <table:table-cell table:number-columns-repeated="2"/>
          <table:table-cell office:value-type="string" calcext:value-type="string">
            <text:p>CP_TSC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43243243243" calcext:value-type="float">
            <text:p>0,2432432432</text:p>
          </table:table-cell>
        </table:table-row>
        <table:table-row table:style-name="ro1">
          <table:table-cell office:value-type="string" calcext:value-type="string">
            <text:p>CP_VD</text:p>
          </table:table-cell>
          <table:table-cell office:value-type="float" office:value="0.25" calcext:value-type="float">
            <text:p>0,25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2"/>
          <table:table-cell office:value-type="string" calcext:value-type="string">
            <text:p>CP_VD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CP_Z3DC_CB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327868852459" calcext:value-type="float">
            <text:p>0,0327868852</text:p>
          </table:table-cell>
          <table:table-cell table:number-columns-repeated="2"/>
          <table:table-cell office:value-type="string" calcext:value-type="string">
            <text:p>CP_Z3DC_CB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27027027027" calcext:value-type="float">
            <text:p>0,027027027</text:p>
          </table:table-cell>
        </table:table-row>
        <table:table-row table:style-name="ro1">
          <table:table-cell office:value-type="string" calcext:value-type="string">
            <text:p>CP_Z3DC_MIN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2"/>
          <table:table-cell office:value-type="string" calcext:value-type="string">
            <text:p>CP_Z3DC_MIN</text:p>
          </table:table-cell>
          <table:table-cell office:value-type="float" office:value="0" calcext:value-type="float">
            <text:p>0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ZLOCAL_CB</text:p>
          </table:table-cell>
          <table:table-cell office:value-type="float" office:value="0" calcext:value-type="float">
            <text:p>0</text:p>
          </table:table-cell>
          <table:table-cell office:value-type="float" office:value="0.0491803278689" calcext:value-type="float">
            <text:p>0,0491803279</text:p>
          </table:table-cell>
          <table:table-cell table:number-columns-repeated="2"/>
          <table:table-cell office:value-type="string" calcext:value-type="string">
            <text:p>CP_ZLOCAL_CB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2"/>
          <table:table-cell office:value-type="string" calcext:value-type="string">
            <text:p>CP_ZLOCAL_MIN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ZPAIR_CB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2"/>
          <table:table-cell office:value-type="string" calcext:value-type="string">
            <text:p>CP_ZPAIR_CB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ZPAIR_MIN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2"/>
          <table:table-cell office:value-type="string" calcext:value-type="string">
            <text:p>CP_ZPAIR_MIN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ZS3DC_CB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2"/>
          <table:table-cell office:value-type="string" calcext:value-type="string">
            <text:p>CP_ZS3DC_CB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ZS3DC_MIN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14754098361" calcext:value-type="float">
            <text:p>0,1147540984</text:p>
          </table:table-cell>
          <table:table-cell table:number-columns-repeated="2"/>
          <table:table-cell office:value-type="string" calcext:value-type="string">
            <text:p>CP_ZS3DC_MIN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DESOLV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2"/>
          <table:table-cell office:value-type="string" calcext:value-type="string">
            <text:p>DESOLV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ELE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ODA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47540983607" calcext:value-type="float">
            <text:p>0,1475409836</text:p>
          </table:table-cell>
          <table:table-cell table:number-columns-repeated="2"/>
          <table:table-cell office:value-type="string" calcext:value-type="string">
            <text:p>ODA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PROPNSTS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2"/>
          <table:table-cell office:value-type="string" calcext:value-type="string">
            <text:p>PROPNSTS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216216216216" calcext:value-type="float">
            <text:p>0,2162162162</text:p>
          </table:table-cell>
        </table:table-row>
        <table:table-row table:style-name="ro1">
          <table:table-cell office:value-type="string" calcext:value-type="string">
            <text:p>PYDOCK_TOT</text:p>
          </table:table-cell>
          <table:table-cell office:value-type="float" office:value="0.25" calcext:value-type="float">
            <text:p>0,25</text:p>
          </table:table-cell>
          <table:table-cell office:value-type="float" office:value="0.245901639344" calcext:value-type="float">
            <text:p>0,2459016393</text:p>
          </table:table-cell>
          <table:table-cell table:number-columns-repeated="2"/>
          <table:table-cell office:value-type="string" calcext:value-type="string">
            <text:p>PYDOCK_TOT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SIPPER</text:p>
          </table:table-cell>
          <table:table-cell office:value-type="float" office:value="0.464285714286" calcext:value-type="float">
            <text:p>0,4642857143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SIPPER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89189189189" calcext:value-type="float">
            <text:p>0,1891891892</text:p>
          </table:table-cell>
        </table:table-row>
        <table:table-row table:style-name="ro1">
          <table:table-cell office:value-type="string" calcext:value-type="string">
            <text:p>VDW</text:p>
          </table:table-cell>
          <table:table-cell office:value-type="float" office:value="0.25" calcext:value-type="float">
            <text:p>0,25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VDW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SDOCK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96721311475" calcext:value-type="float">
            <text:p>0,1967213115</text:p>
          </table:table-cell>
          <table:table-cell table:number-columns-repeated="2"/>
          <table:table-cell office:value-type="string" calcext:value-type="string">
            <text:p>SDOCK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62162162162" calcext:value-type="float">
            <text:p>0,16216216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=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ZDOC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/gpfs/scratch/bsc54/bsc54563/Analisys_MI_BM4_byRMSD_Zdock/</text:p>
          </table:table-cell>
          <table:table-cell/>
          <table:table-cell office:value-type="string" calcext:value-type="string">
            <text:p>/gpfs/scratch/bsc54/bsc54563/Analisys_MI_BM4_byRMSD_Zdock/</text:p>
          </table:table-cell>
          <table:table-cell table:number-columns-repeated="2"/>
          <table:table-cell office:value-type="string" calcext:value-type="string">
            <text:p>/gpfs/scratch/bsc54/bsc54563/Analisys_MI_BM4_byRMSD_Zdock/</text:p>
          </table:table-cell>
          <table:table-cell/>
          <table:table-cell office:value-type="string" calcext:value-type="string">
            <text:p>/gpfs/scratch/bsc54/bsc54563/Analisys_MI_BM4_byRMSD_Zdock/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db,list,strongbinder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db,list,wmbinders</text:p>
          </table:table-cell>
          <table:table-cell table:number-columns-repeated="2"/>
          <table:table-cell office:value-type="string" calcext:value-type="string">
            <text:p>pdb,list,strongbinders,BM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db,list,wmbinders,bm5</text:p>
          </table:table-cell>
        </table:table-row>
        <table:table-row table:style-name="ro1"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  <table:table-cell table:number-columns-repeated="3"/>
          <table:table-cell office:value-type="string" calcext:value-type="string">
            <text:p>Strong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 office:value-type="string" calcext:value-type="string">
            <text:p>AP_calRW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AP_calRW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AP_calRWp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AP_calRWp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62162162162" calcext:value-type="float">
            <text:p>0,1621621622</text:p>
          </table:table-cell>
        </table:table-row>
        <table:table-row table:style-name="ro1">
          <table:table-cell office:value-type="string" calcext:value-type="string">
            <text:p>AP_DARS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2"/>
          <table:table-cell office:value-type="string" calcext:value-type="string">
            <text:p>AP_DARS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AP_DCOMPLEX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13114754098" calcext:value-type="float">
            <text:p>0,2131147541</text:p>
          </table:table-cell>
          <table:table-cell table:number-columns-repeated="2"/>
          <table:table-cell office:value-type="string" calcext:value-type="string">
            <text:p>AP_DCOMPLEX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62162162162" calcext:value-type="float">
            <text:p>0,1621621622</text:p>
          </table:table-cell>
        </table:table-row>
        <table:table-row table:style-name="ro1">
          <table:table-cell office:value-type="string" calcext:value-type="string">
            <text:p>AP_dDFIRE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96721311475" calcext:value-type="float">
            <text:p>0,1967213115</text:p>
          </table:table-cell>
          <table:table-cell table:number-columns-repeated="2"/>
          <table:table-cell office:value-type="string" calcext:value-type="string">
            <text:p>AP_dDFIRE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AP_DFIRE2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2"/>
          <table:table-cell office:value-type="string" calcext:value-type="string">
            <text:p>AP_DFIRE2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AP_DOPE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0491803278689" calcext:value-type="float">
            <text:p>0,0491803279</text:p>
          </table:table-cell>
          <table:table-cell table:number-columns-repeated="2"/>
          <table:table-cell office:value-type="string" calcext:value-type="string">
            <text:p>AP_DOPE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_DOPE_HR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2"/>
          <table:table-cell office:value-type="string" calcext:value-type="string">
            <text:p>AP_DOPE_HR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AP_GOAP_ALL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2"/>
          <table:table-cell office:value-type="string" calcext:value-type="string">
            <text:p>AP_GOAP_ALL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AP_GOAP_DF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2"/>
          <table:table-cell office:value-type="string" calcext:value-type="string">
            <text:p>AP_GOAP_DF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AP_GOAP_G</text:p>
          </table:table-cell>
          <table:table-cell office:value-type="float" office:value="0" calcext:value-type="float">
            <text:p>0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2"/>
          <table:table-cell office:value-type="string" calcext:value-type="string">
            <text:p>AP_GOAP_G</text:p>
          </table:table-cell>
          <table:table-cell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AP_MPS</text:p>
          </table:table-cell>
          <table:table-cell office:value-type="float" office:value="0.25" calcext:value-type="float">
            <text:p>0,25</text:p>
          </table:table-cell>
          <table:table-cell office:value-type="float" office:value="0.0491803278689" calcext:value-type="float">
            <text:p>0,0491803279</text:p>
          </table:table-cell>
          <table:table-cell table:number-columns-repeated="2"/>
          <table:table-cell office:value-type="string" calcext:value-type="string">
            <text:p>AP_MPS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AP_PISA</text:p>
          </table:table-cell>
          <table:table-cell office:value-type="float" office:value="0.535714285714" calcext:value-type="float">
            <text:p>0,5357142857</text:p>
          </table:table-cell>
          <table:table-cell office:value-type="float" office:value="0.295081967213" calcext:value-type="float">
            <text:p>0,2950819672</text:p>
          </table:table-cell>
          <table:table-cell table:number-columns-repeated="2"/>
          <table:table-cell office:value-type="string" calcext:value-type="string">
            <text:p>AP_PISA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89189189189" calcext:value-type="float">
            <text:p>0,1891891892</text:p>
          </table:table-cell>
        </table:table-row>
        <table:table-row table:style-name="ro1">
          <table:table-cell office:value-type="string" calcext:value-type="string">
            <text:p>AP_T1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13114754098" calcext:value-type="float">
            <text:p>0,2131147541</text:p>
          </table:table-cell>
          <table:table-cell table:number-columns-repeated="2"/>
          <table:table-cell office:value-type="string" calcext:value-type="string">
            <text:p>AP_T1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AP_T2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AP_T2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216216216216" calcext:value-type="float">
            <text:p>0,2162162162</text:p>
          </table:table-cell>
        </table:table-row>
        <table:table-row table:style-name="ro1">
          <table:table-cell office:value-type="string" calcext:value-type="string">
            <text:p>AP_URS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2"/>
          <table:table-cell office:value-type="string" calcext:value-type="string">
            <text:p>AP_URS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AP_WENG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016393442623" calcext:value-type="float">
            <text:p>0,0163934426</text:p>
          </table:table-cell>
          <table:table-cell table:number-columns-repeated="2"/>
          <table:table-cell office:value-type="string" calcext:value-type="string">
            <text:p>AP_WENG</text:p>
          </table:table-cell>
          <table:table-cell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CP_BFKV</text:p>
          </table:table-cell>
          <table:table-cell office:value-type="float" office:value="0.25" calcext:value-type="float">
            <text:p>0,25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2"/>
          <table:table-cell office:value-type="string" calcext:value-type="string">
            <text:p>CP_BFKV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027027027027" calcext:value-type="float">
            <text:p>0,027027027</text:p>
          </table:table-cell>
        </table:table-row>
        <table:table-row table:style-name="ro1">
          <table:table-cell office:value-type="string" calcext:value-type="string">
            <text:p>CP_BL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2"/>
          <table:table-cell office:value-type="string" calcext:value-type="string">
            <text:p>CP_BL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243243243243" calcext:value-type="float">
            <text:p>0,2432432432</text:p>
          </table:table-cell>
        </table:table-row>
        <table:table-row table:style-name="ro1">
          <table:table-cell office:value-type="string" calcext:value-type="string">
            <text:p>CP_BT</text:p>
          </table:table-cell>
          <table:table-cell office:value-type="float" office:value="0.25" calcext:value-type="float">
            <text:p>0,25</text:p>
          </table:table-cell>
          <table:table-cell office:value-type="float" office:value="0.196721311475" calcext:value-type="float">
            <text:p>0,1967213115</text:p>
          </table:table-cell>
          <table:table-cell table:number-columns-repeated="2"/>
          <table:table-cell office:value-type="string" calcext:value-type="string">
            <text:p>CP_BT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189189189189" calcext:value-type="float">
            <text:p>0,1891891892</text:p>
          </table:table-cell>
        </table:table-row>
        <table:table-row table:style-name="ro1">
          <table:table-cell office:value-type="string" calcext:value-type="string">
            <text:p>CP_DECK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13114754098" calcext:value-type="float">
            <text:p>0,2131147541</text:p>
          </table:table-cell>
          <table:table-cell table:number-columns-repeated="2"/>
          <table:table-cell office:value-type="string" calcext:value-type="string">
            <text:p>CP_DECK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E3D_CB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2"/>
          <table:table-cell office:value-type="string" calcext:value-type="string">
            <text:p>CP_E3D_CB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E3DC_CB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2"/>
          <table:table-cell office:value-type="string" calcext:value-type="string">
            <text:p>CP_E3DC_CB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E3DC_MIN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47540983607" calcext:value-type="float">
            <text:p>0,1475409836</text:p>
          </table:table-cell>
          <table:table-cell table:number-columns-repeated="2"/>
          <table:table-cell office:value-type="string" calcext:value-type="string">
            <text:p>CP_E3DC_MIN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E3D_MIN</text:p>
          </table:table-cell>
          <table:table-cell office:value-type="float" office:value="0.464285714286" calcext:value-type="float">
            <text:p>0,4642857143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2"/>
          <table:table-cell office:value-type="string" calcext:value-type="string">
            <text:p>CP_E3D_MIN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CP_ELOCAL_CB</text:p>
          </table:table-cell>
          <table:table-cell office:value-type="float" office:value="0.25" calcext:value-type="float">
            <text:p>0,25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2"/>
          <table:table-cell office:value-type="string" calcext:value-type="string">
            <text:p>CP_ELOCAL_CB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ELOCAL_MIN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14754098361" calcext:value-type="float">
            <text:p>0,1147540984</text:p>
          </table:table-cell>
          <table:table-cell table:number-columns-repeated="2"/>
          <table:table-cell office:value-type="string" calcext:value-type="string">
            <text:p>CP_ELOCAL_MIN</text:p>
          </table:table-cell>
          <table:table-cell office:value-type="float" office:value="0" calcext:value-type="float">
            <text:p>0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CP_EPAIR_CB</text:p>
          </table:table-cell>
          <table:table-cell office:value-type="float" office:value="0.25" calcext:value-type="float">
            <text:p>0,25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2"/>
          <table:table-cell office:value-type="string" calcext:value-type="string">
            <text:p>CP_EPAIR_CB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27027027027" calcext:value-type="float">
            <text:p>0,027027027</text:p>
          </table:table-cell>
        </table:table-row>
        <table:table-row table:style-name="ro1">
          <table:table-cell office:value-type="string" calcext:value-type="string">
            <text:p>CP_EPAIR_MIN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CP_EPAIR_MIN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ES3DC_CB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2"/>
          <table:table-cell office:value-type="string" calcext:value-type="string">
            <text:p>CP_ES3DC_CB</text:p>
          </table:table-cell>
          <table:table-cell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CP_ES3DC_MIN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14754098361" calcext:value-type="float">
            <text:p>0,1147540984</text:p>
          </table:table-cell>
          <table:table-cell table:number-columns-repeated="2"/>
          <table:table-cell office:value-type="string" calcext:value-type="string">
            <text:p>CP_ES3DC_MIN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GKS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2"/>
          <table:table-cell office:value-type="string" calcext:value-type="string">
            <text:p>CP_GKS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HLPL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89189189189" calcext:value-type="float">
            <text:p>0,1891891892</text:p>
          </table:table-cell>
        </table:table-row>
        <table:table-row table:style-name="ro1">
          <table:table-cell office:value-type="string" calcext:value-type="string">
            <text:p>CP_MJ1</text:p>
          </table:table-cell>
          <table:table-cell office:value-type="float" office:value="0" calcext:value-type="float">
            <text:p>0</text:p>
          </table:table-cell>
          <table:table-cell office:value-type="float" office:value="0.0327868852459" calcext:value-type="float">
            <text:p>0,0327868852</text:p>
          </table:table-cell>
          <table:table-cell table:number-columns-repeated="2"/>
          <table:table-cell office:value-type="string" calcext:value-type="string">
            <text:p>CP_MJ1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MJ2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16393442623" calcext:value-type="float">
            <text:p>0,0163934426</text:p>
          </table:table-cell>
          <table:table-cell table:number-columns-repeated="2"/>
          <table:table-cell office:value-type="string" calcext:value-type="string">
            <text:p>CP_MJ2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CP_MJ2h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CP_MJ2h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62162162162" calcext:value-type="float">
            <text:p>0,1621621622</text:p>
          </table:table-cell>
        </table:table-row>
        <table:table-row table:style-name="ro1">
          <table:table-cell office:value-type="string" calcext:value-type="string">
            <text:p>CP_MJ3h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80327868852" calcext:value-type="float">
            <text:p>0,1803278689</text:p>
          </table:table-cell>
          <table:table-cell table:number-columns-repeated="2"/>
          <table:table-cell office:value-type="string" calcext:value-type="string">
            <text:p>CP_MJ3h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MJPL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CP_MJPL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216216216216" calcext:value-type="float">
            <text:p>0,2162162162</text:p>
          </table:table-cell>
        </table:table-row>
        <table:table-row table:style-name="ro1">
          <table:table-cell office:value-type="string" calcext:value-type="string">
            <text:p>CP_MS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2"/>
          <table:table-cell office:value-type="string" calcext:value-type="string">
            <text:p>CP_MS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MSBM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2"/>
          <table:table-cell office:value-type="string" calcext:value-type="string">
            <text:p>CP_MSBM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Qa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0491803278689" calcext:value-type="float">
            <text:p>0,0491803279</text:p>
          </table:table-cell>
          <table:table-cell table:number-columns-repeated="2"/>
          <table:table-cell office:value-type="string" calcext:value-type="string">
            <text:p>CP_Qa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_Qm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2"/>
          <table:table-cell office:value-type="string" calcext:value-type="string">
            <text:p>CP_Qm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Qp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2"/>
          <table:table-cell office:value-type="string" calcext:value-type="string">
            <text:p>CP_Qp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CP_RMFCA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CP_RMFCA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62162162162" calcext:value-type="float">
            <text:p>0,1621621622</text:p>
          </table:table-cell>
        </table:table-row>
        <table:table-row table:style-name="ro1">
          <table:table-cell office:value-type="string" calcext:value-type="string">
            <text:p>CP_RMFCEN1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2"/>
          <table:table-cell office:value-type="string" calcext:value-type="string">
            <text:p>CP_RMFCEN1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RMFCEN2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2"/>
          <table:table-cell office:value-type="string" calcext:value-type="string">
            <text:p>CP_RMFCEN2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CP_RO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2"/>
          <table:table-cell office:value-type="string" calcext:value-type="string">
            <text:p>CP_RO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SJKG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2"/>
          <table:table-cell office:value-type="string" calcext:value-type="string">
            <text:p>CP_SJKG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27027027027" calcext:value-type="float">
            <text:p>0,027027027</text:p>
          </table:table-cell>
        </table:table-row>
        <table:table-row table:style-name="ro1">
          <table:table-cell office:value-type="string" calcext:value-type="string">
            <text:p>CP_SKOa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2"/>
          <table:table-cell office:value-type="string" calcext:value-type="string">
            <text:p>CP_SKOa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SKOb</text:p>
          </table:table-cell>
          <table:table-cell office:value-type="float" office:value="0.25" calcext:value-type="float">
            <text:p>0,25</text:p>
          </table:table-cell>
          <table:table-cell office:value-type="float" office:value="0.147540983607" calcext:value-type="float">
            <text:p>0,1475409836</text:p>
          </table:table-cell>
          <table:table-cell table:number-columns-repeated="2"/>
          <table:table-cell office:value-type="string" calcext:value-type="string">
            <text:p>CP_SKOb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SKOIP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CP_SKOIP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TB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CP_TB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TD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CP_TD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TEl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2"/>
          <table:table-cell office:value-type="string" calcext:value-type="string">
            <text:p>CP_TEl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TEs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2"/>
          <table:table-cell office:value-type="string" calcext:value-type="string">
            <text:p>CP_TEs</text:p>
          </table:table-cell>
          <table:table-cell office:value-type="float" office:value="0" calcext:value-type="float">
            <text:p>0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TS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0983606557377" calcext:value-type="float">
            <text:p>0,0983606557</text:p>
          </table:table-cell>
          <table:table-cell table:number-columns-repeated="2"/>
          <table:table-cell office:value-type="string" calcext:value-type="string">
            <text:p>CP_TS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CP_TSC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295081967213" calcext:value-type="float">
            <text:p>0,2950819672</text:p>
          </table:table-cell>
          <table:table-cell table:number-columns-repeated="2"/>
          <table:table-cell office:value-type="string" calcext:value-type="string">
            <text:p>CP_TSC</text:p>
          </table:table-cell>
          <table:table-cell office:value-type="float" office:value="0.444444444444" calcext:value-type="float">
            <text:p>0,4444444444</text:p>
          </table:table-cell>
          <table:table-cell office:value-type="float" office:value="0.27027027027" calcext:value-type="float">
            <text:p>0,2702702703</text:p>
          </table:table-cell>
        </table:table-row>
        <table:table-row table:style-name="ro1">
          <table:table-cell office:value-type="string" calcext:value-type="string">
            <text:p>CP_VD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14754098361" calcext:value-type="float">
            <text:p>0,1147540984</text:p>
          </table:table-cell>
          <table:table-cell table:number-columns-repeated="2"/>
          <table:table-cell office:value-type="string" calcext:value-type="string">
            <text:p>CP_VD</text:p>
          </table:table-cell>
          <table:table-cell office:value-type="float" office:value="0.555555555556" calcext:value-type="float">
            <text:p>0,5555555556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CP_Z3DC_CB</text:p>
          </table:table-cell>
          <table:table-cell office:value-type="float" office:value="0" calcext:value-type="float">
            <text:p>0</text:p>
          </table:table-cell>
          <table:table-cell office:value-type="float" office:value="0.016393442623" calcext:value-type="float">
            <text:p>0,0163934426</text:p>
          </table:table-cell>
          <table:table-cell table:number-columns-repeated="2"/>
          <table:table-cell office:value-type="string" calcext:value-type="string">
            <text:p>CP_Z3DC_C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_Z3DC_MIN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147540983607" calcext:value-type="float">
            <text:p>0,1475409836</text:p>
          </table:table-cell>
          <table:table-cell table:number-columns-repeated="2"/>
          <table:table-cell office:value-type="string" calcext:value-type="string">
            <text:p>CP_Z3DC_MIN</text:p>
          </table:table-cell>
          <table:table-cell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CP_ZLOCAL_CB</text:p>
          </table:table-cell>
          <table:table-cell office:value-type="float" office:value="0" calcext:value-type="float">
            <text:p>0</text:p>
          </table:table-cell>
          <table:table-cell office:value-type="float" office:value="0.0327868852459" calcext:value-type="float">
            <text:p>0,0327868852</text:p>
          </table:table-cell>
          <table:table-cell table:number-columns-repeated="2"/>
          <table:table-cell office:value-type="string" calcext:value-type="string">
            <text:p>CP_ZLOCAL_CB</text:p>
          </table:table-cell>
          <table:table-cell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office:value-type="float" office:value="0.016393442623" calcext:value-type="float">
            <text:p>0,0163934426</text:p>
          </table:table-cell>
          <table:table-cell table:number-columns-repeated="2"/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CP_ZPAIR_CB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0327868852459" calcext:value-type="float">
            <text:p>0,0327868852</text:p>
          </table:table-cell>
          <table:table-cell table:number-columns-repeated="2"/>
          <table:table-cell office:value-type="string" calcext:value-type="string">
            <text:p>CP_ZPAIR_CB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ZPAIR_MIN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0491803278689" calcext:value-type="float">
            <text:p>0,0491803279</text:p>
          </table:table-cell>
          <table:table-cell table:number-columns-repeated="2"/>
          <table:table-cell office:value-type="string" calcext:value-type="string">
            <text:p>CP_ZPAIR_MIN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27027027027" calcext:value-type="float">
            <text:p>0,027027027</text:p>
          </table:table-cell>
        </table:table-row>
        <table:table-row table:style-name="ro1">
          <table:table-cell office:value-type="string" calcext:value-type="string">
            <text:p>CP_ZS3DC_CB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2"/>
          <table:table-cell office:value-type="string" calcext:value-type="string">
            <text:p>CP_ZS3DC_CB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CP_ZS3DC_MIN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2"/>
          <table:table-cell office:value-type="string" calcext:value-type="string">
            <text:p>CP_ZS3DC_MIN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DESOLV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0819672131148" calcext:value-type="float">
            <text:p>0,0819672131</text:p>
          </table:table-cell>
          <table:table-cell table:number-columns-repeated="2"/>
          <table:table-cell office:value-type="string" calcext:value-type="string">
            <text:p>DESOLV</text:p>
          </table:table-cell>
          <table:table-cell office:value-type="float" office:value="0" calcext:value-type="float">
            <text:p>0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.25" calcext:value-type="float">
            <text:p>0,25</text:p>
          </table:table-cell>
          <table:table-cell office:value-type="float" office:value="0.213114754098" calcext:value-type="float">
            <text:p>0,2131147541</text:p>
          </table:table-cell>
          <table:table-cell table:number-columns-repeated="2"/>
          <table:table-cell office:value-type="string" calcext:value-type="string">
            <text:p>ELE</text:p>
          </table:table-cell>
          <table:table-cell office:value-type="float" office:value="0.666666666667" calcext:value-type="float">
            <text:p>0,6666666667</text:p>
          </table:table-cell>
          <table:table-cell office:value-type="float" office:value="0.189189189189" calcext:value-type="float">
            <text:p>0,1891891892</text:p>
          </table:table-cell>
        </table:table-row>
        <table:table-row table:style-name="ro1">
          <table:table-cell office:value-type="string" calcext:value-type="string">
            <text:p>ODA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47540983607" calcext:value-type="float">
            <text:p>0,1475409836</text:p>
          </table:table-cell>
          <table:table-cell table:number-columns-repeated="2"/>
          <table:table-cell office:value-type="string" calcext:value-type="string">
            <text:p>ODA</text:p>
          </table:table-cell>
          <table:table-cell office:value-type="float" office:value="0" calcext:value-type="float">
            <text:p>0</text:p>
          </table:table-cell>
          <table:table-cell office:value-type="float" office:value="0.108108108108" calcext:value-type="float">
            <text:p>0,1081081081</text:p>
          </table:table-cell>
        </table:table-row>
        <table:table-row table:style-name="ro1">
          <table:table-cell office:value-type="string" calcext:value-type="string">
            <text:p>PROPNSTS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31147540984" calcext:value-type="float">
            <text:p>0,131147541</text:p>
          </table:table-cell>
          <table:table-cell table:number-columns-repeated="2"/>
          <table:table-cell office:value-type="string" calcext:value-type="string">
            <text:p>PROPNSTS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540540540541" calcext:value-type="float">
            <text:p>0,0540540541</text:p>
          </table:table-cell>
        </table:table-row>
        <table:table-row table:style-name="ro1">
          <table:table-cell office:value-type="string" calcext:value-type="string">
            <text:p>PYDOCK_TOT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95081967213" calcext:value-type="float">
            <text:p>0,2950819672</text:p>
          </table:table-cell>
          <table:table-cell table:number-columns-repeated="2"/>
          <table:table-cell office:value-type="string" calcext:value-type="string">
            <text:p>PYDOCK_TOT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89189189189" calcext:value-type="float">
            <text:p>0,1891891892</text:p>
          </table:table-cell>
        </table:table-row>
        <table:table-row table:style-name="ro1">
          <table:table-cell office:value-type="string" calcext:value-type="string">
            <text:p>SIPPER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6393442623" calcext:value-type="float">
            <text:p>0,1639344262</text:p>
          </table:table-cell>
          <table:table-cell table:number-columns-repeated="2"/>
          <table:table-cell office:value-type="string" calcext:value-type="string">
            <text:p>SIPPER</text:p>
          </table:table-cell>
          <table:table-cell office:value-type="float" office:value="0.222222222222" calcext:value-type="float">
            <text:p>0,2222222222</text:p>
          </table:table-cell>
          <table:table-cell office:value-type="float" office:value="0.135135135135" calcext:value-type="float">
            <text:p>0,1351351351</text:p>
          </table:table-cell>
        </table:table-row>
        <table:table-row table:style-name="ro1">
          <table:table-cell office:value-type="string" calcext:value-type="string">
            <text:p>VDW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0655737704918" calcext:value-type="float">
            <text:p>0,0655737705</text:p>
          </table:table-cell>
          <table:table-cell table:number-columns-repeated="2"/>
          <table:table-cell office:value-type="string" calcext:value-type="string">
            <text:p>VDW</text:p>
          </table:table-cell>
          <table:table-cell office:value-type="float" office:value="0.111111111111" calcext:value-type="float">
            <text:p>0,1111111111</text:p>
          </table:table-cell>
          <table:table-cell office:value-type="float" office:value="0.0810810810811" calcext:value-type="float">
            <text:p>0,0810810811</text:p>
          </table:table-cell>
        </table:table-row>
        <table:table-row table:style-name="ro1">
          <table:table-cell office:value-type="string" calcext:value-type="string">
            <text:p>zdock3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213114754098" calcext:value-type="float">
            <text:p>0,2131147541</text:p>
          </table:table-cell>
          <table:table-cell table:number-columns-repeated="2"/>
          <table:table-cell office:value-type="string" calcext:value-type="string">
            <text:p>zdock3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16216216216" calcext:value-type="float">
            <text:p>0,2162162162</text:p>
          </table:table-cell>
        </table:table-row>
      </table:table>
      <table:table table:name="Hoja9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normal success rate'.AK35:'normal success rate'.AQ4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top 500'.H401:'top 500'.M40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numero de hits'.D3:'numero de hits'.E178" table:contains-header="false" table:orientation="column"/>
        <table:database-range table:name="__Anonymous_Sheet_DB__4" table:target-range-address="todos_los_mejores_top500.A41:todos_los_mejores_top500.L58" table:contains-header="false">
          <table:sort>
            <table:sort-by table:field-number="6" table:data-type="automatic"/>
            <table:sort-by table:field-number="7" table:data-type="automatic"/>
          </table:sort>
        </table:database-range>
        <table:database-range table:name="__Anonymous_Sheet_DB__5" table:target-range-address="Sheet6.F49:Sheet6.I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0" number:min-integer-digits="4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 style:data-style-name="N2" text:time-value="09:39:09.9200454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7T13:34:49.883041249</meta:creation-date>
    <dc:date>2016-02-25T15:23:20.252283798</dc:date>
    <meta:editing-duration>P1DT12H27M30S</meta:editing-duration>
    <meta:editing-cycles>44</meta:editing-cycles>
    <meta:generator>LibreOffice/4.3.7.2$Linux_X86_64 LibreOffice_project/430m0$Build-2</meta:generator>
    <meta:document-statistic meta:table-count="9" meta:cell-count="9790"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fill-color="#808080" draw:fill-hatch-name="Black_20_45_20_Degrees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fill-color="#333333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-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3.697cm" svg:y="0.145cm" chart:style-name="ch2">
          <text:p>Left : FTDOCK; Center: ZDOCK ; Right: SDOCK</text:p>
        </chart:subtitle>
        <chart:legend svg:x="5.737cm" svg:y="0.871cm" style:legend-expansion="custom" chartooo:width="4.493cm" chartooo:height="0.598cm" style:legend-expansion-aspect-ratio="7.51337792642141" chart:style-name="ch3"/>
        <chart:plot-area chart:style-name="ch4" table:cell-range-address="'normal success rate'.F101:'normal success rate'.I122 'normal success rate'.G100:'normal success rate'.I100" chart:data-source-has-labels="both" svg:x="1.243cm" svg:y="1.387cm" svg:width="14.345cm" svg:height="6.658cm">
          <chartooo:coordinate-region svg:x="1.812cm" svg:y="1.547cm" svg:width="13.776cm" svg:height="4.793cm"/>
          <chart:axis chart:dimension="x" chart:name="primary-x" chart:style-name="ch5" chartooo:axis-type="auto">
            <chartooo:date-scale/>
            <chart:title svg:x="6.678cm" svg:y="8.225cm" chart:style-name="ch6">
              <text:p>Best Scoring Functions</text:p>
            </chart:title>
            <chart:categories table:cell-range-address="'normal success rate'.F101:'normal success rate'.F122"/>
          </chart:axis>
          <chart:axis chart:dimension="y" chart:name="primary-y" chart:style-name="ch7">
            <chart:title svg:x="0.338cm" svg:y="5.663cm" chart:style-name="ch8">
              <text:p>Success rate percentage</text:p>
            </chart:title>
            <chart:grid chart:style-name="ch9" chart:class="major"/>
          </chart:axis>
          <chart:series chart:style-name="ch10" chart:values-cell-range-address="'normal success rate'.G101:'normal success rate'.G122" chart:label-cell-address="'normal success rate'.G100:'normal success rate'.G100" chart:class="chart:bar">
            <chart:data-point chart:repeated="22"/>
          </chart:series>
          <chart:series chart:style-name="ch11" chart:values-cell-range-address="'normal success rate'.H101:'normal success rate'.H122" chart:label-cell-address="'normal success rate'.H100:'normal success rate'.H100" chart:class="chart:bar">
            <chart:data-point chart:repeated="22"/>
          </chart:series>
          <chart:series chart:style-name="ch12" chart:values-cell-range-address="'normal success rate'.I101:'normal success rate'.I122" chart:label-cell-address="'normal success rate'.I100:'normal success rate'.I100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'normal success rate'.G100:'normal success rate'.G100</svg:desc>
                </draw:g>
              </table:table-cell>
              <table:table-cell office:value-type="string">
                <text:p>Top10</text:p>
                <draw:g>
                  <svg:desc>'normal success rate'.H100:'normal success rate'.H100</svg:desc>
                </draw:g>
              </table:table-cell>
              <table:table-cell office:value-type="string">
                <text:p>Top100</text:p>
                <draw:g>
                  <svg:desc>'normal success rate'.I100:'normal success rate'.I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HLPL</text:p>
                <draw:g>
                  <svg:desc>'normal success rate'.F101:'normal success rate'.F122</svg:desc>
                </draw:g>
              </table:table-cell>
              <table:table-cell office:value-type="float" office:value="7.38636363636">
                <text:p>7.38636363636</text:p>
                <draw:g>
                  <svg:desc>'normal success rate'.G101:'normal success rate'.G122</svg:desc>
                </draw:g>
              </table:table-cell>
              <table:table-cell office:value-type="float" office:value="16.4772727273">
                <text:p>16.4772727273</text:p>
                <draw:g>
                  <svg:desc>'normal success rate'.H101:'normal success rate'.H122</svg:desc>
                </draw:g>
              </table:table-cell>
              <table:table-cell office:value-type="float" office:value="39.7727272727">
                <text:p>39.7727272727</text:p>
                <draw:g>
                  <svg:desc>'normal success rate'.I101:'normal success rate'.I122</svg:desc>
                </draw:g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6.25">
                <text:p>6.25</text:p>
              </table:table-cell>
              <table:table-cell office:value-type="float" office:value="17.6136363636">
                <text:p>17.6136363636</text:p>
              </table:table-cell>
              <table:table-cell office:value-type="float" office:value="36.9318181818">
                <text:p>36.9318181818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.27272727273">
                <text:p>2.27272727273</text:p>
              </table:table-cell>
              <table:table-cell office:value-type="float" office:value="17.6136363636">
                <text:p>17.6136363636</text:p>
              </table:table-cell>
              <table:table-cell office:value-type="float" office:value="41.4772727273">
                <text:p>41.4772727273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10.2272727273">
                <text:p>10.2272727273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35.2272727273">
                <text:p>35.2272727273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0.3409090909">
                <text:p>40.3409090909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2.6136363636">
                <text:p>42.6136363636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19.8863636364">
                <text:p>19.8863636364</text:p>
              </table:table-cell>
              <table:table-cell office:value-type="float" office:value="39.7727272727">
                <text:p>39.772727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5">
                <text:p>25</text:p>
              </table:table-cell>
              <table:table-cell office:value-type="float" office:value="51.1363636364">
                <text:p>51.1363636364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12.5">
                <text:p>12.5</text:p>
              </table:table-cell>
              <table:table-cell office:value-type="float" office:value="26.1363636364">
                <text:p>26.1363636364</text:p>
              </table:table-cell>
              <table:table-cell office:value-type="float" office:value="47.1590909091">
                <text:p>47.1590909091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6.25">
                <text:p>6.25</text:p>
              </table:table-cell>
              <table:table-cell office:value-type="float" office:value="26.7045454545">
                <text:p>26.7045454545</text:p>
              </table:table-cell>
              <table:table-cell office:value-type="float" office:value="55.1136363636">
                <text:p>55.1136363636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2.2727272727">
                <text:p>52.2727272727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6.25">
                <text:p>6.25</text:p>
              </table:table-cell>
              <table:table-cell office:value-type="float" office:value="29.5454545455">
                <text:p>29.5454545455</text:p>
              </table:table-cell>
              <table:table-cell office:value-type="float" office:value="55.6818181818">
                <text:p>55.6818181818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15.3409090909">
                <text:p>15.3409090909</text:p>
              </table:table-cell>
              <table:table-cell office:value-type="float" office:value="34.0909090909">
                <text:p>34.0909090909</text:p>
              </table:table-cell>
              <table:table-cell office:value-type="float" office:value="58.5227272727">
                <text:p>58.522727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12.5">
                <text:p>12.5</text:p>
              </table:table-cell>
              <table:table-cell office:value-type="float" office:value="26.1363636364">
                <text:p>26.1363636364</text:p>
              </table:table-cell>
              <table:table-cell office:value-type="float" office:value="49.4318181818">
                <text:p>49.4318181818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26.1363636364">
                <text:p>26.1363636364</text:p>
              </table:table-cell>
              <table:table-cell office:value-type="float" office:value="51.1363636364">
                <text:p>51.1363636364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7.38636363636">
                <text:p>7.38636363636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48.8636363636">
                <text:p>48.8636363636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10.2272727273">
                <text:p>10.2272727273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0.5681818182">
                <text:p>50.5681818182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3.4090909091">
                <text:p>53.4090909091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11.3636363636">
                <text:p>11.3636363636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8.5227272727">
                <text:p>58.5227272727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15.3409090909">
                <text:p>15.3409090909</text:p>
              </table:table-cell>
              <table:table-cell office:value-type="float" office:value="35.2272727273">
                <text:p>35.2272727273</text:p>
              </table:table-cell>
              <table:table-cell office:value-type="float" office:value="55.1136363636">
                <text:p>55.113636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59cm" svg:y="0.316cm" chart:style-name="ch2">
          <text:p>Succes rate Pydock</text:p>
        </chart:title>
        <chart:subtitle svg:x="6.66cm" svg:y="1.275cm" chart:style-name="ch3">
          <text:p>BM4 Complete</text:p>
        </chart:subtitle>
        <chart:legend chart:legend-position="end" svg:x="13.552cm" svg:y="2.707cm" style:legend-expansion="high" chart:style-name="ch4"/>
        <chart:plot-area chart:style-name="ch5" table:cell-range-address="'top 500'.A309:'top 500'.H310 'top 500'.B308:'top 500'.H308" chart:data-source-has-labels="both" svg:x="0.32cm" svg:y="2.138cm" svg:width="12.912cm" svg:height="6.682cm">
          <chartooo:coordinate-region svg:x="1.232cm" svg:y="2.337cm" svg:width="12cm" svg:height="5.836cm"/>
          <chart:axis chart:dimension="x" chart:name="primary-x" chart:style-name="ch6" chartooo:axis-type="auto">
            <chartooo:date-scale/>
            <chart:categories table:cell-range-address="'top 500'.A309:'top 500'.A3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op 500'.B309:'top 500'.B310" chart:label-cell-address="'top 500'.B308:'top 500'.B308" chart:class="chart:bar">
            <chart:data-point chart:repeated="2"/>
          </chart:series>
          <chart:series chart:style-name="ch10" chart:values-cell-range-address="'top 500'.C309:'top 500'.C310" chart:label-cell-address="'top 500'.C308:'top 500'.C308" chart:class="chart:bar">
            <chart:data-point chart:repeated="2"/>
          </chart:series>
          <chart:series chart:style-name="ch11" chart:values-cell-range-address="'top 500'.D309:'top 500'.D310" chart:label-cell-address="'top 500'.D308:'top 500'.D308" chart:class="chart:bar">
            <chart:data-point chart:repeated="2"/>
          </chart:series>
          <chart:series chart:style-name="ch12" chart:values-cell-range-address="'top 500'.E309:'top 500'.E310" chart:label-cell-address="'top 500'.E308:'top 500'.E308" chart:class="chart:bar">
            <chart:data-point chart:repeated="2"/>
          </chart:series>
          <chart:series chart:style-name="ch13" chart:values-cell-range-address="'top 500'.F309:'top 500'.F310" chart:label-cell-address="'top 500'.F308:'top 500'.F308" chart:class="chart:bar">
            <chart:data-point chart:repeated="2"/>
          </chart:series>
          <chart:series chart:style-name="ch14" chart:values-cell-range-address="'top 500'.G309:'top 500'.G310" chart:label-cell-address="'top 500'.G308:'top 500'.G308" chart:class="chart:bar">
            <chart:data-point chart:repeated="2"/>
          </chart:series>
          <chart:series chart:style-name="ch15" chart:values-cell-range-address="'top 500'.H309:'top 500'.H310" chart:label-cell-address="'top 500'.H308:'top 500'.H308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 </text:p>
                <draw:g>
                  <svg:desc>'top 500'.B308:'top 500'.B308</svg:desc>
                </draw:g>
              </table:table-cell>
              <table:table-cell office:value-type="string">
                <text:p>Top10</text:p>
                <draw:g>
                  <svg:desc>'top 500'.C308:'top 500'.C308</svg:desc>
                </draw:g>
              </table:table-cell>
              <table:table-cell office:value-type="string">
                <text:p>Top100</text:p>
                <draw:g>
                  <svg:desc>'top 500'.D308:'top 500'.D308</svg:desc>
                </draw:g>
              </table:table-cell>
              <table:table-cell office:value-type="string">
                <text:p/>
                <draw:g>
                  <svg:desc>'top 500'.E308:'top 500'.E308</svg:desc>
                </draw:g>
              </table:table-cell>
              <table:table-cell office:value-type="string">
                <text:p>Top1*</text:p>
                <draw:g>
                  <svg:desc>'top 500'.F308:'top 500'.F308</svg:desc>
                </draw:g>
              </table:table-cell>
              <table:table-cell office:value-type="string">
                <text:p>Top10*</text:p>
                <draw:g>
                  <svg:desc>'top 500'.G308:'top 500'.G308</svg:desc>
                </draw:g>
              </table:table-cell>
              <table:table-cell office:value-type="string">
                <text:p>Top100*</text:p>
                <draw:g>
                  <svg:desc>'top 500'.H308:'top 500'.H30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DOCK_TOT_ZDOCK</text:p>
                <draw:g>
                  <svg:desc>'top 500'.A309:'top 500'.A310</svg:desc>
                </draw:g>
              </table:table-cell>
              <table:table-cell office:value-type="float" office:value="0.125">
                <text:p>0.125</text:p>
                <draw:g>
                  <svg:desc>'top 500'.B309:'top 500'.B310</svg:desc>
                </draw:g>
              </table:table-cell>
              <table:table-cell office:value-type="float" office:value="0.232954545455">
                <text:p>0.232954545455</text:p>
                <draw:g>
                  <svg:desc>'top 500'.C309:'top 500'.C310</svg:desc>
                </draw:g>
              </table:table-cell>
              <table:table-cell office:value-type="float" office:value="0.414772727273">
                <text:p>0.414772727273</text:p>
                <draw:g>
                  <svg:desc>'top 500'.D309:'top 500'.D310</svg:desc>
                </draw:g>
              </table:table-cell>
              <table:table-cell office:value-type="float" office:value="NaN">
                <text:p>NaN</text:p>
                <draw:g>
                  <svg:desc>'top 500'.E309:'top 500'.E310</svg:desc>
                </draw:g>
              </table:table-cell>
              <table:table-cell office:value-type="float" office:value="0.0284090909091">
                <text:p>0.0284090909091</text:p>
                <draw:g>
                  <svg:desc>'top 500'.F309:'top 500'.F310</svg:desc>
                </draw:g>
              </table:table-cell>
              <table:table-cell office:value-type="float" office:value="0.0965909090909">
                <text:p>0.0965909090909</text:p>
                <draw:g>
                  <svg:desc>'top 500'.G309:'top 500'.G310</svg:desc>
                </draw:g>
              </table:table-cell>
              <table:table-cell office:value-type="float" office:value="0.414772727273">
                <text:p>0.414772727273</text:p>
                <draw:g>
                  <svg:desc>'top 500'.H309:'top 500'.H310</svg:desc>
                </draw:g>
              </table:table-cell>
            </table:table-row>
            <table:table-row>
              <table:table-cell office:value-type="string">
                <text:p>PYDOCK_TOT_SDOCK</text:p>
              </table:table-cell>
              <table:table-cell office:value-type="float" office:value="0.0965909090909">
                <text:p>0.0965909090909</text:p>
              </table:table-cell>
              <table:table-cell office:value-type="float" office:value="0.198863636364">
                <text:p>0.198863636364</text:p>
              </table:table-cell>
              <table:table-cell office:value-type="float" office:value="0.397727272727">
                <text:p>0.397727272727</text:p>
              </table:table-cell>
              <table:table-cell office:value-type="float" office:value="NaN">
                <text:p>NaN</text:p>
              </table:table-cell>
              <table:table-cell office:value-type="float" office:value="0.102272727273">
                <text:p>0.102272727273</text:p>
              </table:table-cell>
              <table:table-cell office:value-type="float" office:value="0.198863636364">
                <text:p>0.198863636364</text:p>
              </table:table-cell>
              <table:table-cell office:value-type="float" office:value="0.386363636364">
                <text:p>0.3863636363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9cm" svg:height="9.011cm" xlink:href=".." xlink:type="simple" chart:class="chart:bar" chart:style-name="ch1">
        <chart:title svg:x="5.958cm" svg:y="0.316cm" chart:style-name="ch2">
          <text:p>Succes rate Pydock</text:p>
        </chart:title>
        <chart:subtitle svg:x="6.354cm" svg:y="1.275cm" chart:style-name="ch3">
          <text:p>BM4 Binder affinity</text:p>
        </chart:subtitle>
        <chart:legend chart:legend-position="end" svg:x="13.551cm" svg:y="2.712cm" style:legend-expansion="high" chart:style-name="ch4"/>
        <chart:plot-area chart:style-name="ch5" table:cell-range-address="'top 500'.A303:'top 500'.H304 'top 500'.B302:'top 500'.H302" chart:data-source-has-labels="both" svg:x="0.319cm" svg:y="2.138cm" svg:width="12.913cm" svg:height="6.693cm">
          <chartooo:coordinate-region svg:x="1.231cm" svg:y="2.338cm" svg:width="12.001cm" svg:height="5.846cm"/>
          <chart:axis chart:dimension="x" chart:name="primary-x" chart:style-name="ch6" chartooo:axis-type="auto">
            <chartooo:date-scale/>
            <chart:categories table:cell-range-address="'top 500'.A303:'top 500'.A30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op 500'.B303:'top 500'.B304" chart:label-cell-address="'top 500'.B302:'top 500'.B302" chart:class="chart:bar">
            <chart:data-point chart:repeated="2"/>
          </chart:series>
          <chart:series chart:style-name="ch10" chart:values-cell-range-address="'top 500'.C303:'top 500'.C304" chart:label-cell-address="'top 500'.C302:'top 500'.C302" chart:class="chart:bar">
            <chart:data-point chart:repeated="2"/>
          </chart:series>
          <chart:series chart:style-name="ch11" chart:values-cell-range-address="'top 500'.D303:'top 500'.D304" chart:label-cell-address="'top 500'.D302:'top 500'.D302" chart:class="chart:bar">
            <chart:data-point chart:repeated="2"/>
          </chart:series>
          <chart:series chart:style-name="ch12" chart:values-cell-range-address="'top 500'.E303:'top 500'.E304" chart:label-cell-address="'top 500'.E302:'top 500'.E302" chart:class="chart:bar">
            <chart:data-point chart:repeated="2"/>
          </chart:series>
          <chart:series chart:style-name="ch13" chart:values-cell-range-address="'top 500'.F303:'top 500'.F304" chart:label-cell-address="'top 500'.F302:'top 500'.F302" chart:class="chart:bar">
            <chart:data-point chart:repeated="2"/>
          </chart:series>
          <chart:series chart:style-name="ch14" chart:values-cell-range-address="'top 500'.G303:'top 500'.G304" chart:label-cell-address="'top 500'.G302:'top 500'.G302" chart:class="chart:bar">
            <chart:data-point chart:repeated="2"/>
          </chart:series>
          <chart:series chart:style-name="ch15" chart:values-cell-range-address="'top 500'.H303:'top 500'.H304" chart:label-cell-address="'top 500'.H302:'top 500'.H302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  <draw:g>
                  <svg:desc>'top 500'.B302:'top 500'.B302</svg:desc>
                </draw:g>
              </table:table-cell>
              <table:table-cell office:value-type="string">
                <text:p>medium</text:p>
                <draw:g>
                  <svg:desc>'top 500'.C302:'top 500'.C302</svg:desc>
                </draw:g>
              </table:table-cell>
              <table:table-cell office:value-type="string">
                <text:p>weak</text:p>
                <draw:g>
                  <svg:desc>'top 500'.D302:'top 500'.D302</svg:desc>
                </draw:g>
              </table:table-cell>
              <table:table-cell office:value-type="string">
                <text:p/>
                <draw:g>
                  <svg:desc>'top 500'.E302:'top 500'.E302</svg:desc>
                </draw:g>
              </table:table-cell>
              <table:table-cell office:value-type="string">
                <text:p>strong*</text:p>
                <draw:g>
                  <svg:desc>'top 500'.F302:'top 500'.F302</svg:desc>
                </draw:g>
              </table:table-cell>
              <table:table-cell office:value-type="string">
                <text:p>medium *</text:p>
                <draw:g>
                  <svg:desc>'top 500'.G302:'top 500'.G302</svg:desc>
                </draw:g>
              </table:table-cell>
              <table:table-cell office:value-type="string">
                <text:p>weak*</text:p>
                <draw:g>
                  <svg:desc>'top 500'.H302:'top 500'.H3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DOCK_TOT_ZDOCK</text:p>
                <draw:g>
                  <svg:desc>'top 500'.A303:'top 500'.A304</svg:desc>
                </draw:g>
              </table:table-cell>
              <table:table-cell office:value-type="float" office:value="0.357142857143">
                <text:p>0.357142857143</text:p>
                <draw:g>
                  <svg:desc>'top 500'.B303:'top 500'.B304</svg:desc>
                </draw:g>
              </table:table-cell>
              <table:table-cell office:value-type="float" office:value="0.341463414634">
                <text:p>0.341463414634</text:p>
                <draw:g>
                  <svg:desc>'top 500'.C303:'top 500'.C304</svg:desc>
                </draw:g>
              </table:table-cell>
              <table:table-cell office:value-type="float" office:value="0.2">
                <text:p>0.2</text:p>
                <draw:g>
                  <svg:desc>'top 500'.D303:'top 500'.D304</svg:desc>
                </draw:g>
              </table:table-cell>
              <table:table-cell office:value-type="float" office:value="NaN">
                <text:p>NaN</text:p>
                <draw:g>
                  <svg:desc>'top 500'.E303:'top 500'.E304</svg:desc>
                </draw:g>
              </table:table-cell>
              <table:table-cell office:value-type="float" office:value="0.107142857143">
                <text:p>0.107142857143</text:p>
                <draw:g>
                  <svg:desc>'top 500'.F303:'top 500'.F304</svg:desc>
                </draw:g>
              </table:table-cell>
              <table:table-cell office:value-type="float" office:value="0.121951219512">
                <text:p>0.121951219512</text:p>
                <draw:g>
                  <svg:desc>'top 500'.G303:'top 500'.G304</svg:desc>
                </draw:g>
              </table:table-cell>
              <table:table-cell office:value-type="float" office:value="0.1">
                <text:p>0.1</text:p>
                <draw:g>
                  <svg:desc>'top 500'.H303:'top 500'.H304</svg:desc>
                </draw:g>
              </table:table-cell>
            </table:table-row>
            <table:table-row>
              <table:table-cell office:value-type="string">
                <text:p>PYDOCK_TOT_SDOCK</text:p>
              </table:table-cell>
              <table:table-cell office:value-type="float" office:value="0.25">
                <text:p>0.25</text:p>
              </table:table-cell>
              <table:table-cell office:value-type="float" office:value="0.292682926829">
                <text:p>0.292682926829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243902439024">
                <text:p>0.243902439024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.011cm" xlink:href=".." xlink:type="simple" chart:class="chart:bar" chart:style-name="ch1">
        <chart:title svg:x="5.959cm" svg:y="0.316cm" chart:style-name="ch2">
          <text:p>Succes rate Pydock</text:p>
        </chart:title>
        <chart:subtitle svg:x="6.673cm" svg:y="1.275cm" chart:style-name="ch3">
          <text:p>BM4 Flexibility </text:p>
        </chart:subtitle>
        <chart:legend chart:legend-position="end" svg:x="13.578cm" svg:y="2.214cm" style:legend-expansion="high" chart:style-name="ch4"/>
        <chart:plot-area chart:style-name="ch5" table:cell-range-address="'top 500'.A298:'top 500'.J299 'top 500'.B297:'top 500'.J297" chart:data-source-has-labels="both" svg:x="0.32cm" svg:y="2.138cm" svg:width="12.938cm" svg:height="6.693cm">
          <chartooo:coordinate-region svg:x="1.232cm" svg:y="2.338cm" svg:width="12.026cm" svg:height="5.846cm"/>
          <chart:axis chart:dimension="x" chart:name="primary-x" chart:style-name="ch6" chartooo:axis-type="auto">
            <chartooo:date-scale/>
            <chart:categories table:cell-range-address="'top 500'.A298:'top 500'.A29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op 500'.B298:'top 500'.B299" chart:label-cell-address="'top 500'.B297:'top 500'.B297" chart:class="chart:bar">
            <chart:data-point chart:repeated="2"/>
          </chart:series>
          <chart:series chart:style-name="ch10" chart:values-cell-range-address="'top 500'.C298:'top 500'.C299" chart:label-cell-address="'top 500'.C297:'top 500'.C297" chart:class="chart:bar">
            <chart:data-point chart:repeated="2"/>
          </chart:series>
          <chart:series chart:style-name="ch11" chart:values-cell-range-address="'top 500'.D298:'top 500'.D299" chart:label-cell-address="'top 500'.D297:'top 500'.D297" chart:class="chart:bar">
            <chart:data-point chart:repeated="2"/>
          </chart:series>
          <chart:series chart:style-name="ch12" chart:values-cell-range-address="'top 500'.E298:'top 500'.E299" chart:label-cell-address="'top 500'.E297:'top 500'.E297" chart:class="chart:bar">
            <chart:data-point chart:repeated="2"/>
          </chart:series>
          <chart:series chart:style-name="ch13" chart:values-cell-range-address="'top 500'.F298:'top 500'.F299" chart:label-cell-address="'top 500'.F297:'top 500'.F297" chart:class="chart:bar">
            <chart:data-point chart:repeated="2"/>
          </chart:series>
          <chart:series chart:style-name="ch14" chart:values-cell-range-address="'top 500'.G298:'top 500'.G299" chart:label-cell-address="'top 500'.G297:'top 500'.G297" chart:class="chart:bar">
            <chart:data-point chart:repeated="2"/>
          </chart:series>
          <chart:series chart:style-name="ch15" chart:values-cell-range-address="'top 500'.H298:'top 500'.H299" chart:label-cell-address="'top 500'.H297:'top 500'.H297" chart:class="chart:bar">
            <chart:data-point chart:repeated="2"/>
          </chart:series>
          <chart:series chart:style-name="ch16" chart:values-cell-range-address="'top 500'.I298:'top 500'.I299" chart:label-cell-address="'top 500'.I297:'top 500'.I297" chart:class="chart:bar">
            <chart:data-point chart:repeated="2"/>
          </chart:series>
          <chart:series chart:style-name="ch17" chart:values-cell-range-address="'top 500'.J298:'top 500'.J299" chart:label-cell-address="'top 500'.J297:'top 500'.J297" chart:class="chart:bar"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'top 500'.B297:'top 500'.B297</svg:desc>
                </draw:g>
              </table:table-cell>
              <table:table-cell office:value-type="string">
                <text:p>f2</text:p>
                <draw:g>
                  <svg:desc>'top 500'.C297:'top 500'.C297</svg:desc>
                </draw:g>
              </table:table-cell>
              <table:table-cell office:value-type="string">
                <text:p>f3</text:p>
                <draw:g>
                  <svg:desc>'top 500'.D297:'top 500'.D297</svg:desc>
                </draw:g>
              </table:table-cell>
              <table:table-cell office:value-type="string">
                <text:p>f4</text:p>
                <draw:g>
                  <svg:desc>'top 500'.E297:'top 500'.E297</svg:desc>
                </draw:g>
              </table:table-cell>
              <table:table-cell office:value-type="string">
                <text:p/>
                <draw:g>
                  <svg:desc>'top 500'.F297:'top 500'.F297</svg:desc>
                </draw:g>
              </table:table-cell>
              <table:table-cell office:value-type="string">
                <text:p>f1*</text:p>
                <draw:g>
                  <svg:desc>'top 500'.G297:'top 500'.G297</svg:desc>
                </draw:g>
              </table:table-cell>
              <table:table-cell office:value-type="string">
                <text:p>f2*</text:p>
                <draw:g>
                  <svg:desc>'top 500'.H297:'top 500'.H297</svg:desc>
                </draw:g>
              </table:table-cell>
              <table:table-cell office:value-type="string">
                <text:p>f3*</text:p>
                <draw:g>
                  <svg:desc>'top 500'.I297:'top 500'.I297</svg:desc>
                </draw:g>
              </table:table-cell>
              <table:table-cell office:value-type="string">
                <text:p>f4*</text:p>
                <draw:g>
                  <svg:desc>'top 500'.J297:'top 500'.J2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DOCK_TOT_ZDOCK</text:p>
                <draw:g>
                  <svg:desc>'top 500'.A298:'top 500'.A299</svg:desc>
                </draw:g>
              </table:table-cell>
              <table:table-cell office:value-type="float" office:value="0.416666666667">
                <text:p>0.416666666667</text:p>
                <draw:g>
                  <svg:desc>'top 500'.B298:'top 500'.B299</svg:desc>
                </draw:g>
              </table:table-cell>
              <table:table-cell office:value-type="float" office:value="0.321428571429">
                <text:p>0.321428571429</text:p>
                <draw:g>
                  <svg:desc>'top 500'.C298:'top 500'.C299</svg:desc>
                </draw:g>
              </table:table-cell>
              <table:table-cell office:value-type="float" office:value="0.152542372881">
                <text:p>0.152542372881</text:p>
                <draw:g>
                  <svg:desc>'top 500'.D298:'top 500'.D299</svg:desc>
                </draw:g>
              </table:table-cell>
              <table:table-cell office:value-type="float" office:value="0.115384615385">
                <text:p>0.115384615385</text:p>
                <draw:g>
                  <svg:desc>'top 500'.E298:'top 500'.E299</svg:desc>
                </draw:g>
              </table:table-cell>
              <table:table-cell office:value-type="float" office:value="NaN">
                <text:p>NaN</text:p>
                <draw:g>
                  <svg:desc>'top 500'.F298:'top 500'.F299</svg:desc>
                </draw:g>
              </table:table-cell>
              <table:table-cell office:value-type="float" office:value="0.0833333333333">
                <text:p>0.0833333333333</text:p>
                <draw:g>
                  <svg:desc>'top 500'.G298:'top 500'.G299</svg:desc>
                </draw:g>
              </table:table-cell>
              <table:table-cell office:value-type="float" office:value="0.178571428571">
                <text:p>0.178571428571</text:p>
                <draw:g>
                  <svg:desc>'top 500'.H298:'top 500'.H299</svg:desc>
                </draw:g>
              </table:table-cell>
              <table:table-cell office:value-type="float" office:value="0.0677966101695">
                <text:p>0.0677966101695</text:p>
                <draw:g>
                  <svg:desc>'top 500'.I298:'top 500'.I299</svg:desc>
                </draw:g>
              </table:table-cell>
              <table:table-cell office:value-type="float" office:value="0.0384615384615">
                <text:p>0.0384615384615</text:p>
                <draw:g>
                  <svg:desc>'top 500'.J298:'top 500'.J299</svg:desc>
                </draw:g>
              </table:table-cell>
            </table:table-row>
            <table:table-row>
              <table:table-cell office:value-type="string">
                <text:p>PYDOCK_TOT_SDOCK</text:p>
              </table:table-cell>
              <table:table-cell office:value-type="float" office:value="0.291666666667">
                <text:p>0.291666666667</text:p>
              </table:table-cell>
              <table:table-cell office:value-type="float" office:value="0.232142857143">
                <text:p>0.232142857143</text:p>
              </table:table-cell>
              <table:table-cell office:value-type="float" office:value="0.203389830508">
                <text:p>0.203389830508</text:p>
              </table:table-cell>
              <table:table-cell office:value-type="float" office:value="0.0769230769231">
                <text:p>0.0769230769231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186440677966">
                <text:p>0.186440677966</text:p>
              </table:table-cell>
              <table:table-cell office:value-type="float" office:value="0.0384615384615">
                <text:p>0.03846153846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9cm" svg:height="9.011cm" xlink:href=".." xlink:type="simple" chart:class="chart:bar" chart:style-name="ch1">
        <chart:title svg:x="6.434cm" svg:y="0.316cm" chart:style-name="ch2">
          <text:p>Succes rate TB</text:p>
        </chart:title>
        <chart:subtitle svg:x="6.646cm" svg:y="1.275cm" chart:style-name="ch3">
          <text:p>BM4 complete </text:p>
        </chart:subtitle>
        <chart:legend chart:legend-position="end" svg:x="13.551cm" svg:y="2.712cm" style:legend-expansion="high" chart:style-name="ch4"/>
        <chart:plot-area chart:style-name="ch5" table:cell-range-address="'top 500'.A340:'top 500'.H341 'top 500'.B339:'top 500'.H339" chart:data-source-has-labels="both" svg:x="0.319cm" svg:y="2.138cm" svg:width="12.913cm" svg:height="6.693cm">
          <chartooo:coordinate-region svg:x="1.046cm" svg:y="2.338cm" svg:width="12.186cm" svg:height="5.846cm"/>
          <chart:axis chart:dimension="x" chart:name="primary-x" chart:style-name="ch6" chartooo:axis-type="auto">
            <chartooo:date-scale/>
            <chart:categories table:cell-range-address="'top 500'.A340:'top 500'.A34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op 500'.B340:'top 500'.B341" chart:label-cell-address="'top 500'.B339:'top 500'.B339" chart:class="chart:bar">
            <chart:data-point chart:repeated="2"/>
          </chart:series>
          <chart:series chart:style-name="ch10" chart:values-cell-range-address="'top 500'.C340:'top 500'.C341" chart:label-cell-address="'top 500'.C339:'top 500'.C339" chart:class="chart:bar">
            <chart:data-point chart:repeated="2"/>
          </chart:series>
          <chart:series chart:style-name="ch11" chart:values-cell-range-address="'top 500'.D340:'top 500'.D341" chart:label-cell-address="'top 500'.D339:'top 500'.D339" chart:class="chart:bar">
            <chart:data-point chart:repeated="2"/>
          </chart:series>
          <chart:series chart:style-name="ch12" chart:values-cell-range-address="'top 500'.E340:'top 500'.E341" chart:label-cell-address="'top 500'.E339:'top 500'.E339" chart:class="chart:bar">
            <chart:data-point chart:repeated="2"/>
          </chart:series>
          <chart:series chart:style-name="ch13" chart:values-cell-range-address="'top 500'.F340:'top 500'.F341" chart:label-cell-address="'top 500'.F339:'top 500'.F339" chart:class="chart:bar">
            <chart:data-point chart:repeated="2"/>
          </chart:series>
          <chart:series chart:style-name="ch14" chart:values-cell-range-address="'top 500'.G340:'top 500'.G341" chart:label-cell-address="'top 500'.G339:'top 500'.G339" chart:class="chart:bar">
            <chart:data-point chart:repeated="2"/>
          </chart:series>
          <chart:series chart:style-name="ch15" chart:values-cell-range-address="'top 500'.H340:'top 500'.H341" chart:label-cell-address="'top 500'.H339:'top 500'.H339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 </text:p>
                <draw:g>
                  <svg:desc>'top 500'.B339:'top 500'.B339</svg:desc>
                </draw:g>
              </table:table-cell>
              <table:table-cell office:value-type="string">
                <text:p>Top10</text:p>
                <draw:g>
                  <svg:desc>'top 500'.C339:'top 500'.C339</svg:desc>
                </draw:g>
              </table:table-cell>
              <table:table-cell office:value-type="string">
                <text:p>Top100</text:p>
                <draw:g>
                  <svg:desc>'top 500'.D339:'top 500'.D339</svg:desc>
                </draw:g>
              </table:table-cell>
              <table:table-cell office:value-type="string">
                <text:p/>
                <draw:g>
                  <svg:desc>'top 500'.E339:'top 500'.E339</svg:desc>
                </draw:g>
              </table:table-cell>
              <table:table-cell office:value-type="string">
                <text:p>Top1*</text:p>
                <draw:g>
                  <svg:desc>'top 500'.F339:'top 500'.F339</svg:desc>
                </draw:g>
              </table:table-cell>
              <table:table-cell office:value-type="string">
                <text:p>Top10*</text:p>
                <draw:g>
                  <svg:desc>'top 500'.G339:'top 500'.G339</svg:desc>
                </draw:g>
              </table:table-cell>
              <table:table-cell office:value-type="string">
                <text:p>Top100*</text:p>
                <draw:g>
                  <svg:desc>'top 500'.H339:'top 500'.H3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TB_SDOCK</text:p>
                <draw:g>
                  <svg:desc>'top 500'.A340:'top 500'.A341</svg:desc>
                </draw:g>
              </table:table-cell>
              <table:table-cell office:value-type="float" office:value="0.0909090909091">
                <text:p>0.0909090909091</text:p>
                <draw:g>
                  <svg:desc>'top 500'.B340:'top 500'.B341</svg:desc>
                </draw:g>
              </table:table-cell>
              <table:table-cell office:value-type="float" office:value="0.238636363636">
                <text:p>0.238636363636</text:p>
                <draw:g>
                  <svg:desc>'top 500'.C340:'top 500'.C341</svg:desc>
                </draw:g>
              </table:table-cell>
              <table:table-cell office:value-type="float" office:value="0.494318181818">
                <text:p>0.494318181818</text:p>
                <draw:g>
                  <svg:desc>'top 500'.D340:'top 500'.D341</svg:desc>
                </draw:g>
              </table:table-cell>
              <table:table-cell office:value-type="float" office:value="NaN">
                <text:p>NaN</text:p>
                <draw:g>
                  <svg:desc>'top 500'.E340:'top 500'.E341</svg:desc>
                </draw:g>
              </table:table-cell>
              <table:table-cell office:value-type="float" office:value="0.119318181818">
                <text:p>0.119318181818</text:p>
                <draw:g>
                  <svg:desc>'top 500'.F340:'top 500'.F341</svg:desc>
                </draw:g>
              </table:table-cell>
              <table:table-cell office:value-type="float" office:value="0.267045454545">
                <text:p>0.267045454545</text:p>
                <draw:g>
                  <svg:desc>'top 500'.G340:'top 500'.G341</svg:desc>
                </draw:g>
              </table:table-cell>
              <table:table-cell office:value-type="float" office:value="0.431818181818">
                <text:p>0.431818181818</text:p>
                <draw:g>
                  <svg:desc>'top 500'.H340:'top 500'.H341</svg:desc>
                </draw:g>
              </table:table-cell>
            </table:table-row>
            <table:table-row>
              <table:table-cell office:value-type="string">
                <text:p>CP_TB_ZDOCK</text:p>
              </table:table-cell>
              <table:table-cell office:value-type="float" office:value="0.0511363636364">
                <text:p>0.0511363636364</text:p>
              </table:table-cell>
              <table:table-cell office:value-type="float" office:value="0.215909090909">
                <text:p>0.215909090909</text:p>
              </table:table-cell>
              <table:table-cell office:value-type="float" office:value="0.477272727273">
                <text:p>0.477272727273</text:p>
              </table:table-cell>
              <table:table-cell office:value-type="float" office:value="NaN">
                <text:p>NaN</text:p>
              </table:table-cell>
              <table:table-cell office:value-type="float" office:value="0.0795454545455">
                <text:p>0.0795454545455</text:p>
              </table:table-cell>
              <table:table-cell office:value-type="float" office:value="0.25">
                <text:p>0.25</text:p>
              </table:table-cell>
              <table:table-cell office:value-type="float" office:value="0.511363636364">
                <text:p>0.5113636363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01cm" svg:y="0.22cm" chart:style-name="ch2">
          <text:p>Succes rate by TOP10 TB</text:p>
        </chart:title>
        <chart:subtitle svg:x="7.07cm" svg:y="1.275cm" chart:style-name="ch3">
          <text:p>BM affinity</text:p>
        </chart:subtitle>
        <chart:legend chart:legend-position="end" svg:x="13.552cm" svg:y="2.707cm" style:legend-expansion="high" chart:style-name="ch4"/>
        <chart:plot-area chart:style-name="ch5" table:cell-range-address="'top 500'.A344:'top 500'.H345 'top 500'.B343:'top 500'.H343" chart:data-source-has-labels="both" svg:x="0.32cm" svg:y="2.138cm" svg:width="12.912cm" svg:height="6.682cm">
          <chartooo:coordinate-region svg:x="1.047cm" svg:y="2.338cm" svg:width="12.185cm" svg:height="5.835cm"/>
          <chart:axis chart:dimension="x" chart:name="primary-x" chart:style-name="ch6" chartooo:axis-type="auto">
            <chartooo:date-scale/>
            <chart:categories table:cell-range-address="'top 500'.A344:'top 500'.A34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op 500'.B344:'top 500'.B345" chart:label-cell-address="'top 500'.B343:'top 500'.B343" chart:class="chart:bar">
            <chart:data-point chart:repeated="2"/>
          </chart:series>
          <chart:series chart:style-name="ch10" chart:values-cell-range-address="'top 500'.C344:'top 500'.C345" chart:label-cell-address="'top 500'.C343:'top 500'.C343" chart:class="chart:bar">
            <chart:data-point chart:repeated="2"/>
          </chart:series>
          <chart:series chart:style-name="ch11" chart:values-cell-range-address="'top 500'.D344:'top 500'.D345" chart:label-cell-address="'top 500'.D343:'top 500'.D343" chart:class="chart:bar">
            <chart:data-point chart:repeated="2"/>
          </chart:series>
          <chart:series chart:style-name="ch12" chart:values-cell-range-address="'top 500'.E344:'top 500'.E345" chart:label-cell-address="'top 500'.E343:'top 500'.E343" chart:class="chart:bar">
            <chart:data-point chart:repeated="2"/>
          </chart:series>
          <chart:series chart:style-name="ch13" chart:values-cell-range-address="'top 500'.F344:'top 500'.F345" chart:label-cell-address="'top 500'.F343:'top 500'.F343" chart:class="chart:bar">
            <chart:data-point chart:repeated="2"/>
          </chart:series>
          <chart:series chart:style-name="ch14" chart:values-cell-range-address="'top 500'.G344:'top 500'.G345" chart:label-cell-address="'top 500'.G343:'top 500'.G343" chart:class="chart:bar">
            <chart:data-point chart:repeated="2"/>
          </chart:series>
          <chart:series chart:style-name="ch15" chart:values-cell-range-address="'top 500'.H344:'top 500'.H345" chart:label-cell-address="'top 500'.H343:'top 500'.H343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  <draw:g>
                  <svg:desc>'top 500'.B343:'top 500'.B343</svg:desc>
                </draw:g>
              </table:table-cell>
              <table:table-cell office:value-type="string">
                <text:p>medium</text:p>
                <draw:g>
                  <svg:desc>'top 500'.C343:'top 500'.C343</svg:desc>
                </draw:g>
              </table:table-cell>
              <table:table-cell office:value-type="string">
                <text:p>weak</text:p>
                <draw:g>
                  <svg:desc>'top 500'.D343:'top 500'.D343</svg:desc>
                </draw:g>
              </table:table-cell>
              <table:table-cell office:value-type="string">
                <text:p/>
                <draw:g>
                  <svg:desc>'top 500'.E343:'top 500'.E343</svg:desc>
                </draw:g>
              </table:table-cell>
              <table:table-cell office:value-type="string">
                <text:p>strong*</text:p>
                <draw:g>
                  <svg:desc>'top 500'.F343:'top 500'.F343</svg:desc>
                </draw:g>
              </table:table-cell>
              <table:table-cell office:value-type="string">
                <text:p>medium *</text:p>
                <draw:g>
                  <svg:desc>'top 500'.G343:'top 500'.G343</svg:desc>
                </draw:g>
              </table:table-cell>
              <table:table-cell office:value-type="string">
                <text:p>weak*</text:p>
                <draw:g>
                  <svg:desc>'top 500'.H343:'top 500'.H3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TB_SDOCK</text:p>
                <draw:g>
                  <svg:desc>'top 500'.A344:'top 500'.A345</svg:desc>
                </draw:g>
              </table:table-cell>
              <table:table-cell office:value-type="float" office:value="0.5">
                <text:p>0.5</text:p>
                <draw:g>
                  <svg:desc>'top 500'.B344:'top 500'.B345</svg:desc>
                </draw:g>
              </table:table-cell>
              <table:table-cell office:value-type="float" office:value="0.219512195122">
                <text:p>0.219512195122</text:p>
                <draw:g>
                  <svg:desc>'top 500'.C344:'top 500'.C345</svg:desc>
                </draw:g>
              </table:table-cell>
              <table:table-cell office:value-type="float" office:value="0.15">
                <text:p>0.15</text:p>
                <draw:g>
                  <svg:desc>'top 500'.D344:'top 500'.D345</svg:desc>
                </draw:g>
              </table:table-cell>
              <table:table-cell office:value-type="float" office:value="NaN">
                <text:p>NaN</text:p>
                <draw:g>
                  <svg:desc>'top 500'.E344:'top 500'.E345</svg:desc>
                </draw:g>
              </table:table-cell>
              <table:table-cell office:value-type="float" office:value="0.5">
                <text:p>0.5</text:p>
                <draw:g>
                  <svg:desc>'top 500'.F344:'top 500'.F345</svg:desc>
                </draw:g>
              </table:table-cell>
              <table:table-cell office:value-type="float" office:value="0.170731707317">
                <text:p>0.170731707317</text:p>
                <draw:g>
                  <svg:desc>'top 500'.G344:'top 500'.G345</svg:desc>
                </draw:g>
              </table:table-cell>
              <table:table-cell office:value-type="float" office:value="0.15">
                <text:p>0.15</text:p>
                <draw:g>
                  <svg:desc>'top 500'.H344:'top 500'.H345</svg:desc>
                </draw:g>
              </table:table-cell>
            </table:table-row>
            <table:table-row>
              <table:table-cell office:value-type="string">
                <text:p>CP_TB_ZDOCK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243902439024">
                <text:p>0.243902439024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09cm" svg:y="0.316cm" chart:style-name="ch2">
          <text:p>Succes rate by Top10 TB</text:p>
        </chart:title>
        <chart:subtitle svg:x="6.726cm" svg:y="1.275cm" chart:style-name="ch3">
          <text:p>BM4 Flexibility</text:p>
        </chart:subtitle>
        <chart:legend chart:legend-position="end" svg:x="13.578cm" svg:y="2.209cm" style:legend-expansion="high" chart:style-name="ch4"/>
        <chart:plot-area chart:style-name="ch5" table:cell-range-address="'top 500'.A349:'top 500'.J350 'top 500'.B348:'top 500'.J348" chart:data-source-has-labels="both" svg:x="0.32cm" svg:y="2.138cm" svg:width="12.938cm" svg:height="6.682cm">
          <chartooo:coordinate-region svg:x="1.232cm" svg:y="2.337cm" svg:width="12.026cm" svg:height="5.836cm"/>
          <chart:axis chart:dimension="x" chart:name="primary-x" chart:style-name="ch6" chartooo:axis-type="auto">
            <chartooo:date-scale/>
            <chart:categories table:cell-range-address="'top 500'.A349:'top 500'.A35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op 500'.B349:'top 500'.B350" chart:label-cell-address="'top 500'.B348:'top 500'.B348" chart:class="chart:bar">
            <chart:data-point chart:repeated="2"/>
          </chart:series>
          <chart:series chart:style-name="ch10" chart:values-cell-range-address="'top 500'.C349:'top 500'.C350" chart:label-cell-address="'top 500'.C348:'top 500'.C348" chart:class="chart:bar">
            <chart:data-point chart:repeated="2"/>
          </chart:series>
          <chart:series chart:style-name="ch11" chart:values-cell-range-address="'top 500'.D349:'top 500'.D350" chart:label-cell-address="'top 500'.D348:'top 500'.D348" chart:class="chart:bar">
            <chart:data-point chart:repeated="2"/>
          </chart:series>
          <chart:series chart:style-name="ch12" chart:values-cell-range-address="'top 500'.E349:'top 500'.E350" chart:label-cell-address="'top 500'.E348:'top 500'.E348" chart:class="chart:bar">
            <chart:data-point chart:repeated="2"/>
          </chart:series>
          <chart:series chart:style-name="ch13" chart:values-cell-range-address="'top 500'.F349:'top 500'.F350" chart:label-cell-address="'top 500'.F348:'top 500'.F348" chart:class="chart:bar">
            <chart:data-point chart:repeated="2"/>
          </chart:series>
          <chart:series chart:style-name="ch14" chart:values-cell-range-address="'top 500'.G349:'top 500'.G350" chart:label-cell-address="'top 500'.G348:'top 500'.G348" chart:class="chart:bar">
            <chart:data-point chart:repeated="2"/>
          </chart:series>
          <chart:series chart:style-name="ch15" chart:values-cell-range-address="'top 500'.H349:'top 500'.H350" chart:label-cell-address="'top 500'.H348:'top 500'.H348" chart:class="chart:bar">
            <chart:data-point chart:repeated="2"/>
          </chart:series>
          <chart:series chart:style-name="ch16" chart:values-cell-range-address="'top 500'.I349:'top 500'.I350" chart:label-cell-address="'top 500'.I348:'top 500'.I348" chart:class="chart:bar">
            <chart:data-point chart:repeated="2"/>
          </chart:series>
          <chart:series chart:style-name="ch17" chart:values-cell-range-address="'top 500'.J349:'top 500'.J350" chart:label-cell-address="'top 500'.J348:'top 500'.J348" chart:class="chart:bar"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'top 500'.B348:'top 500'.B348</svg:desc>
                </draw:g>
              </table:table-cell>
              <table:table-cell office:value-type="string">
                <text:p>f2</text:p>
                <draw:g>
                  <svg:desc>'top 500'.C348:'top 500'.C348</svg:desc>
                </draw:g>
              </table:table-cell>
              <table:table-cell office:value-type="string">
                <text:p>f3</text:p>
                <draw:g>
                  <svg:desc>'top 500'.D348:'top 500'.D348</svg:desc>
                </draw:g>
              </table:table-cell>
              <table:table-cell office:value-type="string">
                <text:p>f4</text:p>
                <draw:g>
                  <svg:desc>'top 500'.E348:'top 500'.E348</svg:desc>
                </draw:g>
              </table:table-cell>
              <table:table-cell office:value-type="string">
                <text:p/>
                <draw:g>
                  <svg:desc>'top 500'.F348:'top 500'.F348</svg:desc>
                </draw:g>
              </table:table-cell>
              <table:table-cell office:value-type="string">
                <text:p>f1*</text:p>
                <draw:g>
                  <svg:desc>'top 500'.G348:'top 500'.G348</svg:desc>
                </draw:g>
              </table:table-cell>
              <table:table-cell office:value-type="string">
                <text:p>f2*</text:p>
                <draw:g>
                  <svg:desc>'top 500'.H348:'top 500'.H348</svg:desc>
                </draw:g>
              </table:table-cell>
              <table:table-cell office:value-type="string">
                <text:p>f3*</text:p>
                <draw:g>
                  <svg:desc>'top 500'.I348:'top 500'.I348</svg:desc>
                </draw:g>
              </table:table-cell>
              <table:table-cell office:value-type="string">
                <text:p>f4*</text:p>
                <draw:g>
                  <svg:desc>'top 500'.J348:'top 500'.J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TB_SDOCK</text:p>
                <draw:g>
                  <svg:desc>'top 500'.A349:'top 500'.A350</svg:desc>
                </draw:g>
              </table:table-cell>
              <table:table-cell office:value-type="float" office:value="0.416666666667">
                <text:p>0.416666666667</text:p>
                <draw:g>
                  <svg:desc>'top 500'.B349:'top 500'.B350</svg:desc>
                </draw:g>
              </table:table-cell>
              <table:table-cell office:value-type="float" office:value="0.321428571429">
                <text:p>0.321428571429</text:p>
                <draw:g>
                  <svg:desc>'top 500'.C349:'top 500'.C350</svg:desc>
                </draw:g>
              </table:table-cell>
              <table:table-cell office:value-type="float" office:value="0.169491525424">
                <text:p>0.169491525424</text:p>
                <draw:g>
                  <svg:desc>'top 500'.D349:'top 500'.D350</svg:desc>
                </draw:g>
              </table:table-cell>
              <table:table-cell office:value-type="float" office:value="0.0769230769231">
                <text:p>0.0769230769231</text:p>
                <draw:g>
                  <svg:desc>'top 500'.E349:'top 500'.E350</svg:desc>
                </draw:g>
              </table:table-cell>
              <table:table-cell office:value-type="float" office:value="NaN">
                <text:p>NaN</text:p>
                <draw:g>
                  <svg:desc>'top 500'.F349:'top 500'.F350</svg:desc>
                </draw:g>
              </table:table-cell>
              <table:table-cell office:value-type="float" office:value="0.458333333333">
                <text:p>0.458333333333</text:p>
                <draw:g>
                  <svg:desc>'top 500'.G349:'top 500'.G350</svg:desc>
                </draw:g>
              </table:table-cell>
              <table:table-cell office:value-type="float" office:value="0.321428571429">
                <text:p>0.321428571429</text:p>
                <draw:g>
                  <svg:desc>'top 500'.H349:'top 500'.H350</svg:desc>
                </draw:g>
              </table:table-cell>
              <table:table-cell office:value-type="float" office:value="0.237288135593">
                <text:p>0.237288135593</text:p>
                <draw:g>
                  <svg:desc>'top 500'.I349:'top 500'.I350</svg:desc>
                </draw:g>
              </table:table-cell>
              <table:table-cell office:value-type="float" office:value="0.0769230769231">
                <text:p>0.0769230769231</text:p>
                <draw:g>
                  <svg:desc>'top 500'.J349:'top 500'.J350</svg:desc>
                </draw:g>
              </table:table-cell>
            </table:table-row>
            <table:table-row>
              <table:table-cell office:value-type="string">
                <text:p>CP_TB_ZDOCK</text:p>
              </table:table-cell>
              <table:table-cell office:value-type="float" office:value="0.291666666667">
                <text:p>0.291666666667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203389830508">
                <text:p>0.203389830508</text:p>
              </table:table-cell>
              <table:table-cell office:value-type="float" office:value="0.192307692308">
                <text:p>0.192307692308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267857142857">
                <text:p>0.267857142857</text:p>
              </table:table-cell>
              <table:table-cell office:value-type="float" office:value="0.271186440678">
                <text:p>0.271186440678</text:p>
              </table:table-cell>
              <table:table-cell office:value-type="float" office:value="0.153846153846">
                <text:p>0.15384615384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9cm" svg:height="9.016cm" xlink:href=".." xlink:type="simple" chart:class="chart:bar" chart:style-name="ch1">
        <chart:title svg:x="5.124cm" svg:y="0.316cm" chart:style-name="ch2">
          <text:p>Succes rate by Top10 calRW</text:p>
        </chart:title>
        <chart:subtitle svg:x="6.698cm" svg:y="1.275cm" chart:style-name="ch3">
          <text:p>BM4 complete</text:p>
        </chart:subtitle>
        <chart:legend chart:legend-position="end" svg:x="13.551cm" svg:y="2.715cm" style:legend-expansion="high" chart:style-name="ch4"/>
        <chart:plot-area chart:style-name="ch5" table:cell-range-address="'top 500'.A358:'top 500'.H359 'top 500'.B357:'top 500'.H357" chart:data-source-has-labels="both" svg:x="0.319cm" svg:y="2.138cm" svg:width="12.913cm" svg:height="6.698cm">
          <chartooo:coordinate-region svg:x="1.046cm" svg:y="2.338cm" svg:width="12.186cm" svg:height="5.851cm"/>
          <chart:axis chart:dimension="x" chart:name="primary-x" chart:style-name="ch6" chartooo:axis-type="auto">
            <chartooo:date-scale/>
            <chart:categories table:cell-range-address="'top 500'.A358:'top 500'.A35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op 500'.B358:'top 500'.B359" chart:label-cell-address="'top 500'.B357:'top 500'.B357" chart:class="chart:bar">
            <chart:data-point chart:repeated="2"/>
          </chart:series>
          <chart:series chart:style-name="ch10" chart:values-cell-range-address="'top 500'.C358:'top 500'.C359" chart:label-cell-address="'top 500'.C357:'top 500'.C357" chart:class="chart:bar">
            <chart:data-point chart:repeated="2"/>
          </chart:series>
          <chart:series chart:style-name="ch11" chart:values-cell-range-address="'top 500'.D358:'top 500'.D359" chart:label-cell-address="'top 500'.D357:'top 500'.D357" chart:class="chart:bar">
            <chart:data-point chart:repeated="2"/>
          </chart:series>
          <chart:series chart:style-name="ch12" chart:values-cell-range-address="'top 500'.E358:'top 500'.E359" chart:label-cell-address="'top 500'.E357:'top 500'.E357" chart:class="chart:bar">
            <chart:data-point chart:repeated="2"/>
          </chart:series>
          <chart:series chart:style-name="ch13" chart:values-cell-range-address="'top 500'.F358:'top 500'.F359" chart:label-cell-address="'top 500'.F357:'top 500'.F357" chart:class="chart:bar">
            <chart:data-point chart:repeated="2"/>
          </chart:series>
          <chart:series chart:style-name="ch14" chart:values-cell-range-address="'top 500'.G358:'top 500'.G359" chart:label-cell-address="'top 500'.G357:'top 500'.G357" chart:class="chart:bar">
            <chart:data-point chart:repeated="2"/>
          </chart:series>
          <chart:series chart:style-name="ch15" chart:values-cell-range-address="'top 500'.H358:'top 500'.H359" chart:label-cell-address="'top 500'.H357:'top 500'.H357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 </text:p>
                <draw:g>
                  <svg:desc>'top 500'.B357:'top 500'.B357</svg:desc>
                </draw:g>
              </table:table-cell>
              <table:table-cell office:value-type="string">
                <text:p>Top10</text:p>
                <draw:g>
                  <svg:desc>'top 500'.C357:'top 500'.C357</svg:desc>
                </draw:g>
              </table:table-cell>
              <table:table-cell office:value-type="string">
                <text:p>Top100</text:p>
                <draw:g>
                  <svg:desc>'top 500'.D357:'top 500'.D357</svg:desc>
                </draw:g>
              </table:table-cell>
              <table:table-cell office:value-type="string">
                <text:p/>
                <draw:g>
                  <svg:desc>'top 500'.E357:'top 500'.E357</svg:desc>
                </draw:g>
              </table:table-cell>
              <table:table-cell office:value-type="string">
                <text:p>Top1*</text:p>
                <draw:g>
                  <svg:desc>'top 500'.F357:'top 500'.F357</svg:desc>
                </draw:g>
              </table:table-cell>
              <table:table-cell office:value-type="string">
                <text:p>Top10*</text:p>
                <draw:g>
                  <svg:desc>'top 500'.G357:'top 500'.G357</svg:desc>
                </draw:g>
              </table:table-cell>
              <table:table-cell office:value-type="string">
                <text:p>Top100*</text:p>
                <draw:g>
                  <svg:desc>'top 500'.H357:'top 500'.H3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_calRW_SDOCK</text:p>
                <draw:g>
                  <svg:desc>'top 500'.A358:'top 500'.A359</svg:desc>
                </draw:g>
              </table:table-cell>
              <table:table-cell office:value-type="float" office:value="0.0284090909091">
                <text:p>0.0284090909091</text:p>
                <draw:g>
                  <svg:desc>'top 500'.B358:'top 500'.B359</svg:desc>
                </draw:g>
              </table:table-cell>
              <table:table-cell office:value-type="float" office:value="0.25">
                <text:p>0.25</text:p>
                <draw:g>
                  <svg:desc>'top 500'.C358:'top 500'.C359</svg:desc>
                </draw:g>
              </table:table-cell>
              <table:table-cell office:value-type="float" office:value="0.534090909091">
                <text:p>0.534090909091</text:p>
                <draw:g>
                  <svg:desc>'top 500'.D358:'top 500'.D359</svg:desc>
                </draw:g>
              </table:table-cell>
              <table:table-cell office:value-type="float" office:value="NaN">
                <text:p>NaN</text:p>
                <draw:g>
                  <svg:desc>'top 500'.E358:'top 500'.E359</svg:desc>
                </draw:g>
              </table:table-cell>
              <table:table-cell office:value-type="float" office:value="0.0852272727273">
                <text:p>0.0852272727273</text:p>
                <draw:g>
                  <svg:desc>'top 500'.F358:'top 500'.F359</svg:desc>
                </draw:g>
              </table:table-cell>
              <table:table-cell office:value-type="float" office:value="0.306818181818">
                <text:p>0.306818181818</text:p>
                <draw:g>
                  <svg:desc>'top 500'.G358:'top 500'.G359</svg:desc>
                </draw:g>
              </table:table-cell>
              <table:table-cell office:value-type="float" office:value="0.448863636364">
                <text:p>0.448863636364</text:p>
                <draw:g>
                  <svg:desc>'top 500'.H358:'top 500'.H359</svg:desc>
                </draw:g>
              </table:table-cell>
            </table:table-row>
            <table:table-row>
              <table:table-cell office:value-type="string">
                <text:p>AP_calRW_ZDOCK</text:p>
              </table:table-cell>
              <table:table-cell office:value-type="float" office:value="0.0284090909091">
                <text:p>0.0284090909091</text:p>
              </table:table-cell>
              <table:table-cell office:value-type="float" office:value="0.176136363636">
                <text:p>0.176136363636</text:p>
              </table:table-cell>
              <table:table-cell office:value-type="float" office:value="0.579545454545">
                <text:p>0.579545454545</text:p>
              </table:table-cell>
              <table:table-cell office:value-type="float" office:value="NaN">
                <text:p>NaN</text:p>
              </table:table-cell>
              <table:table-cell office:value-type="float" office:value="0.0738636363636">
                <text:p>0.0738636363636</text:p>
              </table:table-cell>
              <table:table-cell office:value-type="float" office:value="0.3125">
                <text:p>0.3125</text:p>
              </table:table-cell>
              <table:table-cell office:value-type="float" office:value="0.517045454545">
                <text:p>0.51704545454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25cm" svg:y="0.316cm" chart:style-name="ch2">
          <text:p>Succes rate by Top10 calRW</text:p>
        </chart:title>
        <chart:subtitle svg:x="6.792cm" svg:y="1.275cm" chart:style-name="ch3">
          <text:p>BM4 flexibility</text:p>
        </chart:subtitle>
        <chart:legend chart:legend-position="end" svg:x="13.578cm" svg:y="2.209cm" style:legend-expansion="high" chart:style-name="ch4"/>
        <chart:plot-area chart:style-name="ch5" table:cell-range-address="'top 500'.A363:'top 500'.J364 'top 500'.B362:'top 500'.J362" chart:data-source-has-labels="both" svg:x="0.32cm" svg:y="2.138cm" svg:width="12.938cm" svg:height="6.682cm">
          <chartooo:coordinate-region svg:x="1.047cm" svg:y="2.338cm" svg:width="12.211cm" svg:height="5.835cm"/>
          <chart:axis chart:dimension="x" chart:name="primary-x" chart:style-name="ch6" chartooo:axis-type="auto">
            <chartooo:date-scale/>
            <chart:categories table:cell-range-address="'top 500'.A363:'top 500'.A36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op 500'.B363:'top 500'.B364" chart:label-cell-address="'top 500'.B362:'top 500'.B362" chart:class="chart:bar">
            <chart:data-point chart:repeated="2"/>
          </chart:series>
          <chart:series chart:style-name="ch10" chart:values-cell-range-address="'top 500'.C363:'top 500'.C364" chart:label-cell-address="'top 500'.C362:'top 500'.C362" chart:class="chart:bar">
            <chart:data-point chart:repeated="2"/>
          </chart:series>
          <chart:series chart:style-name="ch11" chart:values-cell-range-address="'top 500'.D363:'top 500'.D364" chart:label-cell-address="'top 500'.D362:'top 500'.D362" chart:class="chart:bar">
            <chart:data-point chart:repeated="2"/>
          </chart:series>
          <chart:series chart:style-name="ch12" chart:values-cell-range-address="'top 500'.E363:'top 500'.E364" chart:label-cell-address="'top 500'.E362:'top 500'.E362" chart:class="chart:bar">
            <chart:data-point chart:repeated="2"/>
          </chart:series>
          <chart:series chart:style-name="ch13" chart:values-cell-range-address="'top 500'.F363:'top 500'.F364" chart:label-cell-address="'top 500'.F362:'top 500'.F362" chart:class="chart:bar">
            <chart:data-point chart:repeated="2"/>
          </chart:series>
          <chart:series chart:style-name="ch14" chart:values-cell-range-address="'top 500'.G363:'top 500'.G364" chart:label-cell-address="'top 500'.G362:'top 500'.G362" chart:class="chart:bar">
            <chart:data-point chart:repeated="2"/>
          </chart:series>
          <chart:series chart:style-name="ch15" chart:values-cell-range-address="'top 500'.H363:'top 500'.H364" chart:label-cell-address="'top 500'.H362:'top 500'.H362" chart:class="chart:bar">
            <chart:data-point chart:repeated="2"/>
          </chart:series>
          <chart:series chart:style-name="ch16" chart:values-cell-range-address="'top 500'.I363:'top 500'.I364" chart:label-cell-address="'top 500'.I362:'top 500'.I362" chart:class="chart:bar">
            <chart:data-point chart:repeated="2"/>
          </chart:series>
          <chart:series chart:style-name="ch17" chart:values-cell-range-address="'top 500'.J363:'top 500'.J364" chart:label-cell-address="'top 500'.J362:'top 500'.J362" chart:class="chart:bar"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'top 500'.B362:'top 500'.B362</svg:desc>
                </draw:g>
              </table:table-cell>
              <table:table-cell office:value-type="string">
                <text:p>f2</text:p>
                <draw:g>
                  <svg:desc>'top 500'.C362:'top 500'.C362</svg:desc>
                </draw:g>
              </table:table-cell>
              <table:table-cell office:value-type="string">
                <text:p>f3</text:p>
                <draw:g>
                  <svg:desc>'top 500'.D362:'top 500'.D362</svg:desc>
                </draw:g>
              </table:table-cell>
              <table:table-cell office:value-type="string">
                <text:p>f4</text:p>
                <draw:g>
                  <svg:desc>'top 500'.E362:'top 500'.E362</svg:desc>
                </draw:g>
              </table:table-cell>
              <table:table-cell office:value-type="string">
                <text:p/>
                <draw:g>
                  <svg:desc>'top 500'.F362:'top 500'.F362</svg:desc>
                </draw:g>
              </table:table-cell>
              <table:table-cell office:value-type="string">
                <text:p>f1*</text:p>
                <draw:g>
                  <svg:desc>'top 500'.G362:'top 500'.G362</svg:desc>
                </draw:g>
              </table:table-cell>
              <table:table-cell office:value-type="string">
                <text:p>f2*</text:p>
                <draw:g>
                  <svg:desc>'top 500'.H362:'top 500'.H362</svg:desc>
                </draw:g>
              </table:table-cell>
              <table:table-cell office:value-type="string">
                <text:p>f3*</text:p>
                <draw:g>
                  <svg:desc>'top 500'.I362:'top 500'.I362</svg:desc>
                </draw:g>
              </table:table-cell>
              <table:table-cell office:value-type="string">
                <text:p>f4*</text:p>
                <draw:g>
                  <svg:desc>'top 500'.J362:'top 500'.J3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_calRW_SDOCK</text:p>
                <draw:g>
                  <svg:desc>'top 500'.A363:'top 500'.A364</svg:desc>
                </draw:g>
              </table:table-cell>
              <table:table-cell office:value-type="float" office:value="0.416666666667">
                <text:p>0.416666666667</text:p>
                <draw:g>
                  <svg:desc>'top 500'.B363:'top 500'.B364</svg:desc>
                </draw:g>
              </table:table-cell>
              <table:table-cell office:value-type="float" office:value="0.303571428571">
                <text:p>0.303571428571</text:p>
                <draw:g>
                  <svg:desc>'top 500'.C363:'top 500'.C364</svg:desc>
                </draw:g>
              </table:table-cell>
              <table:table-cell office:value-type="float" office:value="0.220338983051">
                <text:p>0.220338983051</text:p>
                <draw:g>
                  <svg:desc>'top 500'.D363:'top 500'.D364</svg:desc>
                </draw:g>
              </table:table-cell>
              <table:table-cell office:value-type="float" office:value="0.153846153846">
                <text:p>0.153846153846</text:p>
                <draw:g>
                  <svg:desc>'top 500'.E363:'top 500'.E364</svg:desc>
                </draw:g>
              </table:table-cell>
              <table:table-cell office:value-type="float" office:value="NaN">
                <text:p>NaN</text:p>
                <draw:g>
                  <svg:desc>'top 500'.F363:'top 500'.F364</svg:desc>
                </draw:g>
              </table:table-cell>
              <table:table-cell office:value-type="float" office:value="0.5">
                <text:p>0.5</text:p>
                <draw:g>
                  <svg:desc>'top 500'.G363:'top 500'.G364</svg:desc>
                </draw:g>
              </table:table-cell>
              <table:table-cell office:value-type="float" office:value="0.392857142857">
                <text:p>0.392857142857</text:p>
                <draw:g>
                  <svg:desc>'top 500'.H363:'top 500'.H364</svg:desc>
                </draw:g>
              </table:table-cell>
              <table:table-cell office:value-type="float" office:value="0.322033898305">
                <text:p>0.322033898305</text:p>
                <draw:g>
                  <svg:desc>'top 500'.I363:'top 500'.I364</svg:desc>
                </draw:g>
              </table:table-cell>
              <table:table-cell office:value-type="float" office:value="0.0384615384615">
                <text:p>0.0384615384615</text:p>
                <draw:g>
                  <svg:desc>'top 500'.J363:'top 500'.J364</svg:desc>
                </draw:g>
              </table:table-cell>
            </table:table-row>
            <table:table-row>
              <table:table-cell office:value-type="string">
                <text:p>AP_calRW_ZDOCK</text:p>
              </table:table-cell>
              <table:table-cell office:value-type="float" office:value="0.166666666667">
                <text:p>0.166666666667</text:p>
              </table:table-cell>
              <table:table-cell office:value-type="float" office:value="0.196428571429">
                <text:p>0.196428571429</text:p>
              </table:table-cell>
              <table:table-cell office:value-type="float" office:value="0.220338983051">
                <text:p>0.220338983051</text:p>
              </table:table-cell>
              <table:table-cell office:value-type="float" office:value="0.115384615385">
                <text:p>0.115384615385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  <table:table-cell office:value-type="float" office:value="0.392857142857">
                <text:p>0.392857142857</text:p>
              </table:table-cell>
              <table:table-cell office:value-type="float" office:value="0.271186440678">
                <text:p>0.271186440678</text:p>
              </table:table-cell>
              <table:table-cell office:value-type="float" office:value="0.307692307692">
                <text:p>0.30769230769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59cm" svg:y="0.316cm" chart:style-name="ch2">
          <text:p>Succes rate by Top10  calRW</text:p>
        </chart:title>
        <chart:subtitle svg:x="6.964cm" svg:y="1.275cm" chart:style-name="ch3">
          <text:p>BM4 Affinity</text:p>
        </chart:subtitle>
        <chart:legend chart:legend-position="end" svg:x="13.552cm" svg:y="2.707cm" style:legend-expansion="high" chart:style-name="ch4"/>
        <chart:plot-area chart:style-name="ch5" table:cell-range-address="'top 500'.A369:'top 500'.H370 'top 500'.B368:'top 500'.H368" chart:data-source-has-labels="both" svg:x="0.32cm" svg:y="2.138cm" svg:width="12.912cm" svg:height="6.682cm">
          <chartooo:coordinate-region svg:x="1.047cm" svg:y="2.338cm" svg:width="12.185cm" svg:height="5.835cm"/>
          <chart:axis chart:dimension="x" chart:name="primary-x" chart:style-name="ch6" chartooo:axis-type="auto">
            <chartooo:date-scale/>
            <chart:categories table:cell-range-address="'top 500'.A369:'top 500'.A37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op 500'.B369:'top 500'.B370" chart:label-cell-address="'top 500'.B368:'top 500'.B368" chart:class="chart:bar">
            <chart:data-point chart:repeated="2"/>
          </chart:series>
          <chart:series chart:style-name="ch10" chart:values-cell-range-address="'top 500'.C369:'top 500'.C370" chart:label-cell-address="'top 500'.C368:'top 500'.C368" chart:class="chart:bar">
            <chart:data-point chart:repeated="2"/>
          </chart:series>
          <chart:series chart:style-name="ch11" chart:values-cell-range-address="'top 500'.D369:'top 500'.D370" chart:label-cell-address="'top 500'.D368:'top 500'.D368" chart:class="chart:bar">
            <chart:data-point chart:repeated="2"/>
          </chart:series>
          <chart:series chart:style-name="ch12" chart:values-cell-range-address="'top 500'.E369:'top 500'.E370" chart:label-cell-address="'top 500'.E368:'top 500'.E368" chart:class="chart:bar">
            <chart:data-point chart:repeated="2"/>
          </chart:series>
          <chart:series chart:style-name="ch13" chart:values-cell-range-address="'top 500'.F369:'top 500'.F370" chart:label-cell-address="'top 500'.F368:'top 500'.F368" chart:class="chart:bar">
            <chart:data-point chart:repeated="2"/>
          </chart:series>
          <chart:series chart:style-name="ch14" chart:values-cell-range-address="'top 500'.G369:'top 500'.G370" chart:label-cell-address="'top 500'.G368:'top 500'.G368" chart:class="chart:bar">
            <chart:data-point chart:repeated="2"/>
          </chart:series>
          <chart:series chart:style-name="ch15" chart:values-cell-range-address="'top 500'.H369:'top 500'.H370" chart:label-cell-address="'top 500'.H368:'top 500'.H368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  <draw:g>
                  <svg:desc>'top 500'.B368:'top 500'.B368</svg:desc>
                </draw:g>
              </table:table-cell>
              <table:table-cell office:value-type="string">
                <text:p>medium</text:p>
                <draw:g>
                  <svg:desc>'top 500'.C368:'top 500'.C368</svg:desc>
                </draw:g>
              </table:table-cell>
              <table:table-cell office:value-type="string">
                <text:p>weak</text:p>
                <draw:g>
                  <svg:desc>'top 500'.D368:'top 500'.D368</svg:desc>
                </draw:g>
              </table:table-cell>
              <table:table-cell office:value-type="string">
                <text:p/>
                <draw:g>
                  <svg:desc>'top 500'.E368:'top 500'.E368</svg:desc>
                </draw:g>
              </table:table-cell>
              <table:table-cell office:value-type="string">
                <text:p>strong*</text:p>
                <draw:g>
                  <svg:desc>'top 500'.F368:'top 500'.F368</svg:desc>
                </draw:g>
              </table:table-cell>
              <table:table-cell office:value-type="string">
                <text:p>medium *</text:p>
                <draw:g>
                  <svg:desc>'top 500'.G368:'top 500'.G368</svg:desc>
                </draw:g>
              </table:table-cell>
              <table:table-cell office:value-type="string">
                <text:p>weak*</text:p>
                <draw:g>
                  <svg:desc>'top 500'.H368:'top 500'.H3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_calRW_SDOCK</text:p>
                <draw:g>
                  <svg:desc>'top 500'.A369:'top 500'.A370</svg:desc>
                </draw:g>
              </table:table-cell>
              <table:table-cell office:value-type="float" office:value="0.392857142857">
                <text:p>0.392857142857</text:p>
                <draw:g>
                  <svg:desc>'top 500'.B369:'top 500'.B370</svg:desc>
                </draw:g>
              </table:table-cell>
              <table:table-cell office:value-type="float" office:value="0.170731707317">
                <text:p>0.170731707317</text:p>
                <draw:g>
                  <svg:desc>'top 500'.C369:'top 500'.C370</svg:desc>
                </draw:g>
              </table:table-cell>
              <table:table-cell office:value-type="float" office:value="0.25">
                <text:p>0.25</text:p>
                <draw:g>
                  <svg:desc>'top 500'.D369:'top 500'.D370</svg:desc>
                </draw:g>
              </table:table-cell>
              <table:table-cell office:value-type="float" office:value="NaN">
                <text:p>NaN</text:p>
                <draw:g>
                  <svg:desc>'top 500'.E369:'top 500'.E370</svg:desc>
                </draw:g>
              </table:table-cell>
              <table:table-cell office:value-type="float" office:value="0.5">
                <text:p>0.5</text:p>
                <draw:g>
                  <svg:desc>'top 500'.F369:'top 500'.F370</svg:desc>
                </draw:g>
              </table:table-cell>
              <table:table-cell office:value-type="float" office:value="0.292682926829">
                <text:p>0.292682926829</text:p>
                <draw:g>
                  <svg:desc>'top 500'.G369:'top 500'.G370</svg:desc>
                </draw:g>
              </table:table-cell>
              <table:table-cell office:value-type="float" office:value="0.35">
                <text:p>0.35</text:p>
                <draw:g>
                  <svg:desc>'top 500'.H369:'top 500'.H370</svg:desc>
                </draw:g>
              </table:table-cell>
            </table:table-row>
            <table:table-row>
              <table:table-cell office:value-type="string">
                <text:p>AP_calRW_ZDOCK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19512195122">
                <text:p>0.1951219512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268292682927">
                <text:p>0.268292682927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2cm" svg:y="3.703cm" style:legend-expansion="high" chart:style-name="ch2"/>
        <chart:plot-area chart:style-name="ch3" table:cell-range-address="todos_los_mejores_top500.J3:todos_los_mejores_top500.L18" svg:x="0.32cm" svg:y="0.18cm" svg:width="12.912cm" svg:height="8.64cm">
          <chartooo:coordinate-region svg:x="1.153cm" svg:y="0.38cm" svg:width="12.079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odos_los_mejores_top500.J3:todos_los_mejores_top500.J18" chart:class="chart:bar">
            <chart:data-point chart:repeated="16"/>
          </chart:series>
          <chart:series chart:style-name="ch8" chart:values-cell-range-address="todos_los_mejores_top500.K3:todos_los_mejores_top500.K18" chart:class="chart:bar">
            <chart:data-point chart:repeated="16"/>
          </chart:series>
          <chart:series chart:style-name="ch9" chart:values-cell-range-address="todos_los_mejores_top500.L3:todos_los_mejores_top500.L18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0454545457">
                <text:p>0.0170454545457</text:p>
                <draw:g>
                  <svg:desc>todos_los_mejores_top500.J3:todos_los_mejores_top500.J18</svg:desc>
                </draw:g>
              </table:table-cell>
              <table:table-cell office:value-type="float" office:value="0.022727272727">
                <text:p>0.022727272727</text:p>
                <draw:g>
                  <svg:desc>todos_los_mejores_top500.K3:todos_los_mejores_top500.K18</svg:desc>
                </draw:g>
              </table:table-cell>
              <table:table-cell office:value-type="float" office:value="0.022727272728">
                <text:p>0.022727272728</text:p>
                <draw:g>
                  <svg:desc>todos_los_mejores_top500.L3:todos_los_mejores_top500.L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6818181818">
                <text:p>0.0056818181818</text:p>
              </table:table-cell>
              <table:table-cell office:value-type="float" office:value="0.039772727273">
                <text:p>0.039772727273</text:p>
              </table:table-cell>
              <table:table-cell office:value-type="float" office:value="-0.017045454546">
                <text:p>-0.017045454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7727272727">
                <text:p>0.0397727272727</text:p>
              </table:table-cell>
              <table:table-cell office:value-type="float" office:value="0.125">
                <text:p>0.125</text:p>
              </table:table-cell>
              <table:table-cell office:value-type="float" office:value="0.051136363637">
                <text:p>0.051136363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40909090909">
                <text:p>0.0340909090909</text:p>
              </table:table-cell>
              <table:table-cell office:value-type="float" office:value="0.045454545454">
                <text:p>0.045454545454</text:p>
              </table:table-cell>
              <table:table-cell office:value-type="float" office:value="-0.022727272727">
                <text:p>-0.0227272727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6818181818">
                <text:p>0.0056818181818</text:p>
              </table:table-cell>
              <table:table-cell office:value-type="float" office:value="0.022727272727">
                <text:p>0.022727272727</text:p>
              </table:table-cell>
              <table:table-cell office:value-type="float" office:value="-0.034090909091">
                <text:p>-0.034090909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40909090907">
                <text:p>0.0340909090907</text:p>
              </table:table-cell>
              <table:table-cell office:value-type="float" office:value="0.034090909091">
                <text:p>0.034090909091</text:p>
              </table:table-cell>
              <table:table-cell office:value-type="float" office:value="-0.022727272728">
                <text:p>-0.0227272727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681818181">
                <text:p>0.005681818181</text:p>
              </table:table-cell>
              <table:table-cell office:value-type="float" office:value="0.045454545454">
                <text:p>0.045454545454</text:p>
              </table:table-cell>
              <table:table-cell office:value-type="float" office:value="0.0170454545450001">
                <text:p>0.017045454545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84090909091">
                <text:p>0.284090909091</text:p>
              </table:table-cell>
              <table:table-cell office:value-type="float" office:value="0.505681818182">
                <text:p>0.505681818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1363636367">
                <text:p>0.0511363636367</text:p>
              </table:table-cell>
              <table:table-cell office:value-type="float" office:value="0.0625">
                <text:p>0.0625</text:p>
              </table:table-cell>
              <table:table-cell office:value-type="float" office:value="0.034090909091">
                <text:p>0.0340909090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5681818182">
                <text:p>-0.005681818182</text:p>
              </table:table-cell>
              <table:table-cell office:value-type="float" office:value="0.0625">
                <text:p>0.0625</text:p>
              </table:table-cell>
              <table:table-cell office:value-type="float" office:value="0.051136363637">
                <text:p>0.0511363636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8181818182">
                <text:p>0.068181818182</text:p>
              </table:table-cell>
              <table:table-cell office:value-type="float" office:value="0.039772727273">
                <text:p>0.039772727273</text:p>
              </table:table-cell>
              <table:table-cell office:value-type="float" office:value="-0.034090909091">
                <text:p>-0.03409090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3636363636">
                <text:p>0.0113636363636</text:p>
              </table:table-cell>
              <table:table-cell office:value-type="float" office:value="0.039772727273">
                <text:p>0.039772727273</text:p>
              </table:table-cell>
              <table:table-cell office:value-type="float" office:value="-0.00568181818200009">
                <text:p>-0.005681818182000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54545454545">
                <text:p>0.0454545454545</text:p>
              </table:table-cell>
              <table:table-cell office:value-type="float" office:value="0.136363636364">
                <text:p>0.136363636364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84090909091">
                <text:p>0.0284090909091</text:p>
              </table:table-cell>
              <table:table-cell office:value-type="float" office:value="0.079545454545">
                <text:p>0.079545454545</text:p>
              </table:table-cell>
              <table:table-cell office:value-type="float" office:value="-0.039772727273">
                <text:p>-0.039772727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4772727273">
                <text:p>0.164772727273</text:p>
              </table:table-cell>
              <table:table-cell office:value-type="float" office:value="0.329545454545">
                <text:p>0.329545454545</text:p>
              </table:table-cell>
              <table:table-cell office:value-type="float" office:value="0.505681818182">
                <text:p>0.50568181818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675cm" svg:height="16.708cm" xlink:href=".." xlink:type="simple" chart:class="chart:bar" chart:style-name="ch1">
        <chart:title svg:x="11.836cm" svg:y="0.47cm" chart:style-name="ch2">
          <text:p>Succes Rate Top10 </text:p>
        </chart:title>
        <chart:subtitle svg:x="10.195cm" svg:y="1.583cm" chart:style-name="ch3">
          <text:p>BM4 - flexibility: right -no filter ; left top500 </text:p>
        </chart:subtitle>
        <chart:legend chart:legend-position="end" svg:x="24.777cm" svg:y="6.063cm" style:legend-expansion="high" chart:style-name="ch4"/>
        <chart:plot-area chart:style-name="ch5" table:cell-range-address="'top 500'.A49:'top 500'.J55 'top 500'.B48:'top 500'.J48" chart:data-source-has-labels="both" svg:x="0.276cm" svg:y="2.243cm" svg:width="25.152cm" svg:height="13.701cm">
          <chartooo:coordinate-region svg:x="1.188cm" svg:y="2.442cm" svg:width="24.24cm" svg:height="12.855cm"/>
          <chart:axis chart:dimension="x" chart:name="primary-x" chart:style-name="ch6" chartooo:axis-type="auto">
            <chartooo:date-scale/>
            <chart:categories table:cell-range-address="'top 500'.A49:'top 500'.A5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op 500'.B49:'top 500'.B55" chart:label-cell-address="'top 500'.B48:'top 500'.B48" chart:class="chart:bar">
            <chart:data-point chart:repeated="7"/>
          </chart:series>
          <chart:series chart:style-name="ch10" chart:values-cell-range-address="'top 500'.C49:'top 500'.C55" chart:label-cell-address="'top 500'.C48:'top 500'.C48" chart:class="chart:bar">
            <chart:data-point chart:repeated="7"/>
          </chart:series>
          <chart:series chart:style-name="ch11" chart:values-cell-range-address="'top 500'.D49:'top 500'.D55" chart:label-cell-address="'top 500'.D48:'top 500'.D48" chart:class="chart:bar">
            <chart:data-point chart:repeated="7"/>
          </chart:series>
          <chart:series chart:style-name="ch12" chart:values-cell-range-address="'top 500'.E49:'top 500'.E55" chart:label-cell-address="'top 500'.E48:'top 500'.E48" chart:class="chart:bar">
            <chart:data-point chart:repeated="7"/>
          </chart:series>
          <chart:series chart:style-name="ch13" chart:values-cell-range-address="'top 500'.F49:'top 500'.F55" chart:label-cell-address="'top 500'.F48:'top 500'.F48" chart:class="chart:bar">
            <chart:data-point chart:repeated="7"/>
          </chart:series>
          <chart:series chart:style-name="ch14" chart:values-cell-range-address="'top 500'.G49:'top 500'.G55" chart:label-cell-address="'top 500'.G48:'top 500'.G48" chart:class="chart:bar">
            <chart:data-point chart:repeated="7"/>
          </chart:series>
          <chart:series chart:style-name="ch15" chart:values-cell-range-address="'top 500'.H49:'top 500'.H55" chart:label-cell-address="'top 500'.H48:'top 500'.H48" chart:class="chart:bar">
            <chart:data-point chart:repeated="7"/>
          </chart:series>
          <chart:series chart:style-name="ch16" chart:values-cell-range-address="'top 500'.I49:'top 500'.I55" chart:label-cell-address="'top 500'.I48:'top 500'.I48" chart:class="chart:bar">
            <chart:data-point chart:repeated="7"/>
          </chart:series>
          <chart:series chart:style-name="ch17" chart:values-cell-range-address="'top 500'.J49:'top 500'.J55" chart:label-cell-address="'top 500'.J48:'top 500'.J48" chart:class="chart:bar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4583333333</text:p>
                <draw:g>
                  <svg:desc>'top 500'.B48:'top 500'.B48</svg:desc>
                </draw:g>
              </table:table-cell>
              <table:table-cell office:value-type="string">
                <text:p>0,3214285714</text:p>
                <draw:g>
                  <svg:desc>'top 500'.C48:'top 500'.C48</svg:desc>
                </draw:g>
              </table:table-cell>
              <table:table-cell office:value-type="string">
                <text:p>0,2542372881</text:p>
                <draw:g>
                  <svg:desc>'top 500'.D48:'top 500'.D48</svg:desc>
                </draw:g>
              </table:table-cell>
              <table:table-cell office:value-type="string">
                <text:p>0,1153846154</text:p>
                <draw:g>
                  <svg:desc>'top 500'.E48:'top 500'.E48</svg:desc>
                </draw:g>
              </table:table-cell>
              <table:table-cell office:value-type="string">
                <text:p>0</text:p>
                <draw:g>
                  <svg:desc>'top 500'.F48:'top 500'.F48</svg:desc>
                </draw:g>
              </table:table-cell>
              <table:table-cell office:value-type="string">
                <text:p/>
                <draw:g>
                  <svg:desc>'top 500'.G48:'top 500'.G48</svg:desc>
                </draw:g>
              </table:table-cell>
              <table:table-cell office:value-type="string">
                <text:p>0,4583333333</text:p>
                <draw:g>
                  <svg:desc>'top 500'.H48:'top 500'.H48</svg:desc>
                </draw:g>
              </table:table-cell>
              <table:table-cell office:value-type="string">
                <text:p>0,3214285714</text:p>
                <draw:g>
                  <svg:desc>'top 500'.I48:'top 500'.I48</svg:desc>
                </draw:g>
              </table:table-cell>
              <table:table-cell office:value-type="string">
                <text:p>0,2542372881</text:p>
                <draw:g>
                  <svg:desc>'top 500'.J48:'top 500'.J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_T2</text:p>
                <draw:g>
                  <svg:desc>'top 500'.A49:'top 500'.A55</svg:desc>
                </draw:g>
              </table:table-cell>
              <table:table-cell office:value-type="float" office:value="0.458333333333">
                <text:p>0.458333333333</text:p>
                <draw:g>
                  <svg:desc>'top 500'.B49:'top 500'.B55</svg:desc>
                </draw:g>
              </table:table-cell>
              <table:table-cell office:value-type="float" office:value="0.267857142857">
                <text:p>0.267857142857</text:p>
                <draw:g>
                  <svg:desc>'top 500'.C49:'top 500'.C55</svg:desc>
                </draw:g>
              </table:table-cell>
              <table:table-cell office:value-type="float" office:value="0.271186440678">
                <text:p>0.271186440678</text:p>
                <draw:g>
                  <svg:desc>'top 500'.D49:'top 500'.D55</svg:desc>
                </draw:g>
              </table:table-cell>
              <table:table-cell office:value-type="float" office:value="0.153846153846">
                <text:p>0.153846153846</text:p>
                <draw:g>
                  <svg:desc>'top 500'.E49:'top 500'.E55</svg:desc>
                </draw:g>
              </table:table-cell>
              <table:table-cell office:value-type="float" office:value="0.0909090909091">
                <text:p>0.0909090909091</text:p>
                <draw:g>
                  <svg:desc>'top 500'.F49:'top 500'.F55</svg:desc>
                </draw:g>
              </table:table-cell>
              <table:table-cell office:value-type="float" office:value="NaN">
                <text:p>NaN</text:p>
                <draw:g>
                  <svg:desc>'top 500'.G49:'top 500'.G55</svg:desc>
                </draw:g>
              </table:table-cell>
              <table:table-cell office:value-type="float" office:value="0.458333333333">
                <text:p>0.458333333333</text:p>
                <draw:g>
                  <svg:desc>'top 500'.H49:'top 500'.H55</svg:desc>
                </draw:g>
              </table:table-cell>
              <table:table-cell office:value-type="float" office:value="0.285714285714">
                <text:p>0.285714285714</text:p>
                <draw:g>
                  <svg:desc>'top 500'.I49:'top 500'.I55</svg:desc>
                </draw:g>
              </table:table-cell>
              <table:table-cell office:value-type="float" office:value="0.338983050847">
                <text:p>0.338983050847</text:p>
                <draw:g>
                  <svg:desc>'top 500'.J49:'top 500'.J55</svg:desc>
                </draw:g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28813559322">
                <text:p>0.28813559322</text:p>
              </table:table-cell>
              <table:table-cell office:value-type="float" office:value="0.153846153846">
                <text:p>0.1538461538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  <table:table-cell office:value-type="float" office:value="0.321428571429">
                <text:p>0.321428571429</text:p>
              </table:table-cell>
              <table:table-cell office:value-type="float" office:value="0.338983050847">
                <text:p>0.338983050847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458333333333">
                <text:p>0.458333333333</text:p>
              </table:table-cell>
              <table:table-cell office:value-type="float" office:value="0.303571428571">
                <text:p>0.303571428571</text:p>
              </table:table-cell>
              <table:table-cell office:value-type="float" office:value="0.28813559322">
                <text:p>0.28813559322</text:p>
              </table:table-cell>
              <table:table-cell office:value-type="float" office:value="0.230769230769">
                <text:p>0.2307692307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321428571429">
                <text:p>0.321428571429</text:p>
              </table:table-cell>
              <table:table-cell office:value-type="float" office:value="0.28813559322">
                <text:p>0.28813559322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0.25">
                <text:p>0.25</text:p>
              </table:table-cell>
              <table:table-cell office:value-type="float" office:value="0.232142857143">
                <text:p>0.232142857143</text:p>
              </table:table-cell>
              <table:table-cell office:value-type="float" office:value="0.28813559322">
                <text:p>0.28813559322</text:p>
              </table:table-cell>
              <table:table-cell office:value-type="float" office:value="0.269230769231">
                <text:p>0.2692307692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  <table:table-cell office:value-type="float" office:value="0.303571428571">
                <text:p>0.303571428571</text:p>
              </table:table-cell>
              <table:table-cell office:value-type="float" office:value="0.28813559322">
                <text:p>0.28813559322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458333333333">
                <text:p>0.458333333333</text:p>
              </table:table-cell>
              <table:table-cell office:value-type="float" office:value="0.321428571429">
                <text:p>0.321428571429</text:p>
              </table:table-cell>
              <table:table-cell office:value-type="float" office:value="0.35593220339">
                <text:p>0.35593220339</text:p>
              </table:table-cell>
              <table:table-cell office:value-type="float" office:value="0.384615384615">
                <text:p>0.384615384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375">
                <text:p>0.375</text:p>
              </table:table-cell>
              <table:table-cell office:value-type="float" office:value="0.338983050847">
                <text:p>0.338983050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2cm" svg:y="3.703cm" style:legend-expansion="high" chart:style-name="ch2"/>
        <chart:plot-area chart:style-name="ch3" table:cell-range-address="todos_los_mejores_top500.J41:todos_los_mejores_top500.L58" svg:x="0.32cm" svg:y="0.18cm" svg:width="12.912cm" svg:height="8.64cm">
          <chartooo:coordinate-region svg:x="1.338cm" svg:y="0.379cm" svg:width="11.89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odos_los_mejores_top500.J41:todos_los_mejores_top500.J58" chart:class="chart:bar">
            <chart:data-point chart:repeated="18"/>
          </chart:series>
          <chart:series chart:style-name="ch8" chart:values-cell-range-address="todos_los_mejores_top500.K41:todos_los_mejores_top500.K58" chart:class="chart:bar">
            <chart:data-point chart:repeated="18"/>
          </chart:series>
          <chart:series chart:style-name="ch9" chart:values-cell-range-address="todos_los_mejores_top500.L41:todos_los_mejores_top500.L58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odos_los_mejores_top500.J41:todos_los_mejores_top500.J58</svg:desc>
                </draw:g>
              </table:table-cell>
              <table:table-cell office:value-type="float" office:value="0">
                <text:p>0</text:p>
                <draw:g>
                  <svg:desc>todos_los_mejores_top500.K41:todos_los_mejores_top500.K58</svg:desc>
                </draw:g>
              </table:table-cell>
              <table:table-cell office:value-type="float" office:value="0.00568181818199998">
                <text:p>0.00568181818199998</text:p>
                <draw:g>
                  <svg:desc>todos_los_mejores_top500.L41:todos_los_mejores_top500.L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6818181818">
                <text:p>0.0056818181818</text:p>
              </table:table-cell>
              <table:table-cell office:value-type="float" office:value="0.068181818182">
                <text:p>0.068181818182</text:p>
              </table:table-cell>
              <table:table-cell office:value-type="float" office:value="0.09090909091">
                <text:p>0.09090909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97727272727">
                <text:p>0.0397727272727</text:p>
              </table:table-cell>
              <table:table-cell office:value-type="float" office:value="0.079545454545">
                <text:p>0.079545454545</text:p>
              </table:table-cell>
              <table:table-cell office:value-type="float" office:value="0.181818181818">
                <text:p>0.181818181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6818181818">
                <text:p>0.0056818181818</text:p>
              </table:table-cell>
              <table:table-cell office:value-type="float" office:value="0.011363636364">
                <text:p>0.011363636364</text:p>
              </table:table-cell>
              <table:table-cell office:value-type="float" office:value="0.068181818182">
                <text:p>0.06818181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13636363637">
                <text:p>-0.0113636363637</text:p>
              </table:table-cell>
              <table:table-cell office:value-type="float" office:value="0.056818181818">
                <text:p>0.056818181818</text:p>
              </table:table-cell>
              <table:table-cell office:value-type="float" office:value="0.028409090909">
                <text:p>0.028409090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70454545454">
                <text:p>0.0170454545454</text:p>
              </table:table-cell>
              <table:table-cell office:value-type="float" office:value="0.034090909091">
                <text:p>0.034090909091</text:p>
              </table:table-cell>
              <table:table-cell office:value-type="float" office:value="0.142045454545">
                <text:p>0.142045454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70454545455">
                <text:p>0.0170454545455</text:p>
              </table:table-cell>
              <table:table-cell office:value-type="float" office:value="0.1136363636367">
                <text:p>0.113636363636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40909090909">
                <text:p>0.0340909090909</text:p>
              </table:table-cell>
              <table:table-cell office:value-type="float" office:value="0.051136363637">
                <text:p>0.051136363637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8409090909">
                <text:p>0.028409090909</text:p>
              </table:table-cell>
              <table:table-cell office:value-type="float" office:value="0.068181818182">
                <text:p>0.068181818182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3636363637">
                <text:p>0.0113636363637</text:p>
              </table:table-cell>
              <table:table-cell office:value-type="float" office:value="0.051136363637">
                <text:p>0.051136363637</text:p>
              </table:table-cell>
              <table:table-cell office:value-type="float" office:value="0.096590909091">
                <text:p>0.0965909090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97727272727">
                <text:p>0.0397727272727</text:p>
              </table:table-cell>
              <table:table-cell office:value-type="float" office:value="0.068181818182">
                <text:p>0.068181818182</text:p>
              </table:table-cell>
              <table:table-cell office:value-type="float" office:value="0.119318181819">
                <text:p>0.119318181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70454545455">
                <text:p>0.0170454545455</text:p>
              </table:table-cell>
              <table:table-cell office:value-type="float" office:value="0.039772727272">
                <text:p>0.039772727272</text:p>
              </table:table-cell>
              <table:table-cell office:value-type="float" office:value="0.039772727273">
                <text:p>0.039772727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40909090909">
                <text:p>0.0340909090909</text:p>
              </table:table-cell>
              <table:table-cell office:value-type="float" office:value="0.068181818181">
                <text:p>0.068181818181</text:p>
              </table:table-cell>
              <table:table-cell office:value-type="float" office:value="0.130681818182">
                <text:p>0.130681818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54545454545">
                <text:p>0.0454545454545</text:p>
              </table:table-cell>
              <table:table-cell office:value-type="float" office:value="0.073863636363">
                <text:p>0.073863636363</text:p>
              </table:table-cell>
              <table:table-cell office:value-type="float" office:value="0.153409090909">
                <text:p>0.1534090909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70454545457">
                <text:p>-0.0170454545457</text:p>
              </table:table-cell>
              <table:table-cell office:value-type="float" office:value="0.045454545455">
                <text:p>0.045454545455</text:p>
              </table:table-cell>
              <table:table-cell office:value-type="float" office:value="0.090909090909">
                <text:p>0.0909090909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56818181818">
                <text:p>-0.0056818181818</text:p>
              </table:table-cell>
              <table:table-cell office:value-type="float" office:value="0.034090909091">
                <text:p>0.034090909091</text:p>
              </table:table-cell>
              <table:table-cell office:value-type="float" office:value="0.056818181818">
                <text:p>0.056818181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56818181818">
                <text:p>-0.0056818181818</text:p>
              </table:table-cell>
              <table:table-cell office:value-type="float" office:value="0.056818181818">
                <text:p>0.056818181818</text:p>
              </table:table-cell>
              <table:table-cell office:value-type="float" office:value="0.045454545455">
                <text:p>0.045454545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0454545455">
                <text:p>0.0170454545455</text:p>
              </table:table-cell>
              <table:table-cell office:value-type="float" office:value="0.073863636364">
                <text:p>0.073863636364</text:p>
              </table:table-cell>
              <table:table-cell office:value-type="float" office:value="0.045454545455">
                <text:p>0.04545454545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2cm" svg:y="3.703cm" style:legend-expansion="high" chart:style-name="ch2"/>
        <chart:plot-area chart:style-name="ch3" table:cell-range-address="todos_los_mejores_top500.J24:todos_los_mejores_top500.L37" svg:x="0.32cm" svg:y="0.18cm" svg:width="12.912cm" svg:height="8.64cm">
          <chartooo:coordinate-region svg:x="1.338cm" svg:y="0.38cm" svg:width="11.894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odos_los_mejores_top500.J24:todos_los_mejores_top500.J37" chart:class="chart:bar">
            <chart:data-point chart:repeated="14"/>
          </chart:series>
          <chart:series chart:style-name="ch8" chart:values-cell-range-address="todos_los_mejores_top500.K24:todos_los_mejores_top500.K37" chart:class="chart:bar">
            <chart:data-point chart:repeated="14"/>
          </chart:series>
          <chart:series chart:style-name="ch9" chart:values-cell-range-address="todos_los_mejores_top500.L24:todos_los_mejores_top500.L37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95454545452">
                <text:p>0.0795454545452</text:p>
                <draw:g>
                  <svg:desc>todos_los_mejores_top500.J24:todos_los_mejores_top500.J37</svg:desc>
                </draw:g>
              </table:table-cell>
              <table:table-cell office:value-type="float" office:value="-0.011363636363">
                <text:p>-0.011363636363</text:p>
                <draw:g>
                  <svg:desc>todos_los_mejores_top500.K24:todos_los_mejores_top500.K37</svg:desc>
                </draw:g>
              </table:table-cell>
              <table:table-cell office:value-type="float" office:value="-0.125">
                <text:p>-0.125</text:p>
                <draw:g>
                  <svg:desc>todos_los_mejores_top500.L24:todos_los_mejores_top500.L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84090909095">
                <text:p>0.0284090909095</text:p>
              </table:table-cell>
              <table:table-cell office:value-type="float" office:value="0.022727272728">
                <text:p>0.022727272728</text:p>
              </table:table-cell>
              <table:table-cell office:value-type="float" office:value="-0.068181818182">
                <text:p>-0.06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56818181819">
                <text:p>0.056818181819</text:p>
              </table:table-cell>
              <table:table-cell office:value-type="float" office:value="0.00568181818199998">
                <text:p>0.0056818181819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27272727271">
                <text:p>0.0227272727271</text:p>
              </table:table-cell>
              <table:table-cell office:value-type="float" office:value="0.028409090909">
                <text:p>0.028409090909</text:p>
              </table:table-cell>
              <table:table-cell office:value-type="float" office:value="-0.034090909091">
                <text:p>-0.034090909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17045454545">
                <text:p>-0.017045454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4090909089">
                <text:p>0.0284090909089</text:p>
              </table:table-cell>
              <table:table-cell office:value-type="float" office:value="0.028409090909">
                <text:p>0.028409090909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4545454544">
                <text:p>0.0454545454544</text:p>
              </table:table-cell>
              <table:table-cell office:value-type="float" office:value="-0.00568181818199998">
                <text:p>-0.00568181818199998</text:p>
              </table:table-cell>
              <table:table-cell office:value-type="float" office:value="-0.045454545454">
                <text:p>-0.0454545454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4545454547">
                <text:p>0.0454545454547</text:p>
              </table:table-cell>
              <table:table-cell office:value-type="float" office:value="0.017045454545">
                <text:p>0.017045454545</text:p>
              </table:table-cell>
              <table:table-cell office:value-type="float" office:value="-0.022727272727">
                <text:p>-0.022727272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4090909091">
                <text:p>0.034090909091</text:p>
              </table:table-cell>
              <table:table-cell office:value-type="float" office:value="0">
                <text:p>0</text:p>
              </table:table-cell>
              <table:table-cell office:value-type="float" office:value="-0.045454545455">
                <text:p>-0.045454545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727272728">
                <text:p>0.022727272728</text:p>
              </table:table-cell>
              <table:table-cell office:value-type="float" office:value="0.017045454546">
                <text:p>0.017045454546</text:p>
              </table:table-cell>
              <table:table-cell office:value-type="float" office:value="-0.107954545454">
                <text:p>-0.1079545454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4545454545">
                <text:p>0.0454545454545</text:p>
              </table:table-cell>
              <table:table-cell office:value-type="float" office:value="0.028409090909">
                <text:p>0.028409090909</text:p>
              </table:table-cell>
              <table:table-cell office:value-type="float" office:value="-0.034090909091">
                <text:p>-0.034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6818181818">
                <text:p>0.056818181818</text:p>
              </table:table-cell>
              <table:table-cell office:value-type="float" office:value="0.039772727273">
                <text:p>0.039772727273</text:p>
              </table:table-cell>
              <table:table-cell office:value-type="float" office:value="-0.073863636364">
                <text:p>-0.073863636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68181818182">
                <text:p>0.0568181818182</text:p>
              </table:table-cell>
              <table:table-cell office:value-type="float" office:value="0.056818181818">
                <text:p>0.056818181818</text:p>
              </table:table-cell>
              <table:table-cell office:value-type="float" office:value="-0.085227272727">
                <text:p>-0.0852272727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1136363636">
                <text:p>0.051136363636</text:p>
              </table:table-cell>
              <table:table-cell office:value-type="float" office:value="0">
                <text:p>0</text:p>
              </table:table-cell>
              <table:table-cell office:value-type="float" office:value="-0.0852272727269999">
                <text:p>-0.085227272726999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481cm" xlink:href=".." xlink:type="simple" chart:class="chart:bar" chart:style-name="ch1">
        <chart:title svg:x="3.854cm" svg:y="0.325cm" chart:style-name="ch2">
          <text:p>Left: Ftdock; Center: Zdock ; Rigth: Sdock</text:p>
        </chart:title>
        <chart:legend svg:x="5.277cm" svg:y="1.109cm" style:legend-expansion="custom" chartooo:width="5.552cm" chartooo:height="0.702cm" style:legend-expansion-aspect-ratio="7.90883190883191" chart:style-name="ch3"/>
        <chart:plot-area chart:style-name="ch4" table:cell-range-address="'normal success rate'.V38:'normal success rate'.AA59 'normal success rate'.W37:'normal success rate'.AA37" chart:data-source-has-labels="both" svg:x="1.235cm" svg:y="1.611cm" svg:width="13.533cm" svg:height="6.945cm">
          <chartooo:coordinate-region svg:x="1.856cm" svg:y="1.81cm" svg:width="12.912cm" svg:height="4.617cm"/>
          <chart:axis chart:dimension="x" chart:name="primary-x" chart:style-name="ch5" chartooo:axis-type="auto">
            <chartooo:date-scale/>
            <chart:title svg:x="6.298cm" svg:y="8.745cm" chart:style-name="ch6">
              <text:p>Scoring functions </text:p>
            </chart:title>
            <chart:categories table:cell-range-address="'normal success rate'.V38:'normal success rate'.V59"/>
          </chart:axis>
          <chart:axis chart:dimension="y" chart:name="primary-y" chart:style-name="ch7">
            <chart:title svg:x="0.285cm" svg:y="7.026cm" chart:style-name="ch8">
              <text:p>Success rate percentage</text:p>
            </chart:title>
            <chart:grid chart:style-name="ch9" chart:class="major"/>
          </chart:axis>
          <chart:series chart:style-name="ch10" chart:values-cell-range-address="'normal success rate'.W38:'normal success rate'.W59" chart:label-cell-address="'normal success rate'.W37:'normal success rate'.W37" chart:class="chart:bar">
            <chart:data-point chart:repeated="22"/>
          </chart:series>
          <chart:series chart:style-name="ch11" chart:values-cell-range-address="'normal success rate'.X38:'normal success rate'.X59" chart:label-cell-address="'normal success rate'.X37:'normal success rate'.X37" chart:class="chart:bar">
            <chart:data-point chart:repeated="22"/>
          </chart:series>
          <chart:series chart:style-name="ch12" chart:values-cell-range-address="'normal success rate'.Y38:'normal success rate'.Y59" chart:label-cell-address="'normal success rate'.Y37:'normal success rate'.Y37" chart:class="chart:bar">
            <chart:data-point chart:repeated="22"/>
          </chart:series>
          <chart:series chart:style-name="ch13" chart:values-cell-range-address="'normal success rate'.Z38:'normal success rate'.Z59" chart:label-cell-address="'normal success rate'.Z37:'normal success rate'.Z37" chart:class="chart:bar">
            <chart:data-point chart:repeated="22"/>
          </chart:series>
          <chart:series chart:style-name="ch14" chart:values-cell-range-address="'normal success rate'.AA38:'normal success rate'.AA59" chart:label-cell-address="'normal success rate'.AA37:'normal success rate'.AA37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'normal success rate'.W37:'normal success rate'.W37</svg:desc>
                </draw:g>
              </table:table-cell>
              <table:table-cell office:value-type="string">
                <text:p>f2</text:p>
                <draw:g>
                  <svg:desc>'normal success rate'.X37:'normal success rate'.X37</svg:desc>
                </draw:g>
              </table:table-cell>
              <table:table-cell office:value-type="string">
                <text:p>f3</text:p>
                <draw:g>
                  <svg:desc>'normal success rate'.Y37:'normal success rate'.Y37</svg:desc>
                </draw:g>
              </table:table-cell>
              <table:table-cell office:value-type="string">
                <text:p>f4</text:p>
                <draw:g>
                  <svg:desc>'normal success rate'.Z37:'normal success rate'.Z37</svg:desc>
                </draw:g>
              </table:table-cell>
              <table:table-cell office:value-type="string">
                <text:p>f5</text:p>
                <draw:g>
                  <svg:desc>'normal success rate'.AA37:'normal success rate'.AA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DECK</text:p>
                <draw:g>
                  <svg:desc>'normal success rate'.V38:'normal success rate'.V59</svg:desc>
                </draw:g>
              </table:table-cell>
              <table:table-cell office:value-type="float" office:value="37.5">
                <text:p>37.5</text:p>
                <draw:g>
                  <svg:desc>'normal success rate'.W38:'normal success rate'.W59</svg:desc>
                </draw:g>
              </table:table-cell>
              <table:table-cell office:value-type="float" office:value="21.4285714286">
                <text:p>21.4285714286</text:p>
                <draw:g>
                  <svg:desc>'normal success rate'.X38:'normal success rate'.X59</svg:desc>
                </draw:g>
              </table:table-cell>
              <table:table-cell office:value-type="float" office:value="18.6440677966">
                <text:p>18.6440677966</text:p>
                <draw:g>
                  <svg:desc>'normal success rate'.Y38:'normal success rate'.Y59</svg:desc>
                </draw:g>
              </table:table-cell>
              <table:table-cell office:value-type="float" office:value="0">
                <text:p>0</text:p>
                <draw:g>
                  <svg:desc>'normal success rate'.Z38:'normal success rate'.Z59</svg:desc>
                </draw:g>
              </table:table-cell>
              <table:table-cell office:value-type="float" office:value="0">
                <text:p>0</text:p>
                <draw:g>
                  <svg:desc>'normal success rate'.AA38:'normal success rate'.AA59</svg:desc>
                </draw:g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41.6666666667">
                <text:p>41.6666666667</text:p>
              </table:table-cell>
              <table:table-cell office:value-type="float" office:value="25">
                <text:p>25</text:p>
              </table:table-cell>
              <table:table-cell office:value-type="float" office:value="10.1694915254">
                <text:p>10.1694915254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41.6666666667">
                <text:p>41.6666666667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25">
                <text:p>25</text:p>
              </table:table-cell>
              <table:table-cell office:value-type="float" office:value="19.6428571429">
                <text:p>19.6428571429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3.2142857143">
                <text:p>23.2142857143</text:p>
              </table:table-cell>
              <table:table-cell office:value-type="float" office:value="13.5593220339">
                <text:p>13.5593220339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11.8644067797">
                <text:p>11.8644067797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10.1694915254">
                <text:p>10.1694915254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18.1818181818">
                <text:p>18.1818181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45.8333333333">
                <text:p>45.8333333333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25.4237288136">
                <text:p>25.4237288136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41.6666666667">
                <text:p>41.6666666667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8.813559322">
                <text:p>28.813559322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45.8333333333">
                <text:p>45.8333333333</text:p>
              </table:table-cell>
              <table:table-cell office:value-type="float" office:value="26.7857142857">
                <text:p>26.7857142857</text:p>
              </table:table-cell>
              <table:table-cell office:value-type="float" office:value="27.1186440678">
                <text:p>27.1186440678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45.8333333333">
                <text:p>45.8333333333</text:p>
              </table:table-cell>
              <table:table-cell office:value-type="float" office:value="30.3571428571">
                <text:p>30.3571428571</text:p>
              </table:table-cell>
              <table:table-cell office:value-type="float" office:value="28.813559322">
                <text:p>28.813559322</text:p>
              </table:table-cell>
              <table:table-cell office:value-type="float" office:value="23.0769230769">
                <text:p>23.07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25">
                <text:p>25</text:p>
              </table:table-cell>
              <table:table-cell office:value-type="float" office:value="23.2142857143">
                <text:p>23.2142857143</text:p>
              </table:table-cell>
              <table:table-cell office:value-type="float" office:value="28.813559322">
                <text:p>28.813559322</text:p>
              </table:table-cell>
              <table:table-cell office:value-type="float" office:value="26.9230769231">
                <text:p>26.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45.8333333333">
                <text:p>45.8333333333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35.593220339">
                <text:p>35.593220339</text:p>
              </table:table-cell>
              <table:table-cell office:value-type="float" office:value="38.4615384615">
                <text:p>38.4615384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41.6666666667">
                <text:p>41.6666666667</text:p>
              </table:table-cell>
              <table:table-cell office:value-type="float" office:value="30.3571428571">
                <text:p>30.3571428571</text:p>
              </table:table-cell>
              <table:table-cell office:value-type="float" office:value="30.5084745763">
                <text:p>30.5084745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50">
                <text:p>50</text:p>
              </table:table-cell>
              <table:table-cell office:value-type="float" office:value="30.3571428571">
                <text:p>30.3571428571</text:p>
              </table:table-cell>
              <table:table-cell office:value-type="float" office:value="30.5084745763">
                <text:p>30.5084745763</text:p>
              </table:table-cell>
              <table:table-cell office:value-type="float" office:value="3.84615384615">
                <text:p>3.84615384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41.6666666667">
                <text:p>41.6666666667</text:p>
              </table:table-cell>
              <table:table-cell office:value-type="float" office:value="33.9285714286">
                <text:p>33.9285714286</text:p>
              </table:table-cell>
              <table:table-cell office:value-type="float" office:value="27.1186440678">
                <text:p>27.1186440678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41.6666666667">
                <text:p>41.6666666667</text:p>
              </table:table-cell>
              <table:table-cell office:value-type="float" office:value="33.9285714286">
                <text:p>33.9285714286</text:p>
              </table:table-cell>
              <table:table-cell office:value-type="float" office:value="23.7288135593">
                <text:p>23.7288135593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37.5">
                <text:p>37.5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23.7288135593">
                <text:p>23.7288135593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41.6666666667">
                <text:p>41.6666666667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8.813559322">
                <text:p>28.813559322</text:p>
              </table:table-cell>
              <table:table-cell office:value-type="float" office:value="19.2307692308">
                <text:p>19.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58.3333333333">
                <text:p>58.3333333333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30.5084745763">
                <text:p>30.5084745763</text:p>
              </table:table-cell>
              <table:table-cell office:value-type="float" office:value="26.9230769231">
                <text:p>26.92307692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88cm" svg:y="0.316cm" chart:style-name="ch2">
          <text:p>Left :Ftdock; Center: Zdock; Right:Sdock</text:p>
        </chart:title>
        <chart:legend svg:x="2.693cm" svg:y="1.095cm" style:legend-expansion="custom" chartooo:width="10.722cm" chartooo:height="0.539cm" style:legend-expansion-aspect-ratio="19.8923933209647" chart:style-name="ch3"/>
        <chart:plot-area chart:style-name="ch4" table:cell-range-address="'normal success rate'.G70:'normal success rate'.J91 'normal success rate'.H69:'normal success rate'.J69" chart:data-source-has-labels="both" svg:x="1.328cm" svg:y="1.635cm" svg:width="14.255cm" svg:height="6.202cm">
          <chartooo:coordinate-region svg:x="1.949cm" svg:y="1.834cm" svg:width="13.634cm" svg:height="3.874cm"/>
          <chart:axis chart:dimension="x" chart:name="primary-x" chart:style-name="ch5" chartooo:axis-type="auto">
            <chartooo:date-scale/>
            <chart:title svg:x="7.101cm" svg:y="8.017cm" chart:style-name="ch6">
              <text:p>Scoring functions </text:p>
            </chart:title>
            <chart:categories table:cell-range-address="'normal success rate'.G70:'normal success rate'.G91"/>
          </chart:axis>
          <chart:axis chart:dimension="y" chart:name="primary-y" chart:style-name="ch7">
            <chart:title svg:x="0.451cm" svg:y="5.88cm" chart:style-name="ch8">
              <text:p>Success rate percentage</text:p>
            </chart:title>
            <chart:grid chart:style-name="ch9" chart:class="major"/>
          </chart:axis>
          <chart:series chart:style-name="ch10" chart:values-cell-range-address="'normal success rate'.H70:'normal success rate'.H91" chart:label-cell-address="'normal success rate'.H69:'normal success rate'.H69" chart:class="chart:bar">
            <chart:data-point chart:repeated="22"/>
          </chart:series>
          <chart:series chart:style-name="ch11" chart:values-cell-range-address="'normal success rate'.I70:'normal success rate'.I91" chart:label-cell-address="'normal success rate'.I69:'normal success rate'.I69" chart:class="chart:bar">
            <chart:data-point chart:repeated="22"/>
          </chart:series>
          <chart:series chart:style-name="ch12" chart:values-cell-range-address="'normal success rate'.J70:'normal success rate'.J91" chart:label-cell-address="'normal success rate'.J69:'normal success rate'.J69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  <draw:g>
                  <svg:desc>'normal success rate'.H69:'normal success rate'.H69</svg:desc>
                </draw:g>
              </table:table-cell>
              <table:table-cell office:value-type="string">
                <text:p>Medium </text:p>
                <draw:g>
                  <svg:desc>'normal success rate'.I69:'normal success rate'.I69</svg:desc>
                </draw:g>
              </table:table-cell>
              <table:table-cell office:value-type="string">
                <text:p>Weak</text:p>
                <draw:g>
                  <svg:desc>'normal success rate'.J69:'normal success rate'.J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DECK</text:p>
                <draw:g>
                  <svg:desc>'normal success rate'.G70:'normal success rate'.G91</svg:desc>
                </draw:g>
              </table:table-cell>
              <table:table-cell office:value-type="float" office:value="35.7142857143">
                <text:p>35.7142857143</text:p>
                <draw:g>
                  <svg:desc>'normal success rate'.H70:'normal success rate'.H91</svg:desc>
                </draw:g>
              </table:table-cell>
              <table:table-cell office:value-type="float" office:value="17.0731707317">
                <text:p>17.0731707317</text:p>
                <draw:g>
                  <svg:desc>'normal success rate'.I70:'normal success rate'.I91</svg:desc>
                </draw:g>
              </table:table-cell>
              <table:table-cell office:value-type="float" office:value="10">
                <text:p>10</text:p>
                <draw:g>
                  <svg:desc>'normal success rate'.J70:'normal success rate'.J91</svg:desc>
                </draw:g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25">
                <text:p>25</text:p>
              </table:table-cell>
              <table:table-cell office:value-type="float" office:value="19.512195122">
                <text:p>19.512195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25">
                <text:p>25</text:p>
              </table:table-cell>
              <table:table-cell office:value-type="float" office:value="17.0731707317">
                <text:p>17.07317073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1.9512195122">
                <text:p>21.9512195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21.9512195122">
                <text:p>21.9512195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21.9512195122">
                <text:p>21.95121951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24.3902439024">
                <text:p>24.39024390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24.3902439024">
                <text:p>24.39024390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14.6341463415">
                <text:p>14.63414634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14.6341463415">
                <text:p>14.63414634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21.9512195122">
                <text:p>21.95121951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53.5714285714">
                <text:p>53.5714285714</text:p>
              </table:table-cell>
              <table:table-cell office:value-type="float" office:value="31.7073170732">
                <text:p>31.70731707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29.2682926829">
                <text:p>29.26829268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17.0731707317">
                <text:p>17.07317073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19.512195122">
                <text:p>19.512195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21.9512195122">
                <text:p>21.9512195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24.3902439024">
                <text:p>24.39024390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26.8292682927">
                <text:p>26.82926829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6.8292682927">
                <text:p>26.82926829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53.5714285714">
                <text:p>53.5714285714</text:p>
              </table:table-cell>
              <table:table-cell office:value-type="float" office:value="26.8292682927">
                <text:p>26.8292682927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658cm" svg:height="11.751cm" xlink:href=".." xlink:type="simple" chart:class="chart:bar" chart:style-name="ch1">
        <chart:title svg:x="4.684cm" svg:y="0.371cm" chart:style-name="ch2">
          <text:p>Left: Ftdock; Center: Zdock ; Rigth: Sdock</text:p>
        </chart:title>
        <chart:legend svg:x="6.824cm" svg:y="0.944cm" style:legend-expansion="custom" chartooo:width="4.629cm" chartooo:height="0.625cm" style:legend-expansion-aspect-ratio="7.4064" chart:style-name="ch3"/>
        <chart:plot-area chart:style-name="ch4" table:cell-range-address="'normal success rate'.F101:'normal success rate'.I122 'normal success rate'.G100:'normal success rate'.I100" chart:data-source-has-labels="both" svg:x="1.226cm" svg:y="1.601cm" svg:width="16.071cm" svg:height="9.479cm">
          <chartooo:coordinate-region svg:x="1.847cm" svg:y="1.8cm" svg:width="15.45cm" svg:height="7.151cm"/>
          <chart:axis chart:dimension="x" chart:name="primary-x" chart:style-name="ch5" chartooo:axis-type="auto">
            <chartooo:date-scale/>
            <chart:title svg:x="7.558cm" svg:y="11.047cm" chart:style-name="ch6">
              <text:p>Scoring functions </text:p>
            </chart:title>
            <chart:categories table:cell-range-address="'normal success rate'.F101:'normal success rate'.F122"/>
          </chart:axis>
          <chart:axis chart:dimension="y" chart:name="primary-y" chart:style-name="ch7">
            <chart:title svg:x="0.169cm" svg:y="8.718cm" chart:style-name="ch8">
              <text:p>Success rate percentage</text:p>
            </chart:title>
            <chart:grid chart:style-name="ch9" chart:class="major"/>
          </chart:axis>
          <chart:series chart:style-name="ch10" chart:values-cell-range-address="'normal success rate'.G101:'normal success rate'.G122" chart:label-cell-address="'normal success rate'.G100:'normal success rate'.G100" chart:class="chart:bar">
            <chart:data-point chart:repeated="22"/>
          </chart:series>
          <chart:series chart:style-name="ch11" chart:values-cell-range-address="'normal success rate'.H101:'normal success rate'.H122" chart:label-cell-address="'normal success rate'.H100:'normal success rate'.H100" chart:class="chart:bar">
            <chart:data-point chart:repeated="22"/>
          </chart:series>
          <chart:series chart:style-name="ch12" chart:values-cell-range-address="'normal success rate'.I101:'normal success rate'.I122" chart:label-cell-address="'normal success rate'.I100:'normal success rate'.I100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'normal success rate'.G100:'normal success rate'.G100</svg:desc>
                </draw:g>
              </table:table-cell>
              <table:table-cell office:value-type="string">
                <text:p>Top10</text:p>
                <draw:g>
                  <svg:desc>'normal success rate'.H100:'normal success rate'.H100</svg:desc>
                </draw:g>
              </table:table-cell>
              <table:table-cell office:value-type="string">
                <text:p>Top100</text:p>
                <draw:g>
                  <svg:desc>'normal success rate'.I100:'normal success rate'.I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HLPL</text:p>
                <draw:g>
                  <svg:desc>'normal success rate'.F101:'normal success rate'.F122</svg:desc>
                </draw:g>
              </table:table-cell>
              <table:table-cell office:value-type="float" office:value="7.38636363636">
                <text:p>7.38636363636</text:p>
                <draw:g>
                  <svg:desc>'normal success rate'.G101:'normal success rate'.G122</svg:desc>
                </draw:g>
              </table:table-cell>
              <table:table-cell office:value-type="float" office:value="16.4772727273">
                <text:p>16.4772727273</text:p>
                <draw:g>
                  <svg:desc>'normal success rate'.H101:'normal success rate'.H122</svg:desc>
                </draw:g>
              </table:table-cell>
              <table:table-cell office:value-type="float" office:value="39.7727272727">
                <text:p>39.7727272727</text:p>
                <draw:g>
                  <svg:desc>'normal success rate'.I101:'normal success rate'.I122</svg:desc>
                </draw:g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6.25">
                <text:p>6.25</text:p>
              </table:table-cell>
              <table:table-cell office:value-type="float" office:value="17.6136363636">
                <text:p>17.6136363636</text:p>
              </table:table-cell>
              <table:table-cell office:value-type="float" office:value="36.9318181818">
                <text:p>36.9318181818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.27272727273">
                <text:p>2.27272727273</text:p>
              </table:table-cell>
              <table:table-cell office:value-type="float" office:value="17.6136363636">
                <text:p>17.6136363636</text:p>
              </table:table-cell>
              <table:table-cell office:value-type="float" office:value="41.4772727273">
                <text:p>41.4772727273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10.2272727273">
                <text:p>10.2272727273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35.2272727273">
                <text:p>35.2272727273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0.3409090909">
                <text:p>40.3409090909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2.6136363636">
                <text:p>42.6136363636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19.8863636364">
                <text:p>19.8863636364</text:p>
              </table:table-cell>
              <table:table-cell office:value-type="float" office:value="39.7727272727">
                <text:p>39.772727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5">
                <text:p>25</text:p>
              </table:table-cell>
              <table:table-cell office:value-type="float" office:value="51.1363636364">
                <text:p>51.1363636364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12.5">
                <text:p>12.5</text:p>
              </table:table-cell>
              <table:table-cell office:value-type="float" office:value="26.1363636364">
                <text:p>26.1363636364</text:p>
              </table:table-cell>
              <table:table-cell office:value-type="float" office:value="47.1590909091">
                <text:p>47.1590909091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6.25">
                <text:p>6.25</text:p>
              </table:table-cell>
              <table:table-cell office:value-type="float" office:value="26.7045454545">
                <text:p>26.7045454545</text:p>
              </table:table-cell>
              <table:table-cell office:value-type="float" office:value="55.1136363636">
                <text:p>55.1136363636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2.2727272727">
                <text:p>52.2727272727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6.25">
                <text:p>6.25</text:p>
              </table:table-cell>
              <table:table-cell office:value-type="float" office:value="29.5454545455">
                <text:p>29.5454545455</text:p>
              </table:table-cell>
              <table:table-cell office:value-type="float" office:value="55.6818181818">
                <text:p>55.6818181818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15.3409090909">
                <text:p>15.3409090909</text:p>
              </table:table-cell>
              <table:table-cell office:value-type="float" office:value="34.0909090909">
                <text:p>34.0909090909</text:p>
              </table:table-cell>
              <table:table-cell office:value-type="float" office:value="58.5227272727">
                <text:p>58.522727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12.5">
                <text:p>12.5</text:p>
              </table:table-cell>
              <table:table-cell office:value-type="float" office:value="26.1363636364">
                <text:p>26.1363636364</text:p>
              </table:table-cell>
              <table:table-cell office:value-type="float" office:value="49.4318181818">
                <text:p>49.4318181818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26.1363636364">
                <text:p>26.1363636364</text:p>
              </table:table-cell>
              <table:table-cell office:value-type="float" office:value="51.1363636364">
                <text:p>51.1363636364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7.38636363636">
                <text:p>7.38636363636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48.8636363636">
                <text:p>48.8636363636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10.2272727273">
                <text:p>10.2272727273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0.5681818182">
                <text:p>50.5681818182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3.4090909091">
                <text:p>53.4090909091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11.3636363636">
                <text:p>11.3636363636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8.5227272727">
                <text:p>58.5227272727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15.3409090909">
                <text:p>15.3409090909</text:p>
              </table:table-cell>
              <table:table-cell office:value-type="float" office:value="35.2272727273">
                <text:p>35.2272727273</text:p>
              </table:table-cell>
              <table:table-cell office:value-type="float" office:value="55.1136363636">
                <text:p>55.113636363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96cm" xlink:href=".." xlink:type="simple" chart:class="chart:bar" chart:style-name="ch1">
        <chart:legend chart:legend-position="end" svg:x="13.93cm" svg:y="3.701cm" style:legend-expansion="high" chart:style-name="ch2"/>
        <chart:plot-area chart:style-name="ch3" table:cell-range-address="'normal success rate'.R70:'normal success rate'.U91 'normal success rate'.S69:'normal success rate'.U69" chart:data-source-has-labels="both" svg:x="1.331cm" svg:y="0.179cm" svg:width="12.279cm" svg:height="8.638cm">
          <chartooo:coordinate-region svg:x="1.952cm" svg:y="0.378cm" svg:width="11.658cm" svg:height="6.31cm"/>
          <chart:axis chart:dimension="x" chart:name="primary-x" chart:style-name="ch4" chartooo:axis-type="auto">
            <chartooo:date-scale/>
            <chart:categories table:cell-range-address="'normal success rate'.R70:'normal success rate'.R91"/>
          </chart:axis>
          <chart:axis chart:dimension="y" chart:name="primary-y" chart:style-name="ch5">
            <chart:title svg:x="0.394cm" svg:y="5.106cm" chart:style-name="ch6">
              <text:p>Success rate percentage</text:p>
            </chart:title>
          </chart:axis>
          <chart:series chart:style-name="ch7" chart:values-cell-range-address="'normal success rate'.S70:'normal success rate'.S91" chart:label-cell-address="'normal success rate'.S69:'normal success rate'.S69" chart:class="chart:bar">
            <chart:data-point chart:repeated="22"/>
          </chart:series>
          <chart:series chart:style-name="ch8" chart:values-cell-range-address="'normal success rate'.T70:'normal success rate'.T91" chart:label-cell-address="'normal success rate'.T69:'normal success rate'.T69" chart:class="chart:bar">
            <chart:data-point chart:repeated="22"/>
          </chart:series>
          <chart:series chart:style-name="ch9" chart:values-cell-range-address="'normal success rate'.U70:'normal success rate'.U91" chart:label-cell-address="'normal success rate'.U69:'normal success rate'.U69" chart:class="chart:ba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  <draw:g>
                  <svg:desc>'normal success rate'.S69:'normal success rate'.S69</svg:desc>
                </draw:g>
              </table:table-cell>
              <table:table-cell office:value-type="string">
                <text:p>Medium </text:p>
                <draw:g>
                  <svg:desc>'normal success rate'.T69:'normal success rate'.T69</svg:desc>
                </draw:g>
              </table:table-cell>
              <table:table-cell office:value-type="string">
                <text:p>Weak</text:p>
                <draw:g>
                  <svg:desc>'normal success rate'.U69:'normal success rate'.U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HLPL</text:p>
                <draw:g>
                  <svg:desc>'normal success rate'.R70:'normal success rate'.R91</svg:desc>
                </draw:g>
              </table:table-cell>
              <table:table-cell office:value-type="float" office:value="25">
                <text:p>25</text:p>
                <draw:g>
                  <svg:desc>'normal success rate'.S70:'normal success rate'.S91</svg:desc>
                </draw:g>
              </table:table-cell>
              <table:table-cell office:value-type="float" office:value="19.512195122">
                <text:p>19.512195122</text:p>
                <draw:g>
                  <svg:desc>'normal success rate'.T70:'normal success rate'.T91</svg:desc>
                </draw:g>
              </table:table-cell>
              <table:table-cell office:value-type="float" office:value="10">
                <text:p>10</text:p>
                <draw:g>
                  <svg:desc>'normal success rate'.U70:'normal success rate'.U91</svg:desc>
                </draw:g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25">
                <text:p>25</text:p>
              </table:table-cell>
              <table:table-cell office:value-type="float" office:value="17.0731707317">
                <text:p>17.07317073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1.9512195122">
                <text:p>21.9512195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17.0731707317">
                <text:p>17.07317073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21.9512195122">
                <text:p>21.9512195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24.3902439024">
                <text:p>24.39024390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21.9512195122">
                <text:p>21.95121951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14.6341463415">
                <text:p>14.63414634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21.9512195122">
                <text:p>21.95121951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14.6341463415">
                <text:p>14.63414634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24.3902439024">
                <text:p>24.39024390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29.2682926829">
                <text:p>29.26829268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53.5714285714">
                <text:p>53.5714285714</text:p>
              </table:table-cell>
              <table:table-cell office:value-type="float" office:value="31.7073170732">
                <text:p>31.70731707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21.9512195122">
                <text:p>21.9512195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17.0731707317">
                <text:p>17.07317073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26.8292682927">
                <text:p>26.82926829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19.512195122">
                <text:p>19.512195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6.8292682927">
                <text:p>26.82926829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24.3902439024">
                <text:p>24.39024390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53.5714285714">
                <text:p>53.5714285714</text:p>
              </table:table-cell>
              <table:table-cell office:value-type="float" office:value="26.8292682927">
                <text:p>26.8292682927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98cm" svg:y="3.205cm" style:legend-expansion="high" chart:style-name="ch2"/>
        <chart:plot-area chart:style-name="ch3" table:cell-range-address="'normal success rate'.AS36:'normal success rate'.AX57 'normal success rate'.AT35:'normal success rate'.AX35" chart:data-source-has-labels="both" svg:x="1.331cm" svg:y="0.18cm" svg:width="13.329cm" svg:height="8.64cm">
          <chartooo:coordinate-region svg:x="1.952cm" svg:y="0.379cm" svg:width="12.708cm" svg:height="6.312cm"/>
          <chart:axis chart:dimension="x" chart:name="primary-x" chart:style-name="ch4" chartooo:axis-type="auto">
            <chartooo:date-scale/>
            <chart:categories table:cell-range-address="'normal success rate'.AS36:'normal success rate'.AS57"/>
          </chart:axis>
          <chart:axis chart:dimension="y" chart:name="primary-y" chart:style-name="ch5">
            <chart:title svg:x="0.451cm" svg:y="6.37cm" chart:style-name="ch6">
              <text:p>Success rate percentage</text:p>
            </chart:title>
          </chart:axis>
          <chart:series chart:style-name="ch7" chart:values-cell-range-address="'normal success rate'.AT36:'normal success rate'.AT57" chart:label-cell-address="'normal success rate'.AT35:'normal success rate'.AT35" chart:class="chart:bar">
            <chart:data-point chart:repeated="22"/>
          </chart:series>
          <chart:series chart:style-name="ch8" chart:values-cell-range-address="'normal success rate'.AU36:'normal success rate'.AU57" chart:label-cell-address="'normal success rate'.AU35:'normal success rate'.AU35" chart:class="chart:bar">
            <chart:data-point chart:repeated="22"/>
          </chart:series>
          <chart:series chart:style-name="ch9" chart:values-cell-range-address="'normal success rate'.AV36:'normal success rate'.AV57" chart:label-cell-address="'normal success rate'.AV35:'normal success rate'.AV35" chart:class="chart:bar">
            <chart:data-point chart:repeated="22"/>
          </chart:series>
          <chart:series chart:style-name="ch10" chart:values-cell-range-address="'normal success rate'.AW36:'normal success rate'.AW57" chart:label-cell-address="'normal success rate'.AW35:'normal success rate'.AW35" chart:class="chart:bar">
            <chart:data-point chart:repeated="22"/>
          </chart:series>
          <chart:series chart:style-name="ch11" chart:values-cell-range-address="'normal success rate'.AX36:'normal success rate'.AX57" chart:label-cell-address="'normal success rate'.AX35:'normal success rate'.AX35" chart:class="chart:ba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'normal success rate'.AT35:'normal success rate'.AT35</svg:desc>
                </draw:g>
              </table:table-cell>
              <table:table-cell office:value-type="string">
                <text:p>f2</text:p>
                <draw:g>
                  <svg:desc>'normal success rate'.AU35:'normal success rate'.AU35</svg:desc>
                </draw:g>
              </table:table-cell>
              <table:table-cell office:value-type="string">
                <text:p>f3</text:p>
                <draw:g>
                  <svg:desc>'normal success rate'.AV35:'normal success rate'.AV35</svg:desc>
                </draw:g>
              </table:table-cell>
              <table:table-cell office:value-type="string">
                <text:p>f4</text:p>
                <draw:g>
                  <svg:desc>'normal success rate'.AW35:'normal success rate'.AW35</svg:desc>
                </draw:g>
              </table:table-cell>
              <table:table-cell office:value-type="string">
                <text:p>f5</text:p>
                <draw:g>
                  <svg:desc>'normal success rate'.AX35:'normal success rate'.AX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HLPL</text:p>
                <draw:g>
                  <svg:desc>'normal success rate'.AS36:'normal success rate'.AS57</svg:desc>
                </draw:g>
              </table:table-cell>
              <table:table-cell office:value-type="float" office:value="33.3333333333">
                <text:p>33.3333333333</text:p>
                <draw:g>
                  <svg:desc>'normal success rate'.AT36:'normal success rate'.AT57</svg:desc>
                </draw:g>
              </table:table-cell>
              <table:table-cell office:value-type="float" office:value="17.8571428571">
                <text:p>17.8571428571</text:p>
                <draw:g>
                  <svg:desc>'normal success rate'.AU36:'normal success rate'.AU57</svg:desc>
                </draw:g>
              </table:table-cell>
              <table:table-cell office:value-type="float" office:value="11.8644067797">
                <text:p>11.8644067797</text:p>
                <draw:g>
                  <svg:desc>'normal success rate'.AV36:'normal success rate'.AV57</svg:desc>
                </draw:g>
              </table:table-cell>
              <table:table-cell office:value-type="float" office:value="11.5384615385">
                <text:p>11.5384615385</text:p>
                <draw:g>
                  <svg:desc>'normal success rate'.AW36:'normal success rate'.AW57</svg:desc>
                </draw:g>
              </table:table-cell>
              <table:table-cell office:value-type="float" office:value="9.09090909091">
                <text:p>9.09090909091</text:p>
                <draw:g>
                  <svg:desc>'normal success rate'.AX36:'normal success rate'.AX57</svg:desc>
                </draw:g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25">
                <text:p>25</text:p>
              </table:table-cell>
              <table:table-cell office:value-type="float" office:value="19.6428571429">
                <text:p>19.6428571429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10.1694915254">
                <text:p>10.1694915254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18.1818181818">
                <text:p>18.1818181818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37.5">
                <text:p>37.5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41.6666666667">
                <text:p>41.6666666667</text:p>
              </table:table-cell>
              <table:table-cell office:value-type="float" office:value="25">
                <text:p>25</text:p>
              </table:table-cell>
              <table:table-cell office:value-type="float" office:value="10.1694915254">
                <text:p>10.1694915254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3.2142857143">
                <text:p>23.2142857143</text:p>
              </table:table-cell>
              <table:table-cell office:value-type="float" office:value="13.5593220339">
                <text:p>13.5593220339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41.6666666667">
                <text:p>41.6666666667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25">
                <text:p>25</text:p>
              </table:table-cell>
              <table:table-cell office:value-type="float" office:value="23.2142857143">
                <text:p>23.2142857143</text:p>
              </table:table-cell>
              <table:table-cell office:value-type="float" office:value="28.813559322">
                <text:p>28.813559322</text:p>
              </table:table-cell>
              <table:table-cell office:value-type="float" office:value="26.9230769231">
                <text:p>26.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45.8333333333">
                <text:p>45.8333333333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25.4237288136">
                <text:p>25.4237288136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45.8333333333">
                <text:p>45.8333333333</text:p>
              </table:table-cell>
              <table:table-cell office:value-type="float" office:value="26.7857142857">
                <text:p>26.7857142857</text:p>
              </table:table-cell>
              <table:table-cell office:value-type="float" office:value="27.1186440678">
                <text:p>27.1186440678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41.6666666667">
                <text:p>41.6666666667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8.813559322">
                <text:p>28.813559322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45.8333333333">
                <text:p>45.8333333333</text:p>
              </table:table-cell>
              <table:table-cell office:value-type="float" office:value="30.3571428571">
                <text:p>30.3571428571</text:p>
              </table:table-cell>
              <table:table-cell office:value-type="float" office:value="28.813559322">
                <text:p>28.813559322</text:p>
              </table:table-cell>
              <table:table-cell office:value-type="float" office:value="23.0769230769">
                <text:p>23.07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45.8333333333">
                <text:p>45.8333333333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35.593220339">
                <text:p>35.593220339</text:p>
              </table:table-cell>
              <table:table-cell office:value-type="float" office:value="38.4615384615">
                <text:p>38.4615384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41.6666666667">
                <text:p>41.6666666667</text:p>
              </table:table-cell>
              <table:table-cell office:value-type="float" office:value="30.3571428571">
                <text:p>30.3571428571</text:p>
              </table:table-cell>
              <table:table-cell office:value-type="float" office:value="30.5084745763">
                <text:p>30.5084745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37.5">
                <text:p>37.5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23.7288135593">
                <text:p>23.7288135593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41.6666666667">
                <text:p>41.6666666667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8.813559322">
                <text:p>28.813559322</text:p>
              </table:table-cell>
              <table:table-cell office:value-type="float" office:value="19.2307692308">
                <text:p>19.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41.6666666667">
                <text:p>41.6666666667</text:p>
              </table:table-cell>
              <table:table-cell office:value-type="float" office:value="33.9285714286">
                <text:p>33.9285714286</text:p>
              </table:table-cell>
              <table:table-cell office:value-type="float" office:value="23.7288135593">
                <text:p>23.7288135593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50">
                <text:p>50</text:p>
              </table:table-cell>
              <table:table-cell office:value-type="float" office:value="30.3571428571">
                <text:p>30.3571428571</text:p>
              </table:table-cell>
              <table:table-cell office:value-type="float" office:value="30.5084745763">
                <text:p>30.5084745763</text:p>
              </table:table-cell>
              <table:table-cell office:value-type="float" office:value="3.84615384615">
                <text:p>3.84615384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41.6666666667">
                <text:p>41.6666666667</text:p>
              </table:table-cell>
              <table:table-cell office:value-type="float" office:value="33.9285714286">
                <text:p>33.9285714286</text:p>
              </table:table-cell>
              <table:table-cell office:value-type="float" office:value="27.1186440678">
                <text:p>27.1186440678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58.3333333333">
                <text:p>58.3333333333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30.5084745763">
                <text:p>30.5084745763</text:p>
              </table:table-cell>
              <table:table-cell office:value-type="float" office:value="26.9230769231">
                <text:p>26.92307692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707cm" svg:height="18.773cm" xlink:href=".." xlink:type="simple" chart:class="chart:bar" chart:style-name="ch1">
        <chart:title svg:x="11.918cm" svg:y="0.511cm" chart:style-name="ch2">
          <text:p>Succes Rate Top10</text:p>
        </chart:title>
        <chart:subtitle svg:x="10.802cm" svg:y="2.559cm" chart:style-name="ch3">
          <text:p>BM4 Affinity - right - no filter ; left top500</text:p>
        </chart:subtitle>
        <chart:legend chart:legend-position="end" svg:x="25.259cm" svg:y="7.593cm" style:legend-expansion="high" chart:style-name="ch4"/>
        <chart:plot-area chart:style-name="ch5" table:cell-range-address="'top 500'.A58:'top 500'.H64 'top 500'.B57:'top 500'.H57" chart:data-source-has-labels="both" svg:x="0.554cm" svg:y="2.723cm" svg:width="24.151cm" svg:height="15.675cm">
          <chartooo:coordinate-region svg:x="1.281cm" svg:y="2.923cm" svg:width="23.424cm" svg:height="14.828cm"/>
          <chart:axis chart:dimension="x" chart:name="primary-x" chart:style-name="ch6" chartooo:axis-type="auto">
            <chartooo:date-scale/>
            <chart:categories table:cell-range-address="'top 500'.A58:'top 500'.A6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op 500'.B58:'top 500'.B64" chart:label-cell-address="'top 500'.B57:'top 500'.B57" chart:class="chart:bar">
            <chart:data-point chart:repeated="7"/>
          </chart:series>
          <chart:series chart:style-name="ch10" chart:values-cell-range-address="'top 500'.C58:'top 500'.C64" chart:label-cell-address="'top 500'.C57:'top 500'.C57" chart:class="chart:bar">
            <chart:data-point chart:repeated="7"/>
          </chart:series>
          <chart:series chart:style-name="ch11" chart:values-cell-range-address="'top 500'.D58:'top 500'.D64" chart:label-cell-address="'top 500'.D57:'top 500'.D57" chart:class="chart:bar">
            <chart:data-point chart:repeated="7"/>
          </chart:series>
          <chart:series chart:style-name="ch12" chart:values-cell-range-address="'top 500'.E58:'top 500'.E64" chart:label-cell-address="'top 500'.E57:'top 500'.E57" chart:class="chart:bar">
            <chart:data-point chart:repeated="7"/>
          </chart:series>
          <chart:series chart:style-name="ch13" chart:values-cell-range-address="'top 500'.F58:'top 500'.F64" chart:label-cell-address="'top 500'.F57:'top 500'.F57" chart:class="chart:bar">
            <chart:data-point chart:repeated="7"/>
          </chart:series>
          <chart:series chart:style-name="ch14" chart:values-cell-range-address="'top 500'.G58:'top 500'.G64" chart:label-cell-address="'top 500'.G57:'top 500'.G57" chart:class="chart:bar">
            <chart:data-point chart:repeated="7"/>
          </chart:series>
          <chart:series chart:style-name="ch15" chart:values-cell-range-address="'top 500'.H58:'top 500'.H64" chart:label-cell-address="'top 500'.H57:'top 500'.H57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  <draw:g>
                  <svg:desc>'top 500'.B57:'top 500'.B57</svg:desc>
                </draw:g>
              </table:table-cell>
              <table:table-cell office:value-type="string">
                <text:p>Medium</text:p>
                <draw:g>
                  <svg:desc>'top 500'.C57:'top 500'.C57</svg:desc>
                </draw:g>
              </table:table-cell>
              <table:table-cell office:value-type="string">
                <text:p>Weak</text:p>
                <draw:g>
                  <svg:desc>'top 500'.D57:'top 500'.D57</svg:desc>
                </draw:g>
              </table:table-cell>
              <table:table-cell office:value-type="string">
                <text:p/>
                <draw:g>
                  <svg:desc>'top 500'.E57:'top 500'.E57</svg:desc>
                </draw:g>
              </table:table-cell>
              <table:table-cell office:value-type="string">
                <text:p>Strong *</text:p>
                <draw:g>
                  <svg:desc>'top 500'.F57:'top 500'.F57</svg:desc>
                </draw:g>
              </table:table-cell>
              <table:table-cell office:value-type="string">
                <text:p>Medium *</text:p>
                <draw:g>
                  <svg:desc>'top 500'.G57:'top 500'.G57</svg:desc>
                </draw:g>
              </table:table-cell>
              <table:table-cell office:value-type="string">
                <text:p>Weak*</text:p>
                <draw:g>
                  <svg:desc>'top 500'.H57:'top 500'.H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HLPL</text:p>
                <draw:g>
                  <svg:desc>'top 500'.A58:'top 500'.A64</svg:desc>
                </draw:g>
              </table:table-cell>
              <table:table-cell office:value-type="float" office:value="0.392857142857">
                <text:p>0.392857142857</text:p>
                <draw:g>
                  <svg:desc>'top 500'.B58:'top 500'.B64</svg:desc>
                </draw:g>
              </table:table-cell>
              <table:table-cell office:value-type="float" office:value="0.146341463415">
                <text:p>0.146341463415</text:p>
                <draw:g>
                  <svg:desc>'top 500'.C58:'top 500'.C64</svg:desc>
                </draw:g>
              </table:table-cell>
              <table:table-cell office:value-type="float" office:value="0.2">
                <text:p>0.2</text:p>
                <draw:g>
                  <svg:desc>'top 500'.D58:'top 500'.D64</svg:desc>
                </draw:g>
              </table:table-cell>
              <table:table-cell office:value-type="float" office:value="NaN">
                <text:p>NaN</text:p>
                <draw:g>
                  <svg:desc>'top 500'.E58:'top 500'.E64</svg:desc>
                </draw:g>
              </table:table-cell>
              <table:table-cell office:value-type="float" office:value="0.428571428571">
                <text:p>0.428571428571</text:p>
                <draw:g>
                  <svg:desc>'top 500'.F58:'top 500'.F64</svg:desc>
                </draw:g>
              </table:table-cell>
              <table:table-cell office:value-type="float" office:value="0.219512195122">
                <text:p>0.219512195122</text:p>
                <draw:g>
                  <svg:desc>'top 500'.G58:'top 500'.G64</svg:desc>
                </draw:g>
              </table:table-cell>
              <table:table-cell office:value-type="float" office:value="0.25">
                <text:p>0.25</text:p>
                <draw:g>
                  <svg:desc>'top 500'.H58:'top 500'.H64</svg:desc>
                </draw:g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321428571429">
                <text:p>0.321428571429</text:p>
              </table:table-cell>
              <table:table-cell office:value-type="float" office:value="0.146341463415">
                <text:p>0.14634146341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243902439024">
                <text:p>0.2439024390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zdock3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243902439024">
                <text:p>0.243902439024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464285714286">
                <text:p>0.464285714286</text:p>
              </table:table-cell>
              <table:table-cell office:value-type="float" office:value="0.268292682927">
                <text:p>0.2682926829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392857142857">
                <text:p>0.392857142857</text:p>
              </table:table-cell>
              <table:table-cell office:value-type="float" office:value="0.292682926829">
                <text:p>0.292682926829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92857142857">
                <text:p>0.392857142857</text:p>
              </table:table-cell>
              <table:table-cell office:value-type="float" office:value="0.317073170732">
                <text:p>0.3170731707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535714285714">
                <text:p>0.535714285714</text:p>
              </table:table-cell>
              <table:table-cell office:value-type="float" office:value="0.317073170732">
                <text:p>0.31707317073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268292682927">
                <text:p>0.26829268292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341463414634">
                <text:p>0.34146341463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107142857143">
                <text:p>0.107142857143</text:p>
              </table:table-cell>
              <table:table-cell office:value-type="float" office:value="0.121951219512">
                <text:p>0.121951219512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284cm" svg:height="18.219cm" xlink:href=".." xlink:type="simple" chart:class="chart:bar" chart:style-name="ch1">
        <chart:title svg:x="12.561cm" svg:y="0.5cm" chart:style-name="ch2">
          <text:p>Succes rate SDOCK</text:p>
        </chart:title>
        <chart:subtitle svg:x="11.913cm" svg:y="1.643cm" chart:style-name="ch3">
          <text:p>BM4 : right no filter ; left Top500</text:p>
        </chart:subtitle>
        <chart:legend chart:legend-position="end" svg:x="26.836cm" svg:y="7.316cm" style:legend-expansion="high" chart:style-name="ch4"/>
        <chart:plot-area chart:style-name="ch5" table:cell-range-address="'top 500'.A92:'top 500'.H99 'top 500'.B91:'top 500'.H91" chart:data-source-has-labels="both" svg:x="0.585cm" svg:y="2.69cm" svg:width="25.666cm" svg:height="15.165cm">
          <chartooo:coordinate-region svg:x="1.312cm" svg:y="2.89cm" svg:width="24.939cm" svg:height="14.318cm"/>
          <chart:axis chart:dimension="x" chart:name="primary-x" chart:style-name="ch6" chartooo:axis-type="auto">
            <chartooo:date-scale/>
            <chart:categories table:cell-range-address="'top 500'.A92:'top 500'.A9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op 500'.B92:'top 500'.B99" chart:label-cell-address="'top 500'.B91:'top 500'.B91" chart:class="chart:bar">
            <chart:data-point chart:repeated="8"/>
          </chart:series>
          <chart:series chart:style-name="ch10" chart:values-cell-range-address="'top 500'.C92:'top 500'.C99" chart:label-cell-address="'top 500'.C91:'top 500'.C91" chart:class="chart:bar">
            <chart:data-point chart:repeated="8"/>
          </chart:series>
          <chart:series chart:style-name="ch11" chart:values-cell-range-address="'top 500'.D92:'top 500'.D99" chart:label-cell-address="'top 500'.D91:'top 500'.D91" chart:class="chart:bar">
            <chart:data-point chart:repeated="8"/>
          </chart:series>
          <chart:series chart:style-name="ch12" chart:values-cell-range-address="'top 500'.E92:'top 500'.E99" chart:label-cell-address="'top 500'.E91:'top 500'.E91" chart:class="chart:bar">
            <chart:data-point chart:repeated="8"/>
          </chart:series>
          <chart:series chart:style-name="ch13" chart:values-cell-range-address="'top 500'.F92:'top 500'.F99" chart:label-cell-address="'top 500'.F91:'top 500'.F91" chart:class="chart:bar">
            <chart:data-point chart:repeated="8"/>
          </chart:series>
          <chart:series chart:style-name="ch14" chart:values-cell-range-address="'top 500'.G92:'top 500'.G99" chart:label-cell-address="'top 500'.G91:'top 500'.G91" chart:class="chart:bar">
            <chart:data-point chart:repeated="8"/>
          </chart:series>
          <chart:series chart:style-name="ch15" chart:values-cell-range-address="'top 500'.H92:'top 500'.H99" chart:label-cell-address="'top 500'.H91:'top 500'.H91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 </text:p>
                <draw:g>
                  <svg:desc>'top 500'.B91:'top 500'.B91</svg:desc>
                </draw:g>
              </table:table-cell>
              <table:table-cell office:value-type="string">
                <text:p>Top10</text:p>
                <draw:g>
                  <svg:desc>'top 500'.C91:'top 500'.C91</svg:desc>
                </draw:g>
              </table:table-cell>
              <table:table-cell office:value-type="string">
                <text:p>Top100</text:p>
                <draw:g>
                  <svg:desc>'top 500'.D91:'top 500'.D91</svg:desc>
                </draw:g>
              </table:table-cell>
              <table:table-cell office:value-type="string">
                <text:p/>
                <draw:g>
                  <svg:desc>'top 500'.E91:'top 500'.E91</svg:desc>
                </draw:g>
              </table:table-cell>
              <table:table-cell office:value-type="string">
                <text:p>Top1*</text:p>
                <draw:g>
                  <svg:desc>'top 500'.F91:'top 500'.F91</svg:desc>
                </draw:g>
              </table:table-cell>
              <table:table-cell office:value-type="string">
                <text:p>Top10*</text:p>
                <draw:g>
                  <svg:desc>'top 500'.G91:'top 500'.G91</svg:desc>
                </draw:g>
              </table:table-cell>
              <table:table-cell office:value-type="string">
                <text:p>Top100*</text:p>
                <draw:g>
                  <svg:desc>'top 500'.H91:'top 500'.H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Qp</text:p>
                <draw:g>
                  <svg:desc>'top 500'.A92:'top 500'.A99</svg:desc>
                </draw:g>
              </table:table-cell>
              <table:table-cell office:value-type="float" office:value="0.0795454545455">
                <text:p>0.0795454545455</text:p>
                <draw:g>
                  <svg:desc>'top 500'.B92:'top 500'.B99</svg:desc>
                </draw:g>
              </table:table-cell>
              <table:table-cell office:value-type="float" office:value="0.261363636364">
                <text:p>0.261363636364</text:p>
                <draw:g>
                  <svg:desc>'top 500'.C92:'top 500'.C99</svg:desc>
                </draw:g>
              </table:table-cell>
              <table:table-cell office:value-type="float" office:value="0.511363636364">
                <text:p>0.511363636364</text:p>
                <draw:g>
                  <svg:desc>'top 500'.D92:'top 500'.D99</svg:desc>
                </draw:g>
              </table:table-cell>
              <table:table-cell office:value-type="float" office:value="NaN">
                <text:p>NaN</text:p>
                <draw:g>
                  <svg:desc>'top 500'.E92:'top 500'.E99</svg:desc>
                </draw:g>
              </table:table-cell>
              <table:table-cell office:value-type="float" office:value="0.125">
                <text:p>0.125</text:p>
                <draw:g>
                  <svg:desc>'top 500'.F92:'top 500'.F99</svg:desc>
                </draw:g>
              </table:table-cell>
              <table:table-cell office:value-type="float" office:value="0.289772727273">
                <text:p>0.289772727273</text:p>
                <draw:g>
                  <svg:desc>'top 500'.G92:'top 500'.G99</svg:desc>
                </draw:g>
              </table:table-cell>
              <table:table-cell office:value-type="float" office:value="0.477272727273">
                <text:p>0.477272727273</text:p>
                <draw:g>
                  <svg:desc>'top 500'.H92:'top 500'.H99</svg:desc>
                </draw:g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0.125">
                <text:p>0.125</text:p>
              </table:table-cell>
              <table:table-cell office:value-type="float" office:value="0.261363636364">
                <text:p>0.261363636364</text:p>
              </table:table-cell>
              <table:table-cell office:value-type="float" office:value="0.494318181818">
                <text:p>0.494318181818</text:p>
              </table:table-cell>
              <table:table-cell office:value-type="float" office:value="NaN">
                <text:p>NaN</text:p>
              </table:table-cell>
              <table:table-cell office:value-type="float" office:value="0.125">
                <text:p>0.125</text:p>
              </table:table-cell>
              <table:table-cell office:value-type="float" office:value="0.261363636364">
                <text:p>0.261363636364</text:p>
              </table:table-cell>
              <table:table-cell office:value-type="float" office:value="0.477272727273">
                <text:p>0.477272727273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0.102272727273">
                <text:p>0.102272727273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505681818182">
                <text:p>0.505681818182</text:p>
              </table:table-cell>
              <table:table-cell office:value-type="float" office:value="NaN">
                <text:p>NaN</text:p>
              </table:table-cell>
              <table:table-cell office:value-type="float" office:value="0.136363636364">
                <text:p>0.136363636364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460227272727">
                <text:p>0.460227272727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113636363636">
                <text:p>0.113636363636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585227272727">
                <text:p>0.585227272727</text:p>
              </table:table-cell>
              <table:table-cell office:value-type="float" office:value="NaN">
                <text:p>NaN</text:p>
              </table:table-cell>
              <table:table-cell office:value-type="float" office:value="0.136363636364">
                <text:p>0.136363636364</text:p>
              </table:table-cell>
              <table:table-cell office:value-type="float" office:value="0.289772727273">
                <text:p>0.289772727273</text:p>
              </table:table-cell>
              <table:table-cell office:value-type="float" office:value="0.477272727273">
                <text:p>0.477272727273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0738636363636">
                <text:p>0.0738636363636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488636363636">
                <text:p>0.488636363636</text:p>
              </table:table-cell>
              <table:table-cell office:value-type="float" office:value="NaN">
                <text:p>NaN</text:p>
              </table:table-cell>
              <table:table-cell office:value-type="float" office:value="0.119318181818">
                <text:p>0.119318181818</text:p>
              </table:table-cell>
              <table:table-cell office:value-type="float" office:value="0.267045454545">
                <text:p>0.267045454545</text:p>
              </table:table-cell>
              <table:table-cell office:value-type="float" office:value="0.443181818182">
                <text:p>0.443181818182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0681818181818">
                <text:p>0.0681818181818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534090909091">
                <text:p>0.534090909091</text:p>
              </table:table-cell>
              <table:table-cell office:value-type="float" office:value="NaN">
                <text:p>NaN</text:p>
              </table:table-cell>
              <table:table-cell office:value-type="float" office:value="0.147727272727">
                <text:p>0.147727272727</text:p>
              </table:table-cell>
              <table:table-cell office:value-type="float" office:value="0.261363636364">
                <text:p>0.261363636364</text:p>
              </table:table-cell>
              <table:table-cell office:value-type="float" office:value="0.409090909091">
                <text:p>0.409090909091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153409090909">
                <text:p>0.153409090909</text:p>
              </table:table-cell>
              <table:table-cell office:value-type="float" office:value="0.352272727273">
                <text:p>0.352272727273</text:p>
              </table:table-cell>
              <table:table-cell office:value-type="float" office:value="0.551136363636">
                <text:p>0.551136363636</text:p>
              </table:table-cell>
              <table:table-cell office:value-type="float" office:value="NaN">
                <text:p>NaN</text:p>
              </table:table-cell>
              <table:table-cell office:value-type="float" office:value="0.204545454545">
                <text:p>0.204545454545</text:p>
              </table:table-cell>
              <table:table-cell office:value-type="float" office:value="0.352272727273">
                <text:p>0.352272727273</text:p>
              </table:table-cell>
              <table:table-cell office:value-type="float" office:value="0.465909090909">
                <text:p>0.465909090909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0.0965909090909">
                <text:p>0.0965909090909</text:p>
              </table:table-cell>
              <table:table-cell office:value-type="float" office:value="0.198863636364">
                <text:p>0.198863636364</text:p>
              </table:table-cell>
              <table:table-cell office:value-type="float" office:value="0.397727272727">
                <text:p>0.397727272727</text:p>
              </table:table-cell>
              <table:table-cell office:value-type="float" office:value="NaN">
                <text:p>NaN</text:p>
              </table:table-cell>
              <table:table-cell office:value-type="float" office:value="0.102272727273">
                <text:p>0.102272727273</text:p>
              </table:table-cell>
              <table:table-cell office:value-type="float" office:value="0.198863636364">
                <text:p>0.198863636364</text:p>
              </table:table-cell>
              <table:table-cell office:value-type="float" office:value="0.386363636364">
                <text:p>0.3863636363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8.227cm" svg:height="14.912cm" xlink:href=".." xlink:type="simple" chart:class="chart:bar" chart:style-name="ch1">
        <chart:title svg:x="11.873cm" svg:y="0.434cm" chart:style-name="ch2">
          <text:p>Succes rate by Top10 </text:p>
        </chart:title>
        <chart:subtitle svg:x="10.418cm" svg:y="1.511cm" chart:style-name="ch3">
          <text:p>BM4_ flexibility: right -no filter ; letf -top 500</text:p>
        </chart:subtitle>
        <chart:legend chart:legend-position="end" svg:x="25.752cm" svg:y="5.165cm" style:legend-expansion="high" chart:style-name="ch4"/>
        <chart:plot-area chart:style-name="ch5" table:cell-range-address="'top 500'.A106:'top 500'.J113 'top 500'.B105:'top 500'.J105" chart:data-source-has-labels="both" svg:x="0.564cm" svg:y="2.492cm" svg:width="24.624cm" svg:height="12.122cm">
          <chartooo:coordinate-region svg:x="1.291cm" svg:y="2.691cm" svg:width="23.897cm" svg:height="11.276cm"/>
          <chart:axis chart:dimension="x" chart:name="primary-x" chart:style-name="ch6" chartooo:axis-type="auto">
            <chartooo:date-scale/>
            <chart:categories table:cell-range-address="'top 500'.A106:'top 500'.A1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op 500'.B106:'top 500'.B113" chart:label-cell-address="'top 500'.B105:'top 500'.B105" chart:class="chart:bar">
            <chart:data-point chart:repeated="8"/>
          </chart:series>
          <chart:series chart:style-name="ch10" chart:values-cell-range-address="'top 500'.C106:'top 500'.C113" chart:label-cell-address="'top 500'.C105:'top 500'.C105" chart:class="chart:bar">
            <chart:data-point chart:repeated="8"/>
          </chart:series>
          <chart:series chart:style-name="ch11" chart:values-cell-range-address="'top 500'.D106:'top 500'.D113" chart:label-cell-address="'top 500'.D105:'top 500'.D105" chart:class="chart:bar">
            <chart:data-point chart:repeated="8"/>
          </chart:series>
          <chart:series chart:style-name="ch12" chart:values-cell-range-address="'top 500'.E106:'top 500'.E113" chart:label-cell-address="'top 500'.E105:'top 500'.E105" chart:class="chart:bar">
            <chart:data-point chart:repeated="8"/>
          </chart:series>
          <chart:series chart:style-name="ch13" chart:values-cell-range-address="'top 500'.F106:'top 500'.F113" chart:label-cell-address="'top 500'.F105:'top 500'.F105" chart:class="chart:bar">
            <chart:data-point chart:repeated="8"/>
          </chart:series>
          <chart:series chart:style-name="ch14" chart:values-cell-range-address="'top 500'.G106:'top 500'.G113" chart:label-cell-address="'top 500'.G105:'top 500'.G105" chart:class="chart:bar">
            <chart:data-point chart:repeated="8"/>
          </chart:series>
          <chart:series chart:style-name="ch15" chart:values-cell-range-address="'top 500'.H106:'top 500'.H113" chart:label-cell-address="'top 500'.H105:'top 500'.H105" chart:class="chart:bar">
            <chart:data-point chart:repeated="8"/>
          </chart:series>
          <chart:series chart:style-name="ch16" chart:values-cell-range-address="'top 500'.I106:'top 500'.I113" chart:label-cell-address="'top 500'.I105:'top 500'.I105" chart:class="chart:bar">
            <chart:data-point chart:repeated="8"/>
          </chart:series>
          <chart:series chart:style-name="ch17" chart:values-cell-range-address="'top 500'.J106:'top 500'.J113" chart:label-cell-address="'top 500'.J105:'top 500'.J105" chart:class="chart:ba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'top 500'.B105:'top 500'.B105</svg:desc>
                </draw:g>
              </table:table-cell>
              <table:table-cell office:value-type="string">
                <text:p>f2</text:p>
                <draw:g>
                  <svg:desc>'top 500'.C105:'top 500'.C105</svg:desc>
                </draw:g>
              </table:table-cell>
              <table:table-cell office:value-type="string">
                <text:p>f3</text:p>
                <draw:g>
                  <svg:desc>'top 500'.D105:'top 500'.D105</svg:desc>
                </draw:g>
              </table:table-cell>
              <table:table-cell office:value-type="string">
                <text:p>f4</text:p>
                <draw:g>
                  <svg:desc>'top 500'.E105:'top 500'.E105</svg:desc>
                </draw:g>
              </table:table-cell>
              <table:table-cell office:value-type="string">
                <text:p>f5</text:p>
                <draw:g>
                  <svg:desc>'top 500'.F105:'top 500'.F105</svg:desc>
                </draw:g>
              </table:table-cell>
              <table:table-cell office:value-type="string">
                <text:p/>
                <draw:g>
                  <svg:desc>'top 500'.G105:'top 500'.G105</svg:desc>
                </draw:g>
              </table:table-cell>
              <table:table-cell office:value-type="string">
                <text:p>f1*</text:p>
                <draw:g>
                  <svg:desc>'top 500'.H105:'top 500'.H105</svg:desc>
                </draw:g>
              </table:table-cell>
              <table:table-cell office:value-type="string">
                <text:p>f2*</text:p>
                <draw:g>
                  <svg:desc>'top 500'.I105:'top 500'.I105</svg:desc>
                </draw:g>
              </table:table-cell>
              <table:table-cell office:value-type="string">
                <text:p>f3*</text:p>
                <draw:g>
                  <svg:desc>'top 500'.J105:'top 500'.J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Qp</text:p>
                <draw:g>
                  <svg:desc>'top 500'.A106:'top 500'.A113</svg:desc>
                </draw:g>
              </table:table-cell>
              <table:table-cell office:value-type="float" office:value="0.375">
                <text:p>0.375</text:p>
                <draw:g>
                  <svg:desc>'top 500'.B106:'top 500'.B113</svg:desc>
                </draw:g>
              </table:table-cell>
              <table:table-cell office:value-type="float" office:value="0.321428571429">
                <text:p>0.321428571429</text:p>
                <draw:g>
                  <svg:desc>'top 500'.C106:'top 500'.C113</svg:desc>
                </draw:g>
              </table:table-cell>
              <table:table-cell office:value-type="float" office:value="0.237288135593">
                <text:p>0.237288135593</text:p>
                <draw:g>
                  <svg:desc>'top 500'.D106:'top 500'.D113</svg:desc>
                </draw:g>
              </table:table-cell>
              <table:table-cell office:value-type="float" office:value="0.153846153846">
                <text:p>0.153846153846</text:p>
                <draw:g>
                  <svg:desc>'top 500'.E106:'top 500'.E113</svg:desc>
                </draw:g>
              </table:table-cell>
              <table:table-cell office:value-type="float" office:value="0.0909090909091">
                <text:p>0.0909090909091</text:p>
                <draw:g>
                  <svg:desc>'top 500'.F106:'top 500'.F113</svg:desc>
                </draw:g>
              </table:table-cell>
              <table:table-cell office:value-type="float" office:value="NaN">
                <text:p>NaN</text:p>
                <draw:g>
                  <svg:desc>'top 500'.G106:'top 500'.G113</svg:desc>
                </draw:g>
              </table:table-cell>
              <table:table-cell office:value-type="float" office:value="0.541666666667">
                <text:p>0.541666666667</text:p>
                <draw:g>
                  <svg:desc>'top 500'.H106:'top 500'.H113</svg:desc>
                </draw:g>
              </table:table-cell>
              <table:table-cell office:value-type="float" office:value="0.357142857143">
                <text:p>0.357142857143</text:p>
                <draw:g>
                  <svg:desc>'top 500'.I106:'top 500'.I113</svg:desc>
                </draw:g>
              </table:table-cell>
              <table:table-cell office:value-type="float" office:value="0.254237288136">
                <text:p>0.254237288136</text:p>
                <draw:g>
                  <svg:desc>'top 500'.J106:'top 500'.J113</svg:desc>
                </draw:g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303571428571">
                <text:p>0.303571428571</text:p>
              </table:table-cell>
              <table:table-cell office:value-type="float" office:value="0.305084745763">
                <text:p>0.305084745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303571428571">
                <text:p>0.303571428571</text:p>
              </table:table-cell>
              <table:table-cell office:value-type="float" office:value="0.305084745763">
                <text:p>0.305084745763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339285714286">
                <text:p>0.339285714286</text:p>
              </table:table-cell>
              <table:table-cell office:value-type="float" office:value="0.237288135593">
                <text:p>0.237288135593</text:p>
              </table:table-cell>
              <table:table-cell office:value-type="float" office:value="0.115384615385">
                <text:p>0.115384615385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NaN">
                <text:p>NaN</text:p>
              </table:table-cell>
              <table:table-cell office:value-type="float" office:value="0.458333333333">
                <text:p>0.458333333333</text:p>
              </table:table-cell>
              <table:table-cell office:value-type="float" office:value="0.375">
                <text:p>0.375</text:p>
              </table:table-cell>
              <table:table-cell office:value-type="float" office:value="0.220338983051">
                <text:p>0.220338983051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339285714286">
                <text:p>0.339285714286</text:p>
              </table:table-cell>
              <table:table-cell office:value-type="float" office:value="0.271186440678">
                <text:p>0.271186440678</text:p>
              </table:table-cell>
              <table:table-cell office:value-type="float" office:value="0.115384615385">
                <text:p>0.1153846153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58333333333">
                <text:p>0.458333333333</text:p>
              </table:table-cell>
              <table:table-cell office:value-type="float" office:value="0.321428571429">
                <text:p>0.321428571429</text:p>
              </table:table-cell>
              <table:table-cell office:value-type="float" office:value="0.305084745763">
                <text:p>0.305084745763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28813559322">
                <text:p>0.28813559322</text:p>
              </table:table-cell>
              <table:table-cell office:value-type="float" office:value="0.192307692308">
                <text:p>0.1923076923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375">
                <text:p>0.375</text:p>
              </table:table-cell>
              <table:table-cell office:value-type="float" office:value="0.254237288136">
                <text:p>0.254237288136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5">
                <text:p>0.5</text:p>
              </table:table-cell>
              <table:table-cell office:value-type="float" office:value="0.303571428571">
                <text:p>0.303571428571</text:p>
              </table:table-cell>
              <table:table-cell office:value-type="float" office:value="0.305084745763">
                <text:p>0.305084745763</text:p>
              </table:table-cell>
              <table:table-cell office:value-type="float" office:value="0.0384615384615">
                <text:p>0.0384615384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  <table:table-cell office:value-type="float" office:value="0.321428571429">
                <text:p>0.321428571429</text:p>
              </table:table-cell>
              <table:table-cell office:value-type="float" office:value="0.28813559322">
                <text:p>0.28813559322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583333333333">
                <text:p>0.583333333333</text:p>
              </table:table-cell>
              <table:table-cell office:value-type="float" office:value="0.392857142857">
                <text:p>0.392857142857</text:p>
              </table:table-cell>
              <table:table-cell office:value-type="float" office:value="0.305084745763">
                <text:p>0.305084745763</text:p>
              </table:table-cell>
              <table:table-cell office:value-type="float" office:value="0.269230769231">
                <text:p>0.2692307692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83333333333">
                <text:p>0.583333333333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305084745763">
                <text:p>0.305084745763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0.291666666667">
                <text:p>0.291666666667</text:p>
              </table:table-cell>
              <table:table-cell office:value-type="float" office:value="0.232142857143">
                <text:p>0.232142857143</text:p>
              </table:table-cell>
              <table:table-cell office:value-type="float" office:value="0.203389830508">
                <text:p>0.203389830508</text:p>
              </table:table-cell>
              <table:table-cell office:value-type="float" office:value="0.0769230769231">
                <text:p>0.076923076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186440677966">
                <text:p>0.1864406779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false" chart:data-label-number="value" chart:data-label-text="false" chart:data-label-symbol="false" style:rotation-angle="90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997cm" svg:height="15.86cm" xlink:href=".." xlink:type="simple" chart:class="chart:bar" chart:style-name="ch1">
        <chart:title svg:x="13.325cm" svg:y="0.453cm" chart:style-name="ch2">
          <text:p>Succes rate by Top10</text:p>
        </chart:title>
        <chart:subtitle svg:x="11.896cm" svg:y="1.549cm" chart:style-name="ch3">
          <text:p>BM4 Binders : right -no filter ; left - top500</text:p>
        </chart:subtitle>
        <chart:legend chart:legend-position="end" svg:x="28.549cm" svg:y="6.137cm" style:legend-expansion="high" chart:style-name="ch4"/>
        <chart:plot-area chart:style-name="ch5" table:cell-range-address="'top 500'.A121:'top 500'.H128 'top 500'.B120:'top 500'.H120" chart:data-source-has-labels="both" svg:x="0.619cm" svg:y="2.549cm" svg:width="27.311cm" svg:height="12.994cm">
          <chartooo:coordinate-region svg:x="1.346cm" svg:y="2.749cm" svg:width="26.584cm" svg:height="12.147cm"/>
          <chart:axis chart:dimension="x" chart:name="primary-x" chart:style-name="ch6" chartooo:axis-type="auto">
            <chartooo:date-scale/>
            <chart:categories table:cell-range-address="'top 500'.A121:'top 500'.A12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op 500'.B121:'top 500'.B128" chart:label-cell-address="'top 500'.B120:'top 500'.B120" chart:class="chart:bar">
            <chart:data-point chart:repeated="8"/>
          </chart:series>
          <chart:series chart:style-name="ch10" chart:values-cell-range-address="'top 500'.C121:'top 500'.C128" chart:label-cell-address="'top 500'.C120:'top 500'.C120" chart:class="chart:bar">
            <chart:data-point chart:repeated="8"/>
          </chart:series>
          <chart:series chart:style-name="ch11" chart:values-cell-range-address="'top 500'.D121:'top 500'.D128" chart:label-cell-address="'top 500'.D120:'top 500'.D120" chart:class="chart:bar">
            <chart:data-point chart:repeated="8"/>
          </chart:series>
          <chart:series chart:style-name="ch12" chart:values-cell-range-address="'top 500'.E121:'top 500'.E128" chart:label-cell-address="'top 500'.E120:'top 500'.E120" chart:class="chart:bar">
            <chart:data-point chart:repeated="8"/>
          </chart:series>
          <chart:series chart:style-name="ch13" chart:values-cell-range-address="'top 500'.F121:'top 500'.F128" chart:label-cell-address="'top 500'.F120:'top 500'.F120" chart:class="chart:bar">
            <chart:data-point chart:repeated="8"/>
          </chart:series>
          <chart:series chart:style-name="ch14" chart:values-cell-range-address="'top 500'.G121:'top 500'.G128" chart:label-cell-address="'top 500'.G120:'top 500'.G120" chart:class="chart:bar">
            <chart:data-point chart:repeated="8"/>
          </chart:series>
          <chart:series chart:style-name="ch15" chart:values-cell-range-address="'top 500'.H121:'top 500'.H128" chart:label-cell-address="'top 500'.H120:'top 500'.H120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  <draw:g>
                  <svg:desc>'top 500'.B120:'top 500'.B120</svg:desc>
                </draw:g>
              </table:table-cell>
              <table:table-cell office:value-type="string">
                <text:p>medium</text:p>
                <draw:g>
                  <svg:desc>'top 500'.C120:'top 500'.C120</svg:desc>
                </draw:g>
              </table:table-cell>
              <table:table-cell office:value-type="string">
                <text:p>weak</text:p>
                <draw:g>
                  <svg:desc>'top 500'.D120:'top 500'.D120</svg:desc>
                </draw:g>
              </table:table-cell>
              <table:table-cell office:value-type="string">
                <text:p/>
                <draw:g>
                  <svg:desc>'top 500'.E120:'top 500'.E120</svg:desc>
                </draw:g>
              </table:table-cell>
              <table:table-cell office:value-type="string">
                <text:p>strong*</text:p>
                <draw:g>
                  <svg:desc>'top 500'.F120:'top 500'.F120</svg:desc>
                </draw:g>
              </table:table-cell>
              <table:table-cell office:value-type="string">
                <text:p>medium *</text:p>
                <draw:g>
                  <svg:desc>'top 500'.G120:'top 500'.G120</svg:desc>
                </draw:g>
              </table:table-cell>
              <table:table-cell office:value-type="string">
                <text:p>weak*</text:p>
                <draw:g>
                  <svg:desc>'top 500'.H120:'top 500'.H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Qp</text:p>
                <draw:g>
                  <svg:desc>'top 500'.A121:'top 500'.A128</svg:desc>
                </draw:g>
              </table:table-cell>
              <table:table-cell office:value-type="float" office:value="0.357142857143">
                <text:p>0.357142857143</text:p>
                <draw:g>
                  <svg:desc>'top 500'.B121:'top 500'.B128</svg:desc>
                </draw:g>
              </table:table-cell>
              <table:table-cell office:value-type="float" office:value="0.170731707317">
                <text:p>0.170731707317</text:p>
                <draw:g>
                  <svg:desc>'top 500'.C121:'top 500'.C128</svg:desc>
                </draw:g>
              </table:table-cell>
              <table:table-cell office:value-type="float" office:value="0.15">
                <text:p>0.15</text:p>
                <draw:g>
                  <svg:desc>'top 500'.D121:'top 500'.D128</svg:desc>
                </draw:g>
              </table:table-cell>
              <table:table-cell office:value-type="float" office:value="NaN">
                <text:p>NaN</text:p>
                <draw:g>
                  <svg:desc>'top 500'.E121:'top 500'.E128</svg:desc>
                </draw:g>
              </table:table-cell>
              <table:table-cell office:value-type="float" office:value="0.5">
                <text:p>0.5</text:p>
                <draw:g>
                  <svg:desc>'top 500'.F121:'top 500'.F128</svg:desc>
                </draw:g>
              </table:table-cell>
              <table:table-cell office:value-type="float" office:value="0.219512195122">
                <text:p>0.219512195122</text:p>
                <draw:g>
                  <svg:desc>'top 500'.G121:'top 500'.G128</svg:desc>
                </draw:g>
              </table:table-cell>
              <table:table-cell office:value-type="float" office:value="0.25">
                <text:p>0.25</text:p>
                <draw:g>
                  <svg:desc>'top 500'.H121:'top 500'.H128</svg:desc>
                </draw:g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0.392857142857">
                <text:p>0.392857142857</text:p>
              </table:table-cell>
              <table:table-cell office:value-type="float" office:value="0.19512195122">
                <text:p>0.19512195122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392857142857">
                <text:p>0.392857142857</text:p>
              </table:table-cell>
              <table:table-cell office:value-type="float" office:value="0.243902439024">
                <text:p>0.24390243902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321428571429">
                <text:p>0.321428571429</text:p>
              </table:table-cell>
              <table:table-cell office:value-type="float" office:value="0.268292682927">
                <text:p>0.26829268292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19512195122">
                <text:p>0.195121951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268292682927">
                <text:p>0.268292682927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321428571429">
                <text:p>0.321428571429</text:p>
              </table:table-cell>
              <table:table-cell office:value-type="float" office:value="0.19512195122">
                <text:p>0.195121951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535714285714">
                <text:p>0.535714285714</text:p>
              </table:table-cell>
              <table:table-cell office:value-type="float" office:value="0.268292682927">
                <text:p>0.268292682927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607142857143">
                <text:p>0.607142857143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0.25">
                <text:p>0.25</text:p>
              </table:table-cell>
              <table:table-cell office:value-type="float" office:value="0.292682926829">
                <text:p>0.292682926829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243902439024">
                <text:p>0.243902439024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84cm" svg:y="0.316cm" chart:style-name="ch2">
          <text:p>Succes rate PISA</text:p>
        </chart:title>
        <chart:subtitle svg:x="6.699cm" svg:y="1.275cm" chart:style-name="ch3">
          <text:p>BM4 complete</text:p>
        </chart:subtitle>
        <chart:legend chart:legend-position="end" svg:x="13.552cm" svg:y="2.707cm" style:legend-expansion="high" chart:style-name="ch4"/>
        <chart:plot-area chart:style-name="ch5" table:cell-range-address="'top 500'.A246:'top 500'.H247 'top 500'.B245:'top 500'.H245" chart:data-source-has-labels="both" svg:x="0.32cm" svg:y="2.138cm" svg:width="12.912cm" svg:height="6.682cm">
          <chartooo:coordinate-region svg:x="1.047cm" svg:y="2.338cm" svg:width="12.185cm" svg:height="5.835cm"/>
          <chart:axis chart:dimension="x" chart:name="primary-x" chart:style-name="ch6" chartooo:axis-type="auto">
            <chartooo:date-scale/>
            <chart:categories table:cell-range-address="'top 500'.A246:'top 500'.A24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op 500'.B246:'top 500'.B247" chart:label-cell-address="'top 500'.B245:'top 500'.B245" chart:class="chart:bar">
            <chart:data-point chart:repeated="2"/>
          </chart:series>
          <chart:series chart:style-name="ch10" chart:values-cell-range-address="'top 500'.C246:'top 500'.C247" chart:label-cell-address="'top 500'.C245:'top 500'.C245" chart:class="chart:bar">
            <chart:data-point chart:repeated="2"/>
          </chart:series>
          <chart:series chart:style-name="ch11" chart:values-cell-range-address="'top 500'.D246:'top 500'.D247" chart:label-cell-address="'top 500'.D245:'top 500'.D245" chart:class="chart:bar">
            <chart:data-point chart:repeated="2"/>
          </chart:series>
          <chart:series chart:style-name="ch12" chart:values-cell-range-address="'top 500'.E246:'top 500'.E247" chart:label-cell-address="'top 500'.E245:'top 500'.E245" chart:class="chart:bar">
            <chart:data-point chart:repeated="2"/>
          </chart:series>
          <chart:series chart:style-name="ch13" chart:values-cell-range-address="'top 500'.F246:'top 500'.F247" chart:label-cell-address="'top 500'.F245:'top 500'.F245" chart:class="chart:bar">
            <chart:data-point chart:repeated="2"/>
          </chart:series>
          <chart:series chart:style-name="ch14" chart:values-cell-range-address="'top 500'.G246:'top 500'.G247" chart:label-cell-address="'top 500'.G245:'top 500'.G245" chart:class="chart:bar">
            <chart:data-point chart:repeated="2"/>
          </chart:series>
          <chart:series chart:style-name="ch15" chart:values-cell-range-address="'top 500'.H246:'top 500'.H247" chart:label-cell-address="'top 500'.H245:'top 500'.H245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 </text:p>
                <draw:g>
                  <svg:desc>'top 500'.B245:'top 500'.B245</svg:desc>
                </draw:g>
              </table:table-cell>
              <table:table-cell office:value-type="string">
                <text:p>Top10</text:p>
                <draw:g>
                  <svg:desc>'top 500'.C245:'top 500'.C245</svg:desc>
                </draw:g>
              </table:table-cell>
              <table:table-cell office:value-type="string">
                <text:p>Top100</text:p>
                <draw:g>
                  <svg:desc>'top 500'.D245:'top 500'.D245</svg:desc>
                </draw:g>
              </table:table-cell>
              <table:table-cell office:value-type="string">
                <text:p/>
                <draw:g>
                  <svg:desc>'top 500'.E245:'top 500'.E245</svg:desc>
                </draw:g>
              </table:table-cell>
              <table:table-cell office:value-type="string">
                <text:p>Top1*</text:p>
                <draw:g>
                  <svg:desc>'top 500'.F245:'top 500'.F245</svg:desc>
                </draw:g>
              </table:table-cell>
              <table:table-cell office:value-type="string">
                <text:p>Top10*</text:p>
                <draw:g>
                  <svg:desc>'top 500'.G245:'top 500'.G245</svg:desc>
                </draw:g>
              </table:table-cell>
              <table:table-cell office:value-type="string">
                <text:p>Top100*</text:p>
                <draw:g>
                  <svg:desc>'top 500'.H245:'top 500'.H2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_PISA_ZDOCK</text:p>
                <draw:g>
                  <svg:desc>'top 500'.A246:'top 500'.A247</svg:desc>
                </draw:g>
              </table:table-cell>
              <table:table-cell office:value-type="float" office:value="0.153409090909">
                <text:p>0.153409090909</text:p>
                <draw:g>
                  <svg:desc>'top 500'.B246:'top 500'.B247</svg:desc>
                </draw:g>
              </table:table-cell>
              <table:table-cell office:value-type="float" office:value="0.340909090909">
                <text:p>0.340909090909</text:p>
                <draw:g>
                  <svg:desc>'top 500'.C246:'top 500'.C247</svg:desc>
                </draw:g>
              </table:table-cell>
              <table:table-cell office:value-type="float" office:value="0.585227272727">
                <text:p>0.585227272727</text:p>
                <draw:g>
                  <svg:desc>'top 500'.D246:'top 500'.D247</svg:desc>
                </draw:g>
              </table:table-cell>
              <table:table-cell office:value-type="float" office:value="NaN">
                <text:p>NaN</text:p>
                <draw:g>
                  <svg:desc>'top 500'.E246:'top 500'.E247</svg:desc>
                </draw:g>
              </table:table-cell>
              <table:table-cell office:value-type="float" office:value="0.164772727273">
                <text:p>0.164772727273</text:p>
                <draw:g>
                  <svg:desc>'top 500'.F246:'top 500'.F247</svg:desc>
                </draw:g>
              </table:table-cell>
              <table:table-cell office:value-type="float" office:value="0.329545454545">
                <text:p>0.329545454545</text:p>
                <draw:g>
                  <svg:desc>'top 500'.G246:'top 500'.G247</svg:desc>
                </draw:g>
              </table:table-cell>
              <table:table-cell office:value-type="float" office:value="0.505681818182">
                <text:p>0.505681818182</text:p>
                <draw:g>
                  <svg:desc>'top 500'.H246:'top 500'.H247</svg:desc>
                </draw:g>
              </table:table-cell>
            </table:table-row>
            <table:table-row>
              <table:table-cell office:value-type="string">
                <text:p>AP_PISA_SDOCK</text:p>
              </table:table-cell>
              <table:table-cell office:value-type="float" office:value="0.153409090909">
                <text:p>0.153409090909</text:p>
              </table:table-cell>
              <table:table-cell office:value-type="float" office:value="0.352272727273">
                <text:p>0.352272727273</text:p>
              </table:table-cell>
              <table:table-cell office:value-type="float" office:value="0.551136363636">
                <text:p>0.551136363636</text:p>
              </table:table-cell>
              <table:table-cell office:value-type="float" office:value="NaN">
                <text:p>NaN</text:p>
              </table:table-cell>
              <table:table-cell office:value-type="float" office:value="0.204545454545">
                <text:p>0.204545454545</text:p>
              </table:table-cell>
              <table:table-cell office:value-type="float" office:value="0.352272727273">
                <text:p>0.352272727273</text:p>
              </table:table-cell>
              <table:table-cell office:value-type="float" office:value="0.465909090909">
                <text:p>0.4659090909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31cm" svg:y="0.316cm" chart:style-name="ch2">
          <text:p>Succes rate PISA </text:p>
        </chart:title>
        <chart:subtitle svg:x="6.858cm" svg:y="1.275cm" chart:style-name="ch3">
          <text:p>BM4 Binding</text:p>
        </chart:subtitle>
        <chart:legend chart:legend-position="end" svg:x="13.552cm" svg:y="2.707cm" style:legend-expansion="high" chart:style-name="ch4"/>
        <chart:plot-area chart:style-name="ch5" table:cell-range-address="'top 500'.A251:'top 500'.H252 'top 500'.B250:'top 500'.H250" chart:data-source-has-labels="both" svg:x="0.32cm" svg:y="2.138cm" svg:width="12.912cm" svg:height="6.682cm">
          <chartooo:coordinate-region svg:x="1.047cm" svg:y="2.337cm" svg:width="12.185cm" svg:height="5.836cm"/>
          <chart:axis chart:dimension="x" chart:name="primary-x" chart:style-name="ch6" chartooo:axis-type="auto">
            <chartooo:date-scale/>
            <chart:categories table:cell-range-address="'top 500'.A251:'top 500'.A25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op 500'.B251:'top 500'.B252" chart:label-cell-address="'top 500'.B250:'top 500'.B250" chart:class="chart:bar">
            <chart:data-point chart:repeated="2"/>
          </chart:series>
          <chart:series chart:style-name="ch10" chart:values-cell-range-address="'top 500'.C251:'top 500'.C252" chart:label-cell-address="'top 500'.C250:'top 500'.C250" chart:class="chart:bar">
            <chart:data-point chart:repeated="2"/>
          </chart:series>
          <chart:series chart:style-name="ch11" chart:values-cell-range-address="'top 500'.D251:'top 500'.D252" chart:label-cell-address="'top 500'.D250:'top 500'.D250" chart:class="chart:bar">
            <chart:data-point chart:repeated="2"/>
          </chart:series>
          <chart:series chart:style-name="ch12" chart:values-cell-range-address="'top 500'.E251:'top 500'.E252" chart:label-cell-address="'top 500'.E250:'top 500'.E250" chart:class="chart:bar">
            <chart:data-point chart:repeated="2"/>
          </chart:series>
          <chart:series chart:style-name="ch13" chart:values-cell-range-address="'top 500'.F251:'top 500'.F252" chart:label-cell-address="'top 500'.F250:'top 500'.F250" chart:class="chart:bar">
            <chart:data-point chart:repeated="2"/>
          </chart:series>
          <chart:series chart:style-name="ch14" chart:values-cell-range-address="'top 500'.G251:'top 500'.G252" chart:label-cell-address="'top 500'.G250:'top 500'.G250" chart:class="chart:bar">
            <chart:data-point chart:repeated="2"/>
          </chart:series>
          <chart:series chart:style-name="ch15" chart:values-cell-range-address="'top 500'.H251:'top 500'.H252" chart:label-cell-address="'top 500'.H250:'top 500'.H250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  <draw:g>
                  <svg:desc>'top 500'.B250:'top 500'.B250</svg:desc>
                </draw:g>
              </table:table-cell>
              <table:table-cell office:value-type="string">
                <text:p>medium</text:p>
                <draw:g>
                  <svg:desc>'top 500'.C250:'top 500'.C250</svg:desc>
                </draw:g>
              </table:table-cell>
              <table:table-cell office:value-type="string">
                <text:p>weak</text:p>
                <draw:g>
                  <svg:desc>'top 500'.D250:'top 500'.D250</svg:desc>
                </draw:g>
              </table:table-cell>
              <table:table-cell office:value-type="string">
                <text:p/>
                <draw:g>
                  <svg:desc>'top 500'.E250:'top 500'.E250</svg:desc>
                </draw:g>
              </table:table-cell>
              <table:table-cell office:value-type="string">
                <text:p>strong*</text:p>
                <draw:g>
                  <svg:desc>'top 500'.F250:'top 500'.F250</svg:desc>
                </draw:g>
              </table:table-cell>
              <table:table-cell office:value-type="string">
                <text:p>medium *</text:p>
                <draw:g>
                  <svg:desc>'top 500'.G250:'top 500'.G250</svg:desc>
                </draw:g>
              </table:table-cell>
              <table:table-cell office:value-type="string">
                <text:p>weak*</text:p>
                <draw:g>
                  <svg:desc>'top 500'.H250:'top 500'.H2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_PISA_ZDOCK</text:p>
                <draw:g>
                  <svg:desc>'top 500'.A251:'top 500'.A252</svg:desc>
                </draw:g>
              </table:table-cell>
              <table:table-cell office:value-type="float" office:value="0.535714285714">
                <text:p>0.535714285714</text:p>
                <draw:g>
                  <svg:desc>'top 500'.B251:'top 500'.B252</svg:desc>
                </draw:g>
              </table:table-cell>
              <table:table-cell office:value-type="float" office:value="0.317073170732">
                <text:p>0.317073170732</text:p>
                <draw:g>
                  <svg:desc>'top 500'.C251:'top 500'.C252</svg:desc>
                </draw:g>
              </table:table-cell>
              <table:table-cell office:value-type="float" office:value="0.25">
                <text:p>0.25</text:p>
                <draw:g>
                  <svg:desc>'top 500'.D251:'top 500'.D252</svg:desc>
                </draw:g>
              </table:table-cell>
              <table:table-cell office:value-type="float" office:value="NaN">
                <text:p>NaN</text:p>
                <draw:g>
                  <svg:desc>'top 500'.E251:'top 500'.E252</svg:desc>
                </draw:g>
              </table:table-cell>
              <table:table-cell office:value-type="float" office:value="0.5">
                <text:p>0.5</text:p>
                <draw:g>
                  <svg:desc>'top 500'.F251:'top 500'.F252</svg:desc>
                </draw:g>
              </table:table-cell>
              <table:table-cell office:value-type="float" office:value="0.268292682927">
                <text:p>0.268292682927</text:p>
                <draw:g>
                  <svg:desc>'top 500'.G251:'top 500'.G252</svg:desc>
                </draw:g>
              </table:table-cell>
              <table:table-cell office:value-type="float" office:value="0.35">
                <text:p>0.35</text:p>
                <draw:g>
                  <svg:desc>'top 500'.H251:'top 500'.H252</svg:desc>
                </draw:g>
              </table:table-cell>
            </table:table-row>
            <table:table-row>
              <table:table-cell office:value-type="string">
                <text:p>AP_PISA_SDOCK</text:p>
              </table:table-cell>
              <table:table-cell office:value-type="float" office:value="0.535714285714">
                <text:p>0.535714285714</text:p>
              </table:table-cell>
              <table:table-cell office:value-type="float" office:value="0.268292682927">
                <text:p>0.268292682927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607142857143">
                <text:p>0.607142857143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106">
      <style:chart-properties chart:link-data-style-to-source="false" style:rotation-angle="90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106">
      <style:chart-properties chart:link-data-style-to-source="false" chart:data-label-number="value" chart:data-label-text="false" chart:data-label-symbol="false" style:rotation-angle="90"/>
      <style:graphic-properties draw:stroke="none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84cm" svg:y="0.316cm" chart:style-name="ch2">
          <text:p>Succes rate PISA</text:p>
        </chart:title>
        <chart:subtitle svg:x="6.792cm" svg:y="1.275cm" chart:style-name="ch3">
          <text:p>BM4 flexibility</text:p>
        </chart:subtitle>
        <chart:legend chart:legend-position="end" svg:x="13.578cm" svg:y="2.209cm" style:legend-expansion="high" chart:style-name="ch4"/>
        <chart:plot-area chart:style-name="ch5" table:cell-range-address="'top 500'.A257:'top 500'.J258 'top 500'.B256:'top 500'.J256" chart:data-source-has-labels="both" svg:x="0.32cm" svg:y="2.138cm" svg:width="12.938cm" svg:height="6.682cm">
          <chartooo:coordinate-region svg:x="1.047cm" svg:y="2.338cm" svg:width="12.211cm" svg:height="5.835cm"/>
          <chart:axis chart:dimension="x" chart:name="primary-x" chart:style-name="ch6" chartooo:axis-type="auto">
            <chartooo:date-scale/>
            <chart:categories table:cell-range-address="'top 500'.A257:'top 500'.A25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op 500'.B257:'top 500'.B258" chart:label-cell-address="'top 500'.B256:'top 500'.B256" chart:class="chart:bar">
            <chart:data-point chart:repeated="2"/>
          </chart:series>
          <chart:series chart:style-name="ch10" chart:values-cell-range-address="'top 500'.C257:'top 500'.C258" chart:label-cell-address="'top 500'.C256:'top 500'.C256" chart:class="chart:bar">
            <chart:data-point chart:repeated="2"/>
          </chart:series>
          <chart:series chart:style-name="ch11" chart:values-cell-range-address="'top 500'.D257:'top 500'.D258" chart:label-cell-address="'top 500'.D256:'top 500'.D256" chart:class="chart:bar">
            <chart:data-point chart:repeated="2"/>
          </chart:series>
          <chart:series chart:style-name="ch12" chart:values-cell-range-address="'top 500'.E257:'top 500'.E258" chart:label-cell-address="'top 500'.E256:'top 500'.E256" chart:class="chart:bar">
            <chart:data-point chart:style-name="ch13"/>
            <chart:data-point/>
          </chart:series>
          <chart:series chart:style-name="ch14" chart:values-cell-range-address="'top 500'.F257:'top 500'.F258" chart:label-cell-address="'top 500'.F256:'top 500'.F256" chart:class="chart:bar">
            <chart:data-point chart:repeated="2"/>
          </chart:series>
          <chart:series chart:style-name="ch15" chart:values-cell-range-address="'top 500'.G257:'top 500'.G258" chart:label-cell-address="'top 500'.G256:'top 500'.G256" chart:class="chart:bar">
            <chart:data-point chart:repeated="2"/>
          </chart:series>
          <chart:series chart:style-name="ch16" chart:values-cell-range-address="'top 500'.H257:'top 500'.H258" chart:label-cell-address="'top 500'.H256:'top 500'.H256" chart:class="chart:bar">
            <chart:data-point chart:repeated="2"/>
          </chart:series>
          <chart:series chart:style-name="ch17" chart:values-cell-range-address="'top 500'.I257:'top 500'.I258" chart:label-cell-address="'top 500'.I256:'top 500'.I256" chart:class="chart:bar">
            <chart:data-point chart:repeated="2"/>
          </chart:series>
          <chart:series chart:style-name="ch18" chart:values-cell-range-address="'top 500'.J257:'top 500'.J258" chart:label-cell-address="'top 500'.J256:'top 500'.J256" chart:class="chart:bar"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'top 500'.B256:'top 500'.B256</svg:desc>
                </draw:g>
              </table:table-cell>
              <table:table-cell office:value-type="string">
                <text:p>f2</text:p>
                <draw:g>
                  <svg:desc>'top 500'.C256:'top 500'.C256</svg:desc>
                </draw:g>
              </table:table-cell>
              <table:table-cell office:value-type="string">
                <text:p>f3</text:p>
                <draw:g>
                  <svg:desc>'top 500'.D256:'top 500'.D256</svg:desc>
                </draw:g>
              </table:table-cell>
              <table:table-cell office:value-type="string">
                <text:p>f4</text:p>
                <draw:g>
                  <svg:desc>'top 500'.E256:'top 500'.E256</svg:desc>
                </draw:g>
              </table:table-cell>
              <table:table-cell office:value-type="string">
                <text:p/>
                <draw:g>
                  <svg:desc>'top 500'.F256:'top 500'.F256</svg:desc>
                </draw:g>
              </table:table-cell>
              <table:table-cell office:value-type="string">
                <text:p>f1*</text:p>
                <draw:g>
                  <svg:desc>'top 500'.G256:'top 500'.G256</svg:desc>
                </draw:g>
              </table:table-cell>
              <table:table-cell office:value-type="string">
                <text:p>f2*</text:p>
                <draw:g>
                  <svg:desc>'top 500'.H256:'top 500'.H256</svg:desc>
                </draw:g>
              </table:table-cell>
              <table:table-cell office:value-type="string">
                <text:p>f3*</text:p>
                <draw:g>
                  <svg:desc>'top 500'.I256:'top 500'.I256</svg:desc>
                </draw:g>
              </table:table-cell>
              <table:table-cell office:value-type="string">
                <text:p>f4*</text:p>
                <draw:g>
                  <svg:desc>'top 500'.J256:'top 500'.J2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_PISA_ZDOCK</text:p>
                <draw:g>
                  <svg:desc>'top 500'.A257:'top 500'.A258</svg:desc>
                </draw:g>
              </table:table-cell>
              <table:table-cell office:value-type="float" office:value="0.458333333333">
                <text:p>0.458333333333</text:p>
                <draw:g>
                  <svg:desc>'top 500'.B257:'top 500'.B258</svg:desc>
                </draw:g>
              </table:table-cell>
              <table:table-cell office:value-type="float" office:value="0.321428571429">
                <text:p>0.321428571429</text:p>
                <draw:g>
                  <svg:desc>'top 500'.C257:'top 500'.C258</svg:desc>
                </draw:g>
              </table:table-cell>
              <table:table-cell office:value-type="float" office:value="0.35593220339">
                <text:p>0.35593220339</text:p>
                <draw:g>
                  <svg:desc>'top 500'.D257:'top 500'.D258</svg:desc>
                </draw:g>
              </table:table-cell>
              <table:table-cell office:value-type="float" office:value="0.384615384615">
                <text:p>0.384615384615</text:p>
                <draw:g>
                  <svg:desc>'top 500'.E257:'top 500'.E258</svg:desc>
                </draw:g>
              </table:table-cell>
              <table:table-cell office:value-type="float" office:value="NaN">
                <text:p>NaN</text:p>
                <draw:g>
                  <svg:desc>'top 500'.F257:'top 500'.F258</svg:desc>
                </draw:g>
              </table:table-cell>
              <table:table-cell office:value-type="float" office:value="0.416666666667">
                <text:p>0.416666666667</text:p>
                <draw:g>
                  <svg:desc>'top 500'.G257:'top 500'.G258</svg:desc>
                </draw:g>
              </table:table-cell>
              <table:table-cell office:value-type="float" office:value="0.375">
                <text:p>0.375</text:p>
                <draw:g>
                  <svg:desc>'top 500'.H257:'top 500'.H258</svg:desc>
                </draw:g>
              </table:table-cell>
              <table:table-cell office:value-type="float" office:value="0.338983050847">
                <text:p>0.338983050847</text:p>
                <draw:g>
                  <svg:desc>'top 500'.I257:'top 500'.I258</svg:desc>
                </draw:g>
              </table:table-cell>
              <table:table-cell office:value-type="float" office:value="0.269230769231">
                <text:p>0.269230769231</text:p>
                <draw:g>
                  <svg:desc>'top 500'.J257:'top 500'.J258</svg:desc>
                </draw:g>
              </table:table-cell>
            </table:table-row>
            <table:table-row>
              <table:table-cell office:value-type="string">
                <text:p>AP_PISA_SDOCK</text:p>
              </table:table-cell>
              <table:table-cell office:value-type="float" office:value="0.583333333333">
                <text:p>0.583333333333</text:p>
              </table:table-cell>
              <table:table-cell office:value-type="float" office:value="0.392857142857">
                <text:p>0.392857142857</text:p>
              </table:table-cell>
              <table:table-cell office:value-type="float" office:value="0.305084745763">
                <text:p>0.305084745763</text:p>
              </table:table-cell>
              <table:table-cell office:value-type="float" office:value="0.269230769231">
                <text:p>0.269230769231</text:p>
              </table:table-cell>
              <table:table-cell office:value-type="float" office:value="NaN">
                <text:p>NaN</text:p>
              </table:table-cell>
              <table:table-cell office:value-type="float" office:value="0.583333333333">
                <text:p>0.583333333333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305084745763">
                <text:p>0.305084745763</text:p>
              </table:table-cell>
              <table:table-cell office:value-type="float" office:value="0.192307692308">
                <text:p>0.1923076923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